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ans Serif" svg:font-family="'Sans Serif'"/>
    <style:font-face style:name="Thoth Int" svg:font-family="'Thoth Int'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36cm"/>
    </style:style>
    <style:style style:name="co2" style:family="table-column">
      <style:table-column-properties fo:break-before="auto" style:column-width="1.508cm"/>
    </style:style>
    <style:style style:name="co3" style:family="table-column">
      <style:table-column-properties fo:break-before="auto" style:column-width="4.348cm"/>
    </style:style>
    <style:style style:name="co4" style:family="table-column">
      <style:table-column-properties fo:break-before="auto" style:column-width="4.32cm"/>
    </style:style>
    <style:style style:name="co5" style:family="table-column">
      <style:table-column-properties fo:break-before="auto" style:column-width="0.39cm"/>
    </style:style>
    <style:style style:name="co6" style:family="table-column">
      <style:table-column-properties fo:break-before="auto" style:column-width="3.791cm"/>
    </style:style>
    <style:style style:name="co7" style:family="table-column">
      <style:table-column-properties fo:break-before="auto" style:column-width="3.819cm"/>
    </style:style>
    <style:style style:name="co8" style:family="table-column">
      <style:table-column-properties fo:break-before="auto" style:column-width="0.501cm"/>
    </style:style>
    <style:style style:name="co9" style:family="table-column">
      <style:table-column-properties fo:break-before="auto" style:column-width="7.638cm"/>
    </style:style>
    <style:style style:name="co10" style:family="table-column">
      <style:table-column-properties fo:break-before="auto" style:column-width="1.281cm"/>
    </style:style>
    <style:style style:name="co11" style:family="table-column">
      <style:table-column-properties fo:break-before="auto" style:column-width="8.89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47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04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</style:style>
    <style:style style:name="ce2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0.035cm solid #000000" style:vertical-align="middle"/>
      <style:paragraph-properties fo:text-align="center"/>
      <style:text-properties fo:color="#000000" style:font-name="Nimbus Sans 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100">
      <style:text-properties style:font-name="Nimbus Sans L"/>
    </style:style>
    <style:style style:name="ce4" style:family="table-cell" style:parent-style-name="Default" style:data-style-name="N100">
      <style:text-properties style:font-name="Nimbus Sans L" fo:font-size="10pt" style:font-size-asian="10pt" style:font-size-complex="10pt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0.035cm solid #000000" style:vertical-align="middle"/>
      <style:paragraph-properties fo:text-align="center"/>
      <style:text-properties fo:color="#000000" style:font-name="Nimbus Sans L" fo:font-size="10pt" fo:font-weight="bold" style:font-size-asian="10pt" style:font-size-complex="10pt"/>
    </style:style>
    <style:style style:name="ce7" style:family="table-cell" style:parent-style-name="Default" style:data-style-name="N100">
      <style:table-cell-properties fo:border-bottom="none" fo:background-color="#ffffff" style:cell-protect="none" style:print-content="true" style:text-align-source="fix" style:repeat-content="false" fo:border-left="none" fo:padding-bottom="0.049cm" fo:padding-left="0.035cm" fo:padding-right="0.035cm" fo:padding-top="0.049cm" fo:border-right="0.035cm solid #000000" fo:border-top="none" style:vertical-align="middle"/>
      <style:paragraph-properties fo:text-align="start" fo:margin-left="0cm"/>
      <style:text-properties fo:color="#000000" style:font-name="Nimbus Sans L" fo:font-size="10pt" style:text-underline-style="none" fo:font-weight="normal" style:font-size-asian="10pt" style:font-weight-asian="normal" style:font-size-complex="10pt" style:font-weight-complex="normal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none" fo:padding-bottom="0.049cm" fo:padding-left="0.035cm" fo:padding-right="0.035cm" fo:padding-top="0.049cm" style:vertical-align="middle"/>
      <style:paragraph-properties fo:text-align="center"/>
      <style:text-properties fo:color="#000000" style:font-name="Thoth Int" fo:font-size="11pt" fo:font-weight="bold" style:font-size-asian="11pt" style:font-size-complex="11pt"/>
    </style:style>
    <style:style style:name="ce10" style:family="table-cell" style:parent-style-name="Default">
      <style:text-properties style:font-name="Thoth Int" fo:font-size="11pt" style:font-size-asian="11pt" style:font-size-complex="11pt"/>
    </style:style>
    <style:style style:name="ce11" style:family="table-cell" style:parent-style-name="Default" style:data-style-name="N100">
      <style:text-properties style:font-name="Thoth Int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ffffff" style:cell-protect="none" style:print-content="true" fo:border="none" fo:padding-bottom="0.049cm" fo:padding-left="0.035cm" fo:padding-right="0.035cm" fo:padding-top="0.049cm" style:vertical-align="middle"/>
      <style:text-properties fo:color="#000000" style:font-name="Thoth Int" fo:font-size="11pt" fo:font-weight="bold" style:font-size-asian="11pt" style:font-size-complex="11pt"/>
    </style:style>
    <style:style style:name="ce13" style:family="table-cell" style:parent-style-name="Default" style:data-style-name="N100">
      <style:table-cell-properties fo:background-color="#ffffff" style:cell-protect="none" style:print-content="true" fo:border="0.035cm solid #000000" style:vertical-align="middle"/>
      <style:text-properties fo:color="#000000" style:font-name="Nimbus Sans L" fo:font-size="10pt" fo:font-weight="bold" style:font-size-asian="10pt" style:font-size-complex="10pt"/>
    </style:style>
    <style:style style:name="ce14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none" fo:padding-bottom="0.049cm" fo:padding-left="0.035cm" fo:padding-right="0.035cm" fo:padding-top="0.049cm" style:vertical-align="middle"/>
      <style:paragraph-properties fo:text-align="center"/>
      <style:text-properties fo:color="#000000" style:font-name="Nimbus Sans L" fo:font-size="10pt" fo:font-weight="bold" style:font-size-asian="10pt" style:font-size-complex="10pt"/>
    </style:style>
    <style:style style:name="ce15" style:family="table-cell" style:parent-style-name="Default" style:data-style-name="N100">
      <style:text-properties style:font-name="Nimbus Sans L" style:font-name-asian="Bitstream Vera Sans" style:font-name-complex="Bitstream Vera Sans"/>
    </style:style>
    <style:style style:name="ce16" style:family="table-cell" style:parent-style-name="Default" style:data-style-name="N100">
      <style:table-cell-properties fo:border-bottom="0.002cm solid #000000" fo:border-left="none" fo:padding-bottom="0.049cm" fo:padding-left="0.035cm" fo:padding-right="0.035cm" fo:padding-top="0.049cm" fo:border-right="none" fo:border-top="none"/>
    </style:style>
    <style:style style:name="ce17" style:family="table-cell" style:parent-style-name="Default" style:data-style-name="N100">
      <style:table-cell-properties fo:border="0.002cm solid #000000"/>
      <style:text-properties style:font-name="Nimbus Sans L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100">
      <style:table-cell-properties fo:padding-bottom="0.049cm" fo:padding-left="0.035cm" fo:padding-right="0.035cm" fo:padding-top="0.049cm"/>
      <style:text-properties style:font-name="Nimbus Sans L" fo:font-size="10pt" style:font-size-asian="10pt" style:font-size-complex="10pt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hoth In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1"/>
        <table:table-column table:style-name="co5" table:default-cell-style-name="ce11"/>
        <table:table-column table:style-name="co4" table:default-cell-style-name="ce3"/>
        <table:table-column table:style-name="co4" table:default-cell-style-name="ce11"/>
        <table:table-column table:style-name="co5" table:default-cell-style-name="ce11"/>
        <table:table-column table:style-name="co4" table:default-cell-style-name="ce3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number-columns-repeated="2" table:default-cell-style-name="ce11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7" table:number-columns-repeated="1003" table:default-cell-style-name="ce3"/>
        <table:table-column table:style-name="co7" table:number-columns-repeated="3" table:default-cell-style-name="ce5"/>
        <table:table-row table:style-name="ro1">
          <table:table-cell table:style-name="ce1" office:value-type="string" table:number-columns-spanned="2" table:number-rows-spanned="1">
            <text:p>Version 0.9.4</text:p>
          </table:table-cell>
          <table:covered-table-cell table:style-name="ce5"/>
          <table:table-cell table:style-name="ce7" office:value-type="string" table:number-columns-spanned="16" table:number-rows-spanned="1">
            <text:p><text:span text:style-name="T1">NOTE</text:span>: You must have the <text:span text:style-name="T1">Thoth-Int</text:span> font installed to view the QS columns</text:p>
          </table:table-cell>
          <table:covered-table-cell table:style-name="ce9"/>
          <table:covered-table-cell table:style-name="ce12"/>
          <table:covered-table-cell table:style-name="ce14"/>
          <table:covered-table-cell table:style-name="ce9"/>
          <table:covered-table-cell table:style-name="ce9"/>
          <table:covered-table-cell table:style-name="ce14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12"/>
          <table:covered-table-cell table:style-name="ce9"/>
          <table:covered-table-cell table:style-name="ce14"/>
          <table:covered-table-cell table:style-name="ce16"/>
          <table:covered-table-cell table:style-name="ce18"/>
          <table:table-cell table:style-name="ce18" table:number-columns-repeated="1003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ce8" office:value-type="string">
            <text:p>POS-extension : <text:span text:style-name="T2">_s=singular, _x=singular and plural the same, or, either no plural exists or no singular exists</text:span></text:p>
          </table:table-cell>
          <table:table-cell table:style-name="ce9"/>
          <table:table-cell table:style-name="ce12"/>
          <table:table-cell table:style-name="ce14"/>
          <table:table-cell table:style-name="ce9" table:number-columns-repeated="2"/>
          <table:table-cell table:style-name="ce14"/>
          <table:table-cell table:style-name="ce9" table:number-columns-repeated="4"/>
          <table:table-cell table:style-name="ce12"/>
          <table:table-cell table:style-name="ce9"/>
          <table:table-cell table:style-name="ce14"/>
          <table:table-cell table:style-name="ce16"/>
          <table:table-cell table:style-name="ce18" table:number-columns-repeated="1004"/>
          <table:table-cell table:number-columns-repeated="3"/>
        </table:table-row>
        <table:table-row table:style-name="ro2">
          <table:table-cell table:style-name="ce2" office:value-type="string">
            <text:p>WORD</text:p>
          </table:table-cell>
          <table:table-cell table:style-name="ce6" office:value-type="string">
            <text:p>POS</text:p>
          </table:table-cell>
          <table:table-cell table:style-name="ce6" office:value-type="string">
            <text:p>Ph-RP</text:p>
          </table:table-cell>
          <table:table-cell table:style-name="ce6" office:value-type="string">
            <text:p>QS-RP (j)</text:p>
          </table:table-cell>
          <table:table-cell table:style-name="ce13" office:value-type="string">
            <text:p>QS-RP (s)</text:p>
          </table:table-cell>
          <table:table-cell table:style-name="ce6" office:value-type="string">
            <text:p>Ph-GA</text:p>
          </table:table-cell>
          <table:table-cell table:style-name="ce6" office:value-type="string">
            <text:p>QS-GA (j)</text:p>
          </table:table-cell>
          <table:table-cell table:style-name="ce6" office:value-type="string">
            <text:p>QS-GA (s)</text:p>
          </table:table-cell>
          <table:table-cell table:style-name="ce6" office:value-type="string">
            <text:p>Ph-Au</text:p>
          </table:table-cell>
          <table:table-cell table:style-name="ce6" office:value-type="string">
            <text:p>QS-Au (j)</text:p>
          </table:table-cell>
          <table:table-cell table:style-name="ce6" office:value-type="string">
            <text:p>QS-Au (s)</text:p>
          </table:table-cell>
          <table:table-cell table:style-name="ce6" office:value-type="string">
            <text:p>Main.Int.QS (j)</text:p>
          </table:table-cell>
          <table:table-cell table:style-name="ce6" office:value-type="string">
            <text:p>Alt.Int.QS (j)</text:p>
          </table:table-cell>
          <table:table-cell table:style-name="ce13" office:value-type="string">
            <text:p>Main.Int.QS (s)</text:p>
          </table:table-cell>
          <table:table-cell table:style-name="ce6" office:value-type="string">
            <text:p>Alt.Int.QS(s)</text:p>
          </table:table-cell>
          <table:table-cell table:style-name="ce6" office:value-type="string">
            <text:p>Code</text:p>
          </table:table-cell>
          <table:table-cell table:style-name="ce17" office:value-type="string">
            <text:p>Tags (w=weak, n=NORTH set, f=FORCE set)</text:p>
          </table:table-cell>
          <table:table-cell table:style-name="ce17" office:value-type="string">
            <text:p>NOTES</text:p>
          </table:table-cell>
          <table:table-cell table:style-name="ce4" table:number-columns-repeated="1005"/>
          <table:table-cell table:style-name="Default"/>
        </table:table-row>
        <table:table-row table:style-name="ro3">
          <table:table-cell table:style-name="Default" office:value-type="string">
            <text:p>ability</text:p>
          </table:table-cell>
          <table:table-cell office:value-type="string">
            <text:p>noun_s</text:p>
          </table:table-cell>
          <table:table-cell table:style-name="Default" office:value-type="string">
            <text:p>1-@bIl@ti <text:s/>2-@bIlIti</text:p>
          </table:table-cell>
          <table:table-cell table:style-name="ce10" office:value-type="string">
            <text:p>1-ubilutE-&gt;1 <text:s/>2-ubilitE-&gt;2</text:p>
          </table:table-cell>
          <table:table-cell table:style-name="ce10"/>
          <table:table-cell table:style-name="Default" office:value-type="string">
            <text:p>@bIlt@ti</text:p>
          </table:table-cell>
          <table:table-cell table:style-name="ce10" office:value-type="string">
            <text:p>ubilutE</text:p>
          </table:table-cell>
          <table:table-cell table:style-name="ce10"/>
          <table:table-cell table:style-name="Default" office:value-type="string">
            <text:p>@bIl@ti</text:p>
          </table:table-cell>
          <table:table-cell table:style-name="ce10" office:value-type="string">
            <text:p>ubilutE-&gt;1</text:p>
          </table:table-cell>
          <table:table-cell table:style-name="Default"/>
          <table:table-cell table:style-name="ce10" office:value-type="string">
            <text:p>ubilutE</text:p>
          </table:table-cell>
          <table:table-cell table:style-name="ce10" office:value-type="string">
            <text:p>ubilitE</text:p>
          </table:table-cell>
          <table:table-cell table:style-name="Default" table:number-columns-repeated="4"/>
          <table:table-cell office:value-type="string">
            <text:p>rule 25 rabbIt exception (commA set takes precedence)</text:p>
          </table:table-cell>
          <table:table-cell table:style-name="Default" table:number-columns-repeated="1006"/>
        </table:table-row>
        <table:table-row table:style-name="ro3">
          <table:table-cell office:value-type="string">
            <text:p>absence</text:p>
          </table:table-cell>
          <table:table-cell office:value-type="string">
            <text:p>noun_s</text:p>
          </table:table-cell>
          <table:table-cell office:value-type="string">
            <text:p>{bs@n(t)s</text:p>
          </table:table-cell>
          <table:table-cell office:value-type="string">
            <text:p>absuns</text:p>
          </table:table-cell>
          <table:table-cell/>
          <table:table-cell office:value-type="string">
            <text:p>{bs@n(t)s</text:p>
          </table:table-cell>
          <table:table-cell office:value-type="string">
            <text:p>absuns</text:p>
          </table:table-cell>
          <table:table-cell/>
          <table:table-cell office:value-type="string">
            <text:p>{bs@ns</text:p>
          </table:table-cell>
          <table:table-cell office:value-type="string">
            <text:p>absuns</text:p>
          </table:table-cell>
          <table:table-cell/>
          <table:table-cell office:value-type="string">
            <text:p>absuns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access</text:p>
          </table:table-cell>
          <table:table-cell office:value-type="string">
            <text:p>noun_x</text:p>
          </table:table-cell>
          <table:table-cell table:style-name="Default" office:value-type="string">
            <text:p>{kses</text:p>
          </table:table-cell>
          <table:table-cell table:style-name="ce10" office:value-type="string">
            <text:p>akses</text:p>
          </table:table-cell>
          <table:table-cell table:style-name="ce10"/>
          <table:table-cell table:style-name="Default" office:value-type="string">
            <text:p>{kses</text:p>
          </table:table-cell>
          <table:table-cell table:style-name="ce10" office:value-type="string">
            <text:p>akses</text:p>
          </table:table-cell>
          <table:table-cell table:style-name="ce10"/>
          <table:table-cell table:style-name="Default" office:value-type="string">
            <text:p>{ksEs</text:p>
          </table:table-cell>
          <table:table-cell table:style-name="ce10" office:value-type="string">
            <text:p>akses</text:p>
          </table:table-cell>
          <table:table-cell table:style-name="Default"/>
          <table:table-cell table:style-name="ce10" office:value-type="string">
            <text:p>akses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account</text:p>
          </table:table-cell>
          <table:table-cell office:value-type="string">
            <text:p>noun_s</text:p>
          </table:table-cell>
          <table:table-cell table:style-name="Default" office:value-type="string">
            <text:p>@kaUnt</text:p>
          </table:table-cell>
          <table:table-cell table:style-name="ce10" office:value-type="string">
            <text:p>ukWnt</text:p>
          </table:table-cell>
          <table:table-cell table:style-name="ce10"/>
          <table:table-cell table:style-name="Default" office:value-type="string">
            <text:p>@kaUnt</text:p>
          </table:table-cell>
          <table:table-cell table:style-name="ce10" office:value-type="string">
            <text:p>ukWnt</text:p>
          </table:table-cell>
          <table:table-cell table:style-name="ce10"/>
          <table:table-cell table:style-name="Default" office:value-type="string">
            <text:p>@kaUnt</text:p>
          </table:table-cell>
          <table:table-cell table:style-name="ce10" office:value-type="string">
            <text:p>ukWnt</text:p>
          </table:table-cell>
          <table:table-cell table:style-name="Default"/>
          <table:table-cell table:style-name="ce10" office:value-type="string">
            <text:p>ukWn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achievement</text:p>
          </table:table-cell>
          <table:table-cell office:value-type="string">
            <text:p>noun_s</text:p>
          </table:table-cell>
          <table:table-cell table:style-name="Default" office:value-type="string">
            <text:p>@tSi:vm@nt</text:p>
          </table:table-cell>
          <table:table-cell table:style-name="ce10" office:value-type="string">
            <text:p>uCEvmunt</text:p>
          </table:table-cell>
          <table:table-cell table:style-name="ce10"/>
          <table:table-cell table:style-name="Default" office:value-type="string">
            <text:p>@tSi:vm@nt</text:p>
          </table:table-cell>
          <table:table-cell table:style-name="ce10" office:value-type="string">
            <text:p>uCEvmunt</text:p>
          </table:table-cell>
          <table:table-cell table:style-name="ce10"/>
          <table:table-cell table:style-name="Default" office:value-type="string">
            <text:p>@tSivm@nt</text:p>
          </table:table-cell>
          <table:table-cell table:style-name="ce10" office:value-type="string">
            <text:p>uCEvmunt</text:p>
          </table:table-cell>
          <table:table-cell table:style-name="Default"/>
          <table:table-cell table:style-name="ce10" office:value-type="string">
            <text:p>uCEvmun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acid</text:p>
          </table:table-cell>
          <table:table-cell office:value-type="string">
            <text:p>noun_s</text:p>
          </table:table-cell>
          <table:table-cell office:value-type="string">
            <text:p>{sId</text:p>
          </table:table-cell>
          <table:table-cell office:value-type="string">
            <text:p>asid</text:p>
          </table:table-cell>
          <table:table-cell/>
          <table:table-cell office:value-type="string">
            <text:p>{sId</text:p>
          </table:table-cell>
          <table:table-cell office:value-type="string">
            <text:p>asid</text:p>
          </table:table-cell>
          <table:table-cell/>
          <table:table-cell office:value-type="string">
            <text:p>{s@d</text:p>
          </table:table-cell>
          <table:table-cell office:value-type="string">
            <text:p>asud</text:p>
          </table:table-cell>
          <table:table-cell/>
          <table:table-cell office:value-type="string">
            <text:p>asid</text:p>
          </table:table-cell>
          <table:table-cell table:number-columns-repeated="3"/>
          <table:table-cell office:value-type="string">
            <text:p>Au-1:1.25</text:p>
          </table:table-cell>
          <table:table-cell table:number-columns-repeated="1008"/>
        </table:table-row>
        <table:table-row table:style-name="ro3">
          <table:table-cell office:value-type="string">
            <text:p>act</text:p>
          </table:table-cell>
          <table:table-cell office:value-type="string">
            <text:p>noun_s</text:p>
          </table:table-cell>
          <table:table-cell office:value-type="string">
            <text:p>{kt</text:p>
          </table:table-cell>
          <table:table-cell office:value-type="string">
            <text:p>akt</text:p>
          </table:table-cell>
          <table:table-cell/>
          <table:table-cell office:value-type="string">
            <text:p>{kt</text:p>
          </table:table-cell>
          <table:table-cell office:value-type="string">
            <text:p>akt</text:p>
          </table:table-cell>
          <table:table-cell/>
          <table:table-cell office:value-type="string">
            <text:p>{kt</text:p>
          </table:table-cell>
          <table:table-cell office:value-type="string">
            <text:p>akt</text:p>
          </table:table-cell>
          <table:table-cell/>
          <table:table-cell office:value-type="string">
            <text:p>akt</text:p>
          </table:table-cell>
          <table:table-cell table:number-columns-repeated="1012"/>
        </table:table-row>
        <table:table-row table:style-name="ro3">
          <table:table-cell office:value-type="string">
            <text:p>action</text:p>
          </table:table-cell>
          <table:table-cell office:value-type="string">
            <text:p>noun_s</text:p>
          </table:table-cell>
          <table:table-cell office:value-type="string">
            <text:p>{kS=n</text:p>
          </table:table-cell>
          <table:table-cell office:value-type="string">
            <text:p>akSn</text:p>
          </table:table-cell>
          <table:table-cell/>
          <table:table-cell office:value-type="string">
            <text:p>{kS=n</text:p>
          </table:table-cell>
          <table:table-cell office:value-type="string">
            <text:p>akSn</text:p>
          </table:table-cell>
          <table:table-cell/>
          <table:table-cell office:value-type="string">
            <text:p>{kS@n</text:p>
          </table:table-cell>
          <table:table-cell office:value-type="string">
            <text:p>akSun</text:p>
          </table:table-cell>
          <table:table-cell/>
          <table:table-cell office:value-type="string">
            <text:p>akSn</text:p>
          </table:table-cell>
          <table:table-cell table:number-columns-repeated="3"/>
          <table:table-cell office:value-type="string">
            <text:p>Au-1:2.O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activity</text:p>
          </table:table-cell>
          <table:table-cell office:value-type="string">
            <text:p>noun_s</text:p>
          </table:table-cell>
          <table:table-cell table:style-name="Default" office:value-type="string">
            <text:p>1-{ktIv@ti <text:s/>2-{ktIvIti</text:p>
          </table:table-cell>
          <table:table-cell table:style-name="ce10" office:value-type="string">
            <text:p>1-aktivutE-&gt;1 <text:s/>2-aktivitE-&gt;2</text:p>
          </table:table-cell>
          <table:table-cell table:style-name="ce10"/>
          <table:table-cell table:style-name="Default" office:value-type="string">
            <text:p>{ktIv@ti</text:p>
          </table:table-cell>
          <table:table-cell table:style-name="ce10" office:value-type="string">
            <text:p>aktivutE-&gt;1</text:p>
          </table:table-cell>
          <table:table-cell table:style-name="ce10"/>
          <table:table-cell table:style-name="Default" office:value-type="string">
            <text:p>{ktIv@ti</text:p>
          </table:table-cell>
          <table:table-cell table:style-name="ce10" office:value-type="string">
            <text:p>aktivutE-&gt;1</text:p>
          </table:table-cell>
          <table:table-cell table:style-name="Default"/>
          <table:table-cell table:style-name="ce10" office:value-type="string">
            <text:p>aktivutE</text:p>
          </table:table-cell>
          <table:table-cell table:style-name="ce10" office:value-type="string">
            <text:p>aktivitE</text:p>
          </table:table-cell>
          <table:table-cell table:style-name="Default" table:number-columns-repeated="4"/>
          <table:table-cell office:value-type="string">
            <text:p>rule 25 rabbIt exception (commA set takes precedence)</text:p>
          </table:table-cell>
          <table:table-cell table:style-name="Default" table:number-columns-repeated="1006"/>
        </table:table-row>
        <table:table-row table:style-name="ro3">
          <table:table-cell office:value-type="string">
            <text:p>address</text:p>
          </table:table-cell>
          <table:table-cell office:value-type="string">
            <text:p>noun_s</text:p>
          </table:table-cell>
          <table:table-cell office:value-type="string">
            <text:p>@dres</text:p>
          </table:table-cell>
          <table:table-cell office:value-type="string">
            <text:p>udres-&gt;2</text:p>
          </table:table-cell>
          <table:table-cell/>
          <table:table-cell office:value-type="string">
            <text:p>1-{dres <text:s/>2-@dres</text:p>
          </table:table-cell>
          <table:table-cell office:value-type="string">
            <text:p>1-adres-&gt;1 <text:s/>2-udres-&gt;2</text:p>
          </table:table-cell>
          <table:table-cell/>
          <table:table-cell office:value-type="string">
            <text:p>1-@drEs <text:s/>2-{drEs</text:p>
          </table:table-cell>
          <table:table-cell office:value-type="string">
            <text:p>1-udres-&gt;2 <text:s/>2-adres-&gt;1</text:p>
          </table:table-cell>
          <table:table-cell/>
          <table:table-cell office:value-type="string">
            <text:p>adres</text:p>
          </table:table-cell>
          <table:table-cell office:value-type="string">
            <text:p>udres</text:p>
          </table:table-cell>
          <table:table-cell table:number-columns-repeated="4"/>
          <table:table-cell office:value-type="string">
            <text:p>rule 5 TRAP exception (TRAP set takes precedence) : NOTE _address_ the verb has different priorities for main and alt</text:p>
          </table:table-cell>
          <table:table-cell table:number-columns-repeated="1006"/>
        </table:table-row>
        <table:table-row table:style-name="ro3">
          <table:table-cell office:value-type="string">
            <text:p>administration</text:p>
          </table:table-cell>
          <table:table-cell office:value-type="string">
            <text:p>noun_s</text:p>
          </table:table-cell>
          <table:table-cell office:value-type="string">
            <text:p>1-@dmInIstreIS=n <text:s/>2-{dmInIstreIS=n <text:s/>3-@dmIn@streIS=n</text:p>
          </table:table-cell>
          <table:table-cell office:value-type="string">
            <text:p>1-udministrASn-&gt;1 <text:s/>2-administrASn-&gt;2 <text:s/>3-udminustrASn-&gt;1</text:p>
          </table:table-cell>
          <table:table-cell/>
          <table:table-cell office:value-type="string">
            <text:p>@dmInIstreIS=n</text:p>
          </table:table-cell>
          <table:table-cell office:value-type="string">
            <text:p>udministrASn-&gt;1</text:p>
          </table:table-cell>
          <table:table-cell/>
          <table:table-cell office:value-type="string">
            <text:p>@dmIn@streIS@n</text:p>
          </table:table-cell>
          <table:table-cell office:value-type="string">
            <text:p>udminustrASun-&gt;1</text:p>
          </table:table-cell>
          <table:table-cell/>
          <table:table-cell office:value-type="string">
            <text:p>udministrASn</text:p>
          </table:table-cell>
          <table:table-cell office:value-type="string">
            <text:p>administrASn</text:p>
          </table:table-cell>
          <table:table-cell table:number-columns-repeated="2"/>
          <table:table-cell office:value-type="string">
            <text:p>RP-3:3.25 <text:s/>Au-1:3.25:5.O</text:p>
          </table:table-cell>
          <table:table-cell/>
          <table:table-cell office:value-type="string">
            <text:p>rule 5 TRAP exception (commA set takes precedence)</text:p>
          </table:table-cell>
          <table:table-cell table:number-columns-repeated="1006"/>
        </table:table-row>
        <table:table-row table:style-name="ro3">
          <table:table-cell office:value-type="string">
            <text:p>adult</text:p>
          </table:table-cell>
          <table:table-cell office:value-type="string">
            <text:p>noun_s</text:p>
          </table:table-cell>
          <table:table-cell office:value-type="string">
            <text:p>1-{dVlt <text:s/>2-@dVlt</text:p>
          </table:table-cell>
          <table:table-cell office:value-type="string">
            <text:p>1-adult-&gt;1 <text:s/>2-udult-&gt;2</text:p>
          </table:table-cell>
          <table:table-cell/>
          <table:table-cell office:value-type="string">
            <text:p>1-@dVlt <text:s/>2-{dVlt</text:p>
          </table:table-cell>
          <table:table-cell office:value-type="string">
            <text:p>1-udult-&gt;2 <text:s/>2-adult-&gt;1</text:p>
          </table:table-cell>
          <table:table-cell/>
          <table:table-cell office:value-type="string">
            <text:p>1-@dVlt <text:s/>2-{dVlt</text:p>
          </table:table-cell>
          <table:table-cell office:value-type="string">
            <text:p>1-udult-&gt;2 <text:s/>2-adult-&gt;1</text:p>
          </table:table-cell>
          <table:table-cell/>
          <table:table-cell office:value-type="string">
            <text:p>adult</text:p>
          </table:table-cell>
          <table:table-cell office:value-type="string">
            <text:p>udult</text:p>
          </table:table-cell>
          <table:table-cell table:number-columns-repeated="4"/>
          <table:table-cell office:value-type="string">
            <text:p>rule 5 TRAP exception (TRAP set takes precedence)</text:p>
          </table:table-cell>
          <table:table-cell table:number-columns-repeated="1006"/>
        </table:table-row>
        <table:table-row table:style-name="ro3">
          <table:table-cell table:style-name="Default" office:value-type="string">
            <text:p>advance</text:p>
          </table:table-cell>
          <table:table-cell office:value-type="string">
            <text:p>noun_s</text:p>
          </table:table-cell>
          <table:table-cell table:style-name="Default" office:value-type="string">
            <text:p>@dvA:n(t)s</text:p>
          </table:table-cell>
          <table:table-cell table:style-name="ce10" office:value-type="string">
            <text:p>udvRns</text:p>
          </table:table-cell>
          <table:table-cell table:style-name="ce10"/>
          <table:table-cell table:style-name="Default" office:value-type="string">
            <text:p>@dv{n(t)s</text:p>
          </table:table-cell>
          <table:table-cell table:style-name="ce10" office:value-type="string">
            <text:p>udvans</text:p>
          </table:table-cell>
          <table:table-cell table:style-name="ce10"/>
          <table:table-cell table:style-name="Default" office:value-type="string">
            <text:p>1-@dv{ns <text:s/>2-@dvAns</text:p>
          </table:table-cell>
          <table:table-cell table:style-name="ce10" office:value-type="string">
            <text:p>1-udvans-&gt;1 <text:s/>2-udvRns-&gt;1</text:p>
          </table:table-cell>
          <table:table-cell table:style-name="Default"/>
          <table:table-cell table:style-name="ce10" office:value-type="string">
            <text:p>udvans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1:2.16 <text:s/>Au-2:2.16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advantage</text:p>
          </table:table-cell>
          <table:table-cell office:value-type="string">
            <text:p>noun_s</text:p>
          </table:table-cell>
          <table:table-cell office:value-type="string">
            <text:p>@dvA:ntIdZ</text:p>
          </table:table-cell>
          <table:table-cell table:style-name="ce10" office:value-type="string">
            <text:p>udvRntij</text:p>
          </table:table-cell>
          <table:table-cell table:style-name="ce10"/>
          <table:table-cell office:value-type="string">
            <text:p>@dv{ntIdZ</text:p>
          </table:table-cell>
          <table:table-cell table:style-name="ce10" office:value-type="string">
            <text:p>udvantij</text:p>
          </table:table-cell>
          <table:table-cell table:style-name="ce10"/>
          <table:table-cell table:style-name="Default" office:value-type="string">
            <text:p>1-@dv{ntIdZ <text:s/>2-@dvAntIdZ</text:p>
          </table:table-cell>
          <table:table-cell table:style-name="ce10" office:value-type="string">
            <text:p>1-udvantij-&gt;1 <text:s/>2-udvRntij-&gt;1</text:p>
          </table:table-cell>
          <table:table-cell table:style-name="Default"/>
          <table:table-cell table:style-name="ce10" office:value-type="string">
            <text:p>udvantij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1:2.16 <text:s/>Au-2:2.16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advice</text:p>
          </table:table-cell>
          <table:table-cell office:value-type="string">
            <text:p>noun_x</text:p>
          </table:table-cell>
          <table:table-cell table:style-name="Default" office:value-type="string">
            <text:p>@dvaIs</text:p>
          </table:table-cell>
          <table:table-cell table:style-name="ce10" office:value-type="string">
            <text:p>udvIs</text:p>
          </table:table-cell>
          <table:table-cell table:style-name="ce10"/>
          <table:table-cell table:style-name="Default" office:value-type="string">
            <text:p>@dvaIs</text:p>
          </table:table-cell>
          <table:table-cell table:style-name="ce10" office:value-type="string">
            <text:p>udvIs</text:p>
          </table:table-cell>
          <table:table-cell table:style-name="ce10"/>
          <table:table-cell table:style-name="Default" office:value-type="string">
            <text:p>@dvaIs</text:p>
          </table:table-cell>
          <table:table-cell table:style-name="ce10" office:value-type="string">
            <text:p>udvIs</text:p>
          </table:table-cell>
          <table:table-cell table:style-name="Default"/>
          <table:table-cell table:style-name="ce10" office:value-type="string">
            <text:p>udvIs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affair</text:p>
          </table:table-cell>
          <table:table-cell office:value-type="string">
            <text:p>noun_s</text:p>
          </table:table-cell>
          <table:table-cell table:style-name="Default" office:value-type="string">
            <text:p>@fe@</text:p>
          </table:table-cell>
          <table:table-cell table:style-name="ce10" office:value-type="string">
            <text:p>ufÄ</text:p>
          </table:table-cell>
          <table:table-cell table:style-name="ce10"/>
          <table:table-cell table:style-name="Default" office:value-type="string">
            <text:p>1-@fe=r <text:s/>2-@f{=r</text:p>
          </table:table-cell>
          <table:table-cell table:style-name="ce10" office:value-type="string">
            <text:p>1-ufÄ-&gt;1 <text:s/>2-ufar-&gt;1</text:p>
          </table:table-cell>
          <table:table-cell table:style-name="ce10"/>
          <table:table-cell table:style-name="Default" office:value-type="string">
            <text:p>@fE@</text:p>
          </table:table-cell>
          <table:table-cell table:style-name="ce10" office:value-type="string">
            <text:p>ufÄ</text:p>
          </table:table-cell>
          <table:table-cell table:style-name="Default"/>
          <table:table-cell table:style-name="ce10" office:value-type="string">
            <text:p>ufÄ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2:1.20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afternoon</text:p>
          </table:table-cell>
          <table:table-cell office:value-type="string">
            <text:p>noun_s</text:p>
          </table:table-cell>
          <table:table-cell office:value-type="string">
            <text:p>1-A:ft@nu:n <text:s/>2-A:ft=nu:n</text:p>
          </table:table-cell>
          <table:table-cell office:value-type="string">
            <text:p>1-RftuÑnUn <text:s/>2=1</text:p>
          </table:table-cell>
          <table:table-cell/>
          <table:table-cell office:value-type="string">
            <text:p>1-{ft=rnu:n</text:p>
          </table:table-cell>
          <table:table-cell office:value-type="string">
            <text:p>afturnUn</text:p>
          </table:table-cell>
          <table:table-cell/>
          <table:table-cell office:value-type="string">
            <text:p>Aft@nun</text:p>
          </table:table-cell>
          <table:table-cell office:value-type="string">
            <text:p>RftuÑnUn</text:p>
          </table:table-cell>
          <table:table-cell/>
          <table:table-cell office:value-type="string">
            <text:p>aftuÑnUn</text:p>
          </table:table-cell>
          <table:table-cell table:number-columns-repeated="3"/>
          <table:table-cell office:value-type="string">
            <text:p>RP-1:1.16 <text:s/>Au-1:1.16</text:p>
          </table:table-cell>
          <table:table-cell table:number-columns-repeated="1008"/>
        </table:table-row>
        <table:table-row table:style-name="ro3">
          <table:table-cell office:value-type="string">
            <text:p>age</text:p>
          </table:table-cell>
          <table:table-cell office:value-type="string">
            <text:p>noun_s</text:p>
          </table:table-cell>
          <table:table-cell office:value-type="string">
            <text:p>eIdZ</text:p>
          </table:table-cell>
          <table:table-cell office:value-type="string">
            <text:p>Aj</text:p>
          </table:table-cell>
          <table:table-cell/>
          <table:table-cell office:value-type="string">
            <text:p>eIdZ</text:p>
          </table:table-cell>
          <table:table-cell office:value-type="string">
            <text:p>Aj</text:p>
          </table:table-cell>
          <table:table-cell/>
          <table:table-cell office:value-type="string">
            <text:p>eIdZ</text:p>
          </table:table-cell>
          <table:table-cell office:value-type="string">
            <text:p>Aj</text:p>
          </table:table-cell>
          <table:table-cell/>
          <table:table-cell office:value-type="string">
            <text:p>Aj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agency</text:p>
          </table:table-cell>
          <table:table-cell office:value-type="string">
            <text:p>noun_s</text:p>
          </table:table-cell>
          <table:table-cell table:style-name="Default" office:value-type="string">
            <text:p>eIdZ@n(t)si</text:p>
          </table:table-cell>
          <table:table-cell table:style-name="ce10" office:value-type="string">
            <text:p>AjunsE</text:p>
          </table:table-cell>
          <table:table-cell table:style-name="ce10"/>
          <table:table-cell table:style-name="Default" office:value-type="string">
            <text:p>eIdZ@n(t)si</text:p>
          </table:table-cell>
          <table:table-cell table:style-name="ce10" office:value-type="string">
            <text:p>AjunsE</text:p>
          </table:table-cell>
          <table:table-cell table:style-name="ce10"/>
          <table:table-cell table:style-name="Default" office:value-type="string">
            <text:p>eIdZ@nsi</text:p>
          </table:table-cell>
          <table:table-cell table:style-name="ce10" office:value-type="string">
            <text:p>AjunsE</text:p>
          </table:table-cell>
          <table:table-cell table:style-name="Default"/>
          <table:table-cell table:style-name="ce10" office:value-type="string">
            <text:p>AjunsE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agent</text:p>
          </table:table-cell>
          <table:table-cell office:value-type="string">
            <text:p>noun_s</text:p>
          </table:table-cell>
          <table:table-cell office:value-type="string">
            <text:p>eIdZ@nt</text:p>
          </table:table-cell>
          <table:table-cell office:value-type="string">
            <text:p>Ajunt</text:p>
          </table:table-cell>
          <table:table-cell/>
          <table:table-cell office:value-type="string">
            <text:p>eIdZ@nt</text:p>
          </table:table-cell>
          <table:table-cell office:value-type="string">
            <text:p>Ajunt</text:p>
          </table:table-cell>
          <table:table-cell/>
          <table:table-cell office:value-type="string">
            <text:p>eIdZ@nt</text:p>
          </table:table-cell>
          <table:table-cell office:value-type="string">
            <text:p>Ajunt</text:p>
          </table:table-cell>
          <table:table-cell/>
          <table:table-cell office:value-type="string">
            <text:p>Ajun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agreement</text:p>
          </table:table-cell>
          <table:table-cell office:value-type="string">
            <text:p>noun_s</text:p>
          </table:table-cell>
          <table:table-cell table:style-name="Default" office:value-type="string">
            <text:p>@gri:m@nt</text:p>
          </table:table-cell>
          <table:table-cell table:style-name="ce10" office:value-type="string">
            <text:p>ugrEmunt</text:p>
          </table:table-cell>
          <table:table-cell table:style-name="ce10"/>
          <table:table-cell table:style-name="Default" office:value-type="string">
            <text:p>@gri:m@nt</text:p>
          </table:table-cell>
          <table:table-cell table:style-name="ce10" office:value-type="string">
            <text:p>ugrEmunt</text:p>
          </table:table-cell>
          <table:table-cell table:style-name="ce10"/>
          <table:table-cell table:style-name="Default" office:value-type="string">
            <text:p>@grim@nt</text:p>
          </table:table-cell>
          <table:table-cell table:style-name="ce10" office:value-type="string">
            <text:p>ugrEmunt</text:p>
          </table:table-cell>
          <table:table-cell table:style-name="Default"/>
          <table:table-cell table:style-name="ce10" office:value-type="string">
            <text:p>ugrEmun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aid</text:p>
          </table:table-cell>
          <table:table-cell office:value-type="string">
            <text:p>noun_s</text:p>
          </table:table-cell>
          <table:table-cell office:value-type="string">
            <text:p>eId</text:p>
          </table:table-cell>
          <table:table-cell office:value-type="string">
            <text:p>Ad</text:p>
          </table:table-cell>
          <table:table-cell/>
          <table:table-cell office:value-type="string">
            <text:p>eId</text:p>
          </table:table-cell>
          <table:table-cell office:value-type="string">
            <text:p>Ad</text:p>
          </table:table-cell>
          <table:table-cell/>
          <table:table-cell office:value-type="string">
            <text:p>eId</text:p>
          </table:table-cell>
          <table:table-cell office:value-type="string">
            <text:p>Ad</text:p>
          </table:table-cell>
          <table:table-cell/>
          <table:table-cell office:value-type="string">
            <text:p>Ad</text:p>
          </table:table-cell>
          <table:table-cell table:number-columns-repeated="1012"/>
        </table:table-row>
        <table:table-row table:style-name="ro3">
          <table:table-cell office:value-type="string">
            <text:p>aim</text:p>
          </table:table-cell>
          <table:table-cell office:value-type="string">
            <text:p>noun_s</text:p>
          </table:table-cell>
          <table:table-cell office:value-type="string">
            <text:p>eIm</text:p>
          </table:table-cell>
          <table:table-cell office:value-type="string">
            <text:p>Am</text:p>
          </table:table-cell>
          <table:table-cell/>
          <table:table-cell office:value-type="string">
            <text:p>eIm</text:p>
          </table:table-cell>
          <table:table-cell office:value-type="string">
            <text:p>Am</text:p>
          </table:table-cell>
          <table:table-cell/>
          <table:table-cell office:value-type="string">
            <text:p>eIm</text:p>
          </table:table-cell>
          <table:table-cell office:value-type="string">
            <text:p>Am</text:p>
          </table:table-cell>
          <table:table-cell/>
          <table:table-cell office:value-type="string">
            <text:p>Am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air</text:p>
          </table:table-cell>
          <table:table-cell office:value-type="string">
            <text:p>noun_s</text:p>
          </table:table-cell>
          <table:table-cell table:style-name="Default" office:value-type="string">
            <text:p>e@</text:p>
          </table:table-cell>
          <table:table-cell table:style-name="ce10" office:value-type="string">
            <text:p>Ä</text:p>
          </table:table-cell>
          <table:table-cell table:style-name="ce10"/>
          <table:table-cell table:style-name="Default" office:value-type="string">
            <text:p>1-e=r <text:s/>2-{=r</text:p>
          </table:table-cell>
          <table:table-cell table:style-name="ce10" office:value-type="string">
            <text:p>1-Ä-&gt;1 <text:s/>2-ar-&gt;1</text:p>
          </table:table-cell>
          <table:table-cell table:style-name="ce10"/>
          <table:table-cell table:style-name="Default" office:value-type="string">
            <text:p>E@</text:p>
          </table:table-cell>
          <table:table-cell table:style-name="ce10" office:value-type="string">
            <text:p>Ä</text:p>
          </table:table-cell>
          <table:table-cell table:style-name="Default"/>
          <table:table-cell table:style-name="ce10" office:value-type="string">
            <text:p>Ä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aircraft</text:p>
          </table:table-cell>
          <table:table-cell office:value-type="string">
            <text:p>noun_x</text:p>
          </table:table-cell>
          <table:table-cell office:value-type="string">
            <text:p>e@krA:ft</text:p>
          </table:table-cell>
          <table:table-cell office:value-type="string">
            <text:p>ÄkrRft</text:p>
          </table:table-cell>
          <table:table-cell/>
          <table:table-cell office:value-type="string">
            <text:p>1-erkr{ft <text:s/>2-{rkr{ft</text:p>
          </table:table-cell>
          <table:table-cell office:value-type="string">
            <text:p>1-Äkraft-&gt;1 <text:s/>2-arkraft-&gt;1</text:p>
          </table:table-cell>
          <table:table-cell/>
          <table:table-cell office:value-type="string">
            <text:p>E@krAft</text:p>
          </table:table-cell>
          <table:table-cell office:value-type="string">
            <text:p>ÄkrRft</text:p>
          </table:table-cell>
          <table:table-cell/>
          <table:table-cell office:value-type="string">
            <text:p>Äkraft</text:p>
          </table:table-cell>
          <table:table-cell table:number-columns-repeated="3"/>
          <table:table-cell office:value-type="string">
            <text:p>RP-1:2.16 <text:s/>GA-2:1.20 <text:s/>Au-1:2.16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amount</text:p>
          </table:table-cell>
          <table:table-cell office:value-type="string">
            <text:p>noun_s</text:p>
          </table:table-cell>
          <table:table-cell table:style-name="Default" office:value-type="string">
            <text:p>@maUnt</text:p>
          </table:table-cell>
          <table:table-cell table:style-name="ce10" office:value-type="string">
            <text:p>umWnt</text:p>
          </table:table-cell>
          <table:table-cell table:style-name="ce10"/>
          <table:table-cell table:style-name="Default" office:value-type="string">
            <text:p>@maUnt</text:p>
          </table:table-cell>
          <table:table-cell table:style-name="ce10" office:value-type="string">
            <text:p>umWnt</text:p>
          </table:table-cell>
          <table:table-cell table:style-name="ce10"/>
          <table:table-cell table:style-name="Default" office:value-type="string">
            <text:p>@maUnt</text:p>
          </table:table-cell>
          <table:table-cell table:style-name="ce10" office:value-type="string">
            <text:p>umWnt</text:p>
          </table:table-cell>
          <table:table-cell table:style-name="Default"/>
          <table:table-cell table:style-name="ce10" office:value-type="string">
            <text:p>umWn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analysis</text:p>
          </table:table-cell>
          <table:table-cell office:value-type="string">
            <text:p>noun_s</text:p>
          </table:table-cell>
          <table:table-cell table:style-name="Default" office:value-type="string">
            <text:p>1-@n{l@sIs <text:s/>2-@n{lIsIs</text:p>
          </table:table-cell>
          <table:table-cell table:style-name="ce10" office:value-type="string">
            <text:p>1-unlalusis-&gt;1 <text:s/>2-unalisis-&gt;2</text:p>
          </table:table-cell>
          <table:table-cell table:style-name="ce10"/>
          <table:table-cell table:style-name="Default" office:value-type="string">
            <text:p>@n{l@sIs</text:p>
          </table:table-cell>
          <table:table-cell table:style-name="ce10" office:value-type="string">
            <text:p>unalusis-&gt;1</text:p>
          </table:table-cell>
          <table:table-cell table:style-name="ce10"/>
          <table:table-cell table:style-name="Default" office:value-type="string">
            <text:p>@n{l@s@s</text:p>
          </table:table-cell>
          <table:table-cell table:style-name="ce10" office:value-type="string">
            <text:p>unalusus-&gt;1</text:p>
          </table:table-cell>
          <table:table-cell table:style-name="Default"/>
          <table:table-cell table:style-name="ce10" office:value-type="string">
            <text:p>unalusis</text:p>
          </table:table-cell>
          <table:table-cell table:style-name="ce10" office:value-type="string">
            <text:p>unalisis</text:p>
          </table:table-cell>
          <table:table-cell table:style-name="Default" table:number-columns-repeated="4"/>
          <table:table-cell office:value-type="string">
            <text:p>rule 25 rabbIt exception (commA set takes precedence)</text:p>
          </table:table-cell>
          <table:table-cell table:style-name="Default" table:number-columns-repeated="1006"/>
        </table:table-row>
        <table:table-row table:style-name="ro3">
          <table:table-cell table:style-name="Default" office:value-type="string">
            <text:p>animal</text:p>
          </table:table-cell>
          <table:table-cell office:value-type="string">
            <text:p>noun_s</text:p>
          </table:table-cell>
          <table:table-cell table:style-name="Default" office:value-type="string">
            <text:p>1-{nIm=l <text:s/>2-{n@m=l</text:p>
          </table:table-cell>
          <table:table-cell table:style-name="ce10" office:value-type="string">
            <text:p>1-animl-&gt;1 <text:s/>2-anuml-&gt;1</text:p>
          </table:table-cell>
          <table:table-cell table:style-name="ce10"/>
          <table:table-cell table:style-name="Default" office:value-type="string">
            <text:p>{nIm=l</text:p>
          </table:table-cell>
          <table:table-cell table:style-name="ce10" office:value-type="string">
            <text:p>animl</text:p>
          </table:table-cell>
          <table:table-cell table:style-name="ce10"/>
          <table:table-cell table:style-name="Default" office:value-type="string">
            <text:p>{n@m@l</text:p>
          </table:table-cell>
          <table:table-cell table:style-name="ce10" office:value-type="string">
            <text:p>anumul</text:p>
          </table:table-cell>
          <table:table-cell table:style-name="Default"/>
          <table:table-cell table:style-name="ce10" office:value-type="string">
            <text:p>animl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2.25 <text:s/>Au-1:2.25:3.O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answer</text:p>
          </table:table-cell>
          <table:table-cell office:value-type="string">
            <text:p>noun_s</text:p>
          </table:table-cell>
          <table:table-cell table:style-name="Default" office:value-type="string">
            <text:p>A:n(t)s@</text:p>
          </table:table-cell>
          <table:table-cell table:style-name="ce10" office:value-type="string">
            <text:p>RnsuÑ</text:p>
          </table:table-cell>
          <table:table-cell table:style-name="ce10"/>
          <table:table-cell table:style-name="Default" office:value-type="string">
            <text:p>{n(t)s=r</text:p>
          </table:table-cell>
          <table:table-cell table:style-name="ce10" office:value-type="string">
            <text:p>ansur</text:p>
          </table:table-cell>
          <table:table-cell table:style-name="ce10"/>
          <table:table-cell table:style-name="Default" office:value-type="string">
            <text:p>1-{ns@ <text:s/>2-Ans@</text:p>
          </table:table-cell>
          <table:table-cell table:style-name="ce10" office:value-type="string">
            <text:p>1-ansuÑ-&gt;1 <text:s/>2-RnsuÑ-&gt;1</text:p>
          </table:table-cell>
          <table:table-cell table:style-name="Default"/>
          <table:table-cell table:style-name="ce10" office:value-type="string">
            <text:p>ansuÑ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1:1.16 <text:s/>Au-2:1.16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appeal</text:p>
          </table:table-cell>
          <table:table-cell office:value-type="string">
            <text:p>noun_s</text:p>
          </table:table-cell>
          <table:table-cell table:style-name="Default" office:value-type="string">
            <text:p>@pi:=l</text:p>
          </table:table-cell>
          <table:table-cell table:style-name="ce10" office:value-type="string">
            <text:p>upEl</text:p>
          </table:table-cell>
          <table:table-cell table:style-name="ce10"/>
          <table:table-cell table:style-name="Default" office:value-type="string">
            <text:p>@pi:=l</text:p>
          </table:table-cell>
          <table:table-cell table:style-name="ce10" office:value-type="string">
            <text:p>upEl</text:p>
          </table:table-cell>
          <table:table-cell table:style-name="ce10"/>
          <table:table-cell table:style-name="Default" office:value-type="string">
            <text:p>@pil</text:p>
          </table:table-cell>
          <table:table-cell table:style-name="ce10" office:value-type="string">
            <text:p>upEl</text:p>
          </table:table-cell>
          <table:table-cell table:style-name="Default"/>
          <table:table-cell table:style-name="ce10" office:value-type="string">
            <text:p>upEl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appearance</text:p>
          </table:table-cell>
          <table:table-cell office:value-type="string">
            <text:p>noun_s</text:p>
          </table:table-cell>
          <table:table-cell office:value-type="string">
            <text:p>@pI@r@n(t)s</text:p>
          </table:table-cell>
          <table:table-cell office:value-type="string">
            <text:p>upËuns</text:p>
          </table:table-cell>
          <table:table-cell/>
          <table:table-cell office:value-type="string">
            <text:p>@pIr@n(t)s</text:p>
          </table:table-cell>
          <table:table-cell office:value-type="string">
            <text:p>upËuns</text:p>
          </table:table-cell>
          <table:table-cell/>
          <table:table-cell office:value-type="string">
            <text:p>@pI@r@ns</text:p>
          </table:table-cell>
          <table:table-cell office:value-type="string">
            <text:p>upËuns</text:p>
          </table:table-cell>
          <table:table-cell/>
          <table:table-cell office:value-type="string">
            <text:p>upËuns</text:p>
          </table:table-cell>
          <table:table-cell table:number-columns-repeated="1012"/>
        </table:table-row>
        <table:table-row table:style-name="ro4">
          <table:table-cell table:style-name="Default" office:value-type="string">
            <text:p>application</text:p>
          </table:table-cell>
          <table:table-cell office:value-type="string">
            <text:p>noun_s</text:p>
          </table:table-cell>
          <table:table-cell table:style-name="Default" office:value-type="string">
            <text:p>1-{plIkeIS=n <text:s/>2-{pl@keIS=n</text:p>
          </table:table-cell>
          <table:table-cell table:style-name="ce10" office:value-type="string">
            <text:p>1-aplikASn-&gt;1 <text:s/>2-aplukASn-&gt;1</text:p>
          </table:table-cell>
          <table:table-cell table:style-name="ce10"/>
          <table:table-cell table:style-name="Default" office:value-type="string">
            <text:p>{plIkeIS=n</text:p>
          </table:table-cell>
          <table:table-cell table:style-name="ce10" office:value-type="string">
            <text:p>aplikASn</text:p>
          </table:table-cell>
          <table:table-cell table:style-name="ce10"/>
          <table:table-cell table:style-name="Default" office:value-type="string">
            <text:p>{pl@keIS@n</text:p>
          </table:table-cell>
          <table:table-cell table:style-name="ce10" office:value-type="string">
            <text:p>aplukASun</text:p>
          </table:table-cell>
          <table:table-cell table:style-name="Default"/>
          <table:table-cell table:style-name="ce10" office:value-type="string">
            <text:p>aplikASn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2.25 <text:s/>Au-1:2.25:4.O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appointment</text:p>
          </table:table-cell>
          <table:table-cell office:value-type="string">
            <text:p>noun_s</text:p>
          </table:table-cell>
          <table:table-cell office:value-type="string">
            <text:p>@pOIntm@nt</text:p>
          </table:table-cell>
          <table:table-cell office:value-type="string">
            <text:p>upYntmunt</text:p>
          </table:table-cell>
          <table:table-cell/>
          <table:table-cell office:value-type="string">
            <text:p>@pOIntm@nt</text:p>
          </table:table-cell>
          <table:table-cell office:value-type="string">
            <text:p>upYntmunt</text:p>
          </table:table-cell>
          <table:table-cell/>
          <table:table-cell office:value-type="string">
            <text:p>@pOIntm@nt</text:p>
          </table:table-cell>
          <table:table-cell office:value-type="string">
            <text:p>upYntmunt</text:p>
          </table:table-cell>
          <table:table-cell/>
          <table:table-cell office:value-type="string">
            <text:p>upYntmun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approach</text:p>
          </table:table-cell>
          <table:table-cell office:value-type="string">
            <text:p>noun_s</text:p>
          </table:table-cell>
          <table:table-cell table:style-name="Default" office:value-type="string">
            <text:p>@pr@UtS</text:p>
          </table:table-cell>
          <table:table-cell table:style-name="ce10" office:value-type="string">
            <text:p>uprOC</text:p>
          </table:table-cell>
          <table:table-cell table:style-name="ce10"/>
          <table:table-cell table:style-name="Default" office:value-type="string">
            <text:p>@proUtS</text:p>
          </table:table-cell>
          <table:table-cell table:style-name="ce10" office:value-type="string">
            <text:p>uprOC</text:p>
          </table:table-cell>
          <table:table-cell table:style-name="ce10"/>
          <table:table-cell table:style-name="Default" office:value-type="string">
            <text:p>@proUtS</text:p>
          </table:table-cell>
          <table:table-cell table:style-name="ce10" office:value-type="string">
            <text:p>uprOC</text:p>
          </table:table-cell>
          <table:table-cell table:style-name="Default"/>
          <table:table-cell table:style-name="ce10" office:value-type="string">
            <text:p>uprOC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area</text:p>
          </table:table-cell>
          <table:table-cell office:value-type="string">
            <text:p>noun_s</text:p>
          </table:table-cell>
          <table:table-cell office:value-type="string">
            <text:p>e@ri@</text:p>
          </table:table-cell>
          <table:table-cell office:value-type="string">
            <text:p>ÄEu</text:p>
          </table:table-cell>
          <table:table-cell/>
          <table:table-cell office:value-type="string">
            <text:p>1-eri@ <text:s/>2-{ri@</text:p>
          </table:table-cell>
          <table:table-cell office:value-type="string">
            <text:p>1-ÄEu-&gt;1 <text:s/>2-arEu-&gt;1</text:p>
          </table:table-cell>
          <table:table-cell/>
          <table:table-cell office:value-type="string">
            <text:p>E@ri@</text:p>
          </table:table-cell>
          <table:table-cell office:value-type="string">
            <text:p>ÄEu</text:p>
          </table:table-cell>
          <table:table-cell/>
          <table:table-cell office:value-type="string">
            <text:p>ÄEu</text:p>
          </table:table-cell>
          <table:table-cell table:number-columns-repeated="3"/>
          <table:table-cell office:value-type="string">
            <text:p>GA-2:1.20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argument</text:p>
          </table:table-cell>
          <table:table-cell office:value-type="string">
            <text:p>noun_s</text:p>
          </table:table-cell>
          <table:table-cell table:style-name="Default" office:value-type="string">
            <text:p>1-A:gjum@nt <text:s/>2-A:gj@m@nt</text:p>
          </table:table-cell>
          <table:table-cell table:style-name="ce10" office:value-type="string">
            <text:p>1-ägyUmunt-&gt;1 <text:s/>2-ägyumunt-&gt;2</text:p>
          </table:table-cell>
          <table:table-cell table:style-name="ce10"/>
          <table:table-cell table:style-name="Default" office:value-type="string">
            <text:p>A:rgj@m@nt</text:p>
          </table:table-cell>
          <table:table-cell table:style-name="ce10" office:value-type="string">
            <text:p>ägyumunt</text:p>
          </table:table-cell>
          <table:table-cell table:style-name="ce10"/>
          <table:table-cell table:style-name="Default" office:value-type="string">
            <text:p>Agj@m@nt</text:p>
          </table:table-cell>
          <table:table-cell table:style-name="ce10" office:value-type="string">
            <text:p>ägyumunt-&gt;2</text:p>
          </table:table-cell>
          <table:table-cell table:style-name="Default"/>
          <table:table-cell table:style-name="ce10" office:value-type="string">
            <text:p>ägyUmunt</text:p>
          </table:table-cell>
          <table:table-cell table:style-name="ce10" office:value-type="string">
            <text:p>ägyumunt</text:p>
          </table:table-cell>
          <table:table-cell table:style-name="Default" table:number-columns-repeated="4"/>
          <table:table-cell office:value-type="string">
            <text:p>rule 29 intO exception (intO set takes precedence)</text:p>
          </table:table-cell>
          <table:table-cell table:style-name="Default" table:number-columns-repeated="1006"/>
        </table:table-row>
        <table:table-row table:style-name="ro3">
          <table:table-cell table:style-name="Default" office:value-type="string">
            <text:p>arm</text:p>
          </table:table-cell>
          <table:table-cell office:value-type="string">
            <text:p>noun_s</text:p>
          </table:table-cell>
          <table:table-cell table:style-name="Default" office:value-type="string">
            <text:p>A:m</text:p>
          </table:table-cell>
          <table:table-cell table:style-name="ce10" office:value-type="string">
            <text:p>äm</text:p>
          </table:table-cell>
          <table:table-cell table:style-name="ce10"/>
          <table:table-cell table:style-name="Default" office:value-type="string">
            <text:p>A:rm</text:p>
          </table:table-cell>
          <table:table-cell table:style-name="ce10" office:value-type="string">
            <text:p>Rrm</text:p>
          </table:table-cell>
          <table:table-cell table:style-name="ce10"/>
          <table:table-cell table:style-name="Default" office:value-type="string">
            <text:p>Am</text:p>
          </table:table-cell>
          <table:table-cell table:style-name="ce10" office:value-type="string">
            <text:p>äm</text:p>
          </table:table-cell>
          <table:table-cell table:style-name="Default"/>
          <table:table-cell table:style-name="ce10" office:value-type="string">
            <text:p>äm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army</text:p>
          </table:table-cell>
          <table:table-cell office:value-type="string">
            <text:p>noun_s</text:p>
          </table:table-cell>
          <table:table-cell table:style-name="Default" office:value-type="string">
            <text:p>A:mi</text:p>
          </table:table-cell>
          <table:table-cell table:style-name="ce10" office:value-type="string">
            <text:p>ämE</text:p>
          </table:table-cell>
          <table:table-cell table:style-name="ce10"/>
          <table:table-cell table:style-name="Default" office:value-type="string">
            <text:p>A:rmi</text:p>
          </table:table-cell>
          <table:table-cell table:style-name="ce10" office:value-type="string">
            <text:p>RrmE</text:p>
          </table:table-cell>
          <table:table-cell table:style-name="ce10"/>
          <table:table-cell table:style-name="Default" office:value-type="string">
            <text:p>Ami</text:p>
          </table:table-cell>
          <table:table-cell table:style-name="ce10" office:value-type="string">
            <text:p>ämE</text:p>
          </table:table-cell>
          <table:table-cell table:style-name="Default"/>
          <table:table-cell table:style-name="ce10" office:value-type="string">
            <text:p>ämE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arrangement</text:p>
          </table:table-cell>
          <table:table-cell office:value-type="string">
            <text:p>noun_s</text:p>
          </table:table-cell>
          <table:table-cell office:value-type="string">
            <text:p>@reIndZm@nt</text:p>
          </table:table-cell>
          <table:table-cell office:value-type="string">
            <text:p>urAnjmunt</text:p>
          </table:table-cell>
          <table:table-cell/>
          <table:table-cell office:value-type="string">
            <text:p>@reIndZm@nt</text:p>
          </table:table-cell>
          <table:table-cell office:value-type="string">
            <text:p>urAnjmunt</text:p>
          </table:table-cell>
          <table:table-cell/>
          <table:table-cell office:value-type="string">
            <text:p>@reIndZm@nt</text:p>
          </table:table-cell>
          <table:table-cell office:value-type="string">
            <text:p>urAnjmunt</text:p>
          </table:table-cell>
          <table:table-cell/>
          <table:table-cell office:value-type="string">
            <text:p>urAnjmun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art</text:p>
          </table:table-cell>
          <table:table-cell office:value-type="string">
            <text:p>noun_s</text:p>
          </table:table-cell>
          <table:table-cell table:style-name="Default" office:value-type="string">
            <text:p>A:t</text:p>
          </table:table-cell>
          <table:table-cell table:style-name="ce10" office:value-type="string">
            <text:p>ät</text:p>
          </table:table-cell>
          <table:table-cell table:style-name="ce10"/>
          <table:table-cell table:style-name="Default" office:value-type="string">
            <text:p>A:rt</text:p>
          </table:table-cell>
          <table:table-cell table:style-name="ce10" office:value-type="string">
            <text:p>Rrt</text:p>
          </table:table-cell>
          <table:table-cell table:style-name="ce10"/>
          <table:table-cell table:style-name="Default" office:value-type="string">
            <text:p>At</text:p>
          </table:table-cell>
          <table:table-cell table:style-name="ce10" office:value-type="string">
            <text:p>ät</text:p>
          </table:table-cell>
          <table:table-cell table:style-name="Default"/>
          <table:table-cell table:style-name="ce10" office:value-type="string">
            <text:p>ä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article</text:p>
          </table:table-cell>
          <table:table-cell office:value-type="string">
            <text:p>noun_s</text:p>
          </table:table-cell>
          <table:table-cell table:style-name="Default" office:value-type="string">
            <text:p>A:tIk=l</text:p>
          </table:table-cell>
          <table:table-cell table:style-name="ce10" office:value-type="string">
            <text:p>ätikl</text:p>
          </table:table-cell>
          <table:table-cell table:style-name="ce10"/>
          <table:table-cell table:style-name="Default" office:value-type="string">
            <text:p>A:rtIk=l</text:p>
          </table:table-cell>
          <table:table-cell table:style-name="ce10" office:value-type="string">
            <text:p>Rrtikl</text:p>
          </table:table-cell>
          <table:table-cell table:style-name="ce10"/>
          <table:table-cell table:style-name="Default" office:value-type="string">
            <text:p>AtIk@l</text:p>
          </table:table-cell>
          <table:table-cell table:style-name="ce10" office:value-type="string">
            <text:p>ätikul</text:p>
          </table:table-cell>
          <table:table-cell table:style-name="Default"/>
          <table:table-cell table:style-name="ce10" office:value-type="string">
            <text:p>ätikul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Au-1:3.O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artist</text:p>
          </table:table-cell>
          <table:table-cell office:value-type="string">
            <text:p>noun_s</text:p>
          </table:table-cell>
          <table:table-cell office:value-type="string">
            <text:p>A:tIst</text:p>
          </table:table-cell>
          <table:table-cell office:value-type="string">
            <text:p>ätist</text:p>
          </table:table-cell>
          <table:table-cell/>
          <table:table-cell office:value-type="string">
            <text:p>A:rt@st</text:p>
          </table:table-cell>
          <table:table-cell office:value-type="string">
            <text:p>Rrtust</text:p>
          </table:table-cell>
          <table:table-cell/>
          <table:table-cell office:value-type="string">
            <text:p>A:t@st</text:p>
          </table:table-cell>
          <table:table-cell office:value-type="string">
            <text:p>ätust</text:p>
          </table:table-cell>
          <table:table-cell/>
          <table:table-cell office:value-type="string">
            <text:p>ätist</text:p>
          </table:table-cell>
          <table:table-cell table:number-columns-repeated="3"/>
          <table:table-cell office:value-type="string">
            <text:p>GA-1:2.S4 <text:s/>Au-1:2.S4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aspect</text:p>
          </table:table-cell>
          <table:table-cell office:value-type="string">
            <text:p>noun_s</text:p>
          </table:table-cell>
          <table:table-cell table:style-name="Default" office:value-type="string">
            <text:p>{spekt</text:p>
          </table:table-cell>
          <table:table-cell table:style-name="ce10" office:value-type="string">
            <text:p>aspekt</text:p>
          </table:table-cell>
          <table:table-cell table:style-name="ce10"/>
          <table:table-cell table:style-name="Default" office:value-type="string">
            <text:p>{spekt</text:p>
          </table:table-cell>
          <table:table-cell table:style-name="ce10" office:value-type="string">
            <text:p>aspekt</text:p>
          </table:table-cell>
          <table:table-cell table:style-name="ce10"/>
          <table:table-cell table:style-name="Default" office:value-type="string">
            <text:p>{spEkt</text:p>
          </table:table-cell>
          <table:table-cell table:style-name="ce10" office:value-type="string">
            <text:p>aspekt</text:p>
          </table:table-cell>
          <table:table-cell table:style-name="Default"/>
          <table:table-cell table:style-name="ce10" office:value-type="string">
            <text:p>aspek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assembly</text:p>
          </table:table-cell>
          <table:table-cell office:value-type="string">
            <text:p>noun_s</text:p>
          </table:table-cell>
          <table:table-cell office:value-type="string">
            <text:p>@sembli</text:p>
          </table:table-cell>
          <table:table-cell office:value-type="string">
            <text:p>usemblE</text:p>
          </table:table-cell>
          <table:table-cell/>
          <table:table-cell office:value-type="string">
            <text:p>@sembli</text:p>
          </table:table-cell>
          <table:table-cell office:value-type="string">
            <text:p>usemblE</text:p>
          </table:table-cell>
          <table:table-cell/>
          <table:table-cell office:value-type="string">
            <text:p>@sEmbli</text:p>
          </table:table-cell>
          <table:table-cell office:value-type="string">
            <text:p>usemblE</text:p>
          </table:table-cell>
          <table:table-cell/>
          <table:table-cell office:value-type="string">
            <text:p>usemblE</text:p>
          </table:table-cell>
          <table:table-cell table:number-columns-repeated="1012"/>
        </table:table-row>
        <table:table-row table:style-name="ro3">
          <table:table-cell office:value-type="string">
            <text:p>assessment</text:p>
          </table:table-cell>
          <table:table-cell office:value-type="string">
            <text:p>noun_s</text:p>
          </table:table-cell>
          <table:table-cell office:value-type="string">
            <text:p>@sesm@nt</text:p>
          </table:table-cell>
          <table:table-cell office:value-type="string">
            <text:p>usesmunt</text:p>
          </table:table-cell>
          <table:table-cell/>
          <table:table-cell office:value-type="string">
            <text:p>@sesm@nt</text:p>
          </table:table-cell>
          <table:table-cell office:value-type="string">
            <text:p>usesmunt</text:p>
          </table:table-cell>
          <table:table-cell/>
          <table:table-cell office:value-type="string">
            <text:p>@sEsm@nt</text:p>
          </table:table-cell>
          <table:table-cell office:value-type="string">
            <text:p>usesmunt</text:p>
          </table:table-cell>
          <table:table-cell/>
          <table:table-cell office:value-type="string">
            <text:p>usesmunt</text:p>
          </table:table-cell>
          <table:table-cell table:number-columns-repeated="1012"/>
        </table:table-row>
        <table:table-row table:style-name="ro3">
          <table:table-cell office:value-type="string">
            <text:p>asset</text:p>
          </table:table-cell>
          <table:table-cell office:value-type="string">
            <text:p>noun_s</text:p>
          </table:table-cell>
          <table:table-cell office:value-type="string">
            <text:p>1-{set <text:s/>2-{sIt</text:p>
          </table:table-cell>
          <table:table-cell office:value-type="string">
            <text:p>1-aset-&gt;1 <text:s/>2-asit-&gt;2</text:p>
          </table:table-cell>
          <table:table-cell/>
          <table:table-cell office:value-type="string">
            <text:p>{set</text:p>
          </table:table-cell>
          <table:table-cell office:value-type="string">
            <text:p>aset</text:p>
          </table:table-cell>
          <table:table-cell/>
          <table:table-cell office:value-type="string">
            <text:p>{sEt</text:p>
          </table:table-cell>
          <table:table-cell office:value-type="string">
            <text:p>aset</text:p>
          </table:table-cell>
          <table:table-cell/>
          <table:table-cell office:value-type="string">
            <text:p>aset</text:p>
          </table:table-cell>
          <table:table-cell office:value-type="string">
            <text:p>asit</text:p>
          </table:table-cell>
          <table:table-cell table:number-columns-repeated="1011"/>
        </table:table-row>
        <table:table-row table:style-name="ro3">
          <table:table-cell office:value-type="string">
            <text:p>assumption</text:p>
          </table:table-cell>
          <table:table-cell office:value-type="string">
            <text:p>noun_s</text:p>
          </table:table-cell>
          <table:table-cell office:value-type="string">
            <text:p>@sVmpS=n</text:p>
          </table:table-cell>
          <table:table-cell office:value-type="string">
            <text:p>usumpSn</text:p>
          </table:table-cell>
          <table:table-cell/>
          <table:table-cell office:value-type="string">
            <text:p>@sVmpS=n</text:p>
          </table:table-cell>
          <table:table-cell office:value-type="string">
            <text:p>usumpSn</text:p>
          </table:table-cell>
          <table:table-cell/>
          <table:table-cell office:value-type="string">
            <text:p>1-@sVmS@n <text:s/>2-@sVmpS@n</text:p>
          </table:table-cell>
          <table:table-cell office:value-type="string">
            <text:p>1-usumSun-&gt;1 <text:s/>usumpSun-&gt;1</text:p>
          </table:table-cell>
          <table:table-cell/>
          <table:table-cell office:value-type="string">
            <text:p>usumpSn</text:p>
          </table:table-cell>
          <table:table-cell table:number-columns-repeated="3"/>
          <table:table-cell office:value-type="string">
            <text:p>Au-1:2.C <text:s/>Au-x:3.O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atmosphere</text:p>
          </table:table-cell>
          <table:table-cell office:value-type="string">
            <text:p>noun_s</text:p>
          </table:table-cell>
          <table:table-cell table:style-name="Default" office:value-type="string">
            <text:p>{tm@sfI@</text:p>
          </table:table-cell>
          <table:table-cell table:style-name="ce10" office:value-type="string">
            <text:p>atmusfË</text:p>
          </table:table-cell>
          <table:table-cell table:style-name="ce10"/>
          <table:table-cell table:style-name="Default" office:value-type="string">
            <text:p>{tm@sfIr</text:p>
          </table:table-cell>
          <table:table-cell table:style-name="ce10" office:value-type="string">
            <text:p>atmusfË</text:p>
          </table:table-cell>
          <table:table-cell table:style-name="ce10"/>
          <table:table-cell table:style-name="Default" office:value-type="string">
            <text:p>{tm@sfI@</text:p>
          </table:table-cell>
          <table:table-cell table:style-name="ce10" office:value-type="string">
            <text:p>atmusfË</text:p>
          </table:table-cell>
          <table:table-cell table:style-name="Default"/>
          <table:table-cell table:style-name="ce10" office:value-type="string">
            <text:p>atmusfË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attack</text:p>
          </table:table-cell>
          <table:table-cell office:value-type="string">
            <text:p>noun_s</text:p>
          </table:table-cell>
          <table:table-cell table:style-name="Default" office:value-type="string">
            <text:p>@t{k</text:p>
          </table:table-cell>
          <table:table-cell table:style-name="ce10" office:value-type="string">
            <text:p>utak</text:p>
          </table:table-cell>
          <table:table-cell table:style-name="ce10"/>
          <table:table-cell table:style-name="Default" office:value-type="string">
            <text:p>@t{k</text:p>
          </table:table-cell>
          <table:table-cell table:style-name="ce10" office:value-type="string">
            <text:p>utak</text:p>
          </table:table-cell>
          <table:table-cell table:style-name="ce10"/>
          <table:table-cell table:style-name="Default" office:value-type="string">
            <text:p>@t{k</text:p>
          </table:table-cell>
          <table:table-cell table:style-name="ce10" office:value-type="string">
            <text:p>utak</text:p>
          </table:table-cell>
          <table:table-cell table:style-name="Default"/>
          <table:table-cell table:style-name="ce10" office:value-type="string">
            <text:p>utak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attempt</text:p>
          </table:table-cell>
          <table:table-cell office:value-type="string">
            <text:p>noun_s</text:p>
          </table:table-cell>
          <table:table-cell table:style-name="Default" office:value-type="string">
            <text:p>@tempt</text:p>
          </table:table-cell>
          <table:table-cell table:style-name="ce10" office:value-type="string">
            <text:p>utempt</text:p>
          </table:table-cell>
          <table:table-cell table:style-name="ce10"/>
          <table:table-cell table:style-name="Default" office:value-type="string">
            <text:p>@tempt</text:p>
          </table:table-cell>
          <table:table-cell table:style-name="ce10" office:value-type="string">
            <text:p>utempt</text:p>
          </table:table-cell>
          <table:table-cell table:style-name="ce10"/>
          <table:table-cell table:style-name="Default" office:value-type="string">
            <text:p>1-@tEmpt <text:s/>2-@temt</text:p>
          </table:table-cell>
          <table:table-cell table:style-name="ce10" office:value-type="string">
            <text:p>1-utempt-&gt;1 <text:s/>2-utemt-&gt;1</text:p>
          </table:table-cell>
          <table:table-cell table:style-name="Default"/>
          <table:table-cell table:style-name="ce10" office:value-type="string">
            <text:p>utempt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Au-2:2.C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attention</text:p>
          </table:table-cell>
          <table:table-cell office:value-type="string">
            <text:p>noun_s</text:p>
          </table:table-cell>
          <table:table-cell table:style-name="Default" office:value-type="string">
            <text:p>@ten(t)S=n</text:p>
          </table:table-cell>
          <table:table-cell table:style-name="ce10" office:value-type="string">
            <text:p>utenSn</text:p>
          </table:table-cell>
          <table:table-cell table:style-name="ce10"/>
          <table:table-cell table:style-name="Default" office:value-type="string">
            <text:p>@ten(t)S=n</text:p>
          </table:table-cell>
          <table:table-cell table:style-name="ce10" office:value-type="string">
            <text:p>utenSn</text:p>
          </table:table-cell>
          <table:table-cell table:style-name="ce10"/>
          <table:table-cell table:style-name="Default" office:value-type="string">
            <text:p>1-@tEnS@n <text:s/>2-@tEnSVn</text:p>
          </table:table-cell>
          <table:table-cell table:style-name="ce10" office:value-type="string">
            <text:p>1-utenSun-&gt;1 <text:s/>2=1</text:p>
          </table:table-cell>
          <table:table-cell table:style-name="Default"/>
          <table:table-cell table:style-name="ce10" office:value-type="string">
            <text:p>utenSn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Au-x:3.O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attitude</text:p>
          </table:table-cell>
          <table:table-cell office:value-type="string">
            <text:p>noun_s</text:p>
          </table:table-cell>
          <table:table-cell table:style-name="Default" office:value-type="string">
            <text:p>1-{tItju:d <text:s/>2-{t@tju:d</text:p>
          </table:table-cell>
          <table:table-cell table:style-name="ce10" office:value-type="string">
            <text:p>1-atityUd-&gt;1 <text:s/>2-atutyUd-&gt;1</text:p>
          </table:table-cell>
          <table:table-cell table:style-name="ce10"/>
          <table:table-cell table:style-name="Default" office:value-type="string">
            <text:p>1-{t@tu:d <text:s/>2-{t@tju:d</text:p>
          </table:table-cell>
          <table:table-cell table:style-name="ce10" office:value-type="string">
            <text:p>1-atutUd-&gt;2 <text:s/>2-atutyUd-&gt;2</text:p>
          </table:table-cell>
          <table:table-cell table:style-name="ce10"/>
          <table:table-cell table:style-name="Default" office:value-type="string">
            <text:p>{t@tjud</text:p>
          </table:table-cell>
          <table:table-cell table:style-name="ce10" office:value-type="string">
            <text:p>atutyUd-&gt;2</text:p>
          </table:table-cell>
          <table:table-cell table:style-name="Default"/>
          <table:table-cell table:style-name="ce10" office:value-type="string">
            <text:p>atityUd</text:p>
          </table:table-cell>
          <table:table-cell table:style-name="ce10" office:value-type="string">
            <text:p>atutyUd</text:p>
          </table:table-cell>
          <table:table-cell table:style-name="Default" table:number-columns-repeated="4"/>
          <table:table-cell office:value-type="string">
            <text:p>rule 25 rabbIt exception (rabbIt set takes precedence)</text:p>
          </table:table-cell>
          <table:table-cell table:style-name="Default" table:number-columns-repeated="1006"/>
        </table:table-row>
        <table:table-row table:style-name="ro3">
          <table:table-cell office:value-type="string">
            <text:p>audience</text:p>
          </table:table-cell>
          <table:table-cell office:value-type="string">
            <text:p>noun_s</text:p>
          </table:table-cell>
          <table:table-cell office:value-type="string">
            <text:p>O:di@n(t)s</text:p>
          </table:table-cell>
          <table:table-cell office:value-type="string">
            <text:p>QdEuns</text:p>
          </table:table-cell>
          <table:table-cell/>
          <table:table-cell office:value-type="string">
            <text:p>1-Q:di@n(t)s <text:s/>2-A:di@n(t)s</text:p>
          </table:table-cell>
          <table:table-cell office:value-type="string">
            <text:p>1-odEuns-&gt;1 <text:s/>2-RdEuns-&gt;1</text:p>
          </table:table-cell>
          <table:table-cell/>
          <table:table-cell office:value-type="string">
            <text:p>Odi@ns</text:p>
          </table:table-cell>
          <table:table-cell office:value-type="string">
            <text:p>QdEuns</text:p>
          </table:table-cell>
          <table:table-cell/>
          <table:table-cell office:value-type="string">
            <text:p>QdEuns</text:p>
          </table:table-cell>
          <table:table-cell table:number-columns-repeated="3"/>
          <table:table-cell office:value-type="string">
            <text:p>GA-x:1.8</text:p>
          </table:table-cell>
          <table:table-cell table:number-columns-repeated="1008"/>
        </table:table-row>
        <table:table-row table:style-name="ro3">
          <table:table-cell office:value-type="string">
            <text:p>author</text:p>
          </table:table-cell>
          <table:table-cell office:value-type="string">
            <text:p>noun_s</text:p>
          </table:table-cell>
          <table:table-cell office:value-type="string">
            <text:p>O:T@</text:p>
          </table:table-cell>
          <table:table-cell office:value-type="string">
            <text:p>QTuÑ</text:p>
          </table:table-cell>
          <table:table-cell/>
          <table:table-cell office:value-type="string">
            <text:p>1-Q:T=r <text:s/>2-A:T=r</text:p>
          </table:table-cell>
          <table:table-cell office:value-type="string">
            <text:p>1-oTur-&gt;1 <text:s/>2-RTur-&gt;1</text:p>
          </table:table-cell>
          <table:table-cell/>
          <table:table-cell office:value-type="string">
            <text:p>OT@</text:p>
          </table:table-cell>
          <table:table-cell office:value-type="string">
            <text:p>QTuÑ</text:p>
          </table:table-cell>
          <table:table-cell/>
          <table:table-cell office:value-type="string">
            <text:p>QTuÑ</text:p>
          </table:table-cell>
          <table:table-cell table:number-columns-repeated="3"/>
          <table:table-cell office:value-type="string">
            <text:p>GA-x:1.8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award</text:p>
          </table:table-cell>
          <table:table-cell office:value-type="string">
            <text:p>noun_s</text:p>
          </table:table-cell>
          <table:table-cell table:style-name="Default" office:value-type="string">
            <text:p>@wO:d</text:p>
          </table:table-cell>
          <table:table-cell table:style-name="ce10" office:value-type="string">
            <text:p>uwöd</text:p>
          </table:table-cell>
          <table:table-cell table:style-name="ce10"/>
          <table:table-cell table:style-name="Default" office:value-type="string">
            <text:p>@wO:rd</text:p>
          </table:table-cell>
          <table:table-cell table:style-name="ce10" office:value-type="string">
            <text:p>uwQrd</text:p>
          </table:table-cell>
          <table:table-cell table:style-name="ce10"/>
          <table:table-cell table:style-name="Default" office:value-type="string">
            <text:p>@wOd</text:p>
          </table:table-cell>
          <table:table-cell table:style-name="ce10" office:value-type="string">
            <text:p>uwöd</text:p>
          </table:table-cell>
          <table:table-cell table:style-name="Default"/>
          <table:table-cell table:style-name="ce10" office:value-type="string">
            <text:p>uwöd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baby</text:p>
          </table:table-cell>
          <table:table-cell office:value-type="string">
            <text:p>noun_s</text:p>
          </table:table-cell>
          <table:table-cell table:style-name="Default" office:value-type="string">
            <text:p>beIbi</text:p>
          </table:table-cell>
          <table:table-cell table:style-name="ce10" office:value-type="string">
            <text:p>bAbE</text:p>
          </table:table-cell>
          <table:table-cell table:style-name="ce10"/>
          <table:table-cell table:style-name="Default" office:value-type="string">
            <text:p>beIbi</text:p>
          </table:table-cell>
          <table:table-cell table:style-name="ce10" office:value-type="string">
            <text:p>bAbE</text:p>
          </table:table-cell>
          <table:table-cell table:style-name="ce10"/>
          <table:table-cell table:style-name="Default" office:value-type="string">
            <text:p>beIbi</text:p>
          </table:table-cell>
          <table:table-cell table:style-name="ce10" office:value-type="string">
            <text:p>bAbE</text:p>
          </table:table-cell>
          <table:table-cell table:style-name="Default"/>
          <table:table-cell table:style-name="ce10" office:value-type="string">
            <text:p>bAbE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back</text:p>
          </table:table-cell>
          <table:table-cell office:value-type="string">
            <text:p>noun_s</text:p>
          </table:table-cell>
          <table:table-cell table:style-name="Default" office:value-type="string">
            <text:p>b{k</text:p>
          </table:table-cell>
          <table:table-cell table:style-name="ce10" office:value-type="string">
            <text:p>bak</text:p>
          </table:table-cell>
          <table:table-cell table:style-name="ce10"/>
          <table:table-cell table:style-name="Default" office:value-type="string">
            <text:p>b{k</text:p>
          </table:table-cell>
          <table:table-cell table:style-name="ce10" office:value-type="string">
            <text:p>bak</text:p>
          </table:table-cell>
          <table:table-cell table:style-name="ce10"/>
          <table:table-cell table:style-name="Default" office:value-type="string">
            <text:p>b{k</text:p>
          </table:table-cell>
          <table:table-cell table:style-name="ce10" office:value-type="string">
            <text:p>bak</text:p>
          </table:table-cell>
          <table:table-cell table:style-name="Default"/>
          <table:table-cell table:style-name="ce10" office:value-type="string">
            <text:p>bak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background</text:p>
          </table:table-cell>
          <table:table-cell office:value-type="string">
            <text:p>noun_s</text:p>
          </table:table-cell>
          <table:table-cell office:value-type="string">
            <text:p>b{kgraUnd</text:p>
          </table:table-cell>
          <table:table-cell office:value-type="string">
            <text:p>bakgrWnd</text:p>
          </table:table-cell>
          <table:table-cell/>
          <table:table-cell office:value-type="string">
            <text:p>b{kgraUnd</text:p>
          </table:table-cell>
          <table:table-cell office:value-type="string">
            <text:p>bakgrWnd</text:p>
          </table:table-cell>
          <table:table-cell/>
          <table:table-cell office:value-type="string">
            <text:p>b{kgraUnd</text:p>
          </table:table-cell>
          <table:table-cell office:value-type="string">
            <text:p>bakgrWnd</text:p>
          </table:table-cell>
          <table:table-cell/>
          <table:table-cell office:value-type="string">
            <text:p>bakgrWnd</text:p>
          </table:table-cell>
          <table:table-cell table:number-columns-repeated="1012"/>
        </table:table-row>
        <table:table-row table:style-name="ro3">
          <table:table-cell office:value-type="string">
            <text:p>bag</text:p>
          </table:table-cell>
          <table:table-cell office:value-type="string">
            <text:p>noun_s</text:p>
          </table:table-cell>
          <table:table-cell office:value-type="string">
            <text:p>b{g</text:p>
          </table:table-cell>
          <table:table-cell office:value-type="string">
            <text:p>bag</text:p>
          </table:table-cell>
          <table:table-cell/>
          <table:table-cell office:value-type="string">
            <text:p>b{g</text:p>
          </table:table-cell>
          <table:table-cell office:value-type="string">
            <text:p>bag</text:p>
          </table:table-cell>
          <table:table-cell/>
          <table:table-cell office:value-type="string">
            <text:p>b{g</text:p>
          </table:table-cell>
          <table:table-cell office:value-type="string">
            <text:p>bag</text:p>
          </table:table-cell>
          <table:table-cell/>
          <table:table-cell office:value-type="string">
            <text:p>bag</text:p>
          </table:table-cell>
          <table:table-cell table:number-columns-repeated="1012"/>
        </table:table-row>
        <table:table-row table:style-name="ro3">
          <table:table-cell office:value-type="string">
            <text:p>balance</text:p>
          </table:table-cell>
          <table:table-cell office:value-type="string">
            <text:p>noun_s</text:p>
          </table:table-cell>
          <table:table-cell office:value-type="string">
            <text:p>b{l@n(t)s</text:p>
          </table:table-cell>
          <table:table-cell office:value-type="string">
            <text:p>baluns</text:p>
          </table:table-cell>
          <table:table-cell/>
          <table:table-cell office:value-type="string">
            <text:p>b{l@n(t)s</text:p>
          </table:table-cell>
          <table:table-cell office:value-type="string">
            <text:p>baluns</text:p>
          </table:table-cell>
          <table:table-cell/>
          <table:table-cell office:value-type="string">
            <text:p>b{l@ns</text:p>
          </table:table-cell>
          <table:table-cell office:value-type="string">
            <text:p>baluns</text:p>
          </table:table-cell>
          <table:table-cell/>
          <table:table-cell office:value-type="string">
            <text:p>baluns</text:p>
          </table:table-cell>
          <table:table-cell table:number-columns-repeated="1012"/>
        </table:table-row>
        <table:table-row table:style-name="ro3">
          <table:table-cell office:value-type="string">
            <text:p>ball</text:p>
          </table:table-cell>
          <table:table-cell office:value-type="string">
            <text:p>noun_s</text:p>
          </table:table-cell>
          <table:table-cell office:value-type="string">
            <text:p>bO:l</text:p>
          </table:table-cell>
          <table:table-cell office:value-type="string">
            <text:p>bQl</text:p>
          </table:table-cell>
          <table:table-cell/>
          <table:table-cell office:value-type="string">
            <text:p>1-bQ:l <text:s/>2-bA:l</text:p>
          </table:table-cell>
          <table:table-cell office:value-type="string">
            <text:p>1-bol-&gt;1 <text:s/>2-bRl-&gt;1</text:p>
          </table:table-cell>
          <table:table-cell/>
          <table:table-cell office:value-type="string">
            <text:p>bOl</text:p>
          </table:table-cell>
          <table:table-cell office:value-type="string">
            <text:p>bQl</text:p>
          </table:table-cell>
          <table:table-cell/>
          <table:table-cell office:value-type="string">
            <text:p>bQl</text:p>
          </table:table-cell>
          <table:table-cell table:number-columns-repeated="3"/>
          <table:table-cell office:value-type="string">
            <text:p>GA-x:1.8</text:p>
          </table:table-cell>
          <table:table-cell table:number-columns-repeated="1008"/>
        </table:table-row>
        <table:table-row table:style-name="ro3">
          <table:table-cell office:value-type="string">
            <text:p>band</text:p>
          </table:table-cell>
          <table:table-cell office:value-type="string">
            <text:p>noun_s</text:p>
          </table:table-cell>
          <table:table-cell office:value-type="string">
            <text:p>b{nd</text:p>
          </table:table-cell>
          <table:table-cell office:value-type="string">
            <text:p>band</text:p>
          </table:table-cell>
          <table:table-cell/>
          <table:table-cell office:value-type="string">
            <text:p>b{nd</text:p>
          </table:table-cell>
          <table:table-cell office:value-type="string">
            <text:p>band</text:p>
          </table:table-cell>
          <table:table-cell/>
          <table:table-cell office:value-type="string">
            <text:p>b{nd</text:p>
          </table:table-cell>
          <table:table-cell office:value-type="string">
            <text:p>band</text:p>
          </table:table-cell>
          <table:table-cell/>
          <table:table-cell office:value-type="string">
            <text:p>band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bank</text:p>
          </table:table-cell>
          <table:table-cell office:value-type="string">
            <text:p>noun_s</text:p>
          </table:table-cell>
          <table:table-cell table:style-name="Default" office:value-type="string">
            <text:p>b{Nk</text:p>
          </table:table-cell>
          <table:table-cell table:style-name="ce10" office:value-type="string">
            <text:p>baNk</text:p>
          </table:table-cell>
          <table:table-cell table:style-name="ce10"/>
          <table:table-cell table:style-name="Default" office:value-type="string">
            <text:p>b{Nk</text:p>
          </table:table-cell>
          <table:table-cell table:style-name="ce10" office:value-type="string">
            <text:p>baNk</text:p>
          </table:table-cell>
          <table:table-cell table:style-name="ce10"/>
          <table:table-cell table:style-name="Default" office:value-type="string">
            <text:p>b{Nk</text:p>
          </table:table-cell>
          <table:table-cell table:style-name="ce10" office:value-type="string">
            <text:p>baNk</text:p>
          </table:table-cell>
          <table:table-cell table:style-name="Default"/>
          <table:table-cell table:style-name="ce10" office:value-type="string">
            <text:p>baNk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bar</text:p>
          </table:table-cell>
          <table:table-cell office:value-type="string">
            <text:p>noun_s</text:p>
          </table:table-cell>
          <table:table-cell table:style-name="Default" office:value-type="string">
            <text:p>bA:</text:p>
          </table:table-cell>
          <table:table-cell table:style-name="ce10" office:value-type="string">
            <text:p>bä</text:p>
          </table:table-cell>
          <table:table-cell table:style-name="ce10"/>
          <table:table-cell table:style-name="Default" office:value-type="string">
            <text:p>bA:r</text:p>
          </table:table-cell>
          <table:table-cell table:style-name="ce10" office:value-type="string">
            <text:p>bRr</text:p>
          </table:table-cell>
          <table:table-cell table:style-name="ce10"/>
          <table:table-cell table:style-name="Default" office:value-type="string">
            <text:p>bA</text:p>
          </table:table-cell>
          <table:table-cell table:style-name="ce10" office:value-type="string">
            <text:p>bä</text:p>
          </table:table-cell>
          <table:table-cell table:style-name="Default"/>
          <table:table-cell table:style-name="ce10" office:value-type="string">
            <text:p>bä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base</text:p>
          </table:table-cell>
          <table:table-cell office:value-type="string">
            <text:p>noun_s</text:p>
          </table:table-cell>
          <table:table-cell office:value-type="string">
            <text:p>beIs</text:p>
          </table:table-cell>
          <table:table-cell office:value-type="string">
            <text:p>bAs</text:p>
          </table:table-cell>
          <table:table-cell/>
          <table:table-cell office:value-type="string">
            <text:p>beIs</text:p>
          </table:table-cell>
          <table:table-cell office:value-type="string">
            <text:p>bAs</text:p>
          </table:table-cell>
          <table:table-cell/>
          <table:table-cell office:value-type="string">
            <text:p>beIs</text:p>
          </table:table-cell>
          <table:table-cell office:value-type="string">
            <text:p>bAs</text:p>
          </table:table-cell>
          <table:table-cell/>
          <table:table-cell office:value-type="string">
            <text:p>bAs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basis</text:p>
          </table:table-cell>
          <table:table-cell office:value-type="string">
            <text:p>noun_s</text:p>
          </table:table-cell>
          <table:table-cell table:style-name="Default" office:value-type="string">
            <text:p>beIsIs</text:p>
          </table:table-cell>
          <table:table-cell table:style-name="ce10" office:value-type="string">
            <text:p>bAsis</text:p>
          </table:table-cell>
          <table:table-cell table:style-name="ce10"/>
          <table:table-cell table:style-name="Default" office:value-type="string">
            <text:p>beIsIs</text:p>
          </table:table-cell>
          <table:table-cell table:style-name="ce10" office:value-type="string">
            <text:p>bAsis</text:p>
          </table:table-cell>
          <table:table-cell table:style-name="ce10"/>
          <table:table-cell table:style-name="Default" office:value-type="string">
            <text:p>beIs@s</text:p>
          </table:table-cell>
          <table:table-cell table:style-name="ce10" office:value-type="string">
            <text:p>bAsus</text:p>
          </table:table-cell>
          <table:table-cell table:style-name="Default"/>
          <table:table-cell table:style-name="ce10" office:value-type="string">
            <text:p>bAsis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Au-1:2.25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battle</text:p>
          </table:table-cell>
          <table:table-cell office:value-type="string">
            <text:p>noun_s</text:p>
          </table:table-cell>
          <table:table-cell office:value-type="string">
            <text:p>b{t=l</text:p>
          </table:table-cell>
          <table:table-cell office:value-type="string">
            <text:p>batl</text:p>
          </table:table-cell>
          <table:table-cell/>
          <table:table-cell office:value-type="string">
            <text:p>b{t=l</text:p>
          </table:table-cell>
          <table:table-cell office:value-type="string">
            <text:p>batl</text:p>
          </table:table-cell>
          <table:table-cell/>
          <table:table-cell office:value-type="string">
            <text:p>b{tl</text:p>
          </table:table-cell>
          <table:table-cell office:value-type="string">
            <text:p>batl</text:p>
          </table:table-cell>
          <table:table-cell/>
          <table:table-cell office:value-type="string">
            <text:p>batl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beach</text:p>
          </table:table-cell>
          <table:table-cell office:value-type="string">
            <text:p>noun_s</text:p>
          </table:table-cell>
          <table:table-cell table:style-name="Default" office:value-type="string">
            <text:p>bi:tS</text:p>
          </table:table-cell>
          <table:table-cell table:style-name="ce10" office:value-type="string">
            <text:p>bEC</text:p>
          </table:table-cell>
          <table:table-cell table:style-name="ce10"/>
          <table:table-cell table:style-name="Default" office:value-type="string">
            <text:p>bi:tS</text:p>
          </table:table-cell>
          <table:table-cell table:style-name="ce10" office:value-type="string">
            <text:p>bEC</text:p>
          </table:table-cell>
          <table:table-cell table:style-name="ce10"/>
          <table:table-cell table:style-name="Default" office:value-type="string">
            <text:p>bitS</text:p>
          </table:table-cell>
          <table:table-cell table:style-name="ce10" office:value-type="string">
            <text:p>bEC</text:p>
          </table:table-cell>
          <table:table-cell table:style-name="Default"/>
          <table:table-cell table:style-name="ce10" office:value-type="string">
            <text:p>bEC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bed</text:p>
          </table:table-cell>
          <table:table-cell office:value-type="string">
            <text:p>noun_s</text:p>
          </table:table-cell>
          <table:table-cell table:style-name="Default" office:value-type="string">
            <text:p>bed</text:p>
          </table:table-cell>
          <table:table-cell table:style-name="ce10" office:value-type="string">
            <text:p>bed</text:p>
          </table:table-cell>
          <table:table-cell table:style-name="ce10"/>
          <table:table-cell table:style-name="Default" office:value-type="string">
            <text:p>bed</text:p>
          </table:table-cell>
          <table:table-cell table:style-name="ce10" office:value-type="string">
            <text:p>bed</text:p>
          </table:table-cell>
          <table:table-cell table:style-name="ce10"/>
          <table:table-cell table:style-name="Default" office:value-type="string">
            <text:p>bEd</text:p>
          </table:table-cell>
          <table:table-cell table:style-name="ce10" office:value-type="string">
            <text:p>bed</text:p>
          </table:table-cell>
          <table:table-cell table:style-name="Default"/>
          <table:table-cell table:style-name="ce10" office:value-type="string">
            <text:p>bed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beginning</text:p>
          </table:table-cell>
          <table:table-cell office:value-type="string">
            <text:p>noun_s</text:p>
          </table:table-cell>
          <table:table-cell office:value-type="string">
            <text:p>1-bIgInIN <text:s/>2-b@gInIN</text:p>
          </table:table-cell>
          <table:table-cell office:value-type="string">
            <text:p>1-biginiN <text:s/>2-buginiN</text:p>
          </table:table-cell>
          <table:table-cell/>
          <table:table-cell office:value-type="string">
            <text:p>1-bIgInIN</text:p>
          </table:table-cell>
          <table:table-cell office:value-type="string">
            <text:p>biginiN</text:p>
          </table:table-cell>
          <table:table-cell/>
          <table:table-cell office:value-type="string">
            <text:p>b@gInIN</text:p>
          </table:table-cell>
          <table:table-cell office:value-type="string">
            <text:p>buginiN</text:p>
          </table:table-cell>
          <table:table-cell/>
          <table:table-cell office:value-type="string">
            <text:p>biginiN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behaviour</text:p>
          </table:table-cell>
          <table:table-cell office:value-type="string">
            <text:p>noun_s</text:p>
          </table:table-cell>
          <table:table-cell table:style-name="Default" office:value-type="string">
            <text:p>1-bIheIvj@ <text:s/>2-b@heIvj@</text:p>
          </table:table-cell>
          <table:table-cell table:style-name="ce10" office:value-type="string">
            <text:p>1-bihAvyuÑ-&gt;1 <text:s/>2-buhAvyuÑ-&gt;1</text:p>
          </table:table-cell>
          <table:table-cell table:style-name="ce10"/>
          <table:table-cell table:style-name="Default" office:value-type="string">
            <text:p>bIheIvj@</text:p>
          </table:table-cell>
          <table:table-cell table:style-name="ce10" office:value-type="string">
            <text:p>bihAvyur</text:p>
          </table:table-cell>
          <table:table-cell table:style-name="ce10"/>
          <table:table-cell table:style-name="Default" office:value-type="string">
            <text:p>1-b@heIvj@ <text:s/>2-biheIvj@</text:p>
          </table:table-cell>
          <table:table-cell table:style-name="ce10" office:value-type="string">
            <text:p>1-buhAvyuÑ-&gt;1 <text:s/>2-bEhAbuÑ-&gt;1</text:p>
          </table:table-cell>
          <table:table-cell table:style-name="Default"/>
          <table:table-cell table:style-name="ce10" office:value-type="string">
            <text:p>bihAvyuÑ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1.25 <text:s/>Au-x:1.25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being</text:p>
          </table:table-cell>
          <table:table-cell office:value-type="string">
            <text:p>noun_s</text:p>
          </table:table-cell>
          <table:table-cell table:style-name="Default" office:value-type="string">
            <text:p>bi:IN</text:p>
          </table:table-cell>
          <table:table-cell table:style-name="ce10" office:value-type="string">
            <text:p>bEiN</text:p>
          </table:table-cell>
          <table:table-cell table:style-name="ce10"/>
          <table:table-cell table:style-name="Default" office:value-type="string">
            <text:p>bi:IN</text:p>
          </table:table-cell>
          <table:table-cell table:style-name="ce10" office:value-type="string">
            <text:p>bEiN</text:p>
          </table:table-cell>
          <table:table-cell table:style-name="ce10"/>
          <table:table-cell table:style-name="Default" office:value-type="string">
            <text:p>biIN</text:p>
          </table:table-cell>
          <table:table-cell table:style-name="ce10" office:value-type="string">
            <text:p>bEiN</text:p>
          </table:table-cell>
          <table:table-cell table:style-name="Default"/>
          <table:table-cell table:style-name="ce10" office:value-type="string">
            <text:p>bEiN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belief</text:p>
          </table:table-cell>
          <table:table-cell office:value-type="string">
            <text:p>noun_s</text:p>
          </table:table-cell>
          <table:table-cell office:value-type="string">
            <text:p>1-bIli:f <text:s/>2-b@li:f</text:p>
          </table:table-cell>
          <table:table-cell office:value-type="string">
            <text:p>1-bilEf-&gt;1 <text:s/>2-bulEf-&gt;1</text:p>
          </table:table-cell>
          <table:table-cell/>
          <table:table-cell office:value-type="string">
            <text:p>bIli:f</text:p>
          </table:table-cell>
          <table:table-cell office:value-type="string">
            <text:p>bilEf</text:p>
          </table:table-cell>
          <table:table-cell/>
          <table:table-cell office:value-type="string">
            <text:p>1-b@lif <text:s/>2-bilif</text:p>
          </table:table-cell>
          <table:table-cell office:value-type="string">
            <text:p>1-bulEf-&gt;1 <text:s/>2-bElEf-&gt;1</text:p>
          </table:table-cell>
          <table:table-cell/>
          <table:table-cell office:value-type="string">
            <text:p>bilEf</text:p>
          </table:table-cell>
          <table:table-cell table:number-columns-repeated="3"/>
          <table:table-cell office:value-type="string">
            <text:p>Au-x:1.25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benefit</text:p>
          </table:table-cell>
          <table:table-cell office:value-type="string">
            <text:p>noun_s</text:p>
          </table:table-cell>
          <table:table-cell table:style-name="Default" office:value-type="string">
            <text:p>1-benIfIt <text:s/>2-ben@fIt</text:p>
          </table:table-cell>
          <table:table-cell table:style-name="ce10" office:value-type="string">
            <text:p>1-benifit-&gt;1 <text:s/>2-benufit-&gt;1</text:p>
          </table:table-cell>
          <table:table-cell table:style-name="ce10"/>
          <table:table-cell table:style-name="Default" office:value-type="string">
            <text:p>benIfIt</text:p>
          </table:table-cell>
          <table:table-cell table:style-name="ce10" office:value-type="string">
            <text:p>benifit</text:p>
          </table:table-cell>
          <table:table-cell table:style-name="ce10"/>
          <table:table-cell table:style-name="Default" office:value-type="string">
            <text:p>bEn@f@t</text:p>
          </table:table-cell>
          <table:table-cell table:style-name="ce10" office:value-type="string">
            <text:p>benufut</text:p>
          </table:table-cell>
          <table:table-cell table:style-name="Default"/>
          <table:table-cell table:style-name="ce10" office:value-type="string">
            <text:p>benifit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2.25 <text:s/>Au-1:2.25:3.25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bill</text:p>
          </table:table-cell>
          <table:table-cell office:value-type="string">
            <text:p>noun_s</text:p>
          </table:table-cell>
          <table:table-cell table:style-name="Default" office:value-type="string">
            <text:p>bIl</text:p>
          </table:table-cell>
          <table:table-cell table:style-name="ce10" office:value-type="string">
            <text:p>bil</text:p>
          </table:table-cell>
          <table:table-cell table:style-name="ce10"/>
          <table:table-cell table:style-name="Default" office:value-type="string">
            <text:p>bIl</text:p>
          </table:table-cell>
          <table:table-cell table:style-name="ce10" office:value-type="string">
            <text:p>bil</text:p>
          </table:table-cell>
          <table:table-cell table:style-name="ce10"/>
          <table:table-cell table:style-name="Default" office:value-type="string">
            <text:p>bIl</text:p>
          </table:table-cell>
          <table:table-cell table:style-name="ce10" office:value-type="string">
            <text:p>bil</text:p>
          </table:table-cell>
          <table:table-cell table:style-name="Default"/>
          <table:table-cell table:style-name="ce10" office:value-type="string">
            <text:p>bil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bird</text:p>
          </table:table-cell>
          <table:table-cell office:value-type="string">
            <text:p>noun_s</text:p>
          </table:table-cell>
          <table:table-cell table:style-name="Default" office:value-type="string">
            <text:p>b3:d</text:p>
          </table:table-cell>
          <table:table-cell table:style-name="ce10" office:value-type="string">
            <text:p>büd</text:p>
          </table:table-cell>
          <table:table-cell table:style-name="ce10"/>
          <table:table-cell table:style-name="Default" office:value-type="string">
            <text:p>b3`:d</text:p>
          </table:table-cell>
          <table:table-cell table:style-name="ce10" office:value-type="string">
            <text:p>büd</text:p>
          </table:table-cell>
          <table:table-cell table:style-name="ce10"/>
          <table:table-cell table:style-name="Default" office:value-type="string">
            <text:p>b3d</text:p>
          </table:table-cell>
          <table:table-cell table:style-name="ce10" office:value-type="string">
            <text:p>büd</text:p>
          </table:table-cell>
          <table:table-cell table:style-name="Default"/>
          <table:table-cell table:style-name="ce10" office:value-type="string">
            <text:p>büd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birth</text:p>
          </table:table-cell>
          <table:table-cell office:value-type="string">
            <text:p>noun_s</text:p>
          </table:table-cell>
          <table:table-cell office:value-type="string">
            <text:p>b3:T</text:p>
          </table:table-cell>
          <table:table-cell office:value-type="string">
            <text:p>büT</text:p>
          </table:table-cell>
          <table:table-cell/>
          <table:table-cell office:value-type="string">
            <text:p>b3`:T</text:p>
          </table:table-cell>
          <table:table-cell office:value-type="string">
            <text:p>büT</text:p>
          </table:table-cell>
          <table:table-cell/>
          <table:table-cell office:value-type="string">
            <text:p>b3T</text:p>
          </table:table-cell>
          <table:table-cell office:value-type="string">
            <text:p>büT</text:p>
          </table:table-cell>
          <table:table-cell/>
          <table:table-cell office:value-type="string">
            <text:p>bü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bit</text:p>
          </table:table-cell>
          <table:table-cell office:value-type="string">
            <text:p>noun_s</text:p>
          </table:table-cell>
          <table:table-cell table:style-name="Default" office:value-type="string">
            <text:p>bIt</text:p>
          </table:table-cell>
          <table:table-cell table:style-name="ce10" office:value-type="string">
            <text:p>bit</text:p>
          </table:table-cell>
          <table:table-cell table:style-name="ce10"/>
          <table:table-cell table:style-name="Default" office:value-type="string">
            <text:p>bIt</text:p>
          </table:table-cell>
          <table:table-cell table:style-name="ce10" office:value-type="string">
            <text:p>bit</text:p>
          </table:table-cell>
          <table:table-cell table:style-name="ce10"/>
          <table:table-cell table:style-name="Default" office:value-type="string">
            <text:p>bIt</text:p>
          </table:table-cell>
          <table:table-cell table:style-name="ce10" office:value-type="string">
            <text:p>bit</text:p>
          </table:table-cell>
          <table:table-cell table:style-name="Default"/>
          <table:table-cell table:style-name="ce10" office:value-type="string">
            <text:p>bi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block</text:p>
          </table:table-cell>
          <table:table-cell office:value-type="string">
            <text:p>noun_s</text:p>
          </table:table-cell>
          <table:table-cell office:value-type="string">
            <text:p>blQk</text:p>
          </table:table-cell>
          <table:table-cell office:value-type="string">
            <text:p>blok</text:p>
          </table:table-cell>
          <table:table-cell/>
          <table:table-cell office:value-type="string">
            <text:p>blA:k</text:p>
          </table:table-cell>
          <table:table-cell office:value-type="string">
            <text:p>blRk</text:p>
          </table:table-cell>
          <table:table-cell/>
          <table:table-cell office:value-type="string">
            <text:p>blQk</text:p>
          </table:table-cell>
          <table:table-cell office:value-type="string">
            <text:p>blok</text:p>
          </table:table-cell>
          <table:table-cell/>
          <table:table-cell office:value-type="string">
            <text:p>blok</text:p>
          </table:table-cell>
          <table:table-cell table:number-columns-repeated="3"/>
          <table:table-cell office:value-type="string">
            <text:p>GA-1:1.9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blood</text:p>
          </table:table-cell>
          <table:table-cell office:value-type="string">
            <text:p>noun_s</text:p>
          </table:table-cell>
          <table:table-cell table:style-name="Default" office:value-type="string">
            <text:p>blVd</text:p>
          </table:table-cell>
          <table:table-cell table:style-name="ce10" office:value-type="string">
            <text:p>blud</text:p>
          </table:table-cell>
          <table:table-cell table:style-name="ce10"/>
          <table:table-cell table:style-name="Default" office:value-type="string">
            <text:p>blVd</text:p>
          </table:table-cell>
          <table:table-cell table:style-name="ce10" office:value-type="string">
            <text:p>blud</text:p>
          </table:table-cell>
          <table:table-cell table:style-name="ce10"/>
          <table:table-cell table:style-name="Default" office:value-type="string">
            <text:p>blVd</text:p>
          </table:table-cell>
          <table:table-cell table:style-name="ce10" office:value-type="string">
            <text:p>blud</text:p>
          </table:table-cell>
          <table:table-cell table:style-name="Default"/>
          <table:table-cell table:style-name="ce10" office:value-type="string">
            <text:p>blud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board</text:p>
          </table:table-cell>
          <table:table-cell office:value-type="string">
            <text:p>noun_s</text:p>
          </table:table-cell>
          <table:table-cell table:style-name="Default" office:value-type="string">
            <text:p>bO:d</text:p>
          </table:table-cell>
          <table:table-cell table:style-name="ce10" office:value-type="string">
            <text:p>böd</text:p>
          </table:table-cell>
          <table:table-cell table:style-name="ce10"/>
          <table:table-cell table:style-name="Default" office:value-type="string">
            <text:p>1-bO:rd <text:s/>2-bo:rd</text:p>
          </table:table-cell>
          <table:table-cell table:style-name="ce10" office:value-type="string">
            <text:p>1-böd-&gt;1 <text:s/>2=1</text:p>
          </table:table-cell>
          <table:table-cell table:style-name="ce10"/>
          <table:table-cell table:style-name="Default" office:value-type="string">
            <text:p>bOd</text:p>
          </table:table-cell>
          <table:table-cell table:style-name="ce10" office:value-type="string">
            <text:p>böd</text:p>
          </table:table-cell>
          <table:table-cell table:style-name="Default"/>
          <table:table-cell table:style-name="ce10" office:value-type="string">
            <text:p>böd</text:p>
          </table:table-cell>
          <table:table-cell table:style-name="ce10"/>
          <table:table-cell table:style-name="Default" table:number-columns-repeated="3"/>
          <table:table-cell table:style-name="Default" office:value-type="string">
            <text:p>f</text:p>
          </table:table-cell>
          <table:table-cell table:style-name="Default" table:number-columns-repeated="1007"/>
        </table:table-row>
        <table:table-row table:style-name="ro3">
          <table:table-cell office:value-type="string">
            <text:p>boat</text:p>
          </table:table-cell>
          <table:table-cell office:value-type="string">
            <text:p>noun_s</text:p>
          </table:table-cell>
          <table:table-cell office:value-type="string">
            <text:p>b@Ut</text:p>
          </table:table-cell>
          <table:table-cell office:value-type="string">
            <text:p>bOt</text:p>
          </table:table-cell>
          <table:table-cell/>
          <table:table-cell office:value-type="string">
            <text:p>boUt</text:p>
          </table:table-cell>
          <table:table-cell office:value-type="string">
            <text:p>bOt</text:p>
          </table:table-cell>
          <table:table-cell/>
          <table:table-cell office:value-type="string">
            <text:p>boUt</text:p>
          </table:table-cell>
          <table:table-cell office:value-type="string">
            <text:p>bOt</text:p>
          </table:table-cell>
          <table:table-cell/>
          <table:table-cell office:value-type="string">
            <text:p>bOt</text:p>
          </table:table-cell>
          <table:table-cell table:number-columns-repeated="1012"/>
        </table:table-row>
        <table:table-row table:style-name="ro3">
          <table:table-cell office:value-type="string">
            <text:p>body</text:p>
          </table:table-cell>
          <table:table-cell office:value-type="string">
            <text:p>noun_s</text:p>
          </table:table-cell>
          <table:table-cell office:value-type="string">
            <text:p>bQdi</text:p>
          </table:table-cell>
          <table:table-cell office:value-type="string">
            <text:p>bodE</text:p>
          </table:table-cell>
          <table:table-cell/>
          <table:table-cell office:value-type="string">
            <text:p>bA:di</text:p>
          </table:table-cell>
          <table:table-cell office:value-type="string">
            <text:p>bRdE</text:p>
          </table:table-cell>
          <table:table-cell/>
          <table:table-cell office:value-type="string">
            <text:p>bQdi</text:p>
          </table:table-cell>
          <table:table-cell office:value-type="string">
            <text:p>bodE</text:p>
          </table:table-cell>
          <table:table-cell/>
          <table:table-cell office:value-type="string">
            <text:p>bodE</text:p>
          </table:table-cell>
          <table:table-cell table:number-columns-repeated="3"/>
          <table:table-cell office:value-type="string">
            <text:p>GA-1:1.9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bone</text:p>
          </table:table-cell>
          <table:table-cell office:value-type="string">
            <text:p>noun_s</text:p>
          </table:table-cell>
          <table:table-cell table:style-name="Default" office:value-type="string">
            <text:p>b@Un</text:p>
          </table:table-cell>
          <table:table-cell table:style-name="ce10" office:value-type="string">
            <text:p>bOn</text:p>
          </table:table-cell>
          <table:table-cell table:style-name="ce10"/>
          <table:table-cell table:style-name="Default" office:value-type="string">
            <text:p>boUn</text:p>
          </table:table-cell>
          <table:table-cell table:style-name="ce10" office:value-type="string">
            <text:p>bOn</text:p>
          </table:table-cell>
          <table:table-cell table:style-name="ce10"/>
          <table:table-cell table:style-name="Default" office:value-type="string">
            <text:p>boUn</text:p>
          </table:table-cell>
          <table:table-cell table:style-name="ce10" office:value-type="string">
            <text:p>bOn</text:p>
          </table:table-cell>
          <table:table-cell table:style-name="Default"/>
          <table:table-cell table:style-name="ce10" office:value-type="string">
            <text:p>bOn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book</text:p>
          </table:table-cell>
          <table:table-cell office:value-type="string">
            <text:p>noun_s</text:p>
          </table:table-cell>
          <table:table-cell office:value-type="string">
            <text:p>bUk</text:p>
          </table:table-cell>
          <table:table-cell office:value-type="string">
            <text:p>bVk</text:p>
          </table:table-cell>
          <table:table-cell/>
          <table:table-cell office:value-type="string">
            <text:p>bUk</text:p>
          </table:table-cell>
          <table:table-cell office:value-type="string">
            <text:p>bVk</text:p>
          </table:table-cell>
          <table:table-cell/>
          <table:table-cell office:value-type="string">
            <text:p>bUk</text:p>
          </table:table-cell>
          <table:table-cell office:value-type="string">
            <text:p>bVk</text:p>
          </table:table-cell>
          <table:table-cell/>
          <table:table-cell office:value-type="string">
            <text:p>bVk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border</text:p>
          </table:table-cell>
          <table:table-cell office:value-type="string">
            <text:p>noun_s</text:p>
          </table:table-cell>
          <table:table-cell table:style-name="Default" office:value-type="string">
            <text:p>bO:d@</text:p>
          </table:table-cell>
          <table:table-cell table:style-name="ce10" office:value-type="string">
            <text:p>böduÑ</text:p>
          </table:table-cell>
          <table:table-cell table:style-name="ce10"/>
          <table:table-cell table:style-name="Default" office:value-type="string">
            <text:p>bO:rd=r</text:p>
          </table:table-cell>
          <table:table-cell table:style-name="ce10" office:value-type="string">
            <text:p>bQrdur</text:p>
          </table:table-cell>
          <table:table-cell table:style-name="ce10"/>
          <table:table-cell table:style-name="Default" office:value-type="string">
            <text:p>bOd@</text:p>
          </table:table-cell>
          <table:table-cell table:style-name="ce10" office:value-type="string">
            <text:p>böduÑ</text:p>
          </table:table-cell>
          <table:table-cell table:style-name="Default"/>
          <table:table-cell table:style-name="ce10" office:value-type="string">
            <text:p>böduÑ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bottle</text:p>
          </table:table-cell>
          <table:table-cell office:value-type="string">
            <text:p>noun_s</text:p>
          </table:table-cell>
          <table:table-cell office:value-type="string">
            <text:p>bQt=l</text:p>
          </table:table-cell>
          <table:table-cell office:value-type="string">
            <text:p>botl</text:p>
          </table:table-cell>
          <table:table-cell/>
          <table:table-cell office:value-type="string">
            <text:p>bA:t=l</text:p>
          </table:table-cell>
          <table:table-cell office:value-type="string">
            <text:p>bRtl</text:p>
          </table:table-cell>
          <table:table-cell/>
          <table:table-cell office:value-type="string">
            <text:p>bQtl</text:p>
          </table:table-cell>
          <table:table-cell office:value-type="string">
            <text:p>botl</text:p>
          </table:table-cell>
          <table:table-cell/>
          <table:table-cell office:value-type="string">
            <text:p>botl</text:p>
          </table:table-cell>
          <table:table-cell table:number-columns-repeated="3"/>
          <table:table-cell office:value-type="string">
            <text:p>GA-1:1.9</text:p>
          </table:table-cell>
          <table:table-cell table:number-columns-repeated="1008"/>
        </table:table-row>
        <table:table-row table:style-name="ro3">
          <table:table-cell office:value-type="string">
            <text:p>bottom</text:p>
          </table:table-cell>
          <table:table-cell office:value-type="string">
            <text:p>noun_s</text:p>
          </table:table-cell>
          <table:table-cell office:value-type="string">
            <text:p>bQt@m</text:p>
          </table:table-cell>
          <table:table-cell office:value-type="string">
            <text:p>botum</text:p>
          </table:table-cell>
          <table:table-cell/>
          <table:table-cell office:value-type="string">
            <text:p>bA:t@m</text:p>
          </table:table-cell>
          <table:table-cell office:value-type="string">
            <text:p>bRtum</text:p>
          </table:table-cell>
          <table:table-cell/>
          <table:table-cell office:value-type="string">
            <text:p>bQt@m</text:p>
          </table:table-cell>
          <table:table-cell office:value-type="string">
            <text:p>botum</text:p>
          </table:table-cell>
          <table:table-cell/>
          <table:table-cell office:value-type="string">
            <text:p>botum</text:p>
          </table:table-cell>
          <table:table-cell table:number-columns-repeated="3"/>
          <table:table-cell office:value-type="string">
            <text:p>GA-1:1.9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box</text:p>
          </table:table-cell>
          <table:table-cell office:value-type="string">
            <text:p>noun_s</text:p>
          </table:table-cell>
          <table:table-cell table:style-name="Default" office:value-type="string">
            <text:p>bQks</text:p>
          </table:table-cell>
          <table:table-cell table:style-name="ce10" office:value-type="string">
            <text:p>boks</text:p>
          </table:table-cell>
          <table:table-cell table:style-name="ce10"/>
          <table:table-cell table:style-name="Default" office:value-type="string">
            <text:p>bA:ks</text:p>
          </table:table-cell>
          <table:table-cell table:style-name="ce10" office:value-type="string">
            <text:p>bRks</text:p>
          </table:table-cell>
          <table:table-cell table:style-name="ce10"/>
          <table:table-cell table:style-name="Default" office:value-type="string">
            <text:p>bQks</text:p>
          </table:table-cell>
          <table:table-cell table:style-name="ce10" office:value-type="string">
            <text:p>boks</text:p>
          </table:table-cell>
          <table:table-cell table:style-name="Default"/>
          <table:table-cell table:style-name="ce10" office:value-type="string">
            <text:p>boks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1:1.9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boy</text:p>
          </table:table-cell>
          <table:table-cell office:value-type="string">
            <text:p>noun_s</text:p>
          </table:table-cell>
          <table:table-cell office:value-type="string">
            <text:p>bOI</text:p>
          </table:table-cell>
          <table:table-cell office:value-type="string">
            <text:p>bY</text:p>
          </table:table-cell>
          <table:table-cell/>
          <table:table-cell office:value-type="string">
            <text:p>bOI</text:p>
          </table:table-cell>
          <table:table-cell office:value-type="string">
            <text:p>bY</text:p>
          </table:table-cell>
          <table:table-cell/>
          <table:table-cell office:value-type="string">
            <text:p>bOI</text:p>
          </table:table-cell>
          <table:table-cell office:value-type="string">
            <text:p>bY</text:p>
          </table:table-cell>
          <table:table-cell/>
          <table:table-cell office:value-type="string">
            <text:p>bY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boy</text:p>
          </table:table-cell>
          <table:table-cell office:value-type="string">
            <text:p>noun_s</text:p>
          </table:table-cell>
          <table:table-cell table:style-name="Default" office:value-type="string">
            <text:p>bOI</text:p>
          </table:table-cell>
          <table:table-cell table:style-name="ce10" office:value-type="string">
            <text:p>bY</text:p>
          </table:table-cell>
          <table:table-cell table:style-name="ce10"/>
          <table:table-cell table:style-name="Default" office:value-type="string">
            <text:p>bOI</text:p>
          </table:table-cell>
          <table:table-cell table:style-name="ce10" office:value-type="string">
            <text:p>bY</text:p>
          </table:table-cell>
          <table:table-cell table:style-name="ce10"/>
          <table:table-cell table:style-name="Default" office:value-type="string">
            <text:p>bOI</text:p>
          </table:table-cell>
          <table:table-cell table:style-name="ce10" office:value-type="string">
            <text:p>bY</text:p>
          </table:table-cell>
          <table:table-cell table:style-name="Default"/>
          <table:table-cell table:style-name="ce10" office:value-type="string">
            <text:p>bY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brain</text:p>
          </table:table-cell>
          <table:table-cell office:value-type="string">
            <text:p>noun_s</text:p>
          </table:table-cell>
          <table:table-cell office:value-type="string">
            <text:p>breIn</text:p>
          </table:table-cell>
          <table:table-cell office:value-type="string">
            <text:p>brAn</text:p>
          </table:table-cell>
          <table:table-cell/>
          <table:table-cell office:value-type="string">
            <text:p>breIn</text:p>
          </table:table-cell>
          <table:table-cell office:value-type="string">
            <text:p>brAn</text:p>
          </table:table-cell>
          <table:table-cell/>
          <table:table-cell office:value-type="string">
            <text:p>breIn</text:p>
          </table:table-cell>
          <table:table-cell office:value-type="string">
            <text:p>brAn</text:p>
          </table:table-cell>
          <table:table-cell/>
          <table:table-cell office:value-type="string">
            <text:p>brAn</text:p>
          </table:table-cell>
          <table:table-cell table:number-columns-repeated="1012"/>
        </table:table-row>
        <table:table-row table:style-name="ro3">
          <table:table-cell office:value-type="string">
            <text:p>branch</text:p>
          </table:table-cell>
          <table:table-cell office:value-type="string">
            <text:p>noun_s</text:p>
          </table:table-cell>
          <table:table-cell office:value-type="string">
            <text:p>brA:ntS</text:p>
          </table:table-cell>
          <table:table-cell office:value-type="string">
            <text:p>brRnC</text:p>
          </table:table-cell>
          <table:table-cell/>
          <table:table-cell office:value-type="string">
            <text:p>br{ntS</text:p>
          </table:table-cell>
          <table:table-cell office:value-type="string">
            <text:p>branC</text:p>
          </table:table-cell>
          <table:table-cell/>
          <table:table-cell office:value-type="string">
            <text:p>br{ntS</text:p>
          </table:table-cell>
          <table:table-cell office:value-type="string">
            <text:p>branC</text:p>
          </table:table-cell>
          <table:table-cell/>
          <table:table-cell office:value-type="string">
            <text:p>branC</text:p>
          </table:table-cell>
          <table:table-cell table:number-columns-repeated="3"/>
          <table:table-cell office:value-type="string">
            <text:p>RP-1:1.16</text:p>
          </table:table-cell>
          <table:table-cell table:number-columns-repeated="1008"/>
        </table:table-row>
        <table:table-row table:style-name="ro3">
          <table:table-cell office:value-type="string">
            <text:p>breath</text:p>
          </table:table-cell>
          <table:table-cell office:value-type="string">
            <text:p>noun_s</text:p>
          </table:table-cell>
          <table:table-cell office:value-type="string">
            <text:p>breT</text:p>
          </table:table-cell>
          <table:table-cell office:value-type="string">
            <text:p>breT</text:p>
          </table:table-cell>
          <table:table-cell/>
          <table:table-cell office:value-type="string">
            <text:p>breT</text:p>
          </table:table-cell>
          <table:table-cell office:value-type="string">
            <text:p>breT</text:p>
          </table:table-cell>
          <table:table-cell/>
          <table:table-cell office:value-type="string">
            <text:p>brET</text:p>
          </table:table-cell>
          <table:table-cell office:value-type="string">
            <text:p>breT</text:p>
          </table:table-cell>
          <table:table-cell/>
          <table:table-cell office:value-type="string">
            <text:p>breT</text:p>
          </table:table-cell>
          <table:table-cell table:number-columns-repeated="1012"/>
        </table:table-row>
        <table:table-row table:style-name="ro3">
          <table:table-cell office:value-type="string">
            <text:p>bridge</text:p>
          </table:table-cell>
          <table:table-cell office:value-type="string">
            <text:p>noun_s</text:p>
          </table:table-cell>
          <table:table-cell office:value-type="string">
            <text:p>brIdZ</text:p>
          </table:table-cell>
          <table:table-cell office:value-type="string">
            <text:p>brij</text:p>
          </table:table-cell>
          <table:table-cell/>
          <table:table-cell office:value-type="string">
            <text:p>brIdZ</text:p>
          </table:table-cell>
          <table:table-cell office:value-type="string">
            <text:p>brij</text:p>
          </table:table-cell>
          <table:table-cell/>
          <table:table-cell office:value-type="string">
            <text:p>brIdZ</text:p>
          </table:table-cell>
          <table:table-cell office:value-type="string">
            <text:p>brij</text:p>
          </table:table-cell>
          <table:table-cell/>
          <table:table-cell office:value-type="string">
            <text:p>brij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brother</text:p>
          </table:table-cell>
          <table:table-cell office:value-type="string">
            <text:p>noun_s</text:p>
          </table:table-cell>
          <table:table-cell table:style-name="Default" office:value-type="string">
            <text:p>brVD@</text:p>
          </table:table-cell>
          <table:table-cell table:style-name="ce10" office:value-type="string">
            <text:p>bruDuÑ</text:p>
          </table:table-cell>
          <table:table-cell table:style-name="ce10"/>
          <table:table-cell table:style-name="Default" office:value-type="string">
            <text:p>brVD=r</text:p>
          </table:table-cell>
          <table:table-cell table:style-name="ce10" office:value-type="string">
            <text:p>bruDur</text:p>
          </table:table-cell>
          <table:table-cell table:style-name="ce10"/>
          <table:table-cell table:style-name="Default" office:value-type="string">
            <text:p>brVD@</text:p>
          </table:table-cell>
          <table:table-cell table:style-name="ce10" office:value-type="string">
            <text:p>bruDuÑ</text:p>
          </table:table-cell>
          <table:table-cell table:style-name="Default"/>
          <table:table-cell table:style-name="ce10" office:value-type="string">
            <text:p>bruDuÑ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budget</text:p>
          </table:table-cell>
          <table:table-cell office:value-type="string">
            <text:p>noun_s</text:p>
          </table:table-cell>
          <table:table-cell table:style-name="Default" office:value-type="string">
            <text:p>bVdZIt</text:p>
          </table:table-cell>
          <table:table-cell table:style-name="ce10" office:value-type="string">
            <text:p>bujit</text:p>
          </table:table-cell>
          <table:table-cell table:style-name="ce10"/>
          <table:table-cell table:style-name="Default" office:value-type="string">
            <text:p>bVdZ@t</text:p>
          </table:table-cell>
          <table:table-cell table:style-name="ce10" office:value-type="string">
            <text:p>bujut</text:p>
          </table:table-cell>
          <table:table-cell table:style-name="ce10"/>
          <table:table-cell table:style-name="Default" office:value-type="string">
            <text:p>bVdz@t</text:p>
          </table:table-cell>
          <table:table-cell table:style-name="ce10" office:value-type="string">
            <text:p>bujut</text:p>
          </table:table-cell>
          <table:table-cell table:style-name="Default"/>
          <table:table-cell table:style-name="ce10" office:value-type="string">
            <text:p>bujit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1:2.25 <text:s/>Au-1:2.25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building</text:p>
          </table:table-cell>
          <table:table-cell office:value-type="string">
            <text:p>noun_s</text:p>
          </table:table-cell>
          <table:table-cell table:style-name="Default" office:value-type="string">
            <text:p>bIldIN</text:p>
          </table:table-cell>
          <table:table-cell table:style-name="ce10" office:value-type="string">
            <text:p>bildiN</text:p>
          </table:table-cell>
          <table:table-cell table:style-name="ce10"/>
          <table:table-cell table:style-name="Default" office:value-type="string">
            <text:p>bIldIN</text:p>
          </table:table-cell>
          <table:table-cell table:style-name="ce10" office:value-type="string">
            <text:p>bildiN</text:p>
          </table:table-cell>
          <table:table-cell table:style-name="ce10"/>
          <table:table-cell table:style-name="Default" office:value-type="string">
            <text:p>bIldIN</text:p>
          </table:table-cell>
          <table:table-cell table:style-name="ce10" office:value-type="string">
            <text:p>bildiN</text:p>
          </table:table-cell>
          <table:table-cell table:style-name="Default"/>
          <table:table-cell table:style-name="ce10" office:value-type="string">
            <text:p>bildiN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bus</text:p>
          </table:table-cell>
          <table:table-cell office:value-type="string">
            <text:p>noun_s</text:p>
          </table:table-cell>
          <table:table-cell office:value-type="string">
            <text:p>bVs</text:p>
          </table:table-cell>
          <table:table-cell office:value-type="string">
            <text:p>bus</text:p>
          </table:table-cell>
          <table:table-cell/>
          <table:table-cell office:value-type="string">
            <text:p>bVs</text:p>
          </table:table-cell>
          <table:table-cell office:value-type="string">
            <text:p>bus</text:p>
          </table:table-cell>
          <table:table-cell/>
          <table:table-cell office:value-type="string">
            <text:p>bVs</text:p>
          </table:table-cell>
          <table:table-cell office:value-type="string">
            <text:p>bus</text:p>
          </table:table-cell>
          <table:table-cell/>
          <table:table-cell office:value-type="string">
            <text:p>bus</text:p>
          </table:table-cell>
          <table:table-cell table:number-columns-repeated="1012"/>
        </table:table-row>
        <table:table-row table:style-name="ro3">
          <table:table-cell office:value-type="string">
            <text:p>cabinet</text:p>
          </table:table-cell>
          <table:table-cell office:value-type="string">
            <text:p>noun_s</text:p>
          </table:table-cell>
          <table:table-cell office:value-type="string">
            <text:p>1-k{bIn@t <text:s/>2-k{b@n@t <text:s/>3-k{b@nIt</text:p>
          </table:table-cell>
          <table:table-cell office:value-type="string">
            <text:p>1-kabinut-&gt;1 <text:s/>2-kabunut-&gt;2 <text:s/>3-kabunit-&gt;3</text:p>
          </table:table-cell>
          <table:table-cell/>
          <table:table-cell office:value-type="string">
            <text:p>k{bIn@t</text:p>
          </table:table-cell>
          <table:table-cell office:value-type="string">
            <text:p>kabinut-&gt;1</text:p>
          </table:table-cell>
          <table:table-cell/>
          <table:table-cell office:value-type="string">
            <text:p>1-k{b@n@t <text:s/>2-k{bn@t</text:p>
          </table:table-cell>
          <table:table-cell office:value-type="string">
            <text:p>1-kabunut-&gt;2 <text:s/>2-kabnut-&gt;2</text:p>
          </table:table-cell>
          <table:table-cell/>
          <table:table-cell office:value-type="string">
            <text:p>kabinut</text:p>
          </table:table-cell>
          <table:table-cell office:value-type="string">
            <text:p>kabunut <text:s/>kabunit</text:p>
          </table:table-cell>
          <table:table-cell table:number-columns-repeated="2"/>
          <table:table-cell office:value-type="string">
            <text:p>Au-2:2.C</text:p>
          </table:table-cell>
          <table:table-cell table:style-name="ce5"/>
          <table:table-cell office:value-type="string">
            <text:p>general exception : including all RP variants - the three variants interlock and cannot be easily reduced by using commA set exceptions</text:p>
          </table:table-cell>
          <table:table-cell table:number-columns-repeated="997"/>
          <table:table-cell table:style-name="ce5" table:number-columns-repeated="6"/>
          <table:table-cell table:number-columns-repeated="3"/>
        </table:table-row>
        <table:table-row table:style-name="ro3">
          <table:table-cell table:style-name="Default" office:value-type="string">
            <text:p>call</text:p>
          </table:table-cell>
          <table:table-cell office:value-type="string">
            <text:p>noun_s</text:p>
          </table:table-cell>
          <table:table-cell table:style-name="Default" office:value-type="string">
            <text:p>kO:l</text:p>
          </table:table-cell>
          <table:table-cell table:style-name="ce10" office:value-type="string">
            <text:p>kQl</text:p>
          </table:table-cell>
          <table:table-cell table:style-name="ce10"/>
          <table:table-cell table:style-name="Default" office:value-type="string">
            <text:p>1-kQ:l <text:s/>2-kA:l</text:p>
          </table:table-cell>
          <table:table-cell table:style-name="ce10" office:value-type="string">
            <text:p>1-kol-&gt;1 <text:s/>2-kRl-&gt;1</text:p>
          </table:table-cell>
          <table:table-cell table:style-name="ce10"/>
          <table:table-cell table:style-name="Default" office:value-type="string">
            <text:p>kOl</text:p>
          </table:table-cell>
          <table:table-cell table:style-name="ce10" office:value-type="string">
            <text:p>kQl</text:p>
          </table:table-cell>
          <table:table-cell table:style-name="Default"/>
          <table:table-cell table:style-name="ce10" office:value-type="string">
            <text:p>kQl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x:1.8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campaign</text:p>
          </table:table-cell>
          <table:table-cell office:value-type="string">
            <text:p>noun_s</text:p>
          </table:table-cell>
          <table:table-cell table:style-name="Default" office:value-type="string">
            <text:p>k{mpeIn</text:p>
          </table:table-cell>
          <table:table-cell table:style-name="ce10" office:value-type="string">
            <text:p>kampAn</text:p>
          </table:table-cell>
          <table:table-cell table:style-name="ce10"/>
          <table:table-cell table:style-name="Default" office:value-type="string">
            <text:p>k{mpeIn</text:p>
          </table:table-cell>
          <table:table-cell table:style-name="ce10" office:value-type="string">
            <text:p>kampAn</text:p>
          </table:table-cell>
          <table:table-cell table:style-name="ce10"/>
          <table:table-cell table:style-name="Default" office:value-type="string">
            <text:p>k{mpeIn</text:p>
          </table:table-cell>
          <table:table-cell table:style-name="ce10" office:value-type="string">
            <text:p>kampAn</text:p>
          </table:table-cell>
          <table:table-cell table:style-name="Default"/>
          <table:table-cell table:style-name="ce10" office:value-type="string">
            <text:p>kampAn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cancer</text:p>
          </table:table-cell>
          <table:table-cell office:value-type="string">
            <text:p>noun_s</text:p>
          </table:table-cell>
          <table:table-cell table:style-name="Default" office:value-type="string">
            <text:p>k{n(t)s@</text:p>
          </table:table-cell>
          <table:table-cell table:style-name="ce10" office:value-type="string">
            <text:p>kansuÑ</text:p>
          </table:table-cell>
          <table:table-cell table:style-name="ce10"/>
          <table:table-cell table:style-name="Default" office:value-type="string">
            <text:p>k{n(t)s=r</text:p>
          </table:table-cell>
          <table:table-cell table:style-name="ce10" office:value-type="string">
            <text:p>kansur</text:p>
          </table:table-cell>
          <table:table-cell table:style-name="ce10"/>
          <table:table-cell table:style-name="Default" office:value-type="string">
            <text:p>k{ns@</text:p>
          </table:table-cell>
          <table:table-cell table:style-name="ce10" office:value-type="string">
            <text:p>kansuÑ</text:p>
          </table:table-cell>
          <table:table-cell table:style-name="Default"/>
          <table:table-cell table:style-name="ce10" office:value-type="string">
            <text:p>kansuÑ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capacity</text:p>
          </table:table-cell>
          <table:table-cell office:value-type="string">
            <text:p>noun_s</text:p>
          </table:table-cell>
          <table:table-cell office:value-type="string">
            <text:p>1-k@p{s@ti <text:s/>2-k@p{sIti</text:p>
          </table:table-cell>
          <table:table-cell office:value-type="string">
            <text:p>1-kupasutE-&gt;1 <text:s/>2-kupasitE-&gt;2</text:p>
          </table:table-cell>
          <table:table-cell/>
          <table:table-cell office:value-type="string">
            <text:p>k@p{s@ti</text:p>
          </table:table-cell>
          <table:table-cell office:value-type="string">
            <text:p>kupasutE-&gt;1</text:p>
          </table:table-cell>
          <table:table-cell/>
          <table:table-cell office:value-type="string">
            <text:p>k@p{s@ti</text:p>
          </table:table-cell>
          <table:table-cell office:value-type="string">
            <text:p>kupasutE-&gt;1</text:p>
          </table:table-cell>
          <table:table-cell/>
          <table:table-cell office:value-type="string">
            <text:p>kupasutE</text:p>
          </table:table-cell>
          <table:table-cell office:value-type="string">
            <text:p>kupasitE</text:p>
          </table:table-cell>
          <table:table-cell table:number-columns-repeated="4"/>
          <table:table-cell office:value-type="string">
            <text:p>rule 25 rabbIt exception (commA set takes precedence)</text:p>
          </table:table-cell>
          <table:table-cell table:number-columns-repeated="1006"/>
        </table:table-row>
        <table:table-row table:style-name="ro3">
          <table:table-cell table:style-name="Default" office:value-type="string">
            <text:p>capital</text:p>
          </table:table-cell>
          <table:table-cell office:value-type="string">
            <text:p>noun_s</text:p>
          </table:table-cell>
          <table:table-cell table:style-name="Default" office:value-type="string">
            <text:p>1-k{pIt=l <text:s/>2-k{p@t=l</text:p>
          </table:table-cell>
          <table:table-cell table:style-name="ce10" office:value-type="string">
            <text:p>1-kapitl-&gt;1 <text:s/>2-kaputl-&gt;1</text:p>
          </table:table-cell>
          <table:table-cell table:style-name="ce10"/>
          <table:table-cell table:style-name="Default" office:value-type="string">
            <text:p>k{pIt=l</text:p>
          </table:table-cell>
          <table:table-cell table:style-name="ce10" office:value-type="string">
            <text:p>kapitl</text:p>
          </table:table-cell>
          <table:table-cell table:style-name="ce10"/>
          <table:table-cell table:style-name="Default" office:value-type="string">
            <text:p>k{p@tl</text:p>
          </table:table-cell>
          <table:table-cell table:style-name="ce10" office:value-type="string">
            <text:p>kaputl</text:p>
          </table:table-cell>
          <table:table-cell table:style-name="Default"/>
          <table:table-cell table:style-name="ce10" office:value-type="string">
            <text:p>kapitl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2.25 <text:s/>Au-1:2.25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captain</text:p>
          </table:table-cell>
          <table:table-cell office:value-type="string">
            <text:p>noun_s</text:p>
          </table:table-cell>
          <table:table-cell office:value-type="string">
            <text:p>1-k{ptIn <text:s/>2-k{pt@n</text:p>
          </table:table-cell>
          <table:table-cell office:value-type="string">
            <text:p>1-kaptin-&gt;1 <text:s/>2-kaptun-&gt;1</text:p>
          </table:table-cell>
          <table:table-cell/>
          <table:table-cell office:value-type="string">
            <text:p>k{pt@n</text:p>
          </table:table-cell>
          <table:table-cell office:value-type="string">
            <text:p>kaptun</text:p>
          </table:table-cell>
          <table:table-cell/>
          <table:table-cell office:value-type="string">
            <text:p>1-k{pt@n <text:s/>2-k{ptn</text:p>
          </table:table-cell>
          <table:table-cell office:value-type="string">
            <text:p>1-kaptun-&gt;1 <text:s/>2-kaptn-&gt;1</text:p>
          </table:table-cell>
          <table:table-cell/>
          <table:table-cell office:value-type="string">
            <text:p>kaptun</text:p>
          </table:table-cell>
          <table:table-cell table:number-columns-repeated="3"/>
          <table:table-cell office:value-type="string">
            <text:p>RP-1:2.S10 <text:s/>Au-2:2.S10</text:p>
          </table:table-cell>
          <table:table-cell table:number-columns-repeated="1008"/>
        </table:table-row>
        <table:table-row table:style-name="ro3">
          <table:table-cell office:value-type="string">
            <text:p>car</text:p>
          </table:table-cell>
          <table:table-cell office:value-type="string">
            <text:p>noun_s</text:p>
          </table:table-cell>
          <table:table-cell office:value-type="string">
            <text:p>kA:</text:p>
          </table:table-cell>
          <table:table-cell office:value-type="string">
            <text:p>kä</text:p>
          </table:table-cell>
          <table:table-cell/>
          <table:table-cell office:value-type="string">
            <text:p>kA:r</text:p>
          </table:table-cell>
          <table:table-cell office:value-type="string">
            <text:p>kRr</text:p>
          </table:table-cell>
          <table:table-cell/>
          <table:table-cell office:value-type="string">
            <text:p>kA</text:p>
          </table:table-cell>
          <table:table-cell office:value-type="string">
            <text:p>kä</text:p>
          </table:table-cell>
          <table:table-cell/>
          <table:table-cell office:value-type="string">
            <text:p>kä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card</text:p>
          </table:table-cell>
          <table:table-cell office:value-type="string">
            <text:p>noun_s</text:p>
          </table:table-cell>
          <table:table-cell table:style-name="Default" office:value-type="string">
            <text:p>kA:d</text:p>
          </table:table-cell>
          <table:table-cell table:style-name="ce10" office:value-type="string">
            <text:p>käd</text:p>
          </table:table-cell>
          <table:table-cell table:style-name="ce10"/>
          <table:table-cell table:style-name="Default" office:value-type="string">
            <text:p>kA:rd</text:p>
          </table:table-cell>
          <table:table-cell table:style-name="ce10" office:value-type="string">
            <text:p>kRrd</text:p>
          </table:table-cell>
          <table:table-cell table:style-name="ce10"/>
          <table:table-cell table:style-name="Default" office:value-type="string">
            <text:p>kAd</text:p>
          </table:table-cell>
          <table:table-cell table:style-name="ce10" office:value-type="string">
            <text:p>käd</text:p>
          </table:table-cell>
          <table:table-cell table:style-name="Default"/>
          <table:table-cell table:style-name="ce10" office:value-type="string">
            <text:p>käd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care</text:p>
          </table:table-cell>
          <table:table-cell office:value-type="string">
            <text:p>noun_s</text:p>
          </table:table-cell>
          <table:table-cell table:style-name="Default" office:value-type="string">
            <text:p>ke@</text:p>
          </table:table-cell>
          <table:table-cell table:style-name="ce10" office:value-type="string">
            <text:p>kÄ</text:p>
          </table:table-cell>
          <table:table-cell table:style-name="ce10"/>
          <table:table-cell table:style-name="Default" office:value-type="string">
            <text:p>1-ke=r <text:s/>2-k{=r</text:p>
          </table:table-cell>
          <table:table-cell table:style-name="ce10" office:value-type="string">
            <text:p>1-kÄ-&gt;1 <text:s/>2-kar-&gt;1</text:p>
          </table:table-cell>
          <table:table-cell table:style-name="ce10"/>
          <table:table-cell table:style-name="Default" office:value-type="string">
            <text:p>kE@</text:p>
          </table:table-cell>
          <table:table-cell table:style-name="ce10" office:value-type="string">
            <text:p>kÄ</text:p>
          </table:table-cell>
          <table:table-cell table:style-name="Default"/>
          <table:table-cell table:style-name="ce10" office:value-type="string">
            <text:p>kÄ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2:1.20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career</text:p>
          </table:table-cell>
          <table:table-cell office:value-type="string">
            <text:p>noun_s</text:p>
          </table:table-cell>
          <table:table-cell table:style-name="Default" office:value-type="string">
            <text:p>k@rI@</text:p>
          </table:table-cell>
          <table:table-cell table:style-name="ce10" office:value-type="string">
            <text:p>kurË</text:p>
          </table:table-cell>
          <table:table-cell table:style-name="ce10"/>
          <table:table-cell table:style-name="Default" office:value-type="string">
            <text:p>k@rI=r</text:p>
          </table:table-cell>
          <table:table-cell table:style-name="ce10" office:value-type="string">
            <text:p>kurË</text:p>
          </table:table-cell>
          <table:table-cell table:style-name="ce10"/>
          <table:table-cell table:style-name="Default" office:value-type="string">
            <text:p>k@rI@</text:p>
          </table:table-cell>
          <table:table-cell table:style-name="ce10" office:value-type="string">
            <text:p>kurË</text:p>
          </table:table-cell>
          <table:table-cell table:style-name="Default"/>
          <table:table-cell table:style-name="ce10" office:value-type="string">
            <text:p>kurË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case</text:p>
          </table:table-cell>
          <table:table-cell office:value-type="string">
            <text:p>noun_s</text:p>
          </table:table-cell>
          <table:table-cell office:value-type="string">
            <text:p>keIs</text:p>
          </table:table-cell>
          <table:table-cell office:value-type="string">
            <text:p>kAs</text:p>
          </table:table-cell>
          <table:table-cell/>
          <table:table-cell office:value-type="string">
            <text:p>keIs</text:p>
          </table:table-cell>
          <table:table-cell office:value-type="string">
            <text:p>kAs</text:p>
          </table:table-cell>
          <table:table-cell/>
          <table:table-cell office:value-type="string">
            <text:p>keIs</text:p>
          </table:table-cell>
          <table:table-cell office:value-type="string">
            <text:p>kAs</text:p>
          </table:table-cell>
          <table:table-cell/>
          <table:table-cell office:value-type="string">
            <text:p>kAs</text:p>
          </table:table-cell>
          <table:table-cell table:number-columns-repeated="1012"/>
        </table:table-row>
        <table:table-row table:style-name="ro3">
          <table:table-cell office:value-type="string">
            <text:p>cash</text:p>
          </table:table-cell>
          <table:table-cell office:value-type="string">
            <text:p>noun_s</text:p>
          </table:table-cell>
          <table:table-cell office:value-type="string">
            <text:p>k{S</text:p>
          </table:table-cell>
          <table:table-cell office:value-type="string">
            <text:p>kaS</text:p>
          </table:table-cell>
          <table:table-cell/>
          <table:table-cell office:value-type="string">
            <text:p>k{S</text:p>
          </table:table-cell>
          <table:table-cell office:value-type="string">
            <text:p>kaS</text:p>
          </table:table-cell>
          <table:table-cell/>
          <table:table-cell office:value-type="string">
            <text:p>k{S</text:p>
          </table:table-cell>
          <table:table-cell office:value-type="string">
            <text:p>kaS</text:p>
          </table:table-cell>
          <table:table-cell/>
          <table:table-cell office:value-type="string">
            <text:p>kaS</text:p>
          </table:table-cell>
          <table:table-cell table:number-columns-repeated="1012"/>
        </table:table-row>
        <table:table-row table:style-name="ro3">
          <table:table-cell office:value-type="string">
            <text:p>castle</text:p>
          </table:table-cell>
          <table:table-cell office:value-type="string">
            <text:p>noun_s</text:p>
          </table:table-cell>
          <table:table-cell office:value-type="string">
            <text:p>kA:s=l</text:p>
          </table:table-cell>
          <table:table-cell office:value-type="string">
            <text:p>kRsl</text:p>
          </table:table-cell>
          <table:table-cell/>
          <table:table-cell office:value-type="string">
            <text:p>k{s=l</text:p>
          </table:table-cell>
          <table:table-cell office:value-type="string">
            <text:p>kasl</text:p>
          </table:table-cell>
          <table:table-cell/>
          <table:table-cell office:value-type="string">
            <text:p>1-kAs@l <text:s/>2-k{s@l</text:p>
          </table:table-cell>
          <table:table-cell office:value-type="string">
            <text:p>1-kRsul-&gt;1 <text:s/>2-kasul-&gt;1</text:p>
          </table:table-cell>
          <table:table-cell/>
          <table:table-cell office:value-type="string">
            <text:p>kusl</text:p>
          </table:table-cell>
          <table:table-cell table:number-columns-repeated="3"/>
          <table:table-cell office:value-type="string">
            <text:p>RP-1:1.16 <text:s/>Au-x:2.O <text:s/>Au-1:1.16</text:p>
          </table:table-cell>
          <table:table-cell table:number-columns-repeated="1008"/>
        </table:table-row>
        <table:table-row table:style-name="ro3">
          <table:table-cell office:value-type="string">
            <text:p>cat</text:p>
          </table:table-cell>
          <table:table-cell office:value-type="string">
            <text:p>noun_s</text:p>
          </table:table-cell>
          <table:table-cell office:value-type="string">
            <text:p>k{t</text:p>
          </table:table-cell>
          <table:table-cell office:value-type="string">
            <text:p>kat</text:p>
          </table:table-cell>
          <table:table-cell/>
          <table:table-cell office:value-type="string">
            <text:p>k{t</text:p>
          </table:table-cell>
          <table:table-cell office:value-type="string">
            <text:p>kat</text:p>
          </table:table-cell>
          <table:table-cell/>
          <table:table-cell office:value-type="string">
            <text:p>k{t</text:p>
          </table:table-cell>
          <table:table-cell office:value-type="string">
            <text:p>kat</text:p>
          </table:table-cell>
          <table:table-cell/>
          <table:table-cell office:value-type="string">
            <text:p>ka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cause</text:p>
          </table:table-cell>
          <table:table-cell office:value-type="string">
            <text:p>noun_s</text:p>
          </table:table-cell>
          <table:table-cell table:style-name="Default" office:value-type="string">
            <text:p>kO:z</text:p>
          </table:table-cell>
          <table:table-cell table:style-name="ce10" office:value-type="string">
            <text:p>kQz</text:p>
          </table:table-cell>
          <table:table-cell table:style-name="ce10"/>
          <table:table-cell table:style-name="Default" office:value-type="string">
            <text:p>1-kQ:z <text:s/>2-kA:z</text:p>
          </table:table-cell>
          <table:table-cell table:style-name="ce10" office:value-type="string">
            <text:p>1-koz-&gt;1 <text:s/>2-kRz-&gt;1</text:p>
          </table:table-cell>
          <table:table-cell table:style-name="ce10"/>
          <table:table-cell table:style-name="Default" office:value-type="string">
            <text:p>kOz</text:p>
          </table:table-cell>
          <table:table-cell table:style-name="ce10" office:value-type="string">
            <text:p>kQz</text:p>
          </table:table-cell>
          <table:table-cell table:style-name="Default"/>
          <table:table-cell table:style-name="ce10" office:value-type="string">
            <text:p>kQz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x:1.8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cell</text:p>
          </table:table-cell>
          <table:table-cell office:value-type="string">
            <text:p>noun_s</text:p>
          </table:table-cell>
          <table:table-cell table:style-name="Default" office:value-type="string">
            <text:p>sel</text:p>
          </table:table-cell>
          <table:table-cell table:style-name="ce10" office:value-type="string">
            <text:p>sel</text:p>
          </table:table-cell>
          <table:table-cell table:style-name="ce10"/>
          <table:table-cell table:style-name="Default" office:value-type="string">
            <text:p>sel</text:p>
          </table:table-cell>
          <table:table-cell table:style-name="ce10" office:value-type="string">
            <text:p>sel</text:p>
          </table:table-cell>
          <table:table-cell table:style-name="ce10"/>
          <table:table-cell table:style-name="Default" office:value-type="string">
            <text:p>sEl</text:p>
          </table:table-cell>
          <table:table-cell table:style-name="ce10" office:value-type="string">
            <text:p>sel</text:p>
          </table:table-cell>
          <table:table-cell table:style-name="Default"/>
          <table:table-cell table:style-name="ce10" office:value-type="string">
            <text:p>sel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centre</text:p>
          </table:table-cell>
          <table:table-cell office:value-type="string">
            <text:p>noun_s</text:p>
          </table:table-cell>
          <table:table-cell office:value-type="string">
            <text:p>sent@</text:p>
          </table:table-cell>
          <table:table-cell office:value-type="string">
            <text:p>sentuÑ</text:p>
          </table:table-cell>
          <table:table-cell/>
          <table:table-cell office:value-type="string">
            <text:p>sent=r</text:p>
          </table:table-cell>
          <table:table-cell office:value-type="string">
            <text:p>sentur</text:p>
          </table:table-cell>
          <table:table-cell/>
          <table:table-cell office:value-type="string">
            <text:p>sEnt@</text:p>
          </table:table-cell>
          <table:table-cell office:value-type="string">
            <text:p>sentuÑ</text:p>
          </table:table-cell>
          <table:table-cell/>
          <table:table-cell office:value-type="string">
            <text:p>sentuÑ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century</text:p>
          </table:table-cell>
          <table:table-cell office:value-type="string">
            <text:p>noun_s</text:p>
          </table:table-cell>
          <table:table-cell table:style-name="Default" office:value-type="string">
            <text:p>sentS@ri</text:p>
          </table:table-cell>
          <table:table-cell table:style-name="ce10" office:value-type="string">
            <text:p>senCurE</text:p>
          </table:table-cell>
          <table:table-cell table:style-name="ce10"/>
          <table:table-cell table:style-name="Default" office:value-type="string">
            <text:p>sentS@ri</text:p>
          </table:table-cell>
          <table:table-cell table:style-name="ce10" office:value-type="string">
            <text:p>senCurE</text:p>
          </table:table-cell>
          <table:table-cell table:style-name="ce10"/>
          <table:table-cell table:style-name="Default" office:value-type="string">
            <text:p>sEntS@ri</text:p>
          </table:table-cell>
          <table:table-cell table:style-name="ce10" office:value-type="string">
            <text:p>senCurE</text:p>
          </table:table-cell>
          <table:table-cell table:style-name="Default"/>
          <table:table-cell table:style-name="ce10" office:value-type="string">
            <text:p>senCurE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chain</text:p>
          </table:table-cell>
          <table:table-cell office:value-type="string">
            <text:p>noun_s</text:p>
          </table:table-cell>
          <table:table-cell table:style-name="Default" office:value-type="string">
            <text:p>tSeIn</text:p>
          </table:table-cell>
          <table:table-cell table:style-name="ce10" office:value-type="string">
            <text:p>CAn</text:p>
          </table:table-cell>
          <table:table-cell table:style-name="ce10"/>
          <table:table-cell table:style-name="Default" office:value-type="string">
            <text:p>tSeIn</text:p>
          </table:table-cell>
          <table:table-cell table:style-name="ce10" office:value-type="string">
            <text:p>CAn</text:p>
          </table:table-cell>
          <table:table-cell table:style-name="ce10"/>
          <table:table-cell table:style-name="Default" office:value-type="string">
            <text:p>tSeIn</text:p>
          </table:table-cell>
          <table:table-cell table:style-name="ce10" office:value-type="string">
            <text:p>CAn</text:p>
          </table:table-cell>
          <table:table-cell table:style-name="Default"/>
          <table:table-cell table:style-name="ce10" office:value-type="string">
            <text:p>CAn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chair</text:p>
          </table:table-cell>
          <table:table-cell office:value-type="string">
            <text:p>noun_s</text:p>
          </table:table-cell>
          <table:table-cell table:style-name="Default" office:value-type="string">
            <text:p>tSe@</text:p>
          </table:table-cell>
          <table:table-cell table:style-name="ce10" office:value-type="string">
            <text:p>CÄ</text:p>
          </table:table-cell>
          <table:table-cell table:style-name="ce10"/>
          <table:table-cell table:style-name="Default" office:value-type="string">
            <text:p>tSe=r</text:p>
          </table:table-cell>
          <table:table-cell table:style-name="ce10" office:value-type="string">
            <text:p>CÄ</text:p>
          </table:table-cell>
          <table:table-cell table:style-name="ce10"/>
          <table:table-cell table:style-name="Default" office:value-type="string">
            <text:p>tSE@</text:p>
          </table:table-cell>
          <table:table-cell table:style-name="ce10" office:value-type="string">
            <text:p>CÄ</text:p>
          </table:table-cell>
          <table:table-cell table:style-name="Default"/>
          <table:table-cell table:style-name="ce10" office:value-type="string">
            <text:p>CÄ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chairman</text:p>
          </table:table-cell>
          <table:table-cell office:value-type="string">
            <text:p>noun_s</text:p>
          </table:table-cell>
          <table:table-cell table:style-name="Default" office:value-type="string">
            <text:p>tSe@m@n</text:p>
          </table:table-cell>
          <table:table-cell table:style-name="ce10" office:value-type="string">
            <text:p>CÄmun</text:p>
          </table:table-cell>
          <table:table-cell table:style-name="ce10"/>
          <table:table-cell table:style-name="Default" office:value-type="string">
            <text:p>tSerm@n</text:p>
          </table:table-cell>
          <table:table-cell table:style-name="ce10" office:value-type="string">
            <text:p>CÄmun</text:p>
          </table:table-cell>
          <table:table-cell table:style-name="ce10"/>
          <table:table-cell table:style-name="Default" office:value-type="string">
            <text:p>tSE@m@n</text:p>
          </table:table-cell>
          <table:table-cell table:style-name="ce10" office:value-type="string">
            <text:p>CÄmun</text:p>
          </table:table-cell>
          <table:table-cell table:style-name="Default"/>
          <table:table-cell table:style-name="ce10" office:value-type="string">
            <text:p>CÄmun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challenge</text:p>
          </table:table-cell>
          <table:table-cell office:value-type="string">
            <text:p>noun_s</text:p>
          </table:table-cell>
          <table:table-cell office:value-type="string">
            <text:p>1-tS{lIndZ <text:s/>2-tS{l@ndZ</text:p>
          </table:table-cell>
          <table:table-cell office:value-type="string">
            <text:p>1-Calinj-&gt;1 <text:s/>2-Calunj-&gt;1</text:p>
          </table:table-cell>
          <table:table-cell/>
          <table:table-cell office:value-type="string">
            <text:p>tS{lIndZ</text:p>
          </table:table-cell>
          <table:table-cell office:value-type="string">
            <text:p>Calinj</text:p>
          </table:table-cell>
          <table:table-cell/>
          <table:table-cell office:value-type="string">
            <text:p>tS{l@ndZ</text:p>
          </table:table-cell>
          <table:table-cell office:value-type="string">
            <text:p>Calunj</text:p>
          </table:table-cell>
          <table:table-cell/>
          <table:table-cell office:value-type="string">
            <text:p>Calinj</text:p>
          </table:table-cell>
          <table:table-cell table:number-columns-repeated="3"/>
          <table:table-cell office:value-type="string">
            <text:p>RP-2:2.25 <text:s/>Au-1:2.25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champion</text:p>
          </table:table-cell>
          <table:table-cell office:value-type="string">
            <text:p>noun_s</text:p>
          </table:table-cell>
          <table:table-cell table:style-name="Default" office:value-type="string">
            <text:p>tS{mpi@n</text:p>
          </table:table-cell>
          <table:table-cell table:style-name="ce10" office:value-type="string">
            <text:p>CampEun</text:p>
          </table:table-cell>
          <table:table-cell table:style-name="ce10"/>
          <table:table-cell table:style-name="Default" office:value-type="string">
            <text:p>tS{mpi@n</text:p>
          </table:table-cell>
          <table:table-cell table:style-name="ce10" office:value-type="string">
            <text:p>CampEun</text:p>
          </table:table-cell>
          <table:table-cell table:style-name="ce10"/>
          <table:table-cell table:style-name="Default" office:value-type="string">
            <text:p>tS{mpi@n</text:p>
          </table:table-cell>
          <table:table-cell table:style-name="ce10" office:value-type="string">
            <text:p>CampEun</text:p>
          </table:table-cell>
          <table:table-cell table:style-name="Default"/>
          <table:table-cell table:style-name="ce10" office:value-type="string">
            <text:p>CampEun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championship</text:p>
          </table:table-cell>
          <table:table-cell office:value-type="string">
            <text:p>noun_s</text:p>
          </table:table-cell>
          <table:table-cell table:style-name="Default" office:value-type="string">
            <text:p>tS{mpi@nSIp</text:p>
          </table:table-cell>
          <table:table-cell table:style-name="ce10" office:value-type="string">
            <text:p>CampEunSip</text:p>
          </table:table-cell>
          <table:table-cell table:style-name="ce10"/>
          <table:table-cell table:style-name="Default" office:value-type="string">
            <text:p>tS{mpi@nSIp</text:p>
          </table:table-cell>
          <table:table-cell table:style-name="ce10" office:value-type="string">
            <text:p>CampEunSip</text:p>
          </table:table-cell>
          <table:table-cell table:style-name="ce10"/>
          <table:table-cell table:style-name="Default" office:value-type="string">
            <text:p>tS{mpi@nSIp</text:p>
          </table:table-cell>
          <table:table-cell table:style-name="ce10" office:value-type="string">
            <text:p>CampEunSip</text:p>
          </table:table-cell>
          <table:table-cell table:style-name="Default"/>
          <table:table-cell table:style-name="ce10" office:value-type="string">
            <text:p>CampEunSip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chance</text:p>
          </table:table-cell>
          <table:table-cell office:value-type="string">
            <text:p>noun_s</text:p>
          </table:table-cell>
          <table:table-cell table:style-name="Default" office:value-type="string">
            <text:p>tSA:n(t)s</text:p>
          </table:table-cell>
          <table:table-cell table:style-name="ce10" office:value-type="string">
            <text:p>CRns</text:p>
          </table:table-cell>
          <table:table-cell table:style-name="ce10"/>
          <table:table-cell table:style-name="Default" office:value-type="string">
            <text:p>tS{n(t)s</text:p>
          </table:table-cell>
          <table:table-cell table:style-name="ce10" office:value-type="string">
            <text:p>Cans</text:p>
          </table:table-cell>
          <table:table-cell table:style-name="ce10"/>
          <table:table-cell table:style-name="Default" office:value-type="string">
            <text:p>1-tS{ns <text:s/>2-tSAns</text:p>
          </table:table-cell>
          <table:table-cell table:style-name="ce10" office:value-type="string">
            <text:p>1-Cans-&gt;1 <text:s/>2-CRns-&gt;1</text:p>
          </table:table-cell>
          <table:table-cell table:style-name="Default"/>
          <table:table-cell table:style-name="ce10" office:value-type="string">
            <text:p>Cans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1:1.16 <text:s/>Au-2:1.16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change</text:p>
          </table:table-cell>
          <table:table-cell office:value-type="string">
            <text:p>noun_s</text:p>
          </table:table-cell>
          <table:table-cell office:value-type="string">
            <text:p>tSeIndZ</text:p>
          </table:table-cell>
          <table:table-cell office:value-type="string">
            <text:p>CAnj</text:p>
          </table:table-cell>
          <table:table-cell/>
          <table:table-cell office:value-type="string">
            <text:p>tSeIndZ</text:p>
          </table:table-cell>
          <table:table-cell office:value-type="string">
            <text:p>CAnj</text:p>
          </table:table-cell>
          <table:table-cell/>
          <table:table-cell office:value-type="string">
            <text:p>tSeIndZ</text:p>
          </table:table-cell>
          <table:table-cell office:value-type="string">
            <text:p>CAnj</text:p>
          </table:table-cell>
          <table:table-cell/>
          <table:table-cell office:value-type="string">
            <text:p>CAnj</text:p>
          </table:table-cell>
          <table:table-cell table:number-columns-repeated="1012"/>
        </table:table-row>
        <table:table-row table:style-name="ro3">
          <table:table-cell office:value-type="string">
            <text:p>channel</text:p>
          </table:table-cell>
          <table:table-cell office:value-type="string">
            <text:p>noun_s</text:p>
          </table:table-cell>
          <table:table-cell office:value-type="string">
            <text:p>tS{n=l</text:p>
          </table:table-cell>
          <table:table-cell office:value-type="string">
            <text:p>Canl</text:p>
          </table:table-cell>
          <table:table-cell/>
          <table:table-cell office:value-type="string">
            <text:p>tS{n=l</text:p>
          </table:table-cell>
          <table:table-cell office:value-type="string">
            <text:p>Canl</text:p>
          </table:table-cell>
          <table:table-cell/>
          <table:table-cell office:value-type="string">
            <text:p>tS{n@l</text:p>
          </table:table-cell>
          <table:table-cell office:value-type="string">
            <text:p>Canul</text:p>
          </table:table-cell>
          <table:table-cell/>
          <table:table-cell office:value-type="string">
            <text:p>Canl</text:p>
          </table:table-cell>
          <table:table-cell table:number-columns-repeated="3"/>
          <table:table-cell office:value-type="string">
            <text:p>Au-1:2.O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chapter</text:p>
          </table:table-cell>
          <table:table-cell office:value-type="string">
            <text:p>noun_s</text:p>
          </table:table-cell>
          <table:table-cell table:style-name="Default" office:value-type="string">
            <text:p>tS{pt@</text:p>
          </table:table-cell>
          <table:table-cell table:style-name="ce10" office:value-type="string">
            <text:p>CaptuÑ</text:p>
          </table:table-cell>
          <table:table-cell table:style-name="ce10"/>
          <table:table-cell table:style-name="Default" office:value-type="string">
            <text:p>tS{pt=r</text:p>
          </table:table-cell>
          <table:table-cell table:style-name="ce10" office:value-type="string">
            <text:p>Captur</text:p>
          </table:table-cell>
          <table:table-cell table:style-name="ce10"/>
          <table:table-cell table:style-name="Default" office:value-type="string">
            <text:p>tS{pt@</text:p>
          </table:table-cell>
          <table:table-cell table:style-name="ce10" office:value-type="string">
            <text:p>CaptuÑ</text:p>
          </table:table-cell>
          <table:table-cell table:style-name="Default"/>
          <table:table-cell table:style-name="ce10" office:value-type="string">
            <text:p>CaptuÑ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character</text:p>
          </table:table-cell>
          <table:table-cell office:value-type="string">
            <text:p>noun_s</text:p>
          </table:table-cell>
          <table:table-cell table:style-name="Default" office:value-type="string">
            <text:p>1-k{r@kt@ <text:s/>2-k{rIkt@</text:p>
          </table:table-cell>
          <table:table-cell table:style-name="ce10" office:value-type="string">
            <text:p>1-karutuÑ-&gt;1 <text:s/>2-kariktuÑ-&gt;2</text:p>
          </table:table-cell>
          <table:table-cell table:style-name="ce10"/>
          <table:table-cell table:style-name="Default" office:value-type="string">
            <text:p>k{r@kt@</text:p>
          </table:table-cell>
          <table:table-cell table:style-name="ce10" office:value-type="string">
            <text:p>karuktur-&gt;1</text:p>
          </table:table-cell>
          <table:table-cell table:style-name="ce10"/>
          <table:table-cell table:style-name="Default" office:value-type="string">
            <text:p>k{r@kt@</text:p>
          </table:table-cell>
          <table:table-cell table:style-name="ce10" office:value-type="string">
            <text:p>karuktuÑ-&gt;1</text:p>
          </table:table-cell>
          <table:table-cell table:style-name="Default"/>
          <table:table-cell table:style-name="ce10" office:value-type="string">
            <text:p>karaktuÑ</text:p>
          </table:table-cell>
          <table:table-cell table:style-name="ce10" office:value-type="string">
            <text:p>kariktuÑ</text:p>
          </table:table-cell>
          <table:table-cell table:style-name="Default" table:number-columns-repeated="4"/>
          <table:table-cell office:value-type="string">
            <text:p>rule 25 rabbIt exception (commA set takes precedence)</text:p>
          </table:table-cell>
          <table:table-cell table:style-name="Default" table:number-columns-repeated="1006"/>
        </table:table-row>
        <table:table-row table:style-name="ro3">
          <table:table-cell table:style-name="Default" office:value-type="string">
            <text:p>charge</text:p>
          </table:table-cell>
          <table:table-cell office:value-type="string">
            <text:p>noun_s</text:p>
          </table:table-cell>
          <table:table-cell table:style-name="Default" office:value-type="string">
            <text:p>tSA:dZ</text:p>
          </table:table-cell>
          <table:table-cell table:style-name="ce10" office:value-type="string">
            <text:p>Cäj</text:p>
          </table:table-cell>
          <table:table-cell table:style-name="ce10"/>
          <table:table-cell table:style-name="Default" office:value-type="string">
            <text:p>tSA:rdZ</text:p>
          </table:table-cell>
          <table:table-cell table:style-name="ce10" office:value-type="string">
            <text:p>CRrj</text:p>
          </table:table-cell>
          <table:table-cell table:style-name="ce10"/>
          <table:table-cell table:style-name="Default" office:value-type="string">
            <text:p>tSAdZ</text:p>
          </table:table-cell>
          <table:table-cell table:style-name="ce10" office:value-type="string">
            <text:p>Cäj</text:p>
          </table:table-cell>
          <table:table-cell table:style-name="Default"/>
          <table:table-cell table:style-name="ce10" office:value-type="string">
            <text:p>Cäj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chief</text:p>
          </table:table-cell>
          <table:table-cell office:value-type="string">
            <text:p>noun_s</text:p>
          </table:table-cell>
          <table:table-cell table:style-name="Default" office:value-type="string">
            <text:p>tSi:f</text:p>
          </table:table-cell>
          <table:table-cell table:style-name="ce10" office:value-type="string">
            <text:p>CEf</text:p>
          </table:table-cell>
          <table:table-cell table:style-name="ce10"/>
          <table:table-cell table:style-name="Default" office:value-type="string">
            <text:p>tSi:f</text:p>
          </table:table-cell>
          <table:table-cell table:style-name="ce10" office:value-type="string">
            <text:p>CEf</text:p>
          </table:table-cell>
          <table:table-cell table:style-name="ce10"/>
          <table:table-cell table:style-name="Default" office:value-type="string">
            <text:p>tSif</text:p>
          </table:table-cell>
          <table:table-cell table:style-name="ce10" office:value-type="string">
            <text:p>CEf</text:p>
          </table:table-cell>
          <table:table-cell table:style-name="Default"/>
          <table:table-cell table:style-name="ce10" office:value-type="string">
            <text:p>CEf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child</text:p>
          </table:table-cell>
          <table:table-cell office:value-type="string">
            <text:p>noun_s</text:p>
          </table:table-cell>
          <table:table-cell office:value-type="string">
            <text:p>tSaI=ld</text:p>
          </table:table-cell>
          <table:table-cell office:value-type="string">
            <text:p>CIld</text:p>
          </table:table-cell>
          <table:table-cell/>
          <table:table-cell office:value-type="string">
            <text:p>tSaI=ld</text:p>
          </table:table-cell>
          <table:table-cell office:value-type="string">
            <text:p>CIld</text:p>
          </table:table-cell>
          <table:table-cell/>
          <table:table-cell office:value-type="string">
            <text:p>tSaIld</text:p>
          </table:table-cell>
          <table:table-cell office:value-type="string">
            <text:p>CIld</text:p>
          </table:table-cell>
          <table:table-cell/>
          <table:table-cell office:value-type="string">
            <text:p>CIld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choice</text:p>
          </table:table-cell>
          <table:table-cell office:value-type="string">
            <text:p>noun_s</text:p>
          </table:table-cell>
          <table:table-cell table:style-name="Default" office:value-type="string">
            <text:p>tSOIs</text:p>
          </table:table-cell>
          <table:table-cell table:style-name="ce10" office:value-type="string">
            <text:p>CYs</text:p>
          </table:table-cell>
          <table:table-cell table:style-name="ce10"/>
          <table:table-cell table:style-name="Default" office:value-type="string">
            <text:p>tSOIs</text:p>
          </table:table-cell>
          <table:table-cell table:style-name="ce10" office:value-type="string">
            <text:p>CYs</text:p>
          </table:table-cell>
          <table:table-cell table:style-name="ce10"/>
          <table:table-cell table:style-name="Default" office:value-type="string">
            <text:p>tSOIs</text:p>
          </table:table-cell>
          <table:table-cell table:style-name="ce10" office:value-type="string">
            <text:p>CYs</text:p>
          </table:table-cell>
          <table:table-cell table:style-name="Default"/>
          <table:table-cell table:style-name="ce10" office:value-type="string">
            <text:p>CYs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christmas</text:p>
          </table:table-cell>
          <table:table-cell office:value-type="string">
            <text:p>noun_s</text:p>
          </table:table-cell>
          <table:table-cell office:value-type="string">
            <text:p>1-krIsm@s <text:s/>2-krIstm@s</text:p>
          </table:table-cell>
          <table:table-cell office:value-type="string">
            <text:p>1-krismus <text:s/>2-kristmus</text:p>
          </table:table-cell>
          <table:table-cell/>
          <table:table-cell office:value-type="string">
            <text:p>krIsm@s</text:p>
          </table:table-cell>
          <table:table-cell office:value-type="string">
            <text:p>krismus-&gt;1</text:p>
          </table:table-cell>
          <table:table-cell/>
          <table:table-cell office:value-type="string">
            <text:p>krIsm@s</text:p>
          </table:table-cell>
          <table:table-cell office:value-type="string">
            <text:p>krismus-&gt;1</text:p>
          </table:table-cell>
          <table:table-cell/>
          <table:table-cell office:value-type="string">
            <text:p>krismus </text:p>
          </table:table-cell>
          <table:table-cell office:value-type="string">
            <text:p><text:s/>kristmus</text:p>
          </table:table-cell>
          <table:table-cell table:number-columns-repeated="1011"/>
        </table:table-row>
        <table:table-row table:style-name="ro3">
          <table:table-cell table:style-name="Default" office:value-type="string">
            <text:p>church</text:p>
          </table:table-cell>
          <table:table-cell office:value-type="string">
            <text:p>noun_s</text:p>
          </table:table-cell>
          <table:table-cell table:style-name="Default" office:value-type="string">
            <text:p>tS3:tS</text:p>
          </table:table-cell>
          <table:table-cell table:style-name="ce10" office:value-type="string">
            <text:p>CüC</text:p>
          </table:table-cell>
          <table:table-cell table:style-name="ce10"/>
          <table:table-cell table:style-name="Default" office:value-type="string">
            <text:p>tS3`:tS</text:p>
          </table:table-cell>
          <table:table-cell table:style-name="ce10" office:value-type="string">
            <text:p>CüC</text:p>
          </table:table-cell>
          <table:table-cell table:style-name="ce10"/>
          <table:table-cell table:style-name="Default" office:value-type="string">
            <text:p>tS3tS</text:p>
          </table:table-cell>
          <table:table-cell table:style-name="ce10" office:value-type="string">
            <text:p>CüC</text:p>
          </table:table-cell>
          <table:table-cell table:style-name="Default"/>
          <table:table-cell table:style-name="ce10" office:value-type="string">
            <text:p>CüC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circle</text:p>
          </table:table-cell>
          <table:table-cell office:value-type="string">
            <text:p>noun_s</text:p>
          </table:table-cell>
          <table:table-cell table:style-name="Default" office:value-type="string">
            <text:p>s3:k=l</text:p>
          </table:table-cell>
          <table:table-cell table:style-name="ce10" office:value-type="string">
            <text:p>sükl</text:p>
          </table:table-cell>
          <table:table-cell table:style-name="ce10"/>
          <table:table-cell table:style-name="Default" office:value-type="string">
            <text:p>s3`:k=l</text:p>
          </table:table-cell>
          <table:table-cell table:style-name="ce10" office:value-type="string">
            <text:p>sükl</text:p>
          </table:table-cell>
          <table:table-cell table:style-name="ce10"/>
          <table:table-cell table:style-name="Default" office:value-type="string">
            <text:p>s3k@l</text:p>
          </table:table-cell>
          <table:table-cell table:style-name="ce10" office:value-type="string">
            <text:p>sükl</text:p>
          </table:table-cell>
          <table:table-cell table:style-name="Default"/>
          <table:table-cell table:style-name="ce10" office:value-type="string">
            <text:p>sükl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circumstance</text:p>
          </table:table-cell>
          <table:table-cell office:value-type="string">
            <text:p>noun_s</text:p>
          </table:table-cell>
          <table:table-cell table:style-name="Default" office:value-type="string">
            <text:p>1-s3:k@mst@n(t)s <text:s/>2-s3:k@mstA:n(t)s <text:s/>3-s3:k@mst{n(t)s</text:p>
          </table:table-cell>
          <table:table-cell table:style-name="ce10" office:value-type="string">
            <text:p>1-sükumstuns-&gt;1 <text:s/>2-sükumstRns-&gt;1 <text:s/>3-sükumstans-&gt;1</text:p>
          </table:table-cell>
          <table:table-cell table:style-name="ce10"/>
          <table:table-cell table:style-name="Default" office:value-type="string">
            <text:p>s3`:k@mst{n(t)s</text:p>
          </table:table-cell>
          <table:table-cell table:style-name="ce10" office:value-type="string">
            <text:p>sükumstans</text:p>
          </table:table-cell>
          <table:table-cell table:style-name="ce10"/>
          <table:table-cell table:style-name="Default" office:value-type="string">
            <text:p>s3k@mst{ns</text:p>
          </table:table-cell>
          <table:table-cell table:style-name="ce10" office:value-type="string">
            <text:p>sükumstans</text:p>
          </table:table-cell>
          <table:table-cell table:style-name="Default"/>
          <table:table-cell table:style-name="ce10" office:value-type="string">
            <text:p>sükumstans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1,2:3.16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citizen</text:p>
          </table:table-cell>
          <table:table-cell office:value-type="string">
            <text:p>noun_s</text:p>
          </table:table-cell>
          <table:table-cell table:style-name="Default" office:value-type="string">
            <text:p>1-sItIz@n <text:s/>2-sIt@z@n</text:p>
          </table:table-cell>
          <table:table-cell table:style-name="ce10" office:value-type="string">
            <text:p>1-sitizun-&gt;1 <text:s/>2-situzun-&gt;1</text:p>
          </table:table-cell>
          <table:table-cell table:style-name="ce10"/>
          <table:table-cell table:style-name="Default" office:value-type="string">
            <text:p>sItIz@n</text:p>
          </table:table-cell>
          <table:table-cell table:style-name="ce10" office:value-type="string">
            <text:p>sitizun</text:p>
          </table:table-cell>
          <table:table-cell table:style-name="ce10"/>
          <table:table-cell table:style-name="Default" office:value-type="string">
            <text:p>sIt@z@n</text:p>
          </table:table-cell>
          <table:table-cell table:style-name="ce10" office:value-type="string">
            <text:p>situzun</text:p>
          </table:table-cell>
          <table:table-cell table:style-name="Default"/>
          <table:table-cell table:style-name="ce10" office:value-type="string">
            <text:p>sitizun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2.25 <text:s/>Au-1:2.25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city</text:p>
          </table:table-cell>
          <table:table-cell office:value-type="string">
            <text:p>noun_s</text:p>
          </table:table-cell>
          <table:table-cell office:value-type="string">
            <text:p>sIti</text:p>
          </table:table-cell>
          <table:table-cell office:value-type="string">
            <text:p>sitE</text:p>
          </table:table-cell>
          <table:table-cell/>
          <table:table-cell office:value-type="string">
            <text:p>sIti</text:p>
          </table:table-cell>
          <table:table-cell office:value-type="string">
            <text:p>sitE</text:p>
          </table:table-cell>
          <table:table-cell/>
          <table:table-cell office:value-type="string">
            <text:p>sIti</text:p>
          </table:table-cell>
          <table:table-cell office:value-type="string">
            <text:p>sitE</text:p>
          </table:table-cell>
          <table:table-cell/>
          <table:table-cell office:value-type="string">
            <text:p>sitE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claim</text:p>
          </table:table-cell>
          <table:table-cell office:value-type="string">
            <text:p>noun_s</text:p>
          </table:table-cell>
          <table:table-cell table:style-name="Default" office:value-type="string">
            <text:p>kleIm</text:p>
          </table:table-cell>
          <table:table-cell table:style-name="ce10" office:value-type="string">
            <text:p>klAm</text:p>
          </table:table-cell>
          <table:table-cell table:style-name="ce10"/>
          <table:table-cell table:style-name="Default" office:value-type="string">
            <text:p>kleIm</text:p>
          </table:table-cell>
          <table:table-cell table:style-name="ce10" office:value-type="string">
            <text:p>klAm</text:p>
          </table:table-cell>
          <table:table-cell table:style-name="ce10"/>
          <table:table-cell table:style-name="Default" office:value-type="string">
            <text:p>kleIm</text:p>
          </table:table-cell>
          <table:table-cell table:style-name="ce10" office:value-type="string">
            <text:p>klAm</text:p>
          </table:table-cell>
          <table:table-cell table:style-name="Default"/>
          <table:table-cell table:style-name="ce10" office:value-type="string">
            <text:p>klAm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class</text:p>
          </table:table-cell>
          <table:table-cell office:value-type="string">
            <text:p>noun_s</text:p>
          </table:table-cell>
          <table:table-cell table:style-name="Default" office:value-type="string">
            <text:p>klA:s</text:p>
          </table:table-cell>
          <table:table-cell table:style-name="ce10" office:value-type="string">
            <text:p>klRs</text:p>
          </table:table-cell>
          <table:table-cell table:style-name="ce10"/>
          <table:table-cell table:style-name="Default" office:value-type="string">
            <text:p>kl{s</text:p>
          </table:table-cell>
          <table:table-cell table:style-name="ce10" office:value-type="string">
            <text:p>klas</text:p>
          </table:table-cell>
          <table:table-cell table:style-name="ce10"/>
          <table:table-cell table:style-name="Default" office:value-type="string">
            <text:p>klRs</text:p>
          </table:table-cell>
          <table:table-cell table:style-name="ce10" office:value-type="string">
            <text:p>klRs</text:p>
          </table:table-cell>
          <table:table-cell table:style-name="Default"/>
          <table:table-cell table:style-name="ce10" office:value-type="string">
            <text:p>klas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1:1.16 <text:s/>Au-1:1.16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clause</text:p>
          </table:table-cell>
          <table:table-cell office:value-type="string">
            <text:p>noun_s</text:p>
          </table:table-cell>
          <table:table-cell table:style-name="Default" office:value-type="string">
            <text:p>klO:z</text:p>
          </table:table-cell>
          <table:table-cell table:style-name="ce10" office:value-type="string">
            <text:p>klQz</text:p>
          </table:table-cell>
          <table:table-cell table:style-name="ce10"/>
          <table:table-cell table:style-name="Default" office:value-type="string">
            <text:p>1-klQ:z <text:s/>2-klA:z</text:p>
          </table:table-cell>
          <table:table-cell table:style-name="ce10" office:value-type="string">
            <text:p>1-kloz-&gt;1 <text:s/>2-klRz-&gt;1</text:p>
          </table:table-cell>
          <table:table-cell table:style-name="ce10"/>
          <table:table-cell table:style-name="Default" office:value-type="string">
            <text:p>klOz</text:p>
          </table:table-cell>
          <table:table-cell table:style-name="ce10" office:value-type="string">
            <text:p>klQz</text:p>
          </table:table-cell>
          <table:table-cell table:style-name="Default"/>
          <table:table-cell table:style-name="ce10" office:value-type="string">
            <text:p>klQz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x:1.8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client</text:p>
          </table:table-cell>
          <table:table-cell office:value-type="string">
            <text:p>noun_s</text:p>
          </table:table-cell>
          <table:table-cell table:style-name="Default" office:value-type="string">
            <text:p>klaI@nt</text:p>
          </table:table-cell>
          <table:table-cell table:style-name="ce10" office:value-type="string">
            <text:p>klIunt</text:p>
          </table:table-cell>
          <table:table-cell table:style-name="ce10"/>
          <table:table-cell table:style-name="Default" office:value-type="string">
            <text:p>klaI@nt</text:p>
          </table:table-cell>
          <table:table-cell table:style-name="ce10" office:value-type="string">
            <text:p>klIunt</text:p>
          </table:table-cell>
          <table:table-cell table:style-name="ce10"/>
          <table:table-cell table:style-name="Default" office:value-type="string">
            <text:p>klaI@nt</text:p>
          </table:table-cell>
          <table:table-cell table:style-name="ce10" office:value-type="string">
            <text:p>klIunt</text:p>
          </table:table-cell>
          <table:table-cell table:style-name="Default"/>
          <table:table-cell table:style-name="ce10" office:value-type="string">
            <text:p>klIun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clothes</text:p>
          </table:table-cell>
          <table:table-cell office:value-type="string">
            <text:p>noun_x</text:p>
          </table:table-cell>
          <table:table-cell office:value-type="string">
            <text:p>1-kl@UDz <text:s/>2-kl@Uz</text:p>
          </table:table-cell>
          <table:table-cell office:value-type="string">
            <text:p>1-klODz-&gt;1 <text:s/>2-klOz-&gt;2</text:p>
          </table:table-cell>
          <table:table-cell/>
          <table:table-cell office:value-type="string">
            <text:p>1-kloUz <text:s/>2-kloUDz</text:p>
          </table:table-cell>
          <table:table-cell office:value-type="string">
            <text:p>1-klOz-&gt;2 <text:s/>2-klODz-&gt;1</text:p>
          </table:table-cell>
          <table:table-cell/>
          <table:table-cell office:value-type="string">
            <text:p>kloUDz</text:p>
          </table:table-cell>
          <table:table-cell office:value-type="string">
            <text:p>klODz-&gt;1</text:p>
          </table:table-cell>
          <table:table-cell/>
          <table:table-cell office:value-type="string">
            <text:p>klODz</text:p>
          </table:table-cell>
          <table:table-cell office:value-type="string">
            <text:p>klOz</text:p>
          </table:table-cell>
          <table:table-cell table:number-columns-repeated="1011"/>
        </table:table-row>
        <table:table-row table:style-name="ro3">
          <table:table-cell table:style-name="Default" office:value-type="string">
            <text:p>club</text:p>
          </table:table-cell>
          <table:table-cell office:value-type="string">
            <text:p>noun_s</text:p>
          </table:table-cell>
          <table:table-cell table:style-name="Default" office:value-type="string">
            <text:p>klVb</text:p>
          </table:table-cell>
          <table:table-cell table:style-name="ce10" office:value-type="string">
            <text:p>klub</text:p>
          </table:table-cell>
          <table:table-cell table:style-name="ce10"/>
          <table:table-cell table:style-name="Default" office:value-type="string">
            <text:p>klVb</text:p>
          </table:table-cell>
          <table:table-cell table:style-name="ce10" office:value-type="string">
            <text:p>klub</text:p>
          </table:table-cell>
          <table:table-cell table:style-name="ce10"/>
          <table:table-cell table:style-name="Default" office:value-type="string">
            <text:p>klVb</text:p>
          </table:table-cell>
          <table:table-cell table:style-name="ce10" office:value-type="string">
            <text:p>klub</text:p>
          </table:table-cell>
          <table:table-cell table:style-name="Default"/>
          <table:table-cell table:style-name="ce10" office:value-type="string">
            <text:p>klub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coal</text:p>
          </table:table-cell>
          <table:table-cell office:value-type="string">
            <text:p>noun_s</text:p>
          </table:table-cell>
          <table:table-cell office:value-type="string">
            <text:p>1-k@Ul <text:s/>2-kQUl</text:p>
          </table:table-cell>
          <table:table-cell office:value-type="string">
            <text:p>1-kOl <text:s/>2=1</text:p>
          </table:table-cell>
          <table:table-cell/>
          <table:table-cell office:value-type="string">
            <text:p>koUl</text:p>
          </table:table-cell>
          <table:table-cell office:value-type="string">
            <text:p>kOl</text:p>
          </table:table-cell>
          <table:table-cell/>
          <table:table-cell office:value-type="string">
            <text:p>koUl</text:p>
          </table:table-cell>
          <table:table-cell office:value-type="string">
            <text:p>kOl</text:p>
          </table:table-cell>
          <table:table-cell/>
          <table:table-cell office:value-type="string">
            <text:p>kOl</text:p>
          </table:table-cell>
          <table:table-cell table:number-columns-repeated="5"/>
          <table:table-cell office:value-type="string">
            <text:p>RP-2 is a variant derived by rule</text:p>
          </table:table-cell>
          <table:table-cell table:number-columns-repeated="1006"/>
        </table:table-row>
        <table:table-row table:style-name="ro3">
          <table:table-cell table:style-name="Default" office:value-type="string">
            <text:p>coast</text:p>
          </table:table-cell>
          <table:table-cell office:value-type="string">
            <text:p>noun_s</text:p>
          </table:table-cell>
          <table:table-cell table:style-name="Default" office:value-type="string">
            <text:p>k@Ust</text:p>
          </table:table-cell>
          <table:table-cell table:style-name="ce10" office:value-type="string">
            <text:p>kOst</text:p>
          </table:table-cell>
          <table:table-cell table:style-name="ce10"/>
          <table:table-cell table:style-name="Default" office:value-type="string">
            <text:p>koUst</text:p>
          </table:table-cell>
          <table:table-cell table:style-name="ce10" office:value-type="string">
            <text:p>kOst</text:p>
          </table:table-cell>
          <table:table-cell table:style-name="ce10"/>
          <table:table-cell table:style-name="Default" office:value-type="string">
            <text:p>koUst</text:p>
          </table:table-cell>
          <table:table-cell table:style-name="ce10" office:value-type="string">
            <text:p>kOst</text:p>
          </table:table-cell>
          <table:table-cell table:style-name="Default"/>
          <table:table-cell table:style-name="ce10" office:value-type="string">
            <text:p>kOs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code</text:p>
          </table:table-cell>
          <table:table-cell office:value-type="string">
            <text:p>noun_s</text:p>
          </table:table-cell>
          <table:table-cell office:value-type="string">
            <text:p>k@Ud</text:p>
          </table:table-cell>
          <table:table-cell office:value-type="string">
            <text:p>kOd</text:p>
          </table:table-cell>
          <table:table-cell/>
          <table:table-cell office:value-type="string">
            <text:p>koUd</text:p>
          </table:table-cell>
          <table:table-cell office:value-type="string">
            <text:p>kOd</text:p>
          </table:table-cell>
          <table:table-cell/>
          <table:table-cell office:value-type="string">
            <text:p>koUd</text:p>
          </table:table-cell>
          <table:table-cell office:value-type="string">
            <text:p>kOd</text:p>
          </table:table-cell>
          <table:table-cell/>
          <table:table-cell office:value-type="string">
            <text:p>kOd</text:p>
          </table:table-cell>
          <table:table-cell table:number-columns-repeated="1012"/>
        </table:table-row>
        <table:table-row table:style-name="ro3">
          <table:table-cell office:value-type="string">
            <text:p>coffee</text:p>
          </table:table-cell>
          <table:table-cell office:value-type="string">
            <text:p>noun_s</text:p>
          </table:table-cell>
          <table:table-cell office:value-type="string">
            <text:p>kQfi</text:p>
          </table:table-cell>
          <table:table-cell office:value-type="string">
            <text:p>kofE</text:p>
          </table:table-cell>
          <table:table-cell/>
          <table:table-cell office:value-type="string">
            <text:p>1-kQ:fi <text:s/>2-kA:fi</text:p>
          </table:table-cell>
          <table:table-cell office:value-type="string">
            <text:p>1-kofE-&gt;1 <text:s/>2-kRfE-&gt;1</text:p>
          </table:table-cell>
          <table:table-cell/>
          <table:table-cell office:value-type="string">
            <text:p>kQfi</text:p>
          </table:table-cell>
          <table:table-cell office:value-type="string">
            <text:p>kofE</text:p>
          </table:table-cell>
          <table:table-cell/>
          <table:table-cell office:value-type="string">
            <text:p>kofE</text:p>
          </table:table-cell>
          <table:table-cell table:number-columns-repeated="3"/>
          <table:table-cell office:value-type="string">
            <text:p>GA-x:1.17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collection</text:p>
          </table:table-cell>
          <table:table-cell office:value-type="string">
            <text:p>noun_s</text:p>
          </table:table-cell>
          <table:table-cell table:style-name="Default" office:value-type="string">
            <text:p>k@lekS=n</text:p>
          </table:table-cell>
          <table:table-cell table:style-name="ce10" office:value-type="string">
            <text:p>kulekSn</text:p>
          </table:table-cell>
          <table:table-cell table:style-name="ce10"/>
          <table:table-cell table:style-name="Default" office:value-type="string">
            <text:p>k@lekS=n</text:p>
          </table:table-cell>
          <table:table-cell table:style-name="ce10" office:value-type="string">
            <text:p>kulekSn</text:p>
          </table:table-cell>
          <table:table-cell table:style-name="ce10"/>
          <table:table-cell table:style-name="Default" office:value-type="string">
            <text:p>k@lEkS@n</text:p>
          </table:table-cell>
          <table:table-cell table:style-name="ce10" office:value-type="string">
            <text:p>kulekSun</text:p>
          </table:table-cell>
          <table:table-cell table:style-name="Default"/>
          <table:table-cell table:style-name="ce10" office:value-type="string">
            <text:p>kulekSn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Au-1:3.O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college</text:p>
          </table:table-cell>
          <table:table-cell office:value-type="string">
            <text:p>noun_s</text:p>
          </table:table-cell>
          <table:table-cell table:style-name="Default" office:value-type="string">
            <text:p>kQlIdZ</text:p>
          </table:table-cell>
          <table:table-cell table:style-name="ce10" office:value-type="string">
            <text:p>kolij</text:p>
          </table:table-cell>
          <table:table-cell table:style-name="ce10"/>
          <table:table-cell table:style-name="Default" office:value-type="string">
            <text:p>kA:lIdZ</text:p>
          </table:table-cell>
          <table:table-cell table:style-name="ce10" office:value-type="string">
            <text:p>kRlij</text:p>
          </table:table-cell>
          <table:table-cell table:style-name="ce10"/>
          <table:table-cell table:style-name="Default" office:value-type="string">
            <text:p>kQlIdZ</text:p>
          </table:table-cell>
          <table:table-cell table:style-name="ce10" office:value-type="string">
            <text:p>kolij</text:p>
          </table:table-cell>
          <table:table-cell table:style-name="Default"/>
          <table:table-cell table:style-name="ce10" office:value-type="string">
            <text:p>kolij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1:1.9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colour</text:p>
          </table:table-cell>
          <table:table-cell office:value-type="string">
            <text:p>noun_s</text:p>
          </table:table-cell>
          <table:table-cell table:style-name="Default" office:value-type="string">
            <text:p>kVl@</text:p>
          </table:table-cell>
          <table:table-cell table:style-name="ce10" office:value-type="string">
            <text:p>kuluÑ</text:p>
          </table:table-cell>
          <table:table-cell table:style-name="ce10"/>
          <table:table-cell table:style-name="Default" office:value-type="string">
            <text:p>kVl=r</text:p>
          </table:table-cell>
          <table:table-cell table:style-name="ce10" office:value-type="string">
            <text:p>kulur</text:p>
          </table:table-cell>
          <table:table-cell table:style-name="ce10"/>
          <table:table-cell table:style-name="Default" office:value-type="string">
            <text:p>kVl@</text:p>
          </table:table-cell>
          <table:table-cell table:style-name="ce10" office:value-type="string">
            <text:p>kuluÑ</text:p>
          </table:table-cell>
          <table:table-cell table:style-name="Default"/>
          <table:table-cell table:style-name="ce10" office:value-type="string">
            <text:p>kuluÑ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combination</text:p>
          </table:table-cell>
          <table:table-cell office:value-type="string">
            <text:p>noun_s</text:p>
          </table:table-cell>
          <table:table-cell office:value-type="string">
            <text:p>1-kQmbIneIS=n <text:s/>2-kQmb@neIS=n</text:p>
          </table:table-cell>
          <table:table-cell office:value-type="string">
            <text:p>1-kombinASn-&gt;1 <text:s/>2-kombunASn-&gt;1</text:p>
          </table:table-cell>
          <table:table-cell/>
          <table:table-cell office:value-type="string">
            <text:p>kA:mbIneIS=n</text:p>
          </table:table-cell>
          <table:table-cell office:value-type="string">
            <text:p>kRmbinASn</text:p>
          </table:table-cell>
          <table:table-cell/>
          <table:table-cell office:value-type="string">
            <text:p>kQmb@neIS@n</text:p>
          </table:table-cell>
          <table:table-cell office:value-type="string">
            <text:p>kombunASun</text:p>
          </table:table-cell>
          <table:table-cell/>
          <table:table-cell office:value-type="string">
            <text:p>kombinASn</text:p>
          </table:table-cell>
          <table:table-cell table:number-columns-repeated="3"/>
          <table:table-cell office:value-type="string">
            <text:p>RP-2:2.25 <text:s/>GA-1:1.9 <text:s/>Au-1:2.25:4.O</text:p>
          </table:table-cell>
          <table:table-cell table:number-columns-repeated="1008"/>
        </table:table-row>
        <table:table-row table:style-name="ro3">
          <table:table-cell office:value-type="string">
            <text:p>comment</text:p>
          </table:table-cell>
          <table:table-cell office:value-type="string">
            <text:p>noun_s</text:p>
          </table:table-cell>
          <table:table-cell office:value-type="string">
            <text:p>kQment</text:p>
          </table:table-cell>
          <table:table-cell office:value-type="string">
            <text:p>koment</text:p>
          </table:table-cell>
          <table:table-cell/>
          <table:table-cell office:value-type="string">
            <text:p>kA:ment</text:p>
          </table:table-cell>
          <table:table-cell office:value-type="string">
            <text:p>kRment</text:p>
          </table:table-cell>
          <table:table-cell/>
          <table:table-cell office:value-type="string">
            <text:p>kQmEnt</text:p>
          </table:table-cell>
          <table:table-cell office:value-type="string">
            <text:p>koment</text:p>
          </table:table-cell>
          <table:table-cell/>
          <table:table-cell office:value-type="string">
            <text:p>koment</text:p>
          </table:table-cell>
          <table:table-cell table:number-columns-repeated="3"/>
          <table:table-cell office:value-type="string">
            <text:p>GA-1:1.9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commission</text:p>
          </table:table-cell>
          <table:table-cell office:value-type="string">
            <text:p>noun_s</text:p>
          </table:table-cell>
          <table:table-cell table:style-name="Default" office:value-type="string">
            <text:p>k@mIS=n</text:p>
          </table:table-cell>
          <table:table-cell table:style-name="ce10" office:value-type="string">
            <text:p>kumiSn</text:p>
          </table:table-cell>
          <table:table-cell table:style-name="ce10"/>
          <table:table-cell table:style-name="Default" office:value-type="string">
            <text:p>k@mIS=n</text:p>
          </table:table-cell>
          <table:table-cell table:style-name="ce10" office:value-type="string">
            <text:p>kumiSn</text:p>
          </table:table-cell>
          <table:table-cell table:style-name="ce10"/>
          <table:table-cell table:style-name="Default" office:value-type="string">
            <text:p>k@mIS@n</text:p>
          </table:table-cell>
          <table:table-cell table:style-name="ce10" office:value-type="string">
            <text:p>kumiSun</text:p>
          </table:table-cell>
          <table:table-cell table:style-name="Default"/>
          <table:table-cell table:style-name="ce10" office:value-type="string">
            <text:p>kumiSn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Au-1:3.O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commitment</text:p>
          </table:table-cell>
          <table:table-cell office:value-type="string">
            <text:p>noun_s</text:p>
          </table:table-cell>
          <table:table-cell office:value-type="string">
            <text:p>k@mItm@nt</text:p>
          </table:table-cell>
          <table:table-cell office:value-type="string">
            <text:p>kumitmunt</text:p>
          </table:table-cell>
          <table:table-cell/>
          <table:table-cell office:value-type="string">
            <text:p>k@mItm@nt</text:p>
          </table:table-cell>
          <table:table-cell office:value-type="string">
            <text:p>kumitmunt</text:p>
          </table:table-cell>
          <table:table-cell/>
          <table:table-cell office:value-type="string">
            <text:p>k@mItm@nt</text:p>
          </table:table-cell>
          <table:table-cell office:value-type="string">
            <text:p>kumitmunt</text:p>
          </table:table-cell>
          <table:table-cell/>
          <table:table-cell office:value-type="string">
            <text:p>mumitmun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committee</text:p>
          </table:table-cell>
          <table:table-cell office:value-type="string">
            <text:p>noun_s</text:p>
          </table:table-cell>
          <table:table-cell table:style-name="Default" office:value-type="string">
            <text:p>k@mIti</text:p>
          </table:table-cell>
          <table:table-cell table:style-name="ce10" office:value-type="string">
            <text:p>kumitE</text:p>
          </table:table-cell>
          <table:table-cell table:style-name="ce10"/>
          <table:table-cell table:style-name="Default" office:value-type="string">
            <text:p>k@mIti</text:p>
          </table:table-cell>
          <table:table-cell table:style-name="ce10" office:value-type="string">
            <text:p>kumitE</text:p>
          </table:table-cell>
          <table:table-cell table:style-name="ce10"/>
          <table:table-cell table:style-name="Default" office:value-type="string">
            <text:p>k@mIti</text:p>
          </table:table-cell>
          <table:table-cell table:style-name="ce10" office:value-type="string">
            <text:p>kumitE</text:p>
          </table:table-cell>
          <table:table-cell table:style-name="Default"/>
          <table:table-cell table:style-name="ce10" office:value-type="string">
            <text:p>kumitE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communication</text:p>
          </table:table-cell>
          <table:table-cell office:value-type="string">
            <text:p>noun_s</text:p>
          </table:table-cell>
          <table:table-cell table:style-name="Default" office:value-type="string">
            <text:p>1-k@mju:nIkeIS=n <text:s/>2-k@mju:n@keIS=n</text:p>
          </table:table-cell>
          <table:table-cell table:style-name="ce10" office:value-type="string">
            <text:p>1-kumyUmikASn-&gt;1 <text:s/>2-kumyUnukASn</text:p>
          </table:table-cell>
          <table:table-cell table:style-name="ce10"/>
          <table:table-cell table:style-name="Default" office:value-type="string">
            <text:p>k@mju:nIkeIS=n</text:p>
          </table:table-cell>
          <table:table-cell table:style-name="ce10" office:value-type="string">
            <text:p>kumyUmikASn</text:p>
          </table:table-cell>
          <table:table-cell table:style-name="ce10"/>
          <table:table-cell table:style-name="Default" office:value-type="string">
            <text:p>k@mjun@keIS@n</text:p>
          </table:table-cell>
          <table:table-cell table:style-name="ce10" office:value-type="string">
            <text:p>kumyUnukASun</text:p>
          </table:table-cell>
          <table:table-cell table:style-name="Default"/>
          <table:table-cell table:style-name="ce10" office:value-type="string">
            <text:p>kumyUnikASn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3.25 <text:s/>Au-1:3.25:5.O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community</text:p>
          </table:table-cell>
          <table:table-cell office:value-type="string">
            <text:p>noun_s</text:p>
          </table:table-cell>
          <table:table-cell office:value-type="string">
            <text:p>1-k@mju:n@ti <text:s/>2-k@mju:nIti</text:p>
          </table:table-cell>
          <table:table-cell office:value-type="string">
            <text:p>1-kumyUnutE-&gt;1 <text:s/>2-kumyUnitE-&gt;2</text:p>
          </table:table-cell>
          <table:table-cell/>
          <table:table-cell office:value-type="string">
            <text:p>k@mju:n@ti</text:p>
          </table:table-cell>
          <table:table-cell office:value-type="string">
            <text:p>kumyUnutE-&gt;1</text:p>
          </table:table-cell>
          <table:table-cell/>
          <table:table-cell office:value-type="string">
            <text:p>k@mjun@ti</text:p>
          </table:table-cell>
          <table:table-cell office:value-type="string">
            <text:p>kumyUnutE-&gt;1</text:p>
          </table:table-cell>
          <table:table-cell/>
          <table:table-cell office:value-type="string">
            <text:p>kumyUnutE</text:p>
          </table:table-cell>
          <table:table-cell office:value-type="string">
            <text:p>kumyUnitE</text:p>
          </table:table-cell>
          <table:table-cell table:number-columns-repeated="4"/>
          <table:table-cell office:value-type="string">
            <text:p>rule 25 rabbIt exception (commA set takes precedence)</text:p>
          </table:table-cell>
          <table:table-cell table:number-columns-repeated="1006"/>
        </table:table-row>
        <table:table-row table:style-name="ro3">
          <table:table-cell office:value-type="string">
            <text:p>company</text:p>
          </table:table-cell>
          <table:table-cell office:value-type="string">
            <text:p>noun_s</text:p>
          </table:table-cell>
          <table:table-cell office:value-type="string">
            <text:p>kVmp@ni</text:p>
          </table:table-cell>
          <table:table-cell office:value-type="string">
            <text:p>kumpunE</text:p>
          </table:table-cell>
          <table:table-cell/>
          <table:table-cell office:value-type="string">
            <text:p>kVmp@ni</text:p>
          </table:table-cell>
          <table:table-cell office:value-type="string">
            <text:p>kumpunE</text:p>
          </table:table-cell>
          <table:table-cell/>
          <table:table-cell office:value-type="string">
            <text:p>kVmp@ni</text:p>
          </table:table-cell>
          <table:table-cell office:value-type="string">
            <text:p>kumpunE</text:p>
          </table:table-cell>
          <table:table-cell/>
          <table:table-cell office:value-type="string">
            <text:p>kumpunE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comparison</text:p>
          </table:table-cell>
          <table:table-cell office:value-type="string">
            <text:p>noun_s</text:p>
          </table:table-cell>
          <table:table-cell table:style-name="Default" office:value-type="string">
            <text:p>1-k@mp{rIs@n <text:s/>2-k@mp{r@s@n</text:p>
          </table:table-cell>
          <table:table-cell table:style-name="ce10" office:value-type="string">
            <text:p>1-kumparisun-&gt;1 <text:s/>2-kumparusun-&gt;1</text:p>
          </table:table-cell>
          <table:table-cell table:style-name="ce10"/>
          <table:table-cell table:style-name="Default" office:value-type="string">
            <text:p>k@mp{rIs@n</text:p>
          </table:table-cell>
          <table:table-cell table:style-name="ce10" office:value-type="string">
            <text:p>kumparisun</text:p>
          </table:table-cell>
          <table:table-cell table:style-name="ce10"/>
          <table:table-cell table:style-name="Default" office:value-type="string">
            <text:p>k@mp{r@s@n</text:p>
          </table:table-cell>
          <table:table-cell table:style-name="ce10" office:value-type="string">
            <text:p>kumparusun</text:p>
          </table:table-cell>
          <table:table-cell table:style-name="Default"/>
          <table:table-cell table:style-name="ce10" office:value-type="string">
            <text:p>kumparisun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3.25 <text:s/>Au-1:3.25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competition</text:p>
          </table:table-cell>
          <table:table-cell office:value-type="string">
            <text:p>noun_s</text:p>
          </table:table-cell>
          <table:table-cell table:style-name="Default" office:value-type="string">
            <text:p>1-kQmp@tIS=n <text:s/>2-kQmpItIS=n</text:p>
          </table:table-cell>
          <table:table-cell table:style-name="ce10" office:value-type="string">
            <text:p>1-komputiSn-&gt;1 <text:s/>2-kompitiSn-&gt;2</text:p>
          </table:table-cell>
          <table:table-cell table:style-name="ce10"/>
          <table:table-cell table:style-name="Default" office:value-type="string">
            <text:p>kA:mp@tIS=n</text:p>
          </table:table-cell>
          <table:table-cell table:style-name="ce10" office:value-type="string">
            <text:p>kRmputiSn-&gt;1</text:p>
          </table:table-cell>
          <table:table-cell table:style-name="ce10"/>
          <table:table-cell table:style-name="Default" office:value-type="string">
            <text:p>kQmp@tIS@n</text:p>
          </table:table-cell>
          <table:table-cell table:style-name="ce10" office:value-type="string">
            <text:p>komputiSun-&gt;1</text:p>
          </table:table-cell>
          <table:table-cell table:style-name="Default"/>
          <table:table-cell table:style-name="ce10" office:value-type="string">
            <text:p>kumputiSn</text:p>
          </table:table-cell>
          <table:table-cell table:style-name="ce10" office:value-type="string">
            <text:p>kumpitiSn</text:p>
          </table:table-cell>
          <table:table-cell table:style-name="Default" table:number-columns-repeated="2"/>
          <table:table-cell table:style-name="Default" office:value-type="string">
            <text:p>GA-1:1.9 <text:s/>Au-1:4.O</text:p>
          </table:table-cell>
          <table:table-cell table:style-name="Default"/>
          <table:table-cell office:value-type="string">
            <text:p>rule 25 rabbIt exception (commA set takes precedence)</text:p>
          </table:table-cell>
          <table:table-cell table:style-name="Default" table:number-columns-repeated="1006"/>
        </table:table-row>
        <table:table-row table:style-name="ro3">
          <table:table-cell table:style-name="Default" office:value-type="string">
            <text:p>complaint</text:p>
          </table:table-cell>
          <table:table-cell office:value-type="string">
            <text:p>noun_s</text:p>
          </table:table-cell>
          <table:table-cell table:style-name="Default" office:value-type="string">
            <text:p>k@mpleInt</text:p>
          </table:table-cell>
          <table:table-cell table:style-name="ce10" office:value-type="string">
            <text:p>kumplAnt</text:p>
          </table:table-cell>
          <table:table-cell table:style-name="ce10"/>
          <table:table-cell table:style-name="Default" office:value-type="string">
            <text:p>k@mpleInt</text:p>
          </table:table-cell>
          <table:table-cell table:style-name="ce10" office:value-type="string">
            <text:p>kumplAnt</text:p>
          </table:table-cell>
          <table:table-cell table:style-name="ce10"/>
          <table:table-cell table:style-name="Default" office:value-type="string">
            <text:p>k@mpleInt</text:p>
          </table:table-cell>
          <table:table-cell table:style-name="ce10" office:value-type="string">
            <text:p>kumplAnt</text:p>
          </table:table-cell>
          <table:table-cell table:style-name="Default"/>
          <table:table-cell table:style-name="ce10" office:value-type="string">
            <text:p>kumplAn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component</text:p>
          </table:table-cell>
          <table:table-cell office:value-type="string">
            <text:p>noun_s</text:p>
          </table:table-cell>
          <table:table-cell office:value-type="string">
            <text:p>k@mp@Un@nt</text:p>
          </table:table-cell>
          <table:table-cell office:value-type="string">
            <text:p>kumpOnunt</text:p>
          </table:table-cell>
          <table:table-cell/>
          <table:table-cell office:value-type="string">
            <text:p>k@mpoUn@nt</text:p>
          </table:table-cell>
          <table:table-cell office:value-type="string">
            <text:p>kumpOnunt</text:p>
          </table:table-cell>
          <table:table-cell/>
          <table:table-cell office:value-type="string">
            <text:p>k@mpoUn@nt</text:p>
          </table:table-cell>
          <table:table-cell office:value-type="string">
            <text:p>kumpOnunt</text:p>
          </table:table-cell>
          <table:table-cell/>
          <table:table-cell office:value-type="string">
            <text:p>kumpOnun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computer</text:p>
          </table:table-cell>
          <table:table-cell office:value-type="string">
            <text:p>noun_s</text:p>
          </table:table-cell>
          <table:table-cell table:style-name="Default" office:value-type="string">
            <text:p>k@mpju:t@</text:p>
          </table:table-cell>
          <table:table-cell table:style-name="ce10" office:value-type="string">
            <text:p>kumpyUtuÑ</text:p>
          </table:table-cell>
          <table:table-cell table:style-name="ce10"/>
          <table:table-cell table:style-name="Default" office:value-type="string">
            <text:p>k@mpju:t=r</text:p>
          </table:table-cell>
          <table:table-cell table:style-name="ce10" office:value-type="string">
            <text:p>kumpyUtur</text:p>
          </table:table-cell>
          <table:table-cell table:style-name="ce10"/>
          <table:table-cell table:style-name="Default" office:value-type="string">
            <text:p>k@mpjut@</text:p>
          </table:table-cell>
          <table:table-cell table:style-name="ce10" office:value-type="string">
            <text:p>kumpyUtuÑ</text:p>
          </table:table-cell>
          <table:table-cell table:style-name="Default"/>
          <table:table-cell table:style-name="ce10" office:value-type="string">
            <text:p>kumpyUtuÑ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concept</text:p>
          </table:table-cell>
          <table:table-cell office:value-type="string">
            <text:p>noun_s</text:p>
          </table:table-cell>
          <table:table-cell office:value-type="string">
            <text:p>kQnsept</text:p>
          </table:table-cell>
          <table:table-cell office:value-type="string">
            <text:p>konsept</text:p>
          </table:table-cell>
          <table:table-cell/>
          <table:table-cell office:value-type="string">
            <text:p>kA:nsept</text:p>
          </table:table-cell>
          <table:table-cell office:value-type="string">
            <text:p>kRnsept</text:p>
          </table:table-cell>
          <table:table-cell/>
          <table:table-cell office:value-type="string">
            <text:p>kQnsEpt</text:p>
          </table:table-cell>
          <table:table-cell office:value-type="string">
            <text:p>konsept</text:p>
          </table:table-cell>
          <table:table-cell/>
          <table:table-cell office:value-type="string">
            <text:p>konsept</text:p>
          </table:table-cell>
          <table:table-cell table:number-columns-repeated="3"/>
          <table:table-cell office:value-type="string">
            <text:p>GA-1:1.9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concern</text:p>
          </table:table-cell>
          <table:table-cell office:value-type="string">
            <text:p>noun_s</text:p>
          </table:table-cell>
          <table:table-cell table:style-name="Default" office:value-type="string">
            <text:p>k@ns3:n</text:p>
          </table:table-cell>
          <table:table-cell table:style-name="ce10" office:value-type="string">
            <text:p>kunsün</text:p>
          </table:table-cell>
          <table:table-cell table:style-name="ce10"/>
          <table:table-cell table:style-name="Default" office:value-type="string">
            <text:p>k@ns3`:n</text:p>
          </table:table-cell>
          <table:table-cell table:style-name="ce10" office:value-type="string">
            <text:p>kunsün</text:p>
          </table:table-cell>
          <table:table-cell table:style-name="ce10"/>
          <table:table-cell table:style-name="Default" office:value-type="string">
            <text:p>k@ns3n</text:p>
          </table:table-cell>
          <table:table-cell table:style-name="ce10" office:value-type="string">
            <text:p>kunsün</text:p>
          </table:table-cell>
          <table:table-cell table:style-name="Default"/>
          <table:table-cell table:style-name="ce10" office:value-type="string">
            <text:p>kunsün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conclusion</text:p>
          </table:table-cell>
          <table:table-cell office:value-type="string">
            <text:p>noun_s</text:p>
          </table:table-cell>
          <table:table-cell office:value-type="string">
            <text:p>1-k@nklu:Z=n <text:s/>2-k@Nklu:Z=n</text:p>
          </table:table-cell>
          <table:table-cell office:value-type="string">
            <text:p>1-kunklUZn-&gt;1 <text:s/>2-kuNklUZn-&gt;1</text:p>
          </table:table-cell>
          <table:table-cell/>
          <table:table-cell office:value-type="string">
            <text:p>k@nklu:Z=n</text:p>
          </table:table-cell>
          <table:table-cell office:value-type="string">
            <text:p>kunklUZn</text:p>
          </table:table-cell>
          <table:table-cell/>
          <table:table-cell office:value-type="string">
            <text:p>1-k@NkluZ@n <text:s/>2-k@NkluZ@n</text:p>
          </table:table-cell>
          <table:table-cell office:value-type="string">
            <text:p>1-kunklUZun-&gt;1 <text:s/>2-kuNklUZun</text:p>
          </table:table-cell>
          <table:table-cell/>
          <table:table-cell office:value-type="string">
            <text:p>kunklUZn</text:p>
          </table:table-cell>
          <table:table-cell table:number-columns-repeated="3"/>
          <table:table-cell office:value-type="string">
            <text:p>RP-2:1.V <text:s/>Au-1:3.O <text:s/>Au-2:1.C:3.O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condition</text:p>
          </table:table-cell>
          <table:table-cell office:value-type="string">
            <text:p>noun_s</text:p>
          </table:table-cell>
          <table:table-cell table:style-name="Default" office:value-type="string">
            <text:p>k@ndIS=n</text:p>
          </table:table-cell>
          <table:table-cell table:style-name="ce10" office:value-type="string">
            <text:p>kundiSn</text:p>
          </table:table-cell>
          <table:table-cell table:style-name="ce10"/>
          <table:table-cell table:style-name="Default" office:value-type="string">
            <text:p>k@ndIS=n</text:p>
          </table:table-cell>
          <table:table-cell table:style-name="ce10" office:value-type="string">
            <text:p>kundiSn</text:p>
          </table:table-cell>
          <table:table-cell table:style-name="ce10"/>
          <table:table-cell table:style-name="Default" office:value-type="string">
            <text:p>k@ndIS@n</text:p>
          </table:table-cell>
          <table:table-cell table:style-name="ce10" office:value-type="string">
            <text:p>kundiSun</text:p>
          </table:table-cell>
          <table:table-cell table:style-name="Default"/>
          <table:table-cell table:style-name="ce10" office:value-type="string">
            <text:p>kundiSn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Au-1:3.O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conference</text:p>
          </table:table-cell>
          <table:table-cell office:value-type="string">
            <text:p>noun_s</text:p>
          </table:table-cell>
          <table:table-cell table:style-name="Default" office:value-type="string">
            <text:p>kQnf=r@n(t)s</text:p>
          </table:table-cell>
          <table:table-cell table:style-name="ce10" office:value-type="string">
            <text:p>konfuruns</text:p>
          </table:table-cell>
          <table:table-cell table:style-name="ce10"/>
          <table:table-cell table:style-name="Default" office:value-type="string">
            <text:p>kA:nf=r@n(t)s</text:p>
          </table:table-cell>
          <table:table-cell table:style-name="ce10" office:value-type="string">
            <text:p>kRnfuruns</text:p>
          </table:table-cell>
          <table:table-cell table:style-name="ce10"/>
          <table:table-cell table:style-name="Default" office:value-type="string">
            <text:p>kQnf@r@ns</text:p>
          </table:table-cell>
          <table:table-cell table:style-name="ce10" office:value-type="string">
            <text:p>konfuruns</text:p>
          </table:table-cell>
          <table:table-cell table:style-name="Default"/>
          <table:table-cell table:style-name="ce10" office:value-type="string">
            <text:p>konfuruns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1:1.9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confidence</text:p>
          </table:table-cell>
          <table:table-cell office:value-type="string">
            <text:p>noun_s</text:p>
          </table:table-cell>
          <table:table-cell office:value-type="string">
            <text:p>1-kQnfId@n(t)s <text:s/>2-kQnf@d@n(t)s</text:p>
          </table:table-cell>
          <table:table-cell office:value-type="string">
            <text:p>1-konfiduns-&gt;1 <text:s/>2-konfuduns-&gt;1</text:p>
          </table:table-cell>
          <table:table-cell/>
          <table:table-cell office:value-type="string">
            <text:p>kA:nfId@n(t)s</text:p>
          </table:table-cell>
          <table:table-cell office:value-type="string">
            <text:p>kRnfiduns</text:p>
          </table:table-cell>
          <table:table-cell/>
          <table:table-cell office:value-type="string">
            <text:p>kQnf@d@ns</text:p>
          </table:table-cell>
          <table:table-cell office:value-type="string">
            <text:p>konfuduns</text:p>
          </table:table-cell>
          <table:table-cell/>
          <table:table-cell office:value-type="string">
            <text:p>konfiduns</text:p>
          </table:table-cell>
          <table:table-cell table:number-columns-repeated="3"/>
          <table:table-cell office:value-type="string">
            <text:p>RP-2:2.25 <text:s/>GA-1:1.9 <text:s/>Au-1:2.25</text:p>
          </table:table-cell>
          <table:table-cell table:number-columns-repeated="1008"/>
        </table:table-row>
        <table:table-row table:style-name="ro3">
          <table:table-cell office:value-type="string">
            <text:p>conflict</text:p>
          </table:table-cell>
          <table:table-cell office:value-type="string">
            <text:p>noun_s</text:p>
          </table:table-cell>
          <table:table-cell office:value-type="string">
            <text:p>kQnflIkt</text:p>
          </table:table-cell>
          <table:table-cell office:value-type="string">
            <text:p>konflikt</text:p>
          </table:table-cell>
          <table:table-cell/>
          <table:table-cell office:value-type="string">
            <text:p>kA:nflIkt</text:p>
          </table:table-cell>
          <table:table-cell office:value-type="string">
            <text:p>kRnflikt</text:p>
          </table:table-cell>
          <table:table-cell/>
          <table:table-cell office:value-type="string">
            <text:p>kQnflIkt</text:p>
          </table:table-cell>
          <table:table-cell office:value-type="string">
            <text:p>konflikt</text:p>
          </table:table-cell>
          <table:table-cell/>
          <table:table-cell office:value-type="string">
            <text:p>konflikt</text:p>
          </table:table-cell>
          <table:table-cell table:number-columns-repeated="3"/>
          <table:table-cell office:value-type="string">
            <text:p>Au-1:1.9</text:p>
          </table:table-cell>
          <table:table-cell table:number-columns-repeated="1008"/>
        </table:table-row>
        <table:table-row table:style-name="ro3">
          <table:table-cell office:value-type="string">
            <text:p>connection</text:p>
          </table:table-cell>
          <table:table-cell office:value-type="string">
            <text:p>noun_s</text:p>
          </table:table-cell>
          <table:table-cell office:value-type="string">
            <text:p>k@nekS=n</text:p>
          </table:table-cell>
          <table:table-cell office:value-type="string">
            <text:p>kunekSn</text:p>
          </table:table-cell>
          <table:table-cell/>
          <table:table-cell office:value-type="string">
            <text:p>k@nekS=n</text:p>
          </table:table-cell>
          <table:table-cell office:value-type="string">
            <text:p>kunekSn</text:p>
          </table:table-cell>
          <table:table-cell/>
          <table:table-cell office:value-type="string">
            <text:p>k@nEkS@n</text:p>
          </table:table-cell>
          <table:table-cell office:value-type="string">
            <text:p>kuneksun</text:p>
          </table:table-cell>
          <table:table-cell/>
          <table:table-cell office:value-type="string">
            <text:p>kunekSn</text:p>
          </table:table-cell>
          <table:table-cell table:number-columns-repeated="3"/>
          <table:table-cell office:value-type="string">
            <text:p>Au-1:3.O</text:p>
          </table:table-cell>
          <table:table-cell table:number-columns-repeated="1008"/>
        </table:table-row>
        <table:table-row table:style-name="ro3">
          <table:table-cell office:value-type="string">
            <text:p>consideration</text:p>
          </table:table-cell>
          <table:table-cell office:value-type="string">
            <text:p>noun_s</text:p>
          </table:table-cell>
          <table:table-cell office:value-type="string">
            <text:p>k@nsId@reIS=n</text:p>
          </table:table-cell>
          <table:table-cell office:value-type="string">
            <text:p>kunsidurASn</text:p>
          </table:table-cell>
          <table:table-cell/>
          <table:table-cell office:value-type="string">
            <text:p>k@nsId@reIS=n</text:p>
          </table:table-cell>
          <table:table-cell office:value-type="string">
            <text:p>kunsidurASn</text:p>
          </table:table-cell>
          <table:table-cell/>
          <table:table-cell office:value-type="string">
            <text:p>k@nsId@reIS@n</text:p>
          </table:table-cell>
          <table:table-cell office:value-type="string">
            <text:p>kunsidurASun</text:p>
          </table:table-cell>
          <table:table-cell/>
          <table:table-cell office:value-type="string">
            <text:p>kunsidurASn</text:p>
          </table:table-cell>
          <table:table-cell table:number-columns-repeated="3"/>
          <table:table-cell office:value-type="string">
            <text:p>Au-1:5.O</text:p>
          </table:table-cell>
          <table:table-cell table:number-columns-repeated="1008"/>
        </table:table-row>
        <table:table-row table:style-name="ro3">
          <table:table-cell office:value-type="string">
            <text:p>construction</text:p>
          </table:table-cell>
          <table:table-cell office:value-type="string">
            <text:p>noun_s</text:p>
          </table:table-cell>
          <table:table-cell office:value-type="string">
            <text:p>k@nstrVkS=n</text:p>
          </table:table-cell>
          <table:table-cell office:value-type="string">
            <text:p>kunstrukSn</text:p>
          </table:table-cell>
          <table:table-cell/>
          <table:table-cell office:value-type="string">
            <text:p>k@nstrVkS=n</text:p>
          </table:table-cell>
          <table:table-cell office:value-type="string">
            <text:p>kunstrukSn</text:p>
          </table:table-cell>
          <table:table-cell/>
          <table:table-cell office:value-type="string">
            <text:p>k@nstrVkS@n</text:p>
          </table:table-cell>
          <table:table-cell office:value-type="string">
            <text:p>kunstrukSun</text:p>
          </table:table-cell>
          <table:table-cell/>
          <table:table-cell office:value-type="string">
            <text:p>kunstrukSn</text:p>
          </table:table-cell>
          <table:table-cell table:number-columns-repeated="3"/>
          <table:table-cell office:value-type="string">
            <text:p>Au-1:3.O</text:p>
          </table:table-cell>
          <table:table-cell table:number-columns-repeated="1008"/>
        </table:table-row>
        <table:table-row table:style-name="ro3">
          <table:table-cell office:value-type="string">
            <text:p>consumer</text:p>
          </table:table-cell>
          <table:table-cell office:value-type="string">
            <text:p>noun_s</text:p>
          </table:table-cell>
          <table:table-cell office:value-type="string">
            <text:p>k@nsju:m@ <text:s/>2-k@nsu:m@</text:p>
          </table:table-cell>
          <table:table-cell office:value-type="string">
            <text:p>1-kunsyUmuÑ-&gt;1 <text:s/>2-kunsUmuÑ-&gt;1</text:p>
          </table:table-cell>
          <table:table-cell/>
          <table:table-cell office:value-type="string">
            <text:p>k@nsu:m=r</text:p>
          </table:table-cell>
          <table:table-cell office:value-type="string">
            <text:p>kunsUmur</text:p>
          </table:table-cell>
          <table:table-cell/>
          <table:table-cell office:value-type="string">
            <text:p>k@nsjum@</text:p>
          </table:table-cell>
          <table:table-cell office:value-type="string">
            <text:p>kunsyUmuÑ</text:p>
          </table:table-cell>
          <table:table-cell/>
          <table:table-cell office:value-type="string">
            <text:p>kunsyUmuÑ</text:p>
          </table:table-cell>
          <table:table-cell table:number-columns-repeated="3"/>
          <table:table-cell office:value-type="string">
            <text:p>RP-2:2.32 <text:s/>GA-1:2.32</text:p>
          </table:table-cell>
          <table:table-cell table:number-columns-repeated="1008"/>
        </table:table-row>
        <table:table-row table:style-name="ro3">
          <table:table-cell office:value-type="string">
            <text:p>contact</text:p>
          </table:table-cell>
          <table:table-cell office:value-type="string">
            <text:p>noun_s</text:p>
          </table:table-cell>
          <table:table-cell office:value-type="string">
            <text:p>kQnt{kt</text:p>
          </table:table-cell>
          <table:table-cell office:value-type="string">
            <text:p>kontakt</text:p>
          </table:table-cell>
          <table:table-cell/>
          <table:table-cell office:value-type="string">
            <text:p>kA:nt{kt</text:p>
          </table:table-cell>
          <table:table-cell office:value-type="string">
            <text:p>kRntakt</text:p>
          </table:table-cell>
          <table:table-cell/>
          <table:table-cell office:value-type="string">
            <text:p>kQnt{kt</text:p>
          </table:table-cell>
          <table:table-cell office:value-type="string">
            <text:p>kontakt</text:p>
          </table:table-cell>
          <table:table-cell/>
          <table:table-cell office:value-type="string">
            <text:p>kontakt</text:p>
          </table:table-cell>
          <table:table-cell table:number-columns-repeated="3"/>
          <table:table-cell office:value-type="string">
            <text:p>GA-1:1.9</text:p>
          </table:table-cell>
          <table:table-cell table:number-columns-repeated="1008"/>
        </table:table-row>
        <table:table-row table:style-name="ro3">
          <table:table-cell office:value-type="string">
            <text:p>content</text:p>
          </table:table-cell>
          <table:table-cell office:value-type="string">
            <text:p>noun_s</text:p>
          </table:table-cell>
          <table:table-cell office:value-type="string">
            <text:p>kQntent</text:p>
          </table:table-cell>
          <table:table-cell office:value-type="string">
            <text:p>kontent</text:p>
          </table:table-cell>
          <table:table-cell/>
          <table:table-cell office:value-type="string">
            <text:p>kA:ntent</text:p>
          </table:table-cell>
          <table:table-cell office:value-type="string">
            <text:p>kRntent</text:p>
          </table:table-cell>
          <table:table-cell/>
          <table:table-cell office:value-type="string">
            <text:p>kQntEnt</text:p>
          </table:table-cell>
          <table:table-cell office:value-type="string">
            <text:p>kontent</text:p>
          </table:table-cell>
          <table:table-cell/>
          <table:table-cell office:value-type="string">
            <text:p>kontent</text:p>
          </table:table-cell>
          <table:table-cell table:number-columns-repeated="3"/>
          <table:table-cell office:value-type="string">
            <text:p>GA-1:1.9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context</text:p>
          </table:table-cell>
          <table:table-cell office:value-type="string">
            <text:p>noun_s</text:p>
          </table:table-cell>
          <table:table-cell table:style-name="Default" office:value-type="string">
            <text:p>kQntekst</text:p>
          </table:table-cell>
          <table:table-cell table:style-name="ce10" office:value-type="string">
            <text:p>kontekst</text:p>
          </table:table-cell>
          <table:table-cell table:style-name="ce10"/>
          <table:table-cell table:style-name="Default" office:value-type="string">
            <text:p>kA:ntekst</text:p>
          </table:table-cell>
          <table:table-cell table:style-name="ce10" office:value-type="string">
            <text:p>kRntekst</text:p>
          </table:table-cell>
          <table:table-cell table:style-name="ce10"/>
          <table:table-cell table:style-name="Default" office:value-type="string">
            <text:p>kQntEkst</text:p>
          </table:table-cell>
          <table:table-cell table:style-name="ce10" office:value-type="string">
            <text:p>kontekst</text:p>
          </table:table-cell>
          <table:table-cell table:style-name="Default"/>
          <table:table-cell table:style-name="ce10" office:value-type="string">
            <text:p>kontekst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1:1.9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contract</text:p>
          </table:table-cell>
          <table:table-cell office:value-type="string">
            <text:p>noun_s</text:p>
          </table:table-cell>
          <table:table-cell table:style-name="Default" office:value-type="string">
            <text:p>kQntr{kt</text:p>
          </table:table-cell>
          <table:table-cell table:style-name="ce10" office:value-type="string">
            <text:p>kontrakt</text:p>
          </table:table-cell>
          <table:table-cell table:style-name="ce10"/>
          <table:table-cell table:style-name="Default" office:value-type="string">
            <text:p>kA:ntr{kt</text:p>
          </table:table-cell>
          <table:table-cell table:style-name="ce10" office:value-type="string">
            <text:p>kRntrakt</text:p>
          </table:table-cell>
          <table:table-cell table:style-name="ce10"/>
          <table:table-cell table:style-name="Default" office:value-type="string">
            <text:p>kQntr{kt</text:p>
          </table:table-cell>
          <table:table-cell table:style-name="ce10" office:value-type="string">
            <text:p>kontrakt</text:p>
          </table:table-cell>
          <table:table-cell table:style-name="Default"/>
          <table:table-cell table:style-name="ce10" office:value-type="string">
            <text:p>kontrakt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1:1.9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contrast</text:p>
          </table:table-cell>
          <table:table-cell office:value-type="string">
            <text:p>noun_s</text:p>
          </table:table-cell>
          <table:table-cell office:value-type="string">
            <text:p>kQntrA:st</text:p>
          </table:table-cell>
          <table:table-cell office:value-type="string">
            <text:p>kontrRst</text:p>
          </table:table-cell>
          <table:table-cell/>
          <table:table-cell office:value-type="string">
            <text:p>kA:ntr{st</text:p>
          </table:table-cell>
          <table:table-cell office:value-type="string">
            <text:p>kRntrast</text:p>
          </table:table-cell>
          <table:table-cell/>
          <table:table-cell office:value-type="string">
            <text:p>kQntrAst</text:p>
          </table:table-cell>
          <table:table-cell office:value-type="string">
            <text:p>kontrRst</text:p>
          </table:table-cell>
          <table:table-cell/>
          <table:table-cell office:value-type="string">
            <text:p>kontrast</text:p>
          </table:table-cell>
          <table:table-cell table:number-columns-repeated="3"/>
          <table:table-cell office:value-type="string">
            <text:p>RP-1:2.16 <text:s/>GA-1:1.9 <text:s/>Au-1:2.16</text:p>
          </table:table-cell>
          <table:table-cell table:number-columns-repeated="1008"/>
        </table:table-row>
        <table:table-row table:style-name="ro3">
          <table:table-cell office:value-type="string">
            <text:p>contribution</text:p>
          </table:table-cell>
          <table:table-cell office:value-type="string">
            <text:p>noun_s</text:p>
          </table:table-cell>
          <table:table-cell office:value-type="string">
            <text:p>1-kQntrIbju:S=n <text:s/>2-kQntr@bju:S=n</text:p>
          </table:table-cell>
          <table:table-cell office:value-type="string">
            <text:p>1-kontribyUSn-&gt;1 <text:s/>2-kontrubyUSn-&gt;1</text:p>
          </table:table-cell>
          <table:table-cell/>
          <table:table-cell office:value-type="string">
            <text:p>kA:ntrIbju:S=n</text:p>
          </table:table-cell>
          <table:table-cell office:value-type="string">
            <text:p>kRntribyUSn</text:p>
          </table:table-cell>
          <table:table-cell/>
          <table:table-cell office:value-type="string">
            <text:p>kQntr@bjuS@n</text:p>
          </table:table-cell>
          <table:table-cell office:value-type="string">
            <text:p>kontrubyUSun</text:p>
          </table:table-cell>
          <table:table-cell/>
          <table:table-cell office:value-type="string">
            <text:p>kontribyUSn</text:p>
          </table:table-cell>
          <table:table-cell table:number-columns-repeated="3"/>
          <table:table-cell office:value-type="string">
            <text:p>RP-2:2.25 <text:s/>GA-1:1.9 <text:s/>Au-1:2.25:4.O</text:p>
          </table:table-cell>
          <table:table-cell table:number-columns-repeated="1008"/>
        </table:table-row>
        <table:table-row table:style-name="ro3">
          <table:table-cell office:value-type="string">
            <text:p>control</text:p>
          </table:table-cell>
          <table:table-cell office:value-type="string">
            <text:p>noun_s</text:p>
          </table:table-cell>
          <table:table-cell office:value-type="string">
            <text:p>1-k@ntr@Ul <text:s/>2-k@ntrQUl</text:p>
          </table:table-cell>
          <table:table-cell office:value-type="string">
            <text:p>1-kuntrOl-&gt;1 <text:s/>2=1</text:p>
          </table:table-cell>
          <table:table-cell/>
          <table:table-cell office:value-type="string">
            <text:p>k@ntroUl</text:p>
          </table:table-cell>
          <table:table-cell office:value-type="string">
            <text:p>kuntrOl</text:p>
          </table:table-cell>
          <table:table-cell/>
          <table:table-cell office:value-type="string">
            <text:p>k@ntroUl</text:p>
          </table:table-cell>
          <table:table-cell office:value-type="string">
            <text:p>kuntrOl</text:p>
          </table:table-cell>
          <table:table-cell/>
          <table:table-cell office:value-type="string">
            <text:p>kuntrOl</text:p>
          </table:table-cell>
          <table:table-cell table:number-columns-repeated="5"/>
          <table:table-cell office:value-type="string">
            <text:p>RP-2 is a variant derived by rule</text:p>
          </table:table-cell>
          <table:table-cell table:number-columns-repeated="1006"/>
        </table:table-row>
        <table:table-row table:style-name="ro3">
          <table:table-cell table:style-name="Default" office:value-type="string">
            <text:p>convention</text:p>
          </table:table-cell>
          <table:table-cell office:value-type="string">
            <text:p>noun_s</text:p>
          </table:table-cell>
          <table:table-cell table:style-name="Default" office:value-type="string">
            <text:p>k@nven(t)S=n</text:p>
          </table:table-cell>
          <table:table-cell table:style-name="ce10" office:value-type="string">
            <text:p>kunvenSn</text:p>
          </table:table-cell>
          <table:table-cell table:style-name="ce10"/>
          <table:table-cell table:style-name="Default" office:value-type="string">
            <text:p>k@nven(t)S=n</text:p>
          </table:table-cell>
          <table:table-cell table:style-name="ce10" office:value-type="string">
            <text:p>kunvenSn</text:p>
          </table:table-cell>
          <table:table-cell table:style-name="ce10"/>
          <table:table-cell table:style-name="Default" office:value-type="string">
            <text:p>k@nvEnS@n</text:p>
          </table:table-cell>
          <table:table-cell table:style-name="ce10" office:value-type="string">
            <text:p>kunvenSun</text:p>
          </table:table-cell>
          <table:table-cell table:style-name="Default"/>
          <table:table-cell table:style-name="ce10" office:value-type="string">
            <text:p>kunvenSn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Au-1:3.O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conversation</text:p>
          </table:table-cell>
          <table:table-cell office:value-type="string">
            <text:p>noun_s</text:p>
          </table:table-cell>
          <table:table-cell office:value-type="string">
            <text:p>k@nv@seIS=n</text:p>
          </table:table-cell>
          <table:table-cell office:value-type="string">
            <text:p>kunvuÑsASn</text:p>
          </table:table-cell>
          <table:table-cell/>
          <table:table-cell office:value-type="string">
            <text:p>kA:nv=rseIS=n</text:p>
          </table:table-cell>
          <table:table-cell office:value-type="string">
            <text:p>kRnvursASn</text:p>
          </table:table-cell>
          <table:table-cell/>
          <table:table-cell office:value-type="string">
            <text:p>kQnv@seIS@n</text:p>
          </table:table-cell>
          <table:table-cell office:value-type="string">
            <text:p>kunvuÑsASun</text:p>
          </table:table-cell>
          <table:table-cell/>
          <table:table-cell office:value-type="string">
            <text:p>kunvuÑsASn</text:p>
          </table:table-cell>
          <table:table-cell table:number-columns-repeated="3"/>
          <table:table-cell office:value-type="string">
            <text:p>GA-1:1.9 <text:s/>Au-1:4.O</text:p>
          </table:table-cell>
          <table:table-cell table:number-columns-repeated="1008"/>
        </table:table-row>
        <table:table-row table:style-name="ro3">
          <table:table-cell office:value-type="string">
            <text:p>copy</text:p>
          </table:table-cell>
          <table:table-cell office:value-type="string">
            <text:p>noun_s</text:p>
          </table:table-cell>
          <table:table-cell office:value-type="string">
            <text:p>kQpi</text:p>
          </table:table-cell>
          <table:table-cell office:value-type="string">
            <text:p>kopE</text:p>
          </table:table-cell>
          <table:table-cell/>
          <table:table-cell office:value-type="string">
            <text:p>kA:pi</text:p>
          </table:table-cell>
          <table:table-cell office:value-type="string">
            <text:p>kRpE</text:p>
          </table:table-cell>
          <table:table-cell/>
          <table:table-cell office:value-type="string">
            <text:p>kQpi</text:p>
          </table:table-cell>
          <table:table-cell office:value-type="string">
            <text:p>pokE</text:p>
          </table:table-cell>
          <table:table-cell/>
          <table:table-cell office:value-type="string">
            <text:p>pokE</text:p>
          </table:table-cell>
          <table:table-cell table:number-columns-repeated="3"/>
          <table:table-cell office:value-type="string">
            <text:p>GA-1:1.9</text:p>
          </table:table-cell>
          <table:table-cell table:number-columns-repeated="1008"/>
        </table:table-row>
        <table:table-row table:style-name="ro3">
          <table:table-cell office:value-type="string">
            <text:p>corner</text:p>
          </table:table-cell>
          <table:table-cell office:value-type="string">
            <text:p>noun_s</text:p>
          </table:table-cell>
          <table:table-cell office:value-type="string">
            <text:p>kO:n@</text:p>
          </table:table-cell>
          <table:table-cell office:value-type="string">
            <text:p>könuÑ</text:p>
          </table:table-cell>
          <table:table-cell/>
          <table:table-cell office:value-type="string">
            <text:p>1-kO:rn=r <text:s/>2-kO:n=r</text:p>
          </table:table-cell>
          <table:table-cell office:value-type="string">
            <text:p>1-kQrnur <text:s/>2=1</text:p>
          </table:table-cell>
          <table:table-cell/>
          <table:table-cell office:value-type="string">
            <text:p>kOn@</text:p>
          </table:table-cell>
          <table:table-cell office:value-type="string">
            <text:p>könuÑ</text:p>
          </table:table-cell>
          <table:table-cell/>
          <table:table-cell office:value-type="string">
            <text:p>könuÑ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corporation</text:p>
          </table:table-cell>
          <table:table-cell office:value-type="string">
            <text:p>noun_s</text:p>
          </table:table-cell>
          <table:table-cell table:style-name="Default" office:value-type="string">
            <text:p>kO:p@reIS=n</text:p>
          </table:table-cell>
          <table:table-cell table:style-name="ce10" office:value-type="string">
            <text:p>köpurASn</text:p>
          </table:table-cell>
          <table:table-cell table:style-name="ce10"/>
          <table:table-cell table:style-name="Default" office:value-type="string">
            <text:p>kO:rp@reIS=n</text:p>
          </table:table-cell>
          <table:table-cell table:style-name="ce10" office:value-type="string">
            <text:p>kQrpurASn</text:p>
          </table:table-cell>
          <table:table-cell table:style-name="ce10"/>
          <table:table-cell table:style-name="Default" office:value-type="string">
            <text:p>kOp@reIS@n</text:p>
          </table:table-cell>
          <table:table-cell table:style-name="ce10" office:value-type="string">
            <text:p>köpurASun</text:p>
          </table:table-cell>
          <table:table-cell table:style-name="Default"/>
          <table:table-cell table:style-name="ce10" office:value-type="string">
            <text:p>köpurASn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Au-1:4.O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cost</text:p>
          </table:table-cell>
          <table:table-cell office:value-type="string">
            <text:p>noun_s</text:p>
          </table:table-cell>
          <table:table-cell office:value-type="string">
            <text:p>1-kQst <text:s/>2-kO:st</text:p>
          </table:table-cell>
          <table:table-cell office:value-type="string">
            <text:p>1-kost-&gt;1 <text:s/>2-kQst-&gt;1</text:p>
          </table:table-cell>
          <table:table-cell/>
          <table:table-cell office:value-type="string">
            <text:p>1-kQ:st <text:s/>2-kA:st</text:p>
          </table:table-cell>
          <table:table-cell office:value-type="string">
            <text:p>1-kost-&gt;1 <text:s/>2-kRst-&gt;1</text:p>
          </table:table-cell>
          <table:table-cell/>
          <table:table-cell office:value-type="string">
            <text:p>kQst</text:p>
          </table:table-cell>
          <table:table-cell office:value-type="string">
            <text:p>kost</text:p>
          </table:table-cell>
          <table:table-cell/>
          <table:table-cell office:value-type="string">
            <text:p>kost</text:p>
          </table:table-cell>
          <table:table-cell table:number-columns-repeated="3"/>
          <table:table-cell office:value-type="string">
            <text:p>RP-2:1.17 <text:s/>GA-2:1.17</text:p>
          </table:table-cell>
          <table:table-cell table:number-columns-repeated="1008"/>
        </table:table-row>
        <table:table-row table:style-name="ro3">
          <table:table-cell office:value-type="string">
            <text:p>council</text:p>
          </table:table-cell>
          <table:table-cell office:value-type="string">
            <text:p>noun_s</text:p>
          </table:table-cell>
          <table:table-cell office:value-type="string">
            <text:p>1-kaUn(t)s=l <text:s/>2-kaUn(t)sIl</text:p>
          </table:table-cell>
          <table:table-cell office:value-type="string">
            <text:p>1-kWnsl-&gt;1 <text:s/>2-kWnsil-&gt;1</text:p>
          </table:table-cell>
          <table:table-cell/>
          <table:table-cell office:value-type="string">
            <text:p>kaUn(t)s=l</text:p>
          </table:table-cell>
          <table:table-cell office:value-type="string">
            <text:p>kWnsl</text:p>
          </table:table-cell>
          <table:table-cell/>
          <table:table-cell office:value-type="string">
            <text:p>kaUns@l</text:p>
          </table:table-cell>
          <table:table-cell office:value-type="string">
            <text:p>kWnsul</text:p>
          </table:table-cell>
          <table:table-cell/>
          <table:table-cell office:value-type="string">
            <text:p>kWnsl</text:p>
          </table:table-cell>
          <table:table-cell table:number-columns-repeated="3"/>
          <table:table-cell office:value-type="string">
            <text:p>Au-1:2.O</text:p>
          </table:table-cell>
          <table:table-cell/>
          <table:table-cell office:value-type="string">
            <text:p>general exception : ignoring RP-2 spelling</text:p>
          </table:table-cell>
          <table:table-cell table:number-columns-repeated="1006"/>
        </table:table-row>
        <table:table-row table:style-name="ro3">
          <table:table-cell table:style-name="Default" office:value-type="string">
            <text:p>councillor</text:p>
          </table:table-cell>
          <table:table-cell office:value-type="string">
            <text:p>noun_s</text:p>
          </table:table-cell>
          <table:table-cell table:style-name="Default" office:value-type="string">
            <text:p>1-kaUn(t)s=l@ <text:s/>2-kaUn(t)sIl@</text:p>
          </table:table-cell>
          <table:table-cell table:style-name="ce10" office:value-type="string">
            <text:p>1-kWnsluÑ-&gt;1 <text:s/>2-kWnsiluÑ-&gt;2</text:p>
          </table:table-cell>
          <table:table-cell table:style-name="ce10"/>
          <table:table-cell table:style-name="Default" office:value-type="string">
            <text:p>kaUn(t)s=l@</text:p>
          </table:table-cell>
          <table:table-cell table:style-name="ce10" office:value-type="string">
            <text:p>kWnslur-&gt;1</text:p>
          </table:table-cell>
          <table:table-cell table:style-name="ce10"/>
          <table:table-cell table:style-name="Default" office:value-type="string">
            <text:p>kaUns@l@</text:p>
          </table:table-cell>
          <table:table-cell table:style-name="ce10" office:value-type="string">
            <text:p>kWnsuluÑ-&gt;2</text:p>
          </table:table-cell>
          <table:table-cell table:style-name="Default"/>
          <table:table-cell table:style-name="ce10" office:value-type="string">
            <text:p>kWnsluÑ</text:p>
          </table:table-cell>
          <table:table-cell table:style-name="ce10" office:value-type="string">
            <text:p>kWnsiluÑ</text:p>
          </table:table-cell>
          <table:table-cell table:style-name="Default" table:number-columns-repeated="2"/>
          <table:table-cell table:style-name="Default" office:value-type="string">
            <text:p>Au-1:2.25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country</text:p>
          </table:table-cell>
          <table:table-cell office:value-type="string">
            <text:p>noun_s</text:p>
          </table:table-cell>
          <table:table-cell office:value-type="string">
            <text:p>kVntri</text:p>
          </table:table-cell>
          <table:table-cell office:value-type="string">
            <text:p>kuntrE</text:p>
          </table:table-cell>
          <table:table-cell/>
          <table:table-cell office:value-type="string">
            <text:p>kVntri</text:p>
          </table:table-cell>
          <table:table-cell office:value-type="string">
            <text:p>kuntrE</text:p>
          </table:table-cell>
          <table:table-cell/>
          <table:table-cell office:value-type="string">
            <text:p>kVntri</text:p>
          </table:table-cell>
          <table:table-cell office:value-type="string">
            <text:p>kuntrE</text:p>
          </table:table-cell>
          <table:table-cell/>
          <table:table-cell office:value-type="string">
            <text:p>kuntrE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county</text:p>
          </table:table-cell>
          <table:table-cell office:value-type="string">
            <text:p>noun_s</text:p>
          </table:table-cell>
          <table:table-cell table:style-name="Default" office:value-type="string">
            <text:p>kaUnti</text:p>
          </table:table-cell>
          <table:table-cell table:style-name="ce10" office:value-type="string">
            <text:p>kWntE</text:p>
          </table:table-cell>
          <table:table-cell table:style-name="ce10"/>
          <table:table-cell table:style-name="Default" office:value-type="string">
            <text:p>kaUnti</text:p>
          </table:table-cell>
          <table:table-cell table:style-name="ce10" office:value-type="string">
            <text:p>kWntE</text:p>
          </table:table-cell>
          <table:table-cell table:style-name="ce10"/>
          <table:table-cell table:style-name="Default" office:value-type="string">
            <text:p>kaUnti</text:p>
          </table:table-cell>
          <table:table-cell table:style-name="ce10" office:value-type="string">
            <text:p>kWntE</text:p>
          </table:table-cell>
          <table:table-cell table:style-name="Default"/>
          <table:table-cell table:style-name="ce10" office:value-type="string">
            <text:p>kWntE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couple</text:p>
          </table:table-cell>
          <table:table-cell office:value-type="string">
            <text:p>noun_s</text:p>
          </table:table-cell>
          <table:table-cell table:style-name="Default" office:value-type="string">
            <text:p>kVp=l</text:p>
          </table:table-cell>
          <table:table-cell table:style-name="ce10" office:value-type="string">
            <text:p>kupl</text:p>
          </table:table-cell>
          <table:table-cell table:style-name="ce10"/>
          <table:table-cell table:style-name="Default" office:value-type="string">
            <text:p>kVp=l</text:p>
          </table:table-cell>
          <table:table-cell table:style-name="ce10" office:value-type="string">
            <text:p>kupl</text:p>
          </table:table-cell>
          <table:table-cell table:style-name="ce10"/>
          <table:table-cell table:style-name="Default" office:value-type="string">
            <text:p>kVp@l</text:p>
          </table:table-cell>
          <table:table-cell table:style-name="ce10" office:value-type="string">
            <text:p>kupul</text:p>
          </table:table-cell>
          <table:table-cell table:style-name="Default"/>
          <table:table-cell table:style-name="ce10" office:value-type="string">
            <text:p>kupl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Au-1:2.O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course</text:p>
          </table:table-cell>
          <table:table-cell office:value-type="string">
            <text:p>noun_s</text:p>
          </table:table-cell>
          <table:table-cell office:value-type="string">
            <text:p>kO:s</text:p>
          </table:table-cell>
          <table:table-cell office:value-type="string">
            <text:p>kös</text:p>
          </table:table-cell>
          <table:table-cell/>
          <table:table-cell office:value-type="string">
            <text:p>1-kO:rs <text:s/>2-ko:rs</text:p>
          </table:table-cell>
          <table:table-cell office:value-type="string">
            <text:p>1-kQrs <text:s/>2=1</text:p>
          </table:table-cell>
          <table:table-cell/>
          <table:table-cell office:value-type="string">
            <text:p>kOs</text:p>
          </table:table-cell>
          <table:table-cell office:value-type="string">
            <text:p>kös</text:p>
          </table:table-cell>
          <table:table-cell/>
          <table:table-cell office:value-type="string">
            <text:p>kös</text:p>
          </table:table-cell>
          <table:table-cell table:number-columns-repeated="4"/>
          <table:table-cell office:value-type="string">
            <text:p>f</text:p>
          </table:table-cell>
          <table:table-cell table:number-columns-repeated="1007"/>
        </table:table-row>
        <table:table-row table:style-name="ro3">
          <table:table-cell office:value-type="string">
            <text:p>court</text:p>
          </table:table-cell>
          <table:table-cell office:value-type="string">
            <text:p>noun_s</text:p>
          </table:table-cell>
          <table:table-cell office:value-type="string">
            <text:p>kO:t</text:p>
          </table:table-cell>
          <table:table-cell office:value-type="string">
            <text:p>köt</text:p>
          </table:table-cell>
          <table:table-cell/>
          <table:table-cell office:value-type="string">
            <text:p>1-kO:rt <text:s/>2-ko:rt</text:p>
          </table:table-cell>
          <table:table-cell office:value-type="string">
            <text:p>1-köt <text:s/>2=1</text:p>
          </table:table-cell>
          <table:table-cell/>
          <table:table-cell office:value-type="string">
            <text:p>kOt</text:p>
          </table:table-cell>
          <table:table-cell office:value-type="string">
            <text:p>köt</text:p>
          </table:table-cell>
          <table:table-cell/>
          <table:table-cell office:value-type="string">
            <text:p>köt</text:p>
          </table:table-cell>
          <table:table-cell table:number-columns-repeated="4"/>
          <table:table-cell office:value-type="string">
            <text:p>f</text:p>
          </table:table-cell>
          <table:table-cell table:number-columns-repeated="1007"/>
        </table:table-row>
        <table:table-row table:style-name="ro3">
          <table:table-cell office:value-type="string">
            <text:p>cover</text:p>
          </table:table-cell>
          <table:table-cell office:value-type="string">
            <text:p>noun_s</text:p>
          </table:table-cell>
          <table:table-cell office:value-type="string">
            <text:p>kVv@</text:p>
          </table:table-cell>
          <table:table-cell office:value-type="string">
            <text:p>kuvuÑ</text:p>
          </table:table-cell>
          <table:table-cell/>
          <table:table-cell office:value-type="string">
            <text:p>kVv=r</text:p>
          </table:table-cell>
          <table:table-cell office:value-type="string">
            <text:p>kuvur</text:p>
          </table:table-cell>
          <table:table-cell/>
          <table:table-cell office:value-type="string">
            <text:p>kVv@</text:p>
          </table:table-cell>
          <table:table-cell office:value-type="string">
            <text:p>kuvuÑ</text:p>
          </table:table-cell>
          <table:table-cell/>
          <table:table-cell office:value-type="string">
            <text:p>kuvuÑ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creation</text:p>
          </table:table-cell>
          <table:table-cell office:value-type="string">
            <text:p>noun_s</text:p>
          </table:table-cell>
          <table:table-cell table:style-name="Default" office:value-type="string">
            <text:p>krieIS=n</text:p>
          </table:table-cell>
          <table:table-cell table:style-name="ce10" office:value-type="string">
            <text:p>krEASn</text:p>
          </table:table-cell>
          <table:table-cell table:style-name="ce10"/>
          <table:table-cell table:style-name="Default" office:value-type="string">
            <text:p>krieIS=n</text:p>
          </table:table-cell>
          <table:table-cell table:style-name="ce10" office:value-type="string">
            <text:p>krEASn</text:p>
          </table:table-cell>
          <table:table-cell table:style-name="ce10"/>
          <table:table-cell table:style-name="Default" office:value-type="string">
            <text:p>krieIS@n</text:p>
          </table:table-cell>
          <table:table-cell table:style-name="ce10" office:value-type="string">
            <text:p>krEASun</text:p>
          </table:table-cell>
          <table:table-cell table:style-name="Default"/>
          <table:table-cell table:style-name="ce10" office:value-type="string">
            <text:p>krEASn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Au-1:3.O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credit</text:p>
          </table:table-cell>
          <table:table-cell office:value-type="string">
            <text:p>noun_s</text:p>
          </table:table-cell>
          <table:table-cell office:value-type="string">
            <text:p>kredIt</text:p>
          </table:table-cell>
          <table:table-cell office:value-type="string">
            <text:p>kredit</text:p>
          </table:table-cell>
          <table:table-cell/>
          <table:table-cell office:value-type="string">
            <text:p>kred@t</text:p>
          </table:table-cell>
          <table:table-cell office:value-type="string">
            <text:p>kredut</text:p>
          </table:table-cell>
          <table:table-cell/>
          <table:table-cell office:value-type="string">
            <text:p>krEd@t</text:p>
          </table:table-cell>
          <table:table-cell office:value-type="string">
            <text:p>kredut</text:p>
          </table:table-cell>
          <table:table-cell/>
          <table:table-cell office:value-type="string">
            <text:p>kredit</text:p>
          </table:table-cell>
          <table:table-cell table:number-columns-repeated="3"/>
          <table:table-cell office:value-type="string">
            <text:p>GA-1:2.25 <text:s/>Au-1:2.25</text:p>
          </table:table-cell>
          <table:table-cell table:number-columns-repeated="1008"/>
        </table:table-row>
        <table:table-row table:style-name="ro3">
          <table:table-cell office:value-type="string">
            <text:p>crime</text:p>
          </table:table-cell>
          <table:table-cell office:value-type="string">
            <text:p>noun_s</text:p>
          </table:table-cell>
          <table:table-cell office:value-type="string">
            <text:p>kraIm</text:p>
          </table:table-cell>
          <table:table-cell office:value-type="string">
            <text:p>krIm</text:p>
          </table:table-cell>
          <table:table-cell/>
          <table:table-cell office:value-type="string">
            <text:p>kraIm</text:p>
          </table:table-cell>
          <table:table-cell office:value-type="string">
            <text:p>krIm</text:p>
          </table:table-cell>
          <table:table-cell/>
          <table:table-cell office:value-type="string">
            <text:p>kraIm</text:p>
          </table:table-cell>
          <table:table-cell office:value-type="string">
            <text:p>krIm</text:p>
          </table:table-cell>
          <table:table-cell/>
          <table:table-cell office:value-type="string">
            <text:p>krIm</text:p>
          </table:table-cell>
          <table:table-cell table:number-columns-repeated="1012"/>
        </table:table-row>
        <table:table-row table:style-name="ro3">
          <table:table-cell office:value-type="string">
            <text:p>crisis</text:p>
          </table:table-cell>
          <table:table-cell office:value-type="string">
            <text:p>noun_s</text:p>
          </table:table-cell>
          <table:table-cell office:value-type="string">
            <text:p>kraIsIs</text:p>
          </table:table-cell>
          <table:table-cell office:value-type="string">
            <text:p>krIsis</text:p>
          </table:table-cell>
          <table:table-cell/>
          <table:table-cell office:value-type="string">
            <text:p>kraIsIs</text:p>
          </table:table-cell>
          <table:table-cell office:value-type="string">
            <text:p>krIsis</text:p>
          </table:table-cell>
          <table:table-cell/>
          <table:table-cell office:value-type="string">
            <text:p>kraIs@s</text:p>
          </table:table-cell>
          <table:table-cell office:value-type="string">
            <text:p>krIsus</text:p>
          </table:table-cell>
          <table:table-cell/>
          <table:table-cell office:value-type="string">
            <text:p>krIsis</text:p>
          </table:table-cell>
          <table:table-cell table:number-columns-repeated="3"/>
          <table:table-cell office:value-type="string">
            <text:p>Au-1:2.25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criterion</text:p>
          </table:table-cell>
          <table:table-cell office:value-type="string">
            <text:p>noun_s</text:p>
          </table:table-cell>
          <table:table-cell table:style-name="Default" office:value-type="string">
            <text:p>kraItI@ri@n</text:p>
          </table:table-cell>
          <table:table-cell table:style-name="ce10" office:value-type="string">
            <text:p>krItËEun</text:p>
          </table:table-cell>
          <table:table-cell table:style-name="ce10"/>
          <table:table-cell table:style-name="Default" office:value-type="string">
            <text:p>kraItIri@n</text:p>
          </table:table-cell>
          <table:table-cell table:style-name="ce10" office:value-type="string">
            <text:p>krItËEun</text:p>
          </table:table-cell>
          <table:table-cell table:style-name="ce10"/>
          <table:table-cell table:style-name="Default" office:value-type="string">
            <text:p>kraItI@ri@n</text:p>
          </table:table-cell>
          <table:table-cell table:style-name="ce10" office:value-type="string">
            <text:p>krItËEun</text:p>
          </table:table-cell>
          <table:table-cell table:style-name="Default"/>
          <table:table-cell table:style-name="ce10" office:value-type="string">
            <text:p>krItËEun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criticism</text:p>
          </table:table-cell>
          <table:table-cell office:value-type="string">
            <text:p>noun_s</text:p>
          </table:table-cell>
          <table:table-cell office:value-type="string">
            <text:p>1-krItIsIz@m <text:s/>2-krIt@sIz@m</text:p>
          </table:table-cell>
          <table:table-cell office:value-type="string">
            <text:p>1-kritisizum-&gt;1 <text:s/>2-kritusizum-&gt;2</text:p>
          </table:table-cell>
          <table:table-cell/>
          <table:table-cell office:value-type="string">
            <text:p>krIt@sIz@m</text:p>
          </table:table-cell>
          <table:table-cell office:value-type="string">
            <text:p>kritusizum-&gt;2</text:p>
          </table:table-cell>
          <table:table-cell/>
          <table:table-cell office:value-type="string">
            <text:p>krIt@sIz@m</text:p>
          </table:table-cell>
          <table:table-cell office:value-type="string">
            <text:p>kritusizum-&gt;2</text:p>
          </table:table-cell>
          <table:table-cell/>
          <table:table-cell office:value-type="string">
            <text:p>kritisizum</text:p>
          </table:table-cell>
          <table:table-cell office:value-type="string">
            <text:p>kritusizum</text:p>
          </table:table-cell>
          <table:table-cell table:number-columns-repeated="1011"/>
        </table:table-row>
        <table:table-row table:style-name="ro3">
          <table:table-cell table:style-name="Default" office:value-type="string">
            <text:p>cross</text:p>
          </table:table-cell>
          <table:table-cell office:value-type="string">
            <text:p>noun_s</text:p>
          </table:table-cell>
          <table:table-cell table:style-name="Default" office:value-type="string">
            <text:p>1-krQs <text:s/>2-krO:s</text:p>
          </table:table-cell>
          <table:table-cell table:style-name="ce10" office:value-type="string">
            <text:p>1-kros-&gt;1 <text:s/>2-krQs-&gt;1</text:p>
          </table:table-cell>
          <table:table-cell table:style-name="ce10"/>
          <table:table-cell table:style-name="Default" office:value-type="string">
            <text:p>1-krQ:s <text:s/>2-krA:s</text:p>
          </table:table-cell>
          <table:table-cell table:style-name="ce10" office:value-type="string">
            <text:p>1-kros-&gt;1 <text:s/>2-krRs-&gt;1</text:p>
          </table:table-cell>
          <table:table-cell table:style-name="ce10"/>
          <table:table-cell table:style-name="Default" office:value-type="string">
            <text:p>krQs</text:p>
          </table:table-cell>
          <table:table-cell table:style-name="ce10" office:value-type="string">
            <text:p>kros</text:p>
          </table:table-cell>
          <table:table-cell table:style-name="Default"/>
          <table:table-cell table:style-name="ce10" office:value-type="string">
            <text:p>kros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1.17 <text:s/>GA-2:1.17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crowd</text:p>
          </table:table-cell>
          <table:table-cell office:value-type="string">
            <text:p>noun_s</text:p>
          </table:table-cell>
          <table:table-cell office:value-type="string">
            <text:p>kraUd</text:p>
          </table:table-cell>
          <table:table-cell office:value-type="string">
            <text:p>krWd</text:p>
          </table:table-cell>
          <table:table-cell/>
          <table:table-cell office:value-type="string">
            <text:p>kraUd</text:p>
          </table:table-cell>
          <table:table-cell office:value-type="string">
            <text:p>krWd</text:p>
          </table:table-cell>
          <table:table-cell/>
          <table:table-cell office:value-type="string">
            <text:p>kraUd</text:p>
          </table:table-cell>
          <table:table-cell office:value-type="string">
            <text:p>krWd</text:p>
          </table:table-cell>
          <table:table-cell/>
          <table:table-cell office:value-type="string">
            <text:p>krWd</text:p>
          </table:table-cell>
          <table:table-cell table:number-columns-repeated="1012"/>
        </table:table-row>
        <table:table-row table:style-name="ro3">
          <table:table-cell office:value-type="string">
            <text:p>crown</text:p>
          </table:table-cell>
          <table:table-cell office:value-type="string">
            <text:p>noun_s</text:p>
          </table:table-cell>
          <table:table-cell office:value-type="string">
            <text:p>kraUn</text:p>
          </table:table-cell>
          <table:table-cell office:value-type="string">
            <text:p>krWn</text:p>
          </table:table-cell>
          <table:table-cell/>
          <table:table-cell office:value-type="string">
            <text:p>kraUn</text:p>
          </table:table-cell>
          <table:table-cell office:value-type="string">
            <text:p>krWn</text:p>
          </table:table-cell>
          <table:table-cell/>
          <table:table-cell office:value-type="string">
            <text:p>kraUn</text:p>
          </table:table-cell>
          <table:table-cell office:value-type="string">
            <text:p>krWn</text:p>
          </table:table-cell>
          <table:table-cell/>
          <table:table-cell office:value-type="string">
            <text:p>krWn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culture</text:p>
          </table:table-cell>
          <table:table-cell office:value-type="string">
            <text:p>noun_s</text:p>
          </table:table-cell>
          <table:table-cell table:style-name="Default" office:value-type="string">
            <text:p>kVltS@</text:p>
          </table:table-cell>
          <table:table-cell table:style-name="ce10" office:value-type="string">
            <text:p>kulCuÑ</text:p>
          </table:table-cell>
          <table:table-cell table:style-name="ce10"/>
          <table:table-cell table:style-name="Default" office:value-type="string">
            <text:p>kVltS=r</text:p>
          </table:table-cell>
          <table:table-cell table:style-name="ce10" office:value-type="string">
            <text:p>kulCur</text:p>
          </table:table-cell>
          <table:table-cell table:style-name="ce10"/>
          <table:table-cell table:style-name="Default" office:value-type="string">
            <text:p>kVltS@</text:p>
          </table:table-cell>
          <table:table-cell table:style-name="ce10" office:value-type="string">
            <text:p>kulCuÑ</text:p>
          </table:table-cell>
          <table:table-cell table:style-name="Default"/>
          <table:table-cell table:style-name="ce10" office:value-type="string">
            <text:p>kulCuÑ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cup</text:p>
          </table:table-cell>
          <table:table-cell office:value-type="string">
            <text:p>noun_s</text:p>
          </table:table-cell>
          <table:table-cell table:style-name="Default" office:value-type="string">
            <text:p>kVp</text:p>
          </table:table-cell>
          <table:table-cell table:style-name="ce10" office:value-type="string">
            <text:p>kup</text:p>
          </table:table-cell>
          <table:table-cell table:style-name="ce10"/>
          <table:table-cell table:style-name="Default" office:value-type="string">
            <text:p>kVp</text:p>
          </table:table-cell>
          <table:table-cell table:style-name="ce10" office:value-type="string">
            <text:p>kup</text:p>
          </table:table-cell>
          <table:table-cell table:style-name="ce10"/>
          <table:table-cell table:style-name="Default" office:value-type="string">
            <text:p>kVp</text:p>
          </table:table-cell>
          <table:table-cell table:style-name="ce10" office:value-type="string">
            <text:p>kup</text:p>
          </table:table-cell>
          <table:table-cell table:style-name="Default"/>
          <table:table-cell table:style-name="ce10" office:value-type="string">
            <text:p>kup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customer</text:p>
          </table:table-cell>
          <table:table-cell office:value-type="string">
            <text:p>noun_s</text:p>
          </table:table-cell>
          <table:table-cell table:style-name="Default" office:value-type="string">
            <text:p>kVst@m@</text:p>
          </table:table-cell>
          <table:table-cell table:style-name="ce10" office:value-type="string">
            <text:p>kustumuÑ</text:p>
          </table:table-cell>
          <table:table-cell table:style-name="ce10"/>
          <table:table-cell table:style-name="Default" office:value-type="string">
            <text:p>kVst@m=r</text:p>
          </table:table-cell>
          <table:table-cell table:style-name="ce10" office:value-type="string">
            <text:p>kustumur</text:p>
          </table:table-cell>
          <table:table-cell table:style-name="ce10"/>
          <table:table-cell table:style-name="Default" office:value-type="string">
            <text:p>kVst@m@</text:p>
          </table:table-cell>
          <table:table-cell table:style-name="ce10" office:value-type="string">
            <text:p>kustumuÑ</text:p>
          </table:table-cell>
          <table:table-cell table:style-name="Default"/>
          <table:table-cell table:style-name="ce10" office:value-type="string">
            <text:p>kustumuÑ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cut</text:p>
          </table:table-cell>
          <table:table-cell office:value-type="string">
            <text:p>noun_s</text:p>
          </table:table-cell>
          <table:table-cell office:value-type="string">
            <text:p>kVt</text:p>
          </table:table-cell>
          <table:table-cell office:value-type="string">
            <text:p>kut</text:p>
          </table:table-cell>
          <table:table-cell/>
          <table:table-cell office:value-type="string">
            <text:p>kVt</text:p>
          </table:table-cell>
          <table:table-cell office:value-type="string">
            <text:p>kut</text:p>
          </table:table-cell>
          <table:table-cell/>
          <table:table-cell office:value-type="string">
            <text:p>kVt</text:p>
          </table:table-cell>
          <table:table-cell office:value-type="string">
            <text:p>kut</text:p>
          </table:table-cell>
          <table:table-cell/>
          <table:table-cell office:value-type="string">
            <text:p>kut</text:p>
          </table:table-cell>
          <table:table-cell table:number-columns-repeated="1012"/>
        </table:table-row>
        <table:table-row table:style-name="ro3">
          <table:table-cell office:value-type="string">
            <text:p>dad</text:p>
          </table:table-cell>
          <table:table-cell office:value-type="string">
            <text:p>noun_s</text:p>
          </table:table-cell>
          <table:table-cell office:value-type="string">
            <text:p>d{d</text:p>
          </table:table-cell>
          <table:table-cell office:value-type="string">
            <text:p>dad</text:p>
          </table:table-cell>
          <table:table-cell/>
          <table:table-cell office:value-type="string">
            <text:p>d{d</text:p>
          </table:table-cell>
          <table:table-cell office:value-type="string">
            <text:p>dad</text:p>
          </table:table-cell>
          <table:table-cell/>
          <table:table-cell office:value-type="string">
            <text:p>d{d</text:p>
          </table:table-cell>
          <table:table-cell office:value-type="string">
            <text:p>dad</text:p>
          </table:table-cell>
          <table:table-cell/>
          <table:table-cell office:value-type="string">
            <text:p>dad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damage</text:p>
          </table:table-cell>
          <table:table-cell office:value-type="string">
            <text:p>noun_s</text:p>
          </table:table-cell>
          <table:table-cell table:style-name="Default" office:value-type="string">
            <text:p>d{mIdZ</text:p>
          </table:table-cell>
          <table:table-cell table:style-name="ce10" office:value-type="string">
            <text:p>damij</text:p>
          </table:table-cell>
          <table:table-cell table:style-name="ce10"/>
          <table:table-cell table:style-name="Default" office:value-type="string">
            <text:p>d{mIdZ</text:p>
          </table:table-cell>
          <table:table-cell table:style-name="ce10" office:value-type="string">
            <text:p>damij</text:p>
          </table:table-cell>
          <table:table-cell table:style-name="ce10"/>
          <table:table-cell table:style-name="Default" office:value-type="string">
            <text:p>d{mIdZ</text:p>
          </table:table-cell>
          <table:table-cell table:style-name="ce10" office:value-type="string">
            <text:p>damij</text:p>
          </table:table-cell>
          <table:table-cell table:style-name="Default"/>
          <table:table-cell table:style-name="ce10" office:value-type="string">
            <text:p>damij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danger</text:p>
          </table:table-cell>
          <table:table-cell office:value-type="string">
            <text:p>noun_s</text:p>
          </table:table-cell>
          <table:table-cell office:value-type="string">
            <text:p>deIndZ@</text:p>
          </table:table-cell>
          <table:table-cell office:value-type="string">
            <text:p>dAnjuÑ</text:p>
          </table:table-cell>
          <table:table-cell/>
          <table:table-cell office:value-type="string">
            <text:p>deIndZ=r</text:p>
          </table:table-cell>
          <table:table-cell office:value-type="string">
            <text:p>dAnjur</text:p>
          </table:table-cell>
          <table:table-cell/>
          <table:table-cell office:value-type="string">
            <text:p>deIndZ@</text:p>
          </table:table-cell>
          <table:table-cell office:value-type="string">
            <text:p>dAnjuÑ</text:p>
          </table:table-cell>
          <table:table-cell/>
          <table:table-cell office:value-type="string">
            <text:p>dAnjuÑ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date</text:p>
          </table:table-cell>
          <table:table-cell office:value-type="string">
            <text:p>noun_s</text:p>
          </table:table-cell>
          <table:table-cell table:style-name="Default" office:value-type="string">
            <text:p>deIt</text:p>
          </table:table-cell>
          <table:table-cell table:style-name="ce10" office:value-type="string">
            <text:p>dAt</text:p>
          </table:table-cell>
          <table:table-cell table:style-name="ce10"/>
          <table:table-cell table:style-name="Default" office:value-type="string">
            <text:p>deIt</text:p>
          </table:table-cell>
          <table:table-cell table:style-name="ce10" office:value-type="string">
            <text:p>dAt</text:p>
          </table:table-cell>
          <table:table-cell table:style-name="ce10"/>
          <table:table-cell table:style-name="Default" office:value-type="string">
            <text:p>deIt</text:p>
          </table:table-cell>
          <table:table-cell table:style-name="ce10" office:value-type="string">
            <text:p>dAt</text:p>
          </table:table-cell>
          <table:table-cell table:style-name="Default"/>
          <table:table-cell table:style-name="ce10" office:value-type="string">
            <text:p>dA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datum</text:p>
          </table:table-cell>
          <table:table-cell office:value-type="string">
            <text:p>noun_s</text:p>
          </table:table-cell>
          <table:table-cell table:style-name="Default" office:value-type="string">
            <text:p>1-deIt@m <text:s/>2-dA:t@m</text:p>
          </table:table-cell>
          <table:table-cell table:style-name="ce10" office:value-type="string">
            <text:p>1-dAtum-&gt;1 <text:s/>2-dRtum-&gt;2</text:p>
          </table:table-cell>
          <table:table-cell table:style-name="ce10"/>
          <table:table-cell table:style-name="Default" office:value-type="string">
            <text:p>1-deIt@m <text:s/>2-d{t@m</text:p>
          </table:table-cell>
          <table:table-cell table:style-name="ce10" office:value-type="string">
            <text:p>1-dAtum-&gt;1 <text:s/>2-datum-&gt;2</text:p>
          </table:table-cell>
          <table:table-cell table:style-name="ce10"/>
          <table:table-cell table:style-name="Default" office:value-type="string">
            <text:p>1-deIt@m <text:s/>2-dAt@m</text:p>
          </table:table-cell>
          <table:table-cell table:style-name="ce10" office:value-type="string">
            <text:p>1-dAtum-&gt;1 <text:s/>2-dRtum-&gt;1</text:p>
          </table:table-cell>
          <table:table-cell table:style-name="Default"/>
          <table:table-cell table:style-name="ce10" office:value-type="string">
            <text:p>dAtum</text:p>
          </table:table-cell>
          <table:table-cell table:style-name="ce10" office:value-type="string">
            <text:p>datum</text:p>
          </table:table-cell>
          <table:table-cell table:style-name="Default" table:number-columns-repeated="2"/>
          <table:table-cell table:style-name="Default" office:value-type="string">
            <text:p>RP-2:1.16 <text:s/>Au-2:1.16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daughter</text:p>
          </table:table-cell>
          <table:table-cell office:value-type="string">
            <text:p>noun_s</text:p>
          </table:table-cell>
          <table:table-cell table:style-name="Default" office:value-type="string">
            <text:p>dO:t@</text:p>
          </table:table-cell>
          <table:table-cell table:style-name="ce10" office:value-type="string">
            <text:p>dQtuÑ</text:p>
          </table:table-cell>
          <table:table-cell table:style-name="ce10"/>
          <table:table-cell table:style-name="Default" office:value-type="string">
            <text:p>1-dQ:t=r <text:s/>2-dA:t=r</text:p>
          </table:table-cell>
          <table:table-cell table:style-name="ce10" office:value-type="string">
            <text:p>1-dotur-&gt;1 <text:s/>2-dRtur-&gt;1</text:p>
          </table:table-cell>
          <table:table-cell table:style-name="ce10"/>
          <table:table-cell table:style-name="Default" office:value-type="string">
            <text:p>dOt@</text:p>
          </table:table-cell>
          <table:table-cell table:style-name="ce10" office:value-type="string">
            <text:p>dQtuÑ</text:p>
          </table:table-cell>
          <table:table-cell table:style-name="Default"/>
          <table:table-cell table:style-name="ce10" office:value-type="string">
            <text:p>dQtuÑ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x:1.8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day</text:p>
          </table:table-cell>
          <table:table-cell office:value-type="string">
            <text:p>noun_s</text:p>
          </table:table-cell>
          <table:table-cell office:value-type="string">
            <text:p>deI</text:p>
          </table:table-cell>
          <table:table-cell office:value-type="string">
            <text:p>dA</text:p>
          </table:table-cell>
          <table:table-cell/>
          <table:table-cell office:value-type="string">
            <text:p>deI</text:p>
          </table:table-cell>
          <table:table-cell office:value-type="string">
            <text:p>dA</text:p>
          </table:table-cell>
          <table:table-cell/>
          <table:table-cell office:value-type="string">
            <text:p>deI</text:p>
          </table:table-cell>
          <table:table-cell office:value-type="string">
            <text:p>dA</text:p>
          </table:table-cell>
          <table:table-cell/>
          <table:table-cell office:value-type="string">
            <text:p>dA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deal</text:p>
          </table:table-cell>
          <table:table-cell office:value-type="string">
            <text:p>noun_s</text:p>
          </table:table-cell>
          <table:table-cell table:style-name="Default" office:value-type="string">
            <text:p>di:=l</text:p>
          </table:table-cell>
          <table:table-cell table:style-name="ce10" office:value-type="string">
            <text:p>dEl</text:p>
          </table:table-cell>
          <table:table-cell table:style-name="ce10"/>
          <table:table-cell table:style-name="Default" office:value-type="string">
            <text:p>di:=l</text:p>
          </table:table-cell>
          <table:table-cell table:style-name="ce10" office:value-type="string">
            <text:p>dEl</text:p>
          </table:table-cell>
          <table:table-cell table:style-name="ce10"/>
          <table:table-cell table:style-name="Default" office:value-type="string">
            <text:p>dil</text:p>
          </table:table-cell>
          <table:table-cell table:style-name="ce10" office:value-type="string">
            <text:p>dEl</text:p>
          </table:table-cell>
          <table:table-cell table:style-name="Default"/>
          <table:table-cell table:style-name="ce10" office:value-type="string">
            <text:p>dEl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death</text:p>
          </table:table-cell>
          <table:table-cell office:value-type="string">
            <text:p>noun_s</text:p>
          </table:table-cell>
          <table:table-cell table:style-name="Default" office:value-type="string">
            <text:p>deT</text:p>
          </table:table-cell>
          <table:table-cell table:style-name="ce10" office:value-type="string">
            <text:p>deT</text:p>
          </table:table-cell>
          <table:table-cell table:style-name="ce10"/>
          <table:table-cell table:style-name="Default" office:value-type="string">
            <text:p>deT</text:p>
          </table:table-cell>
          <table:table-cell table:style-name="ce10" office:value-type="string">
            <text:p>deT</text:p>
          </table:table-cell>
          <table:table-cell table:style-name="ce10"/>
          <table:table-cell table:style-name="Default" office:value-type="string">
            <text:p>dET</text:p>
          </table:table-cell>
          <table:table-cell table:style-name="ce10" office:value-type="string">
            <text:p>deT</text:p>
          </table:table-cell>
          <table:table-cell table:style-name="Default"/>
          <table:table-cell table:style-name="ce10" office:value-type="string">
            <text:p>de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debate</text:p>
          </table:table-cell>
          <table:table-cell office:value-type="string">
            <text:p>noun_s</text:p>
          </table:table-cell>
          <table:table-cell office:value-type="string">
            <text:p>1-dIbeIt <text:s/>2-d@beIt</text:p>
          </table:table-cell>
          <table:table-cell office:value-type="string">
            <text:p>1-dibAt-&gt;1 <text:s/>2-dubAt-&gt;1</text:p>
          </table:table-cell>
          <table:table-cell/>
          <table:table-cell office:value-type="string">
            <text:p>dIbeIt</text:p>
          </table:table-cell>
          <table:table-cell office:value-type="string">
            <text:p>dibAt</text:p>
          </table:table-cell>
          <table:table-cell/>
          <table:table-cell office:value-type="string">
            <text:p>d@beIt</text:p>
          </table:table-cell>
          <table:table-cell office:value-type="string">
            <text:p>dubAt</text:p>
          </table:table-cell>
          <table:table-cell/>
          <table:table-cell office:value-type="string">
            <text:p>dibAt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1008"/>
        </table:table-row>
        <table:table-row table:style-name="ro3">
          <table:table-cell office:value-type="string">
            <text:p>debt</text:p>
          </table:table-cell>
          <table:table-cell office:value-type="string">
            <text:p>noun_s</text:p>
          </table:table-cell>
          <table:table-cell office:value-type="string">
            <text:p>det</text:p>
          </table:table-cell>
          <table:table-cell office:value-type="string">
            <text:p>det</text:p>
          </table:table-cell>
          <table:table-cell/>
          <table:table-cell office:value-type="string">
            <text:p>det</text:p>
          </table:table-cell>
          <table:table-cell office:value-type="string">
            <text:p>det</text:p>
          </table:table-cell>
          <table:table-cell/>
          <table:table-cell office:value-type="string">
            <text:p>dEt</text:p>
          </table:table-cell>
          <table:table-cell office:value-type="string">
            <text:p>det</text:p>
          </table:table-cell>
          <table:table-cell/>
          <table:table-cell office:value-type="string">
            <text:p>det</text:p>
          </table:table-cell>
          <table:table-cell table:number-columns-repeated="1012"/>
        </table:table-row>
        <table:table-row table:style-name="ro3">
          <table:table-cell office:value-type="string">
            <text:p>decade</text:p>
          </table:table-cell>
          <table:table-cell office:value-type="string">
            <text:p>noun_s</text:p>
          </table:table-cell>
          <table:table-cell office:value-type="string">
            <text:p>1-dekeId <text:s/>2-dIkeId</text:p>
          </table:table-cell>
          <table:table-cell office:value-type="string">
            <text:p>1-dekAd-&gt;1 <text:s/>dikAd-&gt;2</text:p>
          </table:table-cell>
          <table:table-cell/>
          <table:table-cell office:value-type="string">
            <text:p>dekeId</text:p>
          </table:table-cell>
          <table:table-cell office:value-type="string">
            <text:p>dekAd-&gt;1</text:p>
          </table:table-cell>
          <table:table-cell/>
          <table:table-cell office:value-type="string">
            <text:p>dEkeId</text:p>
          </table:table-cell>
          <table:table-cell office:value-type="string">
            <text:p>dekAd-&gt;1</text:p>
          </table:table-cell>
          <table:table-cell/>
          <table:table-cell office:value-type="string">
            <text:p>dekAd</text:p>
          </table:table-cell>
          <table:table-cell office:value-type="string">
            <text:p>dikAd</text:p>
          </table:table-cell>
          <table:table-cell table:number-columns-repeated="1011"/>
        </table:table-row>
        <table:table-row table:style-name="ro3">
          <table:table-cell table:style-name="Default" office:value-type="string">
            <text:p>decision</text:p>
          </table:table-cell>
          <table:table-cell office:value-type="string">
            <text:p>noun_s</text:p>
          </table:table-cell>
          <table:table-cell table:style-name="Default" office:value-type="string">
            <text:p>1-dIsIZ=n <text:s/>2-d@sIZ=n</text:p>
          </table:table-cell>
          <table:table-cell table:style-name="ce10" office:value-type="string">
            <text:p>1-disiZn-&gt;1 <text:s/>2-dusiZn-&gt;1</text:p>
          </table:table-cell>
          <table:table-cell table:style-name="ce10"/>
          <table:table-cell table:style-name="Default" office:value-type="string">
            <text:p>dIsIZ=n</text:p>
          </table:table-cell>
          <table:table-cell table:style-name="ce10" office:value-type="string">
            <text:p>disiZn</text:p>
          </table:table-cell>
          <table:table-cell table:style-name="ce10"/>
          <table:table-cell table:style-name="Default" office:value-type="string">
            <text:p>d@sIZ@n</text:p>
          </table:table-cell>
          <table:table-cell table:style-name="ce10" office:value-type="string">
            <text:p>dusizun</text:p>
          </table:table-cell>
          <table:table-cell table:style-name="Default"/>
          <table:table-cell table:style-name="ce10" office:value-type="string">
            <text:p>disiZn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1.25 <text:s/>Au-1:1.25:3:O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defence</text:p>
          </table:table-cell>
          <table:table-cell office:value-type="string">
            <text:p>noun_s</text:p>
          </table:table-cell>
          <table:table-cell table:style-name="Default" office:value-type="string">
            <text:p>1-dIfen(t)s <text:s/>2-d@fen(t)s</text:p>
          </table:table-cell>
          <table:table-cell table:style-name="ce10" office:value-type="string">
            <text:p>1-difens-&gt;1 <text:s/>2-dufens-&gt;1</text:p>
          </table:table-cell>
          <table:table-cell table:style-name="ce10"/>
          <table:table-cell table:style-name="Default" office:value-type="string">
            <text:p>dIfen(t)s</text:p>
          </table:table-cell>
          <table:table-cell table:style-name="ce10" office:value-type="string">
            <text:p>difens</text:p>
          </table:table-cell>
          <table:table-cell table:style-name="ce10"/>
          <table:table-cell table:style-name="Default" office:value-type="string">
            <text:p>d@fEns</text:p>
          </table:table-cell>
          <table:table-cell table:style-name="ce10" office:value-type="string">
            <text:p>dufens</text:p>
          </table:table-cell>
          <table:table-cell table:style-name="Default"/>
          <table:table-cell table:style-name="ce10" office:value-type="string">
            <text:p>difens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1.25 <text:s/>Au-1:1.25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defendant</text:p>
          </table:table-cell>
          <table:table-cell office:value-type="string">
            <text:p>noun_s</text:p>
          </table:table-cell>
          <table:table-cell table:style-name="Default" office:value-type="string">
            <text:p>1-dIfend@nt <text:s/>2-d@fend@nt</text:p>
          </table:table-cell>
          <table:table-cell table:style-name="ce10" office:value-type="string">
            <text:p>1-difendunt-&gt;1 <text:s/>2-dufendunt-&gt;1</text:p>
          </table:table-cell>
          <table:table-cell table:style-name="ce10"/>
          <table:table-cell table:style-name="Default" office:value-type="string">
            <text:p>dIfend@nt</text:p>
          </table:table-cell>
          <table:table-cell table:style-name="ce10" office:value-type="string">
            <text:p>difendunt</text:p>
          </table:table-cell>
          <table:table-cell table:style-name="ce10"/>
          <table:table-cell table:style-name="Default" office:value-type="string">
            <text:p>d@fEnd@nt</text:p>
          </table:table-cell>
          <table:table-cell table:style-name="ce10" office:value-type="string">
            <text:p>dufendunt</text:p>
          </table:table-cell>
          <table:table-cell table:style-name="Default"/>
          <table:table-cell table:style-name="ce10" office:value-type="string">
            <text:p>difendunt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1.25 <text:s/>Au-1:1.25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definition</text:p>
          </table:table-cell>
          <table:table-cell office:value-type="string">
            <text:p>noun_s</text:p>
          </table:table-cell>
          <table:table-cell office:value-type="string">
            <text:p>1-def@nIS=n <text:s/>2-defInIS=n</text:p>
          </table:table-cell>
          <table:table-cell office:value-type="string">
            <text:p>1-defuniSn-&gt;1 <text:s/>2-definiSn-&gt;2</text:p>
          </table:table-cell>
          <table:table-cell/>
          <table:table-cell office:value-type="string">
            <text:p>def@nIS=n</text:p>
          </table:table-cell>
          <table:table-cell office:value-type="string">
            <text:p>defuniSn-&gt;1</text:p>
          </table:table-cell>
          <table:table-cell/>
          <table:table-cell office:value-type="string">
            <text:p>dEf@nIS@n</text:p>
          </table:table-cell>
          <table:table-cell office:value-type="string">
            <text:p>defuniSun-&gt;1</text:p>
          </table:table-cell>
          <table:table-cell/>
          <table:table-cell office:value-type="string">
            <text:p>defuniSn</text:p>
          </table:table-cell>
          <table:table-cell office:value-type="string">
            <text:p>definiSn</text:p>
          </table:table-cell>
          <table:table-cell table:number-columns-repeated="4"/>
          <table:table-cell office:value-type="string">
            <text:p>rule 25 rabbIt exception (commA set takes precedence)</text:p>
          </table:table-cell>
          <table:table-cell table:number-columns-repeated="1006"/>
        </table:table-row>
        <table:table-row table:style-name="ro3">
          <table:table-cell table:style-name="Default" office:value-type="string">
            <text:p>degree</text:p>
          </table:table-cell>
          <table:table-cell office:value-type="string">
            <text:p>noun_s</text:p>
          </table:table-cell>
          <table:table-cell table:style-name="Default" office:value-type="string">
            <text:p>1-dIgri: <text:s/>2-d@gri:</text:p>
          </table:table-cell>
          <table:table-cell table:style-name="ce10" office:value-type="string">
            <text:p>1-digrE-&gt;1 <text:s/>2-dugrE-&gt;1</text:p>
          </table:table-cell>
          <table:table-cell table:style-name="ce10"/>
          <table:table-cell table:style-name="Default" office:value-type="string">
            <text:p>dIgri:</text:p>
          </table:table-cell>
          <table:table-cell table:style-name="ce10" office:value-type="string">
            <text:p>digrE</text:p>
          </table:table-cell>
          <table:table-cell table:style-name="ce10"/>
          <table:table-cell table:style-name="Default" office:value-type="string">
            <text:p>d@gri</text:p>
          </table:table-cell>
          <table:table-cell table:style-name="ce10" office:value-type="string">
            <text:p>dugrE</text:p>
          </table:table-cell>
          <table:table-cell table:style-name="Default"/>
          <table:table-cell table:style-name="ce10" office:value-type="string">
            <text:p>digrE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1.25 <text:s/>Au-1:1.25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demand</text:p>
          </table:table-cell>
          <table:table-cell office:value-type="string">
            <text:p>noun_s</text:p>
          </table:table-cell>
          <table:table-cell table:style-name="Default" office:value-type="string">
            <text:p>1-dImA:nd <text:s/>2-d@mA:nd</text:p>
          </table:table-cell>
          <table:table-cell table:style-name="ce10" office:value-type="string">
            <text:p>1-dimRnd-&gt;1 <text:s/>2-dumRnd-&gt;1</text:p>
          </table:table-cell>
          <table:table-cell table:style-name="ce10"/>
          <table:table-cell table:style-name="Default" office:value-type="string">
            <text:p>dIm{nd</text:p>
          </table:table-cell>
          <table:table-cell table:style-name="ce10" office:value-type="string">
            <text:p>dimand</text:p>
          </table:table-cell>
          <table:table-cell table:style-name="ce10"/>
          <table:table-cell table:style-name="Default" office:value-type="string">
            <text:p>1-d@m{nd <text:s/>2-d@mAnd</text:p>
          </table:table-cell>
          <table:table-cell table:style-name="ce10" office:value-type="string">
            <text:p>1-dumand-&gt;1 <text:s/>2-dumRnd-&gt;1</text:p>
          </table:table-cell>
          <table:table-cell table:style-name="Default"/>
          <table:table-cell table:style-name="ce10" office:value-type="string">
            <text:p>dimand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x:2.16 <text:s/>RP-2:1.25 <text:s/>Au-x:2.25 <text:s/>Au-2:2.16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democracy</text:p>
          </table:table-cell>
          <table:table-cell office:value-type="string">
            <text:p>noun_s</text:p>
          </table:table-cell>
          <table:table-cell table:style-name="Default" office:value-type="string">
            <text:p>1-dImQkr@si <text:s/>2-d@mQkr@si</text:p>
          </table:table-cell>
          <table:table-cell table:style-name="ce10" office:value-type="string">
            <text:p>1-dimokrusE-&gt;1 <text:s/>2-dumokrusE-&gt;1</text:p>
          </table:table-cell>
          <table:table-cell table:style-name="ce10"/>
          <table:table-cell table:style-name="Default" office:value-type="string">
            <text:p>dImQkr@si</text:p>
          </table:table-cell>
          <table:table-cell table:style-name="ce10" office:value-type="string">
            <text:p>kimokrusE</text:p>
          </table:table-cell>
          <table:table-cell table:style-name="ce10"/>
          <table:table-cell table:style-name="Default" office:value-type="string">
            <text:p>d@mQkr@si</text:p>
          </table:table-cell>
          <table:table-cell table:style-name="ce10" office:value-type="string">
            <text:p>dumokrusE</text:p>
          </table:table-cell>
          <table:table-cell table:style-name="Default"/>
          <table:table-cell table:style-name="ce10" office:value-type="string">
            <text:p>dimokrusE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1.25 <text:s/>Au-1:1.25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department</text:p>
          </table:table-cell>
          <table:table-cell office:value-type="string">
            <text:p>noun_s</text:p>
          </table:table-cell>
          <table:table-cell table:style-name="Default" office:value-type="string">
            <text:p>1-dIpA:tm@nt <text:s/>2-d@pA:tm@nt</text:p>
          </table:table-cell>
          <table:table-cell table:style-name="ce10" office:value-type="string">
            <text:p>1-dipätmunt-&gt;1 <text:s/>2-dupätmunt-&gt;1</text:p>
          </table:table-cell>
          <table:table-cell table:style-name="ce10"/>
          <table:table-cell table:style-name="Default" office:value-type="string">
            <text:p>dIpA:rtm@nt</text:p>
          </table:table-cell>
          <table:table-cell table:style-name="ce10" office:value-type="string">
            <text:p>dipRrtmunt</text:p>
          </table:table-cell>
          <table:table-cell table:style-name="ce10"/>
          <table:table-cell table:style-name="Default" office:value-type="string">
            <text:p>d@pAtm@nt</text:p>
          </table:table-cell>
          <table:table-cell table:style-name="ce10" office:value-type="string">
            <text:p>dupätmunt</text:p>
          </table:table-cell>
          <table:table-cell table:style-name="Default"/>
          <table:table-cell table:style-name="ce10" office:value-type="string">
            <text:p>dipätmunt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1.25 <text:s/>Au-1:1.25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deputy</text:p>
          </table:table-cell>
          <table:table-cell office:value-type="string">
            <text:p>noun_s</text:p>
          </table:table-cell>
          <table:table-cell table:style-name="Default" office:value-type="string">
            <text:p>1-depjUti <text:s/>2-depj@ti</text:p>
          </table:table-cell>
          <table:table-cell table:style-name="ce10" office:value-type="string">
            <text:p>1-depyVtE-&gt;1 <text:s/>2-depyutE-&gt;1</text:p>
          </table:table-cell>
          <table:table-cell table:style-name="ce10"/>
          <table:table-cell table:style-name="Default" office:value-type="string">
            <text:p>depjUti</text:p>
          </table:table-cell>
          <table:table-cell table:style-name="ce10" office:value-type="string">
            <text:p>depyVtE</text:p>
          </table:table-cell>
          <table:table-cell table:style-name="ce10"/>
          <table:table-cell table:style-name="Default" office:value-type="string">
            <text:p>dEpj@ti</text:p>
          </table:table-cell>
          <table:table-cell table:style-name="ce10" office:value-type="string">
            <text:p>depyutE</text:p>
          </table:table-cell>
          <table:table-cell table:style-name="Default"/>
          <table:table-cell table:style-name="ce10" office:value-type="string">
            <text:p>depyVtE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2.14 <text:s/>Au-1:2.14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description</text:p>
          </table:table-cell>
          <table:table-cell office:value-type="string">
            <text:p>noun_s</text:p>
          </table:table-cell>
          <table:table-cell office:value-type="string">
            <text:p>1-dIskrIpS=n <text:s/>2-d@skrIpS=n</text:p>
          </table:table-cell>
          <table:table-cell office:value-type="string">
            <text:p>1-diskripSn-&gt;1 <text:s/>2-duskripSn-&gt;1</text:p>
          </table:table-cell>
          <table:table-cell/>
          <table:table-cell office:value-type="string">
            <text:p>dIskrIpS=n</text:p>
          </table:table-cell>
          <table:table-cell office:value-type="string">
            <text:p>diskripSn</text:p>
          </table:table-cell>
          <table:table-cell/>
          <table:table-cell office:value-type="string">
            <text:p>d@skrIpS@n</text:p>
          </table:table-cell>
          <table:table-cell office:value-type="string">
            <text:p>duskripSun-&gt;1</text:p>
          </table:table-cell>
          <table:table-cell/>
          <table:table-cell office:value-type="string">
            <text:p>diskripSn</text:p>
          </table:table-cell>
          <table:table-cell table:number-columns-repeated="3"/>
          <table:table-cell office:value-type="string">
            <text:p>PR-2:1.25 <text:s/>Au-1:1.25:3.O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design</text:p>
          </table:table-cell>
          <table:table-cell office:value-type="string">
            <text:p>noun_s</text:p>
          </table:table-cell>
          <table:table-cell table:style-name="Default" office:value-type="string">
            <text:p>1-dIzaIn <text:s/>2-d@zaIn</text:p>
          </table:table-cell>
          <table:table-cell table:style-name="ce10" office:value-type="string">
            <text:p>1-dizIn-&gt;1 <text:s/>2-duzIn-&gt;1</text:p>
          </table:table-cell>
          <table:table-cell table:style-name="ce10"/>
          <table:table-cell table:style-name="Default" office:value-type="string">
            <text:p>dIzaIn</text:p>
          </table:table-cell>
          <table:table-cell table:style-name="ce10" office:value-type="string">
            <text:p>dizIn</text:p>
          </table:table-cell>
          <table:table-cell table:style-name="ce10"/>
          <table:table-cell table:style-name="Default" office:value-type="string">
            <text:p>d@zaIn</text:p>
          </table:table-cell>
          <table:table-cell table:style-name="ce10" office:value-type="string">
            <text:p>duzIn</text:p>
          </table:table-cell>
          <table:table-cell table:style-name="Default"/>
          <table:table-cell table:style-name="ce10" office:value-type="string">
            <text:p>dizIn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1.25 <text:s/>Au-1:1.25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desire</text:p>
          </table:table-cell>
          <table:table-cell office:value-type="string">
            <text:p>noun_s</text:p>
          </table:table-cell>
          <table:table-cell office:value-type="string">
            <text:p>1-dIzaI@ <text:s/>2-d@zaI@</text:p>
          </table:table-cell>
          <table:table-cell office:value-type="string">
            <text:p>1-dizÏ-&gt;1 <text:s/>2-duzÏ-&gt;1</text:p>
          </table:table-cell>
          <table:table-cell/>
          <table:table-cell office:value-type="string">
            <text:p>1-dIzaI=r</text:p>
          </table:table-cell>
          <table:table-cell office:value-type="string">
            <text:p>dizÏ</text:p>
          </table:table-cell>
          <table:table-cell/>
          <table:table-cell office:value-type="string">
            <text:p>d@zaI@</text:p>
          </table:table-cell>
          <table:table-cell office:value-type="string">
            <text:p>duzÏ</text:p>
          </table:table-cell>
          <table:table-cell/>
          <table:table-cell office:value-type="string">
            <text:p>dizÏ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desk</text:p>
          </table:table-cell>
          <table:table-cell office:value-type="string">
            <text:p>noun_s</text:p>
          </table:table-cell>
          <table:table-cell table:style-name="Default" office:value-type="string">
            <text:p>desk</text:p>
          </table:table-cell>
          <table:table-cell table:style-name="ce10" office:value-type="string">
            <text:p>desk</text:p>
          </table:table-cell>
          <table:table-cell table:style-name="ce10"/>
          <table:table-cell table:style-name="Default" office:value-type="string">
            <text:p>desk</text:p>
          </table:table-cell>
          <table:table-cell table:style-name="ce10" office:value-type="string">
            <text:p>desk</text:p>
          </table:table-cell>
          <table:table-cell table:style-name="ce10"/>
          <table:table-cell table:style-name="Default" office:value-type="string">
            <text:p>dEsk</text:p>
          </table:table-cell>
          <table:table-cell table:style-name="ce10" office:value-type="string">
            <text:p>desk</text:p>
          </table:table-cell>
          <table:table-cell table:style-name="Default"/>
          <table:table-cell table:style-name="ce10" office:value-type="string">
            <text:p>desk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detail</text:p>
          </table:table-cell>
          <table:table-cell office:value-type="string">
            <text:p>noun_s</text:p>
          </table:table-cell>
          <table:table-cell table:style-name="Default" office:value-type="string">
            <text:p>1-di:teI=l <text:s/>2-dIteI=l <text:s/>3-d@teI=l</text:p>
          </table:table-cell>
          <table:table-cell table:style-name="ce10" office:value-type="string">
            <text:p>1-dEtAl-&gt;1 <text:s/>2-ditAl-&gt;2 <text:s/>3-dutAl-&gt;2</text:p>
          </table:table-cell>
          <table:table-cell table:style-name="ce10"/>
          <table:table-cell table:style-name="Default" office:value-type="string">
            <text:p>1-dIteI=l <text:s/>2-di:teI=l</text:p>
          </table:table-cell>
          <table:table-cell table:style-name="ce10" office:value-type="string">
            <text:p>1-ditAl-&gt;2 <text:s/>2-dEtAl-&gt;1</text:p>
          </table:table-cell>
          <table:table-cell table:style-name="ce10"/>
          <table:table-cell table:style-name="Default" office:value-type="string">
            <text:p>diteIl</text:p>
          </table:table-cell>
          <table:table-cell table:style-name="ce10" office:value-type="string">
            <text:p>dEtAl-&gt;1</text:p>
          </table:table-cell>
          <table:table-cell table:style-name="Default"/>
          <table:table-cell table:style-name="ce10" office:value-type="string">
            <text:p>dEtAl</text:p>
          </table:table-cell>
          <table:table-cell table:style-name="ce10" office:value-type="string">
            <text:p>ditAl</text:p>
          </table:table-cell>
          <table:table-cell table:style-name="Default" table:number-columns-repeated="2"/>
          <table:table-cell table:style-name="Default" office:value-type="string">
            <text:p>RP-3:1.25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development</text:p>
          </table:table-cell>
          <table:table-cell office:value-type="string">
            <text:p>noun_s</text:p>
          </table:table-cell>
          <table:table-cell office:value-type="string">
            <text:p>1-dIvel@pm@nt <text:s/>2-d@vel@pm@nt</text:p>
          </table:table-cell>
          <table:table-cell office:value-type="string">
            <text:p>1-divelupmunt-&gt;1 <text:s/>2-duvelupmunt-&gt;1</text:p>
          </table:table-cell>
          <table:table-cell/>
          <table:table-cell office:value-type="string">
            <text:p>dIvel@pm@nt</text:p>
          </table:table-cell>
          <table:table-cell office:value-type="string">
            <text:p>divelupmunt</text:p>
          </table:table-cell>
          <table:table-cell/>
          <table:table-cell office:value-type="string">
            <text:p>d@vEl@pm@nt</text:p>
          </table:table-cell>
          <table:table-cell office:value-type="string">
            <text:p>duvelupmunt</text:p>
          </table:table-cell>
          <table:table-cell/>
          <table:table-cell office:value-type="string">
            <text:p>divelupmunt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device</text:p>
          </table:table-cell>
          <table:table-cell office:value-type="string">
            <text:p>noun_s</text:p>
          </table:table-cell>
          <table:table-cell table:style-name="Default" office:value-type="string">
            <text:p>1-dIvaIs <text:s/>2-d@vaIs</text:p>
          </table:table-cell>
          <table:table-cell table:style-name="ce10" office:value-type="string">
            <text:p>1-divIs-&gt;1 <text:s/>2-duvIs-&gt;1</text:p>
          </table:table-cell>
          <table:table-cell table:style-name="ce10"/>
          <table:table-cell table:style-name="Default" office:value-type="string">
            <text:p>dIvaIs</text:p>
          </table:table-cell>
          <table:table-cell table:style-name="ce10" office:value-type="string">
            <text:p>divIs</text:p>
          </table:table-cell>
          <table:table-cell table:style-name="ce10"/>
          <table:table-cell table:style-name="Default" office:value-type="string">
            <text:p>d@vaIs</text:p>
          </table:table-cell>
          <table:table-cell table:style-name="ce10" office:value-type="string">
            <text:p>duvIs</text:p>
          </table:table-cell>
          <table:table-cell table:style-name="Default"/>
          <table:table-cell table:style-name="ce10" office:value-type="string">
            <text:p>divIs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1.25 <text:s/>Au-1:1.25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diet</text:p>
          </table:table-cell>
          <table:table-cell office:value-type="string">
            <text:p>noun_s</text:p>
          </table:table-cell>
          <table:table-cell table:style-name="Default" office:value-type="string">
            <text:p>daI@t</text:p>
          </table:table-cell>
          <table:table-cell table:style-name="ce10" office:value-type="string">
            <text:p>dIut</text:p>
          </table:table-cell>
          <table:table-cell table:style-name="ce10"/>
          <table:table-cell table:style-name="Default" office:value-type="string">
            <text:p>daI@t</text:p>
          </table:table-cell>
          <table:table-cell table:style-name="ce10" office:value-type="string">
            <text:p>dIut</text:p>
          </table:table-cell>
          <table:table-cell table:style-name="ce10"/>
          <table:table-cell table:style-name="Default" office:value-type="string">
            <text:p>daI@t</text:p>
          </table:table-cell>
          <table:table-cell table:style-name="ce10" office:value-type="string">
            <text:p>dIut</text:p>
          </table:table-cell>
          <table:table-cell table:style-name="Default"/>
          <table:table-cell table:style-name="ce10" office:value-type="string">
            <text:p>dIu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difference</text:p>
          </table:table-cell>
          <table:table-cell office:value-type="string">
            <text:p>noun_s</text:p>
          </table:table-cell>
          <table:table-cell table:style-name="Default" office:value-type="string">
            <text:p>1-dIfr@n(t)s <text:s/>2-dIf=r@n(t)s</text:p>
          </table:table-cell>
          <table:table-cell table:style-name="ce10" office:value-type="string">
            <text:p>1-difruns-&gt;1 <text:s/>2-difuruns-&gt;2</text:p>
          </table:table-cell>
          <table:table-cell table:style-name="ce10"/>
          <table:table-cell table:style-name="Default" office:value-type="string">
            <text:p>1-dIfr@n(t)s <text:s/>2-dIf@r@n(t)s</text:p>
          </table:table-cell>
          <table:table-cell table:style-name="ce10" office:value-type="string">
            <text:p>1-difruns-&gt;1 <text:s/>2-difuruns-&gt;2</text:p>
          </table:table-cell>
          <table:table-cell table:style-name="ce10"/>
          <table:table-cell table:style-name="Default" office:value-type="string">
            <text:p>dIfr@ns</text:p>
          </table:table-cell>
          <table:table-cell table:style-name="ce10" office:value-type="string">
            <text:p>difruns-&gt;1</text:p>
          </table:table-cell>
          <table:table-cell table:style-name="Default"/>
          <table:table-cell table:style-name="ce10" office:value-type="string">
            <text:p>difruns</text:p>
          </table:table-cell>
          <table:table-cell table:style-name="ce10" office:value-type="string">
            <text:p>difuruns</text:p>
          </table:table-cell>
          <table:table-cell table:style-name="Default" table:number-columns-repeated="1011"/>
        </table:table-row>
        <table:table-row table:style-name="ro3">
          <table:table-cell table:style-name="Default" office:value-type="string">
            <text:p>difficulty</text:p>
          </table:table-cell>
          <table:table-cell office:value-type="string">
            <text:p>noun_s</text:p>
          </table:table-cell>
          <table:table-cell table:style-name="Default" office:value-type="string">
            <text:p>1-dIfIk=lti <text:s/>2-dIf@k=lti</text:p>
          </table:table-cell>
          <table:table-cell table:style-name="ce10" office:value-type="string">
            <text:p>1-difikltE-&gt;1 <text:s/>2-difukltE-&gt;1</text:p>
          </table:table-cell>
          <table:table-cell table:style-name="ce10"/>
          <table:table-cell table:style-name="Default" office:value-type="string">
            <text:p>dIfIk=lti</text:p>
          </table:table-cell>
          <table:table-cell table:style-name="ce10" office:value-type="string">
            <text:p>difikltE</text:p>
          </table:table-cell>
          <table:table-cell table:style-name="ce10"/>
          <table:table-cell table:style-name="Default" office:value-type="string">
            <text:p>dIf@k@lti</text:p>
          </table:table-cell>
          <table:table-cell table:style-name="ce10" office:value-type="string">
            <text:p>difukultE</text:p>
          </table:table-cell>
          <table:table-cell table:style-name="Default"/>
          <table:table-cell table:style-name="ce10" office:value-type="string">
            <text:p>difikltE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2.25 <text:s/>Au-1:2.25:3.O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dinner</text:p>
          </table:table-cell>
          <table:table-cell office:value-type="string">
            <text:p>noun_s</text:p>
          </table:table-cell>
          <table:table-cell office:value-type="string">
            <text:p>dIn@</text:p>
          </table:table-cell>
          <table:table-cell office:value-type="string">
            <text:p>dinuÑ</text:p>
          </table:table-cell>
          <table:table-cell/>
          <table:table-cell office:value-type="string">
            <text:p>dIn=r</text:p>
          </table:table-cell>
          <table:table-cell office:value-type="string">
            <text:p>dinur</text:p>
          </table:table-cell>
          <table:table-cell/>
          <table:table-cell office:value-type="string">
            <text:p>dIn@</text:p>
          </table:table-cell>
          <table:table-cell office:value-type="string">
            <text:p>dinuÑ</text:p>
          </table:table-cell>
          <table:table-cell/>
          <table:table-cell office:value-type="string">
            <text:p>dinuÑ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direction</text:p>
          </table:table-cell>
          <table:table-cell office:value-type="string">
            <text:p>noun_s</text:p>
          </table:table-cell>
          <table:table-cell table:style-name="Default" office:value-type="string">
            <text:p>1-d@rekS=n <text:s/>2-dIrekS=n <text:s/>2-daI=rekS=n</text:p>
          </table:table-cell>
          <table:table-cell table:style-name="ce10" office:value-type="string">
            <text:p>1-durekSn-&gt;1 <text:s/>2-direkSn-&gt;2 <text:s/>3-dÏekSn-&gt;3</text:p>
          </table:table-cell>
          <table:table-cell table:style-name="ce10"/>
          <table:table-cell table:style-name="Default" office:value-type="string">
            <text:p>d@rekS=n</text:p>
          </table:table-cell>
          <table:table-cell table:style-name="ce10" office:value-type="string">
            <text:p>durekSn-&gt;1</text:p>
          </table:table-cell>
          <table:table-cell table:style-name="ce10"/>
          <table:table-cell table:style-name="Default" office:value-type="string">
            <text:p>1-d@rEkS@n <text:s/>2-daIrEkS@n</text:p>
          </table:table-cell>
          <table:table-cell table:style-name="ce10" office:value-type="string">
            <text:p>1-durekSun-&gt;1 <text:s/>2-dÏekSun-&gt;3</text:p>
          </table:table-cell>
          <table:table-cell table:style-name="Default"/>
          <table:table-cell table:style-name="ce10" office:value-type="string">
            <text:p>durekSn</text:p>
          </table:table-cell>
          <table:table-cell table:style-name="ce10" office:value-type="string">
            <text:p>direkSn <text:s/>dÏekSn</text:p>
          </table:table-cell>
          <table:table-cell table:style-name="Default" table:number-columns-repeated="2"/>
          <table:table-cell table:style-name="Default" office:value-type="string">
            <text:p>Au-x:3.O</text:p>
          </table:table-cell>
          <table:table-cell table:style-name="Default"/>
          <table:table-cell office:value-type="string">
            <text:p>rule 25 rabbIt exception (commA set takes precedence)</text:p>
          </table:table-cell>
          <table:table-cell table:style-name="Default" table:number-columns-repeated="1006"/>
        </table:table-row>
        <table:table-row table:style-name="ro3">
          <table:table-cell table:style-name="Default" office:value-type="string">
            <text:p>director</text:p>
          </table:table-cell>
          <table:table-cell office:value-type="string">
            <text:p>noun_s</text:p>
          </table:table-cell>
          <table:table-cell table:style-name="Default" office:value-type="string">
            <text:p>1-d@rekt@ <text:s/>2-dIrekt@ <text:s/>3-daI=rekt@</text:p>
          </table:table-cell>
          <table:table-cell table:style-name="ce10" office:value-type="string">
            <text:p>1-durektuÑ-&gt;1 <text:s/>2-direktuÑ-&gt;2 <text:s/>3-dÏektuÑ-&gt;3</text:p>
          </table:table-cell>
          <table:table-cell table:style-name="ce10"/>
          <table:table-cell table:style-name="Default" office:value-type="string">
            <text:p>d@rekt=r</text:p>
          </table:table-cell>
          <table:table-cell table:style-name="ce10" office:value-type="string">
            <text:p>durektur-&gt;1</text:p>
          </table:table-cell>
          <table:table-cell table:style-name="ce10"/>
          <table:table-cell table:style-name="Default" office:value-type="string">
            <text:p>1-d@rEkt@ <text:s/>2-daIrEkt@</text:p>
          </table:table-cell>
          <table:table-cell table:style-name="ce10" office:value-type="string">
            <text:p>1-durektuÑ-&gt;1 <text:s/>2-dÏektuÑ-&gt;3</text:p>
          </table:table-cell>
          <table:table-cell table:style-name="Default"/>
          <table:table-cell table:style-name="ce10" office:value-type="string">
            <text:p>durektuÑ</text:p>
          </table:table-cell>
          <table:table-cell table:style-name="ce10" office:value-type="string">
            <text:p>direktuÑ <text:s/>dÏektuÑ</text:p>
          </table:table-cell>
          <table:table-cell table:style-name="Default" table:number-columns-repeated="4"/>
          <table:table-cell office:value-type="string">
            <text:p>rule 25 rabbIt exception (commA set takes precedence)</text:p>
          </table:table-cell>
          <table:table-cell table:style-name="Default" table:number-columns-repeated="1006"/>
        </table:table-row>
        <table:table-row table:style-name="ro3">
          <table:table-cell office:value-type="string">
            <text:p>discipline</text:p>
          </table:table-cell>
          <table:table-cell office:value-type="string">
            <text:p>noun_s</text:p>
          </table:table-cell>
          <table:table-cell office:value-type="string">
            <text:p>dIs@plIn <text:s/>2-dIsIplIn <text:s/>3-dIsIpl@n <text:s/>4-d@s@plIn</text:p>
          </table:table-cell>
          <table:table-cell office:value-type="string">
            <text:p>1-disuplin-&gt;1 <text:s/>2-disiplin-&gt;2 <text:s/>3-disiplun-&gt;2 <text:s/>4-dusuplin-&gt;1</text:p>
          </table:table-cell>
          <table:table-cell/>
          <table:table-cell office:value-type="string">
            <text:p>dIs@plIn</text:p>
          </table:table-cell>
          <table:table-cell office:value-type="string">
            <text:p>disuplin-&gt;1</text:p>
          </table:table-cell>
          <table:table-cell/>
          <table:table-cell office:value-type="string">
            <text:p>dIs@pl@n</text:p>
          </table:table-cell>
          <table:table-cell office:value-type="string">
            <text:p>disuplun-&gt;1</text:p>
          </table:table-cell>
          <table:table-cell/>
          <table:table-cell office:value-type="string">
            <text:p>disuplin</text:p>
          </table:table-cell>
          <table:table-cell office:value-type="string">
            <text:p>disiplin</text:p>
          </table:table-cell>
          <table:table-cell table:number-columns-repeated="2"/>
          <table:table-cell office:value-type="string">
            <text:p>RP-3:3.25 <text:s/>RP-4:1.25 <text:s/>Au-1:3.25</text:p>
          </table:table-cell>
          <table:table-cell/>
          <table:table-cell office:value-type="string">
            <text:p>rule 25 rabbIt exception (commA set takes precedence)</text:p>
          </table:table-cell>
          <table:table-cell table:number-columns-repeated="1006"/>
        </table:table-row>
        <table:table-row table:style-name="ro3">
          <table:table-cell table:style-name="Default" office:value-type="string">
            <text:p>discussion</text:p>
          </table:table-cell>
          <table:table-cell office:value-type="string">
            <text:p>noun_s</text:p>
          </table:table-cell>
          <table:table-cell table:style-name="Default" office:value-type="string">
            <text:p>1-dIskVS=n <text:s/>2-d@skVS=n</text:p>
          </table:table-cell>
          <table:table-cell table:style-name="ce10" office:value-type="string">
            <text:p>1-diskuSn-&gt;1 <text:s/>2-duskuSn-&gt;1</text:p>
          </table:table-cell>
          <table:table-cell table:style-name="ce10"/>
          <table:table-cell table:style-name="Default" office:value-type="string">
            <text:p>dIskVS=n</text:p>
          </table:table-cell>
          <table:table-cell table:style-name="ce10" office:value-type="string">
            <text:p>diskuSn</text:p>
          </table:table-cell>
          <table:table-cell table:style-name="ce10"/>
          <table:table-cell table:style-name="Default" office:value-type="string">
            <text:p>d@skVS@n</text:p>
          </table:table-cell>
          <table:table-cell table:style-name="ce10" office:value-type="string">
            <text:p>duskusun</text:p>
          </table:table-cell>
          <table:table-cell table:style-name="Default"/>
          <table:table-cell table:style-name="ce10" office:value-type="string">
            <text:p>diskuSn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1.25 <text:s/>Au-1:1.25:3.O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disease</text:p>
          </table:table-cell>
          <table:table-cell office:value-type="string">
            <text:p>noun_s</text:p>
          </table:table-cell>
          <table:table-cell table:style-name="Default" office:value-type="string">
            <text:p>1-dIzi:z <text:s/>2-d@zi:z</text:p>
          </table:table-cell>
          <table:table-cell table:style-name="ce10" office:value-type="string">
            <text:p>1-dizEz-&gt;1 <text:s/>2-duzEz-&gt;1</text:p>
          </table:table-cell>
          <table:table-cell table:style-name="ce10"/>
          <table:table-cell table:style-name="Default" office:value-type="string">
            <text:p>dIzi:z</text:p>
          </table:table-cell>
          <table:table-cell table:style-name="ce10" office:value-type="string">
            <text:p>dizEz</text:p>
          </table:table-cell>
          <table:table-cell table:style-name="ce10"/>
          <table:table-cell table:style-name="Default" office:value-type="string">
            <text:p>d@ziz</text:p>
          </table:table-cell>
          <table:table-cell table:style-name="ce10" office:value-type="string">
            <text:p>duzEz</text:p>
          </table:table-cell>
          <table:table-cell table:style-name="Default"/>
          <table:table-cell table:style-name="ce10" office:value-type="string">
            <text:p>dizEz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1.25 <text:s/>Au-1:1.25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display</text:p>
          </table:table-cell>
          <table:table-cell office:value-type="string">
            <text:p>noun_s</text:p>
          </table:table-cell>
          <table:table-cell office:value-type="string">
            <text:p>dIspleI</text:p>
          </table:table-cell>
          <table:table-cell office:value-type="string">
            <text:p>displA</text:p>
          </table:table-cell>
          <table:table-cell/>
          <table:table-cell office:value-type="string">
            <text:p>dIspleI</text:p>
          </table:table-cell>
          <table:table-cell office:value-type="string">
            <text:p>displA</text:p>
          </table:table-cell>
          <table:table-cell/>
          <table:table-cell office:value-type="string">
            <text:p>dIspleI</text:p>
          </table:table-cell>
          <table:table-cell office:value-type="string">
            <text:p>displA</text:p>
          </table:table-cell>
          <table:table-cell/>
          <table:table-cell office:value-type="string">
            <text:p>displA</text:p>
          </table:table-cell>
          <table:table-cell table:number-columns-repeated="1012"/>
        </table:table-row>
        <table:table-row table:style-name="ro3">
          <table:table-cell office:value-type="string">
            <text:p>distance</text:p>
          </table:table-cell>
          <table:table-cell office:value-type="string">
            <text:p>noun_s</text:p>
          </table:table-cell>
          <table:table-cell office:value-type="string">
            <text:p>dIst@n(t)s</text:p>
          </table:table-cell>
          <table:table-cell office:value-type="string">
            <text:p>distuns</text:p>
          </table:table-cell>
          <table:table-cell/>
          <table:table-cell office:value-type="string">
            <text:p>dIst@n(t)s</text:p>
          </table:table-cell>
          <table:table-cell office:value-type="string">
            <text:p>distuns</text:p>
          </table:table-cell>
          <table:table-cell/>
          <table:table-cell office:value-type="string">
            <text:p>1-dIst@ns <text:s/>2-dIstns</text:p>
          </table:table-cell>
          <table:table-cell office:value-type="string">
            <text:p>1-distuns-&gt;1 <text:s/>2-distns-&gt;1</text:p>
          </table:table-cell>
          <table:table-cell/>
          <table:table-cell office:value-type="string">
            <text:p>distuns</text:p>
          </table:table-cell>
          <table:table-cell table:number-columns-repeated="3"/>
          <table:table-cell office:value-type="string">
            <text:p>Au-2:2.C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distinction</text:p>
          </table:table-cell>
          <table:table-cell office:value-type="string">
            <text:p>noun_s</text:p>
          </table:table-cell>
          <table:table-cell table:style-name="Default" office:value-type="string">
            <text:p>1-dIstINkS=n <text:s/>2-d@stINkS=n</text:p>
          </table:table-cell>
          <table:table-cell table:style-name="ce10" office:value-type="string">
            <text:p>1-distiNkSn-&gt;1 <text:s/>2-dustiNkSn-&gt;1</text:p>
          </table:table-cell>
          <table:table-cell table:style-name="ce10"/>
          <table:table-cell table:style-name="Default" office:value-type="string">
            <text:p>dIstINkS=n</text:p>
          </table:table-cell>
          <table:table-cell table:style-name="ce10" office:value-type="string">
            <text:p>distiNkSn</text:p>
          </table:table-cell>
          <table:table-cell table:style-name="ce10"/>
          <table:table-cell table:style-name="Default" office:value-type="string">
            <text:p>d@stINkS@n</text:p>
          </table:table-cell>
          <table:table-cell table:style-name="ce10" office:value-type="string">
            <text:p>dustiNkSun</text:p>
          </table:table-cell>
          <table:table-cell table:style-name="Default"/>
          <table:table-cell table:style-name="ce10" office:value-type="string">
            <text:p>distiNkSn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1.25 <text:s/>Au-1:1.25:3.O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distribution</text:p>
          </table:table-cell>
          <table:table-cell office:value-type="string">
            <text:p>noun_s</text:p>
          </table:table-cell>
          <table:table-cell office:value-type="string">
            <text:p>1-dIstrIbju:S=n <text:s/>2-dIstr@bju:S=n</text:p>
          </table:table-cell>
          <table:table-cell office:value-type="string">
            <text:p>1-distribyUSn-&gt;1 <text:s/>2-distrubyUSn-&gt;1</text:p>
          </table:table-cell>
          <table:table-cell/>
          <table:table-cell office:value-type="string">
            <text:p>dIstrIbju:S=n</text:p>
          </table:table-cell>
          <table:table-cell office:value-type="string">
            <text:p>distribyUSn</text:p>
          </table:table-cell>
          <table:table-cell/>
          <table:table-cell office:value-type="string">
            <text:p>dIstr@bjuS@n</text:p>
          </table:table-cell>
          <table:table-cell office:value-type="string">
            <text:p>distrubyUSun</text:p>
          </table:table-cell>
          <table:table-cell/>
          <table:table-cell office:value-type="string">
            <text:p>distribyUSn</text:p>
          </table:table-cell>
          <table:table-cell table:number-columns-repeated="3"/>
          <table:table-cell office:value-type="string">
            <text:p>RP-2:2.25 <text:s/>Au-1:2.25:4.O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district</text:p>
          </table:table-cell>
          <table:table-cell office:value-type="string">
            <text:p>noun_s</text:p>
          </table:table-cell>
          <table:table-cell table:style-name="Default" office:value-type="string">
            <text:p>dIstrIkt</text:p>
          </table:table-cell>
          <table:table-cell table:style-name="ce10" office:value-type="string">
            <text:p>distrikt</text:p>
          </table:table-cell>
          <table:table-cell table:style-name="ce10"/>
          <table:table-cell table:style-name="Default" office:value-type="string">
            <text:p>dIstrIkt</text:p>
          </table:table-cell>
          <table:table-cell table:style-name="ce10" office:value-type="string">
            <text:p>distrikt</text:p>
          </table:table-cell>
          <table:table-cell table:style-name="ce10"/>
          <table:table-cell table:style-name="Default" office:value-type="string">
            <text:p>dIstrIkt</text:p>
          </table:table-cell>
          <table:table-cell table:style-name="ce10" office:value-type="string">
            <text:p>distrikt</text:p>
          </table:table-cell>
          <table:table-cell table:style-name="Default"/>
          <table:table-cell table:style-name="ce10" office:value-type="string">
            <text:p>distrik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division</text:p>
          </table:table-cell>
          <table:table-cell office:value-type="string">
            <text:p>noun_s</text:p>
          </table:table-cell>
          <table:table-cell table:style-name="Default" office:value-type="string">
            <text:p>1-dIvIZ=n <text:s/>2-d@vIZ=n</text:p>
          </table:table-cell>
          <table:table-cell table:style-name="ce10" office:value-type="string">
            <text:p>1-diviZn-&gt;1 <text:s/>2-duviZn-&gt;1</text:p>
          </table:table-cell>
          <table:table-cell table:style-name="ce10"/>
          <table:table-cell table:style-name="Default" office:value-type="string">
            <text:p>dIvIz=n</text:p>
          </table:table-cell>
          <table:table-cell table:style-name="ce10" office:value-type="string">
            <text:p>divizn</text:p>
          </table:table-cell>
          <table:table-cell table:style-name="ce10"/>
          <table:table-cell table:style-name="Default" office:value-type="string">
            <text:p>d@vIZ@n</text:p>
          </table:table-cell>
          <table:table-cell table:style-name="ce10" office:value-type="string">
            <text:p>duviZun</text:p>
          </table:table-cell>
          <table:table-cell table:style-name="Default"/>
          <table:table-cell table:style-name="ce10" office:value-type="string">
            <text:p>diviZn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1.25 <text:s/>Au-1:1.25:3.O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doctor</text:p>
          </table:table-cell>
          <table:table-cell office:value-type="string">
            <text:p>noun_s</text:p>
          </table:table-cell>
          <table:table-cell table:style-name="Default" office:value-type="string">
            <text:p>dQkt@</text:p>
          </table:table-cell>
          <table:table-cell table:style-name="ce10" office:value-type="string">
            <text:p>doktuÑ</text:p>
          </table:table-cell>
          <table:table-cell table:style-name="ce10"/>
          <table:table-cell table:style-name="Default" office:value-type="string">
            <text:p>dA:kt=r</text:p>
          </table:table-cell>
          <table:table-cell table:style-name="ce10" office:value-type="string">
            <text:p>dRktur</text:p>
          </table:table-cell>
          <table:table-cell table:style-name="ce10"/>
          <table:table-cell table:style-name="Default" office:value-type="string">
            <text:p>dQkt@</text:p>
          </table:table-cell>
          <table:table-cell table:style-name="ce10" office:value-type="string">
            <text:p>doktuÑ</text:p>
          </table:table-cell>
          <table:table-cell table:style-name="Default"/>
          <table:table-cell table:style-name="ce10" office:value-type="string">
            <text:p>doktuÑ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1:1.9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document</text:p>
          </table:table-cell>
          <table:table-cell office:value-type="string">
            <text:p>noun_s</text:p>
          </table:table-cell>
          <table:table-cell table:style-name="Default" office:value-type="string">
            <text:p>dQkjum@nt</text:p>
          </table:table-cell>
          <table:table-cell table:style-name="ce10" office:value-type="string">
            <text:p>dokyUmunt</text:p>
          </table:table-cell>
          <table:table-cell table:style-name="ce10"/>
          <table:table-cell table:style-name="Default" office:value-type="string">
            <text:p>dA:kj@m@nt</text:p>
          </table:table-cell>
          <table:table-cell table:style-name="ce10" office:value-type="string">
            <text:p>dRkyumunt</text:p>
          </table:table-cell>
          <table:table-cell table:style-name="ce10"/>
          <table:table-cell table:style-name="Default" office:value-type="string">
            <text:p>dQkj@m@nt</text:p>
          </table:table-cell>
          <table:table-cell table:style-name="ce10" office:value-type="string">
            <text:p>dokyumunt</text:p>
          </table:table-cell>
          <table:table-cell table:style-name="Default"/>
          <table:table-cell table:style-name="ce10" office:value-type="string">
            <text:p>dokyUmunt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1:1.9:2.29 <text:s/>Au-1:2.29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dog</text:p>
          </table:table-cell>
          <table:table-cell office:value-type="string">
            <text:p>noun_s</text:p>
          </table:table-cell>
          <table:table-cell table:style-name="Default" office:value-type="string">
            <text:p>dQg</text:p>
          </table:table-cell>
          <table:table-cell table:style-name="ce10" office:value-type="string">
            <text:p>dog</text:p>
          </table:table-cell>
          <table:table-cell table:style-name="ce10"/>
          <table:table-cell table:style-name="Default" office:value-type="string">
            <text:p>1-dQ:g <text:s/>2-dA:g</text:p>
          </table:table-cell>
          <table:table-cell table:style-name="ce10" office:value-type="string">
            <text:p>1-dog-&gt;1 <text:s/>2-dRg-&gt;1</text:p>
          </table:table-cell>
          <table:table-cell table:style-name="ce10"/>
          <table:table-cell table:style-name="Default" office:value-type="string">
            <text:p>dQg</text:p>
          </table:table-cell>
          <table:table-cell table:style-name="ce10" office:value-type="string">
            <text:p>dog</text:p>
          </table:table-cell>
          <table:table-cell table:style-name="Default"/>
          <table:table-cell table:style-name="ce10" office:value-type="string">
            <text:p>dog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2:1.9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door</text:p>
          </table:table-cell>
          <table:table-cell office:value-type="string">
            <text:p>noun_s</text:p>
          </table:table-cell>
          <table:table-cell office:value-type="string">
            <text:p>dO:</text:p>
          </table:table-cell>
          <table:table-cell office:value-type="string">
            <text:p>dö</text:p>
          </table:table-cell>
          <table:table-cell/>
          <table:table-cell office:value-type="string">
            <text:p>1-dO:r <text:s/>2-do:r</text:p>
          </table:table-cell>
          <table:table-cell office:value-type="string">
            <text:p>1-dQr <text:s/>2=1</text:p>
          </table:table-cell>
          <table:table-cell/>
          <table:table-cell office:value-type="string">
            <text:p>dO</text:p>
          </table:table-cell>
          <table:table-cell office:value-type="string">
            <text:p>dö</text:p>
          </table:table-cell>
          <table:table-cell/>
          <table:table-cell office:value-type="string">
            <text:p>dö</text:p>
          </table:table-cell>
          <table:table-cell table:number-columns-repeated="4"/>
          <table:table-cell office:value-type="string">
            <text:p>f</text:p>
          </table:table-cell>
          <table:table-cell table:number-columns-repeated="1007"/>
        </table:table-row>
        <table:table-row table:style-name="ro3">
          <table:table-cell office:value-type="string">
            <text:p>doubt</text:p>
          </table:table-cell>
          <table:table-cell office:value-type="string">
            <text:p>noun_s</text:p>
          </table:table-cell>
          <table:table-cell office:value-type="string">
            <text:p>daUt</text:p>
          </table:table-cell>
          <table:table-cell office:value-type="string">
            <text:p>dWt</text:p>
          </table:table-cell>
          <table:table-cell/>
          <table:table-cell office:value-type="string">
            <text:p>daUt</text:p>
          </table:table-cell>
          <table:table-cell office:value-type="string">
            <text:p>dWt</text:p>
          </table:table-cell>
          <table:table-cell/>
          <table:table-cell office:value-type="string">
            <text:p>daUt</text:p>
          </table:table-cell>
          <table:table-cell office:value-type="string">
            <text:p>dWt</text:p>
          </table:table-cell>
          <table:table-cell/>
          <table:table-cell office:value-type="string">
            <text:p>dW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drawing</text:p>
          </table:table-cell>
          <table:table-cell office:value-type="string">
            <text:p>noun_s</text:p>
          </table:table-cell>
          <table:table-cell table:style-name="Default" office:value-type="string">
            <text:p>drO:(r)IN</text:p>
          </table:table-cell>
          <table:table-cell table:style-name="ce10" office:value-type="string">
            <text:p>drQiN</text:p>
          </table:table-cell>
          <table:table-cell table:style-name="ce10"/>
          <table:table-cell table:style-name="Default" office:value-type="string">
            <text:p>1-drQ:IN <text:s/>2-drA:IN</text:p>
          </table:table-cell>
          <table:table-cell table:style-name="ce10" office:value-type="string">
            <text:p>1-droiN-&gt;1 <text:s/>2-drRiN-&gt;1</text:p>
          </table:table-cell>
          <table:table-cell table:style-name="ce10"/>
          <table:table-cell table:style-name="Default" office:value-type="string">
            <text:p>drOIN</text:p>
          </table:table-cell>
          <table:table-cell table:style-name="ce10" office:value-type="string">
            <text:p>drQiN</text:p>
          </table:table-cell>
          <table:table-cell table:style-name="Default"/>
          <table:table-cell table:style-name="ce10" office:value-type="string">
            <text:p>drQiN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x:1.8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dream</text:p>
          </table:table-cell>
          <table:table-cell office:value-type="string">
            <text:p>noun_s</text:p>
          </table:table-cell>
          <table:table-cell office:value-type="string">
            <text:p>dri:m</text:p>
          </table:table-cell>
          <table:table-cell office:value-type="string">
            <text:p>drEm</text:p>
          </table:table-cell>
          <table:table-cell/>
          <table:table-cell office:value-type="string">
            <text:p>dri:m</text:p>
          </table:table-cell>
          <table:table-cell office:value-type="string">
            <text:p>drEm</text:p>
          </table:table-cell>
          <table:table-cell/>
          <table:table-cell office:value-type="string">
            <text:p>drim</text:p>
          </table:table-cell>
          <table:table-cell office:value-type="string">
            <text:p>drEm</text:p>
          </table:table-cell>
          <table:table-cell/>
          <table:table-cell office:value-type="string">
            <text:p>drEm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dress</text:p>
          </table:table-cell>
          <table:table-cell office:value-type="string">
            <text:p>noun_s</text:p>
          </table:table-cell>
          <table:table-cell table:style-name="Default" office:value-type="string">
            <text:p>dres</text:p>
          </table:table-cell>
          <table:table-cell table:style-name="ce10" office:value-type="string">
            <text:p>dres</text:p>
          </table:table-cell>
          <table:table-cell table:style-name="ce10"/>
          <table:table-cell table:style-name="Default" office:value-type="string">
            <text:p>dres</text:p>
          </table:table-cell>
          <table:table-cell table:style-name="ce10" office:value-type="string">
            <text:p>dres</text:p>
          </table:table-cell>
          <table:table-cell table:style-name="ce10"/>
          <table:table-cell table:style-name="Default" office:value-type="string">
            <text:p>drEs</text:p>
          </table:table-cell>
          <table:table-cell table:style-name="ce10" office:value-type="string">
            <text:p>dres</text:p>
          </table:table-cell>
          <table:table-cell table:style-name="Default"/>
          <table:table-cell table:style-name="ce10" office:value-type="string">
            <text:p>dres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drink</text:p>
          </table:table-cell>
          <table:table-cell office:value-type="string">
            <text:p>noun_s</text:p>
          </table:table-cell>
          <table:table-cell office:value-type="string">
            <text:p>drINk</text:p>
          </table:table-cell>
          <table:table-cell office:value-type="string">
            <text:p>driNk</text:p>
          </table:table-cell>
          <table:table-cell/>
          <table:table-cell office:value-type="string">
            <text:p>drINk</text:p>
          </table:table-cell>
          <table:table-cell office:value-type="string">
            <text:p>driNk</text:p>
          </table:table-cell>
          <table:table-cell/>
          <table:table-cell office:value-type="string">
            <text:p>drINk</text:p>
          </table:table-cell>
          <table:table-cell office:value-type="string">
            <text:p>driNk</text:p>
          </table:table-cell>
          <table:table-cell/>
          <table:table-cell office:value-type="string">
            <text:p>driNk</text:p>
          </table:table-cell>
          <table:table-cell table:number-columns-repeated="1012"/>
        </table:table-row>
        <table:table-row table:style-name="ro3">
          <table:table-cell office:value-type="string">
            <text:p>drive</text:p>
          </table:table-cell>
          <table:table-cell office:value-type="string">
            <text:p>noun_s</text:p>
          </table:table-cell>
          <table:table-cell office:value-type="string">
            <text:p>draIv</text:p>
          </table:table-cell>
          <table:table-cell office:value-type="string">
            <text:p>drIv</text:p>
          </table:table-cell>
          <table:table-cell/>
          <table:table-cell office:value-type="string">
            <text:p>draIv</text:p>
          </table:table-cell>
          <table:table-cell office:value-type="string">
            <text:p>drIv</text:p>
          </table:table-cell>
          <table:table-cell/>
          <table:table-cell office:value-type="string">
            <text:p>draIv</text:p>
          </table:table-cell>
          <table:table-cell office:value-type="string">
            <text:p>drIv</text:p>
          </table:table-cell>
          <table:table-cell/>
          <table:table-cell office:value-type="string">
            <text:p>drIv</text:p>
          </table:table-cell>
          <table:table-cell table:number-columns-repeated="1012"/>
        </table:table-row>
        <table:table-row table:style-name="ro3">
          <table:table-cell office:value-type="string">
            <text:p>driver</text:p>
          </table:table-cell>
          <table:table-cell office:value-type="string">
            <text:p>noun_s</text:p>
          </table:table-cell>
          <table:table-cell office:value-type="string">
            <text:p>draIv@</text:p>
          </table:table-cell>
          <table:table-cell office:value-type="string">
            <text:p>drIvuÑ</text:p>
          </table:table-cell>
          <table:table-cell/>
          <table:table-cell office:value-type="string">
            <text:p>draIv=r</text:p>
          </table:table-cell>
          <table:table-cell office:value-type="string">
            <text:p>drIvur</text:p>
          </table:table-cell>
          <table:table-cell/>
          <table:table-cell office:value-type="string">
            <text:p>draIv@</text:p>
          </table:table-cell>
          <table:table-cell office:value-type="string">
            <text:p>drIvuÑ</text:p>
          </table:table-cell>
          <table:table-cell/>
          <table:table-cell office:value-type="string">
            <text:p>drIvuÑ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drug</text:p>
          </table:table-cell>
          <table:table-cell office:value-type="string">
            <text:p>noun_s</text:p>
          </table:table-cell>
          <table:table-cell table:style-name="Default" office:value-type="string">
            <text:p>drVg</text:p>
          </table:table-cell>
          <table:table-cell table:style-name="ce10" office:value-type="string">
            <text:p>drug</text:p>
          </table:table-cell>
          <table:table-cell table:style-name="ce10"/>
          <table:table-cell table:style-name="Default" office:value-type="string">
            <text:p>drVg</text:p>
          </table:table-cell>
          <table:table-cell table:style-name="ce10" office:value-type="string">
            <text:p>drug</text:p>
          </table:table-cell>
          <table:table-cell table:style-name="ce10"/>
          <table:table-cell table:style-name="Default" office:value-type="string">
            <text:p>drVg</text:p>
          </table:table-cell>
          <table:table-cell table:style-name="ce10" office:value-type="string">
            <text:p>drug</text:p>
          </table:table-cell>
          <table:table-cell table:style-name="Default"/>
          <table:table-cell table:style-name="ce10" office:value-type="string">
            <text:p>drug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duty</text:p>
          </table:table-cell>
          <table:table-cell office:value-type="string">
            <text:p>noun_s</text:p>
          </table:table-cell>
          <table:table-cell table:style-name="Default" office:value-type="string">
            <text:p>dju:ti</text:p>
          </table:table-cell>
          <table:table-cell table:style-name="ce10" office:value-type="string">
            <text:p>dyUtE</text:p>
          </table:table-cell>
          <table:table-cell table:style-name="ce10"/>
          <table:table-cell table:style-name="Default" office:value-type="string">
            <text:p>1-du:ti <text:s/>2-dju:ti</text:p>
          </table:table-cell>
          <table:table-cell table:style-name="ce10" office:value-type="string">
            <text:p>1-dUtE-&gt;1 <text:s/>2-dyUtE-&gt;1</text:p>
          </table:table-cell>
          <table:table-cell table:style-name="ce10"/>
          <table:table-cell table:style-name="Default" office:value-type="string">
            <text:p>djuti</text:p>
          </table:table-cell>
          <table:table-cell table:style-name="ce10" office:value-type="string">
            <text:p>dyUtE</text:p>
          </table:table-cell>
          <table:table-cell table:style-name="Default"/>
          <table:table-cell table:style-name="ce10" office:value-type="string">
            <text:p>dyUtE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1:1.32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ear</text:p>
          </table:table-cell>
          <table:table-cell office:value-type="string">
            <text:p>noun_s</text:p>
          </table:table-cell>
          <table:table-cell office:value-type="string">
            <text:p>I@</text:p>
          </table:table-cell>
          <table:table-cell office:value-type="string">
            <text:p>Ë</text:p>
          </table:table-cell>
          <table:table-cell/>
          <table:table-cell office:value-type="string">
            <text:p>I=r</text:p>
          </table:table-cell>
          <table:table-cell office:value-type="string">
            <text:p>Ë</text:p>
          </table:table-cell>
          <table:table-cell/>
          <table:table-cell office:value-type="string">
            <text:p>I@</text:p>
          </table:table-cell>
          <table:table-cell office:value-type="string">
            <text:p>Ë</text:p>
          </table:table-cell>
          <table:table-cell/>
          <table:table-cell office:value-type="string">
            <text:p>Ë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earth</text:p>
          </table:table-cell>
          <table:table-cell office:value-type="string">
            <text:p>noun_s</text:p>
          </table:table-cell>
          <table:table-cell table:style-name="Default" office:value-type="string">
            <text:p>3:T</text:p>
          </table:table-cell>
          <table:table-cell table:style-name="ce10" office:value-type="string">
            <text:p>üT</text:p>
          </table:table-cell>
          <table:table-cell table:style-name="ce10"/>
          <table:table-cell table:style-name="Default" office:value-type="string">
            <text:p>3`:T</text:p>
          </table:table-cell>
          <table:table-cell table:style-name="ce10" office:value-type="string">
            <text:p>üT</text:p>
          </table:table-cell>
          <table:table-cell table:style-name="ce10"/>
          <table:table-cell table:style-name="Default" office:value-type="string">
            <text:p>3T</text:p>
          </table:table-cell>
          <table:table-cell table:style-name="ce10" office:value-type="string">
            <text:p>üT</text:p>
          </table:table-cell>
          <table:table-cell table:style-name="Default"/>
          <table:table-cell table:style-name="ce10" office:value-type="string">
            <text:p>ü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east</text:p>
          </table:table-cell>
          <table:table-cell office:value-type="string">
            <text:p>noun_x</text:p>
          </table:table-cell>
          <table:table-cell table:style-name="Default" office:value-type="string">
            <text:p>i:st</text:p>
          </table:table-cell>
          <table:table-cell table:style-name="ce10" office:value-type="string">
            <text:p>Est</text:p>
          </table:table-cell>
          <table:table-cell table:style-name="ce10"/>
          <table:table-cell table:style-name="Default" office:value-type="string">
            <text:p>i:st</text:p>
          </table:table-cell>
          <table:table-cell table:style-name="ce10" office:value-type="string">
            <text:p>Est</text:p>
          </table:table-cell>
          <table:table-cell table:style-name="ce10"/>
          <table:table-cell table:style-name="Default" office:value-type="string">
            <text:p>ist</text:p>
          </table:table-cell>
          <table:table-cell table:style-name="ce10" office:value-type="string">
            <text:p>Est</text:p>
          </table:table-cell>
          <table:table-cell table:style-name="Default"/>
          <table:table-cell table:style-name="ce10" office:value-type="string">
            <text:p>Es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economy</text:p>
          </table:table-cell>
          <table:table-cell office:value-type="string">
            <text:p>noun_s</text:p>
          </table:table-cell>
          <table:table-cell table:style-name="Default" office:value-type="string">
            <text:p>1-IkQn@mi <text:s/>2-@kQn@mi</text:p>
          </table:table-cell>
          <table:table-cell table:style-name="ce10" office:value-type="string">
            <text:p>1-ikonumE-&gt;1 <text:s/>2-ukonumE-&gt;1</text:p>
          </table:table-cell>
          <table:table-cell table:style-name="ce10"/>
          <table:table-cell table:style-name="Default" office:value-type="string">
            <text:p>IkA:n@mi</text:p>
          </table:table-cell>
          <table:table-cell table:style-name="ce10" office:value-type="string">
            <text:p>ikRnumE</text:p>
          </table:table-cell>
          <table:table-cell table:style-name="ce10"/>
          <table:table-cell table:style-name="Default" office:value-type="string">
            <text:p>@kQn@mi</text:p>
          </table:table-cell>
          <table:table-cell table:style-name="ce10" office:value-type="string">
            <text:p>ukonumE</text:p>
          </table:table-cell>
          <table:table-cell table:style-name="Default"/>
          <table:table-cell table:style-name="ce10" office:value-type="string">
            <text:p>ikonumE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1.25 <text:s/>GA-1:2.9 <text:s/>Au-1:1.25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edge</text:p>
          </table:table-cell>
          <table:table-cell office:value-type="string">
            <text:p>noun_s</text:p>
          </table:table-cell>
          <table:table-cell table:style-name="Default" office:value-type="string">
            <text:p>edZ</text:p>
          </table:table-cell>
          <table:table-cell table:style-name="ce10" office:value-type="string">
            <text:p>ej</text:p>
          </table:table-cell>
          <table:table-cell table:style-name="ce10"/>
          <table:table-cell table:style-name="Default" office:value-type="string">
            <text:p>edZ</text:p>
          </table:table-cell>
          <table:table-cell table:style-name="ce10" office:value-type="string">
            <text:p>ej</text:p>
          </table:table-cell>
          <table:table-cell table:style-name="ce10"/>
          <table:table-cell table:style-name="Default" office:value-type="string">
            <text:p>EdZ</text:p>
          </table:table-cell>
          <table:table-cell table:style-name="ce10" office:value-type="string">
            <text:p>ej</text:p>
          </table:table-cell>
          <table:table-cell table:style-name="Default"/>
          <table:table-cell table:style-name="ce10" office:value-type="string">
            <text:p>ej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editor</text:p>
          </table:table-cell>
          <table:table-cell office:value-type="string">
            <text:p>noun_s</text:p>
          </table:table-cell>
          <table:table-cell table:style-name="Default" office:value-type="string">
            <text:p>edIt@</text:p>
          </table:table-cell>
          <table:table-cell table:style-name="ce10" office:value-type="string">
            <text:p>edituÑ</text:p>
          </table:table-cell>
          <table:table-cell table:style-name="ce10"/>
          <table:table-cell table:style-name="Default" office:value-type="string">
            <text:p>edIt=r</text:p>
          </table:table-cell>
          <table:table-cell table:style-name="ce10" office:value-type="string">
            <text:p>editur</text:p>
          </table:table-cell>
          <table:table-cell table:style-name="ce10"/>
          <table:table-cell table:style-name="Default" office:value-type="string">
            <text:p>Ed@t@</text:p>
          </table:table-cell>
          <table:table-cell table:style-name="ce10" office:value-type="string">
            <text:p>edutuÑ</text:p>
          </table:table-cell>
          <table:table-cell table:style-name="Default"/>
          <table:table-cell table:style-name="ce10" office:value-type="string">
            <text:p>edituÑ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Au-1:2.25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effect</text:p>
          </table:table-cell>
          <table:table-cell office:value-type="string">
            <text:p>noun_s</text:p>
          </table:table-cell>
          <table:table-cell office:value-type="string">
            <text:p>1-Ifekt <text:s/>2-@fekt</text:p>
          </table:table-cell>
          <table:table-cell office:value-type="string">
            <text:p>1-ifekt-&gt;1 <text:s/>2-ufekt-&gt;1</text:p>
          </table:table-cell>
          <table:table-cell/>
          <table:table-cell office:value-type="string">
            <text:p>1-efekt <text:s/>2-Ifekt <text:s/>3-i:fekt <text:s/>4-@fekt</text:p>
          </table:table-cell>
          <table:table-cell office:value-type="string">
            <text:p>1-efekt-&gt;1 <text:s/>2-ifekt-&gt;2 <text:s/>3-Efekt-&gt;2 <text:s/>4-ufekt-&gt;2</text:p>
          </table:table-cell>
          <table:table-cell/>
          <table:table-cell office:value-type="string">
            <text:p>1-@fEkt <text:s/>2-ifEkt</text:p>
          </table:table-cell>
          <table:table-cell office:value-type="string">
            <text:p>1-ufekt-&gt;2 <text:s/>2-Efekt-&gt;2</text:p>
          </table:table-cell>
          <table:table-cell/>
          <table:table-cell office:value-type="string">
            <text:p>efekt</text:p>
          </table:table-cell>
          <table:table-cell office:value-type="string">
            <text:p>ifekt</text:p>
          </table:table-cell>
          <table:table-cell table:number-columns-repeated="2"/>
          <table:table-cell office:value-type="string">
            <text:p>RP-2:1.25 <text:s/>GA-3,4:1.25 <text:s/>Au-x:1.25</text:p>
          </table:table-cell>
          <table:table-cell/>
          <table:table-cell office:value-type="string">
            <text:p>general exception: <text:s/>Ph-GA from Websters New World Dictionary</text:p>
          </table:table-cell>
          <table:table-cell table:number-columns-repeated="1006"/>
        </table:table-row>
        <table:table-row table:style-name="ro3">
          <table:table-cell table:style-name="Default" office:value-type="string">
            <text:p>effort</text:p>
          </table:table-cell>
          <table:table-cell office:value-type="string">
            <text:p>noun_s</text:p>
          </table:table-cell>
          <table:table-cell table:style-name="Default" office:value-type="string">
            <text:p>ef@t</text:p>
          </table:table-cell>
          <table:table-cell table:style-name="ce10" office:value-type="string">
            <text:p>efuÑt</text:p>
          </table:table-cell>
          <table:table-cell table:style-name="ce10"/>
          <table:table-cell table:style-name="Default" office:value-type="string">
            <text:p>ef=rt</text:p>
          </table:table-cell>
          <table:table-cell table:style-name="ce10" office:value-type="string">
            <text:p>efurt</text:p>
          </table:table-cell>
          <table:table-cell table:style-name="ce10"/>
          <table:table-cell table:style-name="Default" office:value-type="string">
            <text:p>Ef@t</text:p>
          </table:table-cell>
          <table:table-cell table:style-name="ce10" office:value-type="string">
            <text:p>efuÑt</text:p>
          </table:table-cell>
          <table:table-cell table:style-name="Default"/>
          <table:table-cell table:style-name="ce10" office:value-type="string">
            <text:p>efuÑ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egg</text:p>
          </table:table-cell>
          <table:table-cell office:value-type="string">
            <text:p>noun_s</text:p>
          </table:table-cell>
          <table:table-cell office:value-type="string">
            <text:p>eg</text:p>
          </table:table-cell>
          <table:table-cell office:value-type="string">
            <text:p>eg</text:p>
          </table:table-cell>
          <table:table-cell/>
          <table:table-cell office:value-type="string">
            <text:p>eg</text:p>
          </table:table-cell>
          <table:table-cell office:value-type="string">
            <text:p>eg</text:p>
          </table:table-cell>
          <table:table-cell/>
          <table:table-cell office:value-type="string">
            <text:p>Eg</text:p>
          </table:table-cell>
          <table:table-cell office:value-type="string">
            <text:p>eg</text:p>
          </table:table-cell>
          <table:table-cell/>
          <table:table-cell office:value-type="string">
            <text:p>eg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election</text:p>
          </table:table-cell>
          <table:table-cell office:value-type="string">
            <text:p>noun_s</text:p>
          </table:table-cell>
          <table:table-cell table:style-name="Default" office:value-type="string">
            <text:p>1-IlekS=n <text:s/>2-@lekS=n</text:p>
          </table:table-cell>
          <table:table-cell table:style-name="ce10" office:value-type="string">
            <text:p>1-ilekSn-&gt;1 <text:s/>2-ulekSn-&gt;1</text:p>
          </table:table-cell>
          <table:table-cell table:style-name="ce10"/>
          <table:table-cell table:style-name="Default" office:value-type="string">
            <text:p>IlekS=n</text:p>
          </table:table-cell>
          <table:table-cell table:style-name="ce10" office:value-type="string">
            <text:p>ilekSn</text:p>
          </table:table-cell>
          <table:table-cell table:style-name="ce10"/>
          <table:table-cell table:style-name="Default" office:value-type="string">
            <text:p>1-@lEkS@n <text:s/>2-ilEkS@n</text:p>
          </table:table-cell>
          <table:table-cell table:style-name="ce10" office:value-type="string">
            <text:p>1-ulekSun-&gt;1 <text:s/>2-ElekSun-&gt;1</text:p>
          </table:table-cell>
          <table:table-cell table:style-name="Default"/>
          <table:table-cell table:style-name="ce10" office:value-type="string">
            <text:p>ilekSn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1.25 <text:s/>Au-x:1.25:3.O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element</text:p>
          </table:table-cell>
          <table:table-cell office:value-type="string">
            <text:p>noun_s</text:p>
          </table:table-cell>
          <table:table-cell table:style-name="Default" office:value-type="string">
            <text:p>1-elIm@nt <text:s/>2-el@m@nt</text:p>
          </table:table-cell>
          <table:table-cell table:style-name="ce10" office:value-type="string">
            <text:p>1-elimunt-&gt;1 <text:s/>2-elumunt-&gt;1</text:p>
          </table:table-cell>
          <table:table-cell table:style-name="ce10"/>
          <table:table-cell table:style-name="Default" office:value-type="string">
            <text:p>elIm@nt</text:p>
          </table:table-cell>
          <table:table-cell table:style-name="ce10" office:value-type="string">
            <text:p>elimunt</text:p>
          </table:table-cell>
          <table:table-cell table:style-name="ce10"/>
          <table:table-cell table:style-name="Default" office:value-type="string">
            <text:p>El@m@nt</text:p>
          </table:table-cell>
          <table:table-cell table:style-name="ce10" office:value-type="string">
            <text:p>elumunt</text:p>
          </table:table-cell>
          <table:table-cell table:style-name="Default"/>
          <table:table-cell table:style-name="ce10" office:value-type="string">
            <text:p>elimunt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2.25 <text:s/>Au-2:2.25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emphasis</text:p>
          </table:table-cell>
          <table:table-cell office:value-type="string">
            <text:p>noun_s</text:p>
          </table:table-cell>
          <table:table-cell office:value-type="string">
            <text:p>em(p)f@sIs</text:p>
          </table:table-cell>
          <table:table-cell office:value-type="string">
            <text:p>emfusis</text:p>
          </table:table-cell>
          <table:table-cell/>
          <table:table-cell office:value-type="string">
            <text:p>em(p)f@sIs</text:p>
          </table:table-cell>
          <table:table-cell office:value-type="string">
            <text:p>emfusis</text:p>
          </table:table-cell>
          <table:table-cell/>
          <table:table-cell office:value-type="string">
            <text:p>Emf@s@s</text:p>
          </table:table-cell>
          <table:table-cell office:value-type="string">
            <text:p>emfusus</text:p>
          </table:table-cell>
          <table:table-cell/>
          <table:table-cell office:value-type="string">
            <text:p>emfusis</text:p>
          </table:table-cell>
          <table:table-cell table:number-columns-repeated="3"/>
          <table:table-cell office:value-type="string">
            <text:p>Au-1:3.25</text:p>
          </table:table-cell>
          <table:table-cell table:number-columns-repeated="1008"/>
        </table:table-row>
        <table:table-row table:style-name="ro3">
          <table:table-cell office:value-type="string">
            <text:p>employee</text:p>
          </table:table-cell>
          <table:table-cell office:value-type="string">
            <text:p>noun_s</text:p>
          </table:table-cell>
          <table:table-cell office:value-type="string">
            <text:p>1-ImplOIi: <text:s/>2-emplOIi: <text:s/>3-@mplOIi:</text:p>
          </table:table-cell>
          <table:table-cell office:value-type="string">
            <text:p>1-implYE-&gt;2 <text:s/>2-emplYE-&gt;1 <text:s/>3-umplYE-&gt;2</text:p>
          </table:table-cell>
          <table:table-cell/>
          <table:table-cell office:value-type="string">
            <text:p>ImplOIi:</text:p>
          </table:table-cell>
          <table:table-cell office:value-type="string">
            <text:p>implYE-&gt;2</text:p>
          </table:table-cell>
          <table:table-cell/>
          <table:table-cell office:value-type="string">
            <text:p>EmplOIi</text:p>
          </table:table-cell>
          <table:table-cell office:value-type="string">
            <text:p>emplYE-&gt;1</text:p>
          </table:table-cell>
          <table:table-cell/>
          <table:table-cell office:value-type="string">
            <text:p>emplYE</text:p>
          </table:table-cell>
          <table:table-cell office:value-type="string">
            <text:p>implYE</text:p>
          </table:table-cell>
          <table:table-cell table:number-columns-repeated="2"/>
          <table:table-cell office:value-type="string">
            <text:p>RP-3:1.25</text:p>
          </table:table-cell>
          <table:table-cell table:number-columns-repeated="1008"/>
        </table:table-row>
        <table:table-row table:style-name="ro3">
          <table:table-cell office:value-type="string">
            <text:p>employer</text:p>
          </table:table-cell>
          <table:table-cell office:value-type="string">
            <text:p>noun_s</text:p>
          </table:table-cell>
          <table:table-cell office:value-type="string">
            <text:p>1-ImplOI@ <text:s/>2-emplOI@ <text:s/>3-@mplOI@</text:p>
          </table:table-cell>
          <table:table-cell office:value-type="string">
            <text:p>1-implYuÑ-&gt; <text:s/>2-emplYuÑ-&gt;2 <text:s/>3-umplYuÑ-&gt;1</text:p>
          </table:table-cell>
          <table:table-cell/>
          <table:table-cell office:value-type="string">
            <text:p>ImplOI=r</text:p>
          </table:table-cell>
          <table:table-cell office:value-type="string">
            <text:p>implYur-&gt;2</text:p>
          </table:table-cell>
          <table:table-cell/>
          <table:table-cell office:value-type="string">
            <text:p>EmplOI@</text:p>
          </table:table-cell>
          <table:table-cell office:value-type="string">
            <text:p>emplYuÑ-&gt;1</text:p>
          </table:table-cell>
          <table:table-cell/>
          <table:table-cell office:value-type="string">
            <text:p>emplYuÑ</text:p>
          </table:table-cell>
          <table:table-cell office:value-type="string">
            <text:p>implYuÑ</text:p>
          </table:table-cell>
          <table:table-cell table:number-columns-repeated="2"/>
          <table:table-cell office:value-type="string">
            <text:p>RP-3:1.25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employment</text:p>
          </table:table-cell>
          <table:table-cell office:value-type="string">
            <text:p>noun_s</text:p>
          </table:table-cell>
          <table:table-cell table:style-name="Default" office:value-type="string">
            <text:p>1-ImplOIm@nt <text:s/>2-emplOIm@nt <text:s/>3-@mplOIm@nt</text:p>
          </table:table-cell>
          <table:table-cell table:style-name="ce10" office:value-type="string">
            <text:p>1-implYmunt-&gt;2 <text:s/>2-emplYmunt-&gt;1 <text:s/>3-umplYmunt-&gt;2</text:p>
          </table:table-cell>
          <table:table-cell table:style-name="ce10"/>
          <table:table-cell table:style-name="Default" office:value-type="string">
            <text:p>ImplOIm@nt</text:p>
          </table:table-cell>
          <table:table-cell table:style-name="ce10" office:value-type="string">
            <text:p>implYmunt-&gt;2</text:p>
          </table:table-cell>
          <table:table-cell table:style-name="ce10"/>
          <table:table-cell table:style-name="Default" office:value-type="string">
            <text:p>EmplOIm@nt</text:p>
          </table:table-cell>
          <table:table-cell table:style-name="ce10" office:value-type="string">
            <text:p>emplYmunt-&gt;1</text:p>
          </table:table-cell>
          <table:table-cell table:style-name="Default"/>
          <table:table-cell table:style-name="ce10" office:value-type="string">
            <text:p>emplYmunt</text:p>
          </table:table-cell>
          <table:table-cell table:style-name="ce10" office:value-type="string">
            <text:p>implYmunt</text:p>
          </table:table-cell>
          <table:table-cell table:style-name="Default" table:number-columns-repeated="2"/>
          <table:table-cell table:style-name="Default" office:value-type="string">
            <text:p>RP-3:1.25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end</text:p>
          </table:table-cell>
          <table:table-cell office:value-type="string">
            <text:p>noun_s</text:p>
          </table:table-cell>
          <table:table-cell table:number-columns-repeated="2" office:value-type="string">
            <text:p>end</text:p>
          </table:table-cell>
          <table:table-cell/>
          <table:table-cell table:number-columns-repeated="2" office:value-type="string">
            <text:p>end</text:p>
          </table:table-cell>
          <table:table-cell/>
          <table:table-cell office:value-type="string">
            <text:p>End</text:p>
          </table:table-cell>
          <table:table-cell office:value-type="string">
            <text:p>end</text:p>
          </table:table-cell>
          <table:table-cell/>
          <table:table-cell office:value-type="string">
            <text:p>end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enemy</text:p>
          </table:table-cell>
          <table:table-cell office:value-type="string">
            <text:p>noun_s</text:p>
          </table:table-cell>
          <table:table-cell table:style-name="Default" office:value-type="string">
            <text:p>1-en@mi <text:s/>2-enImi</text:p>
          </table:table-cell>
          <table:table-cell table:style-name="ce10" office:value-type="string">
            <text:p>1-enumE-&gt;1 <text:s/>2-enimE-&gt;1</text:p>
          </table:table-cell>
          <table:table-cell table:style-name="ce10"/>
          <table:table-cell table:style-name="Default" office:value-type="string">
            <text:p>en@mi</text:p>
          </table:table-cell>
          <table:table-cell table:style-name="ce10" office:value-type="string">
            <text:p>enumE-&gt;1</text:p>
          </table:table-cell>
          <table:table-cell table:style-name="ce10"/>
          <table:table-cell table:style-name="Default" office:value-type="string">
            <text:p>En@mi</text:p>
          </table:table-cell>
          <table:table-cell table:style-name="ce10" office:value-type="string">
            <text:p>enumE-&gt;1</text:p>
          </table:table-cell>
          <table:table-cell table:style-name="Default"/>
          <table:table-cell table:style-name="ce10" office:value-type="string">
            <text:p>enumE</text:p>
          </table:table-cell>
          <table:table-cell table:style-name="ce10" office:value-type="string">
            <text:p>enimE</text:p>
          </table:table-cell>
          <table:table-cell table:style-name="Default" table:number-columns-repeated="4"/>
          <table:table-cell office:value-type="string">
            <text:p>rule 25 rabbIt exception (commA set takes precedence)</text:p>
          </table:table-cell>
          <table:table-cell table:style-name="Default" table:number-columns-repeated="1006"/>
        </table:table-row>
        <table:table-row table:style-name="ro3">
          <table:table-cell table:style-name="Default" office:value-type="string">
            <text:p>energy</text:p>
          </table:table-cell>
          <table:table-cell office:value-type="string">
            <text:p>noun_s</text:p>
          </table:table-cell>
          <table:table-cell table:style-name="Default" office:value-type="string">
            <text:p>en@dZi</text:p>
          </table:table-cell>
          <table:table-cell table:style-name="ce10" office:value-type="string">
            <text:p>enuÑjE</text:p>
          </table:table-cell>
          <table:table-cell table:style-name="ce10"/>
          <table:table-cell table:style-name="Default" office:value-type="string">
            <text:p>en=rdZi</text:p>
          </table:table-cell>
          <table:table-cell table:style-name="ce10" office:value-type="string">
            <text:p>enurjE</text:p>
          </table:table-cell>
          <table:table-cell table:style-name="ce10"/>
          <table:table-cell table:style-name="Default" office:value-type="string">
            <text:p>En@dZi</text:p>
          </table:table-cell>
          <table:table-cell table:style-name="ce10" office:value-type="string">
            <text:p>enuÑjE</text:p>
          </table:table-cell>
          <table:table-cell table:style-name="Default"/>
          <table:table-cell table:style-name="ce10" office:value-type="string">
            <text:p>enuÑjE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engine</text:p>
          </table:table-cell>
          <table:table-cell office:value-type="string">
            <text:p>noun_s</text:p>
          </table:table-cell>
          <table:table-cell office:value-type="string">
            <text:p>1-endZIn <text:s/>2-endZ@n</text:p>
          </table:table-cell>
          <table:table-cell office:value-type="string">
            <text:p>1-enjin-&gt;1 <text:s/>2-enjun-&gt;1</text:p>
          </table:table-cell>
          <table:table-cell/>
          <table:table-cell office:value-type="string">
            <text:p>endZIn</text:p>
          </table:table-cell>
          <table:table-cell office:value-type="string">
            <text:p>enjin</text:p>
          </table:table-cell>
          <table:table-cell/>
          <table:table-cell office:value-type="string">
            <text:p>EndZ@n</text:p>
          </table:table-cell>
          <table:table-cell office:value-type="string">
            <text:p>enjun</text:p>
          </table:table-cell>
          <table:table-cell/>
          <table:table-cell office:value-type="string">
            <text:p>enjin</text:p>
          </table:table-cell>
          <table:table-cell table:number-columns-repeated="3"/>
          <table:table-cell office:value-type="string">
            <text:p>RP-2:2.25 <text:s/>Au-1:2.25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engineer</text:p>
          </table:table-cell>
          <table:table-cell office:value-type="string">
            <text:p>noun_s</text:p>
          </table:table-cell>
          <table:table-cell table:style-name="Default" office:value-type="string">
            <text:p>1-endZInI@ <text:s/>2-endZ@nI@</text:p>
          </table:table-cell>
          <table:table-cell table:style-name="ce10" office:value-type="string">
            <text:p>1-enjinË-&gt;1 <text:s/>2-enjunË-&gt;1</text:p>
          </table:table-cell>
          <table:table-cell table:style-name="ce10"/>
          <table:table-cell table:style-name="Default" office:value-type="string">
            <text:p>endZInI=r</text:p>
          </table:table-cell>
          <table:table-cell table:style-name="ce10" office:value-type="string">
            <text:p>enjinË</text:p>
          </table:table-cell>
          <table:table-cell table:style-name="ce10"/>
          <table:table-cell table:style-name="Default" office:value-type="string">
            <text:p>EndZ@nI@</text:p>
          </table:table-cell>
          <table:table-cell table:style-name="ce10" office:value-type="string">
            <text:p>enjunË</text:p>
          </table:table-cell>
          <table:table-cell table:style-name="Default"/>
          <table:table-cell table:style-name="ce10" office:value-type="string">
            <text:p>enjinË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2.25 <text:s/>Au-1:2.25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engineering</text:p>
          </table:table-cell>
          <table:table-cell office:value-type="string">
            <text:p>noun_x</text:p>
          </table:table-cell>
          <table:table-cell table:style-name="Default" office:value-type="string">
            <text:p>1-endZInI@rIN <text:s/>2-endZ@nI@rIN</text:p>
          </table:table-cell>
          <table:table-cell table:style-name="ce10" office:value-type="string">
            <text:p>1-enjinËiN-&gt;1 <text:s/>2-enjunËiN-&gt;1</text:p>
          </table:table-cell>
          <table:table-cell table:style-name="ce10"/>
          <table:table-cell table:style-name="Default" office:value-type="string">
            <text:p>endZInIrIN</text:p>
          </table:table-cell>
          <table:table-cell table:style-name="ce10" office:value-type="string">
            <text:p>enjinËiN</text:p>
          </table:table-cell>
          <table:table-cell table:style-name="ce10"/>
          <table:table-cell table:style-name="Default" office:value-type="string">
            <text:p>EndZ@nI@rIN</text:p>
          </table:table-cell>
          <table:table-cell table:style-name="ce10" office:value-type="string">
            <text:p>enjunËiN</text:p>
          </table:table-cell>
          <table:table-cell table:style-name="Default"/>
          <table:table-cell table:style-name="ce10" office:value-type="string">
            <text:p>enjinËiN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2.25 <text:s/>Au-1:2.25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english</text:p>
          </table:table-cell>
          <table:table-cell office:value-type="string">
            <text:p>noun_x</text:p>
          </table:table-cell>
          <table:table-cell office:value-type="string">
            <text:p>1-INglIS <text:s/>2-INlIS</text:p>
          </table:table-cell>
          <table:table-cell office:value-type="string">
            <text:p>1-iNgliS-&gt;1 <text:s/>2-iNliS-&gt;1</text:p>
          </table:table-cell>
          <table:table-cell/>
          <table:table-cell office:value-type="string">
            <text:p>INglIS</text:p>
          </table:table-cell>
          <table:table-cell office:value-type="string">
            <text:p>iNgliS</text:p>
          </table:table-cell>
          <table:table-cell/>
          <table:table-cell office:value-type="string">
            <text:p>INglIS</text:p>
          </table:table-cell>
          <table:table-cell office:value-type="string">
            <text:p>iNgliS</text:p>
          </table:table-cell>
          <table:table-cell/>
          <table:table-cell office:value-type="string">
            <text:p>iNgliS</text:p>
          </table:table-cell>
          <table:table-cell table:number-columns-repeated="5"/>
          <table:table-cell table:style-name="ce15" office:value-type="string">
            <text:p>general exception: RP-2 is ignored</text:p>
          </table:table-cell>
          <table:table-cell table:number-columns-repeated="1006"/>
        </table:table-row>
        <table:table-row table:style-name="ro3">
          <table:table-cell office:value-type="string">
            <text:p>enterprise</text:p>
          </table:table-cell>
          <table:table-cell office:value-type="string">
            <text:p>noun_s</text:p>
          </table:table-cell>
          <table:table-cell office:value-type="string">
            <text:p>ent@praIz</text:p>
          </table:table-cell>
          <table:table-cell office:value-type="string">
            <text:p>entuÑprIz</text:p>
          </table:table-cell>
          <table:table-cell/>
          <table:table-cell office:value-type="string">
            <text:p>ent=rpraIz</text:p>
          </table:table-cell>
          <table:table-cell office:value-type="string">
            <text:p>enturprIz</text:p>
          </table:table-cell>
          <table:table-cell/>
          <table:table-cell office:value-type="string">
            <text:p>Ent@praIz</text:p>
          </table:table-cell>
          <table:table-cell office:value-type="string">
            <text:p>entuÑprIz</text:p>
          </table:table-cell>
          <table:table-cell/>
          <table:table-cell office:value-type="string">
            <text:p>entuÑprIz</text:p>
          </table:table-cell>
          <table:table-cell table:number-columns-repeated="1012"/>
        </table:table-row>
        <table:table-row table:style-name="ro3">
          <table:table-cell office:value-type="string">
            <text:p>entry</text:p>
          </table:table-cell>
          <table:table-cell office:value-type="string">
            <text:p>noun_s</text:p>
          </table:table-cell>
          <table:table-cell office:value-type="string">
            <text:p>entri</text:p>
          </table:table-cell>
          <table:table-cell office:value-type="string">
            <text:p>entrE</text:p>
          </table:table-cell>
          <table:table-cell/>
          <table:table-cell office:value-type="string">
            <text:p>entri</text:p>
          </table:table-cell>
          <table:table-cell office:value-type="string">
            <text:p>entrE</text:p>
          </table:table-cell>
          <table:table-cell/>
          <table:table-cell office:value-type="string">
            <text:p>Entri</text:p>
          </table:table-cell>
          <table:table-cell office:value-type="string">
            <text:p>entrE</text:p>
          </table:table-cell>
          <table:table-cell/>
          <table:table-cell office:value-type="string">
            <text:p>entrE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environment</text:p>
          </table:table-cell>
          <table:table-cell office:value-type="string">
            <text:p>noun_s</text:p>
          </table:table-cell>
          <table:table-cell table:style-name="Default" office:value-type="string">
            <text:p>1-InvaI=r@nm@nt <text:s/>2-envaI=r@nm@nt <text:s/>3-@nvaI=r@nm@nt</text:p>
          </table:table-cell>
          <table:table-cell table:style-name="ce10" office:value-type="string">
            <text:p>1-invÏunmunt-&gt;2 <text:s/>2-envÏunmunt-&gt;1 <text:s/>3-unvÏunmunt-&gt;2</text:p>
          </table:table-cell>
          <table:table-cell table:style-name="ce10"/>
          <table:table-cell table:style-name="Default" office:value-type="string">
            <text:p>InvaI=r@nm@nt</text:p>
          </table:table-cell>
          <table:table-cell table:style-name="ce10" office:value-type="string">
            <text:p>invÏunmunt-&gt;2</text:p>
          </table:table-cell>
          <table:table-cell table:style-name="ce10"/>
          <table:table-cell table:style-name="Default" office:value-type="string">
            <text:p>1-EnvaIr@nm@nt <text:s/>2-@nvaIr@nm@nt</text:p>
          </table:table-cell>
          <table:table-cell table:style-name="ce10" office:value-type="string">
            <text:p>1-envÏunmunt-&gt;1 <text:s/>2-unvÏunmunt-&gt;2</text:p>
          </table:table-cell>
          <table:table-cell table:style-name="Default"/>
          <table:table-cell table:style-name="ce10" office:value-type="string">
            <text:p>envÏunmunt</text:p>
          </table:table-cell>
          <table:table-cell table:style-name="ce10" office:value-type="string">
            <text:p>invÏunmunt</text:p>
          </table:table-cell>
          <table:table-cell table:style-name="Default" table:number-columns-repeated="2"/>
          <table:table-cell table:style-name="Default" office:value-type="string">
            <text:p>RP-3:1.25 <text:s/>Au-2:1.25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equipment</text:p>
          </table:table-cell>
          <table:table-cell office:value-type="string">
            <text:p>noun_x</text:p>
          </table:table-cell>
          <table:table-cell office:value-type="string">
            <text:p>1-IkwIpm@nt <text:s/>2-@kwIpm@nt</text:p>
          </table:table-cell>
          <table:table-cell office:value-type="string">
            <text:p>1-ikwipmunt-&gt;1 <text:s/>2-ukwipmunt-&gt;1</text:p>
          </table:table-cell>
          <table:table-cell/>
          <table:table-cell office:value-type="string">
            <text:p>IkwIpm@nt</text:p>
          </table:table-cell>
          <table:table-cell office:value-type="string">
            <text:p>ikwipmunt</text:p>
          </table:table-cell>
          <table:table-cell/>
          <table:table-cell office:value-type="string">
            <text:p>1-@kwIpm@nt <text:s/>2-ikwIpm@nt</text:p>
          </table:table-cell>
          <table:table-cell office:value-type="string">
            <text:p>1-ukwipmunt-&gt;1 <text:s/>2-Ekwipmunt-&gt;1</text:p>
          </table:table-cell>
          <table:table-cell/>
          <table:table-cell office:value-type="string">
            <text:p>ikwipmunt</text:p>
          </table:table-cell>
          <table:table-cell table:number-columns-repeated="3"/>
          <table:table-cell office:value-type="string">
            <text:p>RP-2:1.25 <text:s/>Au-x:1.25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establishment</text:p>
          </table:table-cell>
          <table:table-cell office:value-type="string">
            <text:p>noun_s</text:p>
          </table:table-cell>
          <table:table-cell table:style-name="Default" office:value-type="string">
            <text:p>1-Ist{blISm@nt <text:s/>2-est{blISm@nt <text:s/>2-@st{blISm@nt</text:p>
          </table:table-cell>
          <table:table-cell table:style-name="ce10" office:value-type="string">
            <text:p>1-istabliSmunt-&gt;2 <text:s/>2-establiSmunt-&gt;1 <text:s/>3-ustabliSmunt-&gt;2</text:p>
          </table:table-cell>
          <table:table-cell table:style-name="ce10"/>
          <table:table-cell table:style-name="Default" office:value-type="string">
            <text:p>Ist{blISm@nt</text:p>
          </table:table-cell>
          <table:table-cell table:style-name="ce10" office:value-type="string">
            <text:p>istabliSmunt-&gt;2</text:p>
          </table:table-cell>
          <table:table-cell table:style-name="ce10"/>
          <table:table-cell table:style-name="Default" office:value-type="string">
            <text:p>1-@st{blISm@nt <text:s/>2-Est{blISm@nt</text:p>
          </table:table-cell>
          <table:table-cell table:style-name="ce10" office:value-type="string">
            <text:p>1-ustabliSmunt-&gt;2 <text:s/>2-establiSmunt-&gt;1</text:p>
          </table:table-cell>
          <table:table-cell table:style-name="Default"/>
          <table:table-cell table:style-name="ce10" office:value-type="string">
            <text:p>establiSmunt</text:p>
          </table:table-cell>
          <table:table-cell table:style-name="ce10" office:value-type="string">
            <text:p>istabliSmunt</text:p>
          </table:table-cell>
          <table:table-cell table:style-name="Default" table:number-columns-repeated="2"/>
          <table:table-cell table:style-name="Default" office:value-type="string">
            <text:p>RP-3:1.25 <text:s/>Au-1.25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estate</text:p>
          </table:table-cell>
          <table:table-cell office:value-type="string">
            <text:p>noun_s</text:p>
          </table:table-cell>
          <table:table-cell office:value-type="string">
            <text:p>1-IsteIt <text:s/>2-esteIt <text:s/>3-@steIt</text:p>
          </table:table-cell>
          <table:table-cell office:value-type="string">
            <text:p>1-istAt-&gt;2 <text:s/>2-estAt-&gt;1 <text:s/>3-ustAt-&gt;2</text:p>
          </table:table-cell>
          <table:table-cell/>
          <table:table-cell office:value-type="string">
            <text:p>IsteIt</text:p>
          </table:table-cell>
          <table:table-cell office:value-type="string">
            <text:p>istAt-&gt;2</text:p>
          </table:table-cell>
          <table:table-cell/>
          <table:table-cell office:value-type="string">
            <text:p>1-@steIt <text:s/>2-EsteIt</text:p>
          </table:table-cell>
          <table:table-cell office:value-type="string">
            <text:p>1-ustAt-&gt;2 <text:s/>2-estAt-&gt;1</text:p>
          </table:table-cell>
          <table:table-cell/>
          <table:table-cell office:value-type="string">
            <text:p>estAt</text:p>
          </table:table-cell>
          <table:table-cell office:value-type="string">
            <text:p>istAt</text:p>
          </table:table-cell>
          <table:table-cell table:number-columns-repeated="2"/>
          <table:table-cell office:value-type="string">
            <text:p>RP-3:1.25 <text:s/>Au-1:1.25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evening</text:p>
          </table:table-cell>
          <table:table-cell office:value-type="string">
            <text:p>noun_s</text:p>
          </table:table-cell>
          <table:table-cell table:style-name="Default" office:value-type="string">
            <text:p>i:vnIN</text:p>
          </table:table-cell>
          <table:table-cell table:style-name="ce10" office:value-type="string">
            <text:p>EvniN</text:p>
          </table:table-cell>
          <table:table-cell table:style-name="ce10"/>
          <table:table-cell table:style-name="Default" office:value-type="string">
            <text:p>i:vnIN</text:p>
          </table:table-cell>
          <table:table-cell table:style-name="ce10" office:value-type="string">
            <text:p>EvniN</text:p>
          </table:table-cell>
          <table:table-cell table:style-name="ce10"/>
          <table:table-cell table:style-name="Default" office:value-type="string">
            <text:p>ivnIN</text:p>
          </table:table-cell>
          <table:table-cell table:style-name="ce10" office:value-type="string">
            <text:p>EvniN</text:p>
          </table:table-cell>
          <table:table-cell table:style-name="Default"/>
          <table:table-cell table:style-name="ce10" office:value-type="string">
            <text:p>EvniN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event</text:p>
          </table:table-cell>
          <table:table-cell office:value-type="string">
            <text:p>noun_s</text:p>
          </table:table-cell>
          <table:table-cell table:style-name="Default" office:value-type="string">
            <text:p>1-Ivent <text:s/>2-@vent</text:p>
          </table:table-cell>
          <table:table-cell table:style-name="ce10" office:value-type="string">
            <text:p>1-ivent-&gt;1 <text:s/>2-uvent-&gt;1</text:p>
          </table:table-cell>
          <table:table-cell table:style-name="ce10"/>
          <table:table-cell table:style-name="Default" office:value-type="string">
            <text:p>Ivent</text:p>
          </table:table-cell>
          <table:table-cell table:style-name="ce10" office:value-type="string">
            <text:p>ivent</text:p>
          </table:table-cell>
          <table:table-cell table:style-name="ce10"/>
          <table:table-cell table:style-name="Default" office:value-type="string">
            <text:p>1-@vEnt <text:s/>2-ivEnt</text:p>
          </table:table-cell>
          <table:table-cell table:style-name="ce10" office:value-type="string">
            <text:p>1-uvent-&gt;1 <text:s/>2-Event-&gt;1</text:p>
          </table:table-cell>
          <table:table-cell table:style-name="Default"/>
          <table:table-cell table:style-name="ce10" office:value-type="string">
            <text:p>ivent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1.25 <text:s/>Au-x:1.25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evidence</text:p>
          </table:table-cell>
          <table:table-cell office:value-type="string">
            <text:p>noun_s</text:p>
          </table:table-cell>
          <table:table-cell table:style-name="Default" office:value-type="string">
            <text:p>1-evId@n(t)s <text:s/>2-ev@d@n(t)s</text:p>
          </table:table-cell>
          <table:table-cell table:style-name="ce10" office:value-type="string">
            <text:p>1-eviduns-&gt;1 <text:s/>2-evuduns-&gt;1</text:p>
          </table:table-cell>
          <table:table-cell table:style-name="ce10"/>
          <table:table-cell table:style-name="Default" office:value-type="string">
            <text:p>evId@n(t)s</text:p>
          </table:table-cell>
          <table:table-cell table:style-name="ce10" office:value-type="string">
            <text:p>eviduns</text:p>
          </table:table-cell>
          <table:table-cell table:style-name="ce10"/>
          <table:table-cell table:style-name="Default" office:value-type="string">
            <text:p>Ev@d@ns</text:p>
          </table:table-cell>
          <table:table-cell table:style-name="ce10" office:value-type="string">
            <text:p>evuduns</text:p>
          </table:table-cell>
          <table:table-cell table:style-name="Default"/>
          <table:table-cell table:style-name="ce10" office:value-type="string">
            <text:p>eviduns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2.25 <text:s/>Au-2:2.25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examination</text:p>
          </table:table-cell>
          <table:table-cell office:value-type="string">
            <text:p>noun_s</text:p>
          </table:table-cell>
          <table:table-cell office:value-type="string">
            <text:p>1-Igz{mIneIS=n <text:s/>2-egz{mIneIS=n <text:s/>3-@gz{mIneIS=n <text:s/>4-Ikz{mIneIS=n <text:s/>5-eKz{mIneIS=n <text:s/>6-@kz{mIneIS=n <text:s/>7-Igz{m@neIS=n</text:p>
          </table:table-cell>
          <table:table-cell office:value-type="string">
            <text:p>1-igzaminASn-&gt;2 <text:s/>2-egzaminASn-&gt;1 <text:s/>3-ugzaminASn-&gt;2 <text:s/>4-ikzaminASn-&gt;2 <text:s/>5-ekzaminASn-&gt;1 <text:s/>6-ukzaminASn-&gt;2 <text:s/>7-igzamunASn-&gt;2</text:p>
          </table:table-cell>
          <table:table-cell/>
          <table:table-cell office:value-type="string">
            <text:p>Igz{mIneIS=n</text:p>
          </table:table-cell>
          <table:table-cell office:value-type="string">
            <text:p>igzaminASn-&gt;2</text:p>
          </table:table-cell>
          <table:table-cell/>
          <table:table-cell office:value-type="string">
            <text:p>1-@gz{m@neIS@n <text:s/>2-Egz{m@neIS@n</text:p>
          </table:table-cell>
          <table:table-cell office:value-type="string">
            <text:p>1-ugzamunASun-&gt;2 <text:s/>1-egzamunASun-&gt;1</text:p>
          </table:table-cell>
          <table:table-cell/>
          <table:table-cell office:value-type="string">
            <text:p>egzaminASn</text:p>
          </table:table-cell>
          <table:table-cell office:value-type="string">
            <text:p>igzaminASn</text:p>
          </table:table-cell>
          <table:table-cell table:number-columns-repeated="2"/>
          <table:table-cell office:value-type="string">
            <text:p>RP-3,4,5,6:1.P1 <text:s/>RP-7:3.25 <text:s/>Au-1:1.P1 <text:s/>Au-x:3.25:5.O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example</text:p>
          </table:table-cell>
          <table:table-cell office:value-type="string">
            <text:p>noun_s</text:p>
          </table:table-cell>
          <table:table-cell table:style-name="Default" office:value-type="string">
            <text:p>1-IgzA:mp=l <text:s/>2-egzA:mp=l <text:s/>3-@gzA:mp=l <text:s/>4-IkzA:mp=l <text:s/>5-ekzA:mp=l <text:s/>6-@kzA:mp=l</text:p>
          </table:table-cell>
          <table:table-cell table:style-name="ce10" office:value-type="string">
            <text:p>1-igzRmpl-&gt;2 <text:s/>2-egzRmpl-&gt;1 <text:s/>3-ugzRmpl-&gt;2 <text:s/>4-IkzRmpl-&gt;2 <text:s/>5-ekzRmpl-&gt;1 <text:s/>6-ukzRmpl-&gt;2</text:p>
          </table:table-cell>
          <table:table-cell table:style-name="ce10"/>
          <table:table-cell table:style-name="Default" office:value-type="string">
            <text:p>Igz{mp=l</text:p>
          </table:table-cell>
          <table:table-cell table:style-name="ce10" office:value-type="string">
            <text:p>igzampl-&gt;2</text:p>
          </table:table-cell>
          <table:table-cell table:style-name="ce10"/>
          <table:table-cell table:style-name="Default" office:value-type="string">
            <text:p>1-@gz{mp@l <text:s/>2-@gzAmp@l <text:s/>3-Egz{mp@l</text:p>
          </table:table-cell>
          <table:table-cell table:style-name="ce10" office:value-type="string">
            <text:p>1-ugzampul-&gt;2 <text:s/>2-ugzRmpul-&gt;2 <text:s/>3-egzampul-&gt;1</text:p>
          </table:table-cell>
          <table:table-cell table:style-name="Default"/>
          <table:table-cell table:style-name="ce10" office:value-type="string">
            <text:p>egzampl</text:p>
          </table:table-cell>
          <table:table-cell table:style-name="ce10" office:value-type="string">
            <text:p>igzampl</text:p>
          </table:table-cell>
          <table:table-cell table:style-name="Default" table:number-columns-repeated="2"/>
          <table:table-cell office:value-type="string">
            <text:p>RP-x:2.16 <text:s/>RP-3,4,5,6:1.P1 <text:s/>Au-x:3.O <text:s/>Au-1:1.25 <text:s/>Au-2:1.25:2.16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exchange</text:p>
          </table:table-cell>
          <table:table-cell office:value-type="string">
            <text:p>noun_s</text:p>
          </table:table-cell>
          <table:table-cell table:style-name="Default" office:value-type="string">
            <text:p>1-IkstSeIndZ <text:s/>2-ekstSeIndZ <text:s/>3-@kstSeIndZ</text:p>
          </table:table-cell>
          <table:table-cell table:style-name="ce10" office:value-type="string">
            <text:p>1-iksCAnj-&gt;2 <text:s/>2-eksCAnj-&gt;1 <text:s/>3-uksCAnj-&gt;2</text:p>
          </table:table-cell>
          <table:table-cell table:style-name="ce10"/>
          <table:table-cell table:style-name="Default" office:value-type="string">
            <text:p>IkstSeIndZ</text:p>
          </table:table-cell>
          <table:table-cell table:style-name="ce10" office:value-type="string">
            <text:p>iksCAnj-&gt;2</text:p>
          </table:table-cell>
          <table:table-cell table:style-name="ce10"/>
          <table:table-cell table:style-name="Default" office:value-type="string">
            <text:p>1-@kstSeIndZ <text:s/>2-EkstSeIndZ</text:p>
          </table:table-cell>
          <table:table-cell table:style-name="ce10" office:value-type="string">
            <text:p>1-uksCAnj-&gt;2 <text:s/>2-eksCAnj-&gt;1</text:p>
          </table:table-cell>
          <table:table-cell table:style-name="Default"/>
          <table:table-cell table:style-name="ce10" office:value-type="string">
            <text:p>eksCAnj</text:p>
          </table:table-cell>
          <table:table-cell table:style-name="ce10" office:value-type="string">
            <text:p>iksCAnj</text:p>
          </table:table-cell>
          <table:table-cell table:style-name="Default" table:number-columns-repeated="2"/>
          <table:table-cell table:style-name="Default" office:value-type="string">
            <text:p>RP-3:1.25 <text:s/>Au-1:1.25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exercise</text:p>
          </table:table-cell>
          <table:table-cell office:value-type="string">
            <text:p>noun_s</text:p>
          </table:table-cell>
          <table:table-cell office:value-type="string">
            <text:p>eks@saIz</text:p>
          </table:table-cell>
          <table:table-cell office:value-type="string">
            <text:p>eksuÑsIz</text:p>
          </table:table-cell>
          <table:table-cell/>
          <table:table-cell office:value-type="string">
            <text:p>eks=rsaIz</text:p>
          </table:table-cell>
          <table:table-cell office:value-type="string">
            <text:p>eksursIz</text:p>
          </table:table-cell>
          <table:table-cell/>
          <table:table-cell office:value-type="string">
            <text:p>Eks@saIz</text:p>
          </table:table-cell>
          <table:table-cell office:value-type="string">
            <text:p>eksuÑsIz</text:p>
          </table:table-cell>
          <table:table-cell/>
          <table:table-cell office:value-type="string">
            <text:p>eksuÑsIz</text:p>
          </table:table-cell>
          <table:table-cell table:number-columns-repeated="1012"/>
        </table:table-row>
        <table:table-row table:style-name="ro3">
          <table:table-cell office:value-type="string">
            <text:p>exhibition</text:p>
          </table:table-cell>
          <table:table-cell office:value-type="string">
            <text:p>noun_s</text:p>
          </table:table-cell>
          <table:table-cell office:value-type="string">
            <text:p>1-eksIbIS=n <text:s/>2-eks@bIS=n</text:p>
          </table:table-cell>
          <table:table-cell office:value-type="string">
            <text:p>1-eksibiSn-&gt;1 <text:s/>2-eksubiSn-&gt;1</text:p>
          </table:table-cell>
          <table:table-cell/>
          <table:table-cell office:value-type="string">
            <text:p>eksIbIS=n</text:p>
          </table:table-cell>
          <table:table-cell office:value-type="string">
            <text:p>eksibiSn</text:p>
          </table:table-cell>
          <table:table-cell/>
          <table:table-cell office:value-type="string">
            <text:p>Eks@bIS@n</text:p>
          </table:table-cell>
          <table:table-cell office:value-type="string">
            <text:p>eksubiSun</text:p>
          </table:table-cell>
          <table:table-cell/>
          <table:table-cell office:value-type="string">
            <text:p>iksibiSn</text:p>
          </table:table-cell>
          <table:table-cell table:number-columns-repeated="3"/>
          <table:table-cell office:value-type="string">
            <text:p>RP-2:2.25 <text:s/>Au-1:2.25:4.O</text:p>
          </table:table-cell>
          <table:table-cell table:number-columns-repeated="1008"/>
        </table:table-row>
        <table:table-row table:style-name="ro3">
          <table:table-cell office:value-type="string">
            <text:p>existence</text:p>
          </table:table-cell>
          <table:table-cell office:value-type="string">
            <text:p>noun_x</text:p>
          </table:table-cell>
          <table:table-cell office:value-type="string">
            <text:p>1-IgzIst@n(t)s <text:s/>2-egzIst@n(t)s <text:s/>3-@gzIst@n(t)s <text:s/>4-IkzIst@n(t)s <text:s/>5-ekzIst@n(t)s <text:s/>6-@kzIst@n(t)s</text:p>
          </table:table-cell>
          <table:table-cell office:value-type="string">
            <text:p>1-igzistuns-&gt;2 <text:s/>2-egzistuns-&gt;1 <text:s/>3-@gzistuns-&gt;2 <text:s/>4-Ikzistuns-&gt;2 <text:s/>5-ekzistuns-&gt;1 <text:s/>6-@kzistuns-&gt;2 <text:s/></text:p>
          </table:table-cell>
          <table:table-cell/>
          <table:table-cell office:value-type="string">
            <text:p>IgzIst@n(t)s</text:p>
          </table:table-cell>
          <table:table-cell office:value-type="string">
            <text:p>igzistuns-&gt;2 <text:s/></text:p>
          </table:table-cell>
          <table:table-cell/>
          <table:table-cell office:value-type="string">
            <text:p>1-@gzIst@ns <text:s/>2-EgzIst@ns <text:s/>3-IgzIst@ns</text:p>
          </table:table-cell>
          <table:table-cell office:value-type="string">
            <text:p>1-ugzistuns-&gt;2 <text:s/>2-egzistuns-&gt;1 <text:s/>3-igzistuns-&gt;2</text:p>
          </table:table-cell>
          <table:table-cell/>
          <table:table-cell office:value-type="string">
            <text:p>egzistuns</text:p>
          </table:table-cell>
          <table:table-cell office:value-type="string">
            <text:p>igzistuns</text:p>
          </table:table-cell>
          <table:table-cell table:number-columns-repeated="2"/>
          <table:table-cell office:value-type="string">
            <text:p>RP-3,4,5,6:1.P1 <text:s/>Au-1:1.P1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expectation</text:p>
          </table:table-cell>
          <table:table-cell office:value-type="string">
            <text:p>noun_s</text:p>
          </table:table-cell>
          <table:table-cell table:style-name="Default" office:value-type="string">
            <text:p>ekspekteIS=n</text:p>
          </table:table-cell>
          <table:table-cell table:style-name="ce10" office:value-type="string">
            <text:p>ekspektASn</text:p>
          </table:table-cell>
          <table:table-cell table:style-name="ce10"/>
          <table:table-cell table:style-name="Default" office:value-type="string">
            <text:p>ekspekteIS=n</text:p>
          </table:table-cell>
          <table:table-cell table:style-name="ce10" office:value-type="string">
            <text:p>ekspektASn</text:p>
          </table:table-cell>
          <table:table-cell table:style-name="ce10"/>
          <table:table-cell table:style-name="Default" office:value-type="string">
            <text:p>EkspEkteIS@n</text:p>
          </table:table-cell>
          <table:table-cell table:style-name="ce10" office:value-type="string">
            <text:p>ekspektASun</text:p>
          </table:table-cell>
          <table:table-cell table:style-name="Default"/>
          <table:table-cell table:style-name="ce10" office:value-type="string">
            <text:p>ekspektASn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Au-1:4.O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expense</text:p>
          </table:table-cell>
          <table:table-cell office:value-type="string">
            <text:p>noun_s</text:p>
          </table:table-cell>
          <table:table-cell table:style-name="Default" office:value-type="string">
            <text:p>1-Ikspen(t)s <text:s/>2-ekspen(t)s <text:s/>3-@kspen(t)s</text:p>
          </table:table-cell>
          <table:table-cell table:style-name="ce10" office:value-type="string">
            <text:p>1-ikspens-&gt;2 <text:s/>2-ekspens-&gt;1 <text:s/>3-ukspens-&gt;2</text:p>
          </table:table-cell>
          <table:table-cell table:style-name="ce10"/>
          <table:table-cell table:style-name="Default" office:value-type="string">
            <text:p>Ikspen(t)s</text:p>
          </table:table-cell>
          <table:table-cell table:style-name="ce10" office:value-type="string">
            <text:p>ikspens-&gt;2</text:p>
          </table:table-cell>
          <table:table-cell table:style-name="ce10"/>
          <table:table-cell table:style-name="Default" office:value-type="string">
            <text:p>1-@kspEns <text:s/>2-EkspEns</text:p>
          </table:table-cell>
          <table:table-cell table:style-name="ce10" office:value-type="string">
            <text:p>1-ukspens-&gt;2 <text:s/>2-ekspens-&gt;1</text:p>
          </table:table-cell>
          <table:table-cell table:style-name="Default"/>
          <table:table-cell table:style-name="ce10" office:value-type="string">
            <text:p>ekspens</text:p>
          </table:table-cell>
          <table:table-cell table:style-name="ce10" office:value-type="string">
            <text:p>ikspens</text:p>
          </table:table-cell>
          <table:table-cell table:style-name="Default" table:number-columns-repeated="2"/>
          <table:table-cell table:style-name="Default" office:value-type="string">
            <text:p>RP-3:1.25 <text:s/>Au-1:1.25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experience</text:p>
          </table:table-cell>
          <table:table-cell office:value-type="string">
            <text:p>noun_s</text:p>
          </table:table-cell>
          <table:table-cell table:style-name="Default" office:value-type="string">
            <text:p>1-IkspI@rien(t)s <text:s/>2-ekspI@ri@n(t)s <text:s/>3-@kspI@ri@n(t)s</text:p>
          </table:table-cell>
          <table:table-cell table:style-name="ce10" office:value-type="string">
            <text:p>1-ikspËEuns-&gt;2 <text:s/>2-ekspËEuns-&gt;1 <text:s/>3-ukspËEuns-&gt;2</text:p>
          </table:table-cell>
          <table:table-cell table:style-name="ce10"/>
          <table:table-cell table:style-name="Default" office:value-type="string">
            <text:p>IkspI@ri@n(t)s</text:p>
          </table:table-cell>
          <table:table-cell table:style-name="ce10" office:value-type="string">
            <text:p>ikspËEuns-&gt;2</text:p>
          </table:table-cell>
          <table:table-cell table:style-name="ce10"/>
          <table:table-cell table:style-name="Default" office:value-type="string">
            <text:p>1-@kspI@ri@ns <text:s/>2-EkspI@ri@ns</text:p>
          </table:table-cell>
          <table:table-cell table:style-name="ce10" office:value-type="string">
            <text:p>1-ukspËEuns-&gt;2 <text:s/>2-ekspËEuns-&gt;1</text:p>
          </table:table-cell>
          <table:table-cell table:style-name="Default"/>
          <table:table-cell table:style-name="ce10" office:value-type="string">
            <text:p>ekspËEuns</text:p>
          </table:table-cell>
          <table:table-cell table:style-name="ce10" office:value-type="string">
            <text:p>ikspËEuns</text:p>
          </table:table-cell>
          <table:table-cell table:style-name="Default" table:number-columns-repeated="2"/>
          <table:table-cell table:style-name="Default" office:value-type="string">
            <text:p>RP-3:1.25 <text:s/>Au-1:1.25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expert</text:p>
          </table:table-cell>
          <table:table-cell office:value-type="string">
            <text:p>noun_s</text:p>
          </table:table-cell>
          <table:table-cell office:value-type="string">
            <text:p>1-eksp3:t <text:s/>2-Iksp3:t <text:s/>3-@ksp3:t</text:p>
          </table:table-cell>
          <table:table-cell office:value-type="string">
            <text:p>1-ekspüt-&gt;1 <text:s/>2-ikspüt-&gt;2 <text:s/>3-ukspüt-&gt;2</text:p>
          </table:table-cell>
          <table:table-cell/>
          <table:table-cell office:value-type="string">
            <text:p>1-eksp3`:t <text:s/>2-Iksp3`:t</text:p>
          </table:table-cell>
          <table:table-cell office:value-type="string">
            <text:p>1-ekspüt-&gt;1 <text:s/>2-ikspüt-&gt;2</text:p>
          </table:table-cell>
          <table:table-cell/>
          <table:table-cell office:value-type="string">
            <text:p>Eksp3t</text:p>
          </table:table-cell>
          <table:table-cell office:value-type="string">
            <text:p>ekspüt-&gt;1</text:p>
          </table:table-cell>
          <table:table-cell/>
          <table:table-cell office:value-type="string">
            <text:p>ekspüt</text:p>
          </table:table-cell>
          <table:table-cell office:value-type="string">
            <text:p>ikspüt</text:p>
          </table:table-cell>
          <table:table-cell table:number-columns-repeated="1011"/>
        </table:table-row>
        <table:table-row table:style-name="ro3">
          <table:table-cell office:value-type="string">
            <text:p>explanation</text:p>
          </table:table-cell>
          <table:table-cell office:value-type="string">
            <text:p>noun_s</text:p>
          </table:table-cell>
          <table:table-cell office:value-type="string">
            <text:p>ekspl@neIS=n</text:p>
          </table:table-cell>
          <table:table-cell office:value-type="string">
            <text:p>eksplunASn</text:p>
          </table:table-cell>
          <table:table-cell/>
          <table:table-cell office:value-type="string">
            <text:p>ekspl@neIS=n</text:p>
          </table:table-cell>
          <table:table-cell office:value-type="string">
            <text:p>eksplunASn</text:p>
          </table:table-cell>
          <table:table-cell/>
          <table:table-cell office:value-type="string">
            <text:p>Ekspl@neIS@n</text:p>
          </table:table-cell>
          <table:table-cell office:value-type="string">
            <text:p>eksplunASun</text:p>
          </table:table-cell>
          <table:table-cell/>
          <table:table-cell office:value-type="string">
            <text:p>eksplunASn</text:p>
          </table:table-cell>
          <table:table-cell table:number-columns-repeated="3"/>
          <table:table-cell office:value-type="string">
            <text:p>Au-1:4.O</text:p>
          </table:table-cell>
          <table:table-cell table:number-columns-repeated="1008"/>
        </table:table-row>
        <table:table-row table:style-name="ro3">
          <table:table-cell office:value-type="string">
            <text:p>expression</text:p>
          </table:table-cell>
          <table:table-cell office:value-type="string">
            <text:p>noun_s</text:p>
          </table:table-cell>
          <table:table-cell office:value-type="string">
            <text:p>1-IkspreS=n <text:s/>2-ekspreS=n <text:s/>3-@kspreS=n</text:p>
          </table:table-cell>
          <table:table-cell office:value-type="string">
            <text:p>1-ikspresn-&gt;2 <text:s/>2-ekspreSn-&gt;1 <text:s/>3-ukspreSn-&gt;2</text:p>
          </table:table-cell>
          <table:table-cell/>
          <table:table-cell office:value-type="string">
            <text:p>IkspreS=n</text:p>
          </table:table-cell>
          <table:table-cell office:value-type="string">
            <text:p>ikspreSn-&gt;2</text:p>
          </table:table-cell>
          <table:table-cell/>
          <table:table-cell office:value-type="string">
            <text:p>1-@ksprES@n <text:s/>2-EksprES@n</text:p>
          </table:table-cell>
          <table:table-cell office:value-type="string">
            <text:p>1-ukspreSun-&gt;2 <text:s/>2-ekspreSun-&gt;1</text:p>
          </table:table-cell>
          <table:table-cell/>
          <table:table-cell office:value-type="string">
            <text:p>ekspreSn</text:p>
          </table:table-cell>
          <table:table-cell office:value-type="string">
            <text:p>ikspreSn</text:p>
          </table:table-cell>
          <table:table-cell table:number-columns-repeated="2"/>
          <table:table-cell office:value-type="string">
            <text:p>RP-3:1.25 <text:s/>Au-1:1.25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extent</text:p>
          </table:table-cell>
          <table:table-cell office:value-type="string">
            <text:p>noun_s</text:p>
          </table:table-cell>
          <table:table-cell table:style-name="Default" office:value-type="string">
            <text:p>1-Ikstent <text:s/>2-ekstent <text:s/>3-@kstent</text:p>
          </table:table-cell>
          <table:table-cell table:style-name="ce10" office:value-type="string">
            <text:p>1-iksent-&gt;2 <text:s/>2-ekstent-&gt;1 <text:s/>3-ukstent-&gt;2</text:p>
          </table:table-cell>
          <table:table-cell table:style-name="ce10"/>
          <table:table-cell table:style-name="Default" office:value-type="string">
            <text:p>Ikstent</text:p>
          </table:table-cell>
          <table:table-cell table:style-name="ce10" office:value-type="string">
            <text:p>ikstent-&gt;2</text:p>
          </table:table-cell>
          <table:table-cell table:style-name="ce10"/>
          <table:table-cell table:style-name="Default" office:value-type="string">
            <text:p>1-@kstEnt <text:s/>2-EkstEnt</text:p>
          </table:table-cell>
          <table:table-cell table:style-name="ce10" office:value-type="string">
            <text:p>1-ukstent-&gt;2 <text:s/>2-ekstent-&gt;1</text:p>
          </table:table-cell>
          <table:table-cell table:style-name="Default"/>
          <table:table-cell table:style-name="ce10" office:value-type="string">
            <text:p>ekstent</text:p>
          </table:table-cell>
          <table:table-cell table:style-name="ce10" office:value-type="string">
            <text:p>ikstent</text:p>
          </table:table-cell>
          <table:table-cell table:style-name="Default" table:number-columns-repeated="2"/>
          <table:table-cell table:style-name="Default" office:value-type="string">
            <text:p>RP-3:1.25 <text:s/>Au-1:1.25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eye</text:p>
          </table:table-cell>
          <table:table-cell office:value-type="string">
            <text:p>noun_s</text:p>
          </table:table-cell>
          <table:table-cell office:value-type="string">
            <text:p>aI</text:p>
          </table:table-cell>
          <table:table-cell office:value-type="string">
            <text:p>I</text:p>
          </table:table-cell>
          <table:table-cell/>
          <table:table-cell office:value-type="string">
            <text:p>aI</text:p>
          </table:table-cell>
          <table:table-cell office:value-type="string">
            <text:p>I</text:p>
          </table:table-cell>
          <table:table-cell/>
          <table:table-cell office:value-type="string">
            <text:p>aI</text:p>
          </table:table-cell>
          <table:table-cell office:value-type="string">
            <text:p>I</text:p>
          </table:table-cell>
          <table:table-cell/>
          <table:table-cell office:value-type="string">
            <text:p>I</text:p>
          </table:table-cell>
          <table:table-cell table:number-columns-repeated="1012"/>
        </table:table-row>
        <table:table-row table:style-name="ro3">
          <table:table-cell office:value-type="string">
            <text:p>face</text:p>
          </table:table-cell>
          <table:table-cell office:value-type="string">
            <text:p>noun_s</text:p>
          </table:table-cell>
          <table:table-cell office:value-type="string">
            <text:p>feIs</text:p>
          </table:table-cell>
          <table:table-cell office:value-type="string">
            <text:p>fAs</text:p>
          </table:table-cell>
          <table:table-cell/>
          <table:table-cell office:value-type="string">
            <text:p>feIs</text:p>
          </table:table-cell>
          <table:table-cell office:value-type="string">
            <text:p>fAs</text:p>
          </table:table-cell>
          <table:table-cell/>
          <table:table-cell office:value-type="string">
            <text:p>feIs</text:p>
          </table:table-cell>
          <table:table-cell office:value-type="string">
            <text:p>fAs</text:p>
          </table:table-cell>
          <table:table-cell/>
          <table:table-cell office:value-type="string">
            <text:p>fAs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facility</text:p>
          </table:table-cell>
          <table:table-cell office:value-type="string">
            <text:p>noun_s</text:p>
          </table:table-cell>
          <table:table-cell table:style-name="Default" office:value-type="string">
            <text:p>1-f@sIl@ti <text:s/>2-f@sIlIti</text:p>
          </table:table-cell>
          <table:table-cell table:style-name="ce10" office:value-type="string">
            <text:p>1-fusilutE-&gt;1 <text:s/>2-fusilitE-&gt;2</text:p>
          </table:table-cell>
          <table:table-cell table:style-name="ce10"/>
          <table:table-cell table:style-name="Default" office:value-type="string">
            <text:p>f@SIl@ti</text:p>
          </table:table-cell>
          <table:table-cell table:style-name="ce10" office:value-type="string">
            <text:p>fusilutE</text:p>
          </table:table-cell>
          <table:table-cell table:style-name="ce10"/>
          <table:table-cell table:style-name="Default" office:value-type="string">
            <text:p>f@sIl@ti</text:p>
          </table:table-cell>
          <table:table-cell table:style-name="ce10" office:value-type="string">
            <text:p>fusilutE</text:p>
          </table:table-cell>
          <table:table-cell table:style-name="Default"/>
          <table:table-cell table:style-name="ce10" office:value-type="string">
            <text:p>fusilutE</text:p>
          </table:table-cell>
          <table:table-cell table:style-name="ce10" office:value-type="string">
            <text:p>fusilitE</text:p>
          </table:table-cell>
          <table:table-cell table:style-name="Default" table:number-columns-repeated="4"/>
          <table:table-cell office:value-type="string">
            <text:p>rule 25 rabbIt exception (commA set takes precedence)</text:p>
          </table:table-cell>
          <table:table-cell table:style-name="Default" table:number-columns-repeated="1006"/>
        </table:table-row>
        <table:table-row table:style-name="ro3">
          <table:table-cell office:value-type="string">
            <text:p>fact</text:p>
          </table:table-cell>
          <table:table-cell office:value-type="string">
            <text:p>noun_s</text:p>
          </table:table-cell>
          <table:table-cell office:value-type="string">
            <text:p>f{kt</text:p>
          </table:table-cell>
          <table:table-cell office:value-type="string">
            <text:p>fakt</text:p>
          </table:table-cell>
          <table:table-cell/>
          <table:table-cell office:value-type="string">
            <text:p>f{kt</text:p>
          </table:table-cell>
          <table:table-cell office:value-type="string">
            <text:p>fakt</text:p>
          </table:table-cell>
          <table:table-cell/>
          <table:table-cell office:value-type="string">
            <text:p>f{kt</text:p>
          </table:table-cell>
          <table:table-cell office:value-type="string">
            <text:p>fakt</text:p>
          </table:table-cell>
          <table:table-cell/>
          <table:table-cell office:value-type="string">
            <text:p>fak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factor</text:p>
          </table:table-cell>
          <table:table-cell office:value-type="string">
            <text:p>noun_s</text:p>
          </table:table-cell>
          <table:table-cell table:style-name="Default" office:value-type="string">
            <text:p>f{kt@</text:p>
          </table:table-cell>
          <table:table-cell table:style-name="ce10" office:value-type="string">
            <text:p>faktuÑ</text:p>
          </table:table-cell>
          <table:table-cell table:style-name="ce10"/>
          <table:table-cell table:style-name="Default" office:value-type="string">
            <text:p>f{kt=r</text:p>
          </table:table-cell>
          <table:table-cell table:style-name="ce10" office:value-type="string">
            <text:p>faktur</text:p>
          </table:table-cell>
          <table:table-cell table:style-name="ce10"/>
          <table:table-cell table:style-name="Default" office:value-type="string">
            <text:p>f{kt@</text:p>
          </table:table-cell>
          <table:table-cell table:style-name="ce10" office:value-type="string">
            <text:p>faktuÑ</text:p>
          </table:table-cell>
          <table:table-cell table:style-name="Default"/>
          <table:table-cell table:style-name="ce10" office:value-type="string">
            <text:p>faktuÑ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factory</text:p>
          </table:table-cell>
          <table:table-cell office:value-type="string">
            <text:p>noun_s</text:p>
          </table:table-cell>
          <table:table-cell office:value-type="string">
            <text:p>1-f{ktri <text:s/>2-f{kt@ri</text:p>
          </table:table-cell>
          <table:table-cell office:value-type="string">
            <text:p>1-faktrE-&gt;1 <text:s/>2-fakturE-&gt;2</text:p>
          </table:table-cell>
          <table:table-cell/>
          <table:table-cell office:value-type="string">
            <text:p>f{ktri</text:p>
          </table:table-cell>
          <table:table-cell office:value-type="string">
            <text:p>faktrE-&gt;1</text:p>
          </table:table-cell>
          <table:table-cell/>
          <table:table-cell office:value-type="string">
            <text:p>1-f{ktri <text:s/>2-f{kt@ri</text:p>
          </table:table-cell>
          <table:table-cell office:value-type="string">
            <text:p>1-faktrE-&gt;1 <text:s/>2-fakturE-&gt;2</text:p>
          </table:table-cell>
          <table:table-cell/>
          <table:table-cell office:value-type="string">
            <text:p>faktrE</text:p>
          </table:table-cell>
          <table:table-cell office:value-type="string">
            <text:p>fakturE</text:p>
          </table:table-cell>
          <table:table-cell table:number-columns-repeated="1011"/>
        </table:table-row>
        <table:table-row table:style-name="ro3">
          <table:table-cell office:value-type="string">
            <text:p>failure</text:p>
          </table:table-cell>
          <table:table-cell office:value-type="string">
            <text:p>noun_s</text:p>
          </table:table-cell>
          <table:table-cell office:value-type="string">
            <text:p>feIlj@</text:p>
          </table:table-cell>
          <table:table-cell office:value-type="string">
            <text:p>fAlyuÑ</text:p>
          </table:table-cell>
          <table:table-cell/>
          <table:table-cell office:value-type="string">
            <text:p>feIlj=r</text:p>
          </table:table-cell>
          <table:table-cell office:value-type="string">
            <text:p>fAlyur</text:p>
          </table:table-cell>
          <table:table-cell/>
          <table:table-cell office:value-type="string">
            <text:p>feIlj@</text:p>
          </table:table-cell>
          <table:table-cell office:value-type="string">
            <text:p>fAlyuÑ</text:p>
          </table:table-cell>
          <table:table-cell/>
          <table:table-cell office:value-type="string">
            <text:p>fAlyuÑ</text:p>
          </table:table-cell>
          <table:table-cell table:number-columns-repeated="1012"/>
        </table:table-row>
        <table:table-row table:style-name="ro3">
          <table:table-cell office:value-type="string">
            <text:p>faith</text:p>
          </table:table-cell>
          <table:table-cell office:value-type="string">
            <text:p>noun_s</text:p>
          </table:table-cell>
          <table:table-cell office:value-type="string">
            <text:p>feIT</text:p>
          </table:table-cell>
          <table:table-cell office:value-type="string">
            <text:p>fAT</text:p>
          </table:table-cell>
          <table:table-cell/>
          <table:table-cell office:value-type="string">
            <text:p>feIT</text:p>
          </table:table-cell>
          <table:table-cell office:value-type="string">
            <text:p>fAT</text:p>
          </table:table-cell>
          <table:table-cell/>
          <table:table-cell office:value-type="string">
            <text:p>feIT</text:p>
          </table:table-cell>
          <table:table-cell office:value-type="string">
            <text:p>fAT</text:p>
          </table:table-cell>
          <table:table-cell/>
          <table:table-cell office:value-type="string">
            <text:p>fA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fall</text:p>
          </table:table-cell>
          <table:table-cell office:value-type="string">
            <text:p>noun_s</text:p>
          </table:table-cell>
          <table:table-cell table:style-name="Default" office:value-type="string">
            <text:p>fO:l</text:p>
          </table:table-cell>
          <table:table-cell table:style-name="ce10" office:value-type="string">
            <text:p>fQl</text:p>
          </table:table-cell>
          <table:table-cell table:style-name="ce10"/>
          <table:table-cell table:style-name="Default" office:value-type="string">
            <text:p>1-fQ:l <text:s/>2-fA:l</text:p>
          </table:table-cell>
          <table:table-cell table:style-name="ce10" office:value-type="string">
            <text:p>1-fol-&gt;1 <text:s/>2-fRl-&gt;1</text:p>
          </table:table-cell>
          <table:table-cell table:style-name="ce10"/>
          <table:table-cell table:style-name="Default" office:value-type="string">
            <text:p>fOl</text:p>
          </table:table-cell>
          <table:table-cell table:style-name="ce10" office:value-type="string">
            <text:p>fQl</text:p>
          </table:table-cell>
          <table:table-cell table:style-name="Default"/>
          <table:table-cell table:style-name="ce10" office:value-type="string">
            <text:p>fQl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x:1.8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family</text:p>
          </table:table-cell>
          <table:table-cell office:value-type="string">
            <text:p>noun_s</text:p>
          </table:table-cell>
          <table:table-cell office:value-type="string">
            <text:p>1-f{mli <text:s/>2-f{muli <text:s/>3-f{mIli</text:p>
          </table:table-cell>
          <table:table-cell office:value-type="string">
            <text:p>1-famlE-&gt;1 <text:s/>2-famulE-&gt;2 <text:s/>familE-&gt;2</text:p>
          </table:table-cell>
          <table:table-cell/>
          <table:table-cell office:value-type="string">
            <text:p>f{mli</text:p>
          </table:table-cell>
          <table:table-cell office:value-type="string">
            <text:p>famlE-&gt;1</text:p>
          </table:table-cell>
          <table:table-cell/>
          <table:table-cell office:value-type="string">
            <text:p>1-f{m@li <text:s/>2-f{mli</text:p>
          </table:table-cell>
          <table:table-cell office:value-type="string">
            <text:p>1-famulE-&gt;2 <text:s/>2-famlE-&gt;1</text:p>
          </table:table-cell>
          <table:table-cell/>
          <table:table-cell office:value-type="string">
            <text:p>famlE</text:p>
          </table:table-cell>
          <table:table-cell office:value-type="string">
            <text:p>familE</text:p>
          </table:table-cell>
          <table:table-cell table:number-columns-repeated="2"/>
          <table:table-cell office:value-type="string">
            <text:p>RP-2:2.25 <text:s/>Au-1:2.25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fan</text:p>
          </table:table-cell>
          <table:table-cell office:value-type="string">
            <text:p>noun_s</text:p>
          </table:table-cell>
          <table:table-cell table:style-name="Default" office:value-type="string">
            <text:p>f{n</text:p>
          </table:table-cell>
          <table:table-cell table:style-name="ce10" office:value-type="string">
            <text:p>fan</text:p>
          </table:table-cell>
          <table:table-cell table:style-name="ce10"/>
          <table:table-cell table:style-name="Default" office:value-type="string">
            <text:p>f{n</text:p>
          </table:table-cell>
          <table:table-cell table:style-name="ce10" office:value-type="string">
            <text:p>fan</text:p>
          </table:table-cell>
          <table:table-cell table:style-name="ce10"/>
          <table:table-cell table:style-name="Default" office:value-type="string">
            <text:p>f{n</text:p>
          </table:table-cell>
          <table:table-cell table:style-name="ce10" office:value-type="string">
            <text:p>fan</text:p>
          </table:table-cell>
          <table:table-cell table:style-name="Default"/>
          <table:table-cell table:style-name="ce10" office:value-type="string">
            <text:p>fan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farm</text:p>
          </table:table-cell>
          <table:table-cell office:value-type="string">
            <text:p>noun_s</text:p>
          </table:table-cell>
          <table:table-cell office:value-type="string">
            <text:p>fA:m</text:p>
          </table:table-cell>
          <table:table-cell office:value-type="string">
            <text:p>fäm</text:p>
          </table:table-cell>
          <table:table-cell/>
          <table:table-cell office:value-type="string">
            <text:p>fA:rm</text:p>
          </table:table-cell>
          <table:table-cell office:value-type="string">
            <text:p>fRrm</text:p>
          </table:table-cell>
          <table:table-cell/>
          <table:table-cell office:value-type="string">
            <text:p>fAm</text:p>
          </table:table-cell>
          <table:table-cell office:value-type="string">
            <text:p>fäm</text:p>
          </table:table-cell>
          <table:table-cell/>
          <table:table-cell office:value-type="string">
            <text:p>fäm</text:p>
          </table:table-cell>
          <table:table-cell table:number-columns-repeated="1012"/>
        </table:table-row>
        <table:table-row table:style-name="ro3">
          <table:table-cell office:value-type="string">
            <text:p>farmer</text:p>
          </table:table-cell>
          <table:table-cell office:value-type="string">
            <text:p>noun_s</text:p>
          </table:table-cell>
          <table:table-cell office:value-type="string">
            <text:p>fA:m@</text:p>
          </table:table-cell>
          <table:table-cell office:value-type="string">
            <text:p>fämuÑ</text:p>
          </table:table-cell>
          <table:table-cell/>
          <table:table-cell office:value-type="string">
            <text:p>fA:rm=r</text:p>
          </table:table-cell>
          <table:table-cell office:value-type="string">
            <text:p>fRrmur</text:p>
          </table:table-cell>
          <table:table-cell/>
          <table:table-cell office:value-type="string">
            <text:p>fAm@</text:p>
          </table:table-cell>
          <table:table-cell office:value-type="string">
            <text:p>fämuÑ</text:p>
          </table:table-cell>
          <table:table-cell/>
          <table:table-cell office:value-type="string">
            <text:p>fämuÑ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fashion</text:p>
          </table:table-cell>
          <table:table-cell office:value-type="string">
            <text:p>noun_s</text:p>
          </table:table-cell>
          <table:table-cell table:style-name="Default" office:value-type="string">
            <text:p>f{S=n</text:p>
          </table:table-cell>
          <table:table-cell table:style-name="ce10" office:value-type="string">
            <text:p>faSn</text:p>
          </table:table-cell>
          <table:table-cell table:style-name="ce10"/>
          <table:table-cell table:style-name="Default" office:value-type="string">
            <text:p>f{S=n</text:p>
          </table:table-cell>
          <table:table-cell table:style-name="ce10" office:value-type="string">
            <text:p>faSn</text:p>
          </table:table-cell>
          <table:table-cell table:style-name="ce10"/>
          <table:table-cell table:style-name="Default" office:value-type="string">
            <text:p>f{S@n</text:p>
          </table:table-cell>
          <table:table-cell table:style-name="ce10" office:value-type="string">
            <text:p>faSun</text:p>
          </table:table-cell>
          <table:table-cell table:style-name="Default"/>
          <table:table-cell table:style-name="ce10" office:value-type="string">
            <text:p>faSn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Au-1:2.O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father</text:p>
          </table:table-cell>
          <table:table-cell office:value-type="string">
            <text:p>noun_s</text:p>
          </table:table-cell>
          <table:table-cell office:value-type="string">
            <text:p>fA:D@</text:p>
          </table:table-cell>
          <table:table-cell office:value-type="string">
            <text:p>fRDuÑ</text:p>
          </table:table-cell>
          <table:table-cell/>
          <table:table-cell office:value-type="string">
            <text:p>fA:D=r</text:p>
          </table:table-cell>
          <table:table-cell office:value-type="string">
            <text:p>fRDuÑ</text:p>
          </table:table-cell>
          <table:table-cell/>
          <table:table-cell office:value-type="string">
            <text:p>fAD@</text:p>
          </table:table-cell>
          <table:table-cell office:value-type="string">
            <text:p>fRDuÑ</text:p>
          </table:table-cell>
          <table:table-cell/>
          <table:table-cell office:value-type="string">
            <text:p>fRDuÑ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fear</text:p>
          </table:table-cell>
          <table:table-cell office:value-type="string">
            <text:p>noun_s</text:p>
          </table:table-cell>
          <table:table-cell table:style-name="Default" office:value-type="string">
            <text:p>fI@</text:p>
          </table:table-cell>
          <table:table-cell table:style-name="ce10" office:value-type="string">
            <text:p>fË</text:p>
          </table:table-cell>
          <table:table-cell table:style-name="ce10"/>
          <table:table-cell table:style-name="Default" office:value-type="string">
            <text:p>fI=r</text:p>
          </table:table-cell>
          <table:table-cell table:style-name="ce10" office:value-type="string">
            <text:p>fË</text:p>
          </table:table-cell>
          <table:table-cell table:style-name="ce10"/>
          <table:table-cell table:style-name="Default" office:value-type="string">
            <text:p>fI@</text:p>
          </table:table-cell>
          <table:table-cell table:style-name="ce10" office:value-type="string">
            <text:p>fË</text:p>
          </table:table-cell>
          <table:table-cell table:style-name="Default"/>
          <table:table-cell table:style-name="ce10" office:value-type="string">
            <text:p>fË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feature</text:p>
          </table:table-cell>
          <table:table-cell office:value-type="string">
            <text:p>noun_s</text:p>
          </table:table-cell>
          <table:table-cell table:style-name="Default" office:value-type="string">
            <text:p>fI:tS@</text:p>
          </table:table-cell>
          <table:table-cell table:style-name="ce10" office:value-type="string">
            <text:p>fECuÑ</text:p>
          </table:table-cell>
          <table:table-cell table:style-name="ce10"/>
          <table:table-cell table:style-name="Default" office:value-type="string">
            <text:p>fI:tS=r</text:p>
          </table:table-cell>
          <table:table-cell table:style-name="ce10" office:value-type="string">
            <text:p>fECur</text:p>
          </table:table-cell>
          <table:table-cell table:style-name="ce10"/>
          <table:table-cell table:style-name="Default" office:value-type="string">
            <text:p>fitS@</text:p>
          </table:table-cell>
          <table:table-cell table:style-name="ce10" office:value-type="string">
            <text:p>fECuÑ</text:p>
          </table:table-cell>
          <table:table-cell table:style-name="Default"/>
          <table:table-cell table:style-name="ce10" office:value-type="string">
            <text:p>fECuÑ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fee</text:p>
          </table:table-cell>
          <table:table-cell office:value-type="string">
            <text:p>noun_s</text:p>
          </table:table-cell>
          <table:table-cell office:value-type="string">
            <text:p>fi:</text:p>
          </table:table-cell>
          <table:table-cell office:value-type="string">
            <text:p>fE</text:p>
          </table:table-cell>
          <table:table-cell/>
          <table:table-cell office:value-type="string">
            <text:p>fi:</text:p>
          </table:table-cell>
          <table:table-cell office:value-type="string">
            <text:p>fE</text:p>
          </table:table-cell>
          <table:table-cell/>
          <table:table-cell office:value-type="string">
            <text:p>fi</text:p>
          </table:table-cell>
          <table:table-cell office:value-type="string">
            <text:p>fE</text:p>
          </table:table-cell>
          <table:table-cell/>
          <table:table-cell office:value-type="string">
            <text:p>fE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feeling</text:p>
          </table:table-cell>
          <table:table-cell office:value-type="string">
            <text:p>noun_s</text:p>
          </table:table-cell>
          <table:table-cell table:style-name="Default" office:value-type="string">
            <text:p>fI:=lIN</text:p>
          </table:table-cell>
          <table:table-cell table:style-name="ce10" office:value-type="string">
            <text:p>fEliN</text:p>
          </table:table-cell>
          <table:table-cell table:style-name="ce10"/>
          <table:table-cell table:style-name="Default" office:value-type="string">
            <text:p>fI:lIN</text:p>
          </table:table-cell>
          <table:table-cell table:style-name="ce10" office:value-type="string">
            <text:p>fEliN</text:p>
          </table:table-cell>
          <table:table-cell table:style-name="ce10"/>
          <table:table-cell table:style-name="Default" office:value-type="string">
            <text:p>filIN</text:p>
          </table:table-cell>
          <table:table-cell table:style-name="ce10" office:value-type="string">
            <text:p>fEliN</text:p>
          </table:table-cell>
          <table:table-cell table:style-name="Default"/>
          <table:table-cell table:style-name="ce10" office:value-type="string">
            <text:p>fEliN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field</text:p>
          </table:table-cell>
          <table:table-cell office:value-type="string">
            <text:p>noun_s</text:p>
          </table:table-cell>
          <table:table-cell table:style-name="Default" office:value-type="string">
            <text:p>fI:=ld</text:p>
          </table:table-cell>
          <table:table-cell table:style-name="ce10" office:value-type="string">
            <text:p>fEld</text:p>
          </table:table-cell>
          <table:table-cell table:style-name="ce10"/>
          <table:table-cell table:style-name="Default" office:value-type="string">
            <text:p>fI:=ld</text:p>
          </table:table-cell>
          <table:table-cell table:style-name="ce10" office:value-type="string">
            <text:p>fEld</text:p>
          </table:table-cell>
          <table:table-cell table:style-name="ce10"/>
          <table:table-cell table:style-name="Default" office:value-type="string">
            <text:p>fild</text:p>
          </table:table-cell>
          <table:table-cell table:style-name="ce10" office:value-type="string">
            <text:p>fEld</text:p>
          </table:table-cell>
          <table:table-cell table:style-name="Default"/>
          <table:table-cell table:style-name="ce10" office:value-type="string">
            <text:p>fElf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fig</text:p>
          </table:table-cell>
          <table:table-cell office:value-type="string">
            <text:p>noun_s</text:p>
          </table:table-cell>
          <table:table-cell office:value-type="string">
            <text:p>fIg</text:p>
          </table:table-cell>
          <table:table-cell office:value-type="string">
            <text:p>fig</text:p>
          </table:table-cell>
          <table:table-cell/>
          <table:table-cell office:value-type="string">
            <text:p>fIg</text:p>
          </table:table-cell>
          <table:table-cell office:value-type="string">
            <text:p>fig</text:p>
          </table:table-cell>
          <table:table-cell/>
          <table:table-cell table:number-columns-repeated="2" office:value-type="string">
            <text:p>fig</text:p>
          </table:table-cell>
          <table:table-cell/>
          <table:table-cell office:value-type="string">
            <text:p>fig</text:p>
          </table:table-cell>
          <table:table-cell table:number-columns-repeated="1012"/>
        </table:table-row>
        <table:table-row table:style-name="ro3">
          <table:table-cell office:value-type="string">
            <text:p>file</text:p>
          </table:table-cell>
          <table:table-cell office:value-type="string">
            <text:p>noun_s</text:p>
          </table:table-cell>
          <table:table-cell office:value-type="string">
            <text:p>faI=l</text:p>
          </table:table-cell>
          <table:table-cell office:value-type="string">
            <text:p>fIl</text:p>
          </table:table-cell>
          <table:table-cell/>
          <table:table-cell office:value-type="string">
            <text:p>faI=l</text:p>
          </table:table-cell>
          <table:table-cell office:value-type="string">
            <text:p>fIl</text:p>
          </table:table-cell>
          <table:table-cell/>
          <table:table-cell office:value-type="string">
            <text:p>faIl</text:p>
          </table:table-cell>
          <table:table-cell office:value-type="string">
            <text:p>fIl</text:p>
          </table:table-cell>
          <table:table-cell/>
          <table:table-cell office:value-type="string">
            <text:p>fIl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film</text:p>
          </table:table-cell>
          <table:table-cell office:value-type="string">
            <text:p>noun_s</text:p>
          </table:table-cell>
          <table:table-cell table:style-name="Default" office:value-type="string">
            <text:p>fIlm</text:p>
          </table:table-cell>
          <table:table-cell table:style-name="ce10" office:value-type="string">
            <text:p>film</text:p>
          </table:table-cell>
          <table:table-cell table:style-name="ce10"/>
          <table:table-cell table:style-name="Default" office:value-type="string">
            <text:p>fIlm</text:p>
          </table:table-cell>
          <table:table-cell table:style-name="ce10" office:value-type="string">
            <text:p>film</text:p>
          </table:table-cell>
          <table:table-cell table:style-name="ce10"/>
          <table:table-cell table:style-name="Default" office:value-type="string">
            <text:p>fIlm</text:p>
          </table:table-cell>
          <table:table-cell table:style-name="ce10" office:value-type="string">
            <text:p>film</text:p>
          </table:table-cell>
          <table:table-cell table:style-name="Default"/>
          <table:table-cell table:style-name="ce10" office:value-type="string">
            <text:p>film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finance</text:p>
          </table:table-cell>
          <table:table-cell office:value-type="string">
            <text:p>noun_s</text:p>
          </table:table-cell>
          <table:table-cell office:value-type="string">
            <text:p>1-faIn{n(t)s <text:s/>2-fIn{n(t)s <text:s/>3-f@n{n(t)s</text:p>
          </table:table-cell>
          <table:table-cell office:value-type="string">
            <text:p>1-fInans-&gt;1 <text:s/>2-finans-&gt;2 <text:s/>3-funans-&gt;2</text:p>
          </table:table-cell>
          <table:table-cell/>
          <table:table-cell office:value-type="string">
            <text:p>1-f@n{n(t)s <text:s/>2-faIn{n(t)s</text:p>
          </table:table-cell>
          <table:table-cell office:value-type="string">
            <text:p>1-funans-&gt;2 <text:s/>2-fInans-&gt;1</text:p>
          </table:table-cell>
          <table:table-cell/>
          <table:table-cell office:value-type="string">
            <text:p>1-faIn{ns <text:s/>2-f@n{ns</text:p>
          </table:table-cell>
          <table:table-cell office:value-type="string">
            <text:p>1-fInans-&gt;1 <text:s/>2-funans-&gt;2</text:p>
          </table:table-cell>
          <table:table-cell/>
          <table:table-cell office:value-type="string">
            <text:p>fInans</text:p>
          </table:table-cell>
          <table:table-cell office:value-type="string">
            <text:p>finans</text:p>
          </table:table-cell>
          <table:table-cell table:number-columns-repeated="2"/>
          <table:table-cell office:value-type="string">
            <text:p>RP-3:1.25 <text:s/>GA-1:1.25 <text:s/>Au-2:1.25</text:p>
          </table:table-cell>
          <table:table-cell table:number-columns-repeated="1008"/>
        </table:table-row>
        <table:table-row table:style-name="ro3">
          <table:table-cell office:value-type="string">
            <text:p>finger</text:p>
          </table:table-cell>
          <table:table-cell office:value-type="string">
            <text:p>noun_s</text:p>
          </table:table-cell>
          <table:table-cell office:value-type="string">
            <text:p>fINg@</text:p>
          </table:table-cell>
          <table:table-cell office:value-type="string">
            <text:p>fiNguÑ</text:p>
          </table:table-cell>
          <table:table-cell/>
          <table:table-cell office:value-type="string">
            <text:p>fINg=r</text:p>
          </table:table-cell>
          <table:table-cell office:value-type="string">
            <text:p>fiNgur</text:p>
          </table:table-cell>
          <table:table-cell/>
          <table:table-cell office:value-type="string">
            <text:p>fINg@</text:p>
          </table:table-cell>
          <table:table-cell office:value-type="string">
            <text:p>fiNguÑ</text:p>
          </table:table-cell>
          <table:table-cell/>
          <table:table-cell office:value-type="string">
            <text:p>fiNguÑ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fire</text:p>
          </table:table-cell>
          <table:table-cell office:value-type="string">
            <text:p>noun_s</text:p>
          </table:table-cell>
          <table:table-cell table:style-name="Default" office:value-type="string">
            <text:p>faI@</text:p>
          </table:table-cell>
          <table:table-cell table:style-name="ce10" office:value-type="string">
            <text:p>fÏ</text:p>
          </table:table-cell>
          <table:table-cell table:style-name="ce10"/>
          <table:table-cell table:style-name="Default" office:value-type="string">
            <text:p>faI=r</text:p>
          </table:table-cell>
          <table:table-cell table:style-name="ce10" office:value-type="string">
            <text:p>fÏ</text:p>
          </table:table-cell>
          <table:table-cell table:style-name="ce10"/>
          <table:table-cell table:style-name="Default" office:value-type="string">
            <text:p>faI@</text:p>
          </table:table-cell>
          <table:table-cell table:style-name="ce10" office:value-type="string">
            <text:p>fÏ</text:p>
          </table:table-cell>
          <table:table-cell table:style-name="Default"/>
          <table:table-cell table:style-name="ce10" office:value-type="string">
            <text:p>fÏ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firm</text:p>
          </table:table-cell>
          <table:table-cell office:value-type="string">
            <text:p>noun_s</text:p>
          </table:table-cell>
          <table:table-cell table:style-name="Default" office:value-type="string">
            <text:p>f3:m</text:p>
          </table:table-cell>
          <table:table-cell table:style-name="ce10" office:value-type="string">
            <text:p>füm</text:p>
          </table:table-cell>
          <table:table-cell table:style-name="ce10"/>
          <table:table-cell table:style-name="Default" office:value-type="string">
            <text:p>f3`:m</text:p>
          </table:table-cell>
          <table:table-cell table:style-name="ce10" office:value-type="string">
            <text:p>füm</text:p>
          </table:table-cell>
          <table:table-cell table:style-name="ce10"/>
          <table:table-cell table:style-name="Default" office:value-type="string">
            <text:p>f3m</text:p>
          </table:table-cell>
          <table:table-cell table:style-name="ce10" office:value-type="string">
            <text:p>füm</text:p>
          </table:table-cell>
          <table:table-cell table:style-name="Default"/>
          <table:table-cell table:style-name="ce10" office:value-type="string">
            <text:p>füm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fish</text:p>
          </table:table-cell>
          <table:table-cell office:value-type="string">
            <text:p>noun_s</text:p>
          </table:table-cell>
          <table:table-cell table:style-name="Default" office:value-type="string">
            <text:p>fIS</text:p>
          </table:table-cell>
          <table:table-cell table:style-name="ce10" office:value-type="string">
            <text:p>fiS</text:p>
          </table:table-cell>
          <table:table-cell table:style-name="ce10"/>
          <table:table-cell table:style-name="Default" office:value-type="string">
            <text:p>fIS</text:p>
          </table:table-cell>
          <table:table-cell table:style-name="ce10" office:value-type="string">
            <text:p>fiS</text:p>
          </table:table-cell>
          <table:table-cell table:style-name="ce10"/>
          <table:table-cell table:style-name="Default" office:value-type="string">
            <text:p>fIS</text:p>
          </table:table-cell>
          <table:table-cell table:style-name="ce10" office:value-type="string">
            <text:p>fiS</text:p>
          </table:table-cell>
          <table:table-cell table:style-name="Default"/>
          <table:table-cell table:style-name="ce10" office:value-type="string">
            <text:p>fiS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flat</text:p>
          </table:table-cell>
          <table:table-cell office:value-type="string">
            <text:p>noun_s</text:p>
          </table:table-cell>
          <table:table-cell office:value-type="string">
            <text:p>fl{t</text:p>
          </table:table-cell>
          <table:table-cell office:value-type="string">
            <text:p>flat</text:p>
          </table:table-cell>
          <table:table-cell/>
          <table:table-cell office:value-type="string">
            <text:p>fl{t</text:p>
          </table:table-cell>
          <table:table-cell office:value-type="string">
            <text:p>flat</text:p>
          </table:table-cell>
          <table:table-cell/>
          <table:table-cell office:value-type="string">
            <text:p>fl{t</text:p>
          </table:table-cell>
          <table:table-cell office:value-type="string">
            <text:p>flat</text:p>
          </table:table-cell>
          <table:table-cell/>
          <table:table-cell office:value-type="string">
            <text:p>flat</text:p>
          </table:table-cell>
          <table:table-cell table:number-columns-repeated="1012"/>
        </table:table-row>
        <table:table-row table:style-name="ro3">
          <table:table-cell office:value-type="string">
            <text:p>flight</text:p>
          </table:table-cell>
          <table:table-cell office:value-type="string">
            <text:p>noun_s</text:p>
          </table:table-cell>
          <table:table-cell office:value-type="string">
            <text:p>flaIt</text:p>
          </table:table-cell>
          <table:table-cell office:value-type="string">
            <text:p>flIt</text:p>
          </table:table-cell>
          <table:table-cell/>
          <table:table-cell office:value-type="string">
            <text:p>flaIt</text:p>
          </table:table-cell>
          <table:table-cell office:value-type="string">
            <text:p>flIt</text:p>
          </table:table-cell>
          <table:table-cell/>
          <table:table-cell office:value-type="string">
            <text:p>flaIt</text:p>
          </table:table-cell>
          <table:table-cell office:value-type="string">
            <text:p>flIt</text:p>
          </table:table-cell>
          <table:table-cell/>
          <table:table-cell office:value-type="string">
            <text:p>flI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floor</text:p>
          </table:table-cell>
          <table:table-cell office:value-type="string">
            <text:p>noun_s</text:p>
          </table:table-cell>
          <table:table-cell table:style-name="Default" office:value-type="string">
            <text:p>flO:</text:p>
          </table:table-cell>
          <table:table-cell table:style-name="ce10" office:value-type="string">
            <text:p>flö</text:p>
          </table:table-cell>
          <table:table-cell table:style-name="ce10"/>
          <table:table-cell table:style-name="Default" office:value-type="string">
            <text:p>1-flO:r <text:s/>2-flo:r</text:p>
          </table:table-cell>
          <table:table-cell table:style-name="ce10" office:value-type="string">
            <text:p>1-flQr-&gt;1 <text:s/>2=1</text:p>
          </table:table-cell>
          <table:table-cell table:style-name="ce10"/>
          <table:table-cell table:style-name="Default" office:value-type="string">
            <text:p>flO</text:p>
          </table:table-cell>
          <table:table-cell table:style-name="ce10" office:value-type="string">
            <text:p>flö</text:p>
          </table:table-cell>
          <table:table-cell table:style-name="Default"/>
          <table:table-cell table:style-name="ce10" office:value-type="string">
            <text:p>flö</text:p>
          </table:table-cell>
          <table:table-cell table:style-name="ce10"/>
          <table:table-cell table:style-name="Default" table:number-columns-repeated="3"/>
          <table:table-cell table:style-name="Default" office:value-type="string">
            <text:p>f</text:p>
          </table:table-cell>
          <table:table-cell table:style-name="Default" table:number-columns-repeated="1007"/>
        </table:table-row>
        <table:table-row table:style-name="ro3">
          <table:table-cell office:value-type="string">
            <text:p>flow</text:p>
          </table:table-cell>
          <table:table-cell office:value-type="string">
            <text:p>noun_s</text:p>
          </table:table-cell>
          <table:table-cell office:value-type="string">
            <text:p>fl@U</text:p>
          </table:table-cell>
          <table:table-cell office:value-type="string">
            <text:p>flO</text:p>
          </table:table-cell>
          <table:table-cell/>
          <table:table-cell office:value-type="string">
            <text:p>floU</text:p>
          </table:table-cell>
          <table:table-cell office:value-type="string">
            <text:p>flO</text:p>
          </table:table-cell>
          <table:table-cell/>
          <table:table-cell office:value-type="string">
            <text:p>floU</text:p>
          </table:table-cell>
          <table:table-cell office:value-type="string">
            <text:p>flO</text:p>
          </table:table-cell>
          <table:table-cell/>
          <table:table-cell office:value-type="string">
            <text:p>flO</text:p>
          </table:table-cell>
          <table:table-cell table:number-columns-repeated="1012"/>
        </table:table-row>
        <table:table-row table:style-name="ro3">
          <table:table-cell office:value-type="string">
            <text:p>flower</text:p>
          </table:table-cell>
          <table:table-cell office:value-type="string">
            <text:p>noun_s</text:p>
          </table:table-cell>
          <table:table-cell office:value-type="string">
            <text:p>flaU@</text:p>
          </table:table-cell>
          <table:table-cell office:value-type="string">
            <text:p>flÖ</text:p>
          </table:table-cell>
          <table:table-cell/>
          <table:table-cell office:value-type="string">
            <text:p>flaU=r</text:p>
          </table:table-cell>
          <table:table-cell office:value-type="string">
            <text:p>flÖ</text:p>
          </table:table-cell>
          <table:table-cell/>
          <table:table-cell office:value-type="string">
            <text:p>flaU@</text:p>
          </table:table-cell>
          <table:table-cell office:value-type="string">
            <text:p>flÖ</text:p>
          </table:table-cell>
          <table:table-cell/>
          <table:table-cell office:value-type="string">
            <text:p>flÖ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food</text:p>
          </table:table-cell>
          <table:table-cell office:value-type="string">
            <text:p>noun_s</text:p>
          </table:table-cell>
          <table:table-cell table:style-name="Default" office:value-type="string">
            <text:p>fu:d</text:p>
          </table:table-cell>
          <table:table-cell table:style-name="ce10" office:value-type="string">
            <text:p>fUd</text:p>
          </table:table-cell>
          <table:table-cell table:style-name="ce10"/>
          <table:table-cell table:style-name="Default" office:value-type="string">
            <text:p>fu:d</text:p>
          </table:table-cell>
          <table:table-cell table:style-name="ce10" office:value-type="string">
            <text:p>fUd</text:p>
          </table:table-cell>
          <table:table-cell table:style-name="ce10"/>
          <table:table-cell table:style-name="Default" office:value-type="string">
            <text:p>fud</text:p>
          </table:table-cell>
          <table:table-cell table:style-name="ce10" office:value-type="string">
            <text:p>fUd</text:p>
          </table:table-cell>
          <table:table-cell table:style-name="Default"/>
          <table:table-cell table:style-name="ce10" office:value-type="string">
            <text:p>fUd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foot</text:p>
          </table:table-cell>
          <table:table-cell office:value-type="string">
            <text:p>noun_s</text:p>
          </table:table-cell>
          <table:table-cell table:style-name="Default" office:value-type="string">
            <text:p>fUt</text:p>
          </table:table-cell>
          <table:table-cell table:style-name="ce10" office:value-type="string">
            <text:p>fVt</text:p>
          </table:table-cell>
          <table:table-cell table:style-name="ce10"/>
          <table:table-cell table:style-name="Default" office:value-type="string">
            <text:p>fUt</text:p>
          </table:table-cell>
          <table:table-cell table:style-name="ce10" office:value-type="string">
            <text:p>fVt</text:p>
          </table:table-cell>
          <table:table-cell table:style-name="ce10"/>
          <table:table-cell table:style-name="Default" office:value-type="string">
            <text:p>fUt</text:p>
          </table:table-cell>
          <table:table-cell table:style-name="ce10" office:value-type="string">
            <text:p>fVt</text:p>
          </table:table-cell>
          <table:table-cell table:style-name="Default"/>
          <table:table-cell table:style-name="ce10" office:value-type="string">
            <text:p>fV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football</text:p>
          </table:table-cell>
          <table:table-cell office:value-type="string">
            <text:p>noun_s</text:p>
          </table:table-cell>
          <table:table-cell office:value-type="string">
            <text:p>fUtbO:l</text:p>
          </table:table-cell>
          <table:table-cell office:value-type="string">
            <text:p>fVtbQl</text:p>
          </table:table-cell>
          <table:table-cell/>
          <table:table-cell office:value-type="string">
            <text:p>fUtbA:l</text:p>
          </table:table-cell>
          <table:table-cell office:value-type="string">
            <text:p>fVtbRl</text:p>
          </table:table-cell>
          <table:table-cell/>
          <table:table-cell office:value-type="string">
            <text:p>fUtbOl</text:p>
          </table:table-cell>
          <table:table-cell office:value-type="string">
            <text:p>fVtbQl</text:p>
          </table:table-cell>
          <table:table-cell/>
          <table:table-cell office:value-type="string">
            <text:p>fVtbQl</text:p>
          </table:table-cell>
          <table:table-cell table:number-columns-repeated="3"/>
          <table:table-cell office:value-type="string">
            <text:p>GA-1:2.8</text:p>
          </table:table-cell>
          <table:table-cell table:number-columns-repeated="1008"/>
        </table:table-row>
        <table:table-row table:style-name="ro3">
          <table:table-cell office:value-type="string">
            <text:p>force</text:p>
          </table:table-cell>
          <table:table-cell office:value-type="string">
            <text:p>noun_s</text:p>
          </table:table-cell>
          <table:table-cell office:value-type="string">
            <text:p>fO:s</text:p>
          </table:table-cell>
          <table:table-cell office:value-type="string">
            <text:p>fös</text:p>
          </table:table-cell>
          <table:table-cell/>
          <table:table-cell office:value-type="string">
            <text:p>1-fO:rs <text:s/>2-fo:rs</text:p>
          </table:table-cell>
          <table:table-cell office:value-type="string">
            <text:p>1-fQrs-&gt;1 <text:s/>2=1</text:p>
          </table:table-cell>
          <table:table-cell/>
          <table:table-cell office:value-type="string">
            <text:p>fOs</text:p>
          </table:table-cell>
          <table:table-cell office:value-type="string">
            <text:p>fös</text:p>
          </table:table-cell>
          <table:table-cell/>
          <table:table-cell office:value-type="string">
            <text:p>fös</text:p>
          </table:table-cell>
          <table:table-cell table:number-columns-repeated="4"/>
          <table:table-cell office:value-type="string">
            <text:p>f</text:p>
          </table:table-cell>
          <table:table-cell table:number-columns-repeated="1007"/>
        </table:table-row>
        <table:table-row table:style-name="ro3">
          <table:table-cell office:value-type="string">
            <text:p>forest</text:p>
          </table:table-cell>
          <table:table-cell office:value-type="string">
            <text:p>noun_s</text:p>
          </table:table-cell>
          <table:table-cell office:value-type="string">
            <text:p>1-fQrIst <text:s/>2-fQr@st</text:p>
          </table:table-cell>
          <table:table-cell office:value-type="string">
            <text:p>1-forist-&gt;1 <text:s/>2-forust-&gt;1</text:p>
          </table:table-cell>
          <table:table-cell/>
          <table:table-cell office:value-type="string">
            <text:p>1-fO:r@st <text:s/>2-fA:r@st</text:p>
          </table:table-cell>
          <table:table-cell office:value-type="string">
            <text:p>1-fQrust-&gt;1 <text:s/>2-fRrust-&gt;1</text:p>
          </table:table-cell>
          <table:table-cell/>
          <table:table-cell office:value-type="string">
            <text:p>fQr@st</text:p>
          </table:table-cell>
          <table:table-cell office:value-type="string">
            <text:p>forust</text:p>
          </table:table-cell>
          <table:table-cell/>
          <table:table-cell office:value-type="string">
            <text:p>forest</text:p>
          </table:table-cell>
          <table:table-cell table:number-columns-repeated="3"/>
          <table:table-cell office:value-type="string">
            <text:p>x-x:2.S2 <text:s/>GA-x:1.17</text:p>
          </table:table-cell>
          <table:table-cell/>
          <table:table-cell office:value-type="string">
            <text:p>general exception : the _-est_ ending is not a true suffix but the s2 rule is applied anyway for consistency</text:p>
          </table:table-cell>
          <table:table-cell table:number-columns-repeated="1006"/>
        </table:table-row>
        <table:table-row table:style-name="ro3">
          <table:table-cell office:value-type="string">
            <text:p>form</text:p>
          </table:table-cell>
          <table:table-cell office:value-type="string">
            <text:p>noun_s</text:p>
          </table:table-cell>
          <table:table-cell office:value-type="string">
            <text:p>fO:m</text:p>
          </table:table-cell>
          <table:table-cell office:value-type="string">
            <text:p>föm</text:p>
          </table:table-cell>
          <table:table-cell/>
          <table:table-cell office:value-type="string">
            <text:p>fO:rm</text:p>
          </table:table-cell>
          <table:table-cell office:value-type="string">
            <text:p>fQrm</text:p>
          </table:table-cell>
          <table:table-cell/>
          <table:table-cell office:value-type="string">
            <text:p>fOm</text:p>
          </table:table-cell>
          <table:table-cell office:value-type="string">
            <text:p>föm</text:p>
          </table:table-cell>
          <table:table-cell/>
          <table:table-cell office:value-type="string">
            <text:p>föm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foundation</text:p>
          </table:table-cell>
          <table:table-cell office:value-type="string">
            <text:p>noun_s</text:p>
          </table:table-cell>
          <table:table-cell table:style-name="Default" office:value-type="string">
            <text:p>faUndeIS=n</text:p>
          </table:table-cell>
          <table:table-cell table:style-name="ce10" office:value-type="string">
            <text:p>fWndASn</text:p>
          </table:table-cell>
          <table:table-cell table:style-name="ce10"/>
          <table:table-cell table:style-name="Default" office:value-type="string">
            <text:p>faUndeIS=n</text:p>
          </table:table-cell>
          <table:table-cell table:style-name="ce10" office:value-type="string">
            <text:p>fWndASn</text:p>
          </table:table-cell>
          <table:table-cell table:style-name="ce10"/>
          <table:table-cell table:style-name="Default" office:value-type="string">
            <text:p>faUndeIS@n</text:p>
          </table:table-cell>
          <table:table-cell table:style-name="ce10" office:value-type="string">
            <text:p>fWndASun</text:p>
          </table:table-cell>
          <table:table-cell table:style-name="Default"/>
          <table:table-cell table:style-name="ce10" office:value-type="string">
            <text:p>fWndASn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Au-1:3.O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freedom</text:p>
          </table:table-cell>
          <table:table-cell office:value-type="string">
            <text:p>noun_s</text:p>
          </table:table-cell>
          <table:table-cell office:value-type="string">
            <text:p>fri:d@m</text:p>
          </table:table-cell>
          <table:table-cell office:value-type="string">
            <text:p>frEdum</text:p>
          </table:table-cell>
          <table:table-cell/>
          <table:table-cell office:value-type="string">
            <text:p>fri:d@m</text:p>
          </table:table-cell>
          <table:table-cell office:value-type="string">
            <text:p>frEdum</text:p>
          </table:table-cell>
          <table:table-cell/>
          <table:table-cell office:value-type="string">
            <text:p>frid@m</text:p>
          </table:table-cell>
          <table:table-cell office:value-type="string">
            <text:p>frEdum</text:p>
          </table:table-cell>
          <table:table-cell/>
          <table:table-cell office:value-type="string">
            <text:p>frEdum</text:p>
          </table:table-cell>
          <table:table-cell table:number-columns-repeated="1012"/>
        </table:table-row>
        <table:table-row table:style-name="ro3">
          <table:table-cell office:value-type="string">
            <text:p>friend</text:p>
          </table:table-cell>
          <table:table-cell office:value-type="string">
            <text:p>noun_s</text:p>
          </table:table-cell>
          <table:table-cell office:value-type="string">
            <text:p>frend</text:p>
          </table:table-cell>
          <table:table-cell office:value-type="string">
            <text:p>frend</text:p>
          </table:table-cell>
          <table:table-cell/>
          <table:table-cell office:value-type="string">
            <text:p>frend</text:p>
          </table:table-cell>
          <table:table-cell office:value-type="string">
            <text:p>frend</text:p>
          </table:table-cell>
          <table:table-cell/>
          <table:table-cell office:value-type="string">
            <text:p>frEnd</text:p>
          </table:table-cell>
          <table:table-cell office:value-type="string">
            <text:p>frend</text:p>
          </table:table-cell>
          <table:table-cell/>
          <table:table-cell office:value-type="string">
            <text:p>frend</text:p>
          </table:table-cell>
          <table:table-cell table:number-columns-repeated="1012"/>
        </table:table-row>
        <table:table-row table:style-name="ro3">
          <table:table-cell office:value-type="string">
            <text:p>front</text:p>
          </table:table-cell>
          <table:table-cell office:value-type="string">
            <text:p>noun_s</text:p>
          </table:table-cell>
          <table:table-cell office:value-type="string">
            <text:p>frVnt</text:p>
          </table:table-cell>
          <table:table-cell office:value-type="string">
            <text:p>frunt</text:p>
          </table:table-cell>
          <table:table-cell/>
          <table:table-cell office:value-type="string">
            <text:p>frVnt</text:p>
          </table:table-cell>
          <table:table-cell office:value-type="string">
            <text:p>frunt</text:p>
          </table:table-cell>
          <table:table-cell/>
          <table:table-cell office:value-type="string">
            <text:p>frVnt</text:p>
          </table:table-cell>
          <table:table-cell office:value-type="string">
            <text:p>frunt</text:p>
          </table:table-cell>
          <table:table-cell/>
          <table:table-cell office:value-type="string">
            <text:p>frun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fruit</text:p>
          </table:table-cell>
          <table:table-cell office:value-type="string">
            <text:p>noun_s</text:p>
          </table:table-cell>
          <table:table-cell table:style-name="Default" office:value-type="string">
            <text:p>fru:t</text:p>
          </table:table-cell>
          <table:table-cell table:style-name="ce10" office:value-type="string">
            <text:p>frUt</text:p>
          </table:table-cell>
          <table:table-cell table:style-name="ce10"/>
          <table:table-cell table:style-name="Default" office:value-type="string">
            <text:p>fru:t</text:p>
          </table:table-cell>
          <table:table-cell table:style-name="ce10" office:value-type="string">
            <text:p>frUt</text:p>
          </table:table-cell>
          <table:table-cell table:style-name="ce10"/>
          <table:table-cell table:style-name="Default" office:value-type="string">
            <text:p>frut</text:p>
          </table:table-cell>
          <table:table-cell table:style-name="ce10" office:value-type="string">
            <text:p>frUt</text:p>
          </table:table-cell>
          <table:table-cell table:style-name="Default"/>
          <table:table-cell table:style-name="ce10" office:value-type="string">
            <text:p>frU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fuel</text:p>
          </table:table-cell>
          <table:table-cell office:value-type="string">
            <text:p>noun_s</text:p>
          </table:table-cell>
          <table:table-cell table:style-name="Default" office:value-type="string">
            <text:p>fju:@l</text:p>
          </table:table-cell>
          <table:table-cell table:style-name="ce10" office:value-type="string">
            <text:p>fyUul</text:p>
          </table:table-cell>
          <table:table-cell table:style-name="ce10"/>
          <table:table-cell table:style-name="Default" office:value-type="string">
            <text:p>fju:@l</text:p>
          </table:table-cell>
          <table:table-cell table:style-name="ce10" office:value-type="string">
            <text:p>fyUul</text:p>
          </table:table-cell>
          <table:table-cell table:style-name="ce10"/>
          <table:table-cell table:style-name="Default" office:value-type="string">
            <text:p>1-fju@l <text:s/>2-fjul</text:p>
          </table:table-cell>
          <table:table-cell table:style-name="ce10" office:value-type="string">
            <text:p>1-fyUul-&gt;1 <text:s/>2-fyUl-&gt;1</text:p>
          </table:table-cell>
          <table:table-cell table:style-name="Default"/>
          <table:table-cell table:style-name="ce10" office:value-type="string">
            <text:p>fyUul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Au-2:1.C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function</text:p>
          </table:table-cell>
          <table:table-cell office:value-type="string">
            <text:p>noun_s</text:p>
          </table:table-cell>
          <table:table-cell table:style-name="Default" office:value-type="string">
            <text:p>fVNkS=n</text:p>
          </table:table-cell>
          <table:table-cell table:style-name="ce10" office:value-type="string">
            <text:p>fuNkSn</text:p>
          </table:table-cell>
          <table:table-cell table:style-name="ce10"/>
          <table:table-cell table:style-name="Default" office:value-type="string">
            <text:p>fVNkS=n</text:p>
          </table:table-cell>
          <table:table-cell table:style-name="ce10" office:value-type="string">
            <text:p>fuNkSn</text:p>
          </table:table-cell>
          <table:table-cell table:style-name="ce10"/>
          <table:table-cell table:style-name="Default" office:value-type="string">
            <text:p>1-fVNkS@n <text:s/>2-fVNS@n</text:p>
          </table:table-cell>
          <table:table-cell table:style-name="ce10" office:value-type="string">
            <text:p>1-fuNkSun-&gt;1 <text:s/>2-fuNSun-&gt;1</text:p>
          </table:table-cell>
          <table:table-cell table:style-name="Default"/>
          <table:table-cell table:style-name="ce10" office:value-type="string">
            <text:p>fuNkSn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Au-x:2.O <text:s/>Au-2:1.C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fund</text:p>
          </table:table-cell>
          <table:table-cell office:value-type="string">
            <text:p>noun_s</text:p>
          </table:table-cell>
          <table:table-cell table:style-name="Default" office:value-type="string">
            <text:p>fVnd</text:p>
          </table:table-cell>
          <table:table-cell table:style-name="ce10" office:value-type="string">
            <text:p>fund</text:p>
          </table:table-cell>
          <table:table-cell table:style-name="ce10"/>
          <table:table-cell table:style-name="Default" office:value-type="string">
            <text:p>fVnd</text:p>
          </table:table-cell>
          <table:table-cell table:style-name="ce10" office:value-type="string">
            <text:p>fund</text:p>
          </table:table-cell>
          <table:table-cell table:style-name="ce10"/>
          <table:table-cell table:style-name="Default" office:value-type="string">
            <text:p>fVnd</text:p>
          </table:table-cell>
          <table:table-cell table:style-name="ce10" office:value-type="string">
            <text:p>fund</text:p>
          </table:table-cell>
          <table:table-cell table:style-name="Default"/>
          <table:table-cell table:style-name="ce10" office:value-type="string">
            <text:p>fund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future</text:p>
          </table:table-cell>
          <table:table-cell office:value-type="string">
            <text:p>noun_s</text:p>
          </table:table-cell>
          <table:table-cell table:style-name="Default" office:value-type="string">
            <text:p>fju:tS@</text:p>
          </table:table-cell>
          <table:table-cell table:style-name="ce10" office:value-type="string">
            <text:p>fyUCuÑ</text:p>
          </table:table-cell>
          <table:table-cell table:style-name="ce10"/>
          <table:table-cell table:style-name="Default" office:value-type="string">
            <text:p>fju:tS=r</text:p>
          </table:table-cell>
          <table:table-cell table:style-name="ce10" office:value-type="string">
            <text:p>fyUCur</text:p>
          </table:table-cell>
          <table:table-cell table:style-name="ce10"/>
          <table:table-cell table:style-name="Default" office:value-type="string">
            <text:p>fjutS@</text:p>
          </table:table-cell>
          <table:table-cell table:style-name="ce10" office:value-type="string">
            <text:p>fyUCuÑ</text:p>
          </table:table-cell>
          <table:table-cell table:style-name="Default"/>
          <table:table-cell table:style-name="ce10" office:value-type="string">
            <text:p>fyUCuÑ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gallery</text:p>
          </table:table-cell>
          <table:table-cell office:value-type="string">
            <text:p>noun_s</text:p>
          </table:table-cell>
          <table:table-cell office:value-type="string">
            <text:p>g{l@ri</text:p>
          </table:table-cell>
          <table:table-cell office:value-type="string">
            <text:p>galurE</text:p>
          </table:table-cell>
          <table:table-cell/>
          <table:table-cell office:value-type="string">
            <text:p>g{l@ri</text:p>
          </table:table-cell>
          <table:table-cell office:value-type="string">
            <text:p>galurE</text:p>
          </table:table-cell>
          <table:table-cell/>
          <table:table-cell office:value-type="string">
            <text:p>g{l@ri</text:p>
          </table:table-cell>
          <table:table-cell office:value-type="string">
            <text:p>galurE</text:p>
          </table:table-cell>
          <table:table-cell/>
          <table:table-cell office:value-type="string">
            <text:p>galurE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game</text:p>
          </table:table-cell>
          <table:table-cell office:value-type="string">
            <text:p>noun_s</text:p>
          </table:table-cell>
          <table:table-cell table:style-name="Default" office:value-type="string">
            <text:p>geIm</text:p>
          </table:table-cell>
          <table:table-cell table:style-name="ce10" office:value-type="string">
            <text:p>gAm</text:p>
          </table:table-cell>
          <table:table-cell table:style-name="ce10"/>
          <table:table-cell table:style-name="Default" office:value-type="string">
            <text:p>geIm</text:p>
          </table:table-cell>
          <table:table-cell table:style-name="ce10" office:value-type="string">
            <text:p>gAm</text:p>
          </table:table-cell>
          <table:table-cell table:style-name="ce10"/>
          <table:table-cell table:style-name="Default" office:value-type="string">
            <text:p>geIm</text:p>
          </table:table-cell>
          <table:table-cell table:style-name="ce10" office:value-type="string">
            <text:p>gAm</text:p>
          </table:table-cell>
          <table:table-cell table:style-name="Default"/>
          <table:table-cell table:style-name="ce10" office:value-type="string">
            <text:p>gAm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gap</text:p>
          </table:table-cell>
          <table:table-cell office:value-type="string">
            <text:p>noun_s</text:p>
          </table:table-cell>
          <table:table-cell table:style-name="Default" office:value-type="string">
            <text:p>g{p</text:p>
          </table:table-cell>
          <table:table-cell table:style-name="ce10" office:value-type="string">
            <text:p>gap</text:p>
          </table:table-cell>
          <table:table-cell table:style-name="ce10"/>
          <table:table-cell table:style-name="Default" office:value-type="string">
            <text:p>g{p</text:p>
          </table:table-cell>
          <table:table-cell table:style-name="ce10" office:value-type="string">
            <text:p>gap</text:p>
          </table:table-cell>
          <table:table-cell table:style-name="ce10"/>
          <table:table-cell table:style-name="Default" office:value-type="string">
            <text:p>g{p</text:p>
          </table:table-cell>
          <table:table-cell table:style-name="ce10" office:value-type="string">
            <text:p>gap</text:p>
          </table:table-cell>
          <table:table-cell table:style-name="Default"/>
          <table:table-cell table:style-name="ce10" office:value-type="string">
            <text:p>gap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garden</text:p>
          </table:table-cell>
          <table:table-cell office:value-type="string">
            <text:p>noun_s</text:p>
          </table:table-cell>
          <table:table-cell table:style-name="Default" office:value-type="string">
            <text:p>gA:d=n</text:p>
          </table:table-cell>
          <table:table-cell table:style-name="ce10" office:value-type="string">
            <text:p>gädn</text:p>
          </table:table-cell>
          <table:table-cell table:style-name="ce10"/>
          <table:table-cell table:style-name="Default" office:value-type="string">
            <text:p>gA:rd=n</text:p>
          </table:table-cell>
          <table:table-cell table:style-name="ce10" office:value-type="string">
            <text:p>gRrdn</text:p>
          </table:table-cell>
          <table:table-cell table:style-name="ce10"/>
          <table:table-cell table:style-name="Default" office:value-type="string">
            <text:p>gAdn</text:p>
          </table:table-cell>
          <table:table-cell table:style-name="ce10" office:value-type="string">
            <text:p>gädn</text:p>
          </table:table-cell>
          <table:table-cell table:style-name="Default"/>
          <table:table-cell table:style-name="ce10" office:value-type="string">
            <text:p>gädun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1:2.S9 <text:s/>GA-1:2.S9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gas</text:p>
          </table:table-cell>
          <table:table-cell office:value-type="string">
            <text:p>noun_s</text:p>
          </table:table-cell>
          <table:table-cell office:value-type="string">
            <text:p>g{s</text:p>
          </table:table-cell>
          <table:table-cell office:value-type="string">
            <text:p>gas</text:p>
          </table:table-cell>
          <table:table-cell/>
          <table:table-cell office:value-type="string">
            <text:p>g{s</text:p>
          </table:table-cell>
          <table:table-cell office:value-type="string">
            <text:p>gas</text:p>
          </table:table-cell>
          <table:table-cell/>
          <table:table-cell office:value-type="string">
            <text:p>g{s</text:p>
          </table:table-cell>
          <table:table-cell office:value-type="string">
            <text:p>gas</text:p>
          </table:table-cell>
          <table:table-cell/>
          <table:table-cell office:value-type="string">
            <text:p>gas</text:p>
          </table:table-cell>
          <table:table-cell table:number-columns-repeated="1012"/>
        </table:table-row>
        <table:table-row table:style-name="ro3">
          <table:table-cell office:value-type="string">
            <text:p>gate</text:p>
          </table:table-cell>
          <table:table-cell office:value-type="string">
            <text:p>noun_s</text:p>
          </table:table-cell>
          <table:table-cell office:value-type="string">
            <text:p>geIt</text:p>
          </table:table-cell>
          <table:table-cell office:value-type="string">
            <text:p>gAt</text:p>
          </table:table-cell>
          <table:table-cell/>
          <table:table-cell office:value-type="string">
            <text:p>geIt</text:p>
          </table:table-cell>
          <table:table-cell office:value-type="string">
            <text:p>gAt</text:p>
          </table:table-cell>
          <table:table-cell/>
          <table:table-cell office:value-type="string">
            <text:p>geIt</text:p>
          </table:table-cell>
          <table:table-cell office:value-type="string">
            <text:p>gAt</text:p>
          </table:table-cell>
          <table:table-cell/>
          <table:table-cell office:value-type="string">
            <text:p>gA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general</text:p>
          </table:table-cell>
          <table:table-cell office:value-type="string">
            <text:p>noun_s</text:p>
          </table:table-cell>
          <table:table-cell table:style-name="Default" office:value-type="string">
            <text:p>dZen=r@l</text:p>
          </table:table-cell>
          <table:table-cell table:style-name="ce10" office:value-type="string">
            <text:p>jenrul</text:p>
          </table:table-cell>
          <table:table-cell table:style-name="ce10"/>
          <table:table-cell table:style-name="Default" office:value-type="string">
            <text:p>dZen=r@l</text:p>
          </table:table-cell>
          <table:table-cell table:style-name="ce10" office:value-type="string">
            <text:p>jenrul</text:p>
          </table:table-cell>
          <table:table-cell table:style-name="ce10"/>
          <table:table-cell table:style-name="Default" office:value-type="string">
            <text:p>dZEnr@l</text:p>
          </table:table-cell>
          <table:table-cell table:style-name="ce10" office:value-type="string">
            <text:p>jenrul</text:p>
          </table:table-cell>
          <table:table-cell table:style-name="Default"/>
          <table:table-cell table:style-name="ce10" office:value-type="string">
            <text:p>jenrul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generation</text:p>
          </table:table-cell>
          <table:table-cell office:value-type="string">
            <text:p>noun_s</text:p>
          </table:table-cell>
          <table:table-cell office:value-type="string">
            <text:p>dZen@reIS=n</text:p>
          </table:table-cell>
          <table:table-cell office:value-type="string">
            <text:p>jenurASn</text:p>
          </table:table-cell>
          <table:table-cell/>
          <table:table-cell office:value-type="string">
            <text:p>dZen@reIS=n</text:p>
          </table:table-cell>
          <table:table-cell office:value-type="string">
            <text:p>jenurASn</text:p>
          </table:table-cell>
          <table:table-cell/>
          <table:table-cell office:value-type="string">
            <text:p>dZEn@reIS@n</text:p>
          </table:table-cell>
          <table:table-cell office:value-type="string">
            <text:p>jenurASun</text:p>
          </table:table-cell>
          <table:table-cell/>
          <table:table-cell office:value-type="string">
            <text:p>jenurASn</text:p>
          </table:table-cell>
          <table:table-cell table:number-columns-repeated="3"/>
          <table:table-cell office:value-type="string">
            <text:p>Au-1:4.O</text:p>
          </table:table-cell>
          <table:table-cell table:number-columns-repeated="1008"/>
        </table:table-row>
        <table:table-row table:style-name="ro3">
          <table:table-cell office:value-type="string">
            <text:p>gentleman</text:p>
          </table:table-cell>
          <table:table-cell office:value-type="string">
            <text:p>noun_s</text:p>
          </table:table-cell>
          <table:table-cell office:value-type="string">
            <text:p>dZent=lm@n</text:p>
          </table:table-cell>
          <table:table-cell office:value-type="string">
            <text:p>jentlmun</text:p>
          </table:table-cell>
          <table:table-cell/>
          <table:table-cell office:value-type="string">
            <text:p>dZent=lm@n</text:p>
          </table:table-cell>
          <table:table-cell office:value-type="string">
            <text:p>jentlmun</text:p>
          </table:table-cell>
          <table:table-cell/>
          <table:table-cell office:value-type="string">
            <text:p>dZentlm@n</text:p>
          </table:table-cell>
          <table:table-cell office:value-type="string">
            <text:p>jentlmun</text:p>
          </table:table-cell>
          <table:table-cell/>
          <table:table-cell office:value-type="string">
            <text:p>jentlmun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gift</text:p>
          </table:table-cell>
          <table:table-cell office:value-type="string">
            <text:p>noun_s</text:p>
          </table:table-cell>
          <table:table-cell table:style-name="Default" office:value-type="string">
            <text:p>gIft</text:p>
          </table:table-cell>
          <table:table-cell table:style-name="ce10" office:value-type="string">
            <text:p>gift</text:p>
          </table:table-cell>
          <table:table-cell table:style-name="ce10"/>
          <table:table-cell table:style-name="Default" office:value-type="string">
            <text:p>gIft</text:p>
          </table:table-cell>
          <table:table-cell table:style-name="ce10" office:value-type="string">
            <text:p>gift</text:p>
          </table:table-cell>
          <table:table-cell table:style-name="ce10"/>
          <table:table-cell table:style-name="Default" office:value-type="string">
            <text:p>gIft</text:p>
          </table:table-cell>
          <table:table-cell table:style-name="ce10" office:value-type="string">
            <text:p>gift</text:p>
          </table:table-cell>
          <table:table-cell table:style-name="Default"/>
          <table:table-cell table:style-name="ce10" office:value-type="string">
            <text:p>gif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girl</text:p>
          </table:table-cell>
          <table:table-cell office:value-type="string">
            <text:p>noun_s</text:p>
          </table:table-cell>
          <table:table-cell office:value-type="string">
            <text:p>g3:l</text:p>
          </table:table-cell>
          <table:table-cell office:value-type="string">
            <text:p>gül</text:p>
          </table:table-cell>
          <table:table-cell/>
          <table:table-cell office:value-type="string">
            <text:p>g3`:l</text:p>
          </table:table-cell>
          <table:table-cell office:value-type="string">
            <text:p>gül</text:p>
          </table:table-cell>
          <table:table-cell/>
          <table:table-cell office:value-type="string">
            <text:p>g3l</text:p>
          </table:table-cell>
          <table:table-cell office:value-type="string">
            <text:p>gül</text:p>
          </table:table-cell>
          <table:table-cell/>
          <table:table-cell office:value-type="string">
            <text:p>gül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glass</text:p>
          </table:table-cell>
          <table:table-cell office:value-type="string">
            <text:p>noun_s</text:p>
          </table:table-cell>
          <table:table-cell table:style-name="Default" office:value-type="string">
            <text:p>glA:s</text:p>
          </table:table-cell>
          <table:table-cell table:style-name="ce10" office:value-type="string">
            <text:p>glRs</text:p>
          </table:table-cell>
          <table:table-cell table:style-name="ce10"/>
          <table:table-cell table:style-name="Default" office:value-type="string">
            <text:p>gl{s</text:p>
          </table:table-cell>
          <table:table-cell table:style-name="ce10" office:value-type="string">
            <text:p>glas</text:p>
          </table:table-cell>
          <table:table-cell table:style-name="ce10"/>
          <table:table-cell table:style-name="Default" office:value-type="string">
            <text:p>glAs</text:p>
          </table:table-cell>
          <table:table-cell table:style-name="ce10" office:value-type="string">
            <text:p>glRs</text:p>
          </table:table-cell>
          <table:table-cell table:style-name="Default"/>
          <table:table-cell table:style-name="ce10" office:value-type="string">
            <text:p>glas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1:1.16 <text:s/>Au-1:1.16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goal</text:p>
          </table:table-cell>
          <table:table-cell office:value-type="string">
            <text:p>noun_s</text:p>
          </table:table-cell>
          <table:table-cell table:style-name="Default" office:value-type="string">
            <text:p>1-g@Ul <text:s/>2-gQUl</text:p>
          </table:table-cell>
          <table:table-cell table:style-name="ce10" office:value-type="string">
            <text:p>1-gOl-&gt;1 <text:s/>2=1</text:p>
          </table:table-cell>
          <table:table-cell table:style-name="ce10"/>
          <table:table-cell table:style-name="Default" office:value-type="string">
            <text:p>goUl</text:p>
          </table:table-cell>
          <table:table-cell table:style-name="ce10" office:value-type="string">
            <text:p>gOl</text:p>
          </table:table-cell>
          <table:table-cell table:style-name="ce10"/>
          <table:table-cell table:style-name="Default" office:value-type="string">
            <text:p>goUl</text:p>
          </table:table-cell>
          <table:table-cell table:style-name="ce10" office:value-type="string">
            <text:p>gOl</text:p>
          </table:table-cell>
          <table:table-cell table:style-name="Default"/>
          <table:table-cell table:style-name="ce10" office:value-type="string">
            <text:p>gOl</text:p>
          </table:table-cell>
          <table:table-cell table:style-name="ce10"/>
          <table:table-cell table:style-name="Default" table:number-columns-repeated="4"/>
          <table:table-cell office:value-type="string">
            <text:p>RP-2 is a variant derived by rule</text:p>
          </table:table-cell>
          <table:table-cell table:style-name="Default" table:number-columns-repeated="1006"/>
        </table:table-row>
        <table:table-row table:style-name="ro3">
          <table:table-cell table:style-name="Default" office:value-type="string">
            <text:p>god</text:p>
          </table:table-cell>
          <table:table-cell office:value-type="string">
            <text:p>noun_s</text:p>
          </table:table-cell>
          <table:table-cell table:style-name="Default" office:value-type="string">
            <text:p>gQd</text:p>
          </table:table-cell>
          <table:table-cell table:style-name="ce10" office:value-type="string">
            <text:p>god</text:p>
          </table:table-cell>
          <table:table-cell table:style-name="ce10"/>
          <table:table-cell table:style-name="Default" office:value-type="string">
            <text:p>gA:d</text:p>
          </table:table-cell>
          <table:table-cell table:style-name="ce10" office:value-type="string">
            <text:p>gRd</text:p>
          </table:table-cell>
          <table:table-cell table:style-name="ce10"/>
          <table:table-cell table:style-name="Default" office:value-type="string">
            <text:p>gQd</text:p>
          </table:table-cell>
          <table:table-cell table:style-name="ce10" office:value-type="string">
            <text:p>god</text:p>
          </table:table-cell>
          <table:table-cell table:style-name="Default"/>
          <table:table-cell table:style-name="ce10" office:value-type="string">
            <text:p>god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1:1.9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gold</text:p>
          </table:table-cell>
          <table:table-cell office:value-type="string">
            <text:p>noun_s</text:p>
          </table:table-cell>
          <table:table-cell office:value-type="string">
            <text:p>1-g@Uld <text:s/>2-gQUld</text:p>
          </table:table-cell>
          <table:table-cell office:value-type="string">
            <text:p>1-gOld <text:s/>2=1</text:p>
          </table:table-cell>
          <table:table-cell/>
          <table:table-cell office:value-type="string">
            <text:p>goUld</text:p>
          </table:table-cell>
          <table:table-cell office:value-type="string">
            <text:p>gOld</text:p>
          </table:table-cell>
          <table:table-cell/>
          <table:table-cell office:value-type="string">
            <text:p>goUld</text:p>
          </table:table-cell>
          <table:table-cell office:value-type="string">
            <text:p>gOld</text:p>
          </table:table-cell>
          <table:table-cell/>
          <table:table-cell office:value-type="string">
            <text:p>gOld</text:p>
          </table:table-cell>
          <table:table-cell table:number-columns-repeated="5"/>
          <table:table-cell office:value-type="string">
            <text:p>RP-2 is a variant derived by rule</text:p>
          </table:table-cell>
          <table:table-cell table:number-columns-repeated="1006"/>
        </table:table-row>
        <table:table-row table:style-name="ro3">
          <table:table-cell table:style-name="Default" office:value-type="string">
            <text:p>goods</text:p>
          </table:table-cell>
          <table:table-cell office:value-type="string">
            <text:p>noun_x</text:p>
          </table:table-cell>
          <table:table-cell table:style-name="Default" office:value-type="string">
            <text:p>gUdz</text:p>
          </table:table-cell>
          <table:table-cell table:style-name="ce10" office:value-type="string">
            <text:p>gVdz</text:p>
          </table:table-cell>
          <table:table-cell table:style-name="ce10"/>
          <table:table-cell table:style-name="Default" office:value-type="string">
            <text:p>gUdz</text:p>
          </table:table-cell>
          <table:table-cell table:style-name="ce10" office:value-type="string">
            <text:p>gVdz</text:p>
          </table:table-cell>
          <table:table-cell table:style-name="ce10"/>
          <table:table-cell table:style-name="Default" office:value-type="string">
            <text:p>gUdz</text:p>
          </table:table-cell>
          <table:table-cell table:style-name="ce10" office:value-type="string">
            <text:p>gVdz</text:p>
          </table:table-cell>
          <table:table-cell table:style-name="Default"/>
          <table:table-cell table:style-name="ce10" office:value-type="string">
            <text:p>gVdz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government</text:p>
          </table:table-cell>
          <table:table-cell office:value-type="string">
            <text:p>noun_s</text:p>
          </table:table-cell>
          <table:table-cell office:value-type="string">
            <text:p>1-gVv=nm@nt <text:s/>2-gVv=n=m@nt <text:s/>3-gVv@nm@nt</text:p>
          </table:table-cell>
          <table:table-cell office:value-type="string">
            <text:p>1-guvuÑnmunt-&gt;1 <text:s/>2=1 <text:s/>3=1</text:p>
          </table:table-cell>
          <table:table-cell/>
          <table:table-cell office:value-type="string">
            <text:p>gVv=rnm@nt</text:p>
          </table:table-cell>
          <table:table-cell office:value-type="string">
            <text:p>guvurmunt</text:p>
          </table:table-cell>
          <table:table-cell/>
          <table:table-cell office:value-type="string">
            <text:p>gVv@nm@nt</text:p>
          </table:table-cell>
          <table:table-cell office:value-type="string">
            <text:p>guvuÑmunt</text:p>
          </table:table-cell>
          <table:table-cell/>
          <table:table-cell office:value-type="string">
            <text:p>guvuÑmunt</text:p>
          </table:table-cell>
          <table:table-cell table:number-columns-repeated="3"/>
          <table:table-cell office:value-type="string">
            <text:p>RP-2:3.V</text:p>
          </table:table-cell>
          <table:table-cell table:number-columns-repeated="1008"/>
        </table:table-row>
        <table:table-row table:style-name="ro3">
          <table:table-cell office:value-type="string">
            <text:p>grant</text:p>
          </table:table-cell>
          <table:table-cell office:value-type="string">
            <text:p>noun_s</text:p>
          </table:table-cell>
          <table:table-cell office:value-type="string">
            <text:p>grA:nt</text:p>
          </table:table-cell>
          <table:table-cell office:value-type="string">
            <text:p>grRnt</text:p>
          </table:table-cell>
          <table:table-cell/>
          <table:table-cell office:value-type="string">
            <text:p>gr{nt</text:p>
          </table:table-cell>
          <table:table-cell office:value-type="string">
            <text:p>grant</text:p>
          </table:table-cell>
          <table:table-cell/>
          <table:table-cell office:value-type="string">
            <text:p>1-gr{nt <text:s/>2-grAnt</text:p>
          </table:table-cell>
          <table:table-cell office:value-type="string">
            <text:p>1-grant-&gt;1 <text:s/>2-grRnt-&gt;1</text:p>
          </table:table-cell>
          <table:table-cell/>
          <table:table-cell office:value-type="string">
            <text:p>grant</text:p>
          </table:table-cell>
          <table:table-cell table:number-columns-repeated="3"/>
          <table:table-cell office:value-type="string">
            <text:p>RP-1:1.16 <text:s/>Au-2:1.16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grass</text:p>
          </table:table-cell>
          <table:table-cell office:value-type="string">
            <text:p>noun_s</text:p>
          </table:table-cell>
          <table:table-cell table:style-name="Default" office:value-type="string">
            <text:p>grA:s</text:p>
          </table:table-cell>
          <table:table-cell table:style-name="ce10" office:value-type="string">
            <text:p>grRs</text:p>
          </table:table-cell>
          <table:table-cell table:style-name="ce10"/>
          <table:table-cell table:style-name="Default" office:value-type="string">
            <text:p>gr{s</text:p>
          </table:table-cell>
          <table:table-cell table:style-name="ce10" office:value-type="string">
            <text:p>gras</text:p>
          </table:table-cell>
          <table:table-cell table:style-name="ce10"/>
          <table:table-cell table:style-name="Default" office:value-type="string">
            <text:p>grAs</text:p>
          </table:table-cell>
          <table:table-cell table:style-name="ce10" office:value-type="string">
            <text:p>grRs</text:p>
          </table:table-cell>
          <table:table-cell table:style-name="Default"/>
          <table:table-cell table:style-name="ce10" office:value-type="string">
            <text:p>gras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1:1.16 <text:s/>Au-1:1.16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ground</text:p>
          </table:table-cell>
          <table:table-cell office:value-type="string">
            <text:p>noun_s</text:p>
          </table:table-cell>
          <table:table-cell table:style-name="Default" office:value-type="string">
            <text:p>graUnd</text:p>
          </table:table-cell>
          <table:table-cell table:style-name="ce10" office:value-type="string">
            <text:p>grWnd</text:p>
          </table:table-cell>
          <table:table-cell table:style-name="ce10"/>
          <table:table-cell table:style-name="Default" office:value-type="string">
            <text:p>graUnd</text:p>
          </table:table-cell>
          <table:table-cell table:style-name="ce10" office:value-type="string">
            <text:p>grWnd</text:p>
          </table:table-cell>
          <table:table-cell table:style-name="ce10"/>
          <table:table-cell table:style-name="Default" office:value-type="string">
            <text:p>graUnd</text:p>
          </table:table-cell>
          <table:table-cell table:style-name="ce10" office:value-type="string">
            <text:p>grWnd</text:p>
          </table:table-cell>
          <table:table-cell table:style-name="Default"/>
          <table:table-cell table:style-name="ce10" office:value-type="string">
            <text:p>grWnd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group</text:p>
          </table:table-cell>
          <table:table-cell office:value-type="string">
            <text:p>noun_s</text:p>
          </table:table-cell>
          <table:table-cell office:value-type="string">
            <text:p>gru:p</text:p>
          </table:table-cell>
          <table:table-cell office:value-type="string">
            <text:p>grUp</text:p>
          </table:table-cell>
          <table:table-cell/>
          <table:table-cell office:value-type="string">
            <text:p>gru:p</text:p>
          </table:table-cell>
          <table:table-cell office:value-type="string">
            <text:p>grUp</text:p>
          </table:table-cell>
          <table:table-cell/>
          <table:table-cell office:value-type="string">
            <text:p>grup</text:p>
          </table:table-cell>
          <table:table-cell office:value-type="string">
            <text:p>grUp</text:p>
          </table:table-cell>
          <table:table-cell/>
          <table:table-cell office:value-type="string">
            <text:p>grUp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growth</text:p>
          </table:table-cell>
          <table:table-cell office:value-type="string">
            <text:p>noun_s</text:p>
          </table:table-cell>
          <table:table-cell table:style-name="Default" office:value-type="string">
            <text:p>gr@UT</text:p>
          </table:table-cell>
          <table:table-cell table:style-name="ce10" office:value-type="string">
            <text:p>grOT</text:p>
          </table:table-cell>
          <table:table-cell table:style-name="ce10"/>
          <table:table-cell table:style-name="Default" office:value-type="string">
            <text:p>groUT</text:p>
          </table:table-cell>
          <table:table-cell table:style-name="ce10" office:value-type="string">
            <text:p>grOT</text:p>
          </table:table-cell>
          <table:table-cell table:style-name="ce10"/>
          <table:table-cell table:style-name="Default" office:value-type="string">
            <text:p>groUT</text:p>
          </table:table-cell>
          <table:table-cell table:style-name="ce10" office:value-type="string">
            <text:p>grOT</text:p>
          </table:table-cell>
          <table:table-cell table:style-name="Default"/>
          <table:table-cell table:style-name="ce10" office:value-type="string">
            <text:p>grO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guest</text:p>
          </table:table-cell>
          <table:table-cell office:value-type="string">
            <text:p>noun_s</text:p>
          </table:table-cell>
          <table:table-cell office:value-type="string">
            <text:p>gest</text:p>
          </table:table-cell>
          <table:table-cell office:value-type="string">
            <text:p>gest</text:p>
          </table:table-cell>
          <table:table-cell/>
          <table:table-cell office:value-type="string">
            <text:p>gest</text:p>
          </table:table-cell>
          <table:table-cell office:value-type="string">
            <text:p>gest</text:p>
          </table:table-cell>
          <table:table-cell/>
          <table:table-cell office:value-type="string">
            <text:p>gEst</text:p>
          </table:table-cell>
          <table:table-cell office:value-type="string">
            <text:p>gest</text:p>
          </table:table-cell>
          <table:table-cell/>
          <table:table-cell office:value-type="string">
            <text:p>gest</text:p>
          </table:table-cell>
          <table:table-cell table:number-columns-repeated="1012"/>
        </table:table-row>
        <table:table-row table:style-name="ro3">
          <table:table-cell office:value-type="string">
            <text:p>guide</text:p>
          </table:table-cell>
          <table:table-cell office:value-type="string">
            <text:p>noun_s</text:p>
          </table:table-cell>
          <table:table-cell office:value-type="string">
            <text:p>gaId</text:p>
          </table:table-cell>
          <table:table-cell office:value-type="string">
            <text:p>gId</text:p>
          </table:table-cell>
          <table:table-cell/>
          <table:table-cell office:value-type="string">
            <text:p>gaId</text:p>
          </table:table-cell>
          <table:table-cell office:value-type="string">
            <text:p>gId</text:p>
          </table:table-cell>
          <table:table-cell/>
          <table:table-cell office:value-type="string">
            <text:p>gaId</text:p>
          </table:table-cell>
          <table:table-cell office:value-type="string">
            <text:p>gId</text:p>
          </table:table-cell>
          <table:table-cell/>
          <table:table-cell office:value-type="string">
            <text:p>gId</text:p>
          </table:table-cell>
          <table:table-cell table:number-columns-repeated="1012"/>
        </table:table-row>
        <table:table-row table:style-name="ro3">
          <table:table-cell office:value-type="string">
            <text:p>gun</text:p>
          </table:table-cell>
          <table:table-cell office:value-type="string">
            <text:p>noun_s</text:p>
          </table:table-cell>
          <table:table-cell office:value-type="string">
            <text:p>gVn</text:p>
          </table:table-cell>
          <table:table-cell office:value-type="string">
            <text:p>gun</text:p>
          </table:table-cell>
          <table:table-cell/>
          <table:table-cell office:value-type="string">
            <text:p>gVn</text:p>
          </table:table-cell>
          <table:table-cell office:value-type="string">
            <text:p>gun</text:p>
          </table:table-cell>
          <table:table-cell/>
          <table:table-cell office:value-type="string">
            <text:p>gVn</text:p>
          </table:table-cell>
          <table:table-cell office:value-type="string">
            <text:p>gun</text:p>
          </table:table-cell>
          <table:table-cell/>
          <table:table-cell office:value-type="string">
            <text:p>gun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hair</text:p>
          </table:table-cell>
          <table:table-cell office:value-type="string">
            <text:p>noun_s</text:p>
          </table:table-cell>
          <table:table-cell table:style-name="Default" office:value-type="string">
            <text:p>he@</text:p>
          </table:table-cell>
          <table:table-cell table:style-name="ce10" office:value-type="string">
            <text:p>hÄ</text:p>
          </table:table-cell>
          <table:table-cell table:style-name="ce10"/>
          <table:table-cell table:style-name="Default" office:value-type="string">
            <text:p>1-he=r <text:s/>2-h{=r</text:p>
          </table:table-cell>
          <table:table-cell table:style-name="ce10" office:value-type="string">
            <text:p>1-hÄ-&gt;1 <text:s/>2-har-&gt;1</text:p>
          </table:table-cell>
          <table:table-cell table:style-name="ce10"/>
          <table:table-cell table:style-name="Default" office:value-type="string">
            <text:p>hE@</text:p>
          </table:table-cell>
          <table:table-cell table:style-name="ce10" office:value-type="string">
            <text:p>hÄ</text:p>
          </table:table-cell>
          <table:table-cell table:style-name="Default"/>
          <table:table-cell table:style-name="ce10" office:value-type="string">
            <text:p>hÄ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2:1.20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half</text:p>
          </table:table-cell>
          <table:table-cell office:value-type="string">
            <text:p>noun_s</text:p>
          </table:table-cell>
          <table:table-cell office:value-type="string">
            <text:p>hA:f</text:p>
          </table:table-cell>
          <table:table-cell office:value-type="string">
            <text:p>hRf</text:p>
          </table:table-cell>
          <table:table-cell/>
          <table:table-cell office:value-type="string">
            <text:p>h{f</text:p>
          </table:table-cell>
          <table:table-cell office:value-type="string">
            <text:p>haf</text:p>
          </table:table-cell>
          <table:table-cell/>
          <table:table-cell office:value-type="string">
            <text:p>hAf</text:p>
          </table:table-cell>
          <table:table-cell office:value-type="string">
            <text:p>fRf</text:p>
          </table:table-cell>
          <table:table-cell/>
          <table:table-cell office:value-type="string">
            <text:p>faf</text:p>
          </table:table-cell>
          <table:table-cell table:number-columns-repeated="3"/>
          <table:table-cell office:value-type="string">
            <text:p>RP-1:1.16 <text:s/>Au-1:1.16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hall</text:p>
          </table:table-cell>
          <table:table-cell office:value-type="string">
            <text:p>noun_s</text:p>
          </table:table-cell>
          <table:table-cell table:style-name="Default" office:value-type="string">
            <text:p>hO:l</text:p>
          </table:table-cell>
          <table:table-cell table:style-name="ce10" office:value-type="string">
            <text:p>hQl</text:p>
          </table:table-cell>
          <table:table-cell table:style-name="ce10"/>
          <table:table-cell table:style-name="Default" office:value-type="string">
            <text:p>1-hQ:l <text:s/>2-hA:l</text:p>
          </table:table-cell>
          <table:table-cell table:style-name="ce10" office:value-type="string">
            <text:p>1-hol-&gt;1 <text:s/>2-hRl-&gt;1</text:p>
          </table:table-cell>
          <table:table-cell table:style-name="ce10"/>
          <table:table-cell table:style-name="Default" office:value-type="string">
            <text:p>hOl</text:p>
          </table:table-cell>
          <table:table-cell table:style-name="ce10" office:value-type="string">
            <text:p>hQl</text:p>
          </table:table-cell>
          <table:table-cell table:style-name="Default"/>
          <table:table-cell table:style-name="ce10" office:value-type="string">
            <text:p>hQl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x:1.8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hand</text:p>
          </table:table-cell>
          <table:table-cell office:value-type="string">
            <text:p>noun_s</text:p>
          </table:table-cell>
          <table:table-cell office:value-type="string">
            <text:p>h{nd</text:p>
          </table:table-cell>
          <table:table-cell office:value-type="string">
            <text:p>hand</text:p>
          </table:table-cell>
          <table:table-cell/>
          <table:table-cell office:value-type="string">
            <text:p>h{nd</text:p>
          </table:table-cell>
          <table:table-cell office:value-type="string">
            <text:p>hand</text:p>
          </table:table-cell>
          <table:table-cell/>
          <table:table-cell office:value-type="string">
            <text:p>h{nd</text:p>
          </table:table-cell>
          <table:table-cell office:value-type="string">
            <text:p>hand</text:p>
          </table:table-cell>
          <table:table-cell/>
          <table:table-cell office:value-type="string">
            <text:p>hand</text:p>
          </table:table-cell>
          <table:table-cell table:number-columns-repeated="1012"/>
        </table:table-row>
        <table:table-row table:style-name="ro3">
          <table:table-cell office:value-type="string">
            <text:p>head</text:p>
          </table:table-cell>
          <table:table-cell office:value-type="string">
            <text:p>noun_s</text:p>
          </table:table-cell>
          <table:table-cell office:value-type="string">
            <text:p>hed</text:p>
          </table:table-cell>
          <table:table-cell office:value-type="string">
            <text:p>hed</text:p>
          </table:table-cell>
          <table:table-cell/>
          <table:table-cell office:value-type="string">
            <text:p>hed</text:p>
          </table:table-cell>
          <table:table-cell office:value-type="string">
            <text:p>hed</text:p>
          </table:table-cell>
          <table:table-cell/>
          <table:table-cell office:value-type="string">
            <text:p>hEd</text:p>
          </table:table-cell>
          <table:table-cell office:value-type="string">
            <text:p>hed</text:p>
          </table:table-cell>
          <table:table-cell/>
          <table:table-cell office:value-type="string">
            <text:p>hed</text:p>
          </table:table-cell>
          <table:table-cell table:number-columns-repeated="1012"/>
        </table:table-row>
        <table:table-row table:style-name="ro3">
          <table:table-cell office:value-type="string">
            <text:p>health</text:p>
          </table:table-cell>
          <table:table-cell office:value-type="string">
            <text:p>noun_x</text:p>
          </table:table-cell>
          <table:table-cell office:value-type="string">
            <text:p>helT</text:p>
          </table:table-cell>
          <table:table-cell office:value-type="string">
            <text:p>helT</text:p>
          </table:table-cell>
          <table:table-cell/>
          <table:table-cell office:value-type="string">
            <text:p>helT</text:p>
          </table:table-cell>
          <table:table-cell office:value-type="string">
            <text:p>helT</text:p>
          </table:table-cell>
          <table:table-cell/>
          <table:table-cell office:value-type="string">
            <text:p>hElT</text:p>
          </table:table-cell>
          <table:table-cell office:value-type="string">
            <text:p>helT</text:p>
          </table:table-cell>
          <table:table-cell/>
          <table:table-cell office:value-type="string">
            <text:p>hel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heart</text:p>
          </table:table-cell>
          <table:table-cell office:value-type="string">
            <text:p>noun_s</text:p>
          </table:table-cell>
          <table:table-cell table:style-name="Default" office:value-type="string">
            <text:p>hA:t</text:p>
          </table:table-cell>
          <table:table-cell table:style-name="ce10" office:value-type="string">
            <text:p>hät</text:p>
          </table:table-cell>
          <table:table-cell table:style-name="ce10"/>
          <table:table-cell table:style-name="Default" office:value-type="string">
            <text:p>hA:rt</text:p>
          </table:table-cell>
          <table:table-cell table:style-name="ce10" office:value-type="string">
            <text:p>hRrt</text:p>
          </table:table-cell>
          <table:table-cell table:style-name="ce10"/>
          <table:table-cell table:style-name="Default" office:value-type="string">
            <text:p>hAt</text:p>
          </table:table-cell>
          <table:table-cell table:style-name="ce10" office:value-type="string">
            <text:p>hät</text:p>
          </table:table-cell>
          <table:table-cell table:style-name="Default"/>
          <table:table-cell table:style-name="ce10" office:value-type="string">
            <text:p>hä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heat</text:p>
          </table:table-cell>
          <table:table-cell office:value-type="string">
            <text:p>noun_s</text:p>
          </table:table-cell>
          <table:table-cell office:value-type="string">
            <text:p>hi:t</text:p>
          </table:table-cell>
          <table:table-cell office:value-type="string">
            <text:p>hEt</text:p>
          </table:table-cell>
          <table:table-cell/>
          <table:table-cell office:value-type="string">
            <text:p>hi:t</text:p>
          </table:table-cell>
          <table:table-cell office:value-type="string">
            <text:p>hEt</text:p>
          </table:table-cell>
          <table:table-cell/>
          <table:table-cell office:value-type="string">
            <text:p>hit</text:p>
          </table:table-cell>
          <table:table-cell office:value-type="string">
            <text:p>hEt</text:p>
          </table:table-cell>
          <table:table-cell/>
          <table:table-cell office:value-type="string">
            <text:p>hE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height</text:p>
          </table:table-cell>
          <table:table-cell office:value-type="string">
            <text:p>noun_s</text:p>
          </table:table-cell>
          <table:table-cell table:style-name="Default" office:value-type="string">
            <text:p>haIt</text:p>
          </table:table-cell>
          <table:table-cell table:style-name="ce10" office:value-type="string">
            <text:p>hIt</text:p>
          </table:table-cell>
          <table:table-cell table:style-name="ce10"/>
          <table:table-cell table:style-name="Default" office:value-type="string">
            <text:p>haIt</text:p>
          </table:table-cell>
          <table:table-cell table:style-name="ce10" office:value-type="string">
            <text:p>hIt</text:p>
          </table:table-cell>
          <table:table-cell table:style-name="ce10"/>
          <table:table-cell table:style-name="Default" office:value-type="string">
            <text:p>haIt</text:p>
          </table:table-cell>
          <table:table-cell table:style-name="ce10" office:value-type="string">
            <text:p>hIt</text:p>
          </table:table-cell>
          <table:table-cell table:style-name="Default"/>
          <table:table-cell table:style-name="ce10" office:value-type="string">
            <text:p>hI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hell</text:p>
          </table:table-cell>
          <table:table-cell office:value-type="string">
            <text:p>noun_s</text:p>
          </table:table-cell>
          <table:table-cell office:value-type="string">
            <text:p>hel</text:p>
          </table:table-cell>
          <table:table-cell office:value-type="string">
            <text:p>hel</text:p>
          </table:table-cell>
          <table:table-cell/>
          <table:table-cell office:value-type="string">
            <text:p>hel</text:p>
          </table:table-cell>
          <table:table-cell office:value-type="string">
            <text:p>hel</text:p>
          </table:table-cell>
          <table:table-cell/>
          <table:table-cell office:value-type="string">
            <text:p>hel</text:p>
          </table:table-cell>
          <table:table-cell office:value-type="string">
            <text:p>hel</text:p>
          </table:table-cell>
          <table:table-cell/>
          <table:table-cell office:value-type="string">
            <text:p>hel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help</text:p>
          </table:table-cell>
          <table:table-cell office:value-type="string">
            <text:p>noun_s</text:p>
          </table:table-cell>
          <table:table-cell table:style-name="Default" office:value-type="string">
            <text:p>help</text:p>
          </table:table-cell>
          <table:table-cell table:style-name="ce10" office:value-type="string">
            <text:p>help</text:p>
          </table:table-cell>
          <table:table-cell table:style-name="ce10"/>
          <table:table-cell table:style-name="Default" office:value-type="string">
            <text:p>help</text:p>
          </table:table-cell>
          <table:table-cell table:style-name="ce10" office:value-type="string">
            <text:p>help</text:p>
          </table:table-cell>
          <table:table-cell table:style-name="ce10"/>
          <table:table-cell table:style-name="Default" office:value-type="string">
            <text:p>hElp</text:p>
          </table:table-cell>
          <table:table-cell table:style-name="ce10" office:value-type="string">
            <text:p>help</text:p>
          </table:table-cell>
          <table:table-cell table:style-name="Default"/>
          <table:table-cell table:style-name="ce10" office:value-type="string">
            <text:p>help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hill</text:p>
          </table:table-cell>
          <table:table-cell office:value-type="string">
            <text:p>noun_s</text:p>
          </table:table-cell>
          <table:table-cell office:value-type="string">
            <text:p>hIl</text:p>
          </table:table-cell>
          <table:table-cell office:value-type="string">
            <text:p>hil</text:p>
          </table:table-cell>
          <table:table-cell/>
          <table:table-cell office:value-type="string">
            <text:p>hIl</text:p>
          </table:table-cell>
          <table:table-cell office:value-type="string">
            <text:p>hil</text:p>
          </table:table-cell>
          <table:table-cell/>
          <table:table-cell office:value-type="string">
            <text:p>hIl</text:p>
          </table:table-cell>
          <table:table-cell office:value-type="string">
            <text:p>hil</text:p>
          </table:table-cell>
          <table:table-cell/>
          <table:table-cell office:value-type="string">
            <text:p>hil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history</text:p>
          </table:table-cell>
          <table:table-cell office:value-type="string">
            <text:p>noun_s</text:p>
          </table:table-cell>
          <table:table-cell table:style-name="Default" office:value-type="string">
            <text:p>1-hIstri <text:s/>2-hIst@ri</text:p>
          </table:table-cell>
          <table:table-cell table:style-name="ce10" office:value-type="string">
            <text:p>1-histrE-&gt;1 <text:s/>2-histurE-&gt;2</text:p>
          </table:table-cell>
          <table:table-cell table:style-name="ce10"/>
          <table:table-cell table:style-name="Default" office:value-type="string">
            <text:p>hIstri</text:p>
          </table:table-cell>
          <table:table-cell table:style-name="ce10" office:value-type="string">
            <text:p>histrE-&gt;1</text:p>
          </table:table-cell>
          <table:table-cell table:style-name="ce10"/>
          <table:table-cell table:style-name="Default" office:value-type="string">
            <text:p>1-hIstri <text:s/>2-hIst@ri</text:p>
          </table:table-cell>
          <table:table-cell table:style-name="ce10" office:value-type="string">
            <text:p>1-histrE-&gt;1 <text:s/>2-histurE-&gt;2</text:p>
          </table:table-cell>
          <table:table-cell table:style-name="Default"/>
          <table:table-cell table:style-name="ce10" office:value-type="string">
            <text:p>histrE</text:p>
          </table:table-cell>
          <table:table-cell table:style-name="ce10" office:value-type="string">
            <text:p>histurE</text:p>
          </table:table-cell>
          <table:table-cell table:style-name="Default" table:number-columns-repeated="1011"/>
        </table:table-row>
        <table:table-row table:style-name="ro3">
          <table:table-cell office:value-type="string">
            <text:p>hole</text:p>
          </table:table-cell>
          <table:table-cell office:value-type="string">
            <text:p>noun_s</text:p>
          </table:table-cell>
          <table:table-cell office:value-type="string">
            <text:p>1-h@Ul <text:s/>2-hQUl</text:p>
          </table:table-cell>
          <table:table-cell office:value-type="string">
            <text:p>1-hOl <text:s/>2=1</text:p>
          </table:table-cell>
          <table:table-cell/>
          <table:table-cell office:value-type="string">
            <text:p>hoUl</text:p>
          </table:table-cell>
          <table:table-cell office:value-type="string">
            <text:p>hOl</text:p>
          </table:table-cell>
          <table:table-cell/>
          <table:table-cell office:value-type="string">
            <text:p>hoUl</text:p>
          </table:table-cell>
          <table:table-cell office:value-type="string">
            <text:p>hOl</text:p>
          </table:table-cell>
          <table:table-cell/>
          <table:table-cell office:value-type="string">
            <text:p>hOl</text:p>
          </table:table-cell>
          <table:table-cell table:number-columns-repeated="5"/>
          <table:table-cell office:value-type="string">
            <text:p>RP-2 is a variant derived by rule</text:p>
          </table:table-cell>
          <table:table-cell table:number-columns-repeated="1006"/>
        </table:table-row>
        <table:table-row table:style-name="ro3">
          <table:table-cell table:style-name="Default" office:value-type="string">
            <text:p>holiday</text:p>
          </table:table-cell>
          <table:table-cell office:value-type="string">
            <text:p>noun_s</text:p>
          </table:table-cell>
          <table:table-cell table:style-name="Default" office:value-type="string">
            <text:p>1-hQl@deI <text:s/>2-hQlIdeI <text:s/>3-hQl@di</text:p>
          </table:table-cell>
          <table:table-cell table:style-name="ce10" office:value-type="string">
            <text:p>1-holudA-&gt;1 <text:s/>2-holidA-&gt;2 <text:s/>3-holudE-&gt;3</text:p>
          </table:table-cell>
          <table:table-cell table:style-name="ce10"/>
          <table:table-cell table:style-name="Default" office:value-type="string">
            <text:p>hA:l@deI</text:p>
          </table:table-cell>
          <table:table-cell table:style-name="ce10" office:value-type="string">
            <text:p>hRludA-&gt;1</text:p>
          </table:table-cell>
          <table:table-cell table:style-name="ce10"/>
          <table:table-cell table:style-name="Default" office:value-type="string">
            <text:p>hQl@deI</text:p>
          </table:table-cell>
          <table:table-cell table:style-name="ce10" office:value-type="string">
            <text:p>holudA-&gt;1</text:p>
          </table:table-cell>
          <table:table-cell table:style-name="Default"/>
          <table:table-cell table:style-name="ce10" office:value-type="string">
            <text:p>holudA</text:p>
          </table:table-cell>
          <table:table-cell table:style-name="ce10" office:value-type="string">
            <text:p>holidA</text:p>
          </table:table-cell>
          <table:table-cell table:style-name="Default" table:number-columns-repeated="2"/>
          <table:table-cell table:style-name="Default" office:value-type="string">
            <text:p>GA-1:1.9</text:p>
          </table:table-cell>
          <table:table-cell table:style-name="Default"/>
          <table:table-cell office:value-type="string">
            <text:p>rule 25 rabbIt exception (commA set takes precedence)</text:p>
          </table:table-cell>
          <table:table-cell table:style-name="Default" table:number-columns-repeated="1006"/>
        </table:table-row>
        <table:table-row table:style-name="ro3">
          <table:table-cell office:value-type="string">
            <text:p>home</text:p>
          </table:table-cell>
          <table:table-cell office:value-type="string">
            <text:p>noun_s</text:p>
          </table:table-cell>
          <table:table-cell office:value-type="string">
            <text:p>h@Um</text:p>
          </table:table-cell>
          <table:table-cell office:value-type="string">
            <text:p>hOm</text:p>
          </table:table-cell>
          <table:table-cell/>
          <table:table-cell office:value-type="string">
            <text:p>hoUm</text:p>
          </table:table-cell>
          <table:table-cell office:value-type="string">
            <text:p>hOm</text:p>
          </table:table-cell>
          <table:table-cell/>
          <table:table-cell office:value-type="string">
            <text:p>hoUm</text:p>
          </table:table-cell>
          <table:table-cell office:value-type="string">
            <text:p>hOm</text:p>
          </table:table-cell>
          <table:table-cell/>
          <table:table-cell office:value-type="string">
            <text:p>hOm</text:p>
          </table:table-cell>
          <table:table-cell table:number-columns-repeated="1012"/>
        </table:table-row>
        <table:table-row table:style-name="ro3">
          <table:table-cell office:value-type="string">
            <text:p>hope</text:p>
          </table:table-cell>
          <table:table-cell office:value-type="string">
            <text:p>noun_s</text:p>
          </table:table-cell>
          <table:table-cell office:value-type="string">
            <text:p>h@Up</text:p>
          </table:table-cell>
          <table:table-cell office:value-type="string">
            <text:p>hOp</text:p>
          </table:table-cell>
          <table:table-cell/>
          <table:table-cell office:value-type="string">
            <text:p>hoUp</text:p>
          </table:table-cell>
          <table:table-cell office:value-type="string">
            <text:p>hOp</text:p>
          </table:table-cell>
          <table:table-cell/>
          <table:table-cell office:value-type="string">
            <text:p>hoUp</text:p>
          </table:table-cell>
          <table:table-cell office:value-type="string">
            <text:p>hOp</text:p>
          </table:table-cell>
          <table:table-cell/>
          <table:table-cell office:value-type="string">
            <text:p>hOp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horse</text:p>
          </table:table-cell>
          <table:table-cell office:value-type="string">
            <text:p>noun_s</text:p>
          </table:table-cell>
          <table:table-cell table:style-name="Default" office:value-type="string">
            <text:p>hO:s</text:p>
          </table:table-cell>
          <table:table-cell table:style-name="ce10" office:value-type="string">
            <text:p>hös</text:p>
          </table:table-cell>
          <table:table-cell table:style-name="ce10"/>
          <table:table-cell table:style-name="Default" office:value-type="string">
            <text:p>hO:rs</text:p>
          </table:table-cell>
          <table:table-cell table:style-name="ce10" office:value-type="string">
            <text:p>hQrs</text:p>
          </table:table-cell>
          <table:table-cell table:style-name="ce10"/>
          <table:table-cell table:style-name="Default" office:value-type="string">
            <text:p>hOs</text:p>
          </table:table-cell>
          <table:table-cell table:style-name="ce10" office:value-type="string">
            <text:p>hös</text:p>
          </table:table-cell>
          <table:table-cell table:style-name="Default"/>
          <table:table-cell table:style-name="ce10" office:value-type="string">
            <text:p>hös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hospital</text:p>
          </table:table-cell>
          <table:table-cell office:value-type="string">
            <text:p>noun_s</text:p>
          </table:table-cell>
          <table:table-cell table:style-name="Default" office:value-type="string">
            <text:p>hQspIt=l</text:p>
          </table:table-cell>
          <table:table-cell table:style-name="ce10" office:value-type="string">
            <text:p>hospitl</text:p>
          </table:table-cell>
          <table:table-cell table:style-name="ce10"/>
          <table:table-cell table:style-name="Default" office:value-type="string">
            <text:p>hA:spIt=l</text:p>
          </table:table-cell>
          <table:table-cell table:style-name="ce10" office:value-type="string">
            <text:p>hRspitl</text:p>
          </table:table-cell>
          <table:table-cell table:style-name="ce10"/>
          <table:table-cell table:style-name="Default" office:value-type="string">
            <text:p>hQspItl</text:p>
          </table:table-cell>
          <table:table-cell table:style-name="ce10" office:value-type="string">
            <text:p>hospitl</text:p>
          </table:table-cell>
          <table:table-cell table:style-name="Default"/>
          <table:table-cell table:style-name="ce10" office:value-type="string">
            <text:p>hospitl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1:1.9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hour</text:p>
          </table:table-cell>
          <table:table-cell office:value-type="string">
            <text:p>noun_s</text:p>
          </table:table-cell>
          <table:table-cell office:value-type="string">
            <text:p>aU@</text:p>
          </table:table-cell>
          <table:table-cell office:value-type="string">
            <text:p>Ö</text:p>
          </table:table-cell>
          <table:table-cell/>
          <table:table-cell office:value-type="string">
            <text:p>aU=r</text:p>
          </table:table-cell>
          <table:table-cell office:value-type="string">
            <text:p>Ö</text:p>
          </table:table-cell>
          <table:table-cell/>
          <table:table-cell office:value-type="string">
            <text:p>aU@</text:p>
          </table:table-cell>
          <table:table-cell office:value-type="string">
            <text:p>Ö</text:p>
          </table:table-cell>
          <table:table-cell/>
          <table:table-cell office:value-type="string">
            <text:p>Ö</text:p>
          </table:table-cell>
          <table:table-cell table:number-columns-repeated="1012"/>
        </table:table-row>
        <table:table-row table:style-name="ro3">
          <table:table-cell office:value-type="string">
            <text:p>house</text:p>
          </table:table-cell>
          <table:table-cell office:value-type="string">
            <text:p>noun_s</text:p>
          </table:table-cell>
          <table:table-cell office:value-type="string">
            <text:p>haUs</text:p>
          </table:table-cell>
          <table:table-cell office:value-type="string">
            <text:p>hWs</text:p>
          </table:table-cell>
          <table:table-cell/>
          <table:table-cell office:value-type="string">
            <text:p>haUs</text:p>
          </table:table-cell>
          <table:table-cell office:value-type="string">
            <text:p>hWs</text:p>
          </table:table-cell>
          <table:table-cell/>
          <table:table-cell office:value-type="string">
            <text:p>haUs</text:p>
          </table:table-cell>
          <table:table-cell office:value-type="string">
            <text:p>hWs</text:p>
          </table:table-cell>
          <table:table-cell/>
          <table:table-cell office:value-type="string">
            <text:p>hWs</text:p>
          </table:table-cell>
          <table:table-cell table:number-columns-repeated="1012"/>
        </table:table-row>
        <table:table-row table:style-name="ro3">
          <table:table-cell office:value-type="string">
            <text:p>household</text:p>
          </table:table-cell>
          <table:table-cell office:value-type="string">
            <text:p>noun_s</text:p>
          </table:table-cell>
          <table:table-cell office:value-type="string">
            <text:p>1-haUsh@Uld <text:s/>2-haUshQUld <text:s/>3-haUs@Uld</text:p>
          </table:table-cell>
          <table:table-cell office:value-type="string">
            <text:p>1-hWshOld-&gt;1 <text:s/>2=1 <text:s/>3-hWsOld-&gt;2</text:p>
          </table:table-cell>
          <table:table-cell/>
          <table:table-cell office:value-type="string">
            <text:p>haUsh@Uld</text:p>
          </table:table-cell>
          <table:table-cell office:value-type="string">
            <text:p>hWshOld-&gt;1</text:p>
          </table:table-cell>
          <table:table-cell/>
          <table:table-cell office:value-type="string">
            <text:p>haUshoUld</text:p>
          </table:table-cell>
          <table:table-cell office:value-type="string">
            <text:p>hWshOld-&gt;1</text:p>
          </table:table-cell>
          <table:table-cell/>
          <table:table-cell office:value-type="string">
            <text:p>hWshOld</text:p>
          </table:table-cell>
          <table:table-cell office:value-type="string">
            <text:p>hWsOld</text:p>
          </table:table-cell>
          <table:table-cell table:number-columns-repeated="4"/>
          <table:table-cell office:value-type="string">
            <text:p>RP-2 is a variant derived by rule</text:p>
          </table:table-cell>
          <table:table-cell table:number-columns-repeated="1006"/>
        </table:table-row>
        <table:table-row table:style-name="ro3">
          <table:table-cell office:value-type="string">
            <text:p>housing</text:p>
          </table:table-cell>
          <table:table-cell office:value-type="string">
            <text:p>noun_x</text:p>
          </table:table-cell>
          <table:table-cell office:value-type="string">
            <text:p>haUzIN</text:p>
          </table:table-cell>
          <table:table-cell office:value-type="string">
            <text:p>hWziN</text:p>
          </table:table-cell>
          <table:table-cell/>
          <table:table-cell office:value-type="string">
            <text:p>faUzIN</text:p>
          </table:table-cell>
          <table:table-cell office:value-type="string">
            <text:p>fWziN</text:p>
          </table:table-cell>
          <table:table-cell/>
          <table:table-cell office:value-type="string">
            <text:p>haUzIN</text:p>
          </table:table-cell>
          <table:table-cell office:value-type="string">
            <text:p>hWziN</text:p>
          </table:table-cell>
          <table:table-cell/>
          <table:table-cell office:value-type="string">
            <text:p>hWziN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husband</text:p>
          </table:table-cell>
          <table:table-cell office:value-type="string">
            <text:p>noun_s</text:p>
          </table:table-cell>
          <table:table-cell table:style-name="Default" office:value-type="string">
            <text:p>hVzb@nd</text:p>
          </table:table-cell>
          <table:table-cell table:style-name="ce10" office:value-type="string">
            <text:p>huzbund</text:p>
          </table:table-cell>
          <table:table-cell table:style-name="ce10"/>
          <table:table-cell table:style-name="Default" office:value-type="string">
            <text:p>hVzb@nd</text:p>
          </table:table-cell>
          <table:table-cell table:style-name="ce10" office:value-type="string">
            <text:p>huzbund</text:p>
          </table:table-cell>
          <table:table-cell table:style-name="ce10"/>
          <table:table-cell table:style-name="Default" office:value-type="string">
            <text:p>hVzb@nd</text:p>
          </table:table-cell>
          <table:table-cell table:style-name="ce10" office:value-type="string">
            <text:p>huzbund</text:p>
          </table:table-cell>
          <table:table-cell table:style-name="Default"/>
          <table:table-cell table:style-name="ce10" office:value-type="string">
            <text:p>huzbund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idea</text:p>
          </table:table-cell>
          <table:table-cell office:value-type="string">
            <text:p>noun_s</text:p>
          </table:table-cell>
          <table:table-cell office:value-type="string">
            <text:p>aIdI@</text:p>
          </table:table-cell>
          <table:table-cell office:value-type="string">
            <text:p>Idiu</text:p>
          </table:table-cell>
          <table:table-cell/>
          <table:table-cell office:value-type="string">
            <text:p>aIdi:@</text:p>
          </table:table-cell>
          <table:table-cell office:value-type="string">
            <text:p>IdEu</text:p>
          </table:table-cell>
          <table:table-cell/>
          <table:table-cell office:value-type="string">
            <text:p>aIdI@</text:p>
          </table:table-cell>
          <table:table-cell office:value-type="string">
            <text:p>Idiu</text:p>
          </table:table-cell>
          <table:table-cell/>
          <table:table-cell office:value-type="string">
            <text:p>Idiu</text:p>
          </table:table-cell>
          <table:table-cell office:value-type="string">
            <text:p>IdEu</text:p>
          </table:table-cell>
          <table:table-cell table:number-columns-repeated="1011"/>
        </table:table-row>
        <table:table-row table:style-name="ro3">
          <table:table-cell table:style-name="Default" office:value-type="string">
            <text:p>image</text:p>
          </table:table-cell>
          <table:table-cell office:value-type="string">
            <text:p>noun_s</text:p>
          </table:table-cell>
          <table:table-cell table:style-name="Default" office:value-type="string">
            <text:p>ImIdZ</text:p>
          </table:table-cell>
          <table:table-cell table:style-name="ce10" office:value-type="string">
            <text:p>imij</text:p>
          </table:table-cell>
          <table:table-cell table:style-name="ce10"/>
          <table:table-cell table:style-name="Default" office:value-type="string">
            <text:p>ImIdZ</text:p>
          </table:table-cell>
          <table:table-cell table:style-name="ce10" office:value-type="string">
            <text:p>imij</text:p>
          </table:table-cell>
          <table:table-cell table:style-name="ce10"/>
          <table:table-cell table:style-name="Default" office:value-type="string">
            <text:p>ImIdZ</text:p>
          </table:table-cell>
          <table:table-cell table:style-name="ce10" office:value-type="string">
            <text:p>imij</text:p>
          </table:table-cell>
          <table:table-cell table:style-name="Default"/>
          <table:table-cell table:style-name="ce10" office:value-type="string">
            <text:p>imij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impact</text:p>
          </table:table-cell>
          <table:table-cell office:value-type="string">
            <text:p>noun_s</text:p>
          </table:table-cell>
          <table:table-cell office:value-type="string">
            <text:p>Imp{kt</text:p>
          </table:table-cell>
          <table:table-cell office:value-type="string">
            <text:p>impakt</text:p>
          </table:table-cell>
          <table:table-cell/>
          <table:table-cell office:value-type="string">
            <text:p>Imp{kt</text:p>
          </table:table-cell>
          <table:table-cell office:value-type="string">
            <text:p>impakt</text:p>
          </table:table-cell>
          <table:table-cell/>
          <table:table-cell office:value-type="string">
            <text:p>Imp{kt</text:p>
          </table:table-cell>
          <table:table-cell office:value-type="string">
            <text:p>impakt</text:p>
          </table:table-cell>
          <table:table-cell/>
          <table:table-cell office:value-type="string">
            <text:p>impakt</text:p>
          </table:table-cell>
          <table:table-cell table:number-columns-repeated="1012"/>
        </table:table-row>
        <table:table-row table:style-name="ro3">
          <table:table-cell office:value-type="string">
            <text:p>implication</text:p>
          </table:table-cell>
          <table:table-cell office:value-type="string">
            <text:p>noun_s</text:p>
          </table:table-cell>
          <table:table-cell office:value-type="string">
            <text:p>1-ImplIkeIS=n <text:s/>2-Impl@keIS=n</text:p>
          </table:table-cell>
          <table:table-cell office:value-type="string">
            <text:p>1-implikASn-&gt;1 <text:s/>2-implukASn-&gt;2</text:p>
          </table:table-cell>
          <table:table-cell/>
          <table:table-cell office:value-type="string">
            <text:p>ImplIkeISn</text:p>
          </table:table-cell>
          <table:table-cell office:value-type="string">
            <text:p>implikASn</text:p>
          </table:table-cell>
          <table:table-cell/>
          <table:table-cell office:value-type="string">
            <text:p>Impl@keIS@n</text:p>
          </table:table-cell>
          <table:table-cell office:value-type="string">
            <text:p>implukASun</text:p>
          </table:table-cell>
          <table:table-cell/>
          <table:table-cell office:value-type="string">
            <text:p>implikASn</text:p>
          </table:table-cell>
          <table:table-cell table:number-columns-repeated="3"/>
          <table:table-cell office:value-type="string">
            <text:p>RP-2:2.25 <text:s/>Au-1:2.25:4.O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impression</text:p>
          </table:table-cell>
          <table:table-cell office:value-type="string">
            <text:p>noun_s</text:p>
          </table:table-cell>
          <table:table-cell table:style-name="Default" office:value-type="string">
            <text:p>ImpreS=n</text:p>
          </table:table-cell>
          <table:table-cell table:style-name="ce10" office:value-type="string">
            <text:p>impreSn</text:p>
          </table:table-cell>
          <table:table-cell table:style-name="ce10"/>
          <table:table-cell table:style-name="Default" office:value-type="string">
            <text:p>ImpreS=n</text:p>
          </table:table-cell>
          <table:table-cell table:style-name="ce10" office:value-type="string">
            <text:p>impreSn</text:p>
          </table:table-cell>
          <table:table-cell table:style-name="ce10"/>
          <table:table-cell table:style-name="Default" office:value-type="string">
            <text:p>ImprEs@n</text:p>
          </table:table-cell>
          <table:table-cell table:style-name="ce10" office:value-type="string">
            <text:p>impresun</text:p>
          </table:table-cell>
          <table:table-cell table:style-name="Default"/>
          <table:table-cell table:style-name="ce10" office:value-type="string">
            <text:p>impreSn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Au-1:3.O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improvement</text:p>
          </table:table-cell>
          <table:table-cell office:value-type="string">
            <text:p>noun_s</text:p>
          </table:table-cell>
          <table:table-cell office:value-type="string">
            <text:p>Impru:vm@nt</text:p>
          </table:table-cell>
          <table:table-cell office:value-type="string">
            <text:p>imprUvmunt</text:p>
          </table:table-cell>
          <table:table-cell/>
          <table:table-cell office:value-type="string">
            <text:p>impru:vm@nt</text:p>
          </table:table-cell>
          <table:table-cell office:value-type="string">
            <text:p>imprUvmunt</text:p>
          </table:table-cell>
          <table:table-cell/>
          <table:table-cell office:value-type="string">
            <text:p>Impruvm@nt</text:p>
          </table:table-cell>
          <table:table-cell office:value-type="string">
            <text:p>imprUvmunt</text:p>
          </table:table-cell>
          <table:table-cell/>
          <table:table-cell office:value-type="string">
            <text:p>imprUmun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income</text:p>
          </table:table-cell>
          <table:table-cell office:value-type="string">
            <text:p>noun_s</text:p>
          </table:table-cell>
          <table:table-cell table:style-name="Default" office:value-type="string">
            <text:p>1-InkVm <text:s/>2-INkVm <text:s/>3-Ink@m</text:p>
          </table:table-cell>
          <table:table-cell table:style-name="ce10" office:value-type="string">
            <text:p>1-inkum-&gt;1 <text:s/>2-iNkum-&gt;1 <text:s/>3=1</text:p>
          </table:table-cell>
          <table:table-cell table:style-name="ce10"/>
          <table:table-cell table:style-name="Default" office:value-type="string">
            <text:p>InkVm</text:p>
          </table:table-cell>
          <table:table-cell table:style-name="ce10" office:value-type="string">
            <text:p>inkum</text:p>
          </table:table-cell>
          <table:table-cell table:style-name="ce10"/>
          <table:table-cell table:style-name="Default" office:value-type="string">
            <text:p>1-InkVm <text:s/>2-INkVm</text:p>
          </table:table-cell>
          <table:table-cell table:style-name="ce10" office:value-type="string">
            <text:p>1-inkum-&gt;1 <text:s/>2-iNkum-&gt;1</text:p>
          </table:table-cell>
          <table:table-cell table:style-name="Default"/>
          <table:table-cell table:style-name="ce10" office:value-type="string">
            <text:p>inkum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1.V <text:s/>Au-2:1.V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index</text:p>
          </table:table-cell>
          <table:table-cell office:value-type="string">
            <text:p>noun_s</text:p>
          </table:table-cell>
          <table:table-cell table:style-name="Default" office:value-type="string">
            <text:p>Indeks</text:p>
          </table:table-cell>
          <table:table-cell table:style-name="ce10" office:value-type="string">
            <text:p>indeks</text:p>
          </table:table-cell>
          <table:table-cell table:style-name="ce10"/>
          <table:table-cell table:style-name="Default" office:value-type="string">
            <text:p>Indeks</text:p>
          </table:table-cell>
          <table:table-cell table:style-name="ce10" office:value-type="string">
            <text:p>indeks</text:p>
          </table:table-cell>
          <table:table-cell table:style-name="ce10"/>
          <table:table-cell table:style-name="Default" office:value-type="string">
            <text:p>IndEks</text:p>
          </table:table-cell>
          <table:table-cell table:style-name="ce10" office:value-type="string">
            <text:p>indeks</text:p>
          </table:table-cell>
          <table:table-cell table:style-name="Default"/>
          <table:table-cell table:style-name="ce10" office:value-type="string">
            <text:p>indeks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industry</text:p>
          </table:table-cell>
          <table:table-cell office:value-type="string">
            <text:p>noun_s</text:p>
          </table:table-cell>
          <table:table-cell table:style-name="Default" office:value-type="string">
            <text:p>Ind@stri</text:p>
          </table:table-cell>
          <table:table-cell table:style-name="ce10" office:value-type="string">
            <text:p>industrE</text:p>
          </table:table-cell>
          <table:table-cell table:style-name="ce10"/>
          <table:table-cell table:style-name="Default" office:value-type="string">
            <text:p>Ind@stri</text:p>
          </table:table-cell>
          <table:table-cell table:style-name="ce10" office:value-type="string">
            <text:p>industrE</text:p>
          </table:table-cell>
          <table:table-cell table:style-name="ce10"/>
          <table:table-cell table:style-name="Default" office:value-type="string">
            <text:p>Ind@stri</text:p>
          </table:table-cell>
          <table:table-cell table:style-name="ce10" office:value-type="string">
            <text:p>industrE</text:p>
          </table:table-cell>
          <table:table-cell table:style-name="Default"/>
          <table:table-cell table:style-name="ce10" office:value-type="string">
            <text:p>industrE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inflation</text:p>
          </table:table-cell>
          <table:table-cell office:value-type="string">
            <text:p>noun_s</text:p>
          </table:table-cell>
          <table:table-cell table:style-name="Default" office:value-type="string">
            <text:p>InfleIS=n</text:p>
          </table:table-cell>
          <table:table-cell table:style-name="ce10" office:value-type="string">
            <text:p>inflASn</text:p>
          </table:table-cell>
          <table:table-cell table:style-name="ce10"/>
          <table:table-cell table:style-name="Default" office:value-type="string">
            <text:p>InfleIS=n</text:p>
          </table:table-cell>
          <table:table-cell table:style-name="ce10" office:value-type="string">
            <text:p>inflASn</text:p>
          </table:table-cell>
          <table:table-cell table:style-name="ce10"/>
          <table:table-cell table:style-name="Default" office:value-type="string">
            <text:p>InfleIS@n</text:p>
          </table:table-cell>
          <table:table-cell table:style-name="ce10" office:value-type="string">
            <text:p>inflASun</text:p>
          </table:table-cell>
          <table:table-cell table:style-name="Default"/>
          <table:table-cell table:style-name="ce10" office:value-type="string">
            <text:p>inflASn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Au-1:3.O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influence</text:p>
          </table:table-cell>
          <table:table-cell office:value-type="string">
            <text:p>noun_s</text:p>
          </table:table-cell>
          <table:table-cell table:style-name="Default" office:value-type="string">
            <text:p>In(t)flu@n(t)s</text:p>
          </table:table-cell>
          <table:table-cell table:style-name="ce10" office:value-type="string">
            <text:p>inflUuns</text:p>
          </table:table-cell>
          <table:table-cell table:style-name="ce10"/>
          <table:table-cell table:style-name="Default" office:value-type="string">
            <text:p>In(t)flu@n(t)s</text:p>
          </table:table-cell>
          <table:table-cell table:style-name="ce10" office:value-type="string">
            <text:p>inflUuns</text:p>
          </table:table-cell>
          <table:table-cell table:style-name="ce10"/>
          <table:table-cell table:style-name="Default" office:value-type="string">
            <text:p>Influ@ns</text:p>
          </table:table-cell>
          <table:table-cell table:style-name="ce10" office:value-type="string">
            <text:p>inflUuns</text:p>
          </table:table-cell>
          <table:table-cell table:style-name="Default"/>
          <table:table-cell table:style-name="ce10" office:value-type="string">
            <text:p>inflUuns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information</text:p>
          </table:table-cell>
          <table:table-cell office:value-type="string">
            <text:p>noun_x</text:p>
          </table:table-cell>
          <table:table-cell office:value-type="string">
            <text:p>In(t)f@meIS=n</text:p>
          </table:table-cell>
          <table:table-cell office:value-type="string">
            <text:p>infuÑmASn</text:p>
          </table:table-cell>
          <table:table-cell/>
          <table:table-cell office:value-type="string">
            <text:p>In(t)f=rmeISn</text:p>
          </table:table-cell>
          <table:table-cell office:value-type="string">
            <text:p>infurmASn</text:p>
          </table:table-cell>
          <table:table-cell/>
          <table:table-cell office:value-type="string">
            <text:p>Inf@meIS@n</text:p>
          </table:table-cell>
          <table:table-cell office:value-type="string">
            <text:p>infuÑmASun</text:p>
          </table:table-cell>
          <table:table-cell/>
          <table:table-cell office:value-type="string">
            <text:p>infuÑmASn</text:p>
          </table:table-cell>
          <table:table-cell table:number-columns-repeated="3"/>
          <table:table-cell office:value-type="string">
            <text:p>Au-1:4.O</text:p>
          </table:table-cell>
          <table:table-cell table:number-columns-repeated="1008"/>
        </table:table-row>
        <table:table-row table:style-name="ro3">
          <table:table-cell office:value-type="string">
            <text:p>initiative</text:p>
          </table:table-cell>
          <table:table-cell office:value-type="string">
            <text:p>noun_s</text:p>
          </table:table-cell>
          <table:table-cell office:value-type="string">
            <text:p>1-InIS@tIv <text:s/>2-InISi@tIv</text:p>
          </table:table-cell>
          <table:table-cell office:value-type="string">
            <text:p>1-iniSutiv-&gt;1 <text:s/>2-iniSEutiv-&gt;2</text:p>
          </table:table-cell>
          <table:table-cell/>
          <table:table-cell office:value-type="string">
            <text:p>InIS@tIv</text:p>
          </table:table-cell>
          <table:table-cell office:value-type="string">
            <text:p>iniSutiv-&gt;1</text:p>
          </table:table-cell>
          <table:table-cell/>
          <table:table-cell office:value-type="string">
            <text:p>@nISi@tIv</text:p>
          </table:table-cell>
          <table:table-cell office:value-type="string">
            <text:p>uniSEutiv-&gt;2</text:p>
          </table:table-cell>
          <table:table-cell/>
          <table:table-cell office:value-type="string">
            <text:p>iniSutiv</text:p>
          </table:table-cell>
          <table:table-cell office:value-type="string">
            <text:p>iniSEutiv</text:p>
          </table:table-cell>
          <table:table-cell table:number-columns-repeated="2"/>
          <table:table-cell office:value-type="string">
            <text:p>Au-1:1.25</text:p>
          </table:table-cell>
          <table:table-cell table:number-columns-repeated="1008"/>
        </table:table-row>
        <table:table-row table:style-name="ro3">
          <table:table-cell office:value-type="string">
            <text:p>injury</text:p>
          </table:table-cell>
          <table:table-cell office:value-type="string">
            <text:p>noun_s</text:p>
          </table:table-cell>
          <table:table-cell office:value-type="string">
            <text:p>IndZ@ri</text:p>
          </table:table-cell>
          <table:table-cell office:value-type="string">
            <text:p>injurE</text:p>
          </table:table-cell>
          <table:table-cell/>
          <table:table-cell office:value-type="string">
            <text:p>IndZ@ri</text:p>
          </table:table-cell>
          <table:table-cell office:value-type="string">
            <text:p>injurE</text:p>
          </table:table-cell>
          <table:table-cell/>
          <table:table-cell office:value-type="string">
            <text:p>IndZ@ri</text:p>
          </table:table-cell>
          <table:table-cell office:value-type="string">
            <text:p>injurE</text:p>
          </table:table-cell>
          <table:table-cell/>
          <table:table-cell office:value-type="string">
            <text:p>injurE</text:p>
          </table:table-cell>
          <table:table-cell table:number-columns-repeated="1012"/>
        </table:table-row>
        <table:table-row table:style-name="ro3">
          <table:table-cell office:value-type="string">
            <text:p>institute</text:p>
          </table:table-cell>
          <table:table-cell office:value-type="string">
            <text:p>noun_s</text:p>
          </table:table-cell>
          <table:table-cell office:value-type="string">
            <text:p>1-In(t)stItju:t <text:s/>2-In(t)st@tju:t</text:p>
          </table:table-cell>
          <table:table-cell office:value-type="string">
            <text:p>1-instityUt-&gt;2 <text:s/>2-instutyUt-&gt;1</text:p>
          </table:table-cell>
          <table:table-cell/>
          <table:table-cell office:value-type="string">
            <text:p>1-In(t)stItu:t-&gt;1 <text:s/>2-In(t)stItju:t-&gt;1</text:p>
          </table:table-cell>
          <table:table-cell office:value-type="string">
            <text:p>1-institUt-&gt;1 <text:s/>2-instityUt-&gt;1</text:p>
          </table:table-cell>
          <table:table-cell/>
          <table:table-cell office:value-type="string">
            <text:p>Inst@tjut</text:p>
          </table:table-cell>
          <table:table-cell office:value-type="string">
            <text:p>instutyUt</text:p>
          </table:table-cell>
          <table:table-cell/>
          <table:table-cell office:value-type="string">
            <text:p>instityUt</text:p>
          </table:table-cell>
          <table:table-cell table:number-columns-repeated="3"/>
          <table:table-cell office:value-type="string">
            <text:p>RP-2:2.25 <text:s/>GA-1:3.32 <text:s/>Au-1:2.25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institution</text:p>
          </table:table-cell>
          <table:table-cell office:value-type="string">
            <text:p>noun_s</text:p>
          </table:table-cell>
          <table:table-cell table:style-name="Default" office:value-type="string">
            <text:p>1-In(t)stItju:S=n <text:s/>2-In(t)st@tju:S=n</text:p>
          </table:table-cell>
          <table:table-cell table:style-name="ce10" office:value-type="string">
            <text:p>1-instityUSn-&gt;1 <text:s/>2-instutyUSn-&gt;1</text:p>
          </table:table-cell>
          <table:table-cell table:style-name="ce10"/>
          <table:table-cell table:style-name="Default" office:value-type="string">
            <text:p>1-In(t)stItu:S=n <text:s/>2-In(t)stItju:S=n</text:p>
          </table:table-cell>
          <table:table-cell table:style-name="ce10" office:value-type="string">
            <text:p>1-institUSn-&gt;1 <text:s/>2-instityUSn-&gt;1</text:p>
          </table:table-cell>
          <table:table-cell table:style-name="ce10"/>
          <table:table-cell table:style-name="Default" office:value-type="string">
            <text:p>Inst@tjuS@n</text:p>
          </table:table-cell>
          <table:table-cell table:style-name="ce10" office:value-type="string">
            <text:p>instutyUSun</text:p>
          </table:table-cell>
          <table:table-cell table:style-name="Default"/>
          <table:table-cell table:style-name="ce10" office:value-type="string">
            <text:p>instityUSn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2.25 <text:s/>GA-1:3.32 <text:s/>Au-1:2.25:4.O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instruction</text:p>
          </table:table-cell>
          <table:table-cell office:value-type="string">
            <text:p>noun_s</text:p>
          </table:table-cell>
          <table:table-cell office:value-type="string">
            <text:p>InstrVkS=n</text:p>
          </table:table-cell>
          <table:table-cell office:value-type="string">
            <text:p>instrukSn</text:p>
          </table:table-cell>
          <table:table-cell/>
          <table:table-cell office:value-type="string">
            <text:p>InstrVkS=n</text:p>
          </table:table-cell>
          <table:table-cell office:value-type="string">
            <text:p>instrukSn</text:p>
          </table:table-cell>
          <table:table-cell/>
          <table:table-cell office:value-type="string">
            <text:p>InstrVkS@n</text:p>
          </table:table-cell>
          <table:table-cell office:value-type="string">
            <text:p>instruksun</text:p>
          </table:table-cell>
          <table:table-cell/>
          <table:table-cell office:value-type="string">
            <text:p>instrukSn</text:p>
          </table:table-cell>
          <table:table-cell table:number-columns-repeated="3"/>
          <table:table-cell office:value-type="string">
            <text:p>Au-1:3.O</text:p>
          </table:table-cell>
          <table:table-cell table:number-columns-repeated="1008"/>
        </table:table-row>
        <table:table-row table:style-name="ro3">
          <table:table-cell office:value-type="string">
            <text:p>instrument</text:p>
          </table:table-cell>
          <table:table-cell office:value-type="string">
            <text:p>noun_s</text:p>
          </table:table-cell>
          <table:table-cell office:value-type="string">
            <text:p>1-In(t)str@m@nt <text:s/>2-In(t)strum@nt</text:p>
          </table:table-cell>
          <table:table-cell office:value-type="string">
            <text:p>1-instrumunt-&gt;1 <text:s/>2-instrUmunt-&gt;2</text:p>
          </table:table-cell>
          <table:table-cell/>
          <table:table-cell office:value-type="string">
            <text:p>In(t)str@m@nt</text:p>
          </table:table-cell>
          <table:table-cell office:value-type="string">
            <text:p>instrumunt-&gt;1</text:p>
          </table:table-cell>
          <table:table-cell/>
          <table:table-cell office:value-type="string">
            <text:p>Instr@m@nt</text:p>
          </table:table-cell>
          <table:table-cell office:value-type="string">
            <text:p>instrumunt-&gt;1</text:p>
          </table:table-cell>
          <table:table-cell/>
          <table:table-cell office:value-type="string">
            <text:p>instrumunt</text:p>
          </table:table-cell>
          <table:table-cell office:value-type="string">
            <text:p>instrUmunt</text:p>
          </table:table-cell>
          <table:table-cell table:number-columns-repeated="4"/>
          <table:table-cell office:value-type="string">
            <text:p>rule 29 intO exception (commA set takes precedence)</text:p>
          </table:table-cell>
          <table:table-cell table:number-columns-repeated="1006"/>
        </table:table-row>
        <table:table-row table:style-name="ro3">
          <table:table-cell office:value-type="string">
            <text:p>insurance</text:p>
          </table:table-cell>
          <table:table-cell office:value-type="string">
            <text:p>noun_s</text:p>
          </table:table-cell>
          <table:table-cell office:value-type="string">
            <text:p>1-InSU@r@n(t)s <text:s/>2-InSO:r@n(t)s</text:p>
          </table:table-cell>
          <table:table-cell office:value-type="string">
            <text:p>1-inSÜuns-&gt;1 <text:s/>2-inSQruns-&gt;1</text:p>
          </table:table-cell>
          <table:table-cell/>
          <table:table-cell office:value-type="string">
            <text:p>1-InSUr@n(t)s <text:s/>2-InS3`:@n(t)s</text:p>
          </table:table-cell>
          <table:table-cell office:value-type="string">
            <text:p>1-inSÜuns-&gt;1 <text:s/>2-insüuns-&gt;1</text:p>
          </table:table-cell>
          <table:table-cell/>
          <table:table-cell office:value-type="string">
            <text:p>1-InSOr@ns <text:s/>2-InSU@r@ns</text:p>
          </table:table-cell>
          <table:table-cell office:value-type="string">
            <text:p>1-insQruns-&gt;1 <text:s/>2-insÜuns-&gt;1</text:p>
          </table:table-cell>
          <table:table-cell/>
          <table:table-cell office:value-type="string">
            <text:p>insÜuns</text:p>
          </table:table-cell>
          <table:table-cell table:number-columns-repeated="3"/>
          <table:table-cell office:value-type="string">
            <text:p>RP-2:2.22 <text:s/>Au-1:2.22</text:p>
          </table:table-cell>
          <table:table-cell table:number-columns-repeated="1008"/>
        </table:table-row>
        <table:table-row table:style-name="ro3">
          <table:table-cell office:value-type="string">
            <text:p>intention</text:p>
          </table:table-cell>
          <table:table-cell office:value-type="string">
            <text:p>noun_s</text:p>
          </table:table-cell>
          <table:table-cell office:value-type="string">
            <text:p>Inten(t)S=n</text:p>
          </table:table-cell>
          <table:table-cell office:value-type="string">
            <text:p>intenSn</text:p>
          </table:table-cell>
          <table:table-cell/>
          <table:table-cell office:value-type="string">
            <text:p>IntenS=n</text:p>
          </table:table-cell>
          <table:table-cell office:value-type="string">
            <text:p>intenSn</text:p>
          </table:table-cell>
          <table:table-cell/>
          <table:table-cell office:value-type="string">
            <text:p>IntEnS@n</text:p>
          </table:table-cell>
          <table:table-cell office:value-type="string">
            <text:p>intenSun</text:p>
          </table:table-cell>
          <table:table-cell/>
          <table:table-cell office:value-type="string">
            <text:p>intenSn</text:p>
          </table:table-cell>
          <table:table-cell table:number-columns-repeated="3"/>
          <table:table-cell office:value-type="string">
            <text:p>Au-1:3.O</text:p>
          </table:table-cell>
          <table:table-cell table:number-columns-repeated="1008"/>
        </table:table-row>
        <table:table-row table:style-name="ro3">
          <table:table-cell office:value-type="string">
            <text:p>interest</text:p>
          </table:table-cell>
          <table:table-cell office:value-type="string">
            <text:p>noun_s</text:p>
          </table:table-cell>
          <table:table-cell office:value-type="string">
            <text:p>1-Intr@st <text:s/>2-IntrIst <text:s/>3-Intrest <text:s/>4-Int@rest</text:p>
          </table:table-cell>
          <table:table-cell office:value-type="string">
            <text:p>1-intrust-&gt;2 <text:s/>2-intrist-&gt;2 <text:s/>3-intrest-&gt;1 <text:s/>4-inturest-&gt;3</text:p>
          </table:table-cell>
          <table:table-cell/>
          <table:table-cell office:value-type="string">
            <text:p>Int@rest</text:p>
          </table:table-cell>
          <table:table-cell office:value-type="string">
            <text:p>inturest-&gt;3</text:p>
          </table:table-cell>
          <table:table-cell/>
          <table:table-cell office:value-type="string">
            <text:p>1-Intr@st <text:s/>2-Int@r@st</text:p>
          </table:table-cell>
          <table:table-cell office:value-type="string">
            <text:p>1-intrust-&gt;2 <text:s/>2-inturust-&gt;3</text:p>
          </table:table-cell>
          <table:table-cell/>
          <table:table-cell office:value-type="string">
            <text:p>intrest</text:p>
          </table:table-cell>
          <table:table-cell office:value-type="string">
            <text:p>intrist <text:s/>inturest</text:p>
          </table:table-cell>
          <table:table-cell table:number-columns-repeated="2"/>
          <table:table-cell office:value-type="string">
            <text:p>RP-1:2.25 <text:s/>Au-1:2.25</text:p>
          </table:table-cell>
          <table:table-cell table:number-columns-repeated="1008"/>
        </table:table-row>
        <table:table-row table:style-name="ro3">
          <table:table-cell office:value-type="string">
            <text:p>interpretation</text:p>
          </table:table-cell>
          <table:table-cell office:value-type="string">
            <text:p>noun_s</text:p>
          </table:table-cell>
          <table:table-cell office:value-type="string">
            <text:p>1-Int3:prIteIS=n <text:s/>2-Int3:pr@teIS=n</text:p>
          </table:table-cell>
          <table:table-cell office:value-type="string">
            <text:p>1-intüpritASn-&gt;1 <text:s/>2-intüprutASn-&gt;1</text:p>
          </table:table-cell>
          <table:table-cell/>
          <table:table-cell office:value-type="string">
            <text:p>Int3`prIteIS=n</text:p>
          </table:table-cell>
          <table:table-cell office:value-type="string">
            <text:p>intüpritASn-&gt;1</text:p>
          </table:table-cell>
          <table:table-cell/>
          <table:table-cell office:value-type="string">
            <text:p>Int3pr@teIS@n</text:p>
          </table:table-cell>
          <table:table-cell office:value-type="string">
            <text:p>intüprutASun</text:p>
          </table:table-cell>
          <table:table-cell/>
          <table:table-cell office:value-type="string">
            <text:p>intüpritASn</text:p>
          </table:table-cell>
          <table:table-cell table:number-columns-repeated="3"/>
          <table:table-cell office:value-type="string">
            <text:p>RP-2:3.25 <text:s/>Au-1:3.25</text:p>
          </table:table-cell>
          <table:table-cell table:number-columns-repeated="1008"/>
        </table:table-row>
        <table:table-row table:style-name="ro3">
          <table:table-cell office:value-type="string">
            <text:p>interview</text:p>
          </table:table-cell>
          <table:table-cell office:value-type="string">
            <text:p>noun_s</text:p>
          </table:table-cell>
          <table:table-cell office:value-type="string">
            <text:p>Int@vju:</text:p>
          </table:table-cell>
          <table:table-cell office:value-type="string">
            <text:p>intuÑvyU</text:p>
          </table:table-cell>
          <table:table-cell/>
          <table:table-cell office:value-type="string">
            <text:p>Int=rvju:</text:p>
          </table:table-cell>
          <table:table-cell office:value-type="string">
            <text:p>inurvyU</text:p>
          </table:table-cell>
          <table:table-cell/>
          <table:table-cell office:value-type="string">
            <text:p>Int@vju</text:p>
          </table:table-cell>
          <table:table-cell office:value-type="string">
            <text:p>intuÑvyU</text:p>
          </table:table-cell>
          <table:table-cell/>
          <table:table-cell office:value-type="string">
            <text:p>intuÑvyU</text:p>
          </table:table-cell>
          <table:table-cell table:number-columns-repeated="1012"/>
        </table:table-row>
        <table:table-row table:style-name="ro3">
          <table:table-cell office:value-type="string">
            <text:p>introduction</text:p>
          </table:table-cell>
          <table:table-cell office:value-type="string">
            <text:p>noun_s</text:p>
          </table:table-cell>
          <table:table-cell office:value-type="string">
            <text:p>Intr@dVkS=n</text:p>
          </table:table-cell>
          <table:table-cell office:value-type="string">
            <text:p>intrudukSn</text:p>
          </table:table-cell>
          <table:table-cell/>
          <table:table-cell office:value-type="string">
            <text:p>Intr@dVkS=n</text:p>
          </table:table-cell>
          <table:table-cell office:value-type="string">
            <text:p>intrudukSn</text:p>
          </table:table-cell>
          <table:table-cell/>
          <table:table-cell office:value-type="string">
            <text:p>Intr@dVkS@n</text:p>
          </table:table-cell>
          <table:table-cell office:value-type="string">
            <text:p>intrudukSun</text:p>
          </table:table-cell>
          <table:table-cell/>
          <table:table-cell office:value-type="string">
            <text:p>intrudukSn</text:p>
          </table:table-cell>
          <table:table-cell table:number-columns-repeated="3"/>
          <table:table-cell office:value-type="string">
            <text:p>Au-1:4.O</text:p>
          </table:table-cell>
          <table:table-cell table:number-columns-repeated="1008"/>
        </table:table-row>
        <table:table-row table:style-name="ro3">
          <table:table-cell office:value-type="string">
            <text:p>investigation</text:p>
          </table:table-cell>
          <table:table-cell office:value-type="string">
            <text:p>noun_s</text:p>
          </table:table-cell>
          <table:table-cell office:value-type="string">
            <text:p>1-InvestIgeIS=n <text:s/>2-Invest@geIS=n</text:p>
          </table:table-cell>
          <table:table-cell office:value-type="string">
            <text:p>1-investigASn-&gt;1 <text:s/>2-investugASn-&gt;1</text:p>
          </table:table-cell>
          <table:table-cell/>
          <table:table-cell office:value-type="string">
            <text:p>InvestIgeIS=n</text:p>
          </table:table-cell>
          <table:table-cell office:value-type="string">
            <text:p>investigASn</text:p>
          </table:table-cell>
          <table:table-cell/>
          <table:table-cell office:value-type="string">
            <text:p>InvEst@geIS@n</text:p>
          </table:table-cell>
          <table:table-cell office:value-type="string">
            <text:p>investugASun</text:p>
          </table:table-cell>
          <table:table-cell/>
          <table:table-cell office:value-type="string">
            <text:p>investigASn</text:p>
          </table:table-cell>
          <table:table-cell table:number-columns-repeated="3"/>
          <table:table-cell office:value-type="string">
            <text:p>RP-2:3.25 <text:s/>Au-1:3.25:5.O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investment</text:p>
          </table:table-cell>
          <table:table-cell office:value-type="string">
            <text:p>noun_s</text:p>
          </table:table-cell>
          <table:table-cell table:style-name="Default" office:value-type="string">
            <text:p>Investm@nt</text:p>
          </table:table-cell>
          <table:table-cell table:style-name="ce10" office:value-type="string">
            <text:p>investmunt</text:p>
          </table:table-cell>
          <table:table-cell table:style-name="ce10"/>
          <table:table-cell table:style-name="Default" office:value-type="string">
            <text:p>Investm@nt</text:p>
          </table:table-cell>
          <table:table-cell table:style-name="ce10" office:value-type="string">
            <text:p>investmunt</text:p>
          </table:table-cell>
          <table:table-cell table:style-name="ce10"/>
          <table:table-cell table:style-name="Default" office:value-type="string">
            <text:p>InvEstm@nt</text:p>
          </table:table-cell>
          <table:table-cell table:style-name="ce10" office:value-type="string">
            <text:p>investmunt</text:p>
          </table:table-cell>
          <table:table-cell table:style-name="Default"/>
          <table:table-cell table:style-name="ce10" office:value-type="string">
            <text:p>investmun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iron</text:p>
          </table:table-cell>
          <table:table-cell office:value-type="string">
            <text:p>noun_s</text:p>
          </table:table-cell>
          <table:table-cell table:style-name="Default" office:value-type="string">
            <text:p>aI@n</text:p>
          </table:table-cell>
          <table:table-cell table:style-name="ce10" office:value-type="string">
            <text:p>Ïn</text:p>
          </table:table-cell>
          <table:table-cell table:style-name="ce10"/>
          <table:table-cell table:style-name="Default" office:value-type="string">
            <text:p>aI=rn</text:p>
          </table:table-cell>
          <table:table-cell table:style-name="ce10" office:value-type="string">
            <text:p>Ïn</text:p>
          </table:table-cell>
          <table:table-cell table:style-name="ce10"/>
          <table:table-cell table:style-name="Default" office:value-type="string">
            <text:p>aI@n</text:p>
          </table:table-cell>
          <table:table-cell table:style-name="ce10" office:value-type="string">
            <text:p>Ïn</text:p>
          </table:table-cell>
          <table:table-cell table:style-name="Default"/>
          <table:table-cell table:style-name="ce10" office:value-type="string">
            <text:p>Ïn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Island</text:p>
          </table:table-cell>
          <table:table-cell office:value-type="string">
            <text:p>noun_s</text:p>
          </table:table-cell>
          <table:table-cell table:style-name="Default" office:value-type="string">
            <text:p>aIl@nd</text:p>
          </table:table-cell>
          <table:table-cell table:style-name="ce10" office:value-type="string">
            <text:p>Ilund</text:p>
          </table:table-cell>
          <table:table-cell table:style-name="ce10"/>
          <table:table-cell table:style-name="Default" office:value-type="string">
            <text:p>aIl@nd</text:p>
          </table:table-cell>
          <table:table-cell table:style-name="ce10" office:value-type="string">
            <text:p>Ilund</text:p>
          </table:table-cell>
          <table:table-cell table:style-name="ce10"/>
          <table:table-cell table:style-name="Default" office:value-type="string">
            <text:p>aIl@nd</text:p>
          </table:table-cell>
          <table:table-cell table:style-name="ce10" office:value-type="string">
            <text:p>Ilund</text:p>
          </table:table-cell>
          <table:table-cell table:style-name="Default"/>
          <table:table-cell table:style-name="ce10" office:value-type="string">
            <text:p>Ilund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item</text:p>
          </table:table-cell>
          <table:table-cell office:value-type="string">
            <text:p>noun_s</text:p>
          </table:table-cell>
          <table:table-cell table:style-name="Default" office:value-type="string">
            <text:p>1-aIt@m <text:s/>2-aItIm <text:s/>3-aItem</text:p>
          </table:table-cell>
          <table:table-cell table:style-name="ce10" office:value-type="string">
            <text:p>1-Itum-&gt;2 <text:s/>2-Itim-&gt;2 <text:s/>3-Item-&gt;1</text:p>
          </table:table-cell>
          <table:table-cell table:style-name="ce10"/>
          <table:table-cell table:style-name="Default" office:value-type="string">
            <text:p>aIt@m</text:p>
          </table:table-cell>
          <table:table-cell table:style-name="ce10" office:value-type="string">
            <text:p>Itum-&gt;2</text:p>
          </table:table-cell>
          <table:table-cell table:style-name="ce10"/>
          <table:table-cell table:style-name="Default" office:value-type="string">
            <text:p>aIt@m</text:p>
          </table:table-cell>
          <table:table-cell table:style-name="ce10" office:value-type="string">
            <text:p>Itum-&gt;2</text:p>
          </table:table-cell>
          <table:table-cell table:style-name="Default"/>
          <table:table-cell table:style-name="ce10" office:value-type="string">
            <text:p>Item</text:p>
          </table:table-cell>
          <table:table-cell table:style-name="ce10" office:value-type="string">
            <text:p>Itum <text:s/>Itim</text:p>
          </table:table-cell>
          <table:table-cell table:style-name="Default" table:number-columns-repeated="4"/>
          <table:table-cell office:value-type="string">
            <text:p>rule 25 rabbIt exception (commA set takes precedence)</text:p>
          </table:table-cell>
          <table:table-cell table:style-name="Default" table:number-columns-repeated="1006"/>
        </table:table-row>
        <table:table-row table:style-name="ro3">
          <table:table-cell office:value-type="string">
            <text:p>job</text:p>
          </table:table-cell>
          <table:table-cell office:value-type="string">
            <text:p>noun_s</text:p>
          </table:table-cell>
          <table:table-cell office:value-type="string">
            <text:p>dZQb</text:p>
          </table:table-cell>
          <table:table-cell office:value-type="string">
            <text:p>job</text:p>
          </table:table-cell>
          <table:table-cell/>
          <table:table-cell office:value-type="string">
            <text:p>dZA:b</text:p>
          </table:table-cell>
          <table:table-cell office:value-type="string">
            <text:p>jRb</text:p>
          </table:table-cell>
          <table:table-cell/>
          <table:table-cell office:value-type="string">
            <text:p>dZQb</text:p>
          </table:table-cell>
          <table:table-cell office:value-type="string">
            <text:p>job</text:p>
          </table:table-cell>
          <table:table-cell/>
          <table:table-cell office:value-type="string">
            <text:p>job</text:p>
          </table:table-cell>
          <table:table-cell table:number-columns-repeated="3"/>
          <table:table-cell office:value-type="string">
            <text:p>GA-1:1.9</text:p>
          </table:table-cell>
          <table:table-cell table:number-columns-repeated="1008"/>
        </table:table-row>
        <table:table-row table:style-name="ro3">
          <table:table-cell office:value-type="string">
            <text:p>journey</text:p>
          </table:table-cell>
          <table:table-cell office:value-type="string">
            <text:p>noun_s</text:p>
          </table:table-cell>
          <table:table-cell office:value-type="string">
            <text:p>dZ3:ni</text:p>
          </table:table-cell>
          <table:table-cell office:value-type="string">
            <text:p>jünE</text:p>
          </table:table-cell>
          <table:table-cell/>
          <table:table-cell office:value-type="string">
            <text:p>dZ3`:ni</text:p>
          </table:table-cell>
          <table:table-cell office:value-type="string">
            <text:p>jünE</text:p>
          </table:table-cell>
          <table:table-cell/>
          <table:table-cell office:value-type="string">
            <text:p>dZ3ni</text:p>
          </table:table-cell>
          <table:table-cell office:value-type="string">
            <text:p>jünE</text:p>
          </table:table-cell>
          <table:table-cell/>
          <table:table-cell office:value-type="string">
            <text:p>jünE</text:p>
          </table:table-cell>
          <table:table-cell table:number-columns-repeated="1012"/>
        </table:table-row>
        <table:table-row table:style-name="ro3">
          <table:table-cell office:value-type="string">
            <text:p>judge</text:p>
          </table:table-cell>
          <table:table-cell office:value-type="string">
            <text:p>noun_s</text:p>
          </table:table-cell>
          <table:table-cell office:value-type="string">
            <text:p>dZVdZ</text:p>
          </table:table-cell>
          <table:table-cell office:value-type="string">
            <text:p>juj</text:p>
          </table:table-cell>
          <table:table-cell/>
          <table:table-cell office:value-type="string">
            <text:p>dZVdZ</text:p>
          </table:table-cell>
          <table:table-cell office:value-type="string">
            <text:p>juj</text:p>
          </table:table-cell>
          <table:table-cell/>
          <table:table-cell office:value-type="string">
            <text:p>dZVdZ</text:p>
          </table:table-cell>
          <table:table-cell office:value-type="string">
            <text:p>juj</text:p>
          </table:table-cell>
          <table:table-cell/>
          <table:table-cell office:value-type="string">
            <text:p>juj</text:p>
          </table:table-cell>
          <table:table-cell table:number-columns-repeated="1012"/>
        </table:table-row>
        <table:table-row table:style-name="ro3">
          <table:table-cell office:value-type="string">
            <text:p>justice</text:p>
          </table:table-cell>
          <table:table-cell office:value-type="string">
            <text:p>noun_s</text:p>
          </table:table-cell>
          <table:table-cell office:value-type="string">
            <text:p>dZVstIs</text:p>
          </table:table-cell>
          <table:table-cell office:value-type="string">
            <text:p>justis</text:p>
          </table:table-cell>
          <table:table-cell/>
          <table:table-cell office:value-type="string">
            <text:p>dZVstIs</text:p>
          </table:table-cell>
          <table:table-cell office:value-type="string">
            <text:p>justis</text:p>
          </table:table-cell>
          <table:table-cell/>
          <table:table-cell office:value-type="string">
            <text:p>dZVst@s</text:p>
          </table:table-cell>
          <table:table-cell office:value-type="string">
            <text:p>justus</text:p>
          </table:table-cell>
          <table:table-cell/>
          <table:table-cell office:value-type="string">
            <text:p>justis</text:p>
          </table:table-cell>
          <table:table-cell table:number-columns-repeated="3"/>
          <table:table-cell office:value-type="string">
            <text:p>Au-1:2.25</text:p>
          </table:table-cell>
          <table:table-cell table:number-columns-repeated="1008"/>
        </table:table-row>
        <table:table-row table:style-name="ro3">
          <table:table-cell office:value-type="string">
            <text:p>key</text:p>
          </table:table-cell>
          <table:table-cell office:value-type="string">
            <text:p>noun_s</text:p>
          </table:table-cell>
          <table:table-cell office:value-type="string">
            <text:p>ki:</text:p>
          </table:table-cell>
          <table:table-cell office:value-type="string">
            <text:p>kE</text:p>
          </table:table-cell>
          <table:table-cell/>
          <table:table-cell office:value-type="string">
            <text:p>ki:</text:p>
          </table:table-cell>
          <table:table-cell office:value-type="string">
            <text:p>kE</text:p>
          </table:table-cell>
          <table:table-cell/>
          <table:table-cell office:value-type="string">
            <text:p>ki</text:p>
          </table:table-cell>
          <table:table-cell office:value-type="string">
            <text:p>kE</text:p>
          </table:table-cell>
          <table:table-cell/>
          <table:table-cell office:value-type="string">
            <text:p>kE</text:p>
          </table:table-cell>
          <table:table-cell table:number-columns-repeated="1012"/>
        </table:table-row>
        <table:table-row table:style-name="ro3">
          <table:table-cell office:value-type="string">
            <text:p>kid</text:p>
          </table:table-cell>
          <table:table-cell office:value-type="string">
            <text:p>noun_s</text:p>
          </table:table-cell>
          <table:table-cell office:value-type="string">
            <text:p>kId</text:p>
          </table:table-cell>
          <table:table-cell office:value-type="string">
            <text:p>kid</text:p>
          </table:table-cell>
          <table:table-cell/>
          <table:table-cell office:value-type="string">
            <text:p>kId</text:p>
          </table:table-cell>
          <table:table-cell office:value-type="string">
            <text:p>kid</text:p>
          </table:table-cell>
          <table:table-cell/>
          <table:table-cell office:value-type="string">
            <text:p>kId</text:p>
          </table:table-cell>
          <table:table-cell office:value-type="string">
            <text:p>kid</text:p>
          </table:table-cell>
          <table:table-cell/>
          <table:table-cell office:value-type="string">
            <text:p>kid</text:p>
          </table:table-cell>
          <table:table-cell table:number-columns-repeated="1012"/>
        </table:table-row>
        <table:table-row table:style-name="ro3">
          <table:table-cell office:value-type="string">
            <text:p>kind</text:p>
          </table:table-cell>
          <table:table-cell office:value-type="string">
            <text:p>noun_s</text:p>
          </table:table-cell>
          <table:table-cell office:value-type="string">
            <text:p>kaInd</text:p>
          </table:table-cell>
          <table:table-cell office:value-type="string">
            <text:p>kInd</text:p>
          </table:table-cell>
          <table:table-cell/>
          <table:table-cell office:value-type="string">
            <text:p>kaInd</text:p>
          </table:table-cell>
          <table:table-cell office:value-type="string">
            <text:p>kInd</text:p>
          </table:table-cell>
          <table:table-cell/>
          <table:table-cell office:value-type="string">
            <text:p>kaInd</text:p>
          </table:table-cell>
          <table:table-cell office:value-type="string">
            <text:p>kInd</text:p>
          </table:table-cell>
          <table:table-cell/>
          <table:table-cell office:value-type="string">
            <text:p>kInd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king</text:p>
          </table:table-cell>
          <table:table-cell office:value-type="string">
            <text:p>noun_s</text:p>
          </table:table-cell>
          <table:table-cell table:style-name="Default" office:value-type="string">
            <text:p>kIN</text:p>
          </table:table-cell>
          <table:table-cell table:style-name="ce10" office:value-type="string">
            <text:p>kiN</text:p>
          </table:table-cell>
          <table:table-cell table:style-name="ce10"/>
          <table:table-cell table:style-name="Default" office:value-type="string">
            <text:p>kIN</text:p>
          </table:table-cell>
          <table:table-cell table:style-name="ce10" office:value-type="string">
            <text:p>kiN</text:p>
          </table:table-cell>
          <table:table-cell table:style-name="ce10"/>
          <table:table-cell table:style-name="Default" office:value-type="string">
            <text:p>kIN</text:p>
          </table:table-cell>
          <table:table-cell table:style-name="ce10" office:value-type="string">
            <text:p>kiN</text:p>
          </table:table-cell>
          <table:table-cell table:style-name="Default"/>
          <table:table-cell table:style-name="ce10" office:value-type="string">
            <text:p>kiN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kitchen</text:p>
          </table:table-cell>
          <table:table-cell office:value-type="string">
            <text:p>noun_s</text:p>
          </table:table-cell>
          <table:table-cell office:value-type="string">
            <text:p>1-kItS@n <text:s/>2-kItSIn</text:p>
          </table:table-cell>
          <table:table-cell office:value-type="string">
            <text:p>1-kiCun-&gt;1 <text:s/>2-kiCin-&gt;1</text:p>
          </table:table-cell>
          <table:table-cell/>
          <table:table-cell office:value-type="string">
            <text:p>kItS@n</text:p>
          </table:table-cell>
          <table:table-cell office:value-type="string">
            <text:p>kiCun-&gt;1</text:p>
          </table:table-cell>
          <table:table-cell/>
          <table:table-cell office:value-type="string">
            <text:p>kItS@n</text:p>
          </table:table-cell>
          <table:table-cell office:value-type="string">
            <text:p>kiCun-&gt;1</text:p>
          </table:table-cell>
          <table:table-cell/>
          <table:table-cell office:value-type="string">
            <text:p>kiCun</text:p>
          </table:table-cell>
          <table:table-cell table:number-columns-repeated="3"/>
          <table:table-cell office:value-type="string">
            <text:p>RP-1:1.S9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knee</text:p>
          </table:table-cell>
          <table:table-cell office:value-type="string">
            <text:p>noun_s</text:p>
          </table:table-cell>
          <table:table-cell table:style-name="Default" office:value-type="string">
            <text:p>ni:</text:p>
          </table:table-cell>
          <table:table-cell table:style-name="ce10" office:value-type="string">
            <text:p>nE</text:p>
          </table:table-cell>
          <table:table-cell table:style-name="ce10"/>
          <table:table-cell table:style-name="Default" office:value-type="string">
            <text:p>ni:</text:p>
          </table:table-cell>
          <table:table-cell table:style-name="ce10" office:value-type="string">
            <text:p>nE</text:p>
          </table:table-cell>
          <table:table-cell table:style-name="ce10"/>
          <table:table-cell table:style-name="Default" office:value-type="string">
            <text:p>ni</text:p>
          </table:table-cell>
          <table:table-cell table:style-name="ce10" office:value-type="string">
            <text:p>nE</text:p>
          </table:table-cell>
          <table:table-cell table:style-name="Default"/>
          <table:table-cell table:style-name="ce10" office:value-type="string">
            <text:p>nE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knowledge</text:p>
          </table:table-cell>
          <table:table-cell office:value-type="string">
            <text:p>noun_x</text:p>
          </table:table-cell>
          <table:table-cell table:style-name="Default" office:value-type="string">
            <text:p>nQlIdZ</text:p>
          </table:table-cell>
          <table:table-cell table:style-name="ce10" office:value-type="string">
            <text:p>nolij</text:p>
          </table:table-cell>
          <table:table-cell table:style-name="ce10"/>
          <table:table-cell table:style-name="Default" office:value-type="string">
            <text:p>nA:lIdZ</text:p>
          </table:table-cell>
          <table:table-cell table:style-name="ce10" office:value-type="string">
            <text:p>nRlij</text:p>
          </table:table-cell>
          <table:table-cell table:style-name="ce10"/>
          <table:table-cell table:style-name="Default" office:value-type="string">
            <text:p>nQlIdZ</text:p>
          </table:table-cell>
          <table:table-cell table:style-name="ce10" office:value-type="string">
            <text:p>nolij</text:p>
          </table:table-cell>
          <table:table-cell table:style-name="Default"/>
          <table:table-cell table:style-name="ce10" office:value-type="string">
            <text:p>nolij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1:1.9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labour</text:p>
          </table:table-cell>
          <table:table-cell office:value-type="string">
            <text:p>noun_s</text:p>
          </table:table-cell>
          <table:table-cell table:style-name="Default" office:value-type="string">
            <text:p>leIb@</text:p>
          </table:table-cell>
          <table:table-cell table:style-name="ce10" office:value-type="string">
            <text:p>lAbuÑ</text:p>
          </table:table-cell>
          <table:table-cell table:style-name="ce10"/>
          <table:table-cell table:style-name="Default" office:value-type="string">
            <text:p>leIb-r</text:p>
          </table:table-cell>
          <table:table-cell table:style-name="ce10" office:value-type="string">
            <text:p>lAbur</text:p>
          </table:table-cell>
          <table:table-cell table:style-name="ce10"/>
          <table:table-cell table:style-name="Default" office:value-type="string">
            <text:p>leIb@</text:p>
          </table:table-cell>
          <table:table-cell table:style-name="ce10" office:value-type="string">
            <text:p>lAbuÑ</text:p>
          </table:table-cell>
          <table:table-cell table:style-name="Default"/>
          <table:table-cell table:style-name="ce10" office:value-type="string">
            <text:p>lAbuÑ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lack</text:p>
          </table:table-cell>
          <table:table-cell office:value-type="string">
            <text:p>noun_s</text:p>
          </table:table-cell>
          <table:table-cell office:value-type="string">
            <text:p>l{k</text:p>
          </table:table-cell>
          <table:table-cell office:value-type="string">
            <text:p>lak</text:p>
          </table:table-cell>
          <table:table-cell/>
          <table:table-cell office:value-type="string">
            <text:p>l{k</text:p>
          </table:table-cell>
          <table:table-cell office:value-type="string">
            <text:p>lak</text:p>
          </table:table-cell>
          <table:table-cell/>
          <table:table-cell office:value-type="string">
            <text:p>l{k</text:p>
          </table:table-cell>
          <table:table-cell office:value-type="string">
            <text:p>lak</text:p>
          </table:table-cell>
          <table:table-cell/>
          <table:table-cell office:value-type="string">
            <text:p>lak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lady</text:p>
          </table:table-cell>
          <table:table-cell office:value-type="string">
            <text:p>noun_s</text:p>
          </table:table-cell>
          <table:table-cell table:style-name="Default" office:value-type="string">
            <text:p>leIdi</text:p>
          </table:table-cell>
          <table:table-cell table:style-name="ce10" office:value-type="string">
            <text:p>lAdE</text:p>
          </table:table-cell>
          <table:table-cell table:style-name="ce10"/>
          <table:table-cell table:style-name="Default" office:value-type="string">
            <text:p>leIdi</text:p>
          </table:table-cell>
          <table:table-cell table:style-name="ce10" office:value-type="string">
            <text:p>lAdE</text:p>
          </table:table-cell>
          <table:table-cell table:style-name="ce10"/>
          <table:table-cell table:style-name="Default" office:value-type="string">
            <text:p>leIdi</text:p>
          </table:table-cell>
          <table:table-cell table:style-name="ce10" office:value-type="string">
            <text:p>lAdE</text:p>
          </table:table-cell>
          <table:table-cell table:style-name="Default"/>
          <table:table-cell table:style-name="ce10" office:value-type="string">
            <text:p>lAdE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lake</text:p>
          </table:table-cell>
          <table:table-cell office:value-type="string">
            <text:p>noun_s</text:p>
          </table:table-cell>
          <table:table-cell table:style-name="Default" office:value-type="string">
            <text:p>leIk</text:p>
          </table:table-cell>
          <table:table-cell table:style-name="ce10" office:value-type="string">
            <text:p>lAk</text:p>
          </table:table-cell>
          <table:table-cell table:style-name="ce10"/>
          <table:table-cell table:style-name="Default" office:value-type="string">
            <text:p>leIk</text:p>
          </table:table-cell>
          <table:table-cell table:style-name="ce10" office:value-type="string">
            <text:p>lAk</text:p>
          </table:table-cell>
          <table:table-cell table:style-name="ce10"/>
          <table:table-cell table:style-name="Default" office:value-type="string">
            <text:p>leIk</text:p>
          </table:table-cell>
          <table:table-cell table:style-name="ce10" office:value-type="string">
            <text:p>lAk</text:p>
          </table:table-cell>
          <table:table-cell table:style-name="Default"/>
          <table:table-cell table:style-name="ce10" office:value-type="string">
            <text:p>lAk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land</text:p>
          </table:table-cell>
          <table:table-cell office:value-type="string">
            <text:p>noun_s</text:p>
          </table:table-cell>
          <table:table-cell table:style-name="Default" office:value-type="string">
            <text:p>l{nd</text:p>
          </table:table-cell>
          <table:table-cell table:style-name="ce10" office:value-type="string">
            <text:p>land</text:p>
          </table:table-cell>
          <table:table-cell table:style-name="ce10"/>
          <table:table-cell table:style-name="Default" office:value-type="string">
            <text:p>l{nd</text:p>
          </table:table-cell>
          <table:table-cell table:style-name="ce10" office:value-type="string">
            <text:p>land</text:p>
          </table:table-cell>
          <table:table-cell table:style-name="ce10"/>
          <table:table-cell table:style-name="Default" office:value-type="string">
            <text:p>l{nd</text:p>
          </table:table-cell>
          <table:table-cell table:style-name="ce10" office:value-type="string">
            <text:p>land</text:p>
          </table:table-cell>
          <table:table-cell table:style-name="Default"/>
          <table:table-cell table:style-name="ce10" office:value-type="string">
            <text:p>land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lane</text:p>
          </table:table-cell>
          <table:table-cell office:value-type="string">
            <text:p>noun_s</text:p>
          </table:table-cell>
          <table:table-cell office:value-type="string">
            <text:p>leIn</text:p>
          </table:table-cell>
          <table:table-cell office:value-type="string">
            <text:p>lAn</text:p>
          </table:table-cell>
          <table:table-cell/>
          <table:table-cell office:value-type="string">
            <text:p>leIn</text:p>
          </table:table-cell>
          <table:table-cell office:value-type="string">
            <text:p>lAn</text:p>
          </table:table-cell>
          <table:table-cell/>
          <table:table-cell office:value-type="string">
            <text:p>leIn</text:p>
          </table:table-cell>
          <table:table-cell office:value-type="string">
            <text:p>lAn</text:p>
          </table:table-cell>
          <table:table-cell/>
          <table:table-cell office:value-type="string">
            <text:p>lAn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language</text:p>
          </table:table-cell>
          <table:table-cell office:value-type="string">
            <text:p>noun_s</text:p>
          </table:table-cell>
          <table:table-cell table:style-name="Default" office:value-type="string">
            <text:p>l{NgwIdZ</text:p>
          </table:table-cell>
          <table:table-cell table:style-name="ce10" office:value-type="string">
            <text:p>laNgwij</text:p>
          </table:table-cell>
          <table:table-cell table:style-name="ce10"/>
          <table:table-cell table:style-name="Default" office:value-type="string">
            <text:p>l{NgwIdZ</text:p>
          </table:table-cell>
          <table:table-cell table:style-name="ce10" office:value-type="string">
            <text:p>laNgwij</text:p>
          </table:table-cell>
          <table:table-cell table:style-name="ce10"/>
          <table:table-cell table:style-name="Default" office:value-type="string">
            <text:p>1-l{NgwIdZ <text:s/>2-l{NwIdZ</text:p>
          </table:table-cell>
          <table:table-cell table:style-name="ce10" office:value-type="string">
            <text:p>1-laNgwij-&gt;1 <text:s/>2-laNwij-&gt;1</text:p>
          </table:table-cell>
          <table:table-cell table:style-name="Default"/>
          <table:table-cell table:style-name="ce10" office:value-type="string">
            <text:p>laNgwij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Au-2:2.C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law</text:p>
          </table:table-cell>
          <table:table-cell office:value-type="string">
            <text:p>noun_s</text:p>
          </table:table-cell>
          <table:table-cell office:value-type="string">
            <text:p>lO:</text:p>
          </table:table-cell>
          <table:table-cell office:value-type="string">
            <text:p>lQ</text:p>
          </table:table-cell>
          <table:table-cell/>
          <table:table-cell office:value-type="string">
            <text:p>1-lQ: <text:s/>2-lA:</text:p>
          </table:table-cell>
          <table:table-cell office:value-type="string">
            <text:p>1-lo-&gt;1 <text:s/>2-lR-&gt;1</text:p>
          </table:table-cell>
          <table:table-cell/>
          <table:table-cell office:value-type="string">
            <text:p>lO</text:p>
          </table:table-cell>
          <table:table-cell office:value-type="string">
            <text:p>lQ</text:p>
          </table:table-cell>
          <table:table-cell/>
          <table:table-cell office:value-type="string">
            <text:p>lQ</text:p>
          </table:table-cell>
          <table:table-cell table:number-columns-repeated="3"/>
          <table:table-cell office:value-type="string">
            <text:p>GA-x:1.8</text:p>
          </table:table-cell>
          <table:table-cell table:number-columns-repeated="1008"/>
        </table:table-row>
        <table:table-row table:style-name="ro3">
          <table:table-cell office:value-type="string">
            <text:p>lead</text:p>
          </table:table-cell>
          <table:table-cell office:value-type="string">
            <text:p>noun_s</text:p>
          </table:table-cell>
          <table:table-cell office:value-type="string">
            <text:p>li:d</text:p>
          </table:table-cell>
          <table:table-cell office:value-type="string">
            <text:p>lED</text:p>
          </table:table-cell>
          <table:table-cell/>
          <table:table-cell office:value-type="string">
            <text:p>li:d</text:p>
          </table:table-cell>
          <table:table-cell office:value-type="string">
            <text:p>lEd</text:p>
          </table:table-cell>
          <table:table-cell/>
          <table:table-cell office:value-type="string">
            <text:p>lid</text:p>
          </table:table-cell>
          <table:table-cell office:value-type="string">
            <text:p>lEd</text:p>
          </table:table-cell>
          <table:table-cell/>
          <table:table-cell office:value-type="string">
            <text:p>lEd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leader</text:p>
          </table:table-cell>
          <table:table-cell office:value-type="string">
            <text:p>noun_s</text:p>
          </table:table-cell>
          <table:table-cell table:style-name="Default" office:value-type="string">
            <text:p>li:d@</text:p>
          </table:table-cell>
          <table:table-cell table:style-name="ce10" office:value-type="string">
            <text:p>lEduÑ</text:p>
          </table:table-cell>
          <table:table-cell table:style-name="ce10"/>
          <table:table-cell table:style-name="Default" office:value-type="string">
            <text:p>li:d=r</text:p>
          </table:table-cell>
          <table:table-cell table:style-name="ce10" office:value-type="string">
            <text:p>lEdur</text:p>
          </table:table-cell>
          <table:table-cell table:style-name="ce10"/>
          <table:table-cell table:style-name="Default" office:value-type="string">
            <text:p>lid@</text:p>
          </table:table-cell>
          <table:table-cell table:style-name="ce10" office:value-type="string">
            <text:p>lEduÑ</text:p>
          </table:table-cell>
          <table:table-cell table:style-name="Default"/>
          <table:table-cell table:style-name="ce10" office:value-type="string">
            <text:p>lEduÑ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leadership</text:p>
          </table:table-cell>
          <table:table-cell office:value-type="string">
            <text:p>noun_s</text:p>
          </table:table-cell>
          <table:table-cell table:style-name="Default" office:value-type="string">
            <text:p>li:d@SIp</text:p>
          </table:table-cell>
          <table:table-cell table:style-name="ce10" office:value-type="string">
            <text:p>lEduÑSip</text:p>
          </table:table-cell>
          <table:table-cell table:style-name="ce10"/>
          <table:table-cell table:style-name="Default" office:value-type="string">
            <text:p>li:d=rSIp</text:p>
          </table:table-cell>
          <table:table-cell table:style-name="ce10" office:value-type="string">
            <text:p>lEdurSip</text:p>
          </table:table-cell>
          <table:table-cell table:style-name="ce10"/>
          <table:table-cell table:style-name="Default" office:value-type="string">
            <text:p>lid@SIp</text:p>
          </table:table-cell>
          <table:table-cell table:style-name="ce10" office:value-type="string">
            <text:p>lEduÑSip</text:p>
          </table:table-cell>
          <table:table-cell table:style-name="Default"/>
          <table:table-cell table:style-name="ce10" office:value-type="string">
            <text:p>lEduÑSip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leaf</text:p>
          </table:table-cell>
          <table:table-cell office:value-type="string">
            <text:p>noun_s</text:p>
          </table:table-cell>
          <table:table-cell table:style-name="Default" office:value-type="string">
            <text:p>li:f</text:p>
          </table:table-cell>
          <table:table-cell table:style-name="ce10" office:value-type="string">
            <text:p>lEf</text:p>
          </table:table-cell>
          <table:table-cell table:style-name="ce10"/>
          <table:table-cell table:style-name="Default" office:value-type="string">
            <text:p>li:f</text:p>
          </table:table-cell>
          <table:table-cell table:style-name="ce10" office:value-type="string">
            <text:p>lEf</text:p>
          </table:table-cell>
          <table:table-cell table:style-name="ce10"/>
          <table:table-cell table:style-name="Default" office:value-type="string">
            <text:p>lif</text:p>
          </table:table-cell>
          <table:table-cell table:style-name="ce10" office:value-type="string">
            <text:p>lEf</text:p>
          </table:table-cell>
          <table:table-cell table:style-name="Default"/>
          <table:table-cell table:style-name="ce10" office:value-type="string">
            <text:p>lEf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league</text:p>
          </table:table-cell>
          <table:table-cell office:value-type="string">
            <text:p>noun_s</text:p>
          </table:table-cell>
          <table:table-cell office:value-type="string">
            <text:p>li:g</text:p>
          </table:table-cell>
          <table:table-cell office:value-type="string">
            <text:p>lEg</text:p>
          </table:table-cell>
          <table:table-cell/>
          <table:table-cell office:value-type="string">
            <text:p>li:g</text:p>
          </table:table-cell>
          <table:table-cell office:value-type="string">
            <text:p>lEg</text:p>
          </table:table-cell>
          <table:table-cell/>
          <table:table-cell office:value-type="string">
            <text:p>lig</text:p>
          </table:table-cell>
          <table:table-cell office:value-type="string">
            <text:p>lEg</text:p>
          </table:table-cell>
          <table:table-cell/>
          <table:table-cell office:value-type="string">
            <text:p>lEg</text:p>
          </table:table-cell>
          <table:table-cell table:number-columns-repeated="1012"/>
        </table:table-row>
        <table:table-row table:style-name="ro3">
          <table:table-cell office:value-type="string">
            <text:p>learning</text:p>
          </table:table-cell>
          <table:table-cell office:value-type="string">
            <text:p>noun_x</text:p>
          </table:table-cell>
          <table:table-cell office:value-type="string">
            <text:p>l3:nIN</text:p>
          </table:table-cell>
          <table:table-cell office:value-type="string">
            <text:p>lüniN</text:p>
          </table:table-cell>
          <table:table-cell/>
          <table:table-cell office:value-type="string">
            <text:p>l3:nIN</text:p>
          </table:table-cell>
          <table:table-cell office:value-type="string">
            <text:p>lüniN</text:p>
          </table:table-cell>
          <table:table-cell/>
          <table:table-cell office:value-type="string">
            <text:p>l3nIN</text:p>
          </table:table-cell>
          <table:table-cell office:value-type="string">
            <text:p>lÚüniN</text:p>
          </table:table-cell>
          <table:table-cell/>
          <table:table-cell office:value-type="string">
            <text:p>lüniN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leg</text:p>
          </table:table-cell>
          <table:table-cell office:value-type="string">
            <text:p>noun_s</text:p>
          </table:table-cell>
          <table:table-cell table:style-name="Default" office:value-type="string">
            <text:p>leg</text:p>
          </table:table-cell>
          <table:table-cell table:style-name="ce10" office:value-type="string">
            <text:p>leg</text:p>
          </table:table-cell>
          <table:table-cell table:style-name="ce10"/>
          <table:table-cell table:style-name="Default" office:value-type="string">
            <text:p>leg</text:p>
          </table:table-cell>
          <table:table-cell table:style-name="ce10" office:value-type="string">
            <text:p>leg</text:p>
          </table:table-cell>
          <table:table-cell table:style-name="ce10"/>
          <table:table-cell table:style-name="Default" office:value-type="string">
            <text:p>lEg</text:p>
          </table:table-cell>
          <table:table-cell table:style-name="ce10" office:value-type="string">
            <text:p>leg</text:p>
          </table:table-cell>
          <table:table-cell table:style-name="Default"/>
          <table:table-cell table:style-name="ce10" office:value-type="string">
            <text:p>leg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legislation</text:p>
          </table:table-cell>
          <table:table-cell office:value-type="string">
            <text:p>noun_x</text:p>
          </table:table-cell>
          <table:table-cell office:value-type="string">
            <text:p>1-ledZIsleIS=n <text:s/>2-ledZ@sleIS=n</text:p>
          </table:table-cell>
          <table:table-cell office:value-type="string">
            <text:p>1-lejislASn-&gt;1 <text:s/>2-lejuslASn-&gt;1</text:p>
          </table:table-cell>
          <table:table-cell/>
          <table:table-cell table:style-name="ce15" office:value-type="string">
            <text:p>ledZIsleIS=n</text:p>
          </table:table-cell>
          <table:table-cell office:value-type="string">
            <text:p>lejislASn</text:p>
          </table:table-cell>
          <table:table-cell/>
          <table:table-cell office:value-type="string">
            <text:p>lEdZ@sleIS@n</text:p>
          </table:table-cell>
          <table:table-cell office:value-type="string">
            <text:p>lejuslASun</text:p>
          </table:table-cell>
          <table:table-cell/>
          <table:table-cell office:value-type="string">
            <text:p>lejislASn</text:p>
          </table:table-cell>
          <table:table-cell table:number-columns-repeated="3"/>
          <table:table-cell office:value-type="string">
            <text:p>RP-2:2.25 <text:s/>Au-1:2.25:4.O</text:p>
          </table:table-cell>
          <table:table-cell table:number-columns-repeated="1008"/>
        </table:table-row>
        <table:table-row table:style-name="ro3">
          <table:table-cell office:value-type="string">
            <text:p>length</text:p>
          </table:table-cell>
          <table:table-cell office:value-type="string">
            <text:p>noun_s</text:p>
          </table:table-cell>
          <table:table-cell office:value-type="string">
            <text:p>leN(k)T</text:p>
          </table:table-cell>
          <table:table-cell office:value-type="string">
            <text:p>leNT</text:p>
          </table:table-cell>
          <table:table-cell/>
          <table:table-cell office:value-type="string">
            <text:p>leN(t)T</text:p>
          </table:table-cell>
          <table:table-cell office:value-type="string">
            <text:p>leNT</text:p>
          </table:table-cell>
          <table:table-cell/>
          <table:table-cell office:value-type="string">
            <text:p>lENT</text:p>
          </table:table-cell>
          <table:table-cell office:value-type="string">
            <text:p>leNT</text:p>
          </table:table-cell>
          <table:table-cell/>
          <table:table-cell office:value-type="string">
            <text:p>leN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lesson</text:p>
          </table:table-cell>
          <table:table-cell office:value-type="string">
            <text:p>noun_s</text:p>
          </table:table-cell>
          <table:table-cell table:style-name="Default" office:value-type="string">
            <text:p>les=n</text:p>
          </table:table-cell>
          <table:table-cell table:style-name="ce10" office:value-type="string">
            <text:p>lesn</text:p>
          </table:table-cell>
          <table:table-cell table:style-name="ce10"/>
          <table:table-cell table:style-name="Default" office:value-type="string">
            <text:p>les=n</text:p>
          </table:table-cell>
          <table:table-cell table:style-name="ce10" office:value-type="string">
            <text:p>lesn</text:p>
          </table:table-cell>
          <table:table-cell table:style-name="ce10"/>
          <table:table-cell table:style-name="Default" office:value-type="string">
            <text:p>lEs@n</text:p>
          </table:table-cell>
          <table:table-cell table:style-name="ce10" office:value-type="string">
            <text:p>lesun</text:p>
          </table:table-cell>
          <table:table-cell table:style-name="Default"/>
          <table:table-cell table:style-name="ce10" office:value-type="string">
            <text:p>lesun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1:2.S9 <text:s/>GA-1:2.S9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letter</text:p>
          </table:table-cell>
          <table:table-cell office:value-type="string">
            <text:p>noun_s</text:p>
          </table:table-cell>
          <table:table-cell table:style-name="Default" office:value-type="string">
            <text:p>let@</text:p>
          </table:table-cell>
          <table:table-cell table:style-name="ce10" office:value-type="string">
            <text:p>letuÑ</text:p>
          </table:table-cell>
          <table:table-cell table:style-name="ce10"/>
          <table:table-cell table:style-name="Default" office:value-type="string">
            <text:p>let=r</text:p>
          </table:table-cell>
          <table:table-cell table:style-name="ce10" office:value-type="string">
            <text:p>letur</text:p>
          </table:table-cell>
          <table:table-cell table:style-name="ce10"/>
          <table:table-cell table:style-name="Default" office:value-type="string">
            <text:p>lEt@</text:p>
          </table:table-cell>
          <table:table-cell table:style-name="ce10" office:value-type="string">
            <text:p>letuÑ</text:p>
          </table:table-cell>
          <table:table-cell table:style-name="Default"/>
          <table:table-cell table:style-name="ce10" office:value-type="string">
            <text:p>letuÑ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level</text:p>
          </table:table-cell>
          <table:table-cell office:value-type="string">
            <text:p>noun_s</text:p>
          </table:table-cell>
          <table:table-cell office:value-type="string">
            <text:p>lev=l</text:p>
          </table:table-cell>
          <table:table-cell office:value-type="string">
            <text:p>levl</text:p>
          </table:table-cell>
          <table:table-cell/>
          <table:table-cell office:value-type="string">
            <text:p>lev=l</text:p>
          </table:table-cell>
          <table:table-cell office:value-type="string">
            <text:p>levl</text:p>
          </table:table-cell>
          <table:table-cell/>
          <table:table-cell office:value-type="string">
            <text:p>lEv@l</text:p>
          </table:table-cell>
          <table:table-cell office:value-type="string">
            <text:p>levul</text:p>
          </table:table-cell>
          <table:table-cell/>
          <table:table-cell office:value-type="string">
            <text:p>levl</text:p>
          </table:table-cell>
          <table:table-cell table:number-columns-repeated="3"/>
          <table:table-cell office:value-type="string">
            <text:p>Au-1:2.O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liability</text:p>
          </table:table-cell>
          <table:table-cell office:value-type="string">
            <text:p>noun_s</text:p>
          </table:table-cell>
          <table:table-cell table:style-name="Default" office:value-type="string">
            <text:p>1-laI@bIl@ti <text:s/>2-laI@bIlIti</text:p>
          </table:table-cell>
          <table:table-cell table:style-name="ce10" office:value-type="string">
            <text:p>1-lIubilutE-&gt;1 <text:s/>2-lIubilitE-&gt;1</text:p>
          </table:table-cell>
          <table:table-cell table:style-name="ce10"/>
          <table:table-cell table:style-name="Default" office:value-type="string">
            <text:p>laI@bIl@ti</text:p>
          </table:table-cell>
          <table:table-cell table:style-name="ce10" office:value-type="string">
            <text:p>lIubilutE</text:p>
          </table:table-cell>
          <table:table-cell table:style-name="ce10"/>
          <table:table-cell table:style-name="Default" office:value-type="string">
            <text:p>laI@bIl@ti</text:p>
          </table:table-cell>
          <table:table-cell table:style-name="ce10" office:value-type="string">
            <text:p>lIubilutE</text:p>
          </table:table-cell>
          <table:table-cell table:style-name="Default"/>
          <table:table-cell table:style-name="ce10" office:value-type="string">
            <text:p>lIubilutE</text:p>
          </table:table-cell>
          <table:table-cell table:style-name="ce10" office:value-type="string">
            <text:p>lIubilitE</text:p>
          </table:table-cell>
          <table:table-cell table:style-name="Default" table:number-columns-repeated="4"/>
          <table:table-cell office:value-type="string">
            <text:p>rule 25 rabbIt exception (commA set takes precedence)</text:p>
          </table:table-cell>
          <table:table-cell table:style-name="Default" table:number-columns-repeated="1006"/>
        </table:table-row>
        <table:table-row table:style-name="ro3">
          <table:table-cell office:value-type="string">
            <text:p>life</text:p>
          </table:table-cell>
          <table:table-cell office:value-type="string">
            <text:p>noun_s</text:p>
          </table:table-cell>
          <table:table-cell office:value-type="string">
            <text:p>laIf</text:p>
          </table:table-cell>
          <table:table-cell office:value-type="string">
            <text:p>lIf</text:p>
          </table:table-cell>
          <table:table-cell/>
          <table:table-cell office:value-type="string">
            <text:p>laIf</text:p>
          </table:table-cell>
          <table:table-cell office:value-type="string">
            <text:p>lIf</text:p>
          </table:table-cell>
          <table:table-cell/>
          <table:table-cell office:value-type="string">
            <text:p>laIf</text:p>
          </table:table-cell>
          <table:table-cell office:value-type="string">
            <text:p>lIf</text:p>
          </table:table-cell>
          <table:table-cell/>
          <table:table-cell office:value-type="string">
            <text:p>lIf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light</text:p>
          </table:table-cell>
          <table:table-cell office:value-type="string">
            <text:p>noun_s</text:p>
          </table:table-cell>
          <table:table-cell table:style-name="Default" office:value-type="string">
            <text:p>laIt</text:p>
          </table:table-cell>
          <table:table-cell table:style-name="ce10" office:value-type="string">
            <text:p>lIt</text:p>
          </table:table-cell>
          <table:table-cell table:style-name="ce10"/>
          <table:table-cell table:style-name="Default" office:value-type="string">
            <text:p>laIt</text:p>
          </table:table-cell>
          <table:table-cell table:style-name="ce10" office:value-type="string">
            <text:p>lIt</text:p>
          </table:table-cell>
          <table:table-cell table:style-name="ce10"/>
          <table:table-cell table:style-name="Default" office:value-type="string">
            <text:p>laIt</text:p>
          </table:table-cell>
          <table:table-cell table:style-name="ce10" office:value-type="string">
            <text:p>lIt</text:p>
          </table:table-cell>
          <table:table-cell table:style-name="Default"/>
          <table:table-cell table:style-name="ce10" office:value-type="string">
            <text:p>lI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limit</text:p>
          </table:table-cell>
          <table:table-cell office:value-type="string">
            <text:p>noun_s</text:p>
          </table:table-cell>
          <table:table-cell office:value-type="string">
            <text:p>lImIt</text:p>
          </table:table-cell>
          <table:table-cell office:value-type="string">
            <text:p>limit</text:p>
          </table:table-cell>
          <table:table-cell/>
          <table:table-cell office:value-type="string">
            <text:p>lIm@t</text:p>
          </table:table-cell>
          <table:table-cell office:value-type="string">
            <text:p>limut</text:p>
          </table:table-cell>
          <table:table-cell/>
          <table:table-cell office:value-type="string">
            <text:p>lIm@t</text:p>
          </table:table-cell>
          <table:table-cell office:value-type="string">
            <text:p>limut</text:p>
          </table:table-cell>
          <table:table-cell/>
          <table:table-cell office:value-type="string">
            <text:p>limit</text:p>
          </table:table-cell>
          <table:table-cell table:number-columns-repeated="3"/>
          <table:table-cell office:value-type="string">
            <text:p>GA-1:2.25 <text:s/>Au-1:2.25</text:p>
          </table:table-cell>
          <table:table-cell table:number-columns-repeated="1008"/>
        </table:table-row>
        <table:table-row table:style-name="ro3">
          <table:table-cell office:value-type="string">
            <text:p>line</text:p>
          </table:table-cell>
          <table:table-cell office:value-type="string">
            <text:p>noun_s</text:p>
          </table:table-cell>
          <table:table-cell office:value-type="string">
            <text:p>laIn</text:p>
          </table:table-cell>
          <table:table-cell office:value-type="string">
            <text:p>lIn</text:p>
          </table:table-cell>
          <table:table-cell/>
          <table:table-cell office:value-type="string">
            <text:p>laIn</text:p>
          </table:table-cell>
          <table:table-cell office:value-type="string">
            <text:p>lIn</text:p>
          </table:table-cell>
          <table:table-cell/>
          <table:table-cell office:value-type="string">
            <text:p>laIn</text:p>
          </table:table-cell>
          <table:table-cell office:value-type="string">
            <text:p>lIn</text:p>
          </table:table-cell>
          <table:table-cell/>
          <table:table-cell office:value-type="string">
            <text:p>lIn</text:p>
          </table:table-cell>
          <table:table-cell table:number-columns-repeated="1012"/>
        </table:table-row>
        <table:table-row table:style-name="ro3">
          <table:table-cell office:value-type="string">
            <text:p>link</text:p>
          </table:table-cell>
          <table:table-cell office:value-type="string">
            <text:p>noun_s</text:p>
          </table:table-cell>
          <table:table-cell office:value-type="string">
            <text:p>lINk</text:p>
          </table:table-cell>
          <table:table-cell office:value-type="string">
            <text:p>liNk</text:p>
          </table:table-cell>
          <table:table-cell/>
          <table:table-cell office:value-type="string">
            <text:p>lINk</text:p>
          </table:table-cell>
          <table:table-cell office:value-type="string">
            <text:p>liNk</text:p>
          </table:table-cell>
          <table:table-cell/>
          <table:table-cell office:value-type="string">
            <text:p>lINk</text:p>
          </table:table-cell>
          <table:table-cell office:value-type="string">
            <text:p>liNk</text:p>
          </table:table-cell>
          <table:table-cell/>
          <table:table-cell office:value-type="string">
            <text:p>liNk</text:p>
          </table:table-cell>
          <table:table-cell table:number-columns-repeated="1012"/>
        </table:table-row>
        <table:table-row table:style-name="ro3">
          <table:table-cell office:value-type="string">
            <text:p>lip</text:p>
          </table:table-cell>
          <table:table-cell office:value-type="string">
            <text:p>noun_s</text:p>
          </table:table-cell>
          <table:table-cell office:value-type="string">
            <text:p>lIp</text:p>
          </table:table-cell>
          <table:table-cell office:value-type="string">
            <text:p>lip</text:p>
          </table:table-cell>
          <table:table-cell/>
          <table:table-cell office:value-type="string">
            <text:p>lIp</text:p>
          </table:table-cell>
          <table:table-cell office:value-type="string">
            <text:p>lip</text:p>
          </table:table-cell>
          <table:table-cell/>
          <table:table-cell office:value-type="string">
            <text:p>lIp</text:p>
          </table:table-cell>
          <table:table-cell office:value-type="string">
            <text:p>lip</text:p>
          </table:table-cell>
          <table:table-cell/>
          <table:table-cell office:value-type="string">
            <text:p>lip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list</text:p>
          </table:table-cell>
          <table:table-cell office:value-type="string">
            <text:p>noun_s</text:p>
          </table:table-cell>
          <table:table-cell table:style-name="Default" office:value-type="string">
            <text:p>lIst</text:p>
          </table:table-cell>
          <table:table-cell table:style-name="ce10" office:value-type="string">
            <text:p>list</text:p>
          </table:table-cell>
          <table:table-cell table:style-name="ce10"/>
          <table:table-cell table:style-name="Default" office:value-type="string">
            <text:p>lIst</text:p>
          </table:table-cell>
          <table:table-cell table:style-name="ce10" office:value-type="string">
            <text:p>list</text:p>
          </table:table-cell>
          <table:table-cell table:style-name="ce10"/>
          <table:table-cell table:style-name="Default" office:value-type="string">
            <text:p>lIst</text:p>
          </table:table-cell>
          <table:table-cell table:style-name="ce10" office:value-type="string">
            <text:p>list</text:p>
          </table:table-cell>
          <table:table-cell table:style-name="Default"/>
          <table:table-cell table:style-name="ce10" office:value-type="string">
            <text:p>lis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living</text:p>
          </table:table-cell>
          <table:table-cell office:value-type="string">
            <text:p>noun_s</text:p>
          </table:table-cell>
          <table:table-cell table:style-name="Default" office:value-type="string">
            <text:p>lIvIN</text:p>
          </table:table-cell>
          <table:table-cell table:style-name="ce10" office:value-type="string">
            <text:p>liviN</text:p>
          </table:table-cell>
          <table:table-cell table:style-name="ce10"/>
          <table:table-cell table:style-name="Default" office:value-type="string">
            <text:p>lIvIN</text:p>
          </table:table-cell>
          <table:table-cell table:style-name="ce10" office:value-type="string">
            <text:p>liviN</text:p>
          </table:table-cell>
          <table:table-cell table:style-name="ce10"/>
          <table:table-cell table:style-name="Default" office:value-type="string">
            <text:p>lIvIN</text:p>
          </table:table-cell>
          <table:table-cell table:style-name="ce10" office:value-type="string">
            <text:p>liviN</text:p>
          </table:table-cell>
          <table:table-cell table:style-name="Default"/>
          <table:table-cell table:style-name="ce10" office:value-type="string">
            <text:p>liviN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loan</text:p>
          </table:table-cell>
          <table:table-cell office:value-type="string">
            <text:p>noun_s</text:p>
          </table:table-cell>
          <table:table-cell office:value-type="string">
            <text:p>l@Un</text:p>
          </table:table-cell>
          <table:table-cell office:value-type="string">
            <text:p>lOn</text:p>
          </table:table-cell>
          <table:table-cell/>
          <table:table-cell office:value-type="string">
            <text:p>loUn</text:p>
          </table:table-cell>
          <table:table-cell office:value-type="string">
            <text:p>lOn</text:p>
          </table:table-cell>
          <table:table-cell/>
          <table:table-cell office:value-type="string">
            <text:p>loUn</text:p>
          </table:table-cell>
          <table:table-cell office:value-type="string">
            <text:p>lOn</text:p>
          </table:table-cell>
          <table:table-cell/>
          <table:table-cell office:value-type="string">
            <text:p>lOn</text:p>
          </table:table-cell>
          <table:table-cell table:number-columns-repeated="1012"/>
        </table:table-row>
        <table:table-row table:style-name="ro3">
          <table:table-cell office:value-type="string">
            <text:p>location</text:p>
          </table:table-cell>
          <table:table-cell office:value-type="string">
            <text:p>noun_s</text:p>
          </table:table-cell>
          <table:table-cell office:value-type="string">
            <text:p>l@UkeIS=n</text:p>
          </table:table-cell>
          <table:table-cell office:value-type="string">
            <text:p>lOkASn</text:p>
          </table:table-cell>
          <table:table-cell/>
          <table:table-cell office:value-type="string">
            <text:p>loUkeIS=n</text:p>
          </table:table-cell>
          <table:table-cell office:value-type="string">
            <text:p>lOkASn</text:p>
          </table:table-cell>
          <table:table-cell/>
          <table:table-cell office:value-type="string">
            <text:p>loUkeIS@n</text:p>
          </table:table-cell>
          <table:table-cell office:value-type="string">
            <text:p>lOkASun</text:p>
          </table:table-cell>
          <table:table-cell/>
          <table:table-cell office:value-type="string">
            <text:p>lOkASn</text:p>
          </table:table-cell>
          <table:table-cell table:number-columns-repeated="3"/>
          <table:table-cell office:value-type="string">
            <text:p>Au-1:3.O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look</text:p>
          </table:table-cell>
          <table:table-cell office:value-type="string">
            <text:p>noun_s</text:p>
          </table:table-cell>
          <table:table-cell table:style-name="Default" office:value-type="string">
            <text:p>lUk</text:p>
          </table:table-cell>
          <table:table-cell table:style-name="ce10" office:value-type="string">
            <text:p>lVk</text:p>
          </table:table-cell>
          <table:table-cell table:style-name="ce10"/>
          <table:table-cell table:style-name="Default" office:value-type="string">
            <text:p>lUk</text:p>
          </table:table-cell>
          <table:table-cell table:style-name="ce10" office:value-type="string">
            <text:p>lVk</text:p>
          </table:table-cell>
          <table:table-cell table:style-name="ce10"/>
          <table:table-cell table:style-name="Default" office:value-type="string">
            <text:p>lUk</text:p>
          </table:table-cell>
          <table:table-cell table:style-name="ce10" office:value-type="string">
            <text:p>lVk</text:p>
          </table:table-cell>
          <table:table-cell table:style-name="Default"/>
          <table:table-cell table:style-name="ce10" office:value-type="string">
            <text:p>lVk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lord</text:p>
          </table:table-cell>
          <table:table-cell office:value-type="string">
            <text:p>noun_s</text:p>
          </table:table-cell>
          <table:table-cell table:style-name="Default" office:value-type="string">
            <text:p>lO:d</text:p>
          </table:table-cell>
          <table:table-cell table:style-name="ce10" office:value-type="string">
            <text:p>löd</text:p>
          </table:table-cell>
          <table:table-cell table:style-name="ce10"/>
          <table:table-cell table:style-name="Default" office:value-type="string">
            <text:p>lO:rd</text:p>
          </table:table-cell>
          <table:table-cell table:style-name="ce10" office:value-type="string">
            <text:p>lQrd</text:p>
          </table:table-cell>
          <table:table-cell table:style-name="ce10"/>
          <table:table-cell table:style-name="Default" office:value-type="string">
            <text:p>lOd</text:p>
          </table:table-cell>
          <table:table-cell table:style-name="ce10" office:value-type="string">
            <text:p>löd</text:p>
          </table:table-cell>
          <table:table-cell table:style-name="Default"/>
          <table:table-cell table:style-name="ce10" office:value-type="string">
            <text:p>löd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loss</text:p>
          </table:table-cell>
          <table:table-cell office:value-type="string">
            <text:p>noun_s</text:p>
          </table:table-cell>
          <table:table-cell table:style-name="Default" office:value-type="string">
            <text:p>1-lQs <text:s/>2-lO:s</text:p>
          </table:table-cell>
          <table:table-cell table:style-name="ce10" office:value-type="string">
            <text:p>1-los-&gt;1 <text:s/>2-lQs-&gt;1</text:p>
          </table:table-cell>
          <table:table-cell table:style-name="ce10"/>
          <table:table-cell table:style-name="Default" office:value-type="string">
            <text:p>1-lQ:s <text:s/>2-lA:s</text:p>
          </table:table-cell>
          <table:table-cell table:style-name="ce10" office:value-type="string">
            <text:p>1-los-&gt;1 <text:s/>2-lRs-&gt;1</text:p>
          </table:table-cell>
          <table:table-cell table:style-name="ce10"/>
          <table:table-cell table:style-name="Default" office:value-type="string">
            <text:p>lQS</text:p>
          </table:table-cell>
          <table:table-cell table:style-name="ce10" office:value-type="string">
            <text:p>los</text:p>
          </table:table-cell>
          <table:table-cell table:style-name="Default"/>
          <table:table-cell table:style-name="ce10" office:value-type="string">
            <text:p>los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x:1.17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lot</text:p>
          </table:table-cell>
          <table:table-cell office:value-type="string">
            <text:p>noun_s</text:p>
          </table:table-cell>
          <table:table-cell office:value-type="string">
            <text:p>lQt</text:p>
          </table:table-cell>
          <table:table-cell office:value-type="string">
            <text:p>lot</text:p>
          </table:table-cell>
          <table:table-cell/>
          <table:table-cell office:value-type="string">
            <text:p>lA:t</text:p>
          </table:table-cell>
          <table:table-cell office:value-type="string">
            <text:p>lRt</text:p>
          </table:table-cell>
          <table:table-cell/>
          <table:table-cell office:value-type="string">
            <text:p>lQt</text:p>
          </table:table-cell>
          <table:table-cell office:value-type="string">
            <text:p>lot</text:p>
          </table:table-cell>
          <table:table-cell/>
          <table:table-cell office:value-type="string">
            <text:p>lot</text:p>
          </table:table-cell>
          <table:table-cell table:number-columns-repeated="3"/>
          <table:table-cell office:value-type="string">
            <text:p>GA-1:1.9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love</text:p>
          </table:table-cell>
          <table:table-cell office:value-type="string">
            <text:p>noun_s</text:p>
          </table:table-cell>
          <table:table-cell table:style-name="Default" office:value-type="string">
            <text:p>lVv</text:p>
          </table:table-cell>
          <table:table-cell table:style-name="ce10" office:value-type="string">
            <text:p>luv</text:p>
          </table:table-cell>
          <table:table-cell table:style-name="ce10"/>
          <table:table-cell table:style-name="Default" office:value-type="string">
            <text:p>lVv</text:p>
          </table:table-cell>
          <table:table-cell table:style-name="ce10" office:value-type="string">
            <text:p>luv</text:p>
          </table:table-cell>
          <table:table-cell table:style-name="ce10"/>
          <table:table-cell table:style-name="Default" office:value-type="string">
            <text:p>lVv</text:p>
          </table:table-cell>
          <table:table-cell table:style-name="ce10" office:value-type="string">
            <text:p>luv</text:p>
          </table:table-cell>
          <table:table-cell table:style-name="Default"/>
          <table:table-cell table:style-name="ce10" office:value-type="string">
            <text:p>luv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lunch</text:p>
          </table:table-cell>
          <table:table-cell office:value-type="string">
            <text:p>noun_s</text:p>
          </table:table-cell>
          <table:table-cell office:value-type="string">
            <text:p>lVntS</text:p>
          </table:table-cell>
          <table:table-cell office:value-type="string">
            <text:p>lunC</text:p>
          </table:table-cell>
          <table:table-cell/>
          <table:table-cell office:value-type="string">
            <text:p>lVntS</text:p>
          </table:table-cell>
          <table:table-cell office:value-type="string">
            <text:p>lunC</text:p>
          </table:table-cell>
          <table:table-cell/>
          <table:table-cell office:value-type="string">
            <text:p>lVntS</text:p>
          </table:table-cell>
          <table:table-cell office:value-type="string">
            <text:p>lunC</text:p>
          </table:table-cell>
          <table:table-cell/>
          <table:table-cell office:value-type="string">
            <text:p>lunC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machine</text:p>
          </table:table-cell>
          <table:table-cell office:value-type="string">
            <text:p>noun_s</text:p>
          </table:table-cell>
          <table:table-cell table:style-name="Default" office:value-type="string">
            <text:p>m@Si:n</text:p>
          </table:table-cell>
          <table:table-cell table:style-name="ce10" office:value-type="string">
            <text:p>muSEn</text:p>
          </table:table-cell>
          <table:table-cell table:style-name="ce10"/>
          <table:table-cell table:style-name="Default" office:value-type="string">
            <text:p>m@Si:n</text:p>
          </table:table-cell>
          <table:table-cell table:style-name="ce10" office:value-type="string">
            <text:p>muSEn</text:p>
          </table:table-cell>
          <table:table-cell table:style-name="ce10"/>
          <table:table-cell table:style-name="Default" office:value-type="string">
            <text:p>m@Sin</text:p>
          </table:table-cell>
          <table:table-cell table:style-name="ce10" office:value-type="string">
            <text:p>muSEn</text:p>
          </table:table-cell>
          <table:table-cell table:style-name="Default"/>
          <table:table-cell table:style-name="ce10" office:value-type="string">
            <text:p>muSEn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magazine</text:p>
          </table:table-cell>
          <table:table-cell office:value-type="string">
            <text:p>noun_s</text:p>
          </table:table-cell>
          <table:table-cell office:value-type="string">
            <text:p>m{g@zi:n</text:p>
          </table:table-cell>
          <table:table-cell office:value-type="string">
            <text:p>maguzEn</text:p>
          </table:table-cell>
          <table:table-cell/>
          <table:table-cell office:value-type="string">
            <text:p>m{g@zi:n</text:p>
          </table:table-cell>
          <table:table-cell office:value-type="string">
            <text:p>maguzEn</text:p>
          </table:table-cell>
          <table:table-cell/>
          <table:table-cell office:value-type="string">
            <text:p>m{g@zin</text:p>
          </table:table-cell>
          <table:table-cell office:value-type="string">
            <text:p>maguzEn</text:p>
          </table:table-cell>
          <table:table-cell/>
          <table:table-cell office:value-type="string">
            <text:p>maguzEn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majority</text:p>
          </table:table-cell>
          <table:table-cell office:value-type="string">
            <text:p>noun_s</text:p>
          </table:table-cell>
          <table:table-cell table:style-name="Default" office:value-type="string">
            <text:p>1-m@dZQr@ti <text:s/>2-m@dZQrIti</text:p>
          </table:table-cell>
          <table:table-cell table:style-name="ce10" office:value-type="string">
            <text:p>1-mujorutE-&gt;1 <text:s/>2-mujoritE-&gt;2</text:p>
          </table:table-cell>
          <table:table-cell table:style-name="ce10"/>
          <table:table-cell table:style-name="Default" office:value-type="string">
            <text:p>1-m@dZO:r@ti <text:s/>2-m@dZA:r@ti</text:p>
          </table:table-cell>
          <table:table-cell table:style-name="ce10" office:value-type="string">
            <text:p>1-mujQrutE-&gt;1 <text:s/>2-mujRrutE-&gt;1</text:p>
          </table:table-cell>
          <table:table-cell table:style-name="ce10"/>
          <table:table-cell table:style-name="Default" office:value-type="string">
            <text:p>m@dZQr@ti</text:p>
          </table:table-cell>
          <table:table-cell table:style-name="ce10" office:value-type="string">
            <text:p>mujorutE-&gt;1</text:p>
          </table:table-cell>
          <table:table-cell table:style-name="Default"/>
          <table:table-cell table:style-name="ce10" office:value-type="string">
            <text:p>mujorutE</text:p>
          </table:table-cell>
          <table:table-cell table:style-name="ce10" office:value-type="string">
            <text:p>mujoritE</text:p>
          </table:table-cell>
          <table:table-cell table:style-name="Default" table:number-columns-repeated="2"/>
          <table:table-cell table:style-name="Default" office:value-type="string">
            <text:p>GA-x:1.17</text:p>
          </table:table-cell>
          <table:table-cell table:style-name="Default"/>
          <table:table-cell office:value-type="string">
            <text:p>rule 25 rabbIt exception (commA set takes precedence)</text:p>
          </table:table-cell>
          <table:table-cell table:style-name="Default" table:number-columns-repeated="1006"/>
        </table:table-row>
        <table:table-row table:style-name="ro3">
          <table:table-cell office:value-type="string">
            <text:p>man</text:p>
          </table:table-cell>
          <table:table-cell office:value-type="string">
            <text:p>noun_s</text:p>
          </table:table-cell>
          <table:table-cell office:value-type="string">
            <text:p>m{n</text:p>
          </table:table-cell>
          <table:table-cell office:value-type="string">
            <text:p>man</text:p>
          </table:table-cell>
          <table:table-cell/>
          <table:table-cell office:value-type="string">
            <text:p>m{n</text:p>
          </table:table-cell>
          <table:table-cell office:value-type="string">
            <text:p>man</text:p>
          </table:table-cell>
          <table:table-cell/>
          <table:table-cell office:value-type="string">
            <text:p>m{n</text:p>
          </table:table-cell>
          <table:table-cell office:value-type="string">
            <text:p>man</text:p>
          </table:table-cell>
          <table:table-cell/>
          <table:table-cell office:value-type="string">
            <text:p>man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management</text:p>
          </table:table-cell>
          <table:table-cell office:value-type="string">
            <text:p>noun_s</text:p>
          </table:table-cell>
          <table:table-cell table:style-name="Default" office:value-type="string">
            <text:p>1-m{nIdZm@nt <text:s/>2-m{n@dZm@nt</text:p>
          </table:table-cell>
          <table:table-cell table:style-name="ce10" office:value-type="string">
            <text:p>1-manijmunt-&gt;1 <text:s/>2-manujmunt-&gt;1</text:p>
          </table:table-cell>
          <table:table-cell table:style-name="ce10"/>
          <table:table-cell table:style-name="Default" office:value-type="string">
            <text:p>m{nIdZm@nt</text:p>
          </table:table-cell>
          <table:table-cell table:style-name="ce10" office:value-type="string">
            <text:p>manijmunt</text:p>
          </table:table-cell>
          <table:table-cell table:style-name="ce10"/>
          <table:table-cell table:style-name="Default" office:value-type="string">
            <text:p>m{nIdZm@nt</text:p>
          </table:table-cell>
          <table:table-cell table:style-name="ce10" office:value-type="string">
            <text:p>manijmunt</text:p>
          </table:table-cell>
          <table:table-cell table:style-name="Default"/>
          <table:table-cell table:style-name="ce10" office:value-type="string">
            <text:p>manijmunt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2.25 (or 2:2.S9)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manager</text:p>
          </table:table-cell>
          <table:table-cell office:value-type="string">
            <text:p>noun_s</text:p>
          </table:table-cell>
          <table:table-cell table:style-name="Default" office:value-type="string">
            <text:p>1-m{nIdZ@ <text:s/>2-m{n@dZ@</text:p>
          </table:table-cell>
          <table:table-cell table:style-name="ce10" office:value-type="string">
            <text:p>1-manijuÑ-&gt;1 <text:s/>2-manujuÑ-&gt;1</text:p>
          </table:table-cell>
          <table:table-cell table:style-name="ce10"/>
          <table:table-cell table:style-name="Default" office:value-type="string">
            <text:p>m{nIdZ=r</text:p>
          </table:table-cell>
          <table:table-cell table:style-name="ce10" office:value-type="string">
            <text:p>manijur</text:p>
          </table:table-cell>
          <table:table-cell table:style-name="ce10"/>
          <table:table-cell table:style-name="Default" office:value-type="string">
            <text:p>m{n@dZ@</text:p>
          </table:table-cell>
          <table:table-cell table:style-name="ce10" office:value-type="string">
            <text:p>manujuÑ</text:p>
          </table:table-cell>
          <table:table-cell table:style-name="Default"/>
          <table:table-cell table:style-name="ce10" office:value-type="string">
            <text:p>manijuÑ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2.25 <text:s/>Au-1:2.25 (or x:2.S9)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manner</text:p>
          </table:table-cell>
          <table:table-cell office:value-type="string">
            <text:p>noun_s</text:p>
          </table:table-cell>
          <table:table-cell office:value-type="string">
            <text:p>m{n@</text:p>
          </table:table-cell>
          <table:table-cell office:value-type="string">
            <text:p>manuÑ</text:p>
          </table:table-cell>
          <table:table-cell/>
          <table:table-cell office:value-type="string">
            <text:p>m{n=r</text:p>
          </table:table-cell>
          <table:table-cell office:value-type="string">
            <text:p>manur</text:p>
          </table:table-cell>
          <table:table-cell/>
          <table:table-cell office:value-type="string">
            <text:p>m{n@</text:p>
          </table:table-cell>
          <table:table-cell office:value-type="string">
            <text:p>manuÑ</text:p>
          </table:table-cell>
          <table:table-cell/>
          <table:table-cell office:value-type="string">
            <text:p>manuÑ</text:p>
          </table:table-cell>
          <table:table-cell table:number-columns-repeated="1012"/>
        </table:table-row>
        <table:table-row table:style-name="ro3">
          <table:table-cell office:value-type="string">
            <text:p>map</text:p>
          </table:table-cell>
          <table:table-cell office:value-type="string">
            <text:p>noun_s</text:p>
          </table:table-cell>
          <table:table-cell office:value-type="string">
            <text:p>m{p</text:p>
          </table:table-cell>
          <table:table-cell office:value-type="string">
            <text:p>map</text:p>
          </table:table-cell>
          <table:table-cell/>
          <table:table-cell office:value-type="string">
            <text:p>m{p</text:p>
          </table:table-cell>
          <table:table-cell office:value-type="string">
            <text:p>map</text:p>
          </table:table-cell>
          <table:table-cell/>
          <table:table-cell office:value-type="string">
            <text:p>m{p</text:p>
          </table:table-cell>
          <table:table-cell office:value-type="string">
            <text:p>map</text:p>
          </table:table-cell>
          <table:table-cell/>
          <table:table-cell office:value-type="string">
            <text:p>map</text:p>
          </table:table-cell>
          <table:table-cell table:number-columns-repeated="1012"/>
        </table:table-row>
        <table:table-row table:style-name="ro3">
          <table:table-cell office:value-type="string">
            <text:p>mark</text:p>
          </table:table-cell>
          <table:table-cell office:value-type="string">
            <text:p>noun_s</text:p>
          </table:table-cell>
          <table:table-cell office:value-type="string">
            <text:p>mA:k</text:p>
          </table:table-cell>
          <table:table-cell office:value-type="string">
            <text:p>mäk</text:p>
          </table:table-cell>
          <table:table-cell/>
          <table:table-cell office:value-type="string">
            <text:p>mA:rk</text:p>
          </table:table-cell>
          <table:table-cell office:value-type="string">
            <text:p>mRrk</text:p>
          </table:table-cell>
          <table:table-cell/>
          <table:table-cell office:value-type="string">
            <text:p>mAk</text:p>
          </table:table-cell>
          <table:table-cell office:value-type="string">
            <text:p>mäk</text:p>
          </table:table-cell>
          <table:table-cell/>
          <table:table-cell office:value-type="string">
            <text:p>mäk</text:p>
          </table:table-cell>
          <table:table-cell table:number-columns-repeated="1012"/>
        </table:table-row>
        <table:table-row table:style-name="ro3">
          <table:table-cell office:value-type="string">
            <text:p>market</text:p>
          </table:table-cell>
          <table:table-cell office:value-type="string">
            <text:p>noun_s</text:p>
          </table:table-cell>
          <table:table-cell office:value-type="string">
            <text:p>mA:kIt</text:p>
          </table:table-cell>
          <table:table-cell office:value-type="string">
            <text:p>mäkit</text:p>
          </table:table-cell>
          <table:table-cell/>
          <table:table-cell office:value-type="string">
            <text:p>mA:rk@t</text:p>
          </table:table-cell>
          <table:table-cell office:value-type="string">
            <text:p>mRrkut</text:p>
          </table:table-cell>
          <table:table-cell/>
          <table:table-cell office:value-type="string">
            <text:p>mAk@t</text:p>
          </table:table-cell>
          <table:table-cell office:value-type="string">
            <text:p>mäkut</text:p>
          </table:table-cell>
          <table:table-cell/>
          <table:table-cell office:value-type="string">
            <text:p>mäki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marketing</text:p>
          </table:table-cell>
          <table:table-cell office:value-type="string">
            <text:p>noun_x</text:p>
          </table:table-cell>
          <table:table-cell table:style-name="Default" office:value-type="string">
            <text:p>mA:kItIN</text:p>
          </table:table-cell>
          <table:table-cell table:style-name="ce10" office:value-type="string">
            <text:p>mäkitiN</text:p>
          </table:table-cell>
          <table:table-cell table:style-name="ce10"/>
          <table:table-cell table:style-name="Default" office:value-type="string">
            <text:p>mA:rk@tIN</text:p>
          </table:table-cell>
          <table:table-cell table:style-name="ce10" office:value-type="string">
            <text:p>mRrkutiN</text:p>
          </table:table-cell>
          <table:table-cell table:style-name="ce10"/>
          <table:table-cell table:style-name="Default" office:value-type="string">
            <text:p>mAk@tIN</text:p>
          </table:table-cell>
          <table:table-cell table:style-name="ce10" office:value-type="string">
            <text:p>mäkutiN</text:p>
          </table:table-cell>
          <table:table-cell table:style-name="Default"/>
          <table:table-cell table:style-name="ce10" office:value-type="string">
            <text:p>mäkitiN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mass</text:p>
          </table:table-cell>
          <table:table-cell office:value-type="string">
            <text:p>noun_s</text:p>
          </table:table-cell>
          <table:table-cell table:style-name="Default" office:value-type="string">
            <text:p>m{s</text:p>
          </table:table-cell>
          <table:table-cell table:style-name="ce10" office:value-type="string">
            <text:p>mas</text:p>
          </table:table-cell>
          <table:table-cell table:style-name="ce10"/>
          <table:table-cell table:style-name="Default" office:value-type="string">
            <text:p>m{s</text:p>
          </table:table-cell>
          <table:table-cell table:style-name="ce10" office:value-type="string">
            <text:p>mas</text:p>
          </table:table-cell>
          <table:table-cell table:style-name="ce10"/>
          <table:table-cell table:style-name="Default" office:value-type="string">
            <text:p>m{s</text:p>
          </table:table-cell>
          <table:table-cell table:style-name="ce10" office:value-type="string">
            <text:p>mas</text:p>
          </table:table-cell>
          <table:table-cell table:style-name="Default"/>
          <table:table-cell table:style-name="ce10" office:value-type="string">
            <text:p>mas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master</text:p>
          </table:table-cell>
          <table:table-cell office:value-type="string">
            <text:p>noun_s</text:p>
          </table:table-cell>
          <table:table-cell office:value-type="string">
            <text:p>mA:st@</text:p>
          </table:table-cell>
          <table:table-cell office:value-type="string">
            <text:p>mRstuÑ</text:p>
          </table:table-cell>
          <table:table-cell/>
          <table:table-cell office:value-type="string">
            <text:p>m{st=r</text:p>
          </table:table-cell>
          <table:table-cell office:value-type="string">
            <text:p>mastur</text:p>
          </table:table-cell>
          <table:table-cell/>
          <table:table-cell office:value-type="string">
            <text:p>mAst@</text:p>
          </table:table-cell>
          <table:table-cell office:value-type="string">
            <text:p>mRstuÑ</text:p>
          </table:table-cell>
          <table:table-cell/>
          <table:table-cell office:value-type="string">
            <text:p>mastuÑ</text:p>
          </table:table-cell>
          <table:table-cell table:number-columns-repeated="3"/>
          <table:table-cell office:value-type="string">
            <text:p>RP-1:1.16 <text:s/>Au-1:1.16</text:p>
          </table:table-cell>
          <table:table-cell table:number-columns-repeated="1008"/>
        </table:table-row>
        <table:table-row table:style-name="ro3">
          <table:table-cell office:value-type="string">
            <text:p>match</text:p>
          </table:table-cell>
          <table:table-cell office:value-type="string">
            <text:p>noun_s</text:p>
          </table:table-cell>
          <table:table-cell office:value-type="string">
            <text:p>m{tS</text:p>
          </table:table-cell>
          <table:table-cell office:value-type="string">
            <text:p>maC</text:p>
          </table:table-cell>
          <table:table-cell/>
          <table:table-cell office:value-type="string">
            <text:p>m{tS</text:p>
          </table:table-cell>
          <table:table-cell office:value-type="string">
            <text:p>maC</text:p>
          </table:table-cell>
          <table:table-cell/>
          <table:table-cell office:value-type="string">
            <text:p>m{tS</text:p>
          </table:table-cell>
          <table:table-cell office:value-type="string">
            <text:p>maC</text:p>
          </table:table-cell>
          <table:table-cell/>
          <table:table-cell office:value-type="string">
            <text:p>maC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material</text:p>
          </table:table-cell>
          <table:table-cell office:value-type="string">
            <text:p>noun_s</text:p>
          </table:table-cell>
          <table:table-cell table:style-name="Default" office:value-type="string">
            <text:p>m@tI@ri@l</text:p>
          </table:table-cell>
          <table:table-cell table:style-name="ce10" office:value-type="string">
            <text:p>mutËEul</text:p>
          </table:table-cell>
          <table:table-cell table:style-name="ce10"/>
          <table:table-cell table:style-name="Default" office:value-type="string">
            <text:p>m@tIri@l</text:p>
          </table:table-cell>
          <table:table-cell table:style-name="ce10" office:value-type="string">
            <text:p>mutËEul</text:p>
          </table:table-cell>
          <table:table-cell table:style-name="ce10"/>
          <table:table-cell table:style-name="Default" office:value-type="string">
            <text:p>m@tI@ri@l</text:p>
          </table:table-cell>
          <table:table-cell table:style-name="ce10" office:value-type="string">
            <text:p>mutËEul</text:p>
          </table:table-cell>
          <table:table-cell table:style-name="Default"/>
          <table:table-cell table:style-name="ce10" office:value-type="string">
            <text:p>mutËEul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matter</text:p>
          </table:table-cell>
          <table:table-cell office:value-type="string">
            <text:p>noun_s</text:p>
          </table:table-cell>
          <table:table-cell office:value-type="string">
            <text:p>m{t@</text:p>
          </table:table-cell>
          <table:table-cell office:value-type="string">
            <text:p>matuÑ</text:p>
          </table:table-cell>
          <table:table-cell/>
          <table:table-cell office:value-type="string">
            <text:p>m{t=r</text:p>
          </table:table-cell>
          <table:table-cell office:value-type="string">
            <text:p>matur</text:p>
          </table:table-cell>
          <table:table-cell/>
          <table:table-cell office:value-type="string">
            <text:p>m{t@</text:p>
          </table:table-cell>
          <table:table-cell office:value-type="string">
            <text:p>matuÑ</text:p>
          </table:table-cell>
          <table:table-cell/>
          <table:table-cell office:value-type="string">
            <text:p>matuÑ</text:p>
          </table:table-cell>
          <table:table-cell table:number-columns-repeated="1012"/>
        </table:table-row>
        <table:table-row table:style-name="ro3">
          <table:table-cell office:value-type="string">
            <text:p>meal</text:p>
          </table:table-cell>
          <table:table-cell office:value-type="string">
            <text:p>noun_s</text:p>
          </table:table-cell>
          <table:table-cell office:value-type="string">
            <text:p>mi:=l</text:p>
          </table:table-cell>
          <table:table-cell office:value-type="string">
            <text:p>mEl</text:p>
          </table:table-cell>
          <table:table-cell/>
          <table:table-cell office:value-type="string">
            <text:p>mi:=l</text:p>
          </table:table-cell>
          <table:table-cell office:value-type="string">
            <text:p>mEl</text:p>
          </table:table-cell>
          <table:table-cell/>
          <table:table-cell office:value-type="string">
            <text:p>mil</text:p>
          </table:table-cell>
          <table:table-cell office:value-type="string">
            <text:p>mEl</text:p>
          </table:table-cell>
          <table:table-cell/>
          <table:table-cell office:value-type="string">
            <text:p>mEl</text:p>
          </table:table-cell>
          <table:table-cell table:number-columns-repeated="1012"/>
        </table:table-row>
        <table:table-row table:style-name="ro3">
          <table:table-cell office:value-type="string">
            <text:p>meaning</text:p>
          </table:table-cell>
          <table:table-cell office:value-type="string">
            <text:p>noun_s</text:p>
          </table:table-cell>
          <table:table-cell office:value-type="string">
            <text:p>mi:nIN</text:p>
          </table:table-cell>
          <table:table-cell office:value-type="string">
            <text:p>mEniN</text:p>
          </table:table-cell>
          <table:table-cell/>
          <table:table-cell office:value-type="string">
            <text:p>mi:nIN</text:p>
          </table:table-cell>
          <table:table-cell office:value-type="string">
            <text:p>mEniN</text:p>
          </table:table-cell>
          <table:table-cell/>
          <table:table-cell office:value-type="string">
            <text:p>minIN</text:p>
          </table:table-cell>
          <table:table-cell office:value-type="string">
            <text:p>mEniN</text:p>
          </table:table-cell>
          <table:table-cell/>
          <table:table-cell office:value-type="string">
            <text:p>mEniN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means</text:p>
          </table:table-cell>
          <table:table-cell office:value-type="string">
            <text:p>noun_x</text:p>
          </table:table-cell>
          <table:table-cell table:style-name="Default" office:value-type="string">
            <text:p>mi:nz</text:p>
          </table:table-cell>
          <table:table-cell table:style-name="ce10" office:value-type="string">
            <text:p>mEnz</text:p>
          </table:table-cell>
          <table:table-cell table:style-name="ce10"/>
          <table:table-cell table:style-name="Default" office:value-type="string">
            <text:p>mi:nz</text:p>
          </table:table-cell>
          <table:table-cell table:style-name="ce10" office:value-type="string">
            <text:p>mEnz</text:p>
          </table:table-cell>
          <table:table-cell table:style-name="ce10"/>
          <table:table-cell table:style-name="Default" office:value-type="string">
            <text:p>minz</text:p>
          </table:table-cell>
          <table:table-cell table:style-name="ce10" office:value-type="string">
            <text:p>mEnz</text:p>
          </table:table-cell>
          <table:table-cell table:style-name="Default"/>
          <table:table-cell table:style-name="ce10" office:value-type="string">
            <text:p>mEnz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measure</text:p>
          </table:table-cell>
          <table:table-cell office:value-type="string">
            <text:p>noun_s</text:p>
          </table:table-cell>
          <table:table-cell table:style-name="Default" office:value-type="string">
            <text:p>meZ@</text:p>
          </table:table-cell>
          <table:table-cell table:style-name="ce10" office:value-type="string">
            <text:p>meZuÑ</text:p>
          </table:table-cell>
          <table:table-cell table:style-name="ce10"/>
          <table:table-cell table:style-name="Default" office:value-type="string">
            <text:p>meZ=r</text:p>
          </table:table-cell>
          <table:table-cell table:style-name="ce10" office:value-type="string">
            <text:p>meZur</text:p>
          </table:table-cell>
          <table:table-cell table:style-name="ce10"/>
          <table:table-cell table:style-name="Default" office:value-type="string">
            <text:p>mEZ@</text:p>
          </table:table-cell>
          <table:table-cell table:style-name="ce10" office:value-type="string">
            <text:p>mezuÑ</text:p>
          </table:table-cell>
          <table:table-cell table:style-name="Default"/>
          <table:table-cell table:style-name="ce10" office:value-type="string">
            <text:p>mezuÑ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mechanism</text:p>
          </table:table-cell>
          <table:table-cell office:value-type="string">
            <text:p>noun_s</text:p>
          </table:table-cell>
          <table:table-cell table:style-name="Default" office:value-type="string">
            <text:p>mek@nIz@m</text:p>
          </table:table-cell>
          <table:table-cell table:style-name="ce10" office:value-type="string">
            <text:p>mekunizum</text:p>
          </table:table-cell>
          <table:table-cell table:style-name="ce10"/>
          <table:table-cell table:style-name="Default" office:value-type="string">
            <text:p>mek@nIz@m</text:p>
          </table:table-cell>
          <table:table-cell table:style-name="ce10" office:value-type="string">
            <text:p>mekunizum</text:p>
          </table:table-cell>
          <table:table-cell table:style-name="ce10"/>
          <table:table-cell table:style-name="Default" office:value-type="string">
            <text:p>m#k@nIz@m</text:p>
          </table:table-cell>
          <table:table-cell table:style-name="ce10" office:value-type="string">
            <text:p>mekunizum</text:p>
          </table:table-cell>
          <table:table-cell table:style-name="Default"/>
          <table:table-cell table:style-name="ce10" office:value-type="string">
            <text:p>mekunizum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medium</text:p>
          </table:table-cell>
          <table:table-cell office:value-type="string">
            <text:p>noun_s</text:p>
          </table:table-cell>
          <table:table-cell table:style-name="Default" office:value-type="string">
            <text:p>mi:di@m</text:p>
          </table:table-cell>
          <table:table-cell table:style-name="ce10" office:value-type="string">
            <text:p>mEdEum</text:p>
          </table:table-cell>
          <table:table-cell table:style-name="ce10"/>
          <table:table-cell table:style-name="Default" office:value-type="string">
            <text:p>mi:di@m</text:p>
          </table:table-cell>
          <table:table-cell table:style-name="ce10" office:value-type="string">
            <text:p>mEdEum</text:p>
          </table:table-cell>
          <table:table-cell table:style-name="ce10"/>
          <table:table-cell table:style-name="Default" office:value-type="string">
            <text:p>midi@m</text:p>
          </table:table-cell>
          <table:table-cell table:style-name="ce10" office:value-type="string">
            <text:p>mEdEum</text:p>
          </table:table-cell>
          <table:table-cell table:style-name="Default"/>
          <table:table-cell table:style-name="ce10" office:value-type="string">
            <text:p>mEdEum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meeting</text:p>
          </table:table-cell>
          <table:table-cell office:value-type="string">
            <text:p>noun_s</text:p>
          </table:table-cell>
          <table:table-cell table:style-name="Default" office:value-type="string">
            <text:p>mi:tiN</text:p>
          </table:table-cell>
          <table:table-cell table:style-name="ce10" office:value-type="string">
            <text:p>mEtiN</text:p>
          </table:table-cell>
          <table:table-cell table:style-name="ce10"/>
          <table:table-cell table:style-name="Default" office:value-type="string">
            <text:p>mi:tiN</text:p>
          </table:table-cell>
          <table:table-cell table:style-name="ce10" office:value-type="string">
            <text:p>mEtiN</text:p>
          </table:table-cell>
          <table:table-cell table:style-name="ce10"/>
          <table:table-cell table:style-name="Default" office:value-type="string">
            <text:p>mitIN</text:p>
          </table:table-cell>
          <table:table-cell table:style-name="ce10" office:value-type="string">
            <text:p>mEtiN</text:p>
          </table:table-cell>
          <table:table-cell table:style-name="Default"/>
          <table:table-cell table:style-name="ce10" office:value-type="string">
            <text:p>mEtiN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member</text:p>
          </table:table-cell>
          <table:table-cell office:value-type="string">
            <text:p>noun_s</text:p>
          </table:table-cell>
          <table:table-cell office:value-type="string">
            <text:p>memb@</text:p>
          </table:table-cell>
          <table:table-cell office:value-type="string">
            <text:p>membuÑ</text:p>
          </table:table-cell>
          <table:table-cell/>
          <table:table-cell office:value-type="string">
            <text:p>memb=r</text:p>
          </table:table-cell>
          <table:table-cell office:value-type="string">
            <text:p>membur</text:p>
          </table:table-cell>
          <table:table-cell/>
          <table:table-cell office:value-type="string">
            <text:p>mEmb@</text:p>
          </table:table-cell>
          <table:table-cell office:value-type="string">
            <text:p>membuÑ</text:p>
          </table:table-cell>
          <table:table-cell/>
          <table:table-cell office:value-type="string">
            <text:p>membuÑ</text:p>
          </table:table-cell>
          <table:table-cell table:number-columns-repeated="1012"/>
        </table:table-row>
        <table:table-row table:style-name="ro3">
          <table:table-cell office:value-type="string">
            <text:p>membership</text:p>
          </table:table-cell>
          <table:table-cell office:value-type="string">
            <text:p>noun_s</text:p>
          </table:table-cell>
          <table:table-cell office:value-type="string">
            <text:p>memb@SIp</text:p>
          </table:table-cell>
          <table:table-cell office:value-type="string">
            <text:p>membuÑSip</text:p>
          </table:table-cell>
          <table:table-cell/>
          <table:table-cell office:value-type="string">
            <text:p>memb=rSIp</text:p>
          </table:table-cell>
          <table:table-cell office:value-type="string">
            <text:p>memburSip</text:p>
          </table:table-cell>
          <table:table-cell/>
          <table:table-cell office:value-type="string">
            <text:p>mEmb@SIp</text:p>
          </table:table-cell>
          <table:table-cell office:value-type="string">
            <text:p>membuÑSip</text:p>
          </table:table-cell>
          <table:table-cell/>
          <table:table-cell office:value-type="string">
            <text:p>membuÑSip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memory</text:p>
          </table:table-cell>
          <table:table-cell office:value-type="string">
            <text:p>noun_s</text:p>
          </table:table-cell>
          <table:table-cell table:style-name="Default" office:value-type="string">
            <text:p>mem@ri</text:p>
          </table:table-cell>
          <table:table-cell table:style-name="ce10" office:value-type="string">
            <text:p>memurE</text:p>
          </table:table-cell>
          <table:table-cell table:style-name="ce10"/>
          <table:table-cell table:style-name="Default" office:value-type="string">
            <text:p>mem@ri</text:p>
          </table:table-cell>
          <table:table-cell table:style-name="ce10" office:value-type="string">
            <text:p>memurE</text:p>
          </table:table-cell>
          <table:table-cell table:style-name="ce10"/>
          <table:table-cell table:style-name="Default" office:value-type="string">
            <text:p>mEm@ri</text:p>
          </table:table-cell>
          <table:table-cell table:style-name="ce10" office:value-type="string">
            <text:p>memurE</text:p>
          </table:table-cell>
          <table:table-cell table:style-name="Default"/>
          <table:table-cell table:style-name="ce10" office:value-type="string">
            <text:p>memurE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message</text:p>
          </table:table-cell>
          <table:table-cell office:value-type="string">
            <text:p>noun_s</text:p>
          </table:table-cell>
          <table:table-cell office:value-type="string">
            <text:p>mesIdZ</text:p>
          </table:table-cell>
          <table:table-cell office:value-type="string">
            <text:p>mesij</text:p>
          </table:table-cell>
          <table:table-cell/>
          <table:table-cell office:value-type="string">
            <text:p>mesIdZ</text:p>
          </table:table-cell>
          <table:table-cell office:value-type="string">
            <text:p>mesij</text:p>
          </table:table-cell>
          <table:table-cell/>
          <table:table-cell office:value-type="string">
            <text:p>mEsIdZ</text:p>
          </table:table-cell>
          <table:table-cell office:value-type="string">
            <text:p>mesij</text:p>
          </table:table-cell>
          <table:table-cell/>
          <table:table-cell office:value-type="string">
            <text:p>mesij</text:p>
          </table:table-cell>
          <table:table-cell table:number-columns-repeated="1012"/>
        </table:table-row>
        <table:table-row table:style-name="ro3">
          <table:table-cell office:value-type="string">
            <text:p>metal</text:p>
          </table:table-cell>
          <table:table-cell office:value-type="string">
            <text:p>noun_s</text:p>
          </table:table-cell>
          <table:table-cell office:value-type="string">
            <text:p>met=l</text:p>
          </table:table-cell>
          <table:table-cell office:value-type="string">
            <text:p>metl</text:p>
          </table:table-cell>
          <table:table-cell/>
          <table:table-cell office:value-type="string">
            <text:p>met=l</text:p>
          </table:table-cell>
          <table:table-cell office:value-type="string">
            <text:p>metl</text:p>
          </table:table-cell>
          <table:table-cell/>
          <table:table-cell office:value-type="string">
            <text:p>mEtl</text:p>
          </table:table-cell>
          <table:table-cell office:value-type="string">
            <text:p>metl</text:p>
          </table:table-cell>
          <table:table-cell/>
          <table:table-cell office:value-type="string">
            <text:p>metl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method</text:p>
          </table:table-cell>
          <table:table-cell office:value-type="string">
            <text:p>noun_s</text:p>
          </table:table-cell>
          <table:table-cell table:style-name="Default" office:value-type="string">
            <text:p>meT@d</text:p>
          </table:table-cell>
          <table:table-cell table:style-name="ce10" office:value-type="string">
            <text:p>meTud</text:p>
          </table:table-cell>
          <table:table-cell table:style-name="ce10"/>
          <table:table-cell table:style-name="Default" office:value-type="string">
            <text:p>meT@d</text:p>
          </table:table-cell>
          <table:table-cell table:style-name="ce10" office:value-type="string">
            <text:p>meTud</text:p>
          </table:table-cell>
          <table:table-cell table:style-name="ce10"/>
          <table:table-cell table:style-name="Default" office:value-type="string">
            <text:p>mET@d</text:p>
          </table:table-cell>
          <table:table-cell table:style-name="ce10" office:value-type="string">
            <text:p>meTud</text:p>
          </table:table-cell>
          <table:table-cell table:style-name="Default"/>
          <table:table-cell table:style-name="ce10" office:value-type="string">
            <text:p>meTud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middle</text:p>
          </table:table-cell>
          <table:table-cell office:value-type="string">
            <text:p>noun_s</text:p>
          </table:table-cell>
          <table:table-cell office:value-type="string">
            <text:p>mId=l</text:p>
          </table:table-cell>
          <table:table-cell office:value-type="string">
            <text:p>midl</text:p>
          </table:table-cell>
          <table:table-cell/>
          <table:table-cell office:value-type="string">
            <text:p>mId=l</text:p>
          </table:table-cell>
          <table:table-cell office:value-type="string">
            <text:p>midl</text:p>
          </table:table-cell>
          <table:table-cell/>
          <table:table-cell office:value-type="string">
            <text:p>mIdl</text:p>
          </table:table-cell>
          <table:table-cell office:value-type="string">
            <text:p>midl</text:p>
          </table:table-cell>
          <table:table-cell/>
          <table:table-cell office:value-type="string">
            <text:p>midl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mile</text:p>
          </table:table-cell>
          <table:table-cell office:value-type="string">
            <text:p>noun_s</text:p>
          </table:table-cell>
          <table:table-cell table:style-name="Default" office:value-type="string">
            <text:p>maI=l</text:p>
          </table:table-cell>
          <table:table-cell table:style-name="ce10" office:value-type="string">
            <text:p>mIl</text:p>
          </table:table-cell>
          <table:table-cell table:style-name="ce10"/>
          <table:table-cell table:style-name="Default" office:value-type="string">
            <text:p>maI=l</text:p>
          </table:table-cell>
          <table:table-cell table:style-name="ce10" office:value-type="string">
            <text:p>mIl</text:p>
          </table:table-cell>
          <table:table-cell table:style-name="ce10"/>
          <table:table-cell table:style-name="Default" office:value-type="string">
            <text:p>maIl</text:p>
          </table:table-cell>
          <table:table-cell table:style-name="ce10" office:value-type="string">
            <text:p>mIl</text:p>
          </table:table-cell>
          <table:table-cell table:style-name="Default"/>
          <table:table-cell table:style-name="ce10" office:value-type="string">
            <text:p>mIl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milk</text:p>
          </table:table-cell>
          <table:table-cell office:value-type="string">
            <text:p>noun_s</text:p>
          </table:table-cell>
          <table:table-cell table:style-name="Default" office:value-type="string">
            <text:p>mIlk</text:p>
          </table:table-cell>
          <table:table-cell table:style-name="ce10" office:value-type="string">
            <text:p>milk</text:p>
          </table:table-cell>
          <table:table-cell table:style-name="ce10"/>
          <table:table-cell table:style-name="Default" office:value-type="string">
            <text:p>mIlk</text:p>
          </table:table-cell>
          <table:table-cell table:style-name="ce10" office:value-type="string">
            <text:p>milk</text:p>
          </table:table-cell>
          <table:table-cell table:style-name="ce10"/>
          <table:table-cell table:style-name="Default" office:value-type="string">
            <text:p>mIlk</text:p>
          </table:table-cell>
          <table:table-cell table:style-name="ce10" office:value-type="string">
            <text:p>milk</text:p>
          </table:table-cell>
          <table:table-cell table:style-name="Default"/>
          <table:table-cell table:style-name="ce10" office:value-type="string">
            <text:p>milk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mind</text:p>
          </table:table-cell>
          <table:table-cell office:value-type="string">
            <text:p>noun_s</text:p>
          </table:table-cell>
          <table:table-cell table:style-name="Default" office:value-type="string">
            <text:p>maInd</text:p>
          </table:table-cell>
          <table:table-cell table:style-name="ce10" office:value-type="string">
            <text:p>mInd</text:p>
          </table:table-cell>
          <table:table-cell table:style-name="ce10"/>
          <table:table-cell table:style-name="Default" office:value-type="string">
            <text:p>maInd</text:p>
          </table:table-cell>
          <table:table-cell table:style-name="ce10" office:value-type="string">
            <text:p>mInd</text:p>
          </table:table-cell>
          <table:table-cell table:style-name="ce10"/>
          <table:table-cell table:style-name="Default" office:value-type="string">
            <text:p>maInd</text:p>
          </table:table-cell>
          <table:table-cell table:style-name="ce10" office:value-type="string">
            <text:p>mInd</text:p>
          </table:table-cell>
          <table:table-cell table:style-name="Default"/>
          <table:table-cell table:style-name="ce10" office:value-type="string">
            <text:p>mInd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minister</text:p>
          </table:table-cell>
          <table:table-cell office:value-type="string">
            <text:p>noun_s</text:p>
          </table:table-cell>
          <table:table-cell office:value-type="string">
            <text:p>1-mInIst@ <text:s/>2-mIn@st@</text:p>
          </table:table-cell>
          <table:table-cell office:value-type="string">
            <text:p>1-ministuÑ-&gt;1 <text:s/>2-minustuÑ-&gt;1</text:p>
          </table:table-cell>
          <table:table-cell/>
          <table:table-cell office:value-type="string">
            <text:p>mInIst=r</text:p>
          </table:table-cell>
          <table:table-cell office:value-type="string">
            <text:p>ministur</text:p>
          </table:table-cell>
          <table:table-cell/>
          <table:table-cell office:value-type="string">
            <text:p>mIn@st@</text:p>
          </table:table-cell>
          <table:table-cell office:value-type="string">
            <text:p>minustuÑ</text:p>
          </table:table-cell>
          <table:table-cell/>
          <table:table-cell office:value-type="string">
            <text:p>ministuÑ</text:p>
          </table:table-cell>
          <table:table-cell table:number-columns-repeated="3"/>
          <table:table-cell office:value-type="string">
            <text:p>RP-2:2.25 <text:s/>Au-1:2.25</text:p>
          </table:table-cell>
          <table:table-cell table:number-columns-repeated="1008"/>
        </table:table-row>
        <table:table-row table:style-name="ro3">
          <table:table-cell office:value-type="string">
            <text:p>ministry</text:p>
          </table:table-cell>
          <table:table-cell office:value-type="string">
            <text:p>noun_s</text:p>
          </table:table-cell>
          <table:table-cell office:value-type="string">
            <text:p>1-mInIstri <text:s/>2-mIn@stri</text:p>
          </table:table-cell>
          <table:table-cell office:value-type="string">
            <text:p>1-ministrE-&gt;1 <text:s/>2-minustrE-&gt;1</text:p>
          </table:table-cell>
          <table:table-cell/>
          <table:table-cell office:value-type="string">
            <text:p>mInIstri</text:p>
          </table:table-cell>
          <table:table-cell office:value-type="string">
            <text:p>ministrE</text:p>
          </table:table-cell>
          <table:table-cell/>
          <table:table-cell office:value-type="string">
            <text:p>mIn@stri</text:p>
          </table:table-cell>
          <table:table-cell office:value-type="string">
            <text:p>minustrE</text:p>
          </table:table-cell>
          <table:table-cell/>
          <table:table-cell office:value-type="string">
            <text:p>ministrE</text:p>
          </table:table-cell>
          <table:table-cell table:number-columns-repeated="3"/>
          <table:table-cell office:value-type="string">
            <text:p>RP-2:2.25 <text:s/>Au-1:2.25</text:p>
          </table:table-cell>
          <table:table-cell table:number-columns-repeated="1008"/>
        </table:table-row>
        <table:table-row table:style-name="ro3">
          <table:table-cell office:value-type="string">
            <text:p>minute</text:p>
          </table:table-cell>
          <table:table-cell office:value-type="string">
            <text:p>noun_s</text:p>
          </table:table-cell>
          <table:table-cell office:value-type="string">
            <text:p>mInIt</text:p>
          </table:table-cell>
          <table:table-cell office:value-type="string">
            <text:p>minit</text:p>
          </table:table-cell>
          <table:table-cell/>
          <table:table-cell office:value-type="string">
            <text:p>mIn@t</text:p>
          </table:table-cell>
          <table:table-cell office:value-type="string">
            <text:p>minut</text:p>
          </table:table-cell>
          <table:table-cell/>
          <table:table-cell office:value-type="string">
            <text:p>mIn@t</text:p>
          </table:table-cell>
          <table:table-cell office:value-type="string">
            <text:p>minut</text:p>
          </table:table-cell>
          <table:table-cell/>
          <table:table-cell office:value-type="string">
            <text:p>minit</text:p>
          </table:table-cell>
          <table:table-cell table:number-columns-repeated="3"/>
          <table:table-cell office:value-type="string">
            <text:p>GA-1:2.25 <text:s/>Au-1:2.25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miss</text:p>
          </table:table-cell>
          <table:table-cell office:value-type="string">
            <text:p>noun_s</text:p>
          </table:table-cell>
          <table:table-cell table:style-name="Default" office:value-type="string">
            <text:p>mIs</text:p>
          </table:table-cell>
          <table:table-cell table:style-name="ce10" office:value-type="string">
            <text:p>mis</text:p>
          </table:table-cell>
          <table:table-cell table:style-name="ce10"/>
          <table:table-cell table:style-name="Default" office:value-type="string">
            <text:p>mIs</text:p>
          </table:table-cell>
          <table:table-cell table:style-name="ce10" office:value-type="string">
            <text:p>mis</text:p>
          </table:table-cell>
          <table:table-cell table:style-name="ce10"/>
          <table:table-cell table:style-name="Default" office:value-type="string">
            <text:p>mIs</text:p>
          </table:table-cell>
          <table:table-cell table:style-name="ce10" office:value-type="string">
            <text:p>mis</text:p>
          </table:table-cell>
          <table:table-cell table:style-name="Default"/>
          <table:table-cell table:style-name="ce10" office:value-type="string">
            <text:p>mis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mistake</text:p>
          </table:table-cell>
          <table:table-cell office:value-type="string">
            <text:p>noun_s</text:p>
          </table:table-cell>
          <table:table-cell office:value-type="string">
            <text:p>1-mIsteIk <text:s/>2-m@steIk</text:p>
          </table:table-cell>
          <table:table-cell office:value-type="string">
            <text:p>1mistAk-&gt;1 <text:s/>2-mustAk-&gt;1</text:p>
          </table:table-cell>
          <table:table-cell/>
          <table:table-cell office:value-type="string">
            <text:p>mIsteIk</text:p>
          </table:table-cell>
          <table:table-cell office:value-type="string">
            <text:p>mistAk</text:p>
          </table:table-cell>
          <table:table-cell/>
          <table:table-cell office:value-type="string">
            <text:p>m@steIk</text:p>
          </table:table-cell>
          <table:table-cell office:value-type="string">
            <text:p>mustAk</text:p>
          </table:table-cell>
          <table:table-cell/>
          <table:table-cell office:value-type="string">
            <text:p>mistAk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model</text:p>
          </table:table-cell>
          <table:table-cell office:value-type="string">
            <text:p>noun_s</text:p>
          </table:table-cell>
          <table:table-cell table:style-name="Default" office:value-type="string">
            <text:p>mQd=l</text:p>
          </table:table-cell>
          <table:table-cell table:style-name="ce10" office:value-type="string">
            <text:p>modl</text:p>
          </table:table-cell>
          <table:table-cell table:style-name="ce10"/>
          <table:table-cell table:style-name="Default" office:value-type="string">
            <text:p>mA:d=l</text:p>
          </table:table-cell>
          <table:table-cell table:style-name="ce10" office:value-type="string">
            <text:p>mRdl</text:p>
          </table:table-cell>
          <table:table-cell table:style-name="ce10"/>
          <table:table-cell table:style-name="Default" office:value-type="string">
            <text:p>mQdl</text:p>
          </table:table-cell>
          <table:table-cell table:style-name="ce10" office:value-type="string">
            <text:p>modl</text:p>
          </table:table-cell>
          <table:table-cell table:style-name="Default"/>
          <table:table-cell table:style-name="ce10" office:value-type="string">
            <text:p>modl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1:1.9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moment</text:p>
          </table:table-cell>
          <table:table-cell office:value-type="string">
            <text:p>noun_s</text:p>
          </table:table-cell>
          <table:table-cell office:value-type="string">
            <text:p>m@Um@nt</text:p>
          </table:table-cell>
          <table:table-cell office:value-type="string">
            <text:p>mOmunt</text:p>
          </table:table-cell>
          <table:table-cell/>
          <table:table-cell office:value-type="string">
            <text:p>moUm@nt</text:p>
          </table:table-cell>
          <table:table-cell office:value-type="string">
            <text:p>mOmunt</text:p>
          </table:table-cell>
          <table:table-cell/>
          <table:table-cell office:value-type="string">
            <text:p>moUm@nt</text:p>
          </table:table-cell>
          <table:table-cell office:value-type="string">
            <text:p>mOmunt</text:p>
          </table:table-cell>
          <table:table-cell/>
          <table:table-cell office:value-type="string">
            <text:p>mOmunt</text:p>
          </table:table-cell>
          <table:table-cell table:number-columns-repeated="1012"/>
        </table:table-row>
        <table:table-row table:style-name="ro3">
          <table:table-cell office:value-type="string">
            <text:p>money</text:p>
          </table:table-cell>
          <table:table-cell office:value-type="string">
            <text:p>noun_s</text:p>
          </table:table-cell>
          <table:table-cell office:value-type="string">
            <text:p>mVni</text:p>
          </table:table-cell>
          <table:table-cell office:value-type="string">
            <text:p>munE</text:p>
          </table:table-cell>
          <table:table-cell/>
          <table:table-cell office:value-type="string">
            <text:p>mVni</text:p>
          </table:table-cell>
          <table:table-cell office:value-type="string">
            <text:p>munE</text:p>
          </table:table-cell>
          <table:table-cell/>
          <table:table-cell office:value-type="string">
            <text:p>mVni</text:p>
          </table:table-cell>
          <table:table-cell office:value-type="string">
            <text:p>munE</text:p>
          </table:table-cell>
          <table:table-cell/>
          <table:table-cell office:value-type="string">
            <text:p>munE</text:p>
          </table:table-cell>
          <table:table-cell table:number-columns-repeated="1012"/>
        </table:table-row>
        <table:table-row table:style-name="ro3">
          <table:table-cell office:value-type="string">
            <text:p>month</text:p>
          </table:table-cell>
          <table:table-cell office:value-type="string">
            <text:p>noun_s</text:p>
          </table:table-cell>
          <table:table-cell office:value-type="string">
            <text:p>mVn(t)T</text:p>
          </table:table-cell>
          <table:table-cell office:value-type="string">
            <text:p>munT</text:p>
          </table:table-cell>
          <table:table-cell/>
          <table:table-cell office:value-type="string">
            <text:p>mVn(t)T</text:p>
          </table:table-cell>
          <table:table-cell office:value-type="string">
            <text:p>munT</text:p>
          </table:table-cell>
          <table:table-cell/>
          <table:table-cell office:value-type="string">
            <text:p>mVnT</text:p>
          </table:table-cell>
          <table:table-cell office:value-type="string">
            <text:p>munT</text:p>
          </table:table-cell>
          <table:table-cell/>
          <table:table-cell office:value-type="string">
            <text:p>mun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morning</text:p>
          </table:table-cell>
          <table:table-cell office:value-type="string">
            <text:p>noun_s</text:p>
          </table:table-cell>
          <table:table-cell table:style-name="Default" office:value-type="string">
            <text:p>mO:nIn</text:p>
          </table:table-cell>
          <table:table-cell table:style-name="ce10" office:value-type="string">
            <text:p>möniN</text:p>
          </table:table-cell>
          <table:table-cell table:style-name="ce10"/>
          <table:table-cell table:style-name="Default" office:value-type="string">
            <text:p>mO:rnIN</text:p>
          </table:table-cell>
          <table:table-cell table:style-name="ce10" office:value-type="string">
            <text:p>möniN</text:p>
          </table:table-cell>
          <table:table-cell table:style-name="ce10"/>
          <table:table-cell table:style-name="Default" office:value-type="string">
            <text:p>mO:nIN</text:p>
          </table:table-cell>
          <table:table-cell table:style-name="ce10" office:value-type="string">
            <text:p>mQÑniN</text:p>
          </table:table-cell>
          <table:table-cell table:style-name="Default"/>
          <table:table-cell table:style-name="ce10" office:value-type="string">
            <text:p>möniN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mother</text:p>
          </table:table-cell>
          <table:table-cell office:value-type="string">
            <text:p>noun_s</text:p>
          </table:table-cell>
          <table:table-cell office:value-type="string">
            <text:p>mVD@</text:p>
          </table:table-cell>
          <table:table-cell office:value-type="string">
            <text:p>muDuÑ</text:p>
          </table:table-cell>
          <table:table-cell/>
          <table:table-cell office:value-type="string">
            <text:p>mVD=r</text:p>
          </table:table-cell>
          <table:table-cell office:value-type="string">
            <text:p>muDur</text:p>
          </table:table-cell>
          <table:table-cell/>
          <table:table-cell office:value-type="string">
            <text:p>mVD@</text:p>
          </table:table-cell>
          <table:table-cell office:value-type="string">
            <text:p>muDuÑ</text:p>
          </table:table-cell>
          <table:table-cell/>
          <table:table-cell office:value-type="string">
            <text:p>muDuÑ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motion</text:p>
          </table:table-cell>
          <table:table-cell office:value-type="string">
            <text:p>noun_s</text:p>
          </table:table-cell>
          <table:table-cell table:style-name="Default" office:value-type="string">
            <text:p>m@US=n</text:p>
          </table:table-cell>
          <table:table-cell table:style-name="ce10" office:value-type="string">
            <text:p>mOSn</text:p>
          </table:table-cell>
          <table:table-cell table:style-name="ce10"/>
          <table:table-cell table:style-name="Default" office:value-type="string">
            <text:p>moUS=n</text:p>
          </table:table-cell>
          <table:table-cell table:style-name="ce10" office:value-type="string">
            <text:p>mOSn</text:p>
          </table:table-cell>
          <table:table-cell table:style-name="ce10"/>
          <table:table-cell table:style-name="Default" office:value-type="string">
            <text:p>moUS@n</text:p>
          </table:table-cell>
          <table:table-cell table:style-name="ce10" office:value-type="string">
            <text:p>mOSun</text:p>
          </table:table-cell>
          <table:table-cell table:style-name="Default"/>
          <table:table-cell table:style-name="ce10" office:value-type="string">
            <text:p>mOSn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Au-1:2.O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motor</text:p>
          </table:table-cell>
          <table:table-cell office:value-type="string">
            <text:p>noun_s</text:p>
          </table:table-cell>
          <table:table-cell table:style-name="Default" office:value-type="string">
            <text:p>m@Ut@</text:p>
          </table:table-cell>
          <table:table-cell table:style-name="ce10" office:value-type="string">
            <text:p>mOtuÑ</text:p>
          </table:table-cell>
          <table:table-cell table:style-name="ce10"/>
          <table:table-cell table:style-name="Default" office:value-type="string">
            <text:p>moUt=r</text:p>
          </table:table-cell>
          <table:table-cell table:style-name="ce10" office:value-type="string">
            <text:p>mOtuÑ</text:p>
          </table:table-cell>
          <table:table-cell table:style-name="ce10"/>
          <table:table-cell table:style-name="Default" office:value-type="string">
            <text:p>moUt@</text:p>
          </table:table-cell>
          <table:table-cell table:style-name="ce10" office:value-type="string">
            <text:p>mOtuÑ</text:p>
          </table:table-cell>
          <table:table-cell table:style-name="Default"/>
          <table:table-cell table:style-name="ce10" office:value-type="string">
            <text:p>mOtuÑ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mountain</text:p>
          </table:table-cell>
          <table:table-cell office:value-type="string">
            <text:p>noun_s</text:p>
          </table:table-cell>
          <table:table-cell office:value-type="string">
            <text:p>1-maUtIn <text:s/>2-maUt@n</text:p>
          </table:table-cell>
          <table:table-cell office:value-type="string">
            <text:p>1-mWtin-&gt;1 <text:s/>2-mWtun-&gt;1</text:p>
          </table:table-cell>
          <table:table-cell/>
          <table:table-cell office:value-type="string">
            <text:p>maUt=n</text:p>
          </table:table-cell>
          <table:table-cell office:value-type="string">
            <text:p>mWtn</text:p>
          </table:table-cell>
          <table:table-cell/>
          <table:table-cell office:value-type="string">
            <text:p>maUnt@n</text:p>
          </table:table-cell>
          <table:table-cell office:value-type="string">
            <text:p>mWntun</text:p>
          </table:table-cell>
          <table:table-cell/>
          <table:table-cell office:value-type="string">
            <text:p>mWntun</text:p>
          </table:table-cell>
          <table:table-cell table:number-columns-repeated="3"/>
          <table:table-cell office:value-type="string">
            <text:p>RP-1:2.S10 <text:s/>GA-1:2.S10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mouth</text:p>
          </table:table-cell>
          <table:table-cell office:value-type="string">
            <text:p>noun_s</text:p>
          </table:table-cell>
          <table:table-cell table:style-name="Default" office:value-type="string">
            <text:p>maUT</text:p>
          </table:table-cell>
          <table:table-cell table:style-name="ce10" office:value-type="string">
            <text:p>mWT</text:p>
          </table:table-cell>
          <table:table-cell table:style-name="ce10"/>
          <table:table-cell table:style-name="Default" office:value-type="string">
            <text:p>maUT</text:p>
          </table:table-cell>
          <table:table-cell table:style-name="ce10" office:value-type="string">
            <text:p>mWT</text:p>
          </table:table-cell>
          <table:table-cell table:style-name="ce10"/>
          <table:table-cell table:style-name="Default" office:value-type="string">
            <text:p>maUT</text:p>
          </table:table-cell>
          <table:table-cell table:style-name="ce10" office:value-type="string">
            <text:p>mWT</text:p>
          </table:table-cell>
          <table:table-cell table:style-name="Default"/>
          <table:table-cell table:style-name="ce10" office:value-type="string">
            <text:p>mW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move</text:p>
          </table:table-cell>
          <table:table-cell office:value-type="string">
            <text:p>noun_s</text:p>
          </table:table-cell>
          <table:table-cell office:value-type="string">
            <text:p>mu:v</text:p>
          </table:table-cell>
          <table:table-cell office:value-type="string">
            <text:p>mUv</text:p>
          </table:table-cell>
          <table:table-cell/>
          <table:table-cell office:value-type="string">
            <text:p>mu:v</text:p>
          </table:table-cell>
          <table:table-cell office:value-type="string">
            <text:p>mUv</text:p>
          </table:table-cell>
          <table:table-cell/>
          <table:table-cell office:value-type="string">
            <text:p>muv</text:p>
          </table:table-cell>
          <table:table-cell office:value-type="string">
            <text:p>mUv</text:p>
          </table:table-cell>
          <table:table-cell/>
          <table:table-cell office:value-type="string">
            <text:p>mUv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movement</text:p>
          </table:table-cell>
          <table:table-cell office:value-type="string">
            <text:p>noun_s</text:p>
          </table:table-cell>
          <table:table-cell table:style-name="Default" office:value-type="string">
            <text:p>mu:vm@nt</text:p>
          </table:table-cell>
          <table:table-cell table:style-name="ce10" office:value-type="string">
            <text:p>mUvmunt</text:p>
          </table:table-cell>
          <table:table-cell table:style-name="ce10"/>
          <table:table-cell table:style-name="Default" office:value-type="string">
            <text:p>mu:vm@nt</text:p>
          </table:table-cell>
          <table:table-cell table:style-name="ce10" office:value-type="string">
            <text:p>mUvmunt</text:p>
          </table:table-cell>
          <table:table-cell table:style-name="ce10"/>
          <table:table-cell table:style-name="Default" office:value-type="string">
            <text:p>muvm@nt</text:p>
          </table:table-cell>
          <table:table-cell table:style-name="ce10" office:value-type="string">
            <text:p>mUvmunt</text:p>
          </table:table-cell>
          <table:table-cell table:style-name="Default"/>
          <table:table-cell table:style-name="ce10" office:value-type="string">
            <text:p>mUvmun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mum</text:p>
          </table:table-cell>
          <table:table-cell office:value-type="string">
            <text:p>noun_s</text:p>
          </table:table-cell>
          <table:table-cell office:value-type="string">
            <text:p>mVm</text:p>
          </table:table-cell>
          <table:table-cell office:value-type="string">
            <text:p>mum</text:p>
          </table:table-cell>
          <table:table-cell/>
          <table:table-cell office:value-type="string">
            <text:p>mVm</text:p>
          </table:table-cell>
          <table:table-cell office:value-type="string">
            <text:p>mum</text:p>
          </table:table-cell>
          <table:table-cell/>
          <table:table-cell office:value-type="string">
            <text:p>mVm</text:p>
          </table:table-cell>
          <table:table-cell office:value-type="string">
            <text:p>mum</text:p>
          </table:table-cell>
          <table:table-cell/>
          <table:table-cell office:value-type="string">
            <text:p>mum</text:p>
          </table:table-cell>
          <table:table-cell table:number-columns-repeated="1012"/>
        </table:table-row>
        <table:table-row table:style-name="ro3">
          <table:table-cell office:value-type="string">
            <text:p>murder</text:p>
          </table:table-cell>
          <table:table-cell office:value-type="string">
            <text:p>noun_s</text:p>
          </table:table-cell>
          <table:table-cell office:value-type="string">
            <text:p>m3:d@</text:p>
          </table:table-cell>
          <table:table-cell office:value-type="string">
            <text:p>müduÑ</text:p>
          </table:table-cell>
          <table:table-cell/>
          <table:table-cell office:value-type="string">
            <text:p>m3`:d@</text:p>
          </table:table-cell>
          <table:table-cell office:value-type="string">
            <text:p>müduÑ</text:p>
          </table:table-cell>
          <table:table-cell/>
          <table:table-cell office:value-type="string">
            <text:p>m3d@</text:p>
          </table:table-cell>
          <table:table-cell office:value-type="string">
            <text:p>müduÑ</text:p>
          </table:table-cell>
          <table:table-cell/>
          <table:table-cell office:value-type="string">
            <text:p>müduÑ</text:p>
          </table:table-cell>
          <table:table-cell table:number-columns-repeated="1012"/>
        </table:table-row>
        <table:table-row table:style-name="ro3">
          <table:table-cell office:value-type="string">
            <text:p>museum</text:p>
          </table:table-cell>
          <table:table-cell office:value-type="string">
            <text:p>noun_s</text:p>
          </table:table-cell>
          <table:table-cell office:value-type="string">
            <text:p>mjuzi:@m</text:p>
          </table:table-cell>
          <table:table-cell office:value-type="string">
            <text:p>myUzEum</text:p>
          </table:table-cell>
          <table:table-cell/>
          <table:table-cell office:value-type="string">
            <text:p>mjuzi:@m</text:p>
          </table:table-cell>
          <table:table-cell office:value-type="string">
            <text:p>myUzEum</text:p>
          </table:table-cell>
          <table:table-cell/>
          <table:table-cell office:value-type="string">
            <text:p>mjuzi@m</text:p>
          </table:table-cell>
          <table:table-cell office:value-type="string">
            <text:p>myUzEum</text:p>
          </table:table-cell>
          <table:table-cell/>
          <table:table-cell office:value-type="string">
            <text:p>myUzEum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music</text:p>
          </table:table-cell>
          <table:table-cell office:value-type="string">
            <text:p>noun_s</text:p>
          </table:table-cell>
          <table:table-cell table:style-name="Default" office:value-type="string">
            <text:p>mju:zIk</text:p>
          </table:table-cell>
          <table:table-cell table:style-name="ce10" office:value-type="string">
            <text:p>myUzik</text:p>
          </table:table-cell>
          <table:table-cell table:style-name="ce10"/>
          <table:table-cell table:style-name="Default" office:value-type="string">
            <text:p>mju:zIk</text:p>
          </table:table-cell>
          <table:table-cell table:style-name="ce10" office:value-type="string">
            <text:p>myUzik</text:p>
          </table:table-cell>
          <table:table-cell table:style-name="ce10"/>
          <table:table-cell table:style-name="Default" office:value-type="string">
            <text:p>mjuzIk</text:p>
          </table:table-cell>
          <table:table-cell table:style-name="ce10" office:value-type="string">
            <text:p>myUzik</text:p>
          </table:table-cell>
          <table:table-cell table:style-name="Default"/>
          <table:table-cell table:style-name="ce10" office:value-type="string">
            <text:p>myUzik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name</text:p>
          </table:table-cell>
          <table:table-cell office:value-type="string">
            <text:p>noun_s</text:p>
          </table:table-cell>
          <table:table-cell office:value-type="string">
            <text:p>neIm</text:p>
          </table:table-cell>
          <table:table-cell office:value-type="string">
            <text:p>nAm</text:p>
          </table:table-cell>
          <table:table-cell/>
          <table:table-cell office:value-type="string">
            <text:p>neIm</text:p>
          </table:table-cell>
          <table:table-cell office:value-type="string">
            <text:p>nAm</text:p>
          </table:table-cell>
          <table:table-cell/>
          <table:table-cell office:value-type="string">
            <text:p>neIm</text:p>
          </table:table-cell>
          <table:table-cell office:value-type="string">
            <text:p>nAm</text:p>
          </table:table-cell>
          <table:table-cell/>
          <table:table-cell office:value-type="string">
            <text:p>nAm</text:p>
          </table:table-cell>
          <table:table-cell table:number-columns-repeated="1012"/>
        </table:table-row>
        <table:table-row table:style-name="ro3">
          <table:table-cell office:value-type="string">
            <text:p>nation</text:p>
          </table:table-cell>
          <table:table-cell office:value-type="string">
            <text:p>noun_s</text:p>
          </table:table-cell>
          <table:table-cell office:value-type="string">
            <text:p>neIS=n</text:p>
          </table:table-cell>
          <table:table-cell office:value-type="string">
            <text:p>naSn</text:p>
          </table:table-cell>
          <table:table-cell/>
          <table:table-cell office:value-type="string">
            <text:p>neIS=n</text:p>
          </table:table-cell>
          <table:table-cell office:value-type="string">
            <text:p>nASn</text:p>
          </table:table-cell>
          <table:table-cell/>
          <table:table-cell office:value-type="string">
            <text:p>neIS@n</text:p>
          </table:table-cell>
          <table:table-cell office:value-type="string">
            <text:p>nASun</text:p>
          </table:table-cell>
          <table:table-cell/>
          <table:table-cell office:value-type="string">
            <text:p>nASn</text:p>
          </table:table-cell>
          <table:table-cell table:number-columns-repeated="3"/>
          <table:table-cell office:value-type="string">
            <text:p>Au-1:2.O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nature</text:p>
          </table:table-cell>
          <table:table-cell office:value-type="string">
            <text:p>noun_s</text:p>
          </table:table-cell>
          <table:table-cell table:style-name="Default" office:value-type="string">
            <text:p>neItS@</text:p>
          </table:table-cell>
          <table:table-cell table:style-name="ce10" office:value-type="string">
            <text:p>nACuÑ</text:p>
          </table:table-cell>
          <table:table-cell table:style-name="ce10"/>
          <table:table-cell table:style-name="Default" office:value-type="string">
            <text:p>neItS=r</text:p>
          </table:table-cell>
          <table:table-cell table:style-name="ce10" office:value-type="string">
            <text:p>nACur</text:p>
          </table:table-cell>
          <table:table-cell table:style-name="ce10"/>
          <table:table-cell table:style-name="Default" office:value-type="string">
            <text:p>neItS@</text:p>
          </table:table-cell>
          <table:table-cell table:style-name="ce10" office:value-type="string">
            <text:p>nACuÑ</text:p>
          </table:table-cell>
          <table:table-cell table:style-name="Default"/>
          <table:table-cell table:style-name="ce10" office:value-type="string">
            <text:p>nACuÑ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neck</text:p>
          </table:table-cell>
          <table:table-cell office:value-type="string">
            <text:p>noun_s</text:p>
          </table:table-cell>
          <table:table-cell table:number-columns-repeated="2" office:value-type="string">
            <text:p>nek</text:p>
          </table:table-cell>
          <table:table-cell/>
          <table:table-cell table:number-columns-repeated="2" office:value-type="string">
            <text:p>nek</text:p>
          </table:table-cell>
          <table:table-cell/>
          <table:table-cell table:number-columns-repeated="2" office:value-type="string">
            <text:p>nek</text:p>
          </table:table-cell>
          <table:table-cell/>
          <table:table-cell office:value-type="string">
            <text:p>nek</text:p>
          </table:table-cell>
          <table:table-cell table:number-columns-repeated="1012"/>
        </table:table-row>
        <table:table-row table:style-name="ro3">
          <table:table-cell office:value-type="string">
            <text:p>need</text:p>
          </table:table-cell>
          <table:table-cell office:value-type="string">
            <text:p>noun_s</text:p>
          </table:table-cell>
          <table:table-cell office:value-type="string">
            <text:p>ni:d</text:p>
          </table:table-cell>
          <table:table-cell office:value-type="string">
            <text:p>nEd</text:p>
          </table:table-cell>
          <table:table-cell/>
          <table:table-cell office:value-type="string">
            <text:p>ni:d</text:p>
          </table:table-cell>
          <table:table-cell office:value-type="string">
            <text:p>nEd</text:p>
          </table:table-cell>
          <table:table-cell/>
          <table:table-cell office:value-type="string">
            <text:p>nid</text:p>
          </table:table-cell>
          <table:table-cell office:value-type="string">
            <text:p>nEd</text:p>
          </table:table-cell>
          <table:table-cell/>
          <table:table-cell office:value-type="string">
            <text:p>nEd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neighbour</text:p>
          </table:table-cell>
          <table:table-cell office:value-type="string">
            <text:p>noun_s</text:p>
          </table:table-cell>
          <table:table-cell table:style-name="Default" office:value-type="string">
            <text:p>neIb@</text:p>
          </table:table-cell>
          <table:table-cell table:style-name="ce10" office:value-type="string">
            <text:p>nAbuÑ</text:p>
          </table:table-cell>
          <table:table-cell table:style-name="ce10"/>
          <table:table-cell table:style-name="Default" office:value-type="string">
            <text:p>neIb=r</text:p>
          </table:table-cell>
          <table:table-cell table:style-name="ce10" office:value-type="string">
            <text:p>nAbur</text:p>
          </table:table-cell>
          <table:table-cell table:style-name="ce10"/>
          <table:table-cell table:style-name="Default" office:value-type="string">
            <text:p>neIb@</text:p>
          </table:table-cell>
          <table:table-cell table:style-name="ce10" office:value-type="string">
            <text:p>nAbuÑ</text:p>
          </table:table-cell>
          <table:table-cell table:style-name="Default"/>
          <table:table-cell table:style-name="ce10" office:value-type="string">
            <text:p>nAbuÑ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network</text:p>
          </table:table-cell>
          <table:table-cell office:value-type="string">
            <text:p>noun_s</text:p>
          </table:table-cell>
          <table:table-cell office:value-type="string">
            <text:p>netw3:k</text:p>
          </table:table-cell>
          <table:table-cell office:value-type="string">
            <text:p>netwük</text:p>
          </table:table-cell>
          <table:table-cell/>
          <table:table-cell office:value-type="string">
            <text:p>netw3`:k</text:p>
          </table:table-cell>
          <table:table-cell office:value-type="string">
            <text:p>netwük</text:p>
          </table:table-cell>
          <table:table-cell/>
          <table:table-cell office:value-type="string">
            <text:p>netw3k</text:p>
          </table:table-cell>
          <table:table-cell office:value-type="string">
            <text:p>netwük</text:p>
          </table:table-cell>
          <table:table-cell/>
          <table:table-cell office:value-type="string">
            <text:p>netwük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news</text:p>
          </table:table-cell>
          <table:table-cell office:value-type="string">
            <text:p>noun_x</text:p>
          </table:table-cell>
          <table:table-cell table:style-name="Default" office:value-type="string">
            <text:p>nju:z</text:p>
          </table:table-cell>
          <table:table-cell table:style-name="ce10" office:value-type="string">
            <text:p>nyUz</text:p>
          </table:table-cell>
          <table:table-cell table:style-name="ce10"/>
          <table:table-cell table:style-name="Default" office:value-type="string">
            <text:p>1-nu:z <text:s/>2-nju:z</text:p>
          </table:table-cell>
          <table:table-cell table:style-name="ce10" office:value-type="string">
            <text:p>1-nUz-&gt;1 <text:s/>2-nyUz-&gt;1</text:p>
          </table:table-cell>
          <table:table-cell table:style-name="ce10"/>
          <table:table-cell table:style-name="Default" office:value-type="string">
            <text:p>njuz</text:p>
          </table:table-cell>
          <table:table-cell table:style-name="ce10" office:value-type="string">
            <text:p>nyUz</text:p>
          </table:table-cell>
          <table:table-cell table:style-name="Default"/>
          <table:table-cell table:style-name="ce10" office:value-type="string">
            <text:p>nyUz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1:1.32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night</text:p>
          </table:table-cell>
          <table:table-cell office:value-type="string">
            <text:p>noun_s</text:p>
          </table:table-cell>
          <table:table-cell office:value-type="string">
            <text:p>naIt</text:p>
          </table:table-cell>
          <table:table-cell office:value-type="string">
            <text:p>nIt</text:p>
          </table:table-cell>
          <table:table-cell/>
          <table:table-cell office:value-type="string">
            <text:p>naIt</text:p>
          </table:table-cell>
          <table:table-cell office:value-type="string">
            <text:p>nIt</text:p>
          </table:table-cell>
          <table:table-cell/>
          <table:table-cell office:value-type="string">
            <text:p>naIt</text:p>
          </table:table-cell>
          <table:table-cell office:value-type="string">
            <text:p>nIt</text:p>
          </table:table-cell>
          <table:table-cell/>
          <table:table-cell office:value-type="string">
            <text:p>nIt</text:p>
          </table:table-cell>
          <table:table-cell table:number-columns-repeated="1012"/>
        </table:table-row>
        <table:table-row table:style-name="ro3">
          <table:table-cell office:value-type="string">
            <text:p>noise</text:p>
          </table:table-cell>
          <table:table-cell office:value-type="string">
            <text:p>noun_s</text:p>
          </table:table-cell>
          <table:table-cell office:value-type="string">
            <text:p>nOIz</text:p>
          </table:table-cell>
          <table:table-cell office:value-type="string">
            <text:p>nYz</text:p>
          </table:table-cell>
          <table:table-cell/>
          <table:table-cell office:value-type="string">
            <text:p>nOIz</text:p>
          </table:table-cell>
          <table:table-cell office:value-type="string">
            <text:p>nYz</text:p>
          </table:table-cell>
          <table:table-cell/>
          <table:table-cell office:value-type="string">
            <text:p>nOIz</text:p>
          </table:table-cell>
          <table:table-cell office:value-type="string">
            <text:p>nYz</text:p>
          </table:table-cell>
          <table:table-cell/>
          <table:table-cell office:value-type="string">
            <text:p>nYz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north</text:p>
          </table:table-cell>
          <table:table-cell office:value-type="string">
            <text:p>noun_x</text:p>
          </table:table-cell>
          <table:table-cell table:style-name="Default" office:value-type="string">
            <text:p>nO:T</text:p>
          </table:table-cell>
          <table:table-cell table:style-name="ce10" office:value-type="string">
            <text:p>nöT</text:p>
          </table:table-cell>
          <table:table-cell table:style-name="ce10"/>
          <table:table-cell table:style-name="Default" office:value-type="string">
            <text:p>nO:rT</text:p>
          </table:table-cell>
          <table:table-cell table:style-name="ce10" office:value-type="string">
            <text:p>nQrT</text:p>
          </table:table-cell>
          <table:table-cell table:style-name="ce10"/>
          <table:table-cell table:style-name="Default" office:value-type="string">
            <text:p>nOT</text:p>
          </table:table-cell>
          <table:table-cell table:style-name="ce10" office:value-type="string">
            <text:p>nQÑT</text:p>
          </table:table-cell>
          <table:table-cell table:style-name="Default"/>
          <table:table-cell table:style-name="ce10" office:value-type="string">
            <text:p>nö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nose</text:p>
          </table:table-cell>
          <table:table-cell office:value-type="string">
            <text:p>noun_s</text:p>
          </table:table-cell>
          <table:table-cell table:style-name="Default" office:value-type="string">
            <text:p>n@Uz</text:p>
          </table:table-cell>
          <table:table-cell table:style-name="ce10" office:value-type="string">
            <text:p>nOz</text:p>
          </table:table-cell>
          <table:table-cell table:style-name="ce10"/>
          <table:table-cell table:style-name="Default" office:value-type="string">
            <text:p>noUz</text:p>
          </table:table-cell>
          <table:table-cell table:style-name="ce10" office:value-type="string">
            <text:p>nOz</text:p>
          </table:table-cell>
          <table:table-cell table:style-name="ce10"/>
          <table:table-cell table:style-name="Default" office:value-type="string">
            <text:p>noUz</text:p>
          </table:table-cell>
          <table:table-cell table:style-name="ce10" office:value-type="string">
            <text:p>nOz</text:p>
          </table:table-cell>
          <table:table-cell table:style-name="Default"/>
          <table:table-cell table:style-name="ce10" office:value-type="string">
            <text:p>nOz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note</text:p>
          </table:table-cell>
          <table:table-cell office:value-type="string">
            <text:p>noun_s</text:p>
          </table:table-cell>
          <table:table-cell table:style-name="Default" office:value-type="string">
            <text:p>n@Ut</text:p>
          </table:table-cell>
          <table:table-cell table:style-name="ce10" office:value-type="string">
            <text:p>nOt</text:p>
          </table:table-cell>
          <table:table-cell table:style-name="ce10"/>
          <table:table-cell table:style-name="Default" office:value-type="string">
            <text:p>noUt</text:p>
          </table:table-cell>
          <table:table-cell table:style-name="ce10" office:value-type="string">
            <text:p>nOt</text:p>
          </table:table-cell>
          <table:table-cell table:style-name="ce10"/>
          <table:table-cell table:style-name="Default" office:value-type="string">
            <text:p>noUt</text:p>
          </table:table-cell>
          <table:table-cell table:style-name="ce10" office:value-type="string">
            <text:p>nOt</text:p>
          </table:table-cell>
          <table:table-cell table:style-name="Default"/>
          <table:table-cell table:style-name="ce10" office:value-type="string">
            <text:p>nO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notice</text:p>
          </table:table-cell>
          <table:table-cell office:value-type="string">
            <text:p>noun_s</text:p>
          </table:table-cell>
          <table:table-cell office:value-type="string">
            <text:p>neUtIs</text:p>
          </table:table-cell>
          <table:table-cell office:value-type="string">
            <text:p>nOtis</text:p>
          </table:table-cell>
          <table:table-cell/>
          <table:table-cell office:value-type="string">
            <text:p>noUt@s</text:p>
          </table:table-cell>
          <table:table-cell office:value-type="string">
            <text:p>nOtus</text:p>
          </table:table-cell>
          <table:table-cell/>
          <table:table-cell office:value-type="string">
            <text:p>noUt@s</text:p>
          </table:table-cell>
          <table:table-cell office:value-type="string">
            <text:p>nOtus</text:p>
          </table:table-cell>
          <table:table-cell/>
          <table:table-cell office:value-type="string">
            <text:p>nOtis</text:p>
          </table:table-cell>
          <table:table-cell table:number-columns-repeated="3"/>
          <table:table-cell office:value-type="string">
            <text:p>GA-1:2.25 <text:s/>Au-1:2.25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notion</text:p>
          </table:table-cell>
          <table:table-cell office:value-type="string">
            <text:p>noun_s</text:p>
          </table:table-cell>
          <table:table-cell table:style-name="Default" office:value-type="string">
            <text:p>n@US=n</text:p>
          </table:table-cell>
          <table:table-cell table:style-name="ce10" office:value-type="string">
            <text:p>nOSn</text:p>
          </table:table-cell>
          <table:table-cell table:style-name="ce10"/>
          <table:table-cell table:style-name="Default" office:value-type="string">
            <text:p>noUS=n</text:p>
          </table:table-cell>
          <table:table-cell table:style-name="ce10" office:value-type="string">
            <text:p>nOSn</text:p>
          </table:table-cell>
          <table:table-cell table:style-name="ce10"/>
          <table:table-cell table:style-name="Default" office:value-type="string">
            <text:p>noUS@n</text:p>
          </table:table-cell>
          <table:table-cell table:style-name="ce10" office:value-type="string">
            <text:p>nOSun</text:p>
          </table:table-cell>
          <table:table-cell table:style-name="Default"/>
          <table:table-cell table:style-name="ce10" office:value-type="string">
            <text:p>nOSn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Au-1:2.O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number</text:p>
          </table:table-cell>
          <table:table-cell office:value-type="string">
            <text:p>noun_s</text:p>
          </table:table-cell>
          <table:table-cell office:value-type="string">
            <text:p>nVmb@</text:p>
          </table:table-cell>
          <table:table-cell office:value-type="string">
            <text:p>numbuÑ</text:p>
          </table:table-cell>
          <table:table-cell/>
          <table:table-cell office:value-type="string">
            <text:p>nVmb=r</text:p>
          </table:table-cell>
          <table:table-cell office:value-type="string">
            <text:p>numbur</text:p>
          </table:table-cell>
          <table:table-cell/>
          <table:table-cell office:value-type="string">
            <text:p>nVmb@</text:p>
          </table:table-cell>
          <table:table-cell office:value-type="string">
            <text:p>numbuÑ</text:p>
          </table:table-cell>
          <table:table-cell/>
          <table:table-cell office:value-type="string">
            <text:p>numbuÑ</text:p>
          </table:table-cell>
          <table:table-cell table:number-columns-repeated="1012"/>
        </table:table-row>
        <table:table-row table:style-name="ro3">
          <table:table-cell office:value-type="string">
            <text:p>nurse</text:p>
          </table:table-cell>
          <table:table-cell office:value-type="string">
            <text:p>noun_s</text:p>
          </table:table-cell>
          <table:table-cell office:value-type="string">
            <text:p>n3:s</text:p>
          </table:table-cell>
          <table:table-cell office:value-type="string">
            <text:p>nüs</text:p>
          </table:table-cell>
          <table:table-cell/>
          <table:table-cell office:value-type="string">
            <text:p>n3`:s</text:p>
          </table:table-cell>
          <table:table-cell office:value-type="string">
            <text:p>nüs</text:p>
          </table:table-cell>
          <table:table-cell/>
          <table:table-cell office:value-type="string">
            <text:p>n3s</text:p>
          </table:table-cell>
          <table:table-cell office:value-type="string">
            <text:p>nüs</text:p>
          </table:table-cell>
          <table:table-cell/>
          <table:table-cell office:value-type="string">
            <text:p>nüs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object</text:p>
          </table:table-cell>
          <table:table-cell office:value-type="string">
            <text:p>noun_s</text:p>
          </table:table-cell>
          <table:table-cell table:style-name="Default" office:value-type="string">
            <text:p>1-QbdZIkt <text:s/>2-QbdZekt</text:p>
          </table:table-cell>
          <table:table-cell table:style-name="ce10" office:value-type="string">
            <text:p>1-objikt-&gt;2 <text:s/>1-objekt-&gt;1</text:p>
          </table:table-cell>
          <table:table-cell table:style-name="ce10"/>
          <table:table-cell table:style-name="Default" office:value-type="string">
            <text:p>A:bdZIkt</text:p>
          </table:table-cell>
          <table:table-cell table:style-name="ce10" office:value-type="string">
            <text:p>Qbjikt-&gt;2</text:p>
          </table:table-cell>
          <table:table-cell table:style-name="ce10"/>
          <table:table-cell table:style-name="Default" office:value-type="string">
            <text:p>QbdZEkt</text:p>
          </table:table-cell>
          <table:table-cell table:style-name="ce10" office:value-type="string">
            <text:p>objekt-&gt;1</text:p>
          </table:table-cell>
          <table:table-cell table:style-name="Default"/>
          <table:table-cell table:style-name="ce10" office:value-type="string">
            <text:p>objekt</text:p>
          </table:table-cell>
          <table:table-cell table:style-name="ce10" office:value-type="string">
            <text:p>objikt</text:p>
          </table:table-cell>
          <table:table-cell table:style-name="Default" table:number-columns-repeated="2"/>
          <table:table-cell table:style-name="Default" office:value-type="string">
            <text:p>GA-1:1.9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objective</text:p>
          </table:table-cell>
          <table:table-cell office:value-type="string">
            <text:p>noun_s</text:p>
          </table:table-cell>
          <table:table-cell office:value-type="string">
            <text:p>1-@bdZektIv <text:s/>2-QbdZektIv</text:p>
          </table:table-cell>
          <table:table-cell office:value-type="string">
            <text:p>1-ubjektiv-&gt;1 <text:s/>2-objektiv-&gt;1</text:p>
          </table:table-cell>
          <table:table-cell/>
          <table:table-cell office:value-type="string">
            <text:p>A:bdZektIv</text:p>
          </table:table-cell>
          <table:table-cell office:value-type="string">
            <text:p>Rbjektiv</text:p>
          </table:table-cell>
          <table:table-cell/>
          <table:table-cell office:value-type="string">
            <text:p>@bdZEktIv</text:p>
          </table:table-cell>
          <table:table-cell office:value-type="string">
            <text:p>ubjektiv</text:p>
          </table:table-cell>
          <table:table-cell/>
          <table:table-cell office:value-type="string">
            <text:p>objektiv</text:p>
          </table:table-cell>
          <table:table-cell table:number-columns-repeated="3"/>
          <table:table-cell office:value-type="string">
            <text:p>RP-1:1.9 <text:s/>GA-1:1.9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observation</text:p>
          </table:table-cell>
          <table:table-cell office:value-type="string">
            <text:p>noun_s</text:p>
          </table:table-cell>
          <table:table-cell table:style-name="Default" office:value-type="string">
            <text:p>1-Qbz@veIS=n <text:s/>2-Qbs@veIS=n</text:p>
          </table:table-cell>
          <table:table-cell table:style-name="ce10" office:value-type="string">
            <text:p>1-obzuÑvASn-&gt;1 <text:s/>2-obsuÑvASn-&gt;2</text:p>
          </table:table-cell>
          <table:table-cell table:style-name="ce10"/>
          <table:table-cell table:style-name="Default" office:value-type="string">
            <text:p>1-A:bz=rveIS=n <text:s/>2-A:bs=rveIS=n</text:p>
          </table:table-cell>
          <table:table-cell table:style-name="ce10" office:value-type="string">
            <text:p>1-RbzurvAsn-&gt;1 <text:s/>2-RbsurvASn-&gt;2</text:p>
          </table:table-cell>
          <table:table-cell table:style-name="ce10"/>
          <table:table-cell table:style-name="Default" office:value-type="string">
            <text:p>Qbz@veIS@n</text:p>
          </table:table-cell>
          <table:table-cell table:style-name="ce10" office:value-type="string">
            <text:p>obzuÑvASun-&gt;1</text:p>
          </table:table-cell>
          <table:table-cell table:style-name="Default"/>
          <table:table-cell table:style-name="ce10" office:value-type="string">
            <text:p>obzuÑvASn</text:p>
          </table:table-cell>
          <table:table-cell table:style-name="ce10" office:value-type="string">
            <text:p>obsuÑvASn</text:p>
          </table:table-cell>
          <table:table-cell table:style-name="Default" table:number-columns-repeated="2"/>
          <table:table-cell table:style-name="Default" office:value-type="string">
            <text:p>GA-x:1.9 <text:s/>Au-1:4.O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occasion</text:p>
          </table:table-cell>
          <table:table-cell office:value-type="string">
            <text:p>noun_s</text:p>
          </table:table-cell>
          <table:table-cell office:value-type="string">
            <text:p>@keIZ=n</text:p>
          </table:table-cell>
          <table:table-cell office:value-type="string">
            <text:p>ukAZn</text:p>
          </table:table-cell>
          <table:table-cell/>
          <table:table-cell office:value-type="string">
            <text:p>@keIZ=n</text:p>
          </table:table-cell>
          <table:table-cell office:value-type="string">
            <text:p>ukAZn</text:p>
          </table:table-cell>
          <table:table-cell/>
          <table:table-cell office:value-type="string">
            <text:p>@keIZ@n</text:p>
          </table:table-cell>
          <table:table-cell office:value-type="string">
            <text:p>ukAZun</text:p>
          </table:table-cell>
          <table:table-cell/>
          <table:table-cell office:value-type="string">
            <text:p>ukAzn</text:p>
          </table:table-cell>
          <table:table-cell table:number-columns-repeated="3"/>
          <table:table-cell office:value-type="string">
            <text:p>Au-1:1.25</text:p>
          </table:table-cell>
          <table:table-cell table:number-columns-repeated="1008"/>
        </table:table-row>
        <table:table-row table:style-name="ro4">
          <table:table-cell office:value-type="string">
            <text:p>offence</text:p>
          </table:table-cell>
          <table:table-cell office:value-type="string">
            <text:p>noun_s</text:p>
          </table:table-cell>
          <table:table-cell office:value-type="string">
            <text:p>@fen(t)s</text:p>
          </table:table-cell>
          <table:table-cell office:value-type="string">
            <text:p>ufens</text:p>
          </table:table-cell>
          <table:table-cell/>
          <table:table-cell office:value-type="string">
            <text:p>@fen(t)s</text:p>
          </table:table-cell>
          <table:table-cell office:value-type="string">
            <text:p>ufens</text:p>
          </table:table-cell>
          <table:table-cell/>
          <table:table-cell table:style-name="Default" office:value-type="string">
            <text:p>@fEns</text:p>
          </table:table-cell>
          <table:table-cell office:value-type="string">
            <text:p>ufens</text:p>
          </table:table-cell>
          <table:table-cell/>
          <table:table-cell office:value-type="string">
            <text:p>ufens</text:p>
          </table:table-cell>
          <table:table-cell table:number-columns-repeated="5"/>
          <table:table-cell office:value-type="string">
            <text:p>Note that _-ence_ spelt with [<text:span text:style-name="T3">e</text:span>] and not [<text:span text:style-name="T3">u</text:span>]</text:p>
          </table:table-cell>
          <table:table-cell table:number-columns-repeated="1006"/>
        </table:table-row>
        <table:table-row table:style-name="ro3">
          <table:table-cell office:value-type="string">
            <text:p>offer</text:p>
          </table:table-cell>
          <table:table-cell office:value-type="string">
            <text:p>noun_s</text:p>
          </table:table-cell>
          <table:table-cell office:value-type="string">
            <text:p>Qf@</text:p>
          </table:table-cell>
          <table:table-cell office:value-type="string">
            <text:p>ofuÑ</text:p>
          </table:table-cell>
          <table:table-cell/>
          <table:table-cell office:value-type="string">
            <text:p>1-Qf@ <text:s/>2-A:f=r</text:p>
          </table:table-cell>
          <table:table-cell office:value-type="string">
            <text:p>1-ofuÑ-&gt;1 <text:s/>2-RfuÑ-&gt;1</text:p>
          </table:table-cell>
          <table:table-cell/>
          <table:table-cell office:value-type="string">
            <text:p>Qf@</text:p>
          </table:table-cell>
          <table:table-cell office:value-type="string">
            <text:p>ofuÑ</text:p>
          </table:table-cell>
          <table:table-cell/>
          <table:table-cell office:value-type="string">
            <text:p>ofuÑ</text:p>
          </table:table-cell>
          <table:table-cell table:number-columns-repeated="3"/>
          <table:table-cell office:value-type="string">
            <text:p>GA-2:1.9</text:p>
          </table:table-cell>
          <table:table-cell table:number-columns-repeated="1008"/>
        </table:table-row>
        <table:table-row table:style-name="ro3">
          <table:table-cell office:value-type="string">
            <text:p>office</text:p>
          </table:table-cell>
          <table:table-cell office:value-type="string">
            <text:p>noun_s</text:p>
          </table:table-cell>
          <table:table-cell office:value-type="string">
            <text:p>1-QfIs</text:p>
          </table:table-cell>
          <table:table-cell office:value-type="string">
            <text:p>ofis</text:p>
          </table:table-cell>
          <table:table-cell/>
          <table:table-cell office:value-type="string">
            <text:p>1-A:f@s <text:s/>2-Q:f@s</text:p>
          </table:table-cell>
          <table:table-cell office:value-type="string">
            <text:p>1-Rfus-&gt;1 <text:s/>2-ofus-&gt;1</text:p>
          </table:table-cell>
          <table:table-cell/>
          <table:table-cell office:value-type="string">
            <text:p>Qf@s</text:p>
          </table:table-cell>
          <table:table-cell office:value-type="string">
            <text:p>ofus</text:p>
          </table:table-cell>
          <table:table-cell/>
          <table:table-cell office:value-type="string">
            <text:p>ofus</text:p>
          </table:table-cell>
          <table:table-cell table:number-columns-repeated="3"/>
          <table:table-cell office:value-type="string">
            <text:p>GA-1:1.9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officer</text:p>
          </table:table-cell>
          <table:table-cell office:value-type="string">
            <text:p>noun_s</text:p>
          </table:table-cell>
          <table:table-cell table:style-name="Default" office:value-type="string">
            <text:p>QfIs@</text:p>
          </table:table-cell>
          <table:table-cell table:style-name="ce10" office:value-type="string">
            <text:p>ofisuÑ</text:p>
          </table:table-cell>
          <table:table-cell table:style-name="ce10"/>
          <table:table-cell table:style-name="Default" office:value-type="string">
            <text:p>A:f@s=r</text:p>
          </table:table-cell>
          <table:table-cell table:style-name="ce10" office:value-type="string">
            <text:p>Rfusur</text:p>
          </table:table-cell>
          <table:table-cell table:style-name="ce10"/>
          <table:table-cell table:style-name="Default" office:value-type="string">
            <text:p>Qf@s@</text:p>
          </table:table-cell>
          <table:table-cell table:style-name="ce10" office:value-type="string">
            <text:p>ofusuÑ</text:p>
          </table:table-cell>
          <table:table-cell table:style-name="Default"/>
          <table:table-cell table:style-name="ce10" office:value-type="string">
            <text:p>ofisuÑ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1:1.9:2.25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official</text:p>
          </table:table-cell>
          <table:table-cell office:value-type="string">
            <text:p>noun_s</text:p>
          </table:table-cell>
          <table:table-cell office:value-type="string">
            <text:p>@fIS=l</text:p>
          </table:table-cell>
          <table:table-cell office:value-type="string">
            <text:p>ufiSl</text:p>
          </table:table-cell>
          <table:table-cell/>
          <table:table-cell office:value-type="string">
            <text:p>@fIS=l</text:p>
          </table:table-cell>
          <table:table-cell office:value-type="string">
            <text:p>ufiSl</text:p>
          </table:table-cell>
          <table:table-cell/>
          <table:table-cell office:value-type="string">
            <text:p>@fiS@l</text:p>
          </table:table-cell>
          <table:table-cell office:value-type="string">
            <text:p>ufiSl</text:p>
          </table:table-cell>
          <table:table-cell/>
          <table:table-cell office:value-type="string">
            <text:p>ufiSl</text:p>
          </table:table-cell>
          <table:table-cell table:number-columns-repeated="3"/>
          <table:table-cell office:value-type="string">
            <text:p>Au-1:3.O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oil</text:p>
          </table:table-cell>
          <table:table-cell office:value-type="string">
            <text:p>noun_s</text:p>
          </table:table-cell>
          <table:table-cell table:style-name="Default" office:value-type="string">
            <text:p>OI=l</text:p>
          </table:table-cell>
          <table:table-cell table:style-name="ce10" office:value-type="string">
            <text:p>Yl</text:p>
          </table:table-cell>
          <table:table-cell table:style-name="ce10"/>
          <table:table-cell table:style-name="Default" office:value-type="string">
            <text:p>OI=l</text:p>
          </table:table-cell>
          <table:table-cell table:style-name="ce10" office:value-type="string">
            <text:p>Yl</text:p>
          </table:table-cell>
          <table:table-cell table:style-name="ce10"/>
          <table:table-cell table:style-name="Default" office:value-type="string">
            <text:p>OIl</text:p>
          </table:table-cell>
          <table:table-cell table:style-name="ce10" office:value-type="string">
            <text:p>Yl</text:p>
          </table:table-cell>
          <table:table-cell table:style-name="Default"/>
          <table:table-cell table:style-name="ce10" office:value-type="string">
            <text:p>Yl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one</text:p>
          </table:table-cell>
          <table:table-cell office:value-type="string">
            <text:p>noun_s</text:p>
          </table:table-cell>
          <table:table-cell table:style-name="Default" office:value-type="string">
            <text:p>wVn</text:p>
          </table:table-cell>
          <table:table-cell table:style-name="ce10" office:value-type="string">
            <text:p>wun</text:p>
          </table:table-cell>
          <table:table-cell table:style-name="ce10"/>
          <table:table-cell table:style-name="Default" office:value-type="string">
            <text:p>wVn</text:p>
          </table:table-cell>
          <table:table-cell table:style-name="ce10" office:value-type="string">
            <text:p>wun</text:p>
          </table:table-cell>
          <table:table-cell table:style-name="ce10"/>
          <table:table-cell table:style-name="Default" office:value-type="string">
            <text:p>wVn</text:p>
          </table:table-cell>
          <table:table-cell table:style-name="ce10" office:value-type="string">
            <text:p>wun</text:p>
          </table:table-cell>
          <table:table-cell table:style-name="Default"/>
          <table:table-cell table:style-name="ce10" office:value-type="string">
            <text:p>wun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opening</text:p>
          </table:table-cell>
          <table:table-cell office:value-type="string">
            <text:p>noun_s</text:p>
          </table:table-cell>
          <table:table-cell office:value-type="string">
            <text:p>eUp@nIN</text:p>
          </table:table-cell>
          <table:table-cell office:value-type="string">
            <text:p>OpuniN</text:p>
          </table:table-cell>
          <table:table-cell/>
          <table:table-cell office:value-type="string">
            <text:p>oUp@nIN</text:p>
          </table:table-cell>
          <table:table-cell office:value-type="string">
            <text:p>OpuniN</text:p>
          </table:table-cell>
          <table:table-cell/>
          <table:table-cell office:value-type="string">
            <text:p>oUpnIN</text:p>
          </table:table-cell>
          <table:table-cell office:value-type="string">
            <text:p>OpniN</text:p>
          </table:table-cell>
          <table:table-cell/>
          <table:table-cell office:value-type="string">
            <text:p>OpuniN</text:p>
          </table:table-cell>
          <table:table-cell table:number-columns-repeated="3"/>
          <table:table-cell office:value-type="string">
            <text:p>Au-1:2.C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operation</text:p>
          </table:table-cell>
          <table:table-cell office:value-type="string">
            <text:p>noun_s</text:p>
          </table:table-cell>
          <table:table-cell table:style-name="Default" office:value-type="string">
            <text:p>Qp@reIS=n</text:p>
          </table:table-cell>
          <table:table-cell table:style-name="ce10" office:value-type="string">
            <text:p>opurASn</text:p>
          </table:table-cell>
          <table:table-cell table:style-name="ce10"/>
          <table:table-cell table:style-name="Default" office:value-type="string">
            <text:p>A:p@reIS=n</text:p>
          </table:table-cell>
          <table:table-cell table:style-name="ce10" office:value-type="string">
            <text:p>RpurASn</text:p>
          </table:table-cell>
          <table:table-cell table:style-name="ce10"/>
          <table:table-cell table:style-name="Default" office:value-type="string">
            <text:p>Qp@reIS@n</text:p>
          </table:table-cell>
          <table:table-cell table:style-name="ce10" office:value-type="string">
            <text:p>opurASun</text:p>
          </table:table-cell>
          <table:table-cell table:style-name="Default"/>
          <table:table-cell table:style-name="ce10" office:value-type="string">
            <text:p>opurASn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1:1.9 <text:s/>Au-1:4.O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opinion</text:p>
          </table:table-cell>
          <table:table-cell office:value-type="string">
            <text:p>noun_s</text:p>
          </table:table-cell>
          <table:table-cell table:style-name="Default" office:value-type="string">
            <text:p>@pInj@n</text:p>
          </table:table-cell>
          <table:table-cell table:style-name="ce10" office:value-type="string">
            <text:p>upinyun</text:p>
          </table:table-cell>
          <table:table-cell table:style-name="ce10"/>
          <table:table-cell table:style-name="Default" office:value-type="string">
            <text:p>@pInj@n</text:p>
          </table:table-cell>
          <table:table-cell table:style-name="ce10" office:value-type="string">
            <text:p>upinyun</text:p>
          </table:table-cell>
          <table:table-cell table:style-name="ce10"/>
          <table:table-cell table:style-name="Default" office:value-type="string">
            <text:p>@pInj@n</text:p>
          </table:table-cell>
          <table:table-cell table:style-name="ce10" office:value-type="string">
            <text:p>upinyun</text:p>
          </table:table-cell>
          <table:table-cell table:style-name="Default"/>
          <table:table-cell table:style-name="ce10" office:value-type="string">
            <text:p>upinyun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opportunity</text:p>
          </table:table-cell>
          <table:table-cell office:value-type="string">
            <text:p>noun_s</text:p>
          </table:table-cell>
          <table:table-cell table:style-name="Default" office:value-type="string">
            <text:p>1-Qp@tju:n@ti <text:s/>2-Qp@tSu:n@ti <text:s/>3-Qp@tju:nIti</text:p>
          </table:table-cell>
          <table:table-cell table:style-name="ce10" office:value-type="string">
            <text:p>1-opuÑtyUnutE-&gt;1 <text:s/>2-opuÑCUnuti-&gt;1 <text:s/>3-opuÑtyUnitE-&gt;2</text:p>
          </table:table-cell>
          <table:table-cell table:style-name="ce10"/>
          <table:table-cell table:style-name="Default" office:value-type="string">
            <text:p>1-A:p=rtu:n@ti <text:s/>2-A:p=rtju:n@ti</text:p>
          </table:table-cell>
          <table:table-cell table:style-name="ce10" office:value-type="string">
            <text:p>1-RpurtUnutE-&gt;1 <text:s/>2-RpurtyUnutE-&gt;1</text:p>
          </table:table-cell>
          <table:table-cell table:style-name="ce10"/>
          <table:table-cell table:style-name="Default" office:value-type="string">
            <text:p>Qp@tjun@ti</text:p>
          </table:table-cell>
          <table:table-cell table:style-name="ce10" office:value-type="string">
            <text:p>opuÑtyUnutE-&gt;1</text:p>
          </table:table-cell>
          <table:table-cell table:style-name="Default"/>
          <table:table-cell table:style-name="ce10" office:value-type="string">
            <text:p>opuÑtyUnutE</text:p>
          </table:table-cell>
          <table:table-cell table:style-name="ce10" office:value-type="string">
            <text:p>opuÑtyUnitE</text:p>
          </table:table-cell>
          <table:table-cell table:style-name="Default" table:number-columns-repeated="2"/>
          <table:table-cell table:style-name="Default" office:value-type="string">
            <text:p>RP-2:3.V <text:s/>GA-x:1.9 <text:s/>GA-1:3.32</text:p>
          </table:table-cell>
          <table:table-cell table:style-name="Default"/>
          <table:table-cell office:value-type="string">
            <text:p>rule 25 rabbIt exception (commA set takes precedence)</text:p>
          </table:table-cell>
          <table:table-cell table:style-name="Default" table:number-columns-repeated="1006"/>
        </table:table-row>
        <table:table-row table:style-name="ro3">
          <table:table-cell table:style-name="Default" office:value-type="string">
            <text:p>opposition</text:p>
          </table:table-cell>
          <table:table-cell office:value-type="string">
            <text:p>noun_s</text:p>
          </table:table-cell>
          <table:table-cell table:style-name="Default" office:value-type="string">
            <text:p>Qp@zIS=n</text:p>
          </table:table-cell>
          <table:table-cell table:style-name="ce10" office:value-type="string">
            <text:p>opuziSn</text:p>
          </table:table-cell>
          <table:table-cell table:style-name="ce10"/>
          <table:table-cell table:style-name="Default" office:value-type="string">
            <text:p>A:p@zIS=n</text:p>
          </table:table-cell>
          <table:table-cell table:style-name="ce10" office:value-type="string">
            <text:p>RpuziSn</text:p>
          </table:table-cell>
          <table:table-cell table:style-name="ce10"/>
          <table:table-cell table:style-name="Default" office:value-type="string">
            <text:p>Qp@zIS@n</text:p>
          </table:table-cell>
          <table:table-cell table:style-name="ce10" office:value-type="string">
            <text:p>opuziSun</text:p>
          </table:table-cell>
          <table:table-cell table:style-name="Default"/>
          <table:table-cell table:style-name="ce10" office:value-type="string">
            <text:p>opuziSn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1:1.9 <text:s/>Au-1:4.O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option</text:p>
          </table:table-cell>
          <table:table-cell office:value-type="string">
            <text:p>noun_s</text:p>
          </table:table-cell>
          <table:table-cell table:style-name="Default" office:value-type="string">
            <text:p>QpS=n</text:p>
          </table:table-cell>
          <table:table-cell table:style-name="ce10" office:value-type="string">
            <text:p>opSn</text:p>
          </table:table-cell>
          <table:table-cell table:style-name="ce10"/>
          <table:table-cell table:style-name="Default" office:value-type="string">
            <text:p>A:pS=n</text:p>
          </table:table-cell>
          <table:table-cell table:style-name="ce10" office:value-type="string">
            <text:p>RpSn</text:p>
          </table:table-cell>
          <table:table-cell table:style-name="ce10"/>
          <table:table-cell table:style-name="Default" office:value-type="string">
            <text:p>QpS@n</text:p>
          </table:table-cell>
          <table:table-cell table:style-name="ce10" office:value-type="string">
            <text:p>opSun</text:p>
          </table:table-cell>
          <table:table-cell table:style-name="Default"/>
          <table:table-cell table:style-name="ce10" office:value-type="string">
            <text:p>opSn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1:1.9 <text:s/>Au-1:2.O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order</text:p>
          </table:table-cell>
          <table:table-cell office:value-type="string">
            <text:p>noun_s</text:p>
          </table:table-cell>
          <table:table-cell office:value-type="string">
            <text:p>O:d@</text:p>
          </table:table-cell>
          <table:table-cell office:value-type="string">
            <text:p>öduÑ</text:p>
          </table:table-cell>
          <table:table-cell/>
          <table:table-cell office:value-type="string">
            <text:p>O:rd=r</text:p>
          </table:table-cell>
          <table:table-cell office:value-type="string">
            <text:p>Qrdur</text:p>
          </table:table-cell>
          <table:table-cell/>
          <table:table-cell office:value-type="string">
            <text:p>Od@</text:p>
          </table:table-cell>
          <table:table-cell office:value-type="string">
            <text:p>öduÑ</text:p>
          </table:table-cell>
          <table:table-cell/>
          <table:table-cell office:value-type="string">
            <text:p>öduÑ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organisation</text:p>
          </table:table-cell>
          <table:table-cell office:value-type="string">
            <text:p>noun_s</text:p>
          </table:table-cell>
          <table:table-cell table:style-name="Default" office:value-type="string">
            <text:p>1-O:g@naIzeIS=n <text:s/>2-O:g@nIzeIS=n</text:p>
          </table:table-cell>
          <table:table-cell table:style-name="ce10" office:value-type="string">
            <text:p>1-ögunIzASn-&gt;1 <text:s/>2-ögunizASn-&gt;2</text:p>
          </table:table-cell>
          <table:table-cell table:style-name="ce10"/>
          <table:table-cell table:style-name="Default" office:value-type="string">
            <text:p>O:rg@n@zeIS=n</text:p>
          </table:table-cell>
          <table:table-cell table:style-name="ce10" office:value-type="string">
            <text:p>1-QrgunuzASn-&gt;2</text:p>
          </table:table-cell>
          <table:table-cell table:style-name="ce10"/>
          <table:table-cell table:style-name="Default" office:value-type="string">
            <text:p>Og@naIzeIS@n</text:p>
          </table:table-cell>
          <table:table-cell table:style-name="ce10" office:value-type="string">
            <text:p>QÑgunIzASun-&gt;1</text:p>
          </table:table-cell>
          <table:table-cell table:style-name="Default"/>
          <table:table-cell table:style-name="ce10" office:value-type="string">
            <text:p>ögunIzASn</text:p>
          </table:table-cell>
          <table:table-cell table:style-name="ce10" office:value-type="string">
            <text:p>ögunizASn</text:p>
          </table:table-cell>
          <table:table-cell table:style-name="Default" table:number-columns-repeated="2"/>
          <table:table-cell table:style-name="Default" office:value-type="string">
            <text:p>GA-1:3.25 <text:s/>Au-1:5.O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organization</text:p>
          </table:table-cell>
          <table:table-cell office:value-type="string">
            <text:p>noun_s</text:p>
          </table:table-cell>
          <table:table-cell table:style-name="Default" office:value-type="string">
            <text:p>1-O:g@naIzeIS=n <text:s/>2-O:g@nIzeIS=n</text:p>
          </table:table-cell>
          <table:table-cell table:style-name="ce10" office:value-type="string">
            <text:p>1-ögunIzASn-&gt;1 <text:s/>2-ögunizASn-&gt;2</text:p>
          </table:table-cell>
          <table:table-cell table:style-name="ce10"/>
          <table:table-cell table:style-name="Default" office:value-type="string">
            <text:p>O:rg@n@zeIS=n</text:p>
          </table:table-cell>
          <table:table-cell table:style-name="ce10" office:value-type="string">
            <text:p>1-QrgunuzASn-&gt;2</text:p>
          </table:table-cell>
          <table:table-cell table:style-name="ce10"/>
          <table:table-cell table:style-name="Default" office:value-type="string">
            <text:p>Og@naIzeIS@n</text:p>
          </table:table-cell>
          <table:table-cell table:style-name="ce10" office:value-type="string">
            <text:p>QÑgunIzASun-&gt;1</text:p>
          </table:table-cell>
          <table:table-cell table:style-name="Default"/>
          <table:table-cell table:style-name="ce10" office:value-type="string">
            <text:p>ögunIzASn</text:p>
          </table:table-cell>
          <table:table-cell table:style-name="ce10" office:value-type="string">
            <text:p>ögunizASn</text:p>
          </table:table-cell>
          <table:table-cell table:style-name="Default" table:number-columns-repeated="2"/>
          <table:table-cell table:style-name="Default" office:value-type="string">
            <text:p>GA-1:3.25 <text:s/>Au-1:5.O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other</text:p>
          </table:table-cell>
          <table:table-cell office:value-type="string">
            <text:p>noun_s</text:p>
          </table:table-cell>
          <table:table-cell office:value-type="string">
            <text:p>VD@</text:p>
          </table:table-cell>
          <table:table-cell office:value-type="string">
            <text:p>uduÑ</text:p>
          </table:table-cell>
          <table:table-cell/>
          <table:table-cell office:value-type="string">
            <text:p>VD=r</text:p>
          </table:table-cell>
          <table:table-cell office:value-type="string">
            <text:p>udur</text:p>
          </table:table-cell>
          <table:table-cell/>
          <table:table-cell office:value-type="string">
            <text:p>VD@</text:p>
          </table:table-cell>
          <table:table-cell office:value-type="string">
            <text:p>uDuÑ</text:p>
          </table:table-cell>
          <table:table-cell/>
          <table:table-cell office:value-type="string">
            <text:p>uDuÑ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outcome</text:p>
          </table:table-cell>
          <table:table-cell office:value-type="string">
            <text:p>noun_s</text:p>
          </table:table-cell>
          <table:table-cell table:style-name="Default" office:value-type="string">
            <text:p>aUtkVm</text:p>
          </table:table-cell>
          <table:table-cell table:style-name="ce10" office:value-type="string">
            <text:p>Wtkum</text:p>
          </table:table-cell>
          <table:table-cell table:style-name="ce10"/>
          <table:table-cell table:style-name="Default" office:value-type="string">
            <text:p>aUtkVm</text:p>
          </table:table-cell>
          <table:table-cell table:style-name="ce10" office:value-type="string">
            <text:p>Wtkum</text:p>
          </table:table-cell>
          <table:table-cell table:style-name="ce10"/>
          <table:table-cell table:style-name="Default" office:value-type="string">
            <text:p>aUtkVm</text:p>
          </table:table-cell>
          <table:table-cell table:style-name="ce10" office:value-type="string">
            <text:p>Wtkum</text:p>
          </table:table-cell>
          <table:table-cell table:style-name="Default"/>
          <table:table-cell table:style-name="ce10" office:value-type="string">
            <text:p>Wtkum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output</text:p>
          </table:table-cell>
          <table:table-cell office:value-type="string">
            <text:p>noun_s</text:p>
          </table:table-cell>
          <table:table-cell office:value-type="string">
            <text:p>aUtpUt</text:p>
          </table:table-cell>
          <table:table-cell office:value-type="string">
            <text:p>WtpVt</text:p>
          </table:table-cell>
          <table:table-cell/>
          <table:table-cell office:value-type="string">
            <text:p>aUtpUt</text:p>
          </table:table-cell>
          <table:table-cell office:value-type="string">
            <text:p>WtpVt</text:p>
          </table:table-cell>
          <table:table-cell/>
          <table:table-cell office:value-type="string">
            <text:p>aUtpUt</text:p>
          </table:table-cell>
          <table:table-cell office:value-type="string">
            <text:p>WtpVt</text:p>
          </table:table-cell>
          <table:table-cell/>
          <table:table-cell office:value-type="string">
            <text:p>WtpVt</text:p>
          </table:table-cell>
          <table:table-cell table:number-columns-repeated="1012"/>
        </table:table-row>
        <table:table-row table:style-name="ro3">
          <table:table-cell office:value-type="string">
            <text:p>owner</text:p>
          </table:table-cell>
          <table:table-cell office:value-type="string">
            <text:p>noun_s</text:p>
          </table:table-cell>
          <table:table-cell office:value-type="string">
            <text:p>@Un@</text:p>
          </table:table-cell>
          <table:table-cell office:value-type="string">
            <text:p>OnuÑ</text:p>
          </table:table-cell>
          <table:table-cell/>
          <table:table-cell office:value-type="string">
            <text:p>oUn=r</text:p>
          </table:table-cell>
          <table:table-cell office:value-type="string">
            <text:p>Onur</text:p>
          </table:table-cell>
          <table:table-cell/>
          <table:table-cell office:value-type="string">
            <text:p>oUn@</text:p>
          </table:table-cell>
          <table:table-cell office:value-type="string">
            <text:p>OnuÑ</text:p>
          </table:table-cell>
          <table:table-cell/>
          <table:table-cell office:value-type="string">
            <text:p>OnuÑ</text:p>
          </table:table-cell>
          <table:table-cell table:number-columns-repeated="1012"/>
        </table:table-row>
        <table:table-row table:style-name="ro3">
          <table:table-cell office:value-type="string">
            <text:p>package</text:p>
          </table:table-cell>
          <table:table-cell office:value-type="string">
            <text:p>noun_s</text:p>
          </table:table-cell>
          <table:table-cell office:value-type="string">
            <text:p>p{kIdZ</text:p>
          </table:table-cell>
          <table:table-cell office:value-type="string">
            <text:p>pakij</text:p>
          </table:table-cell>
          <table:table-cell/>
          <table:table-cell office:value-type="string">
            <text:p>p{kIdZ</text:p>
          </table:table-cell>
          <table:table-cell office:value-type="string">
            <text:p>pakij</text:p>
          </table:table-cell>
          <table:table-cell/>
          <table:table-cell office:value-type="string">
            <text:p>p{kIdZ</text:p>
          </table:table-cell>
          <table:table-cell office:value-type="string">
            <text:p>pakij</text:p>
          </table:table-cell>
          <table:table-cell/>
          <table:table-cell office:value-type="string">
            <text:p>pakij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page</text:p>
          </table:table-cell>
          <table:table-cell office:value-type="string">
            <text:p>noun_s</text:p>
          </table:table-cell>
          <table:table-cell table:style-name="Default" office:value-type="string">
            <text:p>peIdZ</text:p>
          </table:table-cell>
          <table:table-cell table:style-name="ce10" office:value-type="string">
            <text:p>pAj</text:p>
          </table:table-cell>
          <table:table-cell table:style-name="ce10"/>
          <table:table-cell table:style-name="Default" office:value-type="string">
            <text:p>peIdZ</text:p>
          </table:table-cell>
          <table:table-cell table:style-name="ce10" office:value-type="string">
            <text:p>pAj</text:p>
          </table:table-cell>
          <table:table-cell table:style-name="ce10"/>
          <table:table-cell table:style-name="Default" office:value-type="string">
            <text:p>peIdZ</text:p>
          </table:table-cell>
          <table:table-cell table:style-name="ce10" office:value-type="string">
            <text:p>pAj</text:p>
          </table:table-cell>
          <table:table-cell table:style-name="Default"/>
          <table:table-cell table:style-name="ce10" office:value-type="string">
            <text:p>pAj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pain</text:p>
          </table:table-cell>
          <table:table-cell office:value-type="string">
            <text:p>noun_s</text:p>
          </table:table-cell>
          <table:table-cell office:value-type="string">
            <text:p>peIn</text:p>
          </table:table-cell>
          <table:table-cell office:value-type="string">
            <text:p>pAn</text:p>
          </table:table-cell>
          <table:table-cell/>
          <table:table-cell office:value-type="string">
            <text:p>peIn</text:p>
          </table:table-cell>
          <table:table-cell office:value-type="string">
            <text:p>pAn</text:p>
          </table:table-cell>
          <table:table-cell/>
          <table:table-cell office:value-type="string">
            <text:p>peIn</text:p>
          </table:table-cell>
          <table:table-cell office:value-type="string">
            <text:p>pAn</text:p>
          </table:table-cell>
          <table:table-cell/>
          <table:table-cell office:value-type="string">
            <text:p>pAn</text:p>
          </table:table-cell>
          <table:table-cell table:number-columns-repeated="1012"/>
        </table:table-row>
        <table:table-row table:style-name="ro3">
          <table:table-cell office:value-type="string">
            <text:p>painting</text:p>
          </table:table-cell>
          <table:table-cell office:value-type="string">
            <text:p>noun_s</text:p>
          </table:table-cell>
          <table:table-cell office:value-type="string">
            <text:p>peIntIN</text:p>
          </table:table-cell>
          <table:table-cell office:value-type="string">
            <text:p>pAntiN</text:p>
          </table:table-cell>
          <table:table-cell/>
          <table:table-cell office:value-type="string">
            <text:p>peIntIN</text:p>
          </table:table-cell>
          <table:table-cell office:value-type="string">
            <text:p>pAntiN</text:p>
          </table:table-cell>
          <table:table-cell/>
          <table:table-cell office:value-type="string">
            <text:p>peIntIN</text:p>
          </table:table-cell>
          <table:table-cell office:value-type="string">
            <text:p>pAntiN</text:p>
          </table:table-cell>
          <table:table-cell/>
          <table:table-cell office:value-type="string">
            <text:p>pAntiN</text:p>
          </table:table-cell>
          <table:table-cell table:number-columns-repeated="1012"/>
        </table:table-row>
        <table:table-row table:style-name="ro3">
          <table:table-cell office:value-type="string">
            <text:p>pair</text:p>
          </table:table-cell>
          <table:table-cell office:value-type="string">
            <text:p>noun_s</text:p>
          </table:table-cell>
          <table:table-cell office:value-type="string">
            <text:p>pe@</text:p>
          </table:table-cell>
          <table:table-cell office:value-type="string">
            <text:p>pÄ</text:p>
          </table:table-cell>
          <table:table-cell/>
          <table:table-cell office:value-type="string">
            <text:p>1-pe=r <text:s/>2-p{=r</text:p>
          </table:table-cell>
          <table:table-cell office:value-type="string">
            <text:p>1-pÄ-&gt;1 <text:s/>2-par-&gt;1</text:p>
          </table:table-cell>
          <table:table-cell/>
          <table:table-cell office:value-type="string">
            <text:p>pE@</text:p>
          </table:table-cell>
          <table:table-cell office:value-type="string">
            <text:p>pÄ</text:p>
          </table:table-cell>
          <table:table-cell/>
          <table:table-cell office:value-type="string">
            <text:p>pÄ</text:p>
          </table:table-cell>
          <table:table-cell table:number-columns-repeated="3"/>
          <table:table-cell office:value-type="string">
            <text:p>GA-2:1.20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palace</text:p>
          </table:table-cell>
          <table:table-cell office:value-type="string">
            <text:p>noun_s</text:p>
          </table:table-cell>
          <table:table-cell table:style-name="Default" office:value-type="string">
            <text:p>1-p{l@s <text:s/>2-p{lIs</text:p>
          </table:table-cell>
          <table:table-cell table:style-name="ce10" office:value-type="string">
            <text:p>1-palus-&gt;1 <text:s/>2-palis-&gt;2</text:p>
          </table:table-cell>
          <table:table-cell table:style-name="ce10"/>
          <table:table-cell table:style-name="Default" office:value-type="string">
            <text:p>p{l@s</text:p>
          </table:table-cell>
          <table:table-cell table:style-name="ce10" office:value-type="string">
            <text:p>palus-&gt;1</text:p>
          </table:table-cell>
          <table:table-cell table:style-name="ce10"/>
          <table:table-cell table:style-name="Default" office:value-type="string">
            <text:p>p{l@s</text:p>
          </table:table-cell>
          <table:table-cell table:style-name="ce10" office:value-type="string">
            <text:p>palus-&gt;1</text:p>
          </table:table-cell>
          <table:table-cell table:style-name="Default"/>
          <table:table-cell table:style-name="ce10" office:value-type="string">
            <text:p>palus</text:p>
          </table:table-cell>
          <table:table-cell table:style-name="ce10" office:value-type="string">
            <text:p>palis</text:p>
          </table:table-cell>
          <table:table-cell table:style-name="Default" table:number-columns-repeated="4"/>
          <table:table-cell office:value-type="string">
            <text:p>rule 25 rabbIt exception (commA set takes precedence)</text:p>
          </table:table-cell>
          <table:table-cell table:style-name="Default" table:number-columns-repeated="1006"/>
        </table:table-row>
        <table:table-row table:style-name="ro3">
          <table:table-cell table:style-name="Default" office:value-type="string">
            <text:p>panel</text:p>
          </table:table-cell>
          <table:table-cell office:value-type="string">
            <text:p>noun_s</text:p>
          </table:table-cell>
          <table:table-cell table:style-name="Default" office:value-type="string">
            <text:p>p{n=l</text:p>
          </table:table-cell>
          <table:table-cell table:style-name="ce10" office:value-type="string">
            <text:p>panl</text:p>
          </table:table-cell>
          <table:table-cell table:style-name="ce10"/>
          <table:table-cell table:style-name="Default" office:value-type="string">
            <text:p>p{n=l</text:p>
          </table:table-cell>
          <table:table-cell table:style-name="ce10" office:value-type="string">
            <text:p>panl</text:p>
          </table:table-cell>
          <table:table-cell table:style-name="ce10"/>
          <table:table-cell table:style-name="Default" office:value-type="string">
            <text:p>p{n@l</text:p>
          </table:table-cell>
          <table:table-cell table:style-name="ce10" office:value-type="string">
            <text:p>panul</text:p>
          </table:table-cell>
          <table:table-cell table:style-name="Default"/>
          <table:table-cell table:style-name="ce10" office:value-type="string">
            <text:p>panl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Au-1:2.O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paper</text:p>
          </table:table-cell>
          <table:table-cell office:value-type="string">
            <text:p>noun_s</text:p>
          </table:table-cell>
          <table:table-cell table:style-name="Default" office:value-type="string">
            <text:p>peIp@</text:p>
          </table:table-cell>
          <table:table-cell table:style-name="ce10" office:value-type="string">
            <text:p>pApuÑ</text:p>
          </table:table-cell>
          <table:table-cell table:style-name="ce10"/>
          <table:table-cell table:style-name="Default" office:value-type="string">
            <text:p>peIp=r</text:p>
          </table:table-cell>
          <table:table-cell table:style-name="ce10" office:value-type="string">
            <text:p>pApur</text:p>
          </table:table-cell>
          <table:table-cell table:style-name="ce10"/>
          <table:table-cell table:style-name="Default" office:value-type="string">
            <text:p>peIp@</text:p>
          </table:table-cell>
          <table:table-cell table:style-name="ce10" office:value-type="string">
            <text:p>pApuÑ</text:p>
          </table:table-cell>
          <table:table-cell table:style-name="Default"/>
          <table:table-cell table:style-name="ce10" office:value-type="string">
            <text:p>pApuÑ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parent</text:p>
          </table:table-cell>
          <table:table-cell office:value-type="string">
            <text:p>noun_s</text:p>
          </table:table-cell>
          <table:table-cell table:style-name="Default" office:value-type="string">
            <text:p>pe@r@nt</text:p>
          </table:table-cell>
          <table:table-cell table:style-name="ce10" office:value-type="string">
            <text:p>pÄunt</text:p>
          </table:table-cell>
          <table:table-cell table:style-name="ce10"/>
          <table:table-cell table:style-name="Default" office:value-type="string">
            <text:p>1-per@nt <text:s/>2-p{r@nt</text:p>
          </table:table-cell>
          <table:table-cell table:style-name="ce10" office:value-type="string">
            <text:p>1-pÄunt-&gt;1 <text:s/>2-parunt-&gt;1</text:p>
          </table:table-cell>
          <table:table-cell table:style-name="ce10"/>
          <table:table-cell table:style-name="Default" office:value-type="string">
            <text:p>pE@r@nt</text:p>
          </table:table-cell>
          <table:table-cell table:style-name="ce10" office:value-type="string">
            <text:p>pÄunt</text:p>
          </table:table-cell>
          <table:table-cell table:style-name="Default"/>
          <table:table-cell table:style-name="ce10" office:value-type="string">
            <text:p>pÄunt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2:1.20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park</text:p>
          </table:table-cell>
          <table:table-cell office:value-type="string">
            <text:p>noun_s</text:p>
          </table:table-cell>
          <table:table-cell table:style-name="Default" office:value-type="string">
            <text:p>pA:k</text:p>
          </table:table-cell>
          <table:table-cell table:style-name="ce10" office:value-type="string">
            <text:p>päk</text:p>
          </table:table-cell>
          <table:table-cell table:style-name="ce10"/>
          <table:table-cell table:style-name="Default" office:value-type="string">
            <text:p>pA:rk</text:p>
          </table:table-cell>
          <table:table-cell table:style-name="ce10" office:value-type="string">
            <text:p>pRrk</text:p>
          </table:table-cell>
          <table:table-cell table:style-name="ce10"/>
          <table:table-cell table:style-name="Default" office:value-type="string">
            <text:p>pAk</text:p>
          </table:table-cell>
          <table:table-cell table:style-name="ce10" office:value-type="string">
            <text:p>pRÑk</text:p>
          </table:table-cell>
          <table:table-cell table:style-name="Default"/>
          <table:table-cell table:style-name="ce10" office:value-type="string">
            <text:p>päk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parliament</text:p>
          </table:table-cell>
          <table:table-cell office:value-type="string">
            <text:p>noun_s</text:p>
          </table:table-cell>
          <table:table-cell table:style-name="Default" office:value-type="string">
            <text:p>1-pA:l@m@nt <text:s/>2-pA:lIm@nt <text:s/>3-pA:lj@m@nt</text:p>
          </table:table-cell>
          <table:table-cell table:style-name="ce10" office:value-type="string">
            <text:p>1-pälumunt-&gt;1 <text:s/>2-pälimunt-&gt;2 <text:s/>3-pälyumunt-&gt;3</text:p>
          </table:table-cell>
          <table:table-cell table:style-name="ce10"/>
          <table:table-cell table:style-name="Default" office:value-type="string">
            <text:p>pA:rl@m@nt</text:p>
          </table:table-cell>
          <table:table-cell table:style-name="ce10" office:value-type="string">
            <text:p>pRrlumunt-&gt;1</text:p>
          </table:table-cell>
          <table:table-cell table:style-name="ce10"/>
          <table:table-cell table:style-name="Default" office:value-type="string">
            <text:p>pAl@m@nt</text:p>
          </table:table-cell>
          <table:table-cell table:style-name="ce10" office:value-type="string">
            <text:p>pRÑlumunt-&gt;1</text:p>
          </table:table-cell>
          <table:table-cell table:style-name="Default"/>
          <table:table-cell table:style-name="ce10" office:value-type="string">
            <text:p>pälumunt</text:p>
          </table:table-cell>
          <table:table-cell table:style-name="ce10" office:value-type="string">
            <text:p>pälimunt <text:s/>pälyumunt</text:p>
          </table:table-cell>
          <table:table-cell table:style-name="Default" table:number-columns-repeated="4"/>
          <table:table-cell office:value-type="string">
            <text:p>rule 25 rabbIt exception (commA set takes precedence)</text:p>
          </table:table-cell>
          <table:table-cell table:style-name="Default" table:number-columns-repeated="1006"/>
        </table:table-row>
        <table:table-row table:style-name="ro3">
          <table:table-cell office:value-type="string">
            <text:p>part</text:p>
          </table:table-cell>
          <table:table-cell office:value-type="string">
            <text:p>noun_s</text:p>
          </table:table-cell>
          <table:table-cell office:value-type="string">
            <text:p>pA:t</text:p>
          </table:table-cell>
          <table:table-cell office:value-type="string">
            <text:p>pät</text:p>
          </table:table-cell>
          <table:table-cell/>
          <table:table-cell office:value-type="string">
            <text:p>pA:rt</text:p>
          </table:table-cell>
          <table:table-cell office:value-type="string">
            <text:p>pRrt</text:p>
          </table:table-cell>
          <table:table-cell/>
          <table:table-cell office:value-type="string">
            <text:p>pAt</text:p>
          </table:table-cell>
          <table:table-cell office:value-type="string">
            <text:p>pät</text:p>
          </table:table-cell>
          <table:table-cell/>
          <table:table-cell office:value-type="string">
            <text:p>pät</text:p>
          </table:table-cell>
          <table:table-cell table:number-columns-repeated="1012"/>
        </table:table-row>
        <table:table-row table:style-name="ro3">
          <table:table-cell office:value-type="string">
            <text:p>partner</text:p>
          </table:table-cell>
          <table:table-cell office:value-type="string">
            <text:p>noun_s</text:p>
          </table:table-cell>
          <table:table-cell office:value-type="string">
            <text:p>pA:tn@</text:p>
          </table:table-cell>
          <table:table-cell office:value-type="string">
            <text:p>pätnuÑ</text:p>
          </table:table-cell>
          <table:table-cell/>
          <table:table-cell office:value-type="string">
            <text:p>pA:rtn=r</text:p>
          </table:table-cell>
          <table:table-cell office:value-type="string">
            <text:p>pätnur</text:p>
          </table:table-cell>
          <table:table-cell/>
          <table:table-cell table:style-name="Default" office:value-type="string">
            <text:p>pAtn@</text:p>
          </table:table-cell>
          <table:table-cell office:value-type="string">
            <text:p>pätnuÑ</text:p>
          </table:table-cell>
          <table:table-cell table:style-name="Default"/>
          <table:table-cell office:value-type="string">
            <text:p>pätnuÑ</text:p>
          </table:table-cell>
          <table:table-cell table:number-columns-repeated="1012"/>
        </table:table-row>
        <table:table-row table:style-name="ro3">
          <table:table-cell office:value-type="string">
            <text:p>party</text:p>
          </table:table-cell>
          <table:table-cell office:value-type="string">
            <text:p>noun_s</text:p>
          </table:table-cell>
          <table:table-cell office:value-type="string">
            <text:p>pA:ti</text:p>
          </table:table-cell>
          <table:table-cell office:value-type="string">
            <text:p>pätE</text:p>
          </table:table-cell>
          <table:table-cell/>
          <table:table-cell office:value-type="string">
            <text:p>pA:rti</text:p>
          </table:table-cell>
          <table:table-cell office:value-type="string">
            <text:p>pRrtE</text:p>
          </table:table-cell>
          <table:table-cell/>
          <table:table-cell office:value-type="string">
            <text:p>pAti</text:p>
          </table:table-cell>
          <table:table-cell office:value-type="string">
            <text:p>pätE</text:p>
          </table:table-cell>
          <table:table-cell/>
          <table:table-cell office:value-type="string">
            <text:p>pätE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passage</text:p>
          </table:table-cell>
          <table:table-cell office:value-type="string">
            <text:p>noun_s</text:p>
          </table:table-cell>
          <table:table-cell table:style-name="Default" office:value-type="string">
            <text:p>p{sIdZ</text:p>
          </table:table-cell>
          <table:table-cell table:style-name="ce10" office:value-type="string">
            <text:p>pasij</text:p>
          </table:table-cell>
          <table:table-cell table:style-name="ce10"/>
          <table:table-cell table:style-name="Default" office:value-type="string">
            <text:p>p{sIdZ</text:p>
          </table:table-cell>
          <table:table-cell table:style-name="ce10" office:value-type="string">
            <text:p>pasij</text:p>
          </table:table-cell>
          <table:table-cell table:style-name="ce10"/>
          <table:table-cell table:style-name="Default" office:value-type="string">
            <text:p>p{sIdZ</text:p>
          </table:table-cell>
          <table:table-cell table:style-name="ce10" office:value-type="string">
            <text:p>pasij</text:p>
          </table:table-cell>
          <table:table-cell table:style-name="Default"/>
          <table:table-cell table:style-name="ce10" office:value-type="string">
            <text:p>pasij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passenger</text:p>
          </table:table-cell>
          <table:table-cell office:value-type="string">
            <text:p>noun_s</text:p>
          </table:table-cell>
          <table:table-cell table:style-name="Default" office:value-type="string">
            <text:p>1-p{sIndZ@ <text:s/>2-p{s@ndZ@</text:p>
          </table:table-cell>
          <table:table-cell table:style-name="ce10" office:value-type="string">
            <text:p>1-pasinjuÑ-&gt;1 <text:s/>2-pasunjuÑ-&gt;1</text:p>
          </table:table-cell>
          <table:table-cell table:style-name="ce10"/>
          <table:table-cell table:style-name="Default" office:value-type="string">
            <text:p>p{sIndZ=r</text:p>
          </table:table-cell>
          <table:table-cell table:style-name="ce10" office:value-type="string">
            <text:p>pasinjur</text:p>
          </table:table-cell>
          <table:table-cell table:style-name="ce10"/>
          <table:table-cell table:style-name="Default" office:value-type="string">
            <text:p>p{s@ndZ@</text:p>
          </table:table-cell>
          <table:table-cell table:style-name="ce10" office:value-type="string">
            <text:p>pasunjuÑ</text:p>
          </table:table-cell>
          <table:table-cell table:style-name="Default"/>
          <table:table-cell table:style-name="ce10" office:value-type="string">
            <text:p>pasinjuÑ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2.25 <text:s/>Au-1:2.25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past</text:p>
          </table:table-cell>
          <table:table-cell office:value-type="string">
            <text:p>noun_x</text:p>
          </table:table-cell>
          <table:table-cell office:value-type="string">
            <text:p>pA:st</text:p>
          </table:table-cell>
          <table:table-cell office:value-type="string">
            <text:p>pRst</text:p>
          </table:table-cell>
          <table:table-cell/>
          <table:table-cell office:value-type="string">
            <text:p>p{st</text:p>
          </table:table-cell>
          <table:table-cell office:value-type="string">
            <text:p>past</text:p>
          </table:table-cell>
          <table:table-cell/>
          <table:table-cell office:value-type="string">
            <text:p>pAst</text:p>
          </table:table-cell>
          <table:table-cell office:value-type="string">
            <text:p>pRst</text:p>
          </table:table-cell>
          <table:table-cell/>
          <table:table-cell office:value-type="string">
            <text:p>past</text:p>
          </table:table-cell>
          <table:table-cell table:number-columns-repeated="3"/>
          <table:table-cell office:value-type="string">
            <text:p>RP-1:1.16 <text:s/>Au-1:1.16</text:p>
          </table:table-cell>
          <table:table-cell table:number-columns-repeated="1008"/>
        </table:table-row>
        <table:table-row table:style-name="ro3">
          <table:table-cell office:value-type="string">
            <text:p>path</text:p>
          </table:table-cell>
          <table:table-cell office:value-type="string">
            <text:p>noun_s</text:p>
          </table:table-cell>
          <table:table-cell office:value-type="string">
            <text:p>pA:T</text:p>
          </table:table-cell>
          <table:table-cell office:value-type="string">
            <text:p>pRT</text:p>
          </table:table-cell>
          <table:table-cell/>
          <table:table-cell office:value-type="string">
            <text:p>p{T</text:p>
          </table:table-cell>
          <table:table-cell office:value-type="string">
            <text:p>paT</text:p>
          </table:table-cell>
          <table:table-cell/>
          <table:table-cell office:value-type="string">
            <text:p>pAT</text:p>
          </table:table-cell>
          <table:table-cell office:value-type="string">
            <text:p>pRT</text:p>
          </table:table-cell>
          <table:table-cell/>
          <table:table-cell office:value-type="string">
            <text:p>paT</text:p>
          </table:table-cell>
          <table:table-cell table:number-columns-repeated="3"/>
          <table:table-cell office:value-type="string">
            <text:p>RP-1:1.16 <text:s/>Au-1:1.16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patient</text:p>
          </table:table-cell>
          <table:table-cell office:value-type="string">
            <text:p>noun_s</text:p>
          </table:table-cell>
          <table:table-cell table:style-name="Default" office:value-type="string">
            <text:p>peIS=nt</text:p>
          </table:table-cell>
          <table:table-cell table:style-name="ce10" office:value-type="string">
            <text:p>pASnt</text:p>
          </table:table-cell>
          <table:table-cell table:style-name="ce10"/>
          <table:table-cell table:style-name="Default" office:value-type="string">
            <text:p>peIS=nt</text:p>
          </table:table-cell>
          <table:table-cell table:style-name="ce10" office:value-type="string">
            <text:p>pASnt</text:p>
          </table:table-cell>
          <table:table-cell table:style-name="ce10"/>
          <table:table-cell table:style-name="Default" office:value-type="string">
            <text:p>peIS@nt</text:p>
          </table:table-cell>
          <table:table-cell table:style-name="ce10" office:value-type="string">
            <text:p>pASunt</text:p>
          </table:table-cell>
          <table:table-cell table:style-name="Default"/>
          <table:table-cell table:style-name="ce10" office:value-type="string">
            <text:p>pASnt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Au-1:2.O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pattern</text:p>
          </table:table-cell>
          <table:table-cell office:value-type="string">
            <text:p>noun_s</text:p>
          </table:table-cell>
          <table:table-cell table:style-name="Default" office:value-type="string">
            <text:p>p{t=n</text:p>
          </table:table-cell>
          <table:table-cell table:style-name="ce10" office:value-type="string">
            <text:p>patuÑn</text:p>
          </table:table-cell>
          <table:table-cell table:style-name="ce10"/>
          <table:table-cell table:style-name="Default" office:value-type="string">
            <text:p>p{t=rn</text:p>
          </table:table-cell>
          <table:table-cell table:style-name="ce10" office:value-type="string">
            <text:p>paturn</text:p>
          </table:table-cell>
          <table:table-cell table:style-name="ce10"/>
          <table:table-cell table:style-name="Default" office:value-type="string">
            <text:p>p{tn</text:p>
          </table:table-cell>
          <table:table-cell table:style-name="ce10" office:value-type="string">
            <text:p>patn</text:p>
          </table:table-cell>
          <table:table-cell table:style-name="Default"/>
          <table:table-cell table:style-name="ce10" office:value-type="string">
            <text:p>patuÑn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Au-1:2.C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pay</text:p>
          </table:table-cell>
          <table:table-cell office:value-type="string">
            <text:p>noun_s</text:p>
          </table:table-cell>
          <table:table-cell table:style-name="Default" office:value-type="string">
            <text:p>peI</text:p>
          </table:table-cell>
          <table:table-cell table:style-name="ce10" office:value-type="string">
            <text:p>pA</text:p>
          </table:table-cell>
          <table:table-cell table:style-name="ce10"/>
          <table:table-cell table:style-name="Default" office:value-type="string">
            <text:p>peI</text:p>
          </table:table-cell>
          <table:table-cell table:style-name="ce10" office:value-type="string">
            <text:p>pA</text:p>
          </table:table-cell>
          <table:table-cell table:style-name="ce10"/>
          <table:table-cell table:style-name="Default" office:value-type="string">
            <text:p>peI</text:p>
          </table:table-cell>
          <table:table-cell table:style-name="ce10" office:value-type="string">
            <text:p>pA</text:p>
          </table:table-cell>
          <table:table-cell table:style-name="Default"/>
          <table:table-cell table:style-name="ce10" office:value-type="string">
            <text:p>pA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payment</text:p>
          </table:table-cell>
          <table:table-cell office:value-type="string">
            <text:p>noun_s</text:p>
          </table:table-cell>
          <table:table-cell table:style-name="Default" office:value-type="string">
            <text:p>peIm@nt</text:p>
          </table:table-cell>
          <table:table-cell table:style-name="ce10" office:value-type="string">
            <text:p>pAmunt</text:p>
          </table:table-cell>
          <table:table-cell table:style-name="ce10"/>
          <table:table-cell table:style-name="Default" office:value-type="string">
            <text:p>peIm@nt</text:p>
          </table:table-cell>
          <table:table-cell table:style-name="ce10" office:value-type="string">
            <text:p>pAmunt</text:p>
          </table:table-cell>
          <table:table-cell table:style-name="ce10"/>
          <table:table-cell table:style-name="Default" office:value-type="string">
            <text:p>peIm@nt</text:p>
          </table:table-cell>
          <table:table-cell table:style-name="ce10" office:value-type="string">
            <text:p>pAmunt</text:p>
          </table:table-cell>
          <table:table-cell table:style-name="Default"/>
          <table:table-cell table:style-name="ce10" office:value-type="string">
            <text:p>pAmun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peace</text:p>
          </table:table-cell>
          <table:table-cell office:value-type="string">
            <text:p>noun_x</text:p>
          </table:table-cell>
          <table:table-cell office:value-type="string">
            <text:p>pi:s</text:p>
          </table:table-cell>
          <table:table-cell office:value-type="string">
            <text:p>pEs</text:p>
          </table:table-cell>
          <table:table-cell/>
          <table:table-cell office:value-type="string">
            <text:p>pi:s</text:p>
          </table:table-cell>
          <table:table-cell office:value-type="string">
            <text:p>pEs</text:p>
          </table:table-cell>
          <table:table-cell/>
          <table:table-cell office:value-type="string">
            <text:p>pis</text:p>
          </table:table-cell>
          <table:table-cell office:value-type="string">
            <text:p>pEs</text:p>
          </table:table-cell>
          <table:table-cell/>
          <table:table-cell office:value-type="string">
            <text:p>pEs</text:p>
          </table:table-cell>
          <table:table-cell table:number-columns-repeated="1012"/>
        </table:table-row>
        <table:table-row table:style-name="ro3">
          <table:table-cell office:value-type="string">
            <text:p>pension</text:p>
          </table:table-cell>
          <table:table-cell office:value-type="string">
            <text:p>noun_s</text:p>
          </table:table-cell>
          <table:table-cell office:value-type="string">
            <text:p>pen(t)S=n</text:p>
          </table:table-cell>
          <table:table-cell office:value-type="string">
            <text:p>penSn</text:p>
          </table:table-cell>
          <table:table-cell/>
          <table:table-cell office:value-type="string">
            <text:p>pen(t)S=n</text:p>
          </table:table-cell>
          <table:table-cell office:value-type="string">
            <text:p>penSn</text:p>
          </table:table-cell>
          <table:table-cell/>
          <table:table-cell office:value-type="string">
            <text:p>pEnS@n</text:p>
          </table:table-cell>
          <table:table-cell office:value-type="string">
            <text:p>penSun</text:p>
          </table:table-cell>
          <table:table-cell/>
          <table:table-cell office:value-type="string">
            <text:p>penSn</text:p>
          </table:table-cell>
          <table:table-cell table:number-columns-repeated="3"/>
          <table:table-cell office:value-type="string">
            <text:p>Au-1:2.25</text:p>
          </table:table-cell>
          <table:table-cell table:number-columns-repeated="1008"/>
        </table:table-row>
        <table:table-row table:style-name="ro3">
          <table:table-cell office:value-type="string">
            <text:p>people</text:p>
          </table:table-cell>
          <table:table-cell office:value-type="string">
            <text:p>noun_s</text:p>
          </table:table-cell>
          <table:table-cell office:value-type="string">
            <text:p>pi:p=l</text:p>
          </table:table-cell>
          <table:table-cell office:value-type="string">
            <text:p>pEpl</text:p>
          </table:table-cell>
          <table:table-cell/>
          <table:table-cell office:value-type="string">
            <text:p>pi:p=l</text:p>
          </table:table-cell>
          <table:table-cell office:value-type="string">
            <text:p>pEpl</text:p>
          </table:table-cell>
          <table:table-cell/>
          <table:table-cell office:value-type="string">
            <text:p>pip@l</text:p>
          </table:table-cell>
          <table:table-cell office:value-type="string">
            <text:p>pEpul</text:p>
          </table:table-cell>
          <table:table-cell/>
          <table:table-cell office:value-type="string">
            <text:p>pEpl</text:p>
          </table:table-cell>
          <table:table-cell table:number-columns-repeated="3"/>
          <table:table-cell office:value-type="string">
            <text:p>Au-1:2.O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performance</text:p>
          </table:table-cell>
          <table:table-cell office:value-type="string">
            <text:p>noun_s</text:p>
          </table:table-cell>
          <table:table-cell table:style-name="Default" office:value-type="string">
            <text:p>p@fO:m@n(t)s</text:p>
          </table:table-cell>
          <table:table-cell table:style-name="ce10" office:value-type="string">
            <text:p>puÑfömuns</text:p>
          </table:table-cell>
          <table:table-cell table:style-name="ce10"/>
          <table:table-cell table:style-name="Default" office:value-type="string">
            <text:p>p=rfO:rm@n(t)s</text:p>
          </table:table-cell>
          <table:table-cell table:style-name="ce10" office:value-type="string">
            <text:p>purfQrmuns</text:p>
          </table:table-cell>
          <table:table-cell table:style-name="ce10"/>
          <table:table-cell table:style-name="Default" office:value-type="string">
            <text:p>p@fOm@ns</text:p>
          </table:table-cell>
          <table:table-cell table:style-name="ce10" office:value-type="string">
            <text:p>puÑfQÑmuns</text:p>
          </table:table-cell>
          <table:table-cell table:style-name="Default"/>
          <table:table-cell table:style-name="ce10" office:value-type="string">
            <text:p>puÑfömuns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period</text:p>
          </table:table-cell>
          <table:table-cell office:value-type="string">
            <text:p>noun_s</text:p>
          </table:table-cell>
          <table:table-cell office:value-type="string">
            <text:p>pI@ri@d</text:p>
          </table:table-cell>
          <table:table-cell office:value-type="string">
            <text:p>pËEud</text:p>
          </table:table-cell>
          <table:table-cell/>
          <table:table-cell office:value-type="string">
            <text:p>pIri@d</text:p>
          </table:table-cell>
          <table:table-cell office:value-type="string">
            <text:p>pËEud</text:p>
          </table:table-cell>
          <table:table-cell/>
          <table:table-cell office:value-type="string">
            <text:p>pI@ri@d</text:p>
          </table:table-cell>
          <table:table-cell office:value-type="string">
            <text:p>pËEud</text:p>
          </table:table-cell>
          <table:table-cell/>
          <table:table-cell office:value-type="string">
            <text:p>pËEud</text:p>
          </table:table-cell>
          <table:table-cell table:number-columns-repeated="3"/>
          <table:table-cell office:value-type="string">
            <text:p>GA-1:1.21</text:p>
          </table:table-cell>
          <table:table-cell table:number-columns-repeated="1008"/>
        </table:table-row>
        <table:table-row table:style-name="ro3">
          <table:table-cell office:value-type="string">
            <text:p>person</text:p>
          </table:table-cell>
          <table:table-cell office:value-type="string">
            <text:p>noun_s</text:p>
          </table:table-cell>
          <table:table-cell office:value-type="string">
            <text:p>p3:s=n</text:p>
          </table:table-cell>
          <table:table-cell office:value-type="string">
            <text:p>püsn</text:p>
          </table:table-cell>
          <table:table-cell/>
          <table:table-cell office:value-type="string">
            <text:p>p3`:s=n</text:p>
          </table:table-cell>
          <table:table-cell office:value-type="string">
            <text:p>püsn</text:p>
          </table:table-cell>
          <table:table-cell/>
          <table:table-cell office:value-type="string">
            <text:p>p3s@n</text:p>
          </table:table-cell>
          <table:table-cell office:value-type="string">
            <text:p>püsun</text:p>
          </table:table-cell>
          <table:table-cell/>
          <table:table-cell office:value-type="string">
            <text:p>püsun</text:p>
          </table:table-cell>
          <table:table-cell table:number-columns-repeated="3"/>
          <table:table-cell office:value-type="string">
            <text:p>RP-1:2.S9 <text:s/>GA-1:2.S9</text:p>
          </table:table-cell>
          <table:table-cell table:number-columns-repeated="1008"/>
        </table:table-row>
        <table:table-row table:style-name="ro3">
          <table:table-cell office:value-type="string">
            <text:p>phase</text:p>
          </table:table-cell>
          <table:table-cell office:value-type="string">
            <text:p>noun_s</text:p>
          </table:table-cell>
          <table:table-cell office:value-type="string">
            <text:p>feIz</text:p>
          </table:table-cell>
          <table:table-cell office:value-type="string">
            <text:p>fAz</text:p>
          </table:table-cell>
          <table:table-cell/>
          <table:table-cell office:value-type="string">
            <text:p>feIz</text:p>
          </table:table-cell>
          <table:table-cell office:value-type="string">
            <text:p>fAz</text:p>
          </table:table-cell>
          <table:table-cell/>
          <table:table-cell office:value-type="string">
            <text:p>feIz</text:p>
          </table:table-cell>
          <table:table-cell office:value-type="string">
            <text:p>fAz</text:p>
          </table:table-cell>
          <table:table-cell/>
          <table:table-cell office:value-type="string">
            <text:p>fAz</text:p>
          </table:table-cell>
          <table:table-cell table:number-columns-repeated="1012"/>
        </table:table-row>
        <table:table-row table:style-name="ro3">
          <table:table-cell office:value-type="string">
            <text:p>phone</text:p>
          </table:table-cell>
          <table:table-cell office:value-type="string">
            <text:p>noun_s</text:p>
          </table:table-cell>
          <table:table-cell office:value-type="string">
            <text:p>f@Un</text:p>
          </table:table-cell>
          <table:table-cell office:value-type="string">
            <text:p>fOn</text:p>
          </table:table-cell>
          <table:table-cell/>
          <table:table-cell office:value-type="string">
            <text:p>foUn</text:p>
          </table:table-cell>
          <table:table-cell office:value-type="string">
            <text:p>fOn</text:p>
          </table:table-cell>
          <table:table-cell/>
          <table:table-cell office:value-type="string">
            <text:p>foUn</text:p>
          </table:table-cell>
          <table:table-cell office:value-type="string">
            <text:p>fOn</text:p>
          </table:table-cell>
          <table:table-cell/>
          <table:table-cell office:value-type="string">
            <text:p>fOn</text:p>
          </table:table-cell>
          <table:table-cell table:number-columns-repeated="1012"/>
        </table:table-row>
        <table:table-row table:style-name="ro3">
          <table:table-cell office:value-type="string">
            <text:p>photograph</text:p>
          </table:table-cell>
          <table:table-cell office:value-type="string">
            <text:p>noun_s</text:p>
          </table:table-cell>
          <table:table-cell office:value-type="string">
            <text:p>f@Ut@grA:f</text:p>
          </table:table-cell>
          <table:table-cell office:value-type="string">
            <text:p>fOtugrRf</text:p>
          </table:table-cell>
          <table:table-cell/>
          <table:table-cell office:value-type="string">
            <text:p>foUt@gr{f</text:p>
          </table:table-cell>
          <table:table-cell office:value-type="string">
            <text:p>fOtugraf</text:p>
          </table:table-cell>
          <table:table-cell/>
          <table:table-cell table:style-name="Default" office:value-type="string">
            <text:p>1-foUt@gr{f <text:s/>2-foUt@grAf</text:p>
          </table:table-cell>
          <table:table-cell office:value-type="string">
            <text:p>1-fOtugraf-&gt;1 <text:s/>2-fOtugrRf-&gt;1</text:p>
          </table:table-cell>
          <table:table-cell/>
          <table:table-cell office:value-type="string">
            <text:p>fOtugraf</text:p>
          </table:table-cell>
          <table:table-cell table:number-columns-repeated="3"/>
          <table:table-cell office:value-type="string">
            <text:p>RP-1:3.16 <text:s/>Au-2:3.16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piece</text:p>
          </table:table-cell>
          <table:table-cell office:value-type="string">
            <text:p>noun_s</text:p>
          </table:table-cell>
          <table:table-cell table:style-name="Default" office:value-type="string">
            <text:p>pi:s</text:p>
          </table:table-cell>
          <table:table-cell table:style-name="ce10" office:value-type="string">
            <text:p>pEs</text:p>
          </table:table-cell>
          <table:table-cell table:style-name="ce10"/>
          <table:table-cell table:style-name="Default" office:value-type="string">
            <text:p>pi:s</text:p>
          </table:table-cell>
          <table:table-cell table:style-name="ce10" office:value-type="string">
            <text:p>pEs</text:p>
          </table:table-cell>
          <table:table-cell table:style-name="ce10"/>
          <table:table-cell table:style-name="Default" office:value-type="string">
            <text:p>pis</text:p>
          </table:table-cell>
          <table:table-cell table:style-name="ce10" office:value-type="string">
            <text:p>pEs</text:p>
          </table:table-cell>
          <table:table-cell table:style-name="Default"/>
          <table:table-cell table:style-name="ce10" office:value-type="string">
            <text:p>pEs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place</text:p>
          </table:table-cell>
          <table:table-cell office:value-type="string">
            <text:p>noun_s</text:p>
          </table:table-cell>
          <table:table-cell office:value-type="string">
            <text:p>pleIs</text:p>
          </table:table-cell>
          <table:table-cell office:value-type="string">
            <text:p>plAs</text:p>
          </table:table-cell>
          <table:table-cell/>
          <table:table-cell office:value-type="string">
            <text:p>pleIs</text:p>
          </table:table-cell>
          <table:table-cell office:value-type="string">
            <text:p>plAs</text:p>
          </table:table-cell>
          <table:table-cell/>
          <table:table-cell office:value-type="string">
            <text:p>pleIs</text:p>
          </table:table-cell>
          <table:table-cell office:value-type="string">
            <text:p>plAs</text:p>
          </table:table-cell>
          <table:table-cell/>
          <table:table-cell office:value-type="string">
            <text:p>plAs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plan</text:p>
          </table:table-cell>
          <table:table-cell office:value-type="string">
            <text:p>noun_s</text:p>
          </table:table-cell>
          <table:table-cell table:style-name="Default" office:value-type="string">
            <text:p>pl{n</text:p>
          </table:table-cell>
          <table:table-cell table:style-name="ce10" office:value-type="string">
            <text:p>plan</text:p>
          </table:table-cell>
          <table:table-cell table:style-name="ce10"/>
          <table:table-cell table:style-name="Default" office:value-type="string">
            <text:p>pl{n</text:p>
          </table:table-cell>
          <table:table-cell table:style-name="ce10" office:value-type="string">
            <text:p>plan</text:p>
          </table:table-cell>
          <table:table-cell table:style-name="ce10"/>
          <table:table-cell table:style-name="Default" office:value-type="string">
            <text:p>pl{n</text:p>
          </table:table-cell>
          <table:table-cell table:style-name="ce10" office:value-type="string">
            <text:p>plan</text:p>
          </table:table-cell>
          <table:table-cell table:style-name="Default"/>
          <table:table-cell table:style-name="ce10" office:value-type="string">
            <text:p>plan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plane</text:p>
          </table:table-cell>
          <table:table-cell office:value-type="string">
            <text:p>noun_s</text:p>
          </table:table-cell>
          <table:table-cell table:style-name="Default" office:value-type="string">
            <text:p>pleIn</text:p>
          </table:table-cell>
          <table:table-cell table:style-name="ce10" office:value-type="string">
            <text:p>plAn</text:p>
          </table:table-cell>
          <table:table-cell table:style-name="ce10"/>
          <table:table-cell table:style-name="Default" office:value-type="string">
            <text:p>pleIn</text:p>
          </table:table-cell>
          <table:table-cell table:style-name="ce10" office:value-type="string">
            <text:p>plAn</text:p>
          </table:table-cell>
          <table:table-cell table:style-name="ce10"/>
          <table:table-cell table:style-name="Default" office:value-type="string">
            <text:p>pleIn</text:p>
          </table:table-cell>
          <table:table-cell table:style-name="ce10" office:value-type="string">
            <text:p>plAn</text:p>
          </table:table-cell>
          <table:table-cell table:style-name="Default"/>
          <table:table-cell table:style-name="ce10" office:value-type="string">
            <text:p>plAn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plant</text:p>
          </table:table-cell>
          <table:table-cell office:value-type="string">
            <text:p>noun_s</text:p>
          </table:table-cell>
          <table:table-cell table:style-name="Default" office:value-type="string">
            <text:p>plA:nt</text:p>
          </table:table-cell>
          <table:table-cell table:style-name="ce10" office:value-type="string">
            <text:p>plRnt</text:p>
          </table:table-cell>
          <table:table-cell table:style-name="ce10"/>
          <table:table-cell table:style-name="Default" office:value-type="string">
            <text:p>pl{nt</text:p>
          </table:table-cell>
          <table:table-cell table:style-name="ce10" office:value-type="string">
            <text:p>plant</text:p>
          </table:table-cell>
          <table:table-cell table:style-name="ce10"/>
          <table:table-cell table:style-name="Default" office:value-type="string">
            <text:p>1-pl{nt <text:s/>2-plAnt</text:p>
          </table:table-cell>
          <table:table-cell table:style-name="ce10" office:value-type="string">
            <text:p>1-plant-&gt;1 <text:s/>2-plRnt-&gt;1</text:p>
          </table:table-cell>
          <table:table-cell table:style-name="Default"/>
          <table:table-cell table:style-name="ce10" office:value-type="string">
            <text:p>plant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1:1.16 <text:s/>Au-2:1.16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plastic</text:p>
          </table:table-cell>
          <table:table-cell office:value-type="string">
            <text:p>noun_s</text:p>
          </table:table-cell>
          <table:table-cell table:style-name="Default" office:value-type="string">
            <text:p>1-pl{stIk <text:s/>2-plA:stIk</text:p>
          </table:table-cell>
          <table:table-cell table:style-name="ce10" office:value-type="string">
            <text:p>1-plastik-&gt;1 <text:s/>2-plRstik-&gt;1</text:p>
          </table:table-cell>
          <table:table-cell table:style-name="ce10"/>
          <table:table-cell table:style-name="Default" office:value-type="string">
            <text:p>pl{stIk</text:p>
          </table:table-cell>
          <table:table-cell table:style-name="ce10" office:value-type="string">
            <text:p>plastik</text:p>
          </table:table-cell>
          <table:table-cell table:style-name="ce10"/>
          <table:table-cell table:style-name="Default" office:value-type="string">
            <text:p>pl{stIk</text:p>
          </table:table-cell>
          <table:table-cell table:style-name="ce10" office:value-type="string">
            <text:p>plastik</text:p>
          </table:table-cell>
          <table:table-cell table:style-name="Default"/>
          <table:table-cell table:style-name="ce10" office:value-type="string">
            <text:p>plasik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1.16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plate</text:p>
          </table:table-cell>
          <table:table-cell office:value-type="string">
            <text:p>noun_s</text:p>
          </table:table-cell>
          <table:table-cell office:value-type="string">
            <text:p>pleIt</text:p>
          </table:table-cell>
          <table:table-cell office:value-type="string">
            <text:p>plAt</text:p>
          </table:table-cell>
          <table:table-cell/>
          <table:table-cell office:value-type="string">
            <text:p>pleIt</text:p>
          </table:table-cell>
          <table:table-cell office:value-type="string">
            <text:p>plAt</text:p>
          </table:table-cell>
          <table:table-cell/>
          <table:table-cell office:value-type="string">
            <text:p>pleIt</text:p>
          </table:table-cell>
          <table:table-cell office:value-type="string">
            <text:p>plAt</text:p>
          </table:table-cell>
          <table:table-cell/>
          <table:table-cell office:value-type="string">
            <text:p>plAt</text:p>
          </table:table-cell>
          <table:table-cell table:number-columns-repeated="1012"/>
        </table:table-row>
        <table:table-row table:style-name="ro3">
          <table:table-cell office:value-type="string">
            <text:p>play</text:p>
          </table:table-cell>
          <table:table-cell office:value-type="string">
            <text:p>noun_s</text:p>
          </table:table-cell>
          <table:table-cell office:value-type="string">
            <text:p>pleI</text:p>
          </table:table-cell>
          <table:table-cell office:value-type="string">
            <text:p>plA</text:p>
          </table:table-cell>
          <table:table-cell/>
          <table:table-cell office:value-type="string">
            <text:p>pleI</text:p>
          </table:table-cell>
          <table:table-cell office:value-type="string">
            <text:p>plA</text:p>
          </table:table-cell>
          <table:table-cell/>
          <table:table-cell office:value-type="string">
            <text:p>pleI</text:p>
          </table:table-cell>
          <table:table-cell office:value-type="string">
            <text:p>plA</text:p>
          </table:table-cell>
          <table:table-cell/>
          <table:table-cell office:value-type="string">
            <text:p>plA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player</text:p>
          </table:table-cell>
          <table:table-cell office:value-type="string">
            <text:p>noun_s</text:p>
          </table:table-cell>
          <table:table-cell table:style-name="Default" office:value-type="string">
            <text:p>pleI@</text:p>
          </table:table-cell>
          <table:table-cell table:style-name="ce10" office:value-type="string">
            <text:p>plAuÑ</text:p>
          </table:table-cell>
          <table:table-cell table:style-name="ce10"/>
          <table:table-cell table:style-name="Default" office:value-type="string">
            <text:p>pleI=r</text:p>
          </table:table-cell>
          <table:table-cell table:style-name="ce10" office:value-type="string">
            <text:p>plAur</text:p>
          </table:table-cell>
          <table:table-cell table:style-name="ce10"/>
          <table:table-cell table:style-name="Default" office:value-type="string">
            <text:p>pleI@</text:p>
          </table:table-cell>
          <table:table-cell table:style-name="ce10" office:value-type="string">
            <text:p>plAuÑ</text:p>
          </table:table-cell>
          <table:table-cell table:style-name="Default"/>
          <table:table-cell table:style-name="ce10" office:value-type="string">
            <text:p>plAuÑ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pleasure</text:p>
          </table:table-cell>
          <table:table-cell office:value-type="string">
            <text:p>noun_s</text:p>
          </table:table-cell>
          <table:table-cell office:value-type="string">
            <text:p>pleZ@</text:p>
          </table:table-cell>
          <table:table-cell office:value-type="string">
            <text:p>pleZuÑ</text:p>
          </table:table-cell>
          <table:table-cell/>
          <table:table-cell office:value-type="string">
            <text:p>pleZ=r</text:p>
          </table:table-cell>
          <table:table-cell office:value-type="string">
            <text:p>pleZur</text:p>
          </table:table-cell>
          <table:table-cell/>
          <table:table-cell office:value-type="string">
            <text:p>plEz@</text:p>
          </table:table-cell>
          <table:table-cell office:value-type="string">
            <text:p>pluZuÑ</text:p>
          </table:table-cell>
          <table:table-cell/>
          <table:table-cell office:value-type="string">
            <text:p>pleZuÑ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pocket</text:p>
          </table:table-cell>
          <table:table-cell office:value-type="string">
            <text:p>noun_s</text:p>
          </table:table-cell>
          <table:table-cell table:style-name="Default" office:value-type="string">
            <text:p>pQkIt</text:p>
          </table:table-cell>
          <table:table-cell table:style-name="ce10" office:value-type="string">
            <text:p>pokit</text:p>
          </table:table-cell>
          <table:table-cell table:style-name="ce10"/>
          <table:table-cell table:style-name="Default" office:value-type="string">
            <text:p>pA:k@t</text:p>
          </table:table-cell>
          <table:table-cell table:style-name="ce10" office:value-type="string">
            <text:p>pRkut</text:p>
          </table:table-cell>
          <table:table-cell table:style-name="ce10"/>
          <table:table-cell table:style-name="Default" office:value-type="string">
            <text:p>pQk@t</text:p>
          </table:table-cell>
          <table:table-cell table:style-name="ce10" office:value-type="string">
            <text:p>pokut</text:p>
          </table:table-cell>
          <table:table-cell table:style-name="Default"/>
          <table:table-cell table:style-name="ce10" office:value-type="string">
            <text:p>pokit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1:1.9:2.25 <text:s/>Au-1:2.25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point</text:p>
          </table:table-cell>
          <table:table-cell office:value-type="string">
            <text:p>noun_s</text:p>
          </table:table-cell>
          <table:table-cell office:value-type="string">
            <text:p>pOInt</text:p>
          </table:table-cell>
          <table:table-cell office:value-type="string">
            <text:p>pYnt</text:p>
          </table:table-cell>
          <table:table-cell/>
          <table:table-cell office:value-type="string">
            <text:p>pOInt</text:p>
          </table:table-cell>
          <table:table-cell office:value-type="string">
            <text:p>pYt</text:p>
          </table:table-cell>
          <table:table-cell/>
          <table:table-cell office:value-type="string">
            <text:p>pOInt</text:p>
          </table:table-cell>
          <table:table-cell office:value-type="string">
            <text:p>pYt</text:p>
          </table:table-cell>
          <table:table-cell/>
          <table:table-cell office:value-type="string">
            <text:p>pYt</text:p>
          </table:table-cell>
          <table:table-cell table:number-columns-repeated="1012"/>
        </table:table-row>
        <table:table-row table:style-name="ro3">
          <table:table-cell office:value-type="string">
            <text:p>policy</text:p>
          </table:table-cell>
          <table:table-cell office:value-type="string">
            <text:p>noun_s</text:p>
          </table:table-cell>
          <table:table-cell office:value-type="string">
            <text:p>1-pQl@si <text:s/>2-pQlIsi</text:p>
          </table:table-cell>
          <table:table-cell office:value-type="string">
            <text:p>1-polusE-&gt;1 <text:s/>2-polisE-&gt;2</text:p>
          </table:table-cell>
          <table:table-cell/>
          <table:table-cell office:value-type="string">
            <text:p>pA:l@si</text:p>
          </table:table-cell>
          <table:table-cell office:value-type="string">
            <text:p>pRlusE-&gt;1</text:p>
          </table:table-cell>
          <table:table-cell/>
          <table:table-cell office:value-type="string">
            <text:p>pQl@si</text:p>
          </table:table-cell>
          <table:table-cell office:value-type="string">
            <text:p>polusE-&gt;1</text:p>
          </table:table-cell>
          <table:table-cell/>
          <table:table-cell office:value-type="string">
            <text:p>polusE</text:p>
          </table:table-cell>
          <table:table-cell office:value-type="string">
            <text:p>polisE</text:p>
          </table:table-cell>
          <table:table-cell table:number-columns-repeated="2"/>
          <table:table-cell office:value-type="string">
            <text:p>GA-1:1.9</text:p>
          </table:table-cell>
          <table:table-cell/>
          <table:table-cell office:value-type="string">
            <text:p>rule 25 rabbIt exception (commA set takes precedence)</text:p>
          </table:table-cell>
          <table:table-cell table:number-columns-repeated="1006"/>
        </table:table-row>
        <table:table-row table:style-name="ro3">
          <table:table-cell office:value-type="string">
            <text:p>politics</text:p>
          </table:table-cell>
          <table:table-cell office:value-type="string">
            <text:p>noun_x</text:p>
          </table:table-cell>
          <table:table-cell office:value-type="string">
            <text:p>1-pQl@tIks <text:s/>2-pQlItIks</text:p>
          </table:table-cell>
          <table:table-cell office:value-type="string">
            <text:p>1-polutiks-&gt;1 <text:s/>2-politiks-&gt;2</text:p>
          </table:table-cell>
          <table:table-cell/>
          <table:table-cell office:value-type="string">
            <text:p>pA:l@tIks</text:p>
          </table:table-cell>
          <table:table-cell office:value-type="string">
            <text:p>pRlutiks-&gt;1</text:p>
          </table:table-cell>
          <table:table-cell/>
          <table:table-cell office:value-type="string">
            <text:p>pQl@tIks</text:p>
          </table:table-cell>
          <table:table-cell office:value-type="string">
            <text:p>polutiks-&gt;1</text:p>
          </table:table-cell>
          <table:table-cell/>
          <table:table-cell office:value-type="string">
            <text:p>polutiks</text:p>
          </table:table-cell>
          <table:table-cell office:value-type="string">
            <text:p>politiks</text:p>
          </table:table-cell>
          <table:table-cell table:number-columns-repeated="2"/>
          <table:table-cell office:value-type="string">
            <text:p>GA-1:1.9</text:p>
          </table:table-cell>
          <table:table-cell/>
          <table:table-cell office:value-type="string">
            <text:p>rule 25 rabbIt exception (commA set takes precedence)</text:p>
          </table:table-cell>
          <table:table-cell table:number-columns-repeated="1006"/>
        </table:table-row>
        <table:table-row table:style-name="ro3">
          <table:table-cell office:value-type="string">
            <text:p>pool</text:p>
          </table:table-cell>
          <table:table-cell office:value-type="string">
            <text:p>noun_s</text:p>
          </table:table-cell>
          <table:table-cell office:value-type="string">
            <text:p>pu:l</text:p>
          </table:table-cell>
          <table:table-cell office:value-type="string">
            <text:p>pUl</text:p>
          </table:table-cell>
          <table:table-cell/>
          <table:table-cell office:value-type="string">
            <text:p>pu:l</text:p>
          </table:table-cell>
          <table:table-cell office:value-type="string">
            <text:p>pUl</text:p>
          </table:table-cell>
          <table:table-cell/>
          <table:table-cell office:value-type="string">
            <text:p>pul</text:p>
          </table:table-cell>
          <table:table-cell office:value-type="string">
            <text:p>pUl</text:p>
          </table:table-cell>
          <table:table-cell/>
          <table:table-cell office:value-type="string">
            <text:p>pUl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population</text:p>
          </table:table-cell>
          <table:table-cell office:value-type="string">
            <text:p>noun_s</text:p>
          </table:table-cell>
          <table:table-cell table:style-name="Default" office:value-type="string">
            <text:p>1-pQpjuleIS=n <text:s/>2-pQpj@leIS=n</text:p>
          </table:table-cell>
          <table:table-cell table:style-name="ce10" office:value-type="string">
            <text:p>1-popyUlASn-&gt;1 <text:s/>2-popyulASn-&gt;2</text:p>
          </table:table-cell>
          <table:table-cell table:style-name="ce10"/>
          <table:table-cell table:style-name="Default" office:value-type="string">
            <text:p>pA:pj@leIS=n</text:p>
          </table:table-cell>
          <table:table-cell table:style-name="ce10" office:value-type="string">
            <text:p>pRpyulASn-&gt;2</text:p>
          </table:table-cell>
          <table:table-cell table:style-name="ce10"/>
          <table:table-cell table:style-name="Default" office:value-type="string">
            <text:p>pQpj@leIS@n</text:p>
          </table:table-cell>
          <table:table-cell table:style-name="ce10" office:value-type="string">
            <text:p>popyulASun-&gt;2</text:p>
          </table:table-cell>
          <table:table-cell table:style-name="Default"/>
          <table:table-cell table:style-name="ce10" office:value-type="string">
            <text:p>popyUlASn</text:p>
          </table:table-cell>
          <table:table-cell table:style-name="ce10" office:value-type="string">
            <text:p>popyulASn</text:p>
          </table:table-cell>
          <table:table-cell table:style-name="Default" table:number-columns-repeated="2"/>
          <table:table-cell table:style-name="Default" office:value-type="string">
            <text:p>GA-1:1.9 <text:s/>Au-1:4.O</text:p>
          </table:table-cell>
          <table:table-cell table:style-name="Default"/>
          <table:table-cell office:value-type="string">
            <text:p>rule 29 intO exception (intO set takes precedence)</text:p>
          </table:table-cell>
          <table:table-cell table:style-name="Default" table:number-columns-repeated="1006"/>
        </table:table-row>
        <table:table-row table:style-name="ro3">
          <table:table-cell office:value-type="string">
            <text:p>position</text:p>
          </table:table-cell>
          <table:table-cell office:value-type="string">
            <text:p>noun_s</text:p>
          </table:table-cell>
          <table:table-cell office:value-type="string">
            <text:p>p@zIS=n</text:p>
          </table:table-cell>
          <table:table-cell office:value-type="string">
            <text:p>puziSn</text:p>
          </table:table-cell>
          <table:table-cell/>
          <table:table-cell office:value-type="string">
            <text:p>p@zIS=n</text:p>
          </table:table-cell>
          <table:table-cell office:value-type="string">
            <text:p>puziSn</text:p>
          </table:table-cell>
          <table:table-cell/>
          <table:table-cell office:value-type="string">
            <text:p>p@zIS@n</text:p>
          </table:table-cell>
          <table:table-cell office:value-type="string">
            <text:p>puziSun</text:p>
          </table:table-cell>
          <table:table-cell/>
          <table:table-cell office:value-type="string">
            <text:p>puziSn</text:p>
          </table:table-cell>
          <table:table-cell table:number-columns-repeated="3"/>
          <table:table-cell office:value-type="string">
            <text:p>Au-1:3.O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possibility</text:p>
          </table:table-cell>
          <table:table-cell office:value-type="string">
            <text:p>noun_s</text:p>
          </table:table-cell>
          <table:table-cell table:style-name="Default" office:value-type="string">
            <text:p>1-pQs@bIl@ti <text:s/>2-pQsIbIlIti</text:p>
          </table:table-cell>
          <table:table-cell table:style-name="ce10" office:value-type="string">
            <text:p>1-posubilutE-&gt;1 <text:s/>2-posibilitE-&gt;2</text:p>
          </table:table-cell>
          <table:table-cell table:style-name="ce10"/>
          <table:table-cell table:style-name="Default" office:value-type="string">
            <text:p>pA:s@bIl@ti</text:p>
          </table:table-cell>
          <table:table-cell table:style-name="ce10" office:value-type="string">
            <text:p>pRsubilutE-&gt;1</text:p>
          </table:table-cell>
          <table:table-cell table:style-name="ce10"/>
          <table:table-cell table:style-name="Default" office:value-type="string">
            <text:p>pQs@bIl@ti</text:p>
          </table:table-cell>
          <table:table-cell table:style-name="ce10" office:value-type="string">
            <text:p>posubilutE-&gt;1</text:p>
          </table:table-cell>
          <table:table-cell table:style-name="Default"/>
          <table:table-cell table:style-name="ce10" office:value-type="string">
            <text:p>posubilutE</text:p>
          </table:table-cell>
          <table:table-cell table:style-name="ce10" office:value-type="string">
            <text:p>posibilitE</text:p>
          </table:table-cell>
          <table:table-cell table:style-name="Default" table:number-columns-repeated="2"/>
          <table:table-cell table:style-name="Default" office:value-type="string">
            <text:p>GA-1:1.9</text:p>
          </table:table-cell>
          <table:table-cell table:style-name="Default"/>
          <table:table-cell office:value-type="string">
            <text:p>rule 25 rabbIt exception x2 (commA set takes precedence)</text:p>
          </table:table-cell>
          <table:table-cell table:style-name="Default" table:number-columns-repeated="1006"/>
        </table:table-row>
        <table:table-row table:style-name="ro3">
          <table:table-cell table:style-name="Default" office:value-type="string">
            <text:p>post</text:p>
          </table:table-cell>
          <table:table-cell office:value-type="string">
            <text:p>noun_s</text:p>
          </table:table-cell>
          <table:table-cell table:style-name="Default" office:value-type="string">
            <text:p>p@Ust</text:p>
          </table:table-cell>
          <table:table-cell table:style-name="ce10" office:value-type="string">
            <text:p>pOst</text:p>
          </table:table-cell>
          <table:table-cell table:style-name="ce10"/>
          <table:table-cell table:style-name="Default" office:value-type="string">
            <text:p>poUst</text:p>
          </table:table-cell>
          <table:table-cell table:style-name="ce10" office:value-type="string">
            <text:p>pOst</text:p>
          </table:table-cell>
          <table:table-cell table:style-name="ce10"/>
          <table:table-cell table:style-name="Default" office:value-type="string">
            <text:p>poUst</text:p>
          </table:table-cell>
          <table:table-cell table:style-name="ce10" office:value-type="string">
            <text:p>pOst</text:p>
          </table:table-cell>
          <table:table-cell table:style-name="Default"/>
          <table:table-cell table:style-name="ce10" office:value-type="string">
            <text:p>pOs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potential</text:p>
          </table:table-cell>
          <table:table-cell office:value-type="string">
            <text:p>noun_s</text:p>
          </table:table-cell>
          <table:table-cell table:style-name="Default" office:value-type="string">
            <text:p>1-p@ten(t)S=l <text:s/>2-p@Uten(t)S=l</text:p>
          </table:table-cell>
          <table:table-cell table:style-name="ce10" office:value-type="string">
            <text:p>1-putenSl-&gt;1 <text:s/>2-pOtenSl-&gt;2</text:p>
          </table:table-cell>
          <table:table-cell table:style-name="ce10"/>
          <table:table-cell table:style-name="Default" office:value-type="string">
            <text:p>p@ten(t)S=l</text:p>
          </table:table-cell>
          <table:table-cell table:style-name="ce10" office:value-type="string">
            <text:p>putensl-&gt;1</text:p>
          </table:table-cell>
          <table:table-cell table:style-name="ce10"/>
          <table:table-cell table:style-name="Default" office:value-type="string">
            <text:p>p@tEnS@l</text:p>
          </table:table-cell>
          <table:table-cell table:style-name="ce10" office:value-type="string">
            <text:p>putenSul-&gt;1</text:p>
          </table:table-cell>
          <table:table-cell table:style-name="Default"/>
          <table:table-cell table:style-name="ce10" office:value-type="string">
            <text:p>putenSl</text:p>
          </table:table-cell>
          <table:table-cell table:style-name="ce10" office:value-type="string">
            <text:p>pOtensl</text:p>
          </table:table-cell>
          <table:table-cell table:style-name="Default" table:number-columns-repeated="2"/>
          <table:table-cell table:style-name="Default" office:value-type="string">
            <text:p>Au-1:3.O</text:p>
          </table:table-cell>
          <table:table-cell table:style-name="Default"/>
          <table:table-cell office:value-type="string">
            <text:p>rule 13 goat exception (commA set takes precedence)</text:p>
          </table:table-cell>
          <table:table-cell table:style-name="Default" table:number-columns-repeated="1006"/>
        </table:table-row>
        <table:table-row table:style-name="ro3">
          <table:table-cell table:style-name="Default" office:value-type="string">
            <text:p>pound</text:p>
          </table:table-cell>
          <table:table-cell office:value-type="string">
            <text:p>noun_s</text:p>
          </table:table-cell>
          <table:table-cell table:style-name="Default" office:value-type="string">
            <text:p>paUnd</text:p>
          </table:table-cell>
          <table:table-cell table:style-name="ce10" office:value-type="string">
            <text:p>pWnd</text:p>
          </table:table-cell>
          <table:table-cell table:style-name="ce10"/>
          <table:table-cell table:style-name="Default" office:value-type="string">
            <text:p>paUnd</text:p>
          </table:table-cell>
          <table:table-cell table:style-name="ce10" office:value-type="string">
            <text:p>pWnd</text:p>
          </table:table-cell>
          <table:table-cell table:style-name="ce10"/>
          <table:table-cell table:style-name="Default" office:value-type="string">
            <text:p>paUnd</text:p>
          </table:table-cell>
          <table:table-cell table:style-name="ce10" office:value-type="string">
            <text:p>pWnd</text:p>
          </table:table-cell>
          <table:table-cell table:style-name="Default"/>
          <table:table-cell table:style-name="ce10" office:value-type="string">
            <text:p>pWnd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power</text:p>
          </table:table-cell>
          <table:table-cell office:value-type="string">
            <text:p>noun_s</text:p>
          </table:table-cell>
          <table:table-cell office:value-type="string">
            <text:p>paU@</text:p>
          </table:table-cell>
          <table:table-cell office:value-type="string">
            <text:p>pÖ</text:p>
          </table:table-cell>
          <table:table-cell/>
          <table:table-cell office:value-type="string">
            <text:p>paU=r</text:p>
          </table:table-cell>
          <table:table-cell office:value-type="string">
            <text:p>pÖ</text:p>
          </table:table-cell>
          <table:table-cell/>
          <table:table-cell office:value-type="string">
            <text:p>paU=r</text:p>
          </table:table-cell>
          <table:table-cell office:value-type="string">
            <text:p>pÖ</text:p>
          </table:table-cell>
          <table:table-cell/>
          <table:table-cell office:value-type="string">
            <text:p>pÖ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practice</text:p>
          </table:table-cell>
          <table:table-cell office:value-type="string">
            <text:p>noun_s</text:p>
          </table:table-cell>
          <table:table-cell table:style-name="Default" office:value-type="string">
            <text:p>pr{ktIs</text:p>
          </table:table-cell>
          <table:table-cell table:style-name="ce10" office:value-type="string">
            <text:p>praktis</text:p>
          </table:table-cell>
          <table:table-cell table:style-name="ce10"/>
          <table:table-cell table:style-name="Default" office:value-type="string">
            <text:p>pr{ktIs</text:p>
          </table:table-cell>
          <table:table-cell table:style-name="ce10" office:value-type="string">
            <text:p>praktis</text:p>
          </table:table-cell>
          <table:table-cell table:style-name="ce10"/>
          <table:table-cell table:style-name="Default" office:value-type="string">
            <text:p>pr{kt@s</text:p>
          </table:table-cell>
          <table:table-cell table:style-name="ce10" office:value-type="string">
            <text:p>praktus</text:p>
          </table:table-cell>
          <table:table-cell table:style-name="Default"/>
          <table:table-cell table:style-name="ce10" office:value-type="string">
            <text:p>praktis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Au-1:2.25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presence</text:p>
          </table:table-cell>
          <table:table-cell office:value-type="string">
            <text:p>noun_s</text:p>
          </table:table-cell>
          <table:table-cell office:value-type="string">
            <text:p>prez=n(t)s</text:p>
          </table:table-cell>
          <table:table-cell office:value-type="string">
            <text:p>prezns</text:p>
          </table:table-cell>
          <table:table-cell/>
          <table:table-cell office:value-type="string">
            <text:p>prez=m(t)s</text:p>
          </table:table-cell>
          <table:table-cell office:value-type="string">
            <text:p>prezns</text:p>
          </table:table-cell>
          <table:table-cell/>
          <table:table-cell table:style-name="Default" office:value-type="string">
            <text:p>prEz@ns</text:p>
          </table:table-cell>
          <table:table-cell office:value-type="string">
            <text:p>prezuns</text:p>
          </table:table-cell>
          <table:table-cell/>
          <table:table-cell office:value-type="string">
            <text:p>prezuns</text:p>
          </table:table-cell>
          <table:table-cell table:number-columns-repeated="5"/>
          <table:table-cell office:value-type="string">
            <text:p>general exception: included optional schwa -&gt;[u] in _-ence_ ending</text:p>
          </table:table-cell>
          <table:table-cell table:number-columns-repeated="1006"/>
        </table:table-row>
        <table:table-row table:style-name="ro3">
          <table:table-cell table:style-name="Default" office:value-type="string">
            <text:p>present</text:p>
          </table:table-cell>
          <table:table-cell office:value-type="string">
            <text:p>noun_s</text:p>
          </table:table-cell>
          <table:table-cell table:style-name="Default" office:value-type="string">
            <text:p>prez=nt</text:p>
          </table:table-cell>
          <table:table-cell table:style-name="ce10" office:value-type="string">
            <text:p>preznt</text:p>
          </table:table-cell>
          <table:table-cell table:style-name="ce10"/>
          <table:table-cell table:style-name="Default" office:value-type="string">
            <text:p>prez=nt</text:p>
          </table:table-cell>
          <table:table-cell table:style-name="ce10" office:value-type="string">
            <text:p>preznt</text:p>
          </table:table-cell>
          <table:table-cell table:style-name="ce10"/>
          <table:table-cell table:style-name="Default" office:value-type="string">
            <text:p>prEz@nt</text:p>
          </table:table-cell>
          <table:table-cell table:style-name="ce10" office:value-type="string">
            <text:p>prezunt</text:p>
          </table:table-cell>
          <table:table-cell table:style-name="Default"/>
          <table:table-cell table:style-name="ce10" office:value-type="string">
            <text:p>preznt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Au-1:2.O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press</text:p>
          </table:table-cell>
          <table:table-cell office:value-type="string">
            <text:p>noun_s</text:p>
          </table:table-cell>
          <table:table-cell table:style-name="Default" office:value-type="string">
            <text:p>pres</text:p>
          </table:table-cell>
          <table:table-cell table:style-name="ce10" office:value-type="string">
            <text:p>pres</text:p>
          </table:table-cell>
          <table:table-cell table:style-name="ce10"/>
          <table:table-cell table:style-name="Default" office:value-type="string">
            <text:p>pres</text:p>
          </table:table-cell>
          <table:table-cell table:style-name="ce10" office:value-type="string">
            <text:p>pres</text:p>
          </table:table-cell>
          <table:table-cell table:style-name="ce10"/>
          <table:table-cell table:style-name="Default" office:value-type="string">
            <text:p>prEs</text:p>
          </table:table-cell>
          <table:table-cell table:style-name="ce10" office:value-type="string">
            <text:p>pres</text:p>
          </table:table-cell>
          <table:table-cell table:style-name="Default"/>
          <table:table-cell table:style-name="ce10" office:value-type="string">
            <text:p>pres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pressure</text:p>
          </table:table-cell>
          <table:table-cell office:value-type="string">
            <text:p>noun_s</text:p>
          </table:table-cell>
          <table:table-cell table:style-name="Default" office:value-type="string">
            <text:p>preS@</text:p>
          </table:table-cell>
          <table:table-cell table:style-name="ce10" office:value-type="string">
            <text:p>presuÑ</text:p>
          </table:table-cell>
          <table:table-cell table:style-name="ce10"/>
          <table:table-cell table:style-name="Default" office:value-type="string">
            <text:p>pres=r</text:p>
          </table:table-cell>
          <table:table-cell table:style-name="ce10" office:value-type="string">
            <text:p>presur</text:p>
          </table:table-cell>
          <table:table-cell table:style-name="ce10"/>
          <table:table-cell table:style-name="Default" office:value-type="string">
            <text:p>prES@</text:p>
          </table:table-cell>
          <table:table-cell table:style-name="ce10" office:value-type="string">
            <text:p>preSuÑ</text:p>
          </table:table-cell>
          <table:table-cell table:style-name="Default"/>
          <table:table-cell table:style-name="ce10" office:value-type="string">
            <text:p>preSuÑ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price</text:p>
          </table:table-cell>
          <table:table-cell office:value-type="string">
            <text:p>noun_s</text:p>
          </table:table-cell>
          <table:table-cell office:value-type="string">
            <text:p>praIs</text:p>
          </table:table-cell>
          <table:table-cell office:value-type="string">
            <text:p>prIs</text:p>
          </table:table-cell>
          <table:table-cell/>
          <table:table-cell office:value-type="string">
            <text:p>praIs</text:p>
          </table:table-cell>
          <table:table-cell office:value-type="string">
            <text:p>prIs</text:p>
          </table:table-cell>
          <table:table-cell/>
          <table:table-cell office:value-type="string">
            <text:p>praIs</text:p>
          </table:table-cell>
          <table:table-cell office:value-type="string">
            <text:p>prIs</text:p>
          </table:table-cell>
          <table:table-cell/>
          <table:table-cell office:value-type="string">
            <text:p>prIs</text:p>
          </table:table-cell>
          <table:table-cell table:number-columns-repeated="1012"/>
        </table:table-row>
        <table:table-row table:style-name="ro3">
          <table:table-cell office:value-type="string">
            <text:p>prince</text:p>
          </table:table-cell>
          <table:table-cell office:value-type="string">
            <text:p>noun_s</text:p>
          </table:table-cell>
          <table:table-cell office:value-type="string">
            <text:p>prIn(t)s</text:p>
          </table:table-cell>
          <table:table-cell office:value-type="string">
            <text:p>prins</text:p>
          </table:table-cell>
          <table:table-cell/>
          <table:table-cell office:value-type="string">
            <text:p>prIn(t)s</text:p>
          </table:table-cell>
          <table:table-cell office:value-type="string">
            <text:p>prins</text:p>
          </table:table-cell>
          <table:table-cell/>
          <table:table-cell office:value-type="string">
            <text:p>prIns</text:p>
          </table:table-cell>
          <table:table-cell office:value-type="string">
            <text:p>prins</text:p>
          </table:table-cell>
          <table:table-cell/>
          <table:table-cell office:value-type="string">
            <text:p>prins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principle</text:p>
          </table:table-cell>
          <table:table-cell office:value-type="string">
            <text:p>noun_s</text:p>
          </table:table-cell>
          <table:table-cell table:style-name="Default" office:value-type="string">
            <text:p>1-prIn(t)s@p=l <text:s/>2-prIn(t)sIp=l</text:p>
          </table:table-cell>
          <table:table-cell table:style-name="ce10" office:value-type="string">
            <text:p>1-prinsupl-&gt;1 <text:s/>2-prinsipl-&gt;2</text:p>
          </table:table-cell>
          <table:table-cell table:style-name="ce10"/>
          <table:table-cell table:style-name="Default" office:value-type="string">
            <text:p>prIn(t)s@p=l</text:p>
          </table:table-cell>
          <table:table-cell table:style-name="ce10" office:value-type="string">
            <text:p>prinsupl-&gt;1</text:p>
          </table:table-cell>
          <table:table-cell table:style-name="ce10"/>
          <table:table-cell table:style-name="Default" office:value-type="string">
            <text:p>prIns@p@l</text:p>
          </table:table-cell>
          <table:table-cell table:style-name="ce10" office:value-type="string">
            <text:p>prinsupul-&gt;1</text:p>
          </table:table-cell>
          <table:table-cell table:style-name="Default"/>
          <table:table-cell table:style-name="ce10" office:value-type="string">
            <text:p>prinsupl</text:p>
          </table:table-cell>
          <table:table-cell table:style-name="ce10" office:value-type="string">
            <text:p>prinsipl</text:p>
          </table:table-cell>
          <table:table-cell table:style-name="Default" table:number-columns-repeated="2"/>
          <table:table-cell table:style-name="Default" office:value-type="string">
            <text:p>Au-1:3.O</text:p>
          </table:table-cell>
          <table:table-cell table:style-name="Default"/>
          <table:table-cell office:value-type="string">
            <text:p>rule 25 rabbIt exception (commA set takes precedence)</text:p>
          </table:table-cell>
          <table:table-cell table:style-name="Default" table:number-columns-repeated="1006"/>
        </table:table-row>
        <table:table-row table:style-name="ro3">
          <table:table-cell office:value-type="string">
            <text:p>priority</text:p>
          </table:table-cell>
          <table:table-cell office:value-type="string">
            <text:p>noun_s</text:p>
          </table:table-cell>
          <table:table-cell office:value-type="string">
            <text:p>1-praIQr@ti <text:s/>2-praIQrIti</text:p>
          </table:table-cell>
          <table:table-cell office:value-type="string">
            <text:p>1-prIorutE-&gt;2 <text:s/>2-prIoritE-&gt;1</text:p>
          </table:table-cell>
          <table:table-cell/>
          <table:table-cell office:value-type="string">
            <text:p>1-praIO:r@ti <text:s/>2-praIA:r@ti</text:p>
          </table:table-cell>
          <table:table-cell office:value-type="string">
            <text:p>1-prIQrutE-&gt;2 <text:s/>2-prIRrutE-&gt;2</text:p>
          </table:table-cell>
          <table:table-cell/>
          <table:table-cell office:value-type="string">
            <text:p>praIQr@ti</text:p>
          </table:table-cell>
          <table:table-cell office:value-type="string">
            <text:p>prIorutE-&gt;2</text:p>
          </table:table-cell>
          <table:table-cell/>
          <table:table-cell office:value-type="string">
            <text:p>prIoritE</text:p>
          </table:table-cell>
          <table:table-cell office:value-type="string">
            <text:p>prIorutE</text:p>
          </table:table-cell>
          <table:table-cell table:number-columns-repeated="2"/>
          <table:table-cell office:value-type="string">
            <text:p>GA-x:2.17?</text:p>
          </table:table-cell>
          <table:table-cell table:number-columns-repeated="1008"/>
        </table:table-row>
        <table:table-row table:style-name="ro3">
          <table:table-cell office:value-type="string">
            <text:p>prison</text:p>
          </table:table-cell>
          <table:table-cell office:value-type="string">
            <text:p>noun_s</text:p>
          </table:table-cell>
          <table:table-cell office:value-type="string">
            <text:p>prIz=n</text:p>
          </table:table-cell>
          <table:table-cell office:value-type="string">
            <text:p>prizn</text:p>
          </table:table-cell>
          <table:table-cell/>
          <table:table-cell office:value-type="string">
            <text:p>prIz=n</text:p>
          </table:table-cell>
          <table:table-cell office:value-type="string">
            <text:p>prizn</text:p>
          </table:table-cell>
          <table:table-cell/>
          <table:table-cell office:value-type="string">
            <text:p>prIz@n</text:p>
          </table:table-cell>
          <table:table-cell office:value-type="string">
            <text:p>prizun</text:p>
          </table:table-cell>
          <table:table-cell/>
          <table:table-cell office:value-type="string">
            <text:p>prizun</text:p>
          </table:table-cell>
          <table:table-cell table:number-columns-repeated="3"/>
          <table:table-cell office:value-type="string">
            <text:p>RP-1:2.S9 <text:s/>GA-1:2.S9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prisoner</text:p>
          </table:table-cell>
          <table:table-cell office:value-type="string">
            <text:p>noun_s</text:p>
          </table:table-cell>
          <table:table-cell table:style-name="Default" office:value-type="string">
            <text:p>prIz=n@</text:p>
          </table:table-cell>
          <table:table-cell table:style-name="ce10" office:value-type="string">
            <text:p>priznuÑ</text:p>
          </table:table-cell>
          <table:table-cell table:style-name="ce10"/>
          <table:table-cell table:style-name="Default" office:value-type="string">
            <text:p>prIz=n@r</text:p>
          </table:table-cell>
          <table:table-cell table:style-name="ce10" office:value-type="string">
            <text:p>priznur</text:p>
          </table:table-cell>
          <table:table-cell table:style-name="ce10"/>
          <table:table-cell table:style-name="Default" office:value-type="string">
            <text:p>1-prIz@n@ <text:s/>2-prIzn@</text:p>
          </table:table-cell>
          <table:table-cell table:style-name="ce10" office:value-type="string">
            <text:p>1-prizunuÑ-&gt;1 <text:s/>2-priznuÑ-&gt;1</text:p>
          </table:table-cell>
          <table:table-cell table:style-name="Default"/>
          <table:table-cell table:style-name="ce10" office:value-type="string">
            <text:p>prizunuÑ</text:p>
          </table:table-cell>
          <table:table-cell table:style-name="Default" table:number-columns-repeated="3"/>
          <table:table-cell table:style-name="Default" office:value-type="string">
            <text:p>RP-1:1.S9 <text:s/>GA-1:1.S9 <text:s/>Au-2:1.S9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problem</text:p>
          </table:table-cell>
          <table:table-cell office:value-type="string">
            <text:p>noun_s</text:p>
          </table:table-cell>
          <table:table-cell office:value-type="string">
            <text:p>1-prQbl@m <text:s/>2-prQblIm <text:s/>3-prQblem</text:p>
          </table:table-cell>
          <table:table-cell office:value-type="string">
            <text:p>1-problum-&gt;2 <text:s/>2-problim-&gt;2 <text:s/>3-problem-&gt;1</text:p>
          </table:table-cell>
          <table:table-cell/>
          <table:table-cell office:value-type="string">
            <text:p>prA:bl@m</text:p>
          </table:table-cell>
          <table:table-cell office:value-type="string">
            <text:p>prRblum-&gt;2</text:p>
          </table:table-cell>
          <table:table-cell/>
          <table:table-cell office:value-type="string">
            <text:p>prQbl@M</text:p>
          </table:table-cell>
          <table:table-cell office:value-type="string">
            <text:p>problum-&gt;2</text:p>
          </table:table-cell>
          <table:table-cell/>
          <table:table-cell office:value-type="string">
            <text:p>problem</text:p>
          </table:table-cell>
          <table:table-cell office:value-type="string">
            <text:p>problim</text:p>
          </table:table-cell>
          <table:table-cell table:number-columns-repeated="2"/>
          <table:table-cell office:value-type="string">
            <text:p>RP-1:2.25 <text:s/>GA-1:1.9:2.25 <text:s/>Au-1:2.25</text:p>
          </table:table-cell>
          <table:table-cell table:number-columns-repeated="1008"/>
        </table:table-row>
        <table:table-row table:style-name="ro3">
          <table:table-cell office:value-type="string">
            <text:p>process</text:p>
          </table:table-cell>
          <table:table-cell office:value-type="string">
            <text:p>noun_s</text:p>
          </table:table-cell>
          <table:table-cell office:value-type="string">
            <text:p>1-pr@Uses <text:s/>2-prQses</text:p>
          </table:table-cell>
          <table:table-cell office:value-type="string">
            <text:p>1-prOses-&gt;1 <text:s/>2-proses-&gt;2</text:p>
          </table:table-cell>
          <table:table-cell/>
          <table:table-cell office:value-type="string">
            <text:p>prA:ses</text:p>
          </table:table-cell>
          <table:table-cell office:value-type="string">
            <text:p>prRses-&gt;2</text:p>
          </table:table-cell>
          <table:table-cell/>
          <table:table-cell office:value-type="string">
            <text:p>proUsEs</text:p>
          </table:table-cell>
          <table:table-cell office:value-type="string">
            <text:p>prOses-&gt;1</text:p>
          </table:table-cell>
          <table:table-cell/>
          <table:table-cell office:value-type="string">
            <text:p>prOses</text:p>
          </table:table-cell>
          <table:table-cell office:value-type="string">
            <text:p>proses</text:p>
          </table:table-cell>
          <table:table-cell table:number-columns-repeated="2"/>
          <table:table-cell office:value-type="string">
            <text:p>GA-1:1.9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product</text:p>
          </table:table-cell>
          <table:table-cell office:value-type="string">
            <text:p>noun_s</text:p>
          </table:table-cell>
          <table:table-cell table:style-name="Default" office:value-type="string">
            <text:p>1-prQdVkt <text:s/>2-prQd@kt</text:p>
          </table:table-cell>
          <table:table-cell table:style-name="ce10" office:value-type="string">
            <text:p>1-produkt-&gt;1 <text:s/>2=1</text:p>
          </table:table-cell>
          <table:table-cell table:style-name="ce10"/>
          <table:table-cell table:style-name="Default" office:value-type="string">
            <text:p>prA:dVkt</text:p>
          </table:table-cell>
          <table:table-cell table:style-name="ce10" office:value-type="string">
            <text:p>prRdukt</text:p>
          </table:table-cell>
          <table:table-cell table:style-name="ce10"/>
          <table:table-cell table:style-name="Default" office:value-type="string">
            <text:p>prQdVkt</text:p>
          </table:table-cell>
          <table:table-cell table:style-name="ce10" office:value-type="string">
            <text:p>produkt</text:p>
          </table:table-cell>
          <table:table-cell table:style-name="Default"/>
          <table:table-cell table:style-name="ce10" office:value-type="string">
            <text:p>produkt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1:1.9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production</text:p>
          </table:table-cell>
          <table:table-cell office:value-type="string">
            <text:p>noun_s</text:p>
          </table:table-cell>
          <table:table-cell table:style-name="Default" office:value-type="string">
            <text:p>pr@dVkS=n</text:p>
          </table:table-cell>
          <table:table-cell table:style-name="ce10" office:value-type="string">
            <text:p>prudukSn</text:p>
          </table:table-cell>
          <table:table-cell table:style-name="ce10"/>
          <table:table-cell table:style-name="Default" office:value-type="string">
            <text:p>pr@dVkS=n</text:p>
          </table:table-cell>
          <table:table-cell table:style-name="ce10" office:value-type="string">
            <text:p>prudukSn</text:p>
          </table:table-cell>
          <table:table-cell table:style-name="ce10"/>
          <table:table-cell table:style-name="Default" office:value-type="string">
            <text:p>pr@dVkS@n</text:p>
          </table:table-cell>
          <table:table-cell table:style-name="ce10" office:value-type="string">
            <text:p>prudukSun</text:p>
          </table:table-cell>
          <table:table-cell table:style-name="Default"/>
          <table:table-cell table:style-name="ce10" office:value-type="string">
            <text:p>prudukSn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Au-1:3.O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professor</text:p>
          </table:table-cell>
          <table:table-cell office:value-type="string">
            <text:p>noun_s</text:p>
          </table:table-cell>
          <table:table-cell office:value-type="string">
            <text:p>pr@fes@</text:p>
          </table:table-cell>
          <table:table-cell office:value-type="string">
            <text:p>prufesuÑ</text:p>
          </table:table-cell>
          <table:table-cell/>
          <table:table-cell office:value-type="string">
            <text:p>pr@fes=r</text:p>
          </table:table-cell>
          <table:table-cell office:value-type="string">
            <text:p>prufesur</text:p>
          </table:table-cell>
          <table:table-cell/>
          <table:table-cell office:value-type="string">
            <text:p>pr@fEs@</text:p>
          </table:table-cell>
          <table:table-cell office:value-type="string">
            <text:p>prufesuÑ</text:p>
          </table:table-cell>
          <table:table-cell/>
          <table:table-cell office:value-type="string">
            <text:p>prufesuÑ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profit</text:p>
          </table:table-cell>
          <table:table-cell office:value-type="string">
            <text:p>noun_s</text:p>
          </table:table-cell>
          <table:table-cell table:style-name="Default" office:value-type="string">
            <text:p>prOfIt</text:p>
          </table:table-cell>
          <table:table-cell table:style-name="ce10" office:value-type="string">
            <text:p>profit</text:p>
          </table:table-cell>
          <table:table-cell table:style-name="ce10"/>
          <table:table-cell table:style-name="Default" office:value-type="string">
            <text:p>prA:f@t</text:p>
          </table:table-cell>
          <table:table-cell table:style-name="ce10" office:value-type="string">
            <text:p>prRfut</text:p>
          </table:table-cell>
          <table:table-cell table:style-name="ce10"/>
          <table:table-cell table:style-name="Default" office:value-type="string">
            <text:p>prQf@t</text:p>
          </table:table-cell>
          <table:table-cell table:style-name="ce10" office:value-type="string">
            <text:p>profut</text:p>
          </table:table-cell>
          <table:table-cell table:style-name="Default"/>
          <table:table-cell table:style-name="ce10" office:value-type="string">
            <text:p>profit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1:1.9:2.25 <text:s/>Au-1:2.25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program</text:p>
          </table:table-cell>
          <table:table-cell office:value-type="string">
            <text:p>noun_s</text:p>
          </table:table-cell>
          <table:table-cell office:value-type="string">
            <text:p>pr@Ugr{m</text:p>
          </table:table-cell>
          <table:table-cell office:value-type="string">
            <text:p>prOgram</text:p>
          </table:table-cell>
          <table:table-cell/>
          <table:table-cell office:value-type="string">
            <text:p>proUgr{m</text:p>
          </table:table-cell>
          <table:table-cell office:value-type="string">
            <text:p>prOgram</text:p>
          </table:table-cell>
          <table:table-cell/>
          <table:table-cell office:value-type="string">
            <text:p>proUgr{m</text:p>
          </table:table-cell>
          <table:table-cell office:value-type="string">
            <text:p>prOgram</text:p>
          </table:table-cell>
          <table:table-cell/>
          <table:table-cell office:value-type="string">
            <text:p>prOgram</text:p>
          </table:table-cell>
          <table:table-cell table:number-columns-repeated="1012"/>
        </table:table-row>
        <table:table-row table:style-name="ro3">
          <table:table-cell office:value-type="string">
            <text:p>progress</text:p>
          </table:table-cell>
          <table:table-cell office:value-type="string">
            <text:p>noun_x</text:p>
          </table:table-cell>
          <table:table-cell office:value-type="string">
            <text:p>1-pr@Ugres <text:s/>2-prQgres</text:p>
          </table:table-cell>
          <table:table-cell office:value-type="string">
            <text:p>1-prOgres-&gt;1 <text:s/>2-progres-&gt;1</text:p>
          </table:table-cell>
          <table:table-cell/>
          <table:table-cell office:value-type="string">
            <text:p>prA:gr@s</text:p>
          </table:table-cell>
          <table:table-cell office:value-type="string">
            <text:p>prRgrus-&gt;2</text:p>
          </table:table-cell>
          <table:table-cell/>
          <table:table-cell office:value-type="string">
            <text:p>1-proUgrEs <text:s/>2-pr@grEs</text:p>
          </table:table-cell>
          <table:table-cell office:value-type="string">
            <text:p>1-prOgres-&gt;1 <text:s/>2-prugres-&gt;1</text:p>
          </table:table-cell>
          <table:table-cell/>
          <table:table-cell office:value-type="string">
            <text:p>prOgres</text:p>
          </table:table-cell>
          <table:table-cell office:value-type="string">
            <text:p>progres</text:p>
          </table:table-cell>
          <table:table-cell table:number-columns-repeated="2"/>
          <table:table-cell office:value-type="string">
            <text:p>GA-1:1.9 <text:s/>Au-2:1.9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project</text:p>
          </table:table-cell>
          <table:table-cell office:value-type="string">
            <text:p>noun_s</text:p>
          </table:table-cell>
          <table:table-cell table:style-name="Default" office:value-type="string">
            <text:p>1-prQdZekt <text:s/>2-prQdZIkt <text:s/>3-pr@UdZekt</text:p>
          </table:table-cell>
          <table:table-cell table:style-name="ce10" office:value-type="string">
            <text:p>1-projekt-&gt;1 <text:s/>2-projikt-&gt;2 <text:s/>3-prOjekt-&gt;3</text:p>
          </table:table-cell>
          <table:table-cell table:style-name="ce10"/>
          <table:table-cell table:style-name="Default" office:value-type="string">
            <text:p>1-prA:dZekt</text:p>
          </table:table-cell>
          <table:table-cell table:style-name="ce10" office:value-type="string">
            <text:p>prRjekt-&gt;1</text:p>
          </table:table-cell>
          <table:table-cell table:style-name="ce10"/>
          <table:table-cell table:style-name="Default" office:value-type="string">
            <text:p>1-proUdZEkt <text:s/>2-prQdZEkt</text:p>
          </table:table-cell>
          <table:table-cell table:style-name="ce10" office:value-type="string">
            <text:p>1-prOjekt-&gt;3 <text:s/>2-projekt-&gt;1</text:p>
          </table:table-cell>
          <table:table-cell table:style-name="Default"/>
          <table:table-cell table:style-name="ce10" office:value-type="string">
            <text:p>projekt</text:p>
          </table:table-cell>
          <table:table-cell table:style-name="ce10" office:value-type="string">
            <text:p>projikt <text:s/>prOjekt</text:p>
          </table:table-cell>
          <table:table-cell table:style-name="Default" table:number-columns-repeated="2"/>
          <table:table-cell table:style-name="Default" office:value-type="string">
            <text:p>GA-1:1.9</text:p>
          </table:table-cell>
          <table:table-cell table:style-name="Default"/>
          <table:table-cell/>
          <table:table-cell table:style-name="Default" table:number-columns-repeated="1006"/>
        </table:table-row>
        <table:table-row table:style-name="ro3">
          <table:table-cell table:style-name="Default" office:value-type="string">
            <text:p>property</text:p>
          </table:table-cell>
          <table:table-cell office:value-type="string">
            <text:p>noun_s</text:p>
          </table:table-cell>
          <table:table-cell table:style-name="Default" office:value-type="string">
            <text:p>prQp@ti </text:p>
          </table:table-cell>
          <table:table-cell table:style-name="ce10" office:value-type="string">
            <text:p>propuÑtE</text:p>
          </table:table-cell>
          <table:table-cell table:style-name="ce10"/>
          <table:table-cell table:style-name="Default" office:value-type="string">
            <text:p>prA:p=rti</text:p>
          </table:table-cell>
          <table:table-cell table:style-name="ce10" office:value-type="string">
            <text:p>prRpurtE</text:p>
          </table:table-cell>
          <table:table-cell table:style-name="ce10"/>
          <table:table-cell table:style-name="Default" office:value-type="string">
            <text:p>prQp@ti</text:p>
          </table:table-cell>
          <table:table-cell table:style-name="ce10" office:value-type="string">
            <text:p>propuÑti</text:p>
          </table:table-cell>
          <table:table-cell table:style-name="Default"/>
          <table:table-cell table:style-name="ce10" office:value-type="string">
            <text:p>propuÑtE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1:1.9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proportion</text:p>
          </table:table-cell>
          <table:table-cell office:value-type="string">
            <text:p>noun_s</text:p>
          </table:table-cell>
          <table:table-cell office:value-type="string">
            <text:p>pr@pO:S=n</text:p>
          </table:table-cell>
          <table:table-cell office:value-type="string">
            <text:p>prupöSn</text:p>
          </table:table-cell>
          <table:table-cell/>
          <table:table-cell office:value-type="string">
            <text:p>1-pr@pO:rS=n <text:s/>2-p@pO:rS=n <text:s/>3-pr@po:rS=n</text:p>
          </table:table-cell>
          <table:table-cell office:value-type="string">
            <text:p>1-prupQrSn-&gt;1 <text:s/>2-pupQrSn-&gt;2 <text:s/>3=1</text:p>
          </table:table-cell>
          <table:table-cell/>
          <table:table-cell office:value-type="string">
            <text:p>pr@pOS@n</text:p>
          </table:table-cell>
          <table:table-cell office:value-type="string">
            <text:p>prupöSun</text:p>
          </table:table-cell>
          <table:table-cell/>
          <table:table-cell office:value-type="string">
            <text:p>prupöSn</text:p>
          </table:table-cell>
          <table:table-cell office:value-type="string">
            <text:p>pupöSn</text:p>
          </table:table-cell>
          <table:table-cell table:number-columns-repeated="2"/>
          <table:table-cell office:value-type="string">
            <text:p>Au-1:3.O</text:p>
          </table:table-cell>
          <table:table-cell office:value-type="string">
            <text:p>f</text:p>
          </table:table-cell>
          <table:table-cell table:number-columns-repeated="1007"/>
        </table:table-row>
        <table:table-row table:style-name="ro3">
          <table:table-cell table:style-name="Default" office:value-type="string">
            <text:p>proposal</text:p>
          </table:table-cell>
          <table:table-cell office:value-type="string">
            <text:p>noun_s</text:p>
          </table:table-cell>
          <table:table-cell table:style-name="Default" office:value-type="string">
            <text:p>pr@p@Uz=l</text:p>
          </table:table-cell>
          <table:table-cell table:style-name="ce10" office:value-type="string">
            <text:p>propOzl</text:p>
          </table:table-cell>
          <table:table-cell table:style-name="ce10"/>
          <table:table-cell table:style-name="Default" office:value-type="string">
            <text:p>pr@poUz=l</text:p>
          </table:table-cell>
          <table:table-cell table:style-name="ce10" office:value-type="string">
            <text:p>propOzl</text:p>
          </table:table-cell>
          <table:table-cell table:style-name="ce10"/>
          <table:table-cell table:style-name="Default" office:value-type="string">
            <text:p>pr@poUz@l</text:p>
          </table:table-cell>
          <table:table-cell table:style-name="ce10" office:value-type="string">
            <text:p>prupOzul</text:p>
          </table:table-cell>
          <table:table-cell table:style-name="Default"/>
          <table:table-cell table:style-name="ce10" office:value-type="string">
            <text:p>prupOzl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Au-1:3.O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prospect</text:p>
          </table:table-cell>
          <table:table-cell office:value-type="string">
            <text:p>noun_s</text:p>
          </table:table-cell>
          <table:table-cell office:value-type="string">
            <text:p>prQspekt</text:p>
          </table:table-cell>
          <table:table-cell office:value-type="string">
            <text:p>prospekt</text:p>
          </table:table-cell>
          <table:table-cell/>
          <table:table-cell office:value-type="string">
            <text:p>prA:spekt</text:p>
          </table:table-cell>
          <table:table-cell office:value-type="string">
            <text:p>prRspekt</text:p>
          </table:table-cell>
          <table:table-cell/>
          <table:table-cell office:value-type="string">
            <text:p>prQspEkt</text:p>
          </table:table-cell>
          <table:table-cell office:value-type="string">
            <text:p>prospekt</text:p>
          </table:table-cell>
          <table:table-cell/>
          <table:table-cell office:value-type="string">
            <text:p>prospekt</text:p>
          </table:table-cell>
          <table:table-cell table:number-columns-repeated="3"/>
          <table:table-cell office:value-type="string">
            <text:p>GA-1:1.9</text:p>
          </table:table-cell>
          <table:table-cell table:number-columns-repeated="1008"/>
        </table:table-row>
        <table:table-row table:style-name="ro3">
          <table:table-cell office:value-type="string">
            <text:p>protection</text:p>
          </table:table-cell>
          <table:table-cell office:value-type="string">
            <text:p>noun_x</text:p>
          </table:table-cell>
          <table:table-cell office:value-type="string">
            <text:p>1-pr@tekS=n <text:s/>2-pr@UtekS=n</text:p>
          </table:table-cell>
          <table:table-cell office:value-type="string">
            <text:p>1-prutekSn-&gt;1 <text:s/>2-prOtekSn-&gt;2</text:p>
          </table:table-cell>
          <table:table-cell/>
          <table:table-cell office:value-type="string">
            <text:p>pr@tekS=n</text:p>
          </table:table-cell>
          <table:table-cell office:value-type="string">
            <text:p>prutekSn-&gt;1</text:p>
          </table:table-cell>
          <table:table-cell/>
          <table:table-cell office:value-type="string">
            <text:p>pr@tEkS@n</text:p>
          </table:table-cell>
          <table:table-cell office:value-type="string">
            <text:p>pruteksun-&gt;1</text:p>
          </table:table-cell>
          <table:table-cell/>
          <table:table-cell office:value-type="string">
            <text:p>prutekSn</text:p>
          </table:table-cell>
          <table:table-cell office:value-type="string">
            <text:p>prOtekSn</text:p>
          </table:table-cell>
          <table:table-cell table:number-columns-repeated="2"/>
          <table:table-cell office:value-type="string">
            <text:p>Au-1:3.O</text:p>
          </table:table-cell>
          <table:table-cell/>
          <table:table-cell office:value-type="string">
            <text:p>rule 13 GOAT exception (commA set takes precedence)</text:p>
          </table:table-cell>
          <table:table-cell table:number-columns-repeated="1006"/>
        </table:table-row>
        <table:table-row table:style-name="ro3">
          <table:table-cell table:style-name="Default" office:value-type="string">
            <text:p>provision</text:p>
          </table:table-cell>
          <table:table-cell office:value-type="string">
            <text:p>noun_s</text:p>
          </table:table-cell>
          <table:table-cell table:style-name="Default" office:value-type="string">
            <text:p>pr@vIZ=n</text:p>
          </table:table-cell>
          <table:table-cell table:style-name="ce10" office:value-type="string">
            <text:p>pruviZn</text:p>
          </table:table-cell>
          <table:table-cell table:style-name="ce10"/>
          <table:table-cell table:style-name="Default" office:value-type="string">
            <text:p>pr@vIZ=n</text:p>
          </table:table-cell>
          <table:table-cell table:style-name="ce10" office:value-type="string">
            <text:p>pruvizn</text:p>
          </table:table-cell>
          <table:table-cell table:style-name="ce10"/>
          <table:table-cell table:style-name="Default" office:value-type="string">
            <text:p>pr@vIZ@n</text:p>
          </table:table-cell>
          <table:table-cell table:style-name="ce10" office:value-type="string">
            <text:p>pruviZun</text:p>
          </table:table-cell>
          <table:table-cell table:style-name="Default"/>
          <table:table-cell table:style-name="ce10" office:value-type="string">
            <text:p>pruvizn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Au-1:3.O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pub</text:p>
          </table:table-cell>
          <table:table-cell office:value-type="string">
            <text:p>noun_s</text:p>
          </table:table-cell>
          <table:table-cell table:style-name="Default" office:value-type="string">
            <text:p>pVb</text:p>
          </table:table-cell>
          <table:table-cell table:style-name="ce10" office:value-type="string">
            <text:p>pub</text:p>
          </table:table-cell>
          <table:table-cell table:style-name="ce10"/>
          <table:table-cell table:style-name="Default" office:value-type="string">
            <text:p>pVb</text:p>
          </table:table-cell>
          <table:table-cell table:style-name="ce10" office:value-type="string">
            <text:p>pub</text:p>
          </table:table-cell>
          <table:table-cell table:style-name="ce10"/>
          <table:table-cell table:style-name="Default" office:value-type="string">
            <text:p>pVb</text:p>
          </table:table-cell>
          <table:table-cell table:style-name="ce10" office:value-type="string">
            <text:p>pub</text:p>
          </table:table-cell>
          <table:table-cell table:style-name="Default"/>
          <table:table-cell table:style-name="ce10" office:value-type="string">
            <text:p>pub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public</text:p>
          </table:table-cell>
          <table:table-cell office:value-type="string">
            <text:p>noun_x</text:p>
          </table:table-cell>
          <table:table-cell table:style-name="Default" office:value-type="string">
            <text:p>pVblIk</text:p>
          </table:table-cell>
          <table:table-cell table:style-name="ce10" office:value-type="string">
            <text:p>publik</text:p>
          </table:table-cell>
          <table:table-cell table:style-name="ce10"/>
          <table:table-cell table:style-name="Default" office:value-type="string">
            <text:p>pVblIk</text:p>
          </table:table-cell>
          <table:table-cell table:style-name="ce10" office:value-type="string">
            <text:p>publik</text:p>
          </table:table-cell>
          <table:table-cell table:style-name="ce10"/>
          <table:table-cell table:style-name="Default" office:value-type="string">
            <text:p>pVblIk</text:p>
          </table:table-cell>
          <table:table-cell table:style-name="ce10" office:value-type="string">
            <text:p>publik</text:p>
          </table:table-cell>
          <table:table-cell table:style-name="Default"/>
          <table:table-cell table:style-name="ce10" office:value-type="string">
            <text:p>publik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publication</text:p>
          </table:table-cell>
          <table:table-cell office:value-type="string">
            <text:p>noun_s</text:p>
          </table:table-cell>
          <table:table-cell office:value-type="string">
            <text:p>1-pVblIkeIS=n <text:s/>2-pVbl@keIS=n</text:p>
          </table:table-cell>
          <table:table-cell office:value-type="string">
            <text:p>1-publikASn-&gt;1 <text:s/>2-publukASn-&gt;1</text:p>
          </table:table-cell>
          <table:table-cell/>
          <table:table-cell office:value-type="string">
            <text:p>pVblIkeIS=n</text:p>
          </table:table-cell>
          <table:table-cell office:value-type="string">
            <text:p>publikASn</text:p>
          </table:table-cell>
          <table:table-cell/>
          <table:table-cell office:value-type="string">
            <text:p>pVbl@keIS@n</text:p>
          </table:table-cell>
          <table:table-cell office:value-type="string">
            <text:p>publukASun</text:p>
          </table:table-cell>
          <table:table-cell/>
          <table:table-cell office:value-type="string">
            <text:p>publikASn</text:p>
          </table:table-cell>
          <table:table-cell table:number-columns-repeated="3"/>
          <table:table-cell office:value-type="string">
            <text:p>RP-2:2.25 <text:s/>Au-1:125:4.O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pupil</text:p>
          </table:table-cell>
          <table:table-cell office:value-type="string">
            <text:p>noun_s</text:p>
          </table:table-cell>
          <table:table-cell table:style-name="Default" office:value-type="string">
            <text:p>1-pju:p@l <text:s/>2-pju:pIl</text:p>
          </table:table-cell>
          <table:table-cell table:style-name="ce10" office:value-type="string">
            <text:p>1-pyUpul-&gt;1 <text:s/>2-pyUpil-&gt;2</text:p>
          </table:table-cell>
          <table:table-cell table:style-name="ce10"/>
          <table:table-cell table:style-name="Default" office:value-type="string">
            <text:p>pju:p=l</text:p>
          </table:table-cell>
          <table:table-cell table:style-name="ce10" office:value-type="string">
            <text:p>pyUpl-&gt;1</text:p>
          </table:table-cell>
          <table:table-cell table:style-name="ce10"/>
          <table:table-cell table:style-name="Default" office:value-type="string">
            <text:p>pjup@l</text:p>
          </table:table-cell>
          <table:table-cell table:style-name="ce10" office:value-type="string">
            <text:p>pyUpul-&gt;1</text:p>
          </table:table-cell>
          <table:table-cell table:style-name="Default"/>
          <table:table-cell table:style-name="ce10" office:value-type="string">
            <text:p>pyUpul</text:p>
          </table:table-cell>
          <table:table-cell table:style-name="ce10" office:value-type="string">
            <text:p>pyUpil</text:p>
          </table:table-cell>
          <table:table-cell table:style-name="Default" table:number-columns-repeated="2"/>
          <table:table-cell table:style-name="Default" office:value-type="string">
            <text:p>GA-1:2.C</text:p>
          </table:table-cell>
          <table:table-cell table:style-name="Default"/>
          <table:table-cell office:value-type="string">
            <text:p>rule 25 rabbIt exception (commA set takes precedence)</text:p>
          </table:table-cell>
          <table:table-cell table:style-name="Default" table:number-columns-repeated="1006"/>
        </table:table-row>
        <table:table-row table:style-name="ro3">
          <table:table-cell table:style-name="Default" office:value-type="string">
            <text:p>purpose</text:p>
          </table:table-cell>
          <table:table-cell office:value-type="string">
            <text:p>noun_s</text:p>
          </table:table-cell>
          <table:table-cell table:style-name="Default" office:value-type="string">
            <text:p>p3:p@s</text:p>
          </table:table-cell>
          <table:table-cell table:style-name="ce10" office:value-type="string">
            <text:p>püpus</text:p>
          </table:table-cell>
          <table:table-cell table:style-name="ce10"/>
          <table:table-cell table:style-name="Default" office:value-type="string">
            <text:p>p3`:p@s</text:p>
          </table:table-cell>
          <table:table-cell table:style-name="ce10" office:value-type="string">
            <text:p>püpus</text:p>
          </table:table-cell>
          <table:table-cell table:style-name="ce10"/>
          <table:table-cell table:style-name="Default" office:value-type="string">
            <text:p>p3p@s</text:p>
          </table:table-cell>
          <table:table-cell table:style-name="ce10" office:value-type="string">
            <text:p>püpus</text:p>
          </table:table-cell>
          <table:table-cell table:style-name="Default"/>
          <table:table-cell table:style-name="ce10" office:value-type="string">
            <text:p>püpus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quality</text:p>
          </table:table-cell>
          <table:table-cell office:value-type="string">
            <text:p>noun_s</text:p>
          </table:table-cell>
          <table:table-cell table:style-name="Default" office:value-type="string">
            <text:p>1-kwQl@ti <text:s/>2-kwQlIti</text:p>
          </table:table-cell>
          <table:table-cell table:style-name="ce10" office:value-type="string">
            <text:p>1-kwolutE-&gt;1 <text:s/>2-kwolitE-&gt;2</text:p>
          </table:table-cell>
          <table:table-cell table:style-name="ce10"/>
          <table:table-cell table:style-name="Default" office:value-type="string">
            <text:p>kwA:l@ti</text:p>
          </table:table-cell>
          <table:table-cell table:style-name="ce10" office:value-type="string">
            <text:p>kwRlutE-&gt;1</text:p>
          </table:table-cell>
          <table:table-cell table:style-name="ce10"/>
          <table:table-cell table:style-name="Default" office:value-type="string">
            <text:p>kwQl@ti</text:p>
          </table:table-cell>
          <table:table-cell table:style-name="ce10" office:value-type="string">
            <text:p>kwolutE</text:p>
          </table:table-cell>
          <table:table-cell table:style-name="Default"/>
          <table:table-cell table:style-name="ce10" office:value-type="string">
            <text:p>kwolutE</text:p>
          </table:table-cell>
          <table:table-cell table:style-name="ce10" office:value-type="string">
            <text:p>kwolitE</text:p>
          </table:table-cell>
          <table:table-cell table:style-name="Default" table:number-columns-repeated="2"/>
          <table:table-cell table:style-name="Default" office:value-type="string">
            <text:p>GA-1:1.9</text:p>
          </table:table-cell>
          <table:table-cell table:style-name="Default"/>
          <table:table-cell office:value-type="string">
            <text:p>rule 25 rabbIt exception (commA set takes precedence)</text:p>
          </table:table-cell>
          <table:table-cell table:style-name="Default" table:number-columns-repeated="1006"/>
        </table:table-row>
        <table:table-row table:style-name="ro3">
          <table:table-cell table:style-name="Default" office:value-type="string">
            <text:p>quarter</text:p>
          </table:table-cell>
          <table:table-cell office:value-type="string">
            <text:p>noun_s</text:p>
          </table:table-cell>
          <table:table-cell table:style-name="Default" office:value-type="string">
            <text:p>1-kwO:t@ <text:s/>2-kO:t@</text:p>
          </table:table-cell>
          <table:table-cell table:style-name="ce10" office:value-type="string">
            <text:p>1-kwötuÑ-&gt;1 <text:s/>2-kätuÑ-&gt;2</text:p>
          </table:table-cell>
          <table:table-cell table:style-name="ce10"/>
          <table:table-cell table:style-name="Default" office:value-type="string">
            <text:p>kwO:rt=r</text:p>
          </table:table-cell>
          <table:table-cell table:style-name="ce10" office:value-type="string">
            <text:p>kwQrtur-&gt;1</text:p>
          </table:table-cell>
          <table:table-cell table:style-name="ce10"/>
          <table:table-cell table:style-name="Default" office:value-type="string">
            <text:p>kwOt@</text:p>
          </table:table-cell>
          <table:table-cell table:style-name="ce10" office:value-type="string">
            <text:p>kwQÑtuÑ-&gt;1</text:p>
          </table:table-cell>
          <table:table-cell table:style-name="Default"/>
          <table:table-cell table:style-name="ce10" office:value-type="string">
            <text:p>kwötuÑ</text:p>
          </table:table-cell>
          <table:table-cell table:style-name="ce10" office:value-type="string">
            <text:p>kötuÑ</text:p>
          </table:table-cell>
          <table:table-cell table:style-name="Default" table:number-columns-repeated="1011"/>
        </table:table-row>
        <table:table-row table:style-name="ro3">
          <table:table-cell office:value-type="string">
            <text:p>queen</text:p>
          </table:table-cell>
          <table:table-cell office:value-type="string">
            <text:p>noun_s</text:p>
          </table:table-cell>
          <table:table-cell office:value-type="string">
            <text:p>kwi:n</text:p>
          </table:table-cell>
          <table:table-cell office:value-type="string">
            <text:p>kwEn</text:p>
          </table:table-cell>
          <table:table-cell/>
          <table:table-cell office:value-type="string">
            <text:p>kwi:n</text:p>
          </table:table-cell>
          <table:table-cell office:value-type="string">
            <text:p>kwEn</text:p>
          </table:table-cell>
          <table:table-cell/>
          <table:table-cell office:value-type="string">
            <text:p>kwin</text:p>
          </table:table-cell>
          <table:table-cell office:value-type="string">
            <text:p>kwEn</text:p>
          </table:table-cell>
          <table:table-cell/>
          <table:table-cell office:value-type="string">
            <text:p>kwEn</text:p>
          </table:table-cell>
          <table:table-cell table:number-columns-repeated="1012"/>
        </table:table-row>
        <table:table-row table:style-name="ro3">
          <table:table-cell office:value-type="string">
            <text:p>race</text:p>
          </table:table-cell>
          <table:table-cell office:value-type="string">
            <text:p>noun_s</text:p>
          </table:table-cell>
          <table:table-cell office:value-type="string">
            <text:p>reIs</text:p>
          </table:table-cell>
          <table:table-cell office:value-type="string">
            <text:p>rAs</text:p>
          </table:table-cell>
          <table:table-cell/>
          <table:table-cell office:value-type="string">
            <text:p>reIs</text:p>
          </table:table-cell>
          <table:table-cell office:value-type="string">
            <text:p>rAs</text:p>
          </table:table-cell>
          <table:table-cell/>
          <table:table-cell office:value-type="string">
            <text:p>reIs</text:p>
          </table:table-cell>
          <table:table-cell office:value-type="string">
            <text:p>rAs</text:p>
          </table:table-cell>
          <table:table-cell/>
          <table:table-cell office:value-type="string">
            <text:p>rAs</text:p>
          </table:table-cell>
          <table:table-cell table:number-columns-repeated="1012"/>
        </table:table-row>
        <table:table-row table:style-name="ro3">
          <table:table-cell office:value-type="string">
            <text:p>radio</text:p>
          </table:table-cell>
          <table:table-cell office:value-type="string">
            <text:p>noun_s</text:p>
          </table:table-cell>
          <table:table-cell office:value-type="string">
            <text:p>reIdi@U</text:p>
          </table:table-cell>
          <table:table-cell office:value-type="string">
            <text:p>rAdEO</text:p>
          </table:table-cell>
          <table:table-cell/>
          <table:table-cell office:value-type="string">
            <text:p>reIdioU</text:p>
          </table:table-cell>
          <table:table-cell office:value-type="string">
            <text:p>rAdEO</text:p>
          </table:table-cell>
          <table:table-cell/>
          <table:table-cell office:value-type="string">
            <text:p>reIdioU</text:p>
          </table:table-cell>
          <table:table-cell office:value-type="string">
            <text:p>rAdEO</text:p>
          </table:table-cell>
          <table:table-cell/>
          <table:table-cell office:value-type="string">
            <text:p>rAdEO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rail</text:p>
          </table:table-cell>
          <table:table-cell office:value-type="string">
            <text:p>noun_s</text:p>
          </table:table-cell>
          <table:table-cell table:style-name="Default" office:value-type="string">
            <text:p>reI=l</text:p>
          </table:table-cell>
          <table:table-cell table:style-name="ce10" office:value-type="string">
            <text:p>rAl</text:p>
          </table:table-cell>
          <table:table-cell table:style-name="ce10"/>
          <table:table-cell table:style-name="Default" office:value-type="string">
            <text:p>reI=l</text:p>
          </table:table-cell>
          <table:table-cell table:style-name="ce10" office:value-type="string">
            <text:p>rAl</text:p>
          </table:table-cell>
          <table:table-cell table:style-name="ce10"/>
          <table:table-cell table:style-name="Default" office:value-type="string">
            <text:p>reIl</text:p>
          </table:table-cell>
          <table:table-cell table:style-name="ce10" office:value-type="string">
            <text:p>rAl</text:p>
          </table:table-cell>
          <table:table-cell table:style-name="Default"/>
          <table:table-cell table:style-name="ce10" office:value-type="string">
            <text:p>rAl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railway</text:p>
          </table:table-cell>
          <table:table-cell office:value-type="string">
            <text:p>noun_s</text:p>
          </table:table-cell>
          <table:table-cell office:value-type="string">
            <text:p>reI=lweI</text:p>
          </table:table-cell>
          <table:table-cell office:value-type="string">
            <text:p>rAlwA</text:p>
          </table:table-cell>
          <table:table-cell/>
          <table:table-cell office:value-type="string">
            <text:p>reI=weI</text:p>
          </table:table-cell>
          <table:table-cell office:value-type="string">
            <text:p>rAlwA</text:p>
          </table:table-cell>
          <table:table-cell/>
          <table:table-cell office:value-type="string">
            <text:p>reIlweI</text:p>
          </table:table-cell>
          <table:table-cell office:value-type="string">
            <text:p>rAlwA</text:p>
          </table:table-cell>
          <table:table-cell/>
          <table:table-cell office:value-type="string">
            <text:p>rAlwA</text:p>
          </table:table-cell>
          <table:table-cell table:number-columns-repeated="1012"/>
        </table:table-row>
        <table:table-row table:style-name="ro3">
          <table:table-cell office:value-type="string">
            <text:p>rain</text:p>
          </table:table-cell>
          <table:table-cell office:value-type="string">
            <text:p>noun_s</text:p>
          </table:table-cell>
          <table:table-cell office:value-type="string">
            <text:p>reIn</text:p>
          </table:table-cell>
          <table:table-cell office:value-type="string">
            <text:p>rAn</text:p>
          </table:table-cell>
          <table:table-cell/>
          <table:table-cell office:value-type="string">
            <text:p>reIn</text:p>
          </table:table-cell>
          <table:table-cell office:value-type="string">
            <text:p>rAn</text:p>
          </table:table-cell>
          <table:table-cell/>
          <table:table-cell office:value-type="string">
            <text:p>reIn</text:p>
          </table:table-cell>
          <table:table-cell office:value-type="string">
            <text:p>rAn</text:p>
          </table:table-cell>
          <table:table-cell/>
          <table:table-cell office:value-type="string">
            <text:p>rAn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range</text:p>
          </table:table-cell>
          <table:table-cell office:value-type="string">
            <text:p>noun_s</text:p>
          </table:table-cell>
          <table:table-cell table:style-name="Default" office:value-type="string">
            <text:p>reIndZ</text:p>
          </table:table-cell>
          <table:table-cell table:style-name="ce10" office:value-type="string">
            <text:p>rAnj</text:p>
          </table:table-cell>
          <table:table-cell table:style-name="ce10"/>
          <table:table-cell table:style-name="Default" office:value-type="string">
            <text:p>reIndZ</text:p>
          </table:table-cell>
          <table:table-cell table:style-name="ce10" office:value-type="string">
            <text:p>rAnj</text:p>
          </table:table-cell>
          <table:table-cell table:style-name="ce10"/>
          <table:table-cell table:style-name="Default" office:value-type="string">
            <text:p>reIndZ</text:p>
          </table:table-cell>
          <table:table-cell table:style-name="ce10" office:value-type="string">
            <text:p>rAnj</text:p>
          </table:table-cell>
          <table:table-cell table:style-name="Default"/>
          <table:table-cell table:style-name="ce10" office:value-type="string">
            <text:p>rAnj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rate</text:p>
          </table:table-cell>
          <table:table-cell office:value-type="string">
            <text:p>noun_s</text:p>
          </table:table-cell>
          <table:table-cell office:value-type="string">
            <text:p>reIts</text:p>
          </table:table-cell>
          <table:table-cell office:value-type="string">
            <text:p>rAts</text:p>
          </table:table-cell>
          <table:table-cell/>
          <table:table-cell office:value-type="string">
            <text:p>reIts</text:p>
          </table:table-cell>
          <table:table-cell office:value-type="string">
            <text:p>rAts</text:p>
          </table:table-cell>
          <table:table-cell/>
          <table:table-cell office:value-type="string">
            <text:p>reIt</text:p>
          </table:table-cell>
          <table:table-cell office:value-type="string">
            <text:p>rAt</text:p>
          </table:table-cell>
          <table:table-cell/>
          <table:table-cell office:value-type="string">
            <text:p>rAt</text:p>
          </table:table-cell>
          <table:table-cell table:number-columns-repeated="1012"/>
        </table:table-row>
        <table:table-row table:style-name="ro3">
          <table:table-cell office:value-type="string">
            <text:p>reaction</text:p>
          </table:table-cell>
          <table:table-cell office:value-type="string">
            <text:p>noun_s</text:p>
          </table:table-cell>
          <table:table-cell office:value-type="string">
            <text:p>ri{kS=n</text:p>
          </table:table-cell>
          <table:table-cell office:value-type="string">
            <text:p>rEaSn</text:p>
          </table:table-cell>
          <table:table-cell/>
          <table:table-cell office:value-type="string">
            <text:p>ri{kS=n</text:p>
          </table:table-cell>
          <table:table-cell office:value-type="string">
            <text:p>rEaSn</text:p>
          </table:table-cell>
          <table:table-cell/>
          <table:table-cell office:value-type="string">
            <text:p>ri{kS@n</text:p>
          </table:table-cell>
          <table:table-cell office:value-type="string">
            <text:p>rEakSun</text:p>
          </table:table-cell>
          <table:table-cell/>
          <table:table-cell office:value-type="string">
            <text:p>reakSn</text:p>
          </table:table-cell>
          <table:table-cell table:number-columns-repeated="3"/>
          <table:table-cell office:value-type="string">
            <text:p>Au-1:3.O</text:p>
          </table:table-cell>
          <table:table-cell table:number-columns-repeated="1008"/>
        </table:table-row>
        <table:table-row table:style-name="ro3">
          <table:table-cell office:value-type="string">
            <text:p>reader</text:p>
          </table:table-cell>
          <table:table-cell office:value-type="string">
            <text:p>noun_s</text:p>
          </table:table-cell>
          <table:table-cell office:value-type="string">
            <text:p>ri:d@</text:p>
          </table:table-cell>
          <table:table-cell office:value-type="string">
            <text:p>rEduÑ</text:p>
          </table:table-cell>
          <table:table-cell/>
          <table:table-cell office:value-type="string">
            <text:p>ri:d=r</text:p>
          </table:table-cell>
          <table:table-cell office:value-type="string">
            <text:p>rEdur</text:p>
          </table:table-cell>
          <table:table-cell/>
          <table:table-cell office:value-type="string">
            <text:p>rid@</text:p>
          </table:table-cell>
          <table:table-cell office:value-type="string">
            <text:p>rEduÑ</text:p>
          </table:table-cell>
          <table:table-cell/>
          <table:table-cell office:value-type="string">
            <text:p>rEduÑ</text:p>
          </table:table-cell>
          <table:table-cell table:number-columns-repeated="1012"/>
        </table:table-row>
        <table:table-row table:style-name="ro3">
          <table:table-cell office:value-type="string">
            <text:p>reading</text:p>
          </table:table-cell>
          <table:table-cell office:value-type="string">
            <text:p>noun_s</text:p>
          </table:table-cell>
          <table:table-cell office:value-type="string">
            <text:p>ri:dIN</text:p>
          </table:table-cell>
          <table:table-cell office:value-type="string">
            <text:p>rEdiN</text:p>
          </table:table-cell>
          <table:table-cell/>
          <table:table-cell office:value-type="string">
            <text:p>ri:dIN</text:p>
          </table:table-cell>
          <table:table-cell office:value-type="string">
            <text:p>rEdiN</text:p>
          </table:table-cell>
          <table:table-cell/>
          <table:table-cell office:value-type="string">
            <text:p>ridIN</text:p>
          </table:table-cell>
          <table:table-cell office:value-type="string">
            <text:p>rEdiN</text:p>
          </table:table-cell>
          <table:table-cell/>
          <table:table-cell office:value-type="string">
            <text:p>rEdiN</text:p>
          </table:table-cell>
          <table:table-cell table:number-columns-repeated="1012"/>
        </table:table-row>
        <table:table-row table:style-name="ro3">
          <table:table-cell office:value-type="string">
            <text:p>reality</text:p>
          </table:table-cell>
          <table:table-cell office:value-type="string">
            <text:p>noun_s</text:p>
          </table:table-cell>
          <table:table-cell office:value-type="string">
            <text:p>1-ri{l@ti <text:s/>2-ri{lIti</text:p>
          </table:table-cell>
          <table:table-cell office:value-type="string">
            <text:p>1-rEalutE-&gt;1 <text:s/>2-rEalitE-&gt;2</text:p>
          </table:table-cell>
          <table:table-cell/>
          <table:table-cell office:value-type="string">
            <text:p>ri{l@ti</text:p>
          </table:table-cell>
          <table:table-cell office:value-type="string">
            <text:p>rEalutE-&gt;1</text:p>
          </table:table-cell>
          <table:table-cell/>
          <table:table-cell office:value-type="string">
            <text:p>ri{l@ti</text:p>
          </table:table-cell>
          <table:table-cell office:value-type="string">
            <text:p>rEalutE-&gt;1</text:p>
          </table:table-cell>
          <table:table-cell/>
          <table:table-cell office:value-type="string">
            <text:p>rEalutE</text:p>
          </table:table-cell>
          <table:table-cell office:value-type="string">
            <text:p>rEalitE</text:p>
          </table:table-cell>
          <table:table-cell table:number-columns-repeated="4"/>
          <table:table-cell office:value-type="string">
            <text:p>rule 25 rabbIt exception (commA set takes precedence)</text:p>
          </table:table-cell>
          <table:table-cell table:number-columns-repeated="1006"/>
        </table:table-row>
        <table:table-row table:style-name="ro3">
          <table:table-cell office:value-type="string">
            <text:p>reason</text:p>
          </table:table-cell>
          <table:table-cell office:value-type="string">
            <text:p>noun_s</text:p>
          </table:table-cell>
          <table:table-cell office:value-type="string">
            <text:p>ri:z=n</text:p>
          </table:table-cell>
          <table:table-cell office:value-type="string">
            <text:p>rEzn</text:p>
          </table:table-cell>
          <table:table-cell/>
          <table:table-cell office:value-type="string">
            <text:p>ri:z=n</text:p>
          </table:table-cell>
          <table:table-cell office:value-type="string">
            <text:p>rEzn</text:p>
          </table:table-cell>
          <table:table-cell/>
          <table:table-cell office:value-type="string">
            <text:p>riz@n</text:p>
          </table:table-cell>
          <table:table-cell office:value-type="string">
            <text:p>rEzun</text:p>
          </table:table-cell>
          <table:table-cell/>
          <table:table-cell office:value-type="string">
            <text:p>rEzun</text:p>
          </table:table-cell>
          <table:table-cell table:number-columns-repeated="3"/>
          <table:table-cell office:value-type="string">
            <text:p>RP-1:2.S9 <text:s/>GA-1:2.S9</text:p>
          </table:table-cell>
          <table:table-cell table:number-columns-repeated="1008"/>
        </table:table-row>
        <table:table-row table:style-name="ro3">
          <table:table-cell office:value-type="string">
            <text:p>recognition</text:p>
          </table:table-cell>
          <table:table-cell office:value-type="string">
            <text:p>noun_s</text:p>
          </table:table-cell>
          <table:table-cell office:value-type="string">
            <text:p>rek@gnIS=n</text:p>
          </table:table-cell>
          <table:table-cell office:value-type="string">
            <text:p>rekugniSn</text:p>
          </table:table-cell>
          <table:table-cell/>
          <table:table-cell office:value-type="string">
            <text:p>rek@gnIS=n</text:p>
          </table:table-cell>
          <table:table-cell office:value-type="string">
            <text:p>rekugniSn</text:p>
          </table:table-cell>
          <table:table-cell/>
          <table:table-cell office:value-type="string">
            <text:p>rEk@gnIS@n</text:p>
          </table:table-cell>
          <table:table-cell office:value-type="string">
            <text:p>rekugniSun</text:p>
          </table:table-cell>
          <table:table-cell/>
          <table:table-cell office:value-type="string">
            <text:p>rekugniSn</text:p>
          </table:table-cell>
          <table:table-cell table:number-columns-repeated="3"/>
          <table:table-cell office:value-type="string">
            <text:p>Au-1:4.O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record</text:p>
          </table:table-cell>
          <table:table-cell office:value-type="string">
            <text:p>noun_s</text:p>
          </table:table-cell>
          <table:table-cell table:style-name="Default" office:value-type="string">
            <text:p>rekO:d</text:p>
          </table:table-cell>
          <table:table-cell table:style-name="ce10" office:value-type="string">
            <text:p>reköd</text:p>
          </table:table-cell>
          <table:table-cell table:style-name="ce10"/>
          <table:table-cell table:style-name="Default" office:value-type="string">
            <text:p>rek=rd</text:p>
          </table:table-cell>
          <table:table-cell table:style-name="ce10" office:value-type="string">
            <text:p>rekurd</text:p>
          </table:table-cell>
          <table:table-cell table:style-name="ce10"/>
          <table:table-cell table:style-name="Default" office:value-type="string">
            <text:p>1-r@kOd <text:s/>2-rEkOd</text:p>
          </table:table-cell>
          <table:table-cell table:style-name="ce10" office:value-type="string">
            <text:p>1-rukQÑd-&gt;1 <text:s/>2-rkQÑd-&gt;1</text:p>
          </table:table-cell>
          <table:table-cell table:style-name="Default"/>
          <table:table-cell table:style-name="ce10" office:value-type="string">
            <text:p>reköd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1:2.24 <text:s/>Au-1:1.3</text:p>
          </table:table-cell>
          <table:table-cell table:style-name="Default" office:value-type="string">
            <text:p>n</text:p>
          </table:table-cell>
          <table:table-cell table:style-name="Default" table:number-columns-repeated="1007"/>
        </table:table-row>
        <table:table-row table:style-name="ro3">
          <table:table-cell office:value-type="string">
            <text:p>reduction</text:p>
          </table:table-cell>
          <table:table-cell office:value-type="string">
            <text:p>noun_s</text:p>
          </table:table-cell>
          <table:table-cell office:value-type="string">
            <text:p>1-rIdVkS=n <text:s/>2-r@dVkS=n</text:p>
          </table:table-cell>
          <table:table-cell office:value-type="string">
            <text:p>1-ridukSn-&gt;1 <text:s/>2-rudukSn-&gt;1</text:p>
          </table:table-cell>
          <table:table-cell/>
          <table:table-cell office:value-type="string">
            <text:p>rIdVkS=n</text:p>
          </table:table-cell>
          <table:table-cell office:value-type="string">
            <text:p>ridukSn</text:p>
          </table:table-cell>
          <table:table-cell/>
          <table:table-cell office:value-type="string">
            <text:p>r@dVkS@n</text:p>
          </table:table-cell>
          <table:table-cell office:value-type="string">
            <text:p>rudukSun</text:p>
          </table:table-cell>
          <table:table-cell/>
          <table:table-cell office:value-type="string">
            <text:p>ridukSn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reference</text:p>
          </table:table-cell>
          <table:table-cell office:value-type="string">
            <text:p>noun_s</text:p>
          </table:table-cell>
          <table:table-cell table:style-name="Default" office:value-type="string">
            <text:p>ref=r@n(t)s</text:p>
          </table:table-cell>
          <table:table-cell table:style-name="ce10" office:value-type="string">
            <text:p>refuruns</text:p>
          </table:table-cell>
          <table:table-cell table:style-name="ce10"/>
          <table:table-cell table:style-name="Default" office:value-type="string">
            <text:p>ref=r@n(t)s</text:p>
          </table:table-cell>
          <table:table-cell table:style-name="ce10" office:value-type="string">
            <text:p>refuruns</text:p>
          </table:table-cell>
          <table:table-cell table:style-name="ce10"/>
          <table:table-cell table:style-name="Default" office:value-type="string">
            <text:p>rEfr@ns</text:p>
          </table:table-cell>
          <table:table-cell table:style-name="ce10" office:value-type="string">
            <text:p>refruns</text:p>
          </table:table-cell>
          <table:table-cell table:style-name="Default"/>
          <table:table-cell table:style-name="ce10" office:value-type="string">
            <text:p>refuruns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Au-1:2.C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reform</text:p>
          </table:table-cell>
          <table:table-cell office:value-type="string">
            <text:p>noun_s</text:p>
          </table:table-cell>
          <table:table-cell office:value-type="string">
            <text:p>1-rIfO:m <text:s/>2-r@fO:m</text:p>
          </table:table-cell>
          <table:table-cell office:value-type="string">
            <text:p>1-riföm-&gt;1 <text:s/>2-ruföm-&gt;1</text:p>
          </table:table-cell>
          <table:table-cell/>
          <table:table-cell office:value-type="string">
            <text:p>rIfO:rm</text:p>
          </table:table-cell>
          <table:table-cell office:value-type="string">
            <text:p>rifQrm</text:p>
          </table:table-cell>
          <table:table-cell/>
          <table:table-cell office:value-type="string">
            <text:p>r@fOm</text:p>
          </table:table-cell>
          <table:table-cell office:value-type="string">
            <text:p>ruföm</text:p>
          </table:table-cell>
          <table:table-cell/>
          <table:table-cell office:value-type="string">
            <text:p>riföm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region</text:p>
          </table:table-cell>
          <table:table-cell office:value-type="string">
            <text:p>noun_s</text:p>
          </table:table-cell>
          <table:table-cell table:style-name="Default" office:value-type="string">
            <text:p>ri:dZ@n</text:p>
          </table:table-cell>
          <table:table-cell table:style-name="ce10" office:value-type="string">
            <text:p>rEjun</text:p>
          </table:table-cell>
          <table:table-cell table:style-name="ce10"/>
          <table:table-cell table:style-name="Default" office:value-type="string">
            <text:p>ri:dZ@n</text:p>
          </table:table-cell>
          <table:table-cell table:style-name="ce10" office:value-type="string">
            <text:p>rEjun</text:p>
          </table:table-cell>
          <table:table-cell table:style-name="ce10"/>
          <table:table-cell table:style-name="Default" office:value-type="string">
            <text:p>ridZ@n</text:p>
          </table:table-cell>
          <table:table-cell table:style-name="ce10" office:value-type="string">
            <text:p>rEjun</text:p>
          </table:table-cell>
          <table:table-cell table:style-name="Default"/>
          <table:table-cell table:style-name="ce10" office:value-type="string">
            <text:p>rEjun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relation</text:p>
          </table:table-cell>
          <table:table-cell office:value-type="string">
            <text:p>noun_s</text:p>
          </table:table-cell>
          <table:table-cell table:style-name="Default" office:value-type="string">
            <text:p>1-rIleIS=n <text:s/>2-r@leIS=n</text:p>
          </table:table-cell>
          <table:table-cell table:style-name="ce10" office:value-type="string">
            <text:p>1-rilASn-&gt;1 <text:s/>2-rulASn-&gt;1</text:p>
          </table:table-cell>
          <table:table-cell table:style-name="ce10"/>
          <table:table-cell table:style-name="Default" office:value-type="string">
            <text:p>rIleIS=n</text:p>
          </table:table-cell>
          <table:table-cell table:style-name="ce10" office:value-type="string">
            <text:p>rilASn</text:p>
          </table:table-cell>
          <table:table-cell table:style-name="ce10"/>
          <table:table-cell table:style-name="Default" office:value-type="string">
            <text:p>r@leIS@n</text:p>
          </table:table-cell>
          <table:table-cell table:style-name="ce10" office:value-type="string">
            <text:p>rulASun</text:p>
          </table:table-cell>
          <table:table-cell table:style-name="Default"/>
          <table:table-cell table:style-name="ce10" office:value-type="string">
            <text:p>rilASn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1.25 <text:s/>Au-1:1.25:3.O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relationship</text:p>
          </table:table-cell>
          <table:table-cell office:value-type="string">
            <text:p>noun_s</text:p>
          </table:table-cell>
          <table:table-cell table:style-name="Default" office:value-type="string">
            <text:p>1-rIleIS=nSIp <text:s/>2-r@leIS=nSIp</text:p>
          </table:table-cell>
          <table:table-cell table:style-name="ce10" office:value-type="string">
            <text:p>1-rilASnSip-&gt;1 <text:s/>2-rulASnSip-&gt;1</text:p>
          </table:table-cell>
          <table:table-cell table:style-name="ce10"/>
          <table:table-cell table:style-name="Default" office:value-type="string">
            <text:p>rIleIS=nSIp</text:p>
          </table:table-cell>
          <table:table-cell table:style-name="ce10" office:value-type="string">
            <text:p>rilASnSip</text:p>
          </table:table-cell>
          <table:table-cell table:style-name="ce10"/>
          <table:table-cell table:style-name="Default" office:value-type="string">
            <text:p>r@leIS@nSIp</text:p>
          </table:table-cell>
          <table:table-cell table:style-name="ce10" office:value-type="string">
            <text:p>rulASunSip</text:p>
          </table:table-cell>
          <table:table-cell table:style-name="Default"/>
          <table:table-cell table:style-name="ce10" office:value-type="string">
            <text:p>rilASnSip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1.25 <text:s/>Au-1:1.25:3.O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release</text:p>
          </table:table-cell>
          <table:table-cell office:value-type="string">
            <text:p>noun_s</text:p>
          </table:table-cell>
          <table:table-cell table:style-name="Default" office:value-type="string">
            <text:p>1-rIli:s <text:s/>2-r@li:s</text:p>
          </table:table-cell>
          <table:table-cell table:style-name="ce10" office:value-type="string">
            <text:p>1-rilEs-&gt;1 <text:s/>2-rulEs-&gt;1</text:p>
          </table:table-cell>
          <table:table-cell table:style-name="ce10"/>
          <table:table-cell table:style-name="Default" office:value-type="string">
            <text:p>rIli:s</text:p>
          </table:table-cell>
          <table:table-cell table:style-name="ce10" office:value-type="string">
            <text:p>rilEs</text:p>
          </table:table-cell>
          <table:table-cell table:style-name="ce10"/>
          <table:table-cell table:style-name="Default" office:value-type="string">
            <text:p>r@lis</text:p>
          </table:table-cell>
          <table:table-cell table:style-name="ce10" office:value-type="string">
            <text:p>rulEs</text:p>
          </table:table-cell>
          <table:table-cell table:style-name="Default"/>
          <table:table-cell table:style-name="ce10" office:value-type="string">
            <text:p>rilEs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1.25 <text:s/>Au-1:1.25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relief</text:p>
          </table:table-cell>
          <table:table-cell office:value-type="string">
            <text:p>noun_s</text:p>
          </table:table-cell>
          <table:table-cell office:value-type="string">
            <text:p>1-rIli:f <text:s/>2-r@li:f</text:p>
          </table:table-cell>
          <table:table-cell office:value-type="string">
            <text:p>1-rilEf-&gt;1 <text:s/>2-rulEf-&gt;1</text:p>
          </table:table-cell>
          <table:table-cell/>
          <table:table-cell office:value-type="string">
            <text:p>rIli:f</text:p>
          </table:table-cell>
          <table:table-cell office:value-type="string">
            <text:p>rilEf</text:p>
          </table:table-cell>
          <table:table-cell/>
          <table:table-cell office:value-type="string">
            <text:p>r@lif</text:p>
          </table:table-cell>
          <table:table-cell office:value-type="string">
            <text:p>rulEf</text:p>
          </table:table-cell>
          <table:table-cell/>
          <table:table-cell office:value-type="string">
            <text:p>rilEf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religion</text:p>
          </table:table-cell>
          <table:table-cell office:value-type="string">
            <text:p>noun_s</text:p>
          </table:table-cell>
          <table:table-cell table:style-name="Default" office:value-type="string">
            <text:p>1-rIlIdZ@n <text:s/>2-r@lIdZ@n</text:p>
          </table:table-cell>
          <table:table-cell table:style-name="ce10" office:value-type="string">
            <text:p>1-rilijun-&gt;1 <text:s/>2-rulijun-&gt;1</text:p>
          </table:table-cell>
          <table:table-cell table:style-name="ce10"/>
          <table:table-cell table:style-name="Default" office:value-type="string">
            <text:p>rIlIdZ@n</text:p>
          </table:table-cell>
          <table:table-cell table:style-name="ce10" office:value-type="string">
            <text:p>rilijun</text:p>
          </table:table-cell>
          <table:table-cell table:style-name="ce10"/>
          <table:table-cell table:style-name="Default" office:value-type="string">
            <text:p>r@lIdZ@n</text:p>
          </table:table-cell>
          <table:table-cell table:style-name="ce10" office:value-type="string">
            <text:p>rulijun</text:p>
          </table:table-cell>
          <table:table-cell table:style-name="Default"/>
          <table:table-cell table:style-name="ce10" office:value-type="string">
            <text:p>rilijun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1.25 <text:s/>Au-1:1.25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report</text:p>
          </table:table-cell>
          <table:table-cell office:value-type="string">
            <text:p>noun_s</text:p>
          </table:table-cell>
          <table:table-cell office:value-type="string">
            <text:p>1-rIpO:t <text:s/>2-r@pO:t</text:p>
          </table:table-cell>
          <table:table-cell office:value-type="string">
            <text:p>1-ripöt-&gt;1 <text:s/>2-rupöt-&gt;1</text:p>
          </table:table-cell>
          <table:table-cell/>
          <table:table-cell office:value-type="string">
            <text:p>1-rIpO:rt <text:s/>2-rIpo:rt</text:p>
          </table:table-cell>
          <table:table-cell office:value-type="string">
            <text:p>1-ripQrt-&gt;1 <text:s/>2=1</text:p>
          </table:table-cell>
          <table:table-cell/>
          <table:table-cell office:value-type="string">
            <text:p>r@pOt</text:p>
          </table:table-cell>
          <table:table-cell office:value-type="string">
            <text:p>rupöt</text:p>
          </table:table-cell>
          <table:table-cell/>
          <table:table-cell office:value-type="string">
            <text:p>ripöt</text:p>
          </table:table-cell>
          <table:table-cell table:number-columns-repeated="3"/>
          <table:table-cell office:value-type="string">
            <text:p>RP-2:1.25 <text:s/>Au-1:1.25</text:p>
          </table:table-cell>
          <table:table-cell office:value-type="string">
            <text:p>f</text:p>
          </table:table-cell>
          <table:table-cell table:number-columns-repeated="1007"/>
        </table:table-row>
        <table:table-row table:style-name="ro3">
          <table:table-cell table:style-name="Default" office:value-type="string">
            <text:p>representation</text:p>
          </table:table-cell>
          <table:table-cell office:value-type="string">
            <text:p>noun_s</text:p>
          </table:table-cell>
          <table:table-cell table:style-name="Default" office:value-type="string">
            <text:p>1-reprIzenteIS=n <text:s/>2-r@prIzenteIS=n <text:s/>3-reprIz@nteIS=n</text:p>
          </table:table-cell>
          <table:table-cell table:style-name="ce10" office:value-type="string">
            <text:p>1-reprizntASn-&gt;1 <text:s/>2-ruprizentASn-&gt;1 <text:s/>3-reprizuntASn-&gt;1</text:p>
          </table:table-cell>
          <table:table-cell table:style-name="ce10"/>
          <table:table-cell table:style-name="Default" office:value-type="string">
            <text:p>reprIzenteIS-n</text:p>
          </table:table-cell>
          <table:table-cell table:style-name="ce10" office:value-type="string">
            <text:p>reprizentASn</text:p>
          </table:table-cell>
          <table:table-cell table:style-name="ce10"/>
          <table:table-cell table:style-name="Default" office:value-type="string">
            <text:p>rEpr@zEnteIS@n</text:p>
          </table:table-cell>
          <table:table-cell table:style-name="ce10" office:value-type="string">
            <text:p>repruzentASun</text:p>
          </table:table-cell>
          <table:table-cell table:style-name="Default"/>
          <table:table-cell table:style-name="ce10" office:value-type="string">
            <text:p>reprizentASn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1.3 <text:s/>RP-3:3.3 <text:s/>Au-1:2.25:5.O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representative</text:p>
          </table:table-cell>
          <table:table-cell office:value-type="string">
            <text:p>noun_s</text:p>
          </table:table-cell>
          <table:table-cell office:value-type="string">
            <text:p>1-reprIzent@tIv <text:s/>2-r@prIzent@tIv</text:p>
          </table:table-cell>
          <table:table-cell office:value-type="string">
            <text:p>1-reprizentutiv-&gt;1 <text:s/>2-ruprizentutiv-&gt;1</text:p>
          </table:table-cell>
          <table:table-cell/>
          <table:table-cell office:value-type="string">
            <text:p>reprIzent@tIv</text:p>
          </table:table-cell>
          <table:table-cell office:value-type="string">
            <text:p>reprizentutiv</text:p>
          </table:table-cell>
          <table:table-cell/>
          <table:table-cell office:value-type="string">
            <text:p>rEpr@zEnt@tIv</text:p>
          </table:table-cell>
          <table:table-cell office:value-type="string">
            <text:p>repruzentutiv</text:p>
          </table:table-cell>
          <table:table-cell/>
          <table:table-cell office:value-type="string">
            <text:p>reprizentativ</text:p>
          </table:table-cell>
          <table:table-cell table:number-columns-repeated="3"/>
          <table:table-cell office:value-type="string">
            <text:p>RP-1:1.3 <text:s/>Au-1:2.25</text:p>
          </table:table-cell>
          <table:table-cell table:number-columns-repeated="1008"/>
        </table:table-row>
        <table:table-row table:style-name="ro3">
          <table:table-cell office:value-type="string">
            <text:p>republic</text:p>
          </table:table-cell>
          <table:table-cell office:value-type="string">
            <text:p>noun_s</text:p>
          </table:table-cell>
          <table:table-cell office:value-type="string">
            <text:p>1-rIpVblIk <text:s/>2-r@pVblIk</text:p>
          </table:table-cell>
          <table:table-cell office:value-type="string">
            <text:p>1-ripublik-&gt;1 <text:s/>2-rupublik-&gt;1</text:p>
          </table:table-cell>
          <table:table-cell/>
          <table:table-cell office:value-type="string">
            <text:p>rIpVblIk</text:p>
          </table:table-cell>
          <table:table-cell office:value-type="string">
            <text:p>ripublik</text:p>
          </table:table-cell>
          <table:table-cell/>
          <table:table-cell office:value-type="string">
            <text:p>r@pVblIk</text:p>
          </table:table-cell>
          <table:table-cell office:value-type="string">
            <text:p>rupublik</text:p>
          </table:table-cell>
          <table:table-cell/>
          <table:table-cell office:value-type="string">
            <text:p>ripublik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request</text:p>
          </table:table-cell>
          <table:table-cell office:value-type="string">
            <text:p>noun_s</text:p>
          </table:table-cell>
          <table:table-cell table:style-name="Default" office:value-type="string">
            <text:p>1-rIkwest <text:s/>2-r@kwest</text:p>
          </table:table-cell>
          <table:table-cell table:style-name="ce10" office:value-type="string">
            <text:p>1-rikwest-&gt;1 <text:s/>2-rukwest-&gt;1</text:p>
          </table:table-cell>
          <table:table-cell table:style-name="ce10"/>
          <table:table-cell table:style-name="Default" office:value-type="string">
            <text:p>rIkwest</text:p>
          </table:table-cell>
          <table:table-cell table:style-name="ce10" office:value-type="string">
            <text:p>rikwest</text:p>
          </table:table-cell>
          <table:table-cell table:style-name="ce10"/>
          <table:table-cell table:style-name="Default" office:value-type="string">
            <text:p>r@kwEst</text:p>
          </table:table-cell>
          <table:table-cell table:style-name="ce10" office:value-type="string">
            <text:p>rukwest</text:p>
          </table:table-cell>
          <table:table-cell table:style-name="Default"/>
          <table:table-cell table:style-name="ce10" office:value-type="string">
            <text:p>rikwest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1.25 <text:s/>Au-1:1.25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requirement</text:p>
          </table:table-cell>
          <table:table-cell office:value-type="string">
            <text:p>noun_s</text:p>
          </table:table-cell>
          <table:table-cell table:style-name="Default" office:value-type="string">
            <text:p>1-rIkwaI@m@nt <text:s/>2-r@kwaI@m@nt</text:p>
          </table:table-cell>
          <table:table-cell table:style-name="ce10" office:value-type="string">
            <text:p>1-rikwÏmunt-&gt;1 <text:s/>2-rukwÏmunt-&gt;1</text:p>
          </table:table-cell>
          <table:table-cell table:style-name="ce10"/>
          <table:table-cell table:style-name="Default" office:value-type="string">
            <text:p>rIkwaI=rm@nt</text:p>
          </table:table-cell>
          <table:table-cell table:style-name="ce10" office:value-type="string">
            <text:p>rikwÏmunt</text:p>
          </table:table-cell>
          <table:table-cell table:style-name="ce10"/>
          <table:table-cell table:style-name="Default" office:value-type="string">
            <text:p>r@kwaI@m@nt</text:p>
          </table:table-cell>
          <table:table-cell table:style-name="ce10" office:value-type="string">
            <text:p>rukwÏmunt</text:p>
          </table:table-cell>
          <table:table-cell table:style-name="Default"/>
          <table:table-cell table:style-name="ce10" office:value-type="string">
            <text:p>rikwÏmunt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1.25 <text:s/>Au-1:1.25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research</text:p>
          </table:table-cell>
          <table:table-cell office:value-type="string">
            <text:p>noun_s</text:p>
          </table:table-cell>
          <table:table-cell office:value-type="string">
            <text:p>1-rIs3:tS <text:s/>2-r@s3:tS <text:s/>3-ri:s3:tS</text:p>
          </table:table-cell>
          <table:table-cell office:value-type="string">
            <text:p>1-risüC-&gt;1 <text:s/>2-rusüC-&gt;1 <text:s/>3-rEsüC-&gt;2</text:p>
          </table:table-cell>
          <table:table-cell/>
          <table:table-cell office:value-type="string">
            <text:p>1-rIs3`:tS <text:s/>2-ri:s3`:tS</text:p>
          </table:table-cell>
          <table:table-cell office:value-type="string">
            <text:p>1-risüC-&gt;1 <text:s/>2-rEsüC-&gt;2</text:p>
          </table:table-cell>
          <table:table-cell/>
          <table:table-cell office:value-type="string">
            <text:p>1-r@s3tS <text:s/>2-ris3tS</text:p>
          </table:table-cell>
          <table:table-cell office:value-type="string">
            <text:p>1-rusüC-&gt;1 <text:s/>2-rEsüC-&gt;2</text:p>
          </table:table-cell>
          <table:table-cell/>
          <table:table-cell office:value-type="string">
            <text:p>risüC</text:p>
          </table:table-cell>
          <table:table-cell office:value-type="string">
            <text:p>rEsüC</text:p>
          </table:table-cell>
          <table:table-cell table:number-columns-repeated="2"/>
          <table:table-cell office:value-type="string">
            <text:p>RP-2:1.25 <text:s/>Au-1:1.25</text:p>
          </table:table-cell>
          <table:table-cell table:number-columns-repeated="1008"/>
        </table:table-row>
        <table:table-row table:style-name="ro3">
          <table:table-cell office:value-type="string">
            <text:p>respect</text:p>
          </table:table-cell>
          <table:table-cell office:value-type="string">
            <text:p>noun_s</text:p>
          </table:table-cell>
          <table:table-cell office:value-type="string">
            <text:p>1-rIspekt <text:s/>2-r@spekt</text:p>
          </table:table-cell>
          <table:table-cell office:value-type="string">
            <text:p>1-rispekt-&gt;1 <text:s/>2-ruspekt-&gt;1</text:p>
          </table:table-cell>
          <table:table-cell/>
          <table:table-cell office:value-type="string">
            <text:p>rIspekt</text:p>
          </table:table-cell>
          <table:table-cell office:value-type="string">
            <text:p>rispekt</text:p>
          </table:table-cell>
          <table:table-cell/>
          <table:table-cell office:value-type="string">
            <text:p>r@spEkt</text:p>
          </table:table-cell>
          <table:table-cell office:value-type="string">
            <text:p>ruspekt</text:p>
          </table:table-cell>
          <table:table-cell/>
          <table:table-cell office:value-type="string">
            <text:p>rispekt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response</text:p>
          </table:table-cell>
          <table:table-cell office:value-type="string">
            <text:p>noun_s</text:p>
          </table:table-cell>
          <table:table-cell table:style-name="Default" office:value-type="string">
            <text:p>1-rIspQn(t)s <text:s/>2-r@spQn(t)s</text:p>
          </table:table-cell>
          <table:table-cell table:style-name="ce10" office:value-type="string">
            <text:p>1-rispons-&gt;1 <text:s/>2-ruspons-&gt;1</text:p>
          </table:table-cell>
          <table:table-cell table:style-name="ce10"/>
          <table:table-cell table:style-name="Default" office:value-type="string">
            <text:p>rIspA:n(t)s</text:p>
          </table:table-cell>
          <table:table-cell table:style-name="ce10" office:value-type="string">
            <text:p>rispRns</text:p>
          </table:table-cell>
          <table:table-cell table:style-name="ce10"/>
          <table:table-cell table:style-name="Default" office:value-type="string">
            <text:p>r@spQns</text:p>
          </table:table-cell>
          <table:table-cell table:style-name="ce10" office:value-type="string">
            <text:p>ruspons</text:p>
          </table:table-cell>
          <table:table-cell table:style-name="Default"/>
          <table:table-cell table:style-name="ce10" office:value-type="string">
            <text:p>rispons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1.25 <text:s/>GA-1:2.9 <text:s/>Au-1:1.25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rest</text:p>
          </table:table-cell>
          <table:table-cell office:value-type="string">
            <text:p>noun_s</text:p>
          </table:table-cell>
          <table:table-cell table:style-name="Default" office:value-type="string">
            <text:p>rest</text:p>
          </table:table-cell>
          <table:table-cell table:style-name="ce10" office:value-type="string">
            <text:p>rest</text:p>
          </table:table-cell>
          <table:table-cell table:style-name="ce10"/>
          <table:table-cell table:style-name="Default" office:value-type="string">
            <text:p>rest</text:p>
          </table:table-cell>
          <table:table-cell table:style-name="ce10" office:value-type="string">
            <text:p>rest</text:p>
          </table:table-cell>
          <table:table-cell table:style-name="ce10"/>
          <table:table-cell table:style-name="Default" office:value-type="string">
            <text:p>rEst</text:p>
          </table:table-cell>
          <table:table-cell table:style-name="ce10" office:value-type="string">
            <text:p>rest</text:p>
          </table:table-cell>
          <table:table-cell table:style-name="Default"/>
          <table:table-cell table:style-name="ce10" office:value-type="string">
            <text:p>res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result</text:p>
          </table:table-cell>
          <table:table-cell office:value-type="string">
            <text:p>noun_s</text:p>
          </table:table-cell>
          <table:table-cell office:value-type="string">
            <text:p>1-rIzVlt <text:s/>2-r@zVlt</text:p>
          </table:table-cell>
          <table:table-cell office:value-type="string">
            <text:p>1-rizult-&gt;1 <text:s/>2-ruzult-&gt;1</text:p>
          </table:table-cell>
          <table:table-cell/>
          <table:table-cell office:value-type="string">
            <text:p>rIzVlt</text:p>
          </table:table-cell>
          <table:table-cell office:value-type="string">
            <text:p>rizult</text:p>
          </table:table-cell>
          <table:table-cell/>
          <table:table-cell office:value-type="string">
            <text:p>r@zVlt</text:p>
          </table:table-cell>
          <table:table-cell office:value-type="string">
            <text:p>ruzult</text:p>
          </table:table-cell>
          <table:table-cell/>
          <table:table-cell office:value-type="string">
            <text:p>rizult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return</text:p>
          </table:table-cell>
          <table:table-cell office:value-type="string">
            <text:p>noun_s</text:p>
          </table:table-cell>
          <table:table-cell table:style-name="Default" office:value-type="string">
            <text:p>1-rIt3:n <text:s/>2-r@t3:n</text:p>
          </table:table-cell>
          <table:table-cell table:style-name="ce10" office:value-type="string">
            <text:p>1-ritün-&gt;1 <text:s/>2-rutün-&gt;1</text:p>
          </table:table-cell>
          <table:table-cell table:style-name="ce10"/>
          <table:table-cell table:style-name="Default" office:value-type="string">
            <text:p>rIt3`:n</text:p>
          </table:table-cell>
          <table:table-cell table:style-name="ce10" office:value-type="string">
            <text:p>ritün</text:p>
          </table:table-cell>
          <table:table-cell table:style-name="ce10"/>
          <table:table-cell table:style-name="Default" office:value-type="string">
            <text:p>r@t3n</text:p>
          </table:table-cell>
          <table:table-cell table:style-name="ce10" office:value-type="string">
            <text:p>rutün</text:p>
          </table:table-cell>
          <table:table-cell table:style-name="Default"/>
          <table:table-cell table:style-name="ce10" office:value-type="string">
            <text:p>ritün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1.25 <text:s/>Au-1:1.25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revenue</text:p>
          </table:table-cell>
          <table:table-cell office:value-type="string">
            <text:p>noun_s</text:p>
          </table:table-cell>
          <table:table-cell office:value-type="string">
            <text:p>1-rev@nju: <text:s/>2-revInju:</text:p>
          </table:table-cell>
          <table:table-cell office:value-type="string">
            <text:p>1-revunyU-&gt;1 <text:s/>2-revinyU-&gt;2</text:p>
          </table:table-cell>
          <table:table-cell/>
          <table:table-cell office:value-type="string">
            <text:p>rev@nu:</text:p>
          </table:table-cell>
          <table:table-cell office:value-type="string">
            <text:p>revunU-&gt;1</text:p>
          </table:table-cell>
          <table:table-cell/>
          <table:table-cell table:style-name="Default" office:value-type="string">
            <text:p>rEv@nju</text:p>
          </table:table-cell>
          <table:table-cell office:value-type="string">
            <text:p>revunyU-&gt;1</text:p>
          </table:table-cell>
          <table:table-cell/>
          <table:table-cell office:value-type="string">
            <text:p>revunyU</text:p>
          </table:table-cell>
          <table:table-cell office:value-type="string">
            <text:p>revinyU</text:p>
          </table:table-cell>
          <table:table-cell table:number-columns-repeated="2"/>
          <table:table-cell office:value-type="string">
            <text:p>GA-1:3.32</text:p>
          </table:table-cell>
          <table:table-cell/>
          <table:table-cell office:value-type="string">
            <text:p>rule 25 rabbIt exception (commA set takes precedence)</text:p>
          </table:table-cell>
          <table:table-cell table:number-columns-repeated="1006"/>
        </table:table-row>
        <table:table-row table:style-name="ro3">
          <table:table-cell office:value-type="string">
            <text:p>review</text:p>
          </table:table-cell>
          <table:table-cell office:value-type="string">
            <text:p>noun_s</text:p>
          </table:table-cell>
          <table:table-cell office:value-type="string">
            <text:p>1-rIvju: <text:s/>2-r@vju:</text:p>
          </table:table-cell>
          <table:table-cell office:value-type="string">
            <text:p>1-rivyU-&gt;1 <text:s/>2-ruvyU-&gt;1</text:p>
          </table:table-cell>
          <table:table-cell/>
          <table:table-cell office:value-type="string">
            <text:p>rIvju:</text:p>
          </table:table-cell>
          <table:table-cell office:value-type="string">
            <text:p>rivyU</text:p>
          </table:table-cell>
          <table:table-cell/>
          <table:table-cell office:value-type="string">
            <text:p>r@vju</text:p>
          </table:table-cell>
          <table:table-cell office:value-type="string">
            <text:p>ruvyU</text:p>
          </table:table-cell>
          <table:table-cell/>
          <table:table-cell office:value-type="string">
            <text:p>rivyU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1008"/>
        </table:table-row>
        <table:table-row table:style-name="ro3">
          <table:table-cell office:value-type="string">
            <text:p>right</text:p>
          </table:table-cell>
          <table:table-cell office:value-type="string">
            <text:p>noun_s</text:p>
          </table:table-cell>
          <table:table-cell office:value-type="string">
            <text:p>raIt</text:p>
          </table:table-cell>
          <table:table-cell office:value-type="string">
            <text:p>rIt</text:p>
          </table:table-cell>
          <table:table-cell/>
          <table:table-cell office:value-type="string">
            <text:p>raIt</text:p>
          </table:table-cell>
          <table:table-cell office:value-type="string">
            <text:p>rIt</text:p>
          </table:table-cell>
          <table:table-cell/>
          <table:table-cell office:value-type="string">
            <text:p>raIt</text:p>
          </table:table-cell>
          <table:table-cell office:value-type="string">
            <text:p>rIt</text:p>
          </table:table-cell>
          <table:table-cell/>
          <table:table-cell office:value-type="string">
            <text:p>rI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ring</text:p>
          </table:table-cell>
          <table:table-cell office:value-type="string">
            <text:p>noun_s</text:p>
          </table:table-cell>
          <table:table-cell table:style-name="Default" office:value-type="string">
            <text:p>rIN</text:p>
          </table:table-cell>
          <table:table-cell table:style-name="ce10" office:value-type="string">
            <text:p>riN</text:p>
          </table:table-cell>
          <table:table-cell table:style-name="ce10"/>
          <table:table-cell table:style-name="Default" office:value-type="string">
            <text:p>rIN</text:p>
          </table:table-cell>
          <table:table-cell table:style-name="ce10" office:value-type="string">
            <text:p>riN</text:p>
          </table:table-cell>
          <table:table-cell table:style-name="ce10"/>
          <table:table-cell table:style-name="Default" office:value-type="string">
            <text:p>rIN</text:p>
          </table:table-cell>
          <table:table-cell table:style-name="ce10" office:value-type="string">
            <text:p>riN</text:p>
          </table:table-cell>
          <table:table-cell table:style-name="Default"/>
          <table:table-cell table:style-name="ce10" office:value-type="string">
            <text:p>riN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rise</text:p>
          </table:table-cell>
          <table:table-cell office:value-type="string">
            <text:p>noun_s</text:p>
          </table:table-cell>
          <table:table-cell office:value-type="string">
            <text:p>raIz</text:p>
          </table:table-cell>
          <table:table-cell office:value-type="string">
            <text:p>rIz</text:p>
          </table:table-cell>
          <table:table-cell/>
          <table:table-cell office:value-type="string">
            <text:p>raIz</text:p>
          </table:table-cell>
          <table:table-cell office:value-type="string">
            <text:p>rIz</text:p>
          </table:table-cell>
          <table:table-cell/>
          <table:table-cell office:value-type="string">
            <text:p>raIz</text:p>
          </table:table-cell>
          <table:table-cell office:value-type="string">
            <text:p>rIz</text:p>
          </table:table-cell>
          <table:table-cell/>
          <table:table-cell office:value-type="string">
            <text:p>rIz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risk</text:p>
          </table:table-cell>
          <table:table-cell office:value-type="string">
            <text:p>noun_s</text:p>
          </table:table-cell>
          <table:table-cell table:style-name="Default" office:value-type="string">
            <text:p>rIsk</text:p>
          </table:table-cell>
          <table:table-cell table:style-name="ce10" office:value-type="string">
            <text:p>risk</text:p>
          </table:table-cell>
          <table:table-cell table:style-name="ce10"/>
          <table:table-cell table:style-name="Default" office:value-type="string">
            <text:p>rIsk</text:p>
          </table:table-cell>
          <table:table-cell table:style-name="ce10" office:value-type="string">
            <text:p>risk</text:p>
          </table:table-cell>
          <table:table-cell table:style-name="ce10"/>
          <table:table-cell table:style-name="Default" office:value-type="string">
            <text:p>rIsk</text:p>
          </table:table-cell>
          <table:table-cell table:style-name="ce10" office:value-type="string">
            <text:p>risk</text:p>
          </table:table-cell>
          <table:table-cell table:style-name="Default"/>
          <table:table-cell table:style-name="ce10" office:value-type="string">
            <text:p>risk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river</text:p>
          </table:table-cell>
          <table:table-cell office:value-type="string">
            <text:p>noun_s</text:p>
          </table:table-cell>
          <table:table-cell table:style-name="Default" office:value-type="string">
            <text:p>rIv@</text:p>
          </table:table-cell>
          <table:table-cell table:style-name="ce10" office:value-type="string">
            <text:p>rivuÑ</text:p>
          </table:table-cell>
          <table:table-cell table:style-name="ce10"/>
          <table:table-cell table:style-name="Default" office:value-type="string">
            <text:p>rIv=r</text:p>
          </table:table-cell>
          <table:table-cell table:style-name="ce10" office:value-type="string">
            <text:p>rivuÑ</text:p>
          </table:table-cell>
          <table:table-cell table:style-name="ce10"/>
          <table:table-cell table:style-name="Default" office:value-type="string">
            <text:p>rIv@</text:p>
          </table:table-cell>
          <table:table-cell table:style-name="ce10" office:value-type="string">
            <text:p>rivuÑ</text:p>
          </table:table-cell>
          <table:table-cell table:style-name="Default"/>
          <table:table-cell table:style-name="ce10" office:value-type="string">
            <text:p>rivuÑ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road</text:p>
          </table:table-cell>
          <table:table-cell office:value-type="string">
            <text:p>noun_s</text:p>
          </table:table-cell>
          <table:table-cell office:value-type="string">
            <text:p>r@Ud</text:p>
          </table:table-cell>
          <table:table-cell office:value-type="string">
            <text:p>rOd</text:p>
          </table:table-cell>
          <table:table-cell/>
          <table:table-cell office:value-type="string">
            <text:p>roUd</text:p>
          </table:table-cell>
          <table:table-cell office:value-type="string">
            <text:p>rOd</text:p>
          </table:table-cell>
          <table:table-cell/>
          <table:table-cell office:value-type="string">
            <text:p>roUd</text:p>
          </table:table-cell>
          <table:table-cell office:value-type="string">
            <text:p>rOd</text:p>
          </table:table-cell>
          <table:table-cell/>
          <table:table-cell office:value-type="string">
            <text:p>rOd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rock</text:p>
          </table:table-cell>
          <table:table-cell office:value-type="string">
            <text:p>noun_s</text:p>
          </table:table-cell>
          <table:table-cell table:style-name="Default" office:value-type="string">
            <text:p>rQk</text:p>
          </table:table-cell>
          <table:table-cell table:style-name="ce10" office:value-type="string">
            <text:p>rok</text:p>
          </table:table-cell>
          <table:table-cell table:style-name="ce10"/>
          <table:table-cell table:style-name="Default" office:value-type="string">
            <text:p>rA:k</text:p>
          </table:table-cell>
          <table:table-cell table:style-name="ce10" office:value-type="string">
            <text:p>rRk</text:p>
          </table:table-cell>
          <table:table-cell table:style-name="ce10"/>
          <table:table-cell table:style-name="Default" office:value-type="string">
            <text:p>rQk</text:p>
          </table:table-cell>
          <table:table-cell table:style-name="ce10" office:value-type="string">
            <text:p>rok</text:p>
          </table:table-cell>
          <table:table-cell table:style-name="Default"/>
          <table:table-cell table:style-name="ce10" office:value-type="string">
            <text:p>rok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1:1.9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role</text:p>
          </table:table-cell>
          <table:table-cell office:value-type="string">
            <text:p>noun_s</text:p>
          </table:table-cell>
          <table:table-cell table:style-name="Default" office:value-type="string">
            <text:p>1-r@Ul <text:s/>2-rQUl</text:p>
          </table:table-cell>
          <table:table-cell table:style-name="ce10" office:value-type="string">
            <text:p>1-rOl <text:s/>2=1</text:p>
          </table:table-cell>
          <table:table-cell table:style-name="ce10"/>
          <table:table-cell table:style-name="Default" office:value-type="string">
            <text:p>roUl</text:p>
          </table:table-cell>
          <table:table-cell table:style-name="ce10" office:value-type="string">
            <text:p>rOl</text:p>
          </table:table-cell>
          <table:table-cell table:style-name="ce10"/>
          <table:table-cell table:style-name="Default" office:value-type="string">
            <text:p>roUl</text:p>
          </table:table-cell>
          <table:table-cell table:style-name="ce10" office:value-type="string">
            <text:p>rOl</text:p>
          </table:table-cell>
          <table:table-cell table:style-name="Default"/>
          <table:table-cell table:style-name="ce10" office:value-type="string">
            <text:p>rOl</text:p>
          </table:table-cell>
          <table:table-cell table:style-name="ce10"/>
          <table:table-cell table:style-name="Default" table:number-columns-repeated="4"/>
          <table:table-cell office:value-type="string">
            <text:p>RP-2 is a variant derived by rule</text:p>
          </table:table-cell>
          <table:table-cell table:style-name="Default" table:number-columns-repeated="1006"/>
        </table:table-row>
        <table:table-row table:style-name="ro3">
          <table:table-cell table:style-name="Default" office:value-type="string">
            <text:p>root</text:p>
          </table:table-cell>
          <table:table-cell office:value-type="string">
            <text:p>noun_s</text:p>
          </table:table-cell>
          <table:table-cell table:style-name="Default" office:value-type="string">
            <text:p>ru:t</text:p>
          </table:table-cell>
          <table:table-cell table:style-name="ce10" office:value-type="string">
            <text:p>rUt</text:p>
          </table:table-cell>
          <table:table-cell table:style-name="ce10"/>
          <table:table-cell table:style-name="Default" office:value-type="string">
            <text:p>ru:t</text:p>
          </table:table-cell>
          <table:table-cell table:style-name="ce10" office:value-type="string">
            <text:p>rUt</text:p>
          </table:table-cell>
          <table:table-cell table:style-name="ce10"/>
          <table:table-cell table:style-name="Default" office:value-type="string">
            <text:p>rut</text:p>
          </table:table-cell>
          <table:table-cell table:style-name="ce10" office:value-type="string">
            <text:p>rUt</text:p>
          </table:table-cell>
          <table:table-cell table:style-name="Default"/>
          <table:table-cell table:style-name="ce10" office:value-type="string">
            <text:p>rU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round</text:p>
          </table:table-cell>
          <table:table-cell office:value-type="string">
            <text:p>noun_s</text:p>
          </table:table-cell>
          <table:table-cell table:style-name="Default" office:value-type="string">
            <text:p>raUnd</text:p>
          </table:table-cell>
          <table:table-cell table:style-name="ce10" office:value-type="string">
            <text:p>rWnd</text:p>
          </table:table-cell>
          <table:table-cell table:style-name="ce10"/>
          <table:table-cell table:style-name="Default" office:value-type="string">
            <text:p>raUnd</text:p>
          </table:table-cell>
          <table:table-cell table:style-name="ce10" office:value-type="string">
            <text:p>rWnd</text:p>
          </table:table-cell>
          <table:table-cell table:style-name="ce10"/>
          <table:table-cell table:style-name="Default" office:value-type="string">
            <text:p>raUnd</text:p>
          </table:table-cell>
          <table:table-cell table:style-name="ce10" office:value-type="string">
            <text:p>rWnd</text:p>
          </table:table-cell>
          <table:table-cell table:style-name="Default"/>
          <table:table-cell table:style-name="ce10" office:value-type="string">
            <text:p>rWnd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route</text:p>
          </table:table-cell>
          <table:table-cell office:value-type="string">
            <text:p>noun_s</text:p>
          </table:table-cell>
          <table:table-cell office:value-type="string">
            <text:p>1-ru:t <text:s/>2-raUt</text:p>
          </table:table-cell>
          <table:table-cell office:value-type="string">
            <text:p>1-rUt-&gt;1 <text:s/>2-rWt-&gt;2</text:p>
          </table:table-cell>
          <table:table-cell/>
          <table:table-cell office:value-type="string">
            <text:p>1-ru:t <text:s/>2-raUt</text:p>
          </table:table-cell>
          <table:table-cell office:value-type="string">
            <text:p>1-rUt-&gt;1 <text:s/>2-rWt-&gt;2</text:p>
          </table:table-cell>
          <table:table-cell/>
          <table:table-cell office:value-type="string">
            <text:p>1-rut <text:s/>2-raUt</text:p>
          </table:table-cell>
          <table:table-cell office:value-type="string">
            <text:p>1-rUt-&gt;1 <text:s/>2-rWt-&gt;2</text:p>
          </table:table-cell>
          <table:table-cell/>
          <table:table-cell office:value-type="string">
            <text:p>rUt</text:p>
          </table:table-cell>
          <table:table-cell office:value-type="string">
            <text:p>rWt</text:p>
          </table:table-cell>
          <table:table-cell table:number-columns-repeated="1011"/>
        </table:table-row>
        <table:table-row table:style-name="ro3">
          <table:table-cell office:value-type="string">
            <text:p>row</text:p>
          </table:table-cell>
          <table:table-cell office:value-type="string">
            <text:p>noun_s</text:p>
          </table:table-cell>
          <table:table-cell office:value-type="string">
            <text:p>r@U</text:p>
          </table:table-cell>
          <table:table-cell office:value-type="string">
            <text:p>rO</text:p>
          </table:table-cell>
          <table:table-cell/>
          <table:table-cell office:value-type="string">
            <text:p>roU</text:p>
          </table:table-cell>
          <table:table-cell office:value-type="string">
            <text:p>rO</text:p>
          </table:table-cell>
          <table:table-cell/>
          <table:table-cell office:value-type="string">
            <text:p>roU</text:p>
          </table:table-cell>
          <table:table-cell office:value-type="string">
            <text:p>rO</text:p>
          </table:table-cell>
          <table:table-cell/>
          <table:table-cell office:value-type="string">
            <text:p>rO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rule</text:p>
          </table:table-cell>
          <table:table-cell office:value-type="string">
            <text:p>noun_s</text:p>
          </table:table-cell>
          <table:table-cell table:style-name="Default" office:value-type="string">
            <text:p>ru:l</text:p>
          </table:table-cell>
          <table:table-cell table:style-name="ce10" office:value-type="string">
            <text:p>rUl</text:p>
          </table:table-cell>
          <table:table-cell table:style-name="ce10"/>
          <table:table-cell table:style-name="Default" office:value-type="string">
            <text:p>ru:l</text:p>
          </table:table-cell>
          <table:table-cell table:style-name="ce10" office:value-type="string">
            <text:p>rUl</text:p>
          </table:table-cell>
          <table:table-cell table:style-name="ce10"/>
          <table:table-cell table:style-name="Default" office:value-type="string">
            <text:p>rul</text:p>
          </table:table-cell>
          <table:table-cell table:style-name="ce10" office:value-type="string">
            <text:p>rUl</text:p>
          </table:table-cell>
          <table:table-cell table:style-name="Default"/>
          <table:table-cell table:style-name="ce10" office:value-type="string">
            <text:p>rUl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run</text:p>
          </table:table-cell>
          <table:table-cell office:value-type="string">
            <text:p>noun_s</text:p>
          </table:table-cell>
          <table:table-cell office:value-type="string">
            <text:p>rVn</text:p>
          </table:table-cell>
          <table:table-cell office:value-type="string">
            <text:p>run</text:p>
          </table:table-cell>
          <table:table-cell/>
          <table:table-cell office:value-type="string">
            <text:p>rVn</text:p>
          </table:table-cell>
          <table:table-cell office:value-type="string">
            <text:p>run</text:p>
          </table:table-cell>
          <table:table-cell/>
          <table:table-cell office:value-type="string">
            <text:p>rVn</text:p>
          </table:table-cell>
          <table:table-cell office:value-type="string">
            <text:p>run</text:p>
          </table:table-cell>
          <table:table-cell/>
          <table:table-cell office:value-type="string">
            <text:p>run</text:p>
          </table:table-cell>
          <table:table-cell table:number-columns-repeated="1012"/>
        </table:table-row>
        <table:table-row table:style-name="ro3">
          <table:table-cell office:value-type="string">
            <text:p>safety</text:p>
          </table:table-cell>
          <table:table-cell office:value-type="string">
            <text:p>noun_s</text:p>
          </table:table-cell>
          <table:table-cell office:value-type="string">
            <text:p>seIfti</text:p>
          </table:table-cell>
          <table:table-cell office:value-type="string">
            <text:p>sAftE</text:p>
          </table:table-cell>
          <table:table-cell/>
          <table:table-cell office:value-type="string">
            <text:p>seIfti</text:p>
          </table:table-cell>
          <table:table-cell office:value-type="string">
            <text:p>sAftE</text:p>
          </table:table-cell>
          <table:table-cell/>
          <table:table-cell office:value-type="string">
            <text:p>seIfti</text:p>
          </table:table-cell>
          <table:table-cell office:value-type="string">
            <text:p>sAftE</text:p>
          </table:table-cell>
          <table:table-cell/>
          <table:table-cell office:value-type="string">
            <text:p>sAftE</text:p>
          </table:table-cell>
          <table:table-cell table:number-columns-repeated="1012"/>
        </table:table-row>
        <table:table-row table:style-name="ro3">
          <table:table-cell office:value-type="string">
            <text:p>sale</text:p>
          </table:table-cell>
          <table:table-cell office:value-type="string">
            <text:p>noun_s</text:p>
          </table:table-cell>
          <table:table-cell office:value-type="string">
            <text:p>seI=l</text:p>
          </table:table-cell>
          <table:table-cell office:value-type="string">
            <text:p>sAl</text:p>
          </table:table-cell>
          <table:table-cell/>
          <table:table-cell office:value-type="string">
            <text:p>seI=l</text:p>
          </table:table-cell>
          <table:table-cell office:value-type="string">
            <text:p>sAl</text:p>
          </table:table-cell>
          <table:table-cell/>
          <table:table-cell office:value-type="string">
            <text:p>seIl</text:p>
          </table:table-cell>
          <table:table-cell office:value-type="string">
            <text:p>sAl</text:p>
          </table:table-cell>
          <table:table-cell/>
          <table:table-cell office:value-type="string">
            <text:p>sAl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sale</text:p>
          </table:table-cell>
          <table:table-cell office:value-type="string">
            <text:p>noun_s</text:p>
          </table:table-cell>
          <table:table-cell table:style-name="Default" office:value-type="string">
            <text:p>seI=l</text:p>
          </table:table-cell>
          <table:table-cell table:style-name="ce10" office:value-type="string">
            <text:p>sAl</text:p>
          </table:table-cell>
          <table:table-cell table:style-name="ce10"/>
          <table:table-cell table:style-name="Default" office:value-type="string">
            <text:p>seI=l</text:p>
          </table:table-cell>
          <table:table-cell table:style-name="ce10" office:value-type="string">
            <text:p>sAl</text:p>
          </table:table-cell>
          <table:table-cell table:style-name="ce10"/>
          <table:table-cell table:style-name="Default" office:value-type="string">
            <text:p>seIl</text:p>
          </table:table-cell>
          <table:table-cell table:style-name="ce10" office:value-type="string">
            <text:p>sAl</text:p>
          </table:table-cell>
          <table:table-cell table:style-name="Default"/>
          <table:table-cell table:style-name="ce10" office:value-type="string">
            <text:p>sAl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sample</text:p>
          </table:table-cell>
          <table:table-cell office:value-type="string">
            <text:p>noun_s</text:p>
          </table:table-cell>
          <table:table-cell office:value-type="string">
            <text:p>sA:mp=l</text:p>
          </table:table-cell>
          <table:table-cell office:value-type="string">
            <text:p>sRmpl</text:p>
          </table:table-cell>
          <table:table-cell/>
          <table:table-cell office:value-type="string">
            <text:p>s{mp=l</text:p>
          </table:table-cell>
          <table:table-cell office:value-type="string">
            <text:p>sampl</text:p>
          </table:table-cell>
          <table:table-cell/>
          <table:table-cell office:value-type="string">
            <text:p>1-s{mp@l <text:s/>2-sAmp@l</text:p>
          </table:table-cell>
          <table:table-cell office:value-type="string">
            <text:p>1-sampul-&gt;1 <text:s/>2-sRmpul-&gt;1</text:p>
          </table:table-cell>
          <table:table-cell/>
          <table:table-cell office:value-type="string">
            <text:p>sampl</text:p>
          </table:table-cell>
          <table:table-cell table:number-columns-repeated="3"/>
          <table:table-cell office:value-type="string">
            <text:p>RP-1:1.16 <text:s/>Au-x:2.O <text:s/>Au-2:1.16</text:p>
          </table:table-cell>
          <table:table-cell table:number-columns-repeated="1008"/>
        </table:table-row>
        <table:table-row table:style-name="ro3">
          <table:table-cell office:value-type="string">
            <text:p>scale</text:p>
          </table:table-cell>
          <table:table-cell office:value-type="string">
            <text:p>noun_s</text:p>
          </table:table-cell>
          <table:table-cell office:value-type="string">
            <text:p>skeI=l</text:p>
          </table:table-cell>
          <table:table-cell office:value-type="string">
            <text:p>skAl</text:p>
          </table:table-cell>
          <table:table-cell/>
          <table:table-cell office:value-type="string">
            <text:p>skeI=l</text:p>
          </table:table-cell>
          <table:table-cell office:value-type="string">
            <text:p>skAl</text:p>
          </table:table-cell>
          <table:table-cell/>
          <table:table-cell office:value-type="string">
            <text:p>skeIl</text:p>
          </table:table-cell>
          <table:table-cell office:value-type="string">
            <text:p>skAl</text:p>
          </table:table-cell>
          <table:table-cell/>
          <table:table-cell office:value-type="string">
            <text:p>skAl</text:p>
          </table:table-cell>
          <table:table-cell table:number-columns-repeated="1012"/>
        </table:table-row>
        <table:table-row table:style-name="ro3">
          <table:table-cell office:value-type="string">
            <text:p>scene</text:p>
          </table:table-cell>
          <table:table-cell office:value-type="string">
            <text:p>noun_s</text:p>
          </table:table-cell>
          <table:table-cell office:value-type="string">
            <text:p>si:n</text:p>
          </table:table-cell>
          <table:table-cell office:value-type="string">
            <text:p>sEn</text:p>
          </table:table-cell>
          <table:table-cell/>
          <table:table-cell office:value-type="string">
            <text:p>si:n</text:p>
          </table:table-cell>
          <table:table-cell office:value-type="string">
            <text:p>sEn</text:p>
          </table:table-cell>
          <table:table-cell/>
          <table:table-cell office:value-type="string">
            <text:p>sin</text:p>
          </table:table-cell>
          <table:table-cell office:value-type="string">
            <text:p>sEn</text:p>
          </table:table-cell>
          <table:table-cell/>
          <table:table-cell office:value-type="string">
            <text:p>sEn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scheme</text:p>
          </table:table-cell>
          <table:table-cell office:value-type="string">
            <text:p>noun_s</text:p>
          </table:table-cell>
          <table:table-cell table:style-name="Default" office:value-type="string">
            <text:p>ski:m</text:p>
          </table:table-cell>
          <table:table-cell table:style-name="ce10" office:value-type="string">
            <text:p>skEm</text:p>
          </table:table-cell>
          <table:table-cell table:style-name="ce10"/>
          <table:table-cell table:style-name="Default" office:value-type="string">
            <text:p>ski:m</text:p>
          </table:table-cell>
          <table:table-cell table:style-name="ce10" office:value-type="string">
            <text:p>skEm</text:p>
          </table:table-cell>
          <table:table-cell table:style-name="ce10"/>
          <table:table-cell table:style-name="Default" office:value-type="string">
            <text:p>skim</text:p>
          </table:table-cell>
          <table:table-cell table:style-name="ce10" office:value-type="string">
            <text:p>skEm</text:p>
          </table:table-cell>
          <table:table-cell table:style-name="Default"/>
          <table:table-cell table:style-name="ce10" office:value-type="string">
            <text:p>skEm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school</text:p>
          </table:table-cell>
          <table:table-cell office:value-type="string">
            <text:p>noun_s</text:p>
          </table:table-cell>
          <table:table-cell office:value-type="string">
            <text:p>sku:l</text:p>
          </table:table-cell>
          <table:table-cell office:value-type="string">
            <text:p>skUl</text:p>
          </table:table-cell>
          <table:table-cell/>
          <table:table-cell office:value-type="string">
            <text:p>sku:l</text:p>
          </table:table-cell>
          <table:table-cell office:value-type="string">
            <text:p>skUl</text:p>
          </table:table-cell>
          <table:table-cell/>
          <table:table-cell office:value-type="string">
            <text:p>skul</text:p>
          </table:table-cell>
          <table:table-cell office:value-type="string">
            <text:p>skUl</text:p>
          </table:table-cell>
          <table:table-cell/>
          <table:table-cell office:value-type="string">
            <text:p>skUl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science</text:p>
          </table:table-cell>
          <table:table-cell office:value-type="string">
            <text:p>noun_s</text:p>
          </table:table-cell>
          <table:table-cell table:style-name="Default" office:value-type="string">
            <text:p>saI@n(t)s</text:p>
          </table:table-cell>
          <table:table-cell table:style-name="ce10" office:value-type="string">
            <text:p>sIuns</text:p>
          </table:table-cell>
          <table:table-cell table:style-name="ce10"/>
          <table:table-cell table:style-name="Default" office:value-type="string">
            <text:p>saI@n(t)s</text:p>
          </table:table-cell>
          <table:table-cell table:style-name="ce10" office:value-type="string">
            <text:p>sIuns</text:p>
          </table:table-cell>
          <table:table-cell table:style-name="ce10"/>
          <table:table-cell table:style-name="Default" office:value-type="string">
            <text:p>saI@ns</text:p>
          </table:table-cell>
          <table:table-cell table:style-name="ce10" office:value-type="string">
            <text:p>sIuns</text:p>
          </table:table-cell>
          <table:table-cell table:style-name="Default"/>
          <table:table-cell table:style-name="ce10" office:value-type="string">
            <text:p>sIuns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scientist</text:p>
          </table:table-cell>
          <table:table-cell office:value-type="string">
            <text:p>noun_s</text:p>
          </table:table-cell>
          <table:table-cell office:value-type="string">
            <text:p>saI@ntIst</text:p>
          </table:table-cell>
          <table:table-cell office:value-type="string">
            <text:p>sIuntist</text:p>
          </table:table-cell>
          <table:table-cell/>
          <table:table-cell office:value-type="string">
            <text:p>saI@nt@st</text:p>
          </table:table-cell>
          <table:table-cell office:value-type="string">
            <text:p>sIuntust</text:p>
          </table:table-cell>
          <table:table-cell/>
          <table:table-cell office:value-type="string">
            <text:p>saI@nt@st</text:p>
          </table:table-cell>
          <table:table-cell office:value-type="string">
            <text:p>sIuntust</text:p>
          </table:table-cell>
          <table:table-cell/>
          <table:table-cell office:value-type="string">
            <text:p>sIuntist</text:p>
          </table:table-cell>
          <table:table-cell table:number-columns-repeated="3"/>
          <table:table-cell office:value-type="string">
            <text:p>GA-1:3.S4 <text:s/>Au-1:3.S4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score</text:p>
          </table:table-cell>
          <table:table-cell office:value-type="string">
            <text:p>noun_s</text:p>
          </table:table-cell>
          <table:table-cell table:style-name="Default" office:value-type="string">
            <text:p>skO:</text:p>
          </table:table-cell>
          <table:table-cell table:style-name="ce10" office:value-type="string">
            <text:p>skö</text:p>
          </table:table-cell>
          <table:table-cell table:style-name="ce10"/>
          <table:table-cell table:style-name="Default" office:value-type="string">
            <text:p>1-skO:r <text:s/>2-sko:r</text:p>
          </table:table-cell>
          <table:table-cell table:style-name="ce10" office:value-type="string">
            <text:p>1-skQr-&gt;1 <text:s/>2=1</text:p>
          </table:table-cell>
          <table:table-cell table:style-name="ce10"/>
          <table:table-cell table:style-name="Default" office:value-type="string">
            <text:p>skO</text:p>
          </table:table-cell>
          <table:table-cell table:style-name="ce10" office:value-type="string">
            <text:p>skQÑ</text:p>
          </table:table-cell>
          <table:table-cell table:style-name="Default"/>
          <table:table-cell table:style-name="ce10" office:value-type="string">
            <text:p>skö</text:p>
          </table:table-cell>
          <table:table-cell table:style-name="ce10"/>
          <table:table-cell table:style-name="Default" table:number-columns-repeated="3"/>
          <table:table-cell table:style-name="Default" office:value-type="string">
            <text:p>f</text:p>
          </table:table-cell>
          <table:table-cell table:style-name="Default" table:number-columns-repeated="1007"/>
        </table:table-row>
        <table:table-row table:style-name="ro3">
          <table:table-cell office:value-type="string">
            <text:p>screen</text:p>
          </table:table-cell>
          <table:table-cell office:value-type="string">
            <text:p>noun_s</text:p>
          </table:table-cell>
          <table:table-cell office:value-type="string">
            <text:p>skri:n</text:p>
          </table:table-cell>
          <table:table-cell office:value-type="string">
            <text:p>skrEn</text:p>
          </table:table-cell>
          <table:table-cell/>
          <table:table-cell office:value-type="string">
            <text:p>skri:n</text:p>
          </table:table-cell>
          <table:table-cell office:value-type="string">
            <text:p>skrEn</text:p>
          </table:table-cell>
          <table:table-cell/>
          <table:table-cell office:value-type="string">
            <text:p>skrin</text:p>
          </table:table-cell>
          <table:table-cell office:value-type="string">
            <text:p>skrEn</text:p>
          </table:table-cell>
          <table:table-cell/>
          <table:table-cell office:value-type="string">
            <text:p>skrEn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sea</text:p>
          </table:table-cell>
          <table:table-cell office:value-type="string">
            <text:p>noun_s</text:p>
          </table:table-cell>
          <table:table-cell table:style-name="Default" office:value-type="string">
            <text:p>si:</text:p>
          </table:table-cell>
          <table:table-cell table:style-name="ce10" office:value-type="string">
            <text:p>sE</text:p>
          </table:table-cell>
          <table:table-cell table:style-name="ce10"/>
          <table:table-cell table:style-name="Default" office:value-type="string">
            <text:p>si:</text:p>
          </table:table-cell>
          <table:table-cell table:style-name="ce10" office:value-type="string">
            <text:p>sE</text:p>
          </table:table-cell>
          <table:table-cell table:style-name="ce10"/>
          <table:table-cell table:style-name="Default" office:value-type="string">
            <text:p>si</text:p>
          </table:table-cell>
          <table:table-cell table:style-name="ce10" office:value-type="string">
            <text:p>sE</text:p>
          </table:table-cell>
          <table:table-cell table:style-name="Default"/>
          <table:table-cell table:style-name="ce10" office:value-type="string">
            <text:p>sE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search</text:p>
          </table:table-cell>
          <table:table-cell office:value-type="string">
            <text:p>noun_s</text:p>
          </table:table-cell>
          <table:table-cell office:value-type="string">
            <text:p>s3:tS</text:p>
          </table:table-cell>
          <table:table-cell office:value-type="string">
            <text:p>süC</text:p>
          </table:table-cell>
          <table:table-cell/>
          <table:table-cell office:value-type="string">
            <text:p>s3`:tS</text:p>
          </table:table-cell>
          <table:table-cell office:value-type="string">
            <text:p>süC</text:p>
          </table:table-cell>
          <table:table-cell/>
          <table:table-cell office:value-type="string">
            <text:p>s3tS</text:p>
          </table:table-cell>
          <table:table-cell office:value-type="string">
            <text:p>süC</text:p>
          </table:table-cell>
          <table:table-cell/>
          <table:table-cell office:value-type="string">
            <text:p>süC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season</text:p>
          </table:table-cell>
          <table:table-cell office:value-type="string">
            <text:p>noun_s</text:p>
          </table:table-cell>
          <table:table-cell table:style-name="Default" office:value-type="string">
            <text:p>si:z=n</text:p>
          </table:table-cell>
          <table:table-cell table:style-name="ce10" office:value-type="string">
            <text:p>sEzn</text:p>
          </table:table-cell>
          <table:table-cell table:style-name="ce10"/>
          <table:table-cell table:style-name="Default" office:value-type="string">
            <text:p>si:z=n</text:p>
          </table:table-cell>
          <table:table-cell table:style-name="ce10" office:value-type="string">
            <text:p>sEzn</text:p>
          </table:table-cell>
          <table:table-cell table:style-name="ce10"/>
          <table:table-cell table:style-name="Default" office:value-type="string">
            <text:p>siz@n</text:p>
          </table:table-cell>
          <table:table-cell table:style-name="ce10" office:value-type="string">
            <text:p>sEzun</text:p>
          </table:table-cell>
          <table:table-cell table:style-name="Default"/>
          <table:table-cell table:style-name="ce10" office:value-type="string">
            <text:p>sEzun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1:2.S9 <text:s/>GA-1:2.S9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seat</text:p>
          </table:table-cell>
          <table:table-cell office:value-type="string">
            <text:p>noun_s</text:p>
          </table:table-cell>
          <table:table-cell table:style-name="Default" office:value-type="string">
            <text:p>si:t</text:p>
          </table:table-cell>
          <table:table-cell table:style-name="ce10" office:value-type="string">
            <text:p>sEt</text:p>
          </table:table-cell>
          <table:table-cell table:style-name="ce10"/>
          <table:table-cell table:style-name="Default" office:value-type="string">
            <text:p>si:t</text:p>
          </table:table-cell>
          <table:table-cell table:style-name="ce10" office:value-type="string">
            <text:p>sEt</text:p>
          </table:table-cell>
          <table:table-cell table:style-name="ce10"/>
          <table:table-cell table:style-name="Default" office:value-type="string">
            <text:p>sit</text:p>
          </table:table-cell>
          <table:table-cell table:style-name="ce10" office:value-type="string">
            <text:p>sEt</text:p>
          </table:table-cell>
          <table:table-cell table:style-name="Default"/>
          <table:table-cell table:style-name="ce10" office:value-type="string">
            <text:p>sE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second</text:p>
          </table:table-cell>
          <table:table-cell office:value-type="string">
            <text:p>noun_s</text:p>
          </table:table-cell>
          <table:table-cell table:style-name="Default" office:value-type="string">
            <text:p>sek@nd</text:p>
          </table:table-cell>
          <table:table-cell table:style-name="ce10" office:value-type="string">
            <text:p>sekund</text:p>
          </table:table-cell>
          <table:table-cell table:style-name="ce10"/>
          <table:table-cell table:style-name="Default" office:value-type="string">
            <text:p>sek@nd</text:p>
          </table:table-cell>
          <table:table-cell table:style-name="ce10" office:value-type="string">
            <text:p>sekund</text:p>
          </table:table-cell>
          <table:table-cell table:style-name="ce10"/>
          <table:table-cell table:style-name="Default" office:value-type="string">
            <text:p>sEk@nd</text:p>
          </table:table-cell>
          <table:table-cell table:style-name="ce10" office:value-type="string">
            <text:p>sekund</text:p>
          </table:table-cell>
          <table:table-cell table:style-name="Default"/>
          <table:table-cell table:style-name="ce10" office:value-type="string">
            <text:p>sekund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section</text:p>
          </table:table-cell>
          <table:table-cell office:value-type="string">
            <text:p>noun_s</text:p>
          </table:table-cell>
          <table:table-cell table:style-name="Default" office:value-type="string">
            <text:p>sekS=n</text:p>
          </table:table-cell>
          <table:table-cell table:style-name="ce10" office:value-type="string">
            <text:p>sekSn</text:p>
          </table:table-cell>
          <table:table-cell table:style-name="ce10"/>
          <table:table-cell table:style-name="Default" office:value-type="string">
            <text:p>sekS=n</text:p>
          </table:table-cell>
          <table:table-cell table:style-name="ce10" office:value-type="string">
            <text:p>sekSn</text:p>
          </table:table-cell>
          <table:table-cell table:style-name="ce10"/>
          <table:table-cell table:style-name="Default" office:value-type="string">
            <text:p>sEkS@n</text:p>
          </table:table-cell>
          <table:table-cell table:style-name="ce10" office:value-type="string">
            <text:p>sekSun</text:p>
          </table:table-cell>
          <table:table-cell table:style-name="Default"/>
          <table:table-cell table:style-name="ce10" office:value-type="string">
            <text:p>sekSn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sector</text:p>
          </table:table-cell>
          <table:table-cell office:value-type="string">
            <text:p>noun_s</text:p>
          </table:table-cell>
          <table:table-cell table:style-name="Default" office:value-type="string">
            <text:p>sekt@</text:p>
          </table:table-cell>
          <table:table-cell table:style-name="ce10" office:value-type="string">
            <text:p>sektuÑ</text:p>
          </table:table-cell>
          <table:table-cell table:style-name="ce10"/>
          <table:table-cell table:style-name="Default" office:value-type="string">
            <text:p>sekt=r</text:p>
          </table:table-cell>
          <table:table-cell table:style-name="ce10" office:value-type="string">
            <text:p>sektur</text:p>
          </table:table-cell>
          <table:table-cell table:style-name="ce10"/>
          <table:table-cell table:style-name="Default" office:value-type="string">
            <text:p>sEkt@</text:p>
          </table:table-cell>
          <table:table-cell table:style-name="ce10" office:value-type="string">
            <text:p>sektuÑ</text:p>
          </table:table-cell>
          <table:table-cell table:style-name="Default"/>
          <table:table-cell table:style-name="ce10" office:value-type="string">
            <text:p>sektuÑ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selection</text:p>
          </table:table-cell>
          <table:table-cell office:value-type="string">
            <text:p>noun_s</text:p>
          </table:table-cell>
          <table:table-cell office:value-type="string">
            <text:p>1-s@lekS=n <text:s/>2-sIlekS=n</text:p>
          </table:table-cell>
          <table:table-cell office:value-type="string">
            <text:p>1-sulekSn-&gt;1 <text:s/>2-silekSn-&gt;2</text:p>
          </table:table-cell>
          <table:table-cell/>
          <table:table-cell office:value-type="string">
            <text:p>s@lekS=n</text:p>
          </table:table-cell>
          <table:table-cell office:value-type="string">
            <text:p>sulekSn-&gt;1</text:p>
          </table:table-cell>
          <table:table-cell/>
          <table:table-cell office:value-type="string">
            <text:p>s@lEkS@n</text:p>
          </table:table-cell>
          <table:table-cell office:value-type="string">
            <text:p>suleksun-&gt;1</text:p>
          </table:table-cell>
          <table:table-cell/>
          <table:table-cell office:value-type="string">
            <text:p>sulekSn</text:p>
          </table:table-cell>
          <table:table-cell office:value-type="string">
            <text:p>silekSn</text:p>
          </table:table-cell>
          <table:table-cell table:number-columns-repeated="4"/>
          <table:table-cell office:value-type="string">
            <text:p>rule 25 rabbIt exception (commA set takes precedence)</text:p>
          </table:table-cell>
          <table:table-cell table:number-columns-repeated="1006"/>
        </table:table-row>
        <table:table-row table:style-name="ro3">
          <table:table-cell table:style-name="Default" office:value-type="string">
            <text:p>sense</text:p>
          </table:table-cell>
          <table:table-cell office:value-type="string">
            <text:p>noun_s</text:p>
          </table:table-cell>
          <table:table-cell table:style-name="Default" office:value-type="string">
            <text:p>sen(t)s</text:p>
          </table:table-cell>
          <table:table-cell table:style-name="ce10" office:value-type="string">
            <text:p>sens</text:p>
          </table:table-cell>
          <table:table-cell table:style-name="ce10"/>
          <table:table-cell table:style-name="Default" office:value-type="string">
            <text:p>sen(t)s</text:p>
          </table:table-cell>
          <table:table-cell table:style-name="ce10" office:value-type="string">
            <text:p>sens</text:p>
          </table:table-cell>
          <table:table-cell table:style-name="ce10"/>
          <table:table-cell table:style-name="Default" office:value-type="string">
            <text:p>sEns</text:p>
          </table:table-cell>
          <table:table-cell table:style-name="ce10" office:value-type="string">
            <text:p>sens</text:p>
          </table:table-cell>
          <table:table-cell table:style-name="Default"/>
          <table:table-cell table:style-name="ce10" office:value-type="string">
            <text:p>sens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sentence</text:p>
          </table:table-cell>
          <table:table-cell office:value-type="string">
            <text:p>noun_s</text:p>
          </table:table-cell>
          <table:table-cell office:value-type="string">
            <text:p>sent@n(t)s</text:p>
          </table:table-cell>
          <table:table-cell office:value-type="string">
            <text:p>sentuns</text:p>
          </table:table-cell>
          <table:table-cell/>
          <table:table-cell office:value-type="string">
            <text:p>sent=n(t)s</text:p>
          </table:table-cell>
          <table:table-cell office:value-type="string">
            <text:p>sentns</text:p>
          </table:table-cell>
          <table:table-cell/>
          <table:table-cell office:value-type="string">
            <text:p>sEnt@ns</text:p>
          </table:table-cell>
          <table:table-cell office:value-type="string">
            <text:p>sentuns</text:p>
          </table:table-cell>
          <table:table-cell/>
          <table:table-cell office:value-type="string">
            <text:p>sentuns</text:p>
          </table:table-cell>
          <table:table-cell table:number-columns-repeated="5"/>
          <table:table-cell office:value-type="string">
            <text:p>general exception: included optional schwa for GA -&gt;[u] in _-ence_ ending</text:p>
          </table:table-cell>
          <table:table-cell table:number-columns-repeated="1006"/>
        </table:table-row>
        <table:table-row table:style-name="ro3">
          <table:table-cell office:value-type="string">
            <text:p>sequence</text:p>
          </table:table-cell>
          <table:table-cell office:value-type="string">
            <text:p>noun_s</text:p>
          </table:table-cell>
          <table:table-cell office:value-type="string">
            <text:p>si:kw@n(t)s</text:p>
          </table:table-cell>
          <table:table-cell office:value-type="string">
            <text:p>sEkwuns</text:p>
          </table:table-cell>
          <table:table-cell/>
          <table:table-cell office:value-type="string">
            <text:p>si:kw@n(t)s</text:p>
          </table:table-cell>
          <table:table-cell office:value-type="string">
            <text:p>sEkwuns</text:p>
          </table:table-cell>
          <table:table-cell/>
          <table:table-cell office:value-type="string">
            <text:p>sikw@ns</text:p>
          </table:table-cell>
          <table:table-cell office:value-type="string">
            <text:p>sEkwuns</text:p>
          </table:table-cell>
          <table:table-cell/>
          <table:table-cell office:value-type="string">
            <text:p>sEkwuns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series</text:p>
          </table:table-cell>
          <table:table-cell office:value-type="string">
            <text:p>noun_x</text:p>
          </table:table-cell>
          <table:table-cell table:style-name="Default" office:value-type="string">
            <text:p>sI@ri:z</text:p>
          </table:table-cell>
          <table:table-cell table:style-name="ce10" office:value-type="string">
            <text:p>sËEz</text:p>
          </table:table-cell>
          <table:table-cell table:style-name="ce10"/>
          <table:table-cell table:style-name="Default" office:value-type="string">
            <text:p>sIri:z</text:p>
          </table:table-cell>
          <table:table-cell table:style-name="ce10" office:value-type="string">
            <text:p>sËEz</text:p>
          </table:table-cell>
          <table:table-cell table:style-name="ce10"/>
          <table:table-cell table:style-name="Default" office:value-type="string">
            <text:p>sI@riz</text:p>
          </table:table-cell>
          <table:table-cell table:style-name="ce10" office:value-type="string">
            <text:p>sËEz</text:p>
          </table:table-cell>
          <table:table-cell table:style-name="Default"/>
          <table:table-cell table:style-name="ce10" office:value-type="string">
            <text:p>sËEz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servant</text:p>
          </table:table-cell>
          <table:table-cell office:value-type="string">
            <text:p>noun_s</text:p>
          </table:table-cell>
          <table:table-cell table:style-name="Default" office:value-type="string">
            <text:p>s3:v=nt</text:p>
          </table:table-cell>
          <table:table-cell table:style-name="ce10" office:value-type="string">
            <text:p>süvnt</text:p>
          </table:table-cell>
          <table:table-cell table:style-name="ce10"/>
          <table:table-cell table:style-name="Default" office:value-type="string">
            <text:p>s3`:v=nt</text:p>
          </table:table-cell>
          <table:table-cell table:style-name="ce10" office:value-type="string">
            <text:p>süvnt</text:p>
          </table:table-cell>
          <table:table-cell table:style-name="ce10"/>
          <table:table-cell table:style-name="Default" office:value-type="string">
            <text:p>s3v@nt</text:p>
          </table:table-cell>
          <table:table-cell table:style-name="ce10" office:value-type="string">
            <text:p>süvunt</text:p>
          </table:table-cell>
          <table:table-cell table:style-name="Default"/>
          <table:table-cell table:style-name="ce10" office:value-type="string">
            <text:p>süvnt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Au-1:2.25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service</text:p>
          </table:table-cell>
          <table:table-cell office:value-type="string">
            <text:p>noun_s</text:p>
          </table:table-cell>
          <table:table-cell office:value-type="string">
            <text:p>s3:vIs</text:p>
          </table:table-cell>
          <table:table-cell office:value-type="string">
            <text:p>süvis</text:p>
          </table:table-cell>
          <table:table-cell/>
          <table:table-cell office:value-type="string">
            <text:p>s3`:v@s</text:p>
          </table:table-cell>
          <table:table-cell office:value-type="string">
            <text:p>süvus</text:p>
          </table:table-cell>
          <table:table-cell/>
          <table:table-cell office:value-type="string">
            <text:p>s3v@s</text:p>
          </table:table-cell>
          <table:table-cell office:value-type="string">
            <text:p>süvus</text:p>
          </table:table-cell>
          <table:table-cell/>
          <table:table-cell office:value-type="string">
            <text:p>süvis</text:p>
          </table:table-cell>
          <table:table-cell table:number-columns-repeated="3"/>
          <table:table-cell office:value-type="string">
            <text:p>GA-1:2.25 <text:s/>Au-1:2.25</text:p>
          </table:table-cell>
          <table:table-cell table:number-columns-repeated="1008"/>
        </table:table-row>
        <table:table-row table:style-name="ro3">
          <table:table-cell office:value-type="string">
            <text:p>session</text:p>
          </table:table-cell>
          <table:table-cell office:value-type="string">
            <text:p>noun_s</text:p>
          </table:table-cell>
          <table:table-cell office:value-type="string">
            <text:p>seS=n</text:p>
          </table:table-cell>
          <table:table-cell office:value-type="string">
            <text:p>seSn</text:p>
          </table:table-cell>
          <table:table-cell/>
          <table:table-cell office:value-type="string">
            <text:p>seS=n</text:p>
          </table:table-cell>
          <table:table-cell office:value-type="string">
            <text:p>seSn</text:p>
          </table:table-cell>
          <table:table-cell/>
          <table:table-cell office:value-type="string">
            <text:p>sES@n</text:p>
          </table:table-cell>
          <table:table-cell office:value-type="string">
            <text:p>seSun</text:p>
          </table:table-cell>
          <table:table-cell/>
          <table:table-cell office:value-type="string">
            <text:p>seSn</text:p>
          </table:table-cell>
          <table:table-cell table:number-columns-repeated="3"/>
          <table:table-cell office:value-type="string">
            <text:p>Au-1:2.O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set</text:p>
          </table:table-cell>
          <table:table-cell office:value-type="string">
            <text:p>noun_s</text:p>
          </table:table-cell>
          <table:table-cell table:style-name="Default" office:value-type="string">
            <text:p>set</text:p>
          </table:table-cell>
          <table:table-cell table:style-name="ce10" office:value-type="string">
            <text:p>set</text:p>
          </table:table-cell>
          <table:table-cell table:style-name="ce10"/>
          <table:table-cell table:style-name="Default" office:value-type="string">
            <text:p>set</text:p>
          </table:table-cell>
          <table:table-cell table:style-name="ce10" office:value-type="string">
            <text:p>set</text:p>
          </table:table-cell>
          <table:table-cell table:style-name="ce10"/>
          <table:table-cell table:style-name="Default" office:value-type="string">
            <text:p>sEt</text:p>
          </table:table-cell>
          <table:table-cell table:style-name="ce10" office:value-type="string">
            <text:p>set</text:p>
          </table:table-cell>
          <table:table-cell table:style-name="Default"/>
          <table:table-cell table:style-name="ce10" office:value-type="string">
            <text:p>se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settlement</text:p>
          </table:table-cell>
          <table:table-cell office:value-type="string">
            <text:p>noun_s</text:p>
          </table:table-cell>
          <table:table-cell office:value-type="string">
            <text:p>set=lm@nt</text:p>
          </table:table-cell>
          <table:table-cell office:value-type="string">
            <text:p>setlmunt</text:p>
          </table:table-cell>
          <table:table-cell/>
          <table:table-cell office:value-type="string">
            <text:p>set=lm@nt</text:p>
          </table:table-cell>
          <table:table-cell office:value-type="string">
            <text:p>setlmunt</text:p>
          </table:table-cell>
          <table:table-cell/>
          <table:table-cell office:value-type="string">
            <text:p>sEtlm@nt</text:p>
          </table:table-cell>
          <table:table-cell office:value-type="string">
            <text:p>setlmunt</text:p>
          </table:table-cell>
          <table:table-cell/>
          <table:table-cell office:value-type="string">
            <text:p>setlmunt</text:p>
          </table:table-cell>
          <table:table-cell table:number-columns-repeated="1012"/>
        </table:table-row>
        <table:table-row table:style-name="ro3">
          <table:table-cell office:value-type="string">
            <text:p>sex</text:p>
          </table:table-cell>
          <table:table-cell office:value-type="string">
            <text:p>noun_s</text:p>
          </table:table-cell>
          <table:table-cell table:number-columns-repeated="2" office:value-type="string">
            <text:p>seks</text:p>
          </table:table-cell>
          <table:table-cell/>
          <table:table-cell table:number-columns-repeated="2" office:value-type="string">
            <text:p>seks</text:p>
          </table:table-cell>
          <table:table-cell/>
          <table:table-cell office:value-type="string">
            <text:p>sEks</text:p>
          </table:table-cell>
          <table:table-cell office:value-type="string">
            <text:p>seks</text:p>
          </table:table-cell>
          <table:table-cell/>
          <table:table-cell office:value-type="string">
            <text:p>seks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shadow</text:p>
          </table:table-cell>
          <table:table-cell office:value-type="string">
            <text:p>noun_s</text:p>
          </table:table-cell>
          <table:table-cell table:style-name="Default" office:value-type="string">
            <text:p>S{d@U</text:p>
          </table:table-cell>
          <table:table-cell table:style-name="ce10" office:value-type="string">
            <text:p>SadO</text:p>
          </table:table-cell>
          <table:table-cell table:style-name="ce10"/>
          <table:table-cell table:style-name="Default" office:value-type="string">
            <text:p>S{doU</text:p>
          </table:table-cell>
          <table:table-cell table:style-name="ce10" office:value-type="string">
            <text:p>SadO</text:p>
          </table:table-cell>
          <table:table-cell table:style-name="ce10"/>
          <table:table-cell table:style-name="Default" office:value-type="string">
            <text:p>S{doU</text:p>
          </table:table-cell>
          <table:table-cell table:style-name="ce10" office:value-type="string">
            <text:p>SadO</text:p>
          </table:table-cell>
          <table:table-cell table:style-name="Default"/>
          <table:table-cell table:style-name="ce10" office:value-type="string">
            <text:p>SadO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shape</text:p>
          </table:table-cell>
          <table:table-cell office:value-type="string">
            <text:p>noun_s</text:p>
          </table:table-cell>
          <table:table-cell office:value-type="string">
            <text:p>SeIp</text:p>
          </table:table-cell>
          <table:table-cell office:value-type="string">
            <text:p>SAp</text:p>
          </table:table-cell>
          <table:table-cell/>
          <table:table-cell office:value-type="string">
            <text:p>SeIp</text:p>
          </table:table-cell>
          <table:table-cell office:value-type="string">
            <text:p>SAp</text:p>
          </table:table-cell>
          <table:table-cell/>
          <table:table-cell office:value-type="string">
            <text:p>SeIp</text:p>
          </table:table-cell>
          <table:table-cell office:value-type="string">
            <text:p>SAp</text:p>
          </table:table-cell>
          <table:table-cell/>
          <table:table-cell office:value-type="string">
            <text:p>SAp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share</text:p>
          </table:table-cell>
          <table:table-cell office:value-type="string">
            <text:p>noun_s</text:p>
          </table:table-cell>
          <table:table-cell table:style-name="Default" office:value-type="string">
            <text:p>Se@</text:p>
          </table:table-cell>
          <table:table-cell table:style-name="ce10" office:value-type="string">
            <text:p>SÄ</text:p>
          </table:table-cell>
          <table:table-cell table:style-name="ce10"/>
          <table:table-cell table:style-name="Default" office:value-type="string">
            <text:p>1-Se=r <text:s/>2-S{=r</text:p>
          </table:table-cell>
          <table:table-cell table:style-name="ce10" office:value-type="string">
            <text:p>1-SÄ-&gt;1 <text:s/>2-Sar-&gt;1</text:p>
          </table:table-cell>
          <table:table-cell table:style-name="ce10"/>
          <table:table-cell table:style-name="Default" office:value-type="string">
            <text:p>SE@</text:p>
          </table:table-cell>
          <table:table-cell table:style-name="ce10" office:value-type="string">
            <text:p>SÄ</text:p>
          </table:table-cell>
          <table:table-cell table:style-name="Default"/>
          <table:table-cell table:style-name="ce10" office:value-type="string">
            <text:p>SÄ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1:1.20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sheet</text:p>
          </table:table-cell>
          <table:table-cell office:value-type="string">
            <text:p>noun_s</text:p>
          </table:table-cell>
          <table:table-cell office:value-type="string">
            <text:p>Si:t</text:p>
          </table:table-cell>
          <table:table-cell office:value-type="string">
            <text:p>SEt</text:p>
          </table:table-cell>
          <table:table-cell/>
          <table:table-cell office:value-type="string">
            <text:p>Si:t</text:p>
          </table:table-cell>
          <table:table-cell office:value-type="string">
            <text:p>SEt</text:p>
          </table:table-cell>
          <table:table-cell/>
          <table:table-cell office:value-type="string">
            <text:p>Sit</text:p>
          </table:table-cell>
          <table:table-cell office:value-type="string">
            <text:p>SEt</text:p>
          </table:table-cell>
          <table:table-cell/>
          <table:table-cell office:value-type="string">
            <text:p>SEt</text:p>
          </table:table-cell>
          <table:table-cell table:number-columns-repeated="1012"/>
        </table:table-row>
        <table:table-row table:style-name="ro3">
          <table:table-cell office:value-type="string">
            <text:p>ship</text:p>
          </table:table-cell>
          <table:table-cell office:value-type="string">
            <text:p>noun_s</text:p>
          </table:table-cell>
          <table:table-cell office:value-type="string">
            <text:p>SIp</text:p>
          </table:table-cell>
          <table:table-cell office:value-type="string">
            <text:p>Sip</text:p>
          </table:table-cell>
          <table:table-cell/>
          <table:table-cell office:value-type="string">
            <text:p>SIp</text:p>
          </table:table-cell>
          <table:table-cell office:value-type="string">
            <text:p>Sip</text:p>
          </table:table-cell>
          <table:table-cell/>
          <table:table-cell office:value-type="string">
            <text:p>SIp</text:p>
          </table:table-cell>
          <table:table-cell office:value-type="string">
            <text:p>Sip</text:p>
          </table:table-cell>
          <table:table-cell/>
          <table:table-cell office:value-type="string">
            <text:p>Sip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shock</text:p>
          </table:table-cell>
          <table:table-cell office:value-type="string">
            <text:p>noun_s</text:p>
          </table:table-cell>
          <table:table-cell table:style-name="Default" office:value-type="string">
            <text:p>SQk</text:p>
          </table:table-cell>
          <table:table-cell table:style-name="ce10" office:value-type="string">
            <text:p>Sok</text:p>
          </table:table-cell>
          <table:table-cell table:style-name="ce10"/>
          <table:table-cell table:style-name="Default" office:value-type="string">
            <text:p>SA:k</text:p>
          </table:table-cell>
          <table:table-cell table:style-name="ce10" office:value-type="string">
            <text:p>SRk</text:p>
          </table:table-cell>
          <table:table-cell table:style-name="ce10"/>
          <table:table-cell table:style-name="Default" office:value-type="string">
            <text:p>SQk</text:p>
          </table:table-cell>
          <table:table-cell table:style-name="ce10" office:value-type="string">
            <text:p>Sok</text:p>
          </table:table-cell>
          <table:table-cell table:style-name="Default"/>
          <table:table-cell table:style-name="ce10" office:value-type="string">
            <text:p>Sok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1:1.9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shoe</text:p>
          </table:table-cell>
          <table:table-cell office:value-type="string">
            <text:p>noun_s</text:p>
          </table:table-cell>
          <table:table-cell table:style-name="Default" office:value-type="string">
            <text:p>Su:</text:p>
          </table:table-cell>
          <table:table-cell table:style-name="ce10" office:value-type="string">
            <text:p>SU</text:p>
          </table:table-cell>
          <table:table-cell table:style-name="ce10"/>
          <table:table-cell table:style-name="Default" office:value-type="string">
            <text:p>Su:z</text:p>
          </table:table-cell>
          <table:table-cell table:style-name="ce10" office:value-type="string">
            <text:p>SU</text:p>
          </table:table-cell>
          <table:table-cell table:style-name="ce10"/>
          <table:table-cell table:style-name="Default" office:value-type="string">
            <text:p>Su</text:p>
          </table:table-cell>
          <table:table-cell table:style-name="ce10" office:value-type="string">
            <text:p>SU</text:p>
          </table:table-cell>
          <table:table-cell table:style-name="Default"/>
          <table:table-cell table:style-name="ce10" office:value-type="string">
            <text:p>SU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shop</text:p>
          </table:table-cell>
          <table:table-cell office:value-type="string">
            <text:p>noun_s</text:p>
          </table:table-cell>
          <table:table-cell table:style-name="Default" office:value-type="string">
            <text:p>SQp</text:p>
          </table:table-cell>
          <table:table-cell table:style-name="ce10" office:value-type="string">
            <text:p>Sop</text:p>
          </table:table-cell>
          <table:table-cell table:style-name="ce10"/>
          <table:table-cell table:style-name="Default" office:value-type="string">
            <text:p>SA:p</text:p>
          </table:table-cell>
          <table:table-cell table:style-name="ce10" office:value-type="string">
            <text:p>SRp</text:p>
          </table:table-cell>
          <table:table-cell table:style-name="ce10"/>
          <table:table-cell table:style-name="Default" office:value-type="string">
            <text:p>SQp</text:p>
          </table:table-cell>
          <table:table-cell table:style-name="ce10" office:value-type="string">
            <text:p>Sop</text:p>
          </table:table-cell>
          <table:table-cell table:style-name="Default"/>
          <table:table-cell table:style-name="ce10" office:value-type="string">
            <text:p>Sop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1:1.9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shot</text:p>
          </table:table-cell>
          <table:table-cell office:value-type="string">
            <text:p>noun_s</text:p>
          </table:table-cell>
          <table:table-cell table:style-name="Default" office:value-type="string">
            <text:p>SQt</text:p>
          </table:table-cell>
          <table:table-cell table:style-name="ce10" office:value-type="string">
            <text:p>Sot</text:p>
          </table:table-cell>
          <table:table-cell table:style-name="ce10"/>
          <table:table-cell table:style-name="Default" office:value-type="string">
            <text:p>SA:t</text:p>
          </table:table-cell>
          <table:table-cell table:style-name="ce10" office:value-type="string">
            <text:p>SRt</text:p>
          </table:table-cell>
          <table:table-cell table:style-name="ce10"/>
          <table:table-cell table:style-name="Default" office:value-type="string">
            <text:p>SQt</text:p>
          </table:table-cell>
          <table:table-cell table:style-name="ce10" office:value-type="string">
            <text:p>Sot</text:p>
          </table:table-cell>
          <table:table-cell table:style-name="Default"/>
          <table:table-cell table:style-name="ce10" office:value-type="string">
            <text:p>Sot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1:1.9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shoulder</text:p>
          </table:table-cell>
          <table:table-cell office:value-type="string">
            <text:p>noun_s</text:p>
          </table:table-cell>
          <table:table-cell office:value-type="string">
            <text:p>1-S@Uld@ <text:s/>2-SQUld@</text:p>
          </table:table-cell>
          <table:table-cell office:value-type="string">
            <text:p>1-SOlduÑ-&gt;1 <text:s/>2=1</text:p>
          </table:table-cell>
          <table:table-cell/>
          <table:table-cell office:value-type="string">
            <text:p>SoUld@r</text:p>
          </table:table-cell>
          <table:table-cell office:value-type="string">
            <text:p>SOlduÑ</text:p>
          </table:table-cell>
          <table:table-cell/>
          <table:table-cell office:value-type="string">
            <text:p>SoUld@</text:p>
          </table:table-cell>
          <table:table-cell office:value-type="string">
            <text:p>SOlduÑ</text:p>
          </table:table-cell>
          <table:table-cell/>
          <table:table-cell office:value-type="string">
            <text:p>SOlduÑ</text:p>
          </table:table-cell>
          <table:table-cell table:number-columns-repeated="5"/>
          <table:table-cell office:value-type="string">
            <text:p>RP-2 is a variant derived by rule</text:p>
          </table:table-cell>
          <table:table-cell table:number-columns-repeated="1006"/>
        </table:table-row>
        <table:table-row table:style-name="ro3">
          <table:table-cell table:style-name="Default" office:value-type="string">
            <text:p>show</text:p>
          </table:table-cell>
          <table:table-cell office:value-type="string">
            <text:p>noun_s</text:p>
          </table:table-cell>
          <table:table-cell table:style-name="Default" office:value-type="string">
            <text:p>S@U</text:p>
          </table:table-cell>
          <table:table-cell table:style-name="ce10" office:value-type="string">
            <text:p>SO</text:p>
          </table:table-cell>
          <table:table-cell table:style-name="ce10"/>
          <table:table-cell table:style-name="Default" office:value-type="string">
            <text:p>SoU</text:p>
          </table:table-cell>
          <table:table-cell table:style-name="ce10" office:value-type="string">
            <text:p>SO</text:p>
          </table:table-cell>
          <table:table-cell table:style-name="ce10"/>
          <table:table-cell table:style-name="Default" office:value-type="string">
            <text:p>SoU</text:p>
          </table:table-cell>
          <table:table-cell table:style-name="ce10" office:value-type="string">
            <text:p>SO</text:p>
          </table:table-cell>
          <table:table-cell table:style-name="Default"/>
          <table:table-cell table:style-name="ce10" office:value-type="string">
            <text:p>SO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1:1.9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side</text:p>
          </table:table-cell>
          <table:table-cell office:value-type="string">
            <text:p>noun_s</text:p>
          </table:table-cell>
          <table:table-cell office:value-type="string">
            <text:p>saId</text:p>
          </table:table-cell>
          <table:table-cell office:value-type="string">
            <text:p>sId</text:p>
          </table:table-cell>
          <table:table-cell/>
          <table:table-cell office:value-type="string">
            <text:p>saId</text:p>
          </table:table-cell>
          <table:table-cell office:value-type="string">
            <text:p>sId</text:p>
          </table:table-cell>
          <table:table-cell/>
          <table:table-cell office:value-type="string">
            <text:p>saId</text:p>
          </table:table-cell>
          <table:table-cell office:value-type="string">
            <text:p>sId</text:p>
          </table:table-cell>
          <table:table-cell/>
          <table:table-cell office:value-type="string">
            <text:p>sId</text:p>
          </table:table-cell>
          <table:table-cell table:number-columns-repeated="1012"/>
        </table:table-row>
        <table:table-row table:style-name="ro3">
          <table:table-cell office:value-type="string">
            <text:p>sight</text:p>
          </table:table-cell>
          <table:table-cell office:value-type="string">
            <text:p>noun_s</text:p>
          </table:table-cell>
          <table:table-cell office:value-type="string">
            <text:p>saIt</text:p>
          </table:table-cell>
          <table:table-cell office:value-type="string">
            <text:p>sIt</text:p>
          </table:table-cell>
          <table:table-cell/>
          <table:table-cell office:value-type="string">
            <text:p>saIt</text:p>
          </table:table-cell>
          <table:table-cell office:value-type="string">
            <text:p>sIt</text:p>
          </table:table-cell>
          <table:table-cell/>
          <table:table-cell office:value-type="string">
            <text:p>saIt</text:p>
          </table:table-cell>
          <table:table-cell office:value-type="string">
            <text:p>sIt</text:p>
          </table:table-cell>
          <table:table-cell/>
          <table:table-cell office:value-type="string">
            <text:p>sI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sign</text:p>
          </table:table-cell>
          <table:table-cell office:value-type="string">
            <text:p>noun_s</text:p>
          </table:table-cell>
          <table:table-cell table:style-name="Default" office:value-type="string">
            <text:p>saIn</text:p>
          </table:table-cell>
          <table:table-cell table:style-name="ce10" office:value-type="string">
            <text:p>sIn</text:p>
          </table:table-cell>
          <table:table-cell table:style-name="ce10"/>
          <table:table-cell table:style-name="Default" office:value-type="string">
            <text:p>saIn</text:p>
          </table:table-cell>
          <table:table-cell table:style-name="ce10" office:value-type="string">
            <text:p>sIn</text:p>
          </table:table-cell>
          <table:table-cell table:style-name="ce10"/>
          <table:table-cell table:style-name="Default" office:value-type="string">
            <text:p>saIn</text:p>
          </table:table-cell>
          <table:table-cell table:style-name="ce10" office:value-type="string">
            <text:p>sIn</text:p>
          </table:table-cell>
          <table:table-cell table:style-name="Default"/>
          <table:table-cell table:style-name="ce10" office:value-type="string">
            <text:p>sIn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signal</text:p>
          </table:table-cell>
          <table:table-cell office:value-type="string">
            <text:p>noun_s</text:p>
          </table:table-cell>
          <table:table-cell table:style-name="Default" office:value-type="string">
            <text:p>sIgn=l</text:p>
          </table:table-cell>
          <table:table-cell table:style-name="ce10" office:value-type="string">
            <text:p>signl</text:p>
          </table:table-cell>
          <table:table-cell table:style-name="ce10"/>
          <table:table-cell table:style-name="Default" office:value-type="string">
            <text:p>sIgn=l</text:p>
          </table:table-cell>
          <table:table-cell table:style-name="ce10" office:value-type="string">
            <text:p>signl</text:p>
          </table:table-cell>
          <table:table-cell table:style-name="ce10"/>
          <table:table-cell table:style-name="Default" office:value-type="string">
            <text:p>sIgn@l</text:p>
          </table:table-cell>
          <table:table-cell table:style-name="ce10" office:value-type="string">
            <text:p>signul</text:p>
          </table:table-cell>
          <table:table-cell table:style-name="Default"/>
          <table:table-cell table:style-name="ce10" office:value-type="string">
            <text:p>signl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Au-1:2.O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significance</text:p>
          </table:table-cell>
          <table:table-cell office:value-type="string">
            <text:p>noun_x</text:p>
          </table:table-cell>
          <table:table-cell table:style-name="Default" office:value-type="string">
            <text:p>1-sIgnIfIk@n(t)s <text:s/>2-sIgnIf@k@n(t)s</text:p>
          </table:table-cell>
          <table:table-cell table:style-name="ce10" office:value-type="string">
            <text:p>1-signifikuns-&gt;1 <text:s/>2-signifukuns-&gt;1</text:p>
          </table:table-cell>
          <table:table-cell table:style-name="ce10"/>
          <table:table-cell table:style-name="Default" office:value-type="string">
            <text:p>sIgnIfIk@n(t)s</text:p>
          </table:table-cell>
          <table:table-cell table:style-name="ce10" office:value-type="string">
            <text:p>signifikuns</text:p>
          </table:table-cell>
          <table:table-cell table:style-name="ce10"/>
          <table:table-cell table:style-name="Default" office:value-type="string">
            <text:p>sIgnIf@k@ns</text:p>
          </table:table-cell>
          <table:table-cell table:style-name="ce10" office:value-type="string">
            <text:p>signifukuns</text:p>
          </table:table-cell>
          <table:table-cell table:style-name="Default"/>
          <table:table-cell table:style-name="ce10" office:value-type="string">
            <text:p>signifikuns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3.25 <text:s/>Au-1:3.25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silence</text:p>
          </table:table-cell>
          <table:table-cell office:value-type="string">
            <text:p>noun_s</text:p>
          </table:table-cell>
          <table:table-cell office:value-type="string">
            <text:p>saIl@n(t)s</text:p>
          </table:table-cell>
          <table:table-cell office:value-type="string">
            <text:p>sIluns</text:p>
          </table:table-cell>
          <table:table-cell/>
          <table:table-cell office:value-type="string">
            <text:p>saIl@n(t)s</text:p>
          </table:table-cell>
          <table:table-cell office:value-type="string">
            <text:p>sIluns</text:p>
          </table:table-cell>
          <table:table-cell/>
          <table:table-cell office:value-type="string">
            <text:p>saIl@ns</text:p>
          </table:table-cell>
          <table:table-cell office:value-type="string">
            <text:p>sIluns</text:p>
          </table:table-cell>
          <table:table-cell/>
          <table:table-cell office:value-type="string">
            <text:p>sIluns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sir</text:p>
          </table:table-cell>
          <table:table-cell office:value-type="string">
            <text:p>noun_s</text:p>
          </table:table-cell>
          <table:table-cell table:style-name="Default" office:value-type="string">
            <text:p>s3: <text:s/>[weak form /s@/]</text:p>
          </table:table-cell>
          <table:table-cell table:style-name="ce10" office:value-type="string">
            <text:p>sÚü</text:p>
          </table:table-cell>
          <table:table-cell table:style-name="ce10"/>
          <table:table-cell table:style-name="Default" office:value-type="string">
            <text:p>s3`: <text:s/>[weak form /s@/]</text:p>
          </table:table-cell>
          <table:table-cell table:style-name="ce10" office:value-type="string">
            <text:p>sü</text:p>
          </table:table-cell>
          <table:table-cell table:style-name="ce10"/>
          <table:table-cell table:style-name="Default" office:value-type="string">
            <text:p>s3</text:p>
          </table:table-cell>
          <table:table-cell table:style-name="ce10" office:value-type="string">
            <text:p>sü</text:p>
          </table:table-cell>
          <table:table-cell table:style-name="Default"/>
          <table:table-cell table:style-name="ce10" office:value-type="string">
            <text:p>sü</text:p>
          </table:table-cell>
          <table:table-cell table:style-name="ce10"/>
          <table:table-cell table:style-name="Default" table:number-columns-repeated="3"/>
          <table:table-cell table:style-name="Default" office:value-type="string">
            <text:p>w</text:p>
          </table:table-cell>
          <table:table-cell table:style-name="Default" table:number-columns-repeated="1007"/>
        </table:table-row>
        <table:table-row table:style-name="ro3">
          <table:table-cell table:style-name="Default" office:value-type="string">
            <text:p>sister</text:p>
          </table:table-cell>
          <table:table-cell office:value-type="string">
            <text:p>noun_s</text:p>
          </table:table-cell>
          <table:table-cell table:style-name="Default" office:value-type="string">
            <text:p>sIst@</text:p>
          </table:table-cell>
          <table:table-cell table:style-name="ce10" office:value-type="string">
            <text:p>sistuÑ</text:p>
          </table:table-cell>
          <table:table-cell table:style-name="ce10"/>
          <table:table-cell table:style-name="Default" office:value-type="string">
            <text:p>sIst=r</text:p>
          </table:table-cell>
          <table:table-cell table:style-name="ce10" office:value-type="string">
            <text:p>sistuÑ</text:p>
          </table:table-cell>
          <table:table-cell table:style-name="ce10"/>
          <table:table-cell table:style-name="Default" office:value-type="string">
            <text:p>sIst@</text:p>
          </table:table-cell>
          <table:table-cell table:style-name="ce10" office:value-type="string">
            <text:p>sistuÑ</text:p>
          </table:table-cell>
          <table:table-cell table:style-name="Default"/>
          <table:table-cell table:style-name="ce10" office:value-type="string">
            <text:p>sistuÑ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site</text:p>
          </table:table-cell>
          <table:table-cell office:value-type="string">
            <text:p>noun_s</text:p>
          </table:table-cell>
          <table:table-cell table:style-name="Default" office:value-type="string">
            <text:p>saIt</text:p>
          </table:table-cell>
          <table:table-cell table:style-name="ce10" office:value-type="string">
            <text:p>sIt</text:p>
          </table:table-cell>
          <table:table-cell table:style-name="ce10"/>
          <table:table-cell table:style-name="Default" office:value-type="string">
            <text:p>saIt</text:p>
          </table:table-cell>
          <table:table-cell table:style-name="ce10" office:value-type="string">
            <text:p>sIt</text:p>
          </table:table-cell>
          <table:table-cell table:style-name="ce10"/>
          <table:table-cell table:style-name="Default" office:value-type="string">
            <text:p>saIt</text:p>
          </table:table-cell>
          <table:table-cell table:style-name="ce10" office:value-type="string">
            <text:p>sIt</text:p>
          </table:table-cell>
          <table:table-cell table:style-name="Default"/>
          <table:table-cell table:style-name="ce10" office:value-type="string">
            <text:p>sI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size</text:p>
          </table:table-cell>
          <table:table-cell office:value-type="string">
            <text:p>noun_s</text:p>
          </table:table-cell>
          <table:table-cell table:style-name="Default" office:value-type="string">
            <text:p>saIz</text:p>
          </table:table-cell>
          <table:table-cell table:style-name="ce10" office:value-type="string">
            <text:p>sIz</text:p>
          </table:table-cell>
          <table:table-cell table:style-name="ce10"/>
          <table:table-cell table:style-name="Default" office:value-type="string">
            <text:p>saIz</text:p>
          </table:table-cell>
          <table:table-cell table:style-name="ce10" office:value-type="string">
            <text:p>sIz</text:p>
          </table:table-cell>
          <table:table-cell table:style-name="ce10"/>
          <table:table-cell table:style-name="Default" office:value-type="string">
            <text:p>saIz</text:p>
          </table:table-cell>
          <table:table-cell table:style-name="ce10" office:value-type="string">
            <text:p>sIz</text:p>
          </table:table-cell>
          <table:table-cell table:style-name="Default"/>
          <table:table-cell table:style-name="ce10" office:value-type="string">
            <text:p>sIz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skill</text:p>
          </table:table-cell>
          <table:table-cell office:value-type="string">
            <text:p>noun_s</text:p>
          </table:table-cell>
          <table:table-cell table:style-name="Default" office:value-type="string">
            <text:p>skIl</text:p>
          </table:table-cell>
          <table:table-cell table:style-name="ce10" office:value-type="string">
            <text:p>skil</text:p>
          </table:table-cell>
          <table:table-cell table:style-name="ce10"/>
          <table:table-cell table:style-name="Default" office:value-type="string">
            <text:p>skIl</text:p>
          </table:table-cell>
          <table:table-cell table:style-name="ce10" office:value-type="string">
            <text:p>skil</text:p>
          </table:table-cell>
          <table:table-cell table:style-name="ce10"/>
          <table:table-cell table:style-name="Default" office:value-type="string">
            <text:p>skIl</text:p>
          </table:table-cell>
          <table:table-cell table:style-name="ce10" office:value-type="string">
            <text:p>skil</text:p>
          </table:table-cell>
          <table:table-cell table:style-name="Default"/>
          <table:table-cell table:style-name="ce10" office:value-type="string">
            <text:p>skil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skin</text:p>
          </table:table-cell>
          <table:table-cell office:value-type="string">
            <text:p>noun_s</text:p>
          </table:table-cell>
          <table:table-cell office:value-type="string">
            <text:p>skIn</text:p>
          </table:table-cell>
          <table:table-cell office:value-type="string">
            <text:p>skin</text:p>
          </table:table-cell>
          <table:table-cell/>
          <table:table-cell office:value-type="string">
            <text:p>skIn</text:p>
          </table:table-cell>
          <table:table-cell office:value-type="string">
            <text:p>skin</text:p>
          </table:table-cell>
          <table:table-cell/>
          <table:table-cell office:value-type="string">
            <text:p>skIn</text:p>
          </table:table-cell>
          <table:table-cell office:value-type="string">
            <text:p>skin</text:p>
          </table:table-cell>
          <table:table-cell/>
          <table:table-cell office:value-type="string">
            <text:p>skin</text:p>
          </table:table-cell>
          <table:table-cell table:number-columns-repeated="1012"/>
        </table:table-row>
        <table:table-row table:style-name="ro3">
          <table:table-cell office:value-type="string">
            <text:p>sky</text:p>
          </table:table-cell>
          <table:table-cell office:value-type="string">
            <text:p>noun_s</text:p>
          </table:table-cell>
          <table:table-cell office:value-type="string">
            <text:p>skaI</text:p>
          </table:table-cell>
          <table:table-cell office:value-type="string">
            <text:p>skI</text:p>
          </table:table-cell>
          <table:table-cell/>
          <table:table-cell office:value-type="string">
            <text:p>skaI</text:p>
          </table:table-cell>
          <table:table-cell office:value-type="string">
            <text:p>skI</text:p>
          </table:table-cell>
          <table:table-cell/>
          <table:table-cell office:value-type="string">
            <text:p>skaI</text:p>
          </table:table-cell>
          <table:table-cell office:value-type="string">
            <text:p>skI</text:p>
          </table:table-cell>
          <table:table-cell/>
          <table:table-cell office:value-type="string">
            <text:p>skI</text:p>
          </table:table-cell>
          <table:table-cell table:number-columns-repeated="1012"/>
        </table:table-row>
        <table:table-row table:style-name="ro3">
          <table:table-cell office:value-type="string">
            <text:p>smile</text:p>
          </table:table-cell>
          <table:table-cell office:value-type="string">
            <text:p>noun_s</text:p>
          </table:table-cell>
          <table:table-cell office:value-type="string">
            <text:p>smaI=l</text:p>
          </table:table-cell>
          <table:table-cell office:value-type="string">
            <text:p>smIl</text:p>
          </table:table-cell>
          <table:table-cell/>
          <table:table-cell office:value-type="string">
            <text:p>smaI=l</text:p>
          </table:table-cell>
          <table:table-cell office:value-type="string">
            <text:p>smIl</text:p>
          </table:table-cell>
          <table:table-cell/>
          <table:table-cell office:value-type="string">
            <text:p>smaIl</text:p>
          </table:table-cell>
          <table:table-cell office:value-type="string">
            <text:p>smIl</text:p>
          </table:table-cell>
          <table:table-cell/>
          <table:table-cell office:value-type="string">
            <text:p>smIl</text:p>
          </table:table-cell>
          <table:table-cell table:number-columns-repeated="1012"/>
        </table:table-row>
        <table:table-row table:style-name="ro3">
          <table:table-cell office:value-type="string">
            <text:p>society</text:p>
          </table:table-cell>
          <table:table-cell office:value-type="string">
            <text:p>noun_s</text:p>
          </table:table-cell>
          <table:table-cell office:value-type="string">
            <text:p>s@saI@ti</text:p>
          </table:table-cell>
          <table:table-cell office:value-type="string">
            <text:p>susIutE</text:p>
          </table:table-cell>
          <table:table-cell/>
          <table:table-cell office:value-type="string">
            <text:p>s@saI@ti</text:p>
          </table:table-cell>
          <table:table-cell office:value-type="string">
            <text:p>susIutE</text:p>
          </table:table-cell>
          <table:table-cell/>
          <table:table-cell office:value-type="string">
            <text:p>s@saI@ti</text:p>
          </table:table-cell>
          <table:table-cell office:value-type="string">
            <text:p>susIutE</text:p>
          </table:table-cell>
          <table:table-cell/>
          <table:table-cell office:value-type="string">
            <text:p>susIutE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software</text:p>
          </table:table-cell>
          <table:table-cell office:value-type="string">
            <text:p>noun_x</text:p>
          </table:table-cell>
          <table:table-cell table:style-name="Default" office:value-type="string">
            <text:p>1-sQftwe@ <text:s/>2-sO:ftwe@</text:p>
          </table:table-cell>
          <table:table-cell table:style-name="ce10" office:value-type="string">
            <text:p>1-softwÄ-&gt;1 <text:s/>2-sQftwÄ-&gt;1</text:p>
          </table:table-cell>
          <table:table-cell table:style-name="ce10"/>
          <table:table-cell table:style-name="Default" office:value-type="string">
            <text:p>1-sQ:ftwer <text:s/>2-sA:ftwer <text:s/>3-sQ:ftw{r</text:p>
          </table:table-cell>
          <table:table-cell table:style-name="ce10" office:value-type="string">
            <text:p>1-softwÄ-&gt;1 <text:s/>2-sRftwÄ-&gt;1 <text:s/>3-softwar-&gt;1</text:p>
          </table:table-cell>
          <table:table-cell table:style-name="ce10"/>
          <table:table-cell table:style-name="Default" office:value-type="string">
            <text:p>sQftwE@</text:p>
          </table:table-cell>
          <table:table-cell table:style-name="ce10" office:value-type="string">
            <text:p>softwÄ</text:p>
          </table:table-cell>
          <table:table-cell table:style-name="Default"/>
          <table:table-cell table:style-name="ce10" office:value-type="string">
            <text:p>softwÄ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1.9 <text:s/>GA-2:1.9 <text:s/>GA-3:2.20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soil</text:p>
          </table:table-cell>
          <table:table-cell office:value-type="string">
            <text:p>noun_s</text:p>
          </table:table-cell>
          <table:table-cell table:style-name="Default" office:value-type="string">
            <text:p>sOI=l</text:p>
          </table:table-cell>
          <table:table-cell table:style-name="ce10" office:value-type="string">
            <text:p>sYl</text:p>
          </table:table-cell>
          <table:table-cell table:style-name="ce10"/>
          <table:table-cell table:style-name="Default" office:value-type="string">
            <text:p>sOI=l</text:p>
          </table:table-cell>
          <table:table-cell table:style-name="ce10" office:value-type="string">
            <text:p>sYl</text:p>
          </table:table-cell>
          <table:table-cell table:style-name="ce10"/>
          <table:table-cell table:style-name="Default" office:value-type="string">
            <text:p>sOIl</text:p>
          </table:table-cell>
          <table:table-cell table:style-name="ce10" office:value-type="string">
            <text:p>sYl</text:p>
          </table:table-cell>
          <table:table-cell table:style-name="Default"/>
          <table:table-cell table:style-name="ce10" office:value-type="string">
            <text:p>sYl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soldier</text:p>
          </table:table-cell>
          <table:table-cell office:value-type="string">
            <text:p>noun_s</text:p>
          </table:table-cell>
          <table:table-cell office:value-type="string">
            <text:p>1-s@UldZ@ <text:s/>2-sQUldZ@</text:p>
          </table:table-cell>
          <table:table-cell office:value-type="string">
            <text:p>1-sOljuÑ-&gt;1 <text:s/>2=1</text:p>
          </table:table-cell>
          <table:table-cell/>
          <table:table-cell office:value-type="string">
            <text:p>soUldZ@r</text:p>
          </table:table-cell>
          <table:table-cell office:value-type="string">
            <text:p>sOljuÑ</text:p>
          </table:table-cell>
          <table:table-cell/>
          <table:table-cell office:value-type="string">
            <text:p>soUldz@</text:p>
          </table:table-cell>
          <table:table-cell office:value-type="string">
            <text:p>sOljuÑ</text:p>
          </table:table-cell>
          <table:table-cell/>
          <table:table-cell office:value-type="string">
            <text:p>sOljuÑ</text:p>
          </table:table-cell>
          <table:table-cell table:number-columns-repeated="5"/>
          <table:table-cell office:value-type="string">
            <text:p>RP-2 is a variant derived by rule</text:p>
          </table:table-cell>
          <table:table-cell table:number-columns-repeated="1006"/>
        </table:table-row>
        <table:table-row table:style-name="ro3">
          <table:table-cell office:value-type="string">
            <text:p>solicitor</text:p>
          </table:table-cell>
          <table:table-cell office:value-type="string">
            <text:p>noun_s</text:p>
          </table:table-cell>
          <table:table-cell office:value-type="string">
            <text:p>1-s@lIsIt@ <text:s/>2-s@lIs@t@</text:p>
          </table:table-cell>
          <table:table-cell office:value-type="string">
            <text:p>1-sulisituÑ-&gt;1 <text:s/>2-sulisutuÑ-&gt;2</text:p>
          </table:table-cell>
          <table:table-cell/>
          <table:table-cell office:value-type="string">
            <text:p>s@lIs@t=r</text:p>
          </table:table-cell>
          <table:table-cell office:value-type="string">
            <text:p>sulisutur-&gt;2</text:p>
          </table:table-cell>
          <table:table-cell/>
          <table:table-cell office:value-type="string">
            <text:p>s@lIs@t@</text:p>
          </table:table-cell>
          <table:table-cell office:value-type="string">
            <text:p>sulisutuÑ-&gt;2</text:p>
          </table:table-cell>
          <table:table-cell/>
          <table:table-cell office:value-type="string">
            <text:p>sulisituÑ</text:p>
          </table:table-cell>
          <table:table-cell office:value-type="string">
            <text:p>sulisutuÑ</text:p>
          </table:table-cell>
          <table:table-cell table:number-columns-repeated="4"/>
          <table:table-cell office:value-type="string">
            <text:p>rule 25 rabbIt exception (rabbIt set takes precedence)</text:p>
          </table:table-cell>
          <table:table-cell table:number-columns-repeated="1006"/>
        </table:table-row>
        <table:table-row table:style-name="ro3">
          <table:table-cell table:style-name="Default" office:value-type="string">
            <text:p>son</text:p>
          </table:table-cell>
          <table:table-cell office:value-type="string">
            <text:p>noun_s</text:p>
          </table:table-cell>
          <table:table-cell table:style-name="Default" office:value-type="string">
            <text:p>sVn</text:p>
          </table:table-cell>
          <table:table-cell table:style-name="ce10" office:value-type="string">
            <text:p>sun</text:p>
          </table:table-cell>
          <table:table-cell table:style-name="ce10"/>
          <table:table-cell table:style-name="Default" office:value-type="string">
            <text:p>sVn</text:p>
          </table:table-cell>
          <table:table-cell table:style-name="ce10" office:value-type="string">
            <text:p>sun</text:p>
          </table:table-cell>
          <table:table-cell table:style-name="ce10"/>
          <table:table-cell table:style-name="Default" office:value-type="string">
            <text:p>sVn</text:p>
          </table:table-cell>
          <table:table-cell table:style-name="ce10" office:value-type="string">
            <text:p>sun</text:p>
          </table:table-cell>
          <table:table-cell table:style-name="Default"/>
          <table:table-cell table:style-name="ce10" office:value-type="string">
            <text:p>sun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song</text:p>
          </table:table-cell>
          <table:table-cell office:value-type="string">
            <text:p>noun_s</text:p>
          </table:table-cell>
          <table:table-cell office:value-type="string">
            <text:p>sQN</text:p>
          </table:table-cell>
          <table:table-cell office:value-type="string">
            <text:p>soN</text:p>
          </table:table-cell>
          <table:table-cell/>
          <table:table-cell office:value-type="string">
            <text:p>1-sQ:N <text:s/>2-sA:N</text:p>
          </table:table-cell>
          <table:table-cell office:value-type="string">
            <text:p>1-soN-&gt;1 <text:s/>2-sRN-&gt;1</text:p>
          </table:table-cell>
          <table:table-cell/>
          <table:table-cell office:value-type="string">
            <text:p>sQN</text:p>
          </table:table-cell>
          <table:table-cell office:value-type="string">
            <text:p>soN</text:p>
          </table:table-cell>
          <table:table-cell/>
          <table:table-cell office:value-type="string">
            <text:p>soN</text:p>
          </table:table-cell>
          <table:table-cell table:number-columns-repeated="3"/>
          <table:table-cell office:value-type="string">
            <text:p>GA-1:1.9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sort</text:p>
          </table:table-cell>
          <table:table-cell office:value-type="string">
            <text:p>noun_s</text:p>
          </table:table-cell>
          <table:table-cell table:style-name="Default" office:value-type="string">
            <text:p>sO:t</text:p>
          </table:table-cell>
          <table:table-cell table:style-name="ce10" office:value-type="string">
            <text:p>söt</text:p>
          </table:table-cell>
          <table:table-cell table:style-name="ce10"/>
          <table:table-cell table:style-name="Default" office:value-type="string">
            <text:p>sO:rt</text:p>
          </table:table-cell>
          <table:table-cell table:style-name="ce10" office:value-type="string">
            <text:p>sQrt</text:p>
          </table:table-cell>
          <table:table-cell table:style-name="ce10"/>
          <table:table-cell table:style-name="Default" office:value-type="string">
            <text:p>sOt</text:p>
          </table:table-cell>
          <table:table-cell table:style-name="ce10" office:value-type="string">
            <text:p>sQÑt</text:p>
          </table:table-cell>
          <table:table-cell table:style-name="Default"/>
          <table:table-cell table:style-name="ce10" office:value-type="string">
            <text:p>sö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sound</text:p>
          </table:table-cell>
          <table:table-cell office:value-type="string">
            <text:p>noun_s</text:p>
          </table:table-cell>
          <table:table-cell table:style-name="Default" office:value-type="string">
            <text:p>saUnd</text:p>
          </table:table-cell>
          <table:table-cell table:style-name="ce10" office:value-type="string">
            <text:p>sWnd</text:p>
          </table:table-cell>
          <table:table-cell table:style-name="ce10"/>
          <table:table-cell table:style-name="Default" office:value-type="string">
            <text:p>saUnd</text:p>
          </table:table-cell>
          <table:table-cell table:style-name="ce10" office:value-type="string">
            <text:p>sWnd</text:p>
          </table:table-cell>
          <table:table-cell table:style-name="ce10"/>
          <table:table-cell table:style-name="Default" office:value-type="string">
            <text:p>saUnd</text:p>
          </table:table-cell>
          <table:table-cell table:style-name="ce10" office:value-type="string">
            <text:p>sWnd</text:p>
          </table:table-cell>
          <table:table-cell table:style-name="Default"/>
          <table:table-cell table:style-name="ce10" office:value-type="string">
            <text:p>sWnd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source</text:p>
          </table:table-cell>
          <table:table-cell office:value-type="string">
            <text:p>noun_s</text:p>
          </table:table-cell>
          <table:table-cell table:style-name="Default" office:value-type="string">
            <text:p>sO:s</text:p>
          </table:table-cell>
          <table:table-cell table:style-name="ce10" office:value-type="string">
            <text:p>sös</text:p>
          </table:table-cell>
          <table:table-cell table:style-name="ce10"/>
          <table:table-cell table:style-name="Default" office:value-type="string">
            <text:p>1-sO:rs <text:s/>2-so:rs</text:p>
          </table:table-cell>
          <table:table-cell table:style-name="ce10" office:value-type="string">
            <text:p>1-sQrs-&gt;1 <text:s/>2=1</text:p>
          </table:table-cell>
          <table:table-cell table:style-name="ce10"/>
          <table:table-cell table:style-name="Default" office:value-type="string">
            <text:p>sOs</text:p>
          </table:table-cell>
          <table:table-cell table:style-name="ce10" office:value-type="string">
            <text:p>sQÑs</text:p>
          </table:table-cell>
          <table:table-cell table:style-name="Default"/>
          <table:table-cell table:style-name="ce10" office:value-type="string">
            <text:p>sös</text:p>
          </table:table-cell>
          <table:table-cell table:style-name="ce10"/>
          <table:table-cell table:style-name="Default" table:number-columns-repeated="3"/>
          <table:table-cell table:style-name="Default" office:value-type="string">
            <text:p>f</text:p>
          </table:table-cell>
          <table:table-cell table:style-name="Default" table:number-columns-repeated="1007"/>
        </table:table-row>
        <table:table-row table:style-name="ro3">
          <table:table-cell table:style-name="Default" office:value-type="string">
            <text:p>south</text:p>
          </table:table-cell>
          <table:table-cell office:value-type="string">
            <text:p>noun_x</text:p>
          </table:table-cell>
          <table:table-cell table:style-name="Default" office:value-type="string">
            <text:p>saUT</text:p>
          </table:table-cell>
          <table:table-cell table:style-name="ce10" office:value-type="string">
            <text:p>sWT</text:p>
          </table:table-cell>
          <table:table-cell table:style-name="ce10"/>
          <table:table-cell table:style-name="Default" office:value-type="string">
            <text:p>saUT</text:p>
          </table:table-cell>
          <table:table-cell table:style-name="ce10" office:value-type="string">
            <text:p>sWT</text:p>
          </table:table-cell>
          <table:table-cell table:style-name="ce10"/>
          <table:table-cell table:style-name="Default" office:value-type="string">
            <text:p>saUT</text:p>
          </table:table-cell>
          <table:table-cell table:style-name="ce10" office:value-type="string">
            <text:p>sWT</text:p>
          </table:table-cell>
          <table:table-cell table:style-name="Default"/>
          <table:table-cell table:style-name="ce10" office:value-type="string">
            <text:p>sW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space</text:p>
          </table:table-cell>
          <table:table-cell office:value-type="string">
            <text:p>noun_s</text:p>
          </table:table-cell>
          <table:table-cell table:style-name="Default" office:value-type="string">
            <text:p>speIs</text:p>
          </table:table-cell>
          <table:table-cell table:style-name="ce10" office:value-type="string">
            <text:p>spAs</text:p>
          </table:table-cell>
          <table:table-cell table:style-name="ce10"/>
          <table:table-cell table:style-name="Default" office:value-type="string">
            <text:p>speIs</text:p>
          </table:table-cell>
          <table:table-cell table:style-name="ce10" office:value-type="string">
            <text:p>spAs</text:p>
          </table:table-cell>
          <table:table-cell table:style-name="ce10"/>
          <table:table-cell table:style-name="Default" office:value-type="string">
            <text:p>speIs</text:p>
          </table:table-cell>
          <table:table-cell table:style-name="ce10" office:value-type="string">
            <text:p>spAs</text:p>
          </table:table-cell>
          <table:table-cell table:style-name="Default"/>
          <table:table-cell table:style-name="ce10" office:value-type="string">
            <text:p>spAs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speaker</text:p>
          </table:table-cell>
          <table:table-cell office:value-type="string">
            <text:p>noun_s</text:p>
          </table:table-cell>
          <table:table-cell table:style-name="Default" office:value-type="string">
            <text:p>spi:k@</text:p>
          </table:table-cell>
          <table:table-cell table:style-name="ce10" office:value-type="string">
            <text:p>spEkuÑ</text:p>
          </table:table-cell>
          <table:table-cell table:style-name="ce10"/>
          <table:table-cell table:style-name="Default" office:value-type="string">
            <text:p>spi:k=r</text:p>
          </table:table-cell>
          <table:table-cell table:style-name="ce10" office:value-type="string">
            <text:p>spEkur</text:p>
          </table:table-cell>
          <table:table-cell table:style-name="ce10"/>
          <table:table-cell table:style-name="Default" office:value-type="string">
            <text:p>spik@</text:p>
          </table:table-cell>
          <table:table-cell table:style-name="ce10" office:value-type="string">
            <text:p>spEkuÑ</text:p>
          </table:table-cell>
          <table:table-cell table:style-name="Default"/>
          <table:table-cell table:style-name="ce10" office:value-type="string">
            <text:p>spEkuÑ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specialist</text:p>
          </table:table-cell>
          <table:table-cell office:value-type="string">
            <text:p>noun_s</text:p>
          </table:table-cell>
          <table:table-cell table:style-name="Default" office:value-type="string">
            <text:p>speS=lIst</text:p>
          </table:table-cell>
          <table:table-cell table:style-name="ce10" office:value-type="string">
            <text:p>speSlist</text:p>
          </table:table-cell>
          <table:table-cell table:style-name="ce10"/>
          <table:table-cell table:style-name="Default" office:value-type="string">
            <text:p>speS=lIst</text:p>
          </table:table-cell>
          <table:table-cell table:style-name="ce10" office:value-type="string">
            <text:p>speSlist</text:p>
          </table:table-cell>
          <table:table-cell table:style-name="ce10"/>
          <table:table-cell table:style-name="Default" office:value-type="string">
            <text:p>spES@l@st</text:p>
          </table:table-cell>
          <table:table-cell table:style-name="ce10" office:value-type="string">
            <text:p>speSulust</text:p>
          </table:table-cell>
          <table:table-cell table:style-name="Default"/>
          <table:table-cell table:style-name="ce10" office:value-type="string">
            <text:p>speSlist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Au-1:2.O:3.S4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speech</text:p>
          </table:table-cell>
          <table:table-cell office:value-type="string">
            <text:p>noun_s</text:p>
          </table:table-cell>
          <table:table-cell office:value-type="string">
            <text:p>spi:tS</text:p>
          </table:table-cell>
          <table:table-cell office:value-type="string">
            <text:p>spEC</text:p>
          </table:table-cell>
          <table:table-cell/>
          <table:table-cell office:value-type="string">
            <text:p>spi:tS</text:p>
          </table:table-cell>
          <table:table-cell office:value-type="string">
            <text:p>spEC</text:p>
          </table:table-cell>
          <table:table-cell/>
          <table:table-cell office:value-type="string">
            <text:p>spitS</text:p>
          </table:table-cell>
          <table:table-cell office:value-type="string">
            <text:p>spEC</text:p>
          </table:table-cell>
          <table:table-cell/>
          <table:table-cell office:value-type="string">
            <text:p>spEC</text:p>
          </table:table-cell>
          <table:table-cell table:number-columns-repeated="1012"/>
        </table:table-row>
        <table:table-row table:style-name="ro3">
          <table:table-cell office:value-type="string">
            <text:p>speed</text:p>
          </table:table-cell>
          <table:table-cell office:value-type="string">
            <text:p>noun_s</text:p>
          </table:table-cell>
          <table:table-cell office:value-type="string">
            <text:p>spi:d</text:p>
          </table:table-cell>
          <table:table-cell office:value-type="string">
            <text:p>spEd</text:p>
          </table:table-cell>
          <table:table-cell/>
          <table:table-cell office:value-type="string">
            <text:p>spi:d</text:p>
          </table:table-cell>
          <table:table-cell office:value-type="string">
            <text:p>spEd</text:p>
          </table:table-cell>
          <table:table-cell/>
          <table:table-cell office:value-type="string">
            <text:p>spid</text:p>
          </table:table-cell>
          <table:table-cell office:value-type="string">
            <text:p>spEd</text:p>
          </table:table-cell>
          <table:table-cell/>
          <table:table-cell office:value-type="string">
            <text:p>spEd</text:p>
          </table:table-cell>
          <table:table-cell table:number-columns-repeated="1012"/>
        </table:table-row>
        <table:table-row table:style-name="ro3">
          <table:table-cell office:value-type="string">
            <text:p>spirit</text:p>
          </table:table-cell>
          <table:table-cell office:value-type="string">
            <text:p>noun_s</text:p>
          </table:table-cell>
          <table:table-cell office:value-type="string">
            <text:p>1-spIrIt <text:s/>2-spIr@t</text:p>
          </table:table-cell>
          <table:table-cell office:value-type="string">
            <text:p>1-spirit-&gt;1 <text:s/>2-spirut-&gt;2</text:p>
          </table:table-cell>
          <table:table-cell/>
          <table:table-cell office:value-type="string">
            <text:p>spIr@t</text:p>
          </table:table-cell>
          <table:table-cell office:value-type="string">
            <text:p>spirut-&gt;2</text:p>
          </table:table-cell>
          <table:table-cell/>
          <table:table-cell office:value-type="string">
            <text:p>spIr@t</text:p>
          </table:table-cell>
          <table:table-cell office:value-type="string">
            <text:p>spirut-&gt;2</text:p>
          </table:table-cell>
          <table:table-cell/>
          <table:table-cell office:value-type="string">
            <text:p>spirit</text:p>
          </table:table-cell>
          <table:table-cell office:value-type="string">
            <text:p>spirut</text:p>
          </table:table-cell>
          <table:table-cell table:number-columns-repeated="4"/>
          <table:table-cell office:value-type="string">
            <text:p>rule 25 rabbIt exception (rabbIt set takes precedence)</text:p>
          </table:table-cell>
          <table:table-cell table:number-columns-repeated="1006"/>
        </table:table-row>
        <table:table-row table:style-name="ro3">
          <table:table-cell office:value-type="string">
            <text:p>sport</text:p>
          </table:table-cell>
          <table:table-cell office:value-type="string">
            <text:p>noun_s</text:p>
          </table:table-cell>
          <table:table-cell office:value-type="string">
            <text:p>spO:t</text:p>
          </table:table-cell>
          <table:table-cell office:value-type="string">
            <text:p>spöt</text:p>
          </table:table-cell>
          <table:table-cell/>
          <table:table-cell office:value-type="string">
            <text:p>1-spO:rt <text:s/>2-spo:rt</text:p>
          </table:table-cell>
          <table:table-cell office:value-type="string">
            <text:p>1-spQrt-&gt;1 <text:s/>2=1</text:p>
          </table:table-cell>
          <table:table-cell/>
          <table:table-cell office:value-type="string">
            <text:p>spOt</text:p>
          </table:table-cell>
          <table:table-cell office:value-type="string">
            <text:p>spöt</text:p>
          </table:table-cell>
          <table:table-cell/>
          <table:table-cell office:value-type="string">
            <text:p>spöt</text:p>
          </table:table-cell>
          <table:table-cell table:number-columns-repeated="4"/>
          <table:table-cell office:value-type="string">
            <text:p>f</text:p>
          </table:table-cell>
          <table:table-cell table:number-columns-repeated="1007"/>
        </table:table-row>
        <table:table-row table:style-name="ro3">
          <table:table-cell office:value-type="string">
            <text:p>spot</text:p>
          </table:table-cell>
          <table:table-cell office:value-type="string">
            <text:p>noun_s</text:p>
          </table:table-cell>
          <table:table-cell office:value-type="string">
            <text:p>spQt</text:p>
          </table:table-cell>
          <table:table-cell office:value-type="string">
            <text:p>spot</text:p>
          </table:table-cell>
          <table:table-cell/>
          <table:table-cell office:value-type="string">
            <text:p>spA:t</text:p>
          </table:table-cell>
          <table:table-cell office:value-type="string">
            <text:p>spRt</text:p>
          </table:table-cell>
          <table:table-cell/>
          <table:table-cell office:value-type="string">
            <text:p>spQt</text:p>
          </table:table-cell>
          <table:table-cell office:value-type="string">
            <text:p>spot</text:p>
          </table:table-cell>
          <table:table-cell/>
          <table:table-cell office:value-type="string">
            <text:p>spot</text:p>
          </table:table-cell>
          <table:table-cell table:number-columns-repeated="3"/>
          <table:table-cell office:value-type="string">
            <text:p>GA-1:1.9</text:p>
          </table:table-cell>
          <table:table-cell table:number-columns-repeated="1008"/>
        </table:table-row>
        <table:table-row table:style-name="ro3">
          <table:table-cell office:value-type="string">
            <text:p>spring</text:p>
          </table:table-cell>
          <table:table-cell office:value-type="string">
            <text:p>noun_s</text:p>
          </table:table-cell>
          <table:table-cell office:value-type="string">
            <text:p>sprIN</text:p>
          </table:table-cell>
          <table:table-cell office:value-type="string">
            <text:p>spriN</text:p>
          </table:table-cell>
          <table:table-cell/>
          <table:table-cell office:value-type="string">
            <text:p>sprIN</text:p>
          </table:table-cell>
          <table:table-cell office:value-type="string">
            <text:p>spriN</text:p>
          </table:table-cell>
          <table:table-cell/>
          <table:table-cell office:value-type="string">
            <text:p>sprIN</text:p>
          </table:table-cell>
          <table:table-cell office:value-type="string">
            <text:p>spriN</text:p>
          </table:table-cell>
          <table:table-cell/>
          <table:table-cell office:value-type="string">
            <text:p>spriN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square</text:p>
          </table:table-cell>
          <table:table-cell office:value-type="string">
            <text:p>noun_s</text:p>
          </table:table-cell>
          <table:table-cell table:style-name="Default" office:value-type="string">
            <text:p>skwe@</text:p>
          </table:table-cell>
          <table:table-cell table:style-name="ce10" office:value-type="string">
            <text:p>skwÄ</text:p>
          </table:table-cell>
          <table:table-cell table:style-name="ce10"/>
          <table:table-cell table:style-name="Default" office:value-type="string">
            <text:p>1-skwe=r <text:s/>2-skw{=r</text:p>
          </table:table-cell>
          <table:table-cell table:style-name="ce10" office:value-type="string">
            <text:p>1-skwÄ-&gt;1 <text:s/>2-skwar-&gt;1</text:p>
          </table:table-cell>
          <table:table-cell table:style-name="ce10"/>
          <table:table-cell table:style-name="Default" office:value-type="string">
            <text:p>skwE@</text:p>
          </table:table-cell>
          <table:table-cell table:style-name="ce10" office:value-type="string">
            <text:p>skwÄ</text:p>
          </table:table-cell>
          <table:table-cell table:style-name="Default"/>
          <table:table-cell table:style-name="ce10" office:value-type="string">
            <text:p>skwÄ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2:1.20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staff</text:p>
          </table:table-cell>
          <table:table-cell office:value-type="string">
            <text:p>noun_s</text:p>
          </table:table-cell>
          <table:table-cell table:style-name="Default" office:value-type="string">
            <text:p>stA:f</text:p>
          </table:table-cell>
          <table:table-cell table:style-name="ce10" office:value-type="string">
            <text:p>stRf</text:p>
          </table:table-cell>
          <table:table-cell table:style-name="ce10"/>
          <table:table-cell table:style-name="Default" office:value-type="string">
            <text:p>st{f</text:p>
          </table:table-cell>
          <table:table-cell table:style-name="ce10" office:value-type="string">
            <text:p>staf</text:p>
          </table:table-cell>
          <table:table-cell table:style-name="ce10"/>
          <table:table-cell table:style-name="Default" office:value-type="string">
            <text:p>stAf</text:p>
          </table:table-cell>
          <table:table-cell table:style-name="ce10" office:value-type="string">
            <text:p>stRf</text:p>
          </table:table-cell>
          <table:table-cell table:style-name="Default"/>
          <table:table-cell table:style-name="ce10" office:value-type="string">
            <text:p>staf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1:1.16 <text:s/>Au-1:1.16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stage</text:p>
          </table:table-cell>
          <table:table-cell office:value-type="string">
            <text:p>noun_s</text:p>
          </table:table-cell>
          <table:table-cell table:style-name="Default" office:value-type="string">
            <text:p>steIdZ</text:p>
          </table:table-cell>
          <table:table-cell table:style-name="ce10" office:value-type="string">
            <text:p>stAj</text:p>
          </table:table-cell>
          <table:table-cell table:style-name="ce10"/>
          <table:table-cell table:style-name="Default" office:value-type="string">
            <text:p>steIdZ</text:p>
          </table:table-cell>
          <table:table-cell table:style-name="ce10" office:value-type="string">
            <text:p>stAj</text:p>
          </table:table-cell>
          <table:table-cell table:style-name="ce10"/>
          <table:table-cell table:style-name="Default" office:value-type="string">
            <text:p>steIdZ</text:p>
          </table:table-cell>
          <table:table-cell table:style-name="ce10" office:value-type="string">
            <text:p>stAj</text:p>
          </table:table-cell>
          <table:table-cell table:style-name="Default"/>
          <table:table-cell table:style-name="ce10" office:value-type="string">
            <text:p>stAj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standard</text:p>
          </table:table-cell>
          <table:table-cell office:value-type="string">
            <text:p>noun_s</text:p>
          </table:table-cell>
          <table:table-cell table:style-name="Default" office:value-type="string">
            <text:p>st{nd@d</text:p>
          </table:table-cell>
          <table:table-cell table:style-name="ce10" office:value-type="string">
            <text:p>standuÑd</text:p>
          </table:table-cell>
          <table:table-cell table:style-name="ce10"/>
          <table:table-cell table:style-name="Default" office:value-type="string">
            <text:p>st{nd=rd</text:p>
          </table:table-cell>
          <table:table-cell table:style-name="ce10" office:value-type="string">
            <text:p>standurd</text:p>
          </table:table-cell>
          <table:table-cell table:style-name="ce10"/>
          <table:table-cell table:style-name="Default" office:value-type="string">
            <text:p>st{nd@d</text:p>
          </table:table-cell>
          <table:table-cell table:style-name="ce10" office:value-type="string">
            <text:p>standuÑd</text:p>
          </table:table-cell>
          <table:table-cell table:style-name="Default"/>
          <table:table-cell table:style-name="ce10" office:value-type="string">
            <text:p>standuÑd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star</text:p>
          </table:table-cell>
          <table:table-cell office:value-type="string">
            <text:p>noun_s</text:p>
          </table:table-cell>
          <table:table-cell table:style-name="Default" office:value-type="string">
            <text:p>stA:</text:p>
          </table:table-cell>
          <table:table-cell table:style-name="ce10" office:value-type="string">
            <text:p>stä</text:p>
          </table:table-cell>
          <table:table-cell table:style-name="ce10"/>
          <table:table-cell table:style-name="Default" office:value-type="string">
            <text:p>stA:r</text:p>
          </table:table-cell>
          <table:table-cell table:style-name="ce10" office:value-type="string">
            <text:p>stRr</text:p>
          </table:table-cell>
          <table:table-cell table:style-name="ce10"/>
          <table:table-cell table:style-name="Default" office:value-type="string">
            <text:p>stA</text:p>
          </table:table-cell>
          <table:table-cell table:style-name="ce10" office:value-type="string">
            <text:p>stRÑ</text:p>
          </table:table-cell>
          <table:table-cell table:style-name="Default"/>
          <table:table-cell table:style-name="ce10" office:value-type="string">
            <text:p>stRÑ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start</text:p>
          </table:table-cell>
          <table:table-cell office:value-type="string">
            <text:p>noun_s</text:p>
          </table:table-cell>
          <table:table-cell office:value-type="string">
            <text:p>stA:t</text:p>
          </table:table-cell>
          <table:table-cell office:value-type="string">
            <text:p>stät</text:p>
          </table:table-cell>
          <table:table-cell/>
          <table:table-cell office:value-type="string">
            <text:p>stA:rt</text:p>
          </table:table-cell>
          <table:table-cell office:value-type="string">
            <text:p>stRrt</text:p>
          </table:table-cell>
          <table:table-cell/>
          <table:table-cell office:value-type="string">
            <text:p>stAt</text:p>
          </table:table-cell>
          <table:table-cell office:value-type="string">
            <text:p>stät</text:p>
          </table:table-cell>
          <table:table-cell/>
          <table:table-cell office:value-type="string">
            <text:p>stät</text:p>
          </table:table-cell>
          <table:table-cell table:number-columns-repeated="1012"/>
        </table:table-row>
        <table:table-row table:style-name="ro3">
          <table:table-cell office:value-type="string">
            <text:p>state</text:p>
          </table:table-cell>
          <table:table-cell office:value-type="string">
            <text:p>noun_s</text:p>
          </table:table-cell>
          <table:table-cell office:value-type="string">
            <text:p>steIt</text:p>
          </table:table-cell>
          <table:table-cell office:value-type="string">
            <text:p>stAt</text:p>
          </table:table-cell>
          <table:table-cell/>
          <table:table-cell office:value-type="string">
            <text:p>steIt</text:p>
          </table:table-cell>
          <table:table-cell office:value-type="string">
            <text:p>stAt</text:p>
          </table:table-cell>
          <table:table-cell/>
          <table:table-cell office:value-type="string">
            <text:p>steIt</text:p>
          </table:table-cell>
          <table:table-cell office:value-type="string">
            <text:p>stAt</text:p>
          </table:table-cell>
          <table:table-cell/>
          <table:table-cell office:value-type="string">
            <text:p>stA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statement</text:p>
          </table:table-cell>
          <table:table-cell office:value-type="string">
            <text:p>noun_s</text:p>
          </table:table-cell>
          <table:table-cell table:style-name="Default" office:value-type="string">
            <text:p>steItm@nt</text:p>
          </table:table-cell>
          <table:table-cell table:style-name="ce10" office:value-type="string">
            <text:p>stAtmunt</text:p>
          </table:table-cell>
          <table:table-cell table:style-name="ce10"/>
          <table:table-cell table:style-name="Default" office:value-type="string">
            <text:p>steItm@nt</text:p>
          </table:table-cell>
          <table:table-cell table:style-name="ce10" office:value-type="string">
            <text:p>stAtmunt</text:p>
          </table:table-cell>
          <table:table-cell table:style-name="ce10"/>
          <table:table-cell table:style-name="Default" office:value-type="string">
            <text:p>steItm@nt</text:p>
          </table:table-cell>
          <table:table-cell table:style-name="ce10" office:value-type="string">
            <text:p>stAtmunt</text:p>
          </table:table-cell>
          <table:table-cell table:style-name="Default"/>
          <table:table-cell table:style-name="ce10" office:value-type="string">
            <text:p>stAtmun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station</text:p>
          </table:table-cell>
          <table:table-cell office:value-type="string">
            <text:p>noun_s</text:p>
          </table:table-cell>
          <table:table-cell table:style-name="Default" office:value-type="string">
            <text:p>steIS=n</text:p>
          </table:table-cell>
          <table:table-cell table:style-name="ce10" office:value-type="string">
            <text:p>stASn</text:p>
          </table:table-cell>
          <table:table-cell table:style-name="ce10"/>
          <table:table-cell table:style-name="Default" office:value-type="string">
            <text:p>steIS=n</text:p>
          </table:table-cell>
          <table:table-cell table:style-name="ce10" office:value-type="string">
            <text:p>stASn</text:p>
          </table:table-cell>
          <table:table-cell table:style-name="ce10"/>
          <table:table-cell table:style-name="Default" office:value-type="string">
            <text:p>steIS@n</text:p>
          </table:table-cell>
          <table:table-cell table:style-name="ce10" office:value-type="string">
            <text:p>stASun</text:p>
          </table:table-cell>
          <table:table-cell table:style-name="Default"/>
          <table:table-cell table:style-name="ce10" office:value-type="string">
            <text:p>stASn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Au-1:2.O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status</text:p>
          </table:table-cell>
          <table:table-cell office:value-type="string">
            <text:p>noun_s</text:p>
          </table:table-cell>
          <table:table-cell office:value-type="string">
            <text:p>1-steIt@s <text:s/>2-st{t@s</text:p>
          </table:table-cell>
          <table:table-cell office:value-type="string">
            <text:p>1-stAtus-&gt;1 <text:s/>2-status-&gt;2</text:p>
          </table:table-cell>
          <table:table-cell/>
          <table:table-cell office:value-type="string">
            <text:p>1-steIt@s <text:s/>2-st{t@S</text:p>
          </table:table-cell>
          <table:table-cell office:value-type="string">
            <text:p>1-stAtus-&gt;1 <text:s/>2-status-&gt;2</text:p>
          </table:table-cell>
          <table:table-cell/>
          <table:table-cell office:value-type="string">
            <text:p>1-steIt@s <text:s/>2-st{t@s</text:p>
          </table:table-cell>
          <table:table-cell office:value-type="string">
            <text:p>1-stAtus-&gt;1 <text:s/>2-status-&gt;2</text:p>
          </table:table-cell>
          <table:table-cell/>
          <table:table-cell office:value-type="string">
            <text:p>stAtus</text:p>
          </table:table-cell>
          <table:table-cell office:value-type="string">
            <text:p>status</text:p>
          </table:table-cell>
          <table:table-cell table:number-columns-repeated="1011"/>
        </table:table-row>
        <table:table-row table:style-name="ro3">
          <table:table-cell table:style-name="Default" office:value-type="string">
            <text:p>step</text:p>
          </table:table-cell>
          <table:table-cell office:value-type="string">
            <text:p>noun_s</text:p>
          </table:table-cell>
          <table:table-cell table:style-name="Default" office:value-type="string">
            <text:p>step</text:p>
          </table:table-cell>
          <table:table-cell table:style-name="ce10" office:value-type="string">
            <text:p>step</text:p>
          </table:table-cell>
          <table:table-cell table:style-name="ce10"/>
          <table:table-cell table:style-name="Default" office:value-type="string">
            <text:p>step</text:p>
          </table:table-cell>
          <table:table-cell table:style-name="ce10" office:value-type="string">
            <text:p>step</text:p>
          </table:table-cell>
          <table:table-cell table:style-name="ce10"/>
          <table:table-cell table:style-name="Default" office:value-type="string">
            <text:p>stEp</text:p>
          </table:table-cell>
          <table:table-cell table:style-name="ce10" office:value-type="string">
            <text:p>step</text:p>
          </table:table-cell>
          <table:table-cell table:style-name="Default"/>
          <table:table-cell table:style-name="ce10" office:value-type="string">
            <text:p>step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stock</text:p>
          </table:table-cell>
          <table:table-cell office:value-type="string">
            <text:p>noun_s</text:p>
          </table:table-cell>
          <table:table-cell table:style-name="Default" office:value-type="string">
            <text:p>stQk</text:p>
          </table:table-cell>
          <table:table-cell table:style-name="ce10" office:value-type="string">
            <text:p>stok</text:p>
          </table:table-cell>
          <table:table-cell table:style-name="ce10"/>
          <table:table-cell table:style-name="Default" office:value-type="string">
            <text:p>stA:k</text:p>
          </table:table-cell>
          <table:table-cell table:style-name="ce10" office:value-type="string">
            <text:p>stRk</text:p>
          </table:table-cell>
          <table:table-cell table:style-name="ce10"/>
          <table:table-cell table:style-name="Default" office:value-type="string">
            <text:p>stQk</text:p>
          </table:table-cell>
          <table:table-cell table:style-name="ce10" office:value-type="string">
            <text:p>stok</text:p>
          </table:table-cell>
          <table:table-cell table:style-name="Default"/>
          <table:table-cell table:style-name="ce10" office:value-type="string">
            <text:p>stok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1:1.9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stone</text:p>
          </table:table-cell>
          <table:table-cell office:value-type="string">
            <text:p>noun_s</text:p>
          </table:table-cell>
          <table:table-cell table:style-name="Default" office:value-type="string">
            <text:p>st@Un</text:p>
          </table:table-cell>
          <table:table-cell table:style-name="ce10" office:value-type="string">
            <text:p>stOn</text:p>
          </table:table-cell>
          <table:table-cell table:style-name="ce10"/>
          <table:table-cell table:style-name="Default" office:value-type="string">
            <text:p>stoUn</text:p>
          </table:table-cell>
          <table:table-cell table:style-name="ce10" office:value-type="string">
            <text:p>stOn</text:p>
          </table:table-cell>
          <table:table-cell table:style-name="ce10"/>
          <table:table-cell table:style-name="Default" office:value-type="string">
            <text:p>stoUn</text:p>
          </table:table-cell>
          <table:table-cell table:style-name="ce10" office:value-type="string">
            <text:p>stOn</text:p>
          </table:table-cell>
          <table:table-cell table:style-name="Default"/>
          <table:table-cell table:style-name="ce10" office:value-type="string">
            <text:p>stOn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store</text:p>
          </table:table-cell>
          <table:table-cell office:value-type="string">
            <text:p>noun_s</text:p>
          </table:table-cell>
          <table:table-cell office:value-type="string">
            <text:p>stO:</text:p>
          </table:table-cell>
          <table:table-cell office:value-type="string">
            <text:p>stö</text:p>
          </table:table-cell>
          <table:table-cell/>
          <table:table-cell office:value-type="string">
            <text:p>1-stO:r <text:s/>2-sto:r</text:p>
          </table:table-cell>
          <table:table-cell office:value-type="string">
            <text:p>1-stQr-&gt;1 <text:s/>2=1</text:p>
          </table:table-cell>
          <table:table-cell/>
          <table:table-cell office:value-type="string">
            <text:p>stO</text:p>
          </table:table-cell>
          <table:table-cell office:value-type="string">
            <text:p>stö</text:p>
          </table:table-cell>
          <table:table-cell/>
          <table:table-cell office:value-type="string">
            <text:p>stö</text:p>
          </table:table-cell>
          <table:table-cell table:number-columns-repeated="4"/>
          <table:table-cell office:value-type="string">
            <text:p>f</text:p>
          </table:table-cell>
          <table:table-cell table:number-columns-repeated="1007"/>
        </table:table-row>
        <table:table-row table:style-name="ro3">
          <table:table-cell table:style-name="Default" office:value-type="string">
            <text:p>story</text:p>
          </table:table-cell>
          <table:table-cell office:value-type="string">
            <text:p>noun_s</text:p>
          </table:table-cell>
          <table:table-cell table:style-name="Default" office:value-type="string">
            <text:p>stO:ri</text:p>
          </table:table-cell>
          <table:table-cell table:style-name="ce10" office:value-type="string">
            <text:p>stQrE</text:p>
          </table:table-cell>
          <table:table-cell table:style-name="ce10"/>
          <table:table-cell table:style-name="Default" office:value-type="string">
            <text:p>1-stO:ri <text:s/>2-sto:ri</text:p>
          </table:table-cell>
          <table:table-cell table:style-name="ce10" office:value-type="string">
            <text:p>1-stQrE-&gt;1 <text:s/>2=1</text:p>
          </table:table-cell>
          <table:table-cell table:style-name="ce10"/>
          <table:table-cell table:style-name="Default" office:value-type="string">
            <text:p>stOri</text:p>
          </table:table-cell>
          <table:table-cell table:style-name="ce10" office:value-type="string">
            <text:p>stQrE</text:p>
          </table:table-cell>
          <table:table-cell table:style-name="Default"/>
          <table:table-cell table:style-name="ce10" office:value-type="string">
            <text:p>stQrE</text:p>
          </table:table-cell>
          <table:table-cell table:style-name="ce10"/>
          <table:table-cell table:style-name="Default" table:number-columns-repeated="3"/>
          <table:table-cell table:style-name="Default" office:value-type="string">
            <text:p>f</text:p>
          </table:table-cell>
          <table:table-cell table:style-name="Default" table:number-columns-repeated="1007"/>
        </table:table-row>
        <table:table-row table:style-name="ro3">
          <table:table-cell office:value-type="string">
            <text:p>strategy</text:p>
          </table:table-cell>
          <table:table-cell office:value-type="string">
            <text:p>noun_s</text:p>
          </table:table-cell>
          <table:table-cell office:value-type="string">
            <text:p>1-str{t@dZi <text:s/>2-str{tIdZi</text:p>
          </table:table-cell>
          <table:table-cell office:value-type="string">
            <text:p>1-stratujE-&gt;1 <text:s/>2-stratijE-&gt;2</text:p>
          </table:table-cell>
          <table:table-cell/>
          <table:table-cell office:value-type="string">
            <text:p>str{t@dZi</text:p>
          </table:table-cell>
          <table:table-cell office:value-type="string">
            <text:p>stratujE-&gt;1</text:p>
          </table:table-cell>
          <table:table-cell/>
          <table:table-cell office:value-type="string">
            <text:p>str{t@dZi</text:p>
          </table:table-cell>
          <table:table-cell office:value-type="string">
            <text:p>stratujE-&gt;1</text:p>
          </table:table-cell>
          <table:table-cell/>
          <table:table-cell office:value-type="string">
            <text:p>stratujE</text:p>
          </table:table-cell>
          <table:table-cell office:value-type="string">
            <text:p>stratijE</text:p>
          </table:table-cell>
          <table:table-cell table:number-columns-repeated="4"/>
          <table:table-cell office:value-type="string">
            <text:p>rule 25 rabbIt exception (commA set takes precedence)</text:p>
          </table:table-cell>
          <table:table-cell table:number-columns-repeated="1006"/>
        </table:table-row>
        <table:table-row table:style-name="ro3">
          <table:table-cell table:style-name="Default" office:value-type="string">
            <text:p>street</text:p>
          </table:table-cell>
          <table:table-cell office:value-type="string">
            <text:p>noun_s</text:p>
          </table:table-cell>
          <table:table-cell table:style-name="Default" office:value-type="string">
            <text:p>stri:t</text:p>
          </table:table-cell>
          <table:table-cell table:style-name="ce10" office:value-type="string">
            <text:p>strEt</text:p>
          </table:table-cell>
          <table:table-cell table:style-name="ce10"/>
          <table:table-cell table:style-name="Default" office:value-type="string">
            <text:p>stri:t</text:p>
          </table:table-cell>
          <table:table-cell table:style-name="ce10" office:value-type="string">
            <text:p>strEt</text:p>
          </table:table-cell>
          <table:table-cell table:style-name="ce10"/>
          <table:table-cell table:style-name="Default" office:value-type="string">
            <text:p>strit</text:p>
          </table:table-cell>
          <table:table-cell table:style-name="ce10" office:value-type="string">
            <text:p>strEt</text:p>
          </table:table-cell>
          <table:table-cell table:style-name="Default"/>
          <table:table-cell table:style-name="ce10" office:value-type="string">
            <text:p>strE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strength</text:p>
          </table:table-cell>
          <table:table-cell office:value-type="string">
            <text:p>noun_s</text:p>
          </table:table-cell>
          <table:table-cell office:value-type="string">
            <text:p>streN(k)T</text:p>
          </table:table-cell>
          <table:table-cell office:value-type="string">
            <text:p>streNT</text:p>
          </table:table-cell>
          <table:table-cell/>
          <table:table-cell office:value-type="string">
            <text:p>streN(k)T</text:p>
          </table:table-cell>
          <table:table-cell office:value-type="string">
            <text:p>streNT</text:p>
          </table:table-cell>
          <table:table-cell/>
          <table:table-cell office:value-type="string">
            <text:p>strENT</text:p>
          </table:table-cell>
          <table:table-cell office:value-type="string">
            <text:p>streNT</text:p>
          </table:table-cell>
          <table:table-cell/>
          <table:table-cell office:value-type="string">
            <text:p>streN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strike</text:p>
          </table:table-cell>
          <table:table-cell office:value-type="string">
            <text:p>noun_s</text:p>
          </table:table-cell>
          <table:table-cell table:style-name="Default" office:value-type="string">
            <text:p>straIk</text:p>
          </table:table-cell>
          <table:table-cell table:style-name="ce10" office:value-type="string">
            <text:p>strIk</text:p>
          </table:table-cell>
          <table:table-cell table:style-name="ce10"/>
          <table:table-cell table:style-name="Default" office:value-type="string">
            <text:p>straIk</text:p>
          </table:table-cell>
          <table:table-cell table:style-name="ce10" office:value-type="string">
            <text:p>strIk</text:p>
          </table:table-cell>
          <table:table-cell table:style-name="ce10"/>
          <table:table-cell table:style-name="Default" office:value-type="string">
            <text:p>straIk</text:p>
          </table:table-cell>
          <table:table-cell table:style-name="ce10" office:value-type="string">
            <text:p>strIk</text:p>
          </table:table-cell>
          <table:table-cell table:style-name="Default"/>
          <table:table-cell table:style-name="ce10" office:value-type="string">
            <text:p>strIk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student</text:p>
          </table:table-cell>
          <table:table-cell office:value-type="string">
            <text:p>noun_s</text:p>
          </table:table-cell>
          <table:table-cell table:style-name="Default" office:value-type="string">
            <text:p>stju:d=nt</text:p>
          </table:table-cell>
          <table:table-cell table:style-name="ce10" office:value-type="string">
            <text:p>styUdnt</text:p>
          </table:table-cell>
          <table:table-cell table:style-name="ce10"/>
          <table:table-cell table:style-name="Default" office:value-type="string">
            <text:p>1-stu:d=nt <text:s/>2-stju:d=nt</text:p>
          </table:table-cell>
          <table:table-cell table:style-name="ce10" office:value-type="string">
            <text:p>1-stUdnt-&gt;1 <text:s/>2-styUdnt-&gt;1</text:p>
          </table:table-cell>
          <table:table-cell table:style-name="ce10"/>
          <table:table-cell table:style-name="Default" office:value-type="string">
            <text:p>stjudnt</text:p>
          </table:table-cell>
          <table:table-cell table:style-name="ce10" office:value-type="string">
            <text:p>styUdnt</text:p>
          </table:table-cell>
          <table:table-cell table:style-name="Default"/>
          <table:table-cell table:style-name="ce10" office:value-type="string">
            <text:p>styUdnt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1:1.32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studio</text:p>
          </table:table-cell>
          <table:table-cell office:value-type="string">
            <text:p>noun_s</text:p>
          </table:table-cell>
          <table:table-cell office:value-type="string">
            <text:p>stju:di@U</text:p>
          </table:table-cell>
          <table:table-cell office:value-type="string">
            <text:p>styUdEO</text:p>
          </table:table-cell>
          <table:table-cell/>
          <table:table-cell office:value-type="string">
            <text:p>stu:dioU</text:p>
          </table:table-cell>
          <table:table-cell office:value-type="string">
            <text:p>stUdEO</text:p>
          </table:table-cell>
          <table:table-cell/>
          <table:table-cell table:style-name="Default" office:value-type="string">
            <text:p>stjudioU</text:p>
          </table:table-cell>
          <table:table-cell office:value-type="string">
            <text:p>styUdEO</text:p>
          </table:table-cell>
          <table:table-cell/>
          <table:table-cell office:value-type="string">
            <text:p>styUdEO</text:p>
          </table:table-cell>
          <table:table-cell table:number-columns-repeated="3"/>
          <table:table-cell office:value-type="string">
            <text:p>GA-1:1.32</text:p>
          </table:table-cell>
          <table:table-cell table:number-columns-repeated="1008"/>
        </table:table-row>
        <table:table-row table:style-name="ro3">
          <table:table-cell office:value-type="string">
            <text:p>study</text:p>
          </table:table-cell>
          <table:table-cell office:value-type="string">
            <text:p>noun_s</text:p>
          </table:table-cell>
          <table:table-cell office:value-type="string">
            <text:p>stVdi</text:p>
          </table:table-cell>
          <table:table-cell office:value-type="string">
            <text:p>studE</text:p>
          </table:table-cell>
          <table:table-cell/>
          <table:table-cell office:value-type="string">
            <text:p>stVdi</text:p>
          </table:table-cell>
          <table:table-cell office:value-type="string">
            <text:p>studE</text:p>
          </table:table-cell>
          <table:table-cell/>
          <table:table-cell office:value-type="string">
            <text:p>stVdi</text:p>
          </table:table-cell>
          <table:table-cell office:value-type="string">
            <text:p>studE</text:p>
          </table:table-cell>
          <table:table-cell/>
          <table:table-cell office:value-type="string">
            <text:p>studE</text:p>
          </table:table-cell>
          <table:table-cell table:number-columns-repeated="1012"/>
        </table:table-row>
        <table:table-row table:style-name="ro3">
          <table:table-cell office:value-type="string">
            <text:p>stuff</text:p>
          </table:table-cell>
          <table:table-cell office:value-type="string">
            <text:p>noun_s</text:p>
          </table:table-cell>
          <table:table-cell office:value-type="string">
            <text:p>stVf</text:p>
          </table:table-cell>
          <table:table-cell office:value-type="string">
            <text:p>stuf</text:p>
          </table:table-cell>
          <table:table-cell/>
          <table:table-cell office:value-type="string">
            <text:p>stVf</text:p>
          </table:table-cell>
          <table:table-cell office:value-type="string">
            <text:p>stuf</text:p>
          </table:table-cell>
          <table:table-cell/>
          <table:table-cell office:value-type="string">
            <text:p>stVf</text:p>
          </table:table-cell>
          <table:table-cell office:value-type="string">
            <text:p>stuf</text:p>
          </table:table-cell>
          <table:table-cell/>
          <table:table-cell office:value-type="string">
            <text:p>stuf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style</text:p>
          </table:table-cell>
          <table:table-cell office:value-type="string">
            <text:p>noun_s</text:p>
          </table:table-cell>
          <table:table-cell table:style-name="Default" office:value-type="string">
            <text:p>staI=l</text:p>
          </table:table-cell>
          <table:table-cell table:style-name="ce10" office:value-type="string">
            <text:p>stIl</text:p>
          </table:table-cell>
          <table:table-cell table:style-name="ce10"/>
          <table:table-cell table:style-name="Default" office:value-type="string">
            <text:p>staI=l</text:p>
          </table:table-cell>
          <table:table-cell table:style-name="ce10" office:value-type="string">
            <text:p>stIl</text:p>
          </table:table-cell>
          <table:table-cell table:style-name="ce10"/>
          <table:table-cell table:style-name="Default" office:value-type="string">
            <text:p>staIl</text:p>
          </table:table-cell>
          <table:table-cell table:style-name="ce10" office:value-type="string">
            <text:p>stIl</text:p>
          </table:table-cell>
          <table:table-cell table:style-name="Default"/>
          <table:table-cell table:style-name="ce10" office:value-type="string">
            <text:p>stIl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subject</text:p>
          </table:table-cell>
          <table:table-cell office:value-type="string">
            <text:p>noun_s</text:p>
          </table:table-cell>
          <table:table-cell office:value-type="string">
            <text:p>1-sVbdZekt <text:s/>2sVbdZIkt</text:p>
          </table:table-cell>
          <table:table-cell office:value-type="string">
            <text:p>1-subjekt-&gt;1 <text:s/>2-subjikt-&gt;2</text:p>
          </table:table-cell>
          <table:table-cell/>
          <table:table-cell office:value-type="string">
            <text:p>sVbdZekt</text:p>
          </table:table-cell>
          <table:table-cell office:value-type="string">
            <text:p>subjekt-&gt;1</text:p>
          </table:table-cell>
          <table:table-cell/>
          <table:table-cell office:value-type="string">
            <text:p>sVbdZEkt</text:p>
          </table:table-cell>
          <table:table-cell office:value-type="string">
            <text:p>subjekt-&gt;1</text:p>
          </table:table-cell>
          <table:table-cell/>
          <table:table-cell office:value-type="string">
            <text:p>subjekt</text:p>
          </table:table-cell>
          <table:table-cell office:value-type="string">
            <text:p>subjikt</text:p>
          </table:table-cell>
          <table:table-cell table:number-columns-repeated="1011"/>
        </table:table-row>
        <table:table-row table:style-name="ro3">
          <table:table-cell table:style-name="Default" office:value-type="string">
            <text:p>success</text:p>
          </table:table-cell>
          <table:table-cell office:value-type="string">
            <text:p>noun_s</text:p>
          </table:table-cell>
          <table:table-cell table:style-name="Default" office:value-type="string">
            <text:p>s@kses</text:p>
          </table:table-cell>
          <table:table-cell table:style-name="ce10" office:value-type="string">
            <text:p>sukses</text:p>
          </table:table-cell>
          <table:table-cell table:style-name="ce10"/>
          <table:table-cell table:style-name="Default" office:value-type="string">
            <text:p>s@kses</text:p>
          </table:table-cell>
          <table:table-cell table:style-name="ce10" office:value-type="string">
            <text:p>sukses</text:p>
          </table:table-cell>
          <table:table-cell table:style-name="ce10"/>
          <table:table-cell table:style-name="Default" office:value-type="string">
            <text:p>s@ksEs</text:p>
          </table:table-cell>
          <table:table-cell table:style-name="ce10" office:value-type="string">
            <text:p>sukses</text:p>
          </table:table-cell>
          <table:table-cell table:style-name="Default"/>
          <table:table-cell table:style-name="ce10" office:value-type="string">
            <text:p>sukses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suggestion</text:p>
          </table:table-cell>
          <table:table-cell office:value-type="string">
            <text:p>noun_s</text:p>
          </table:table-cell>
          <table:table-cell table:style-name="Default" office:value-type="string">
            <text:p>s@dZestS@n</text:p>
          </table:table-cell>
          <table:table-cell table:style-name="ce10" office:value-type="string">
            <text:p>sujestSn-&gt;1</text:p>
          </table:table-cell>
          <table:table-cell table:style-name="ce10"/>
          <table:table-cell table:style-name="Default" office:value-type="string">
            <text:p>s@gestS=n</text:p>
          </table:table-cell>
          <table:table-cell table:style-name="ce10" office:value-type="string">
            <text:p>sugestSn-&gt;2</text:p>
          </table:table-cell>
          <table:table-cell table:style-name="ce10"/>
          <table:table-cell table:style-name="Default" office:value-type="string">
            <text:p>s@dZEstS@n</text:p>
          </table:table-cell>
          <table:table-cell table:style-name="ce10" office:value-type="string">
            <text:p>sujestSun</text:p>
          </table:table-cell>
          <table:table-cell table:style-name="Default"/>
          <table:table-cell table:style-name="ce10" office:value-type="string">
            <text:p>sujestSn</text:p>
          </table:table-cell>
          <table:table-cell table:style-name="ce10" office:value-type="string">
            <text:p>sugestSn</text:p>
          </table:table-cell>
          <table:table-cell table:style-name="Default" table:number-columns-repeated="2"/>
          <table:table-cell table:style-name="Default" office:value-type="string">
            <text:p>Au-1:3.O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sum</text:p>
          </table:table-cell>
          <table:table-cell office:value-type="string">
            <text:p>noun_s</text:p>
          </table:table-cell>
          <table:table-cell office:value-type="string">
            <text:p>sVm</text:p>
          </table:table-cell>
          <table:table-cell office:value-type="string">
            <text:p>sum</text:p>
          </table:table-cell>
          <table:table-cell/>
          <table:table-cell office:value-type="string">
            <text:p>sVm</text:p>
          </table:table-cell>
          <table:table-cell office:value-type="string">
            <text:p>sum</text:p>
          </table:table-cell>
          <table:table-cell/>
          <table:table-cell office:value-type="string">
            <text:p>sVm</text:p>
          </table:table-cell>
          <table:table-cell office:value-type="string">
            <text:p>sum</text:p>
          </table:table-cell>
          <table:table-cell/>
          <table:table-cell office:value-type="string">
            <text:p>sum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summer</text:p>
          </table:table-cell>
          <table:table-cell office:value-type="string">
            <text:p>noun_s</text:p>
          </table:table-cell>
          <table:table-cell table:style-name="Default" office:value-type="string">
            <text:p>sVm@</text:p>
          </table:table-cell>
          <table:table-cell table:style-name="ce10" office:value-type="string">
            <text:p>sumuÑ</text:p>
          </table:table-cell>
          <table:table-cell table:style-name="ce10"/>
          <table:table-cell table:style-name="Default" office:value-type="string">
            <text:p>sVm=r</text:p>
          </table:table-cell>
          <table:table-cell table:style-name="ce10" office:value-type="string">
            <text:p>sumur</text:p>
          </table:table-cell>
          <table:table-cell table:style-name="ce10"/>
          <table:table-cell table:style-name="Default" office:value-type="string">
            <text:p>sVm@</text:p>
          </table:table-cell>
          <table:table-cell table:style-name="ce10" office:value-type="string">
            <text:p>sumuÑ</text:p>
          </table:table-cell>
          <table:table-cell table:style-name="Default"/>
          <table:table-cell table:style-name="ce10" office:value-type="string">
            <text:p>sumuÑ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sun</text:p>
          </table:table-cell>
          <table:table-cell office:value-type="string">
            <text:p>noun_s</text:p>
          </table:table-cell>
          <table:table-cell table:style-name="Default" office:value-type="string">
            <text:p>sVn</text:p>
          </table:table-cell>
          <table:table-cell table:style-name="ce10" office:value-type="string">
            <text:p>sun</text:p>
          </table:table-cell>
          <table:table-cell table:style-name="ce10"/>
          <table:table-cell table:style-name="Default" office:value-type="string">
            <text:p>sVn</text:p>
          </table:table-cell>
          <table:table-cell table:style-name="ce10" office:value-type="string">
            <text:p>sun</text:p>
          </table:table-cell>
          <table:table-cell table:style-name="ce10"/>
          <table:table-cell table:style-name="Default" office:value-type="string">
            <text:p>sVn</text:p>
          </table:table-cell>
          <table:table-cell table:style-name="ce10" office:value-type="string">
            <text:p>sun</text:p>
          </table:table-cell>
          <table:table-cell table:style-name="Default"/>
          <table:table-cell table:style-name="ce10" office:value-type="string">
            <text:p>sun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supply</text:p>
          </table:table-cell>
          <table:table-cell office:value-type="string">
            <text:p>noun_s</text:p>
          </table:table-cell>
          <table:table-cell table:style-name="Default" office:value-type="string">
            <text:p>s@plaI</text:p>
          </table:table-cell>
          <table:table-cell table:style-name="ce10" office:value-type="string">
            <text:p>suplI</text:p>
          </table:table-cell>
          <table:table-cell table:style-name="ce10"/>
          <table:table-cell table:style-name="Default" office:value-type="string">
            <text:p>s@plaI</text:p>
          </table:table-cell>
          <table:table-cell table:style-name="ce10" office:value-type="string">
            <text:p>suplI</text:p>
          </table:table-cell>
          <table:table-cell table:style-name="ce10"/>
          <table:table-cell table:style-name="Default" office:value-type="string">
            <text:p>s@plaI</text:p>
          </table:table-cell>
          <table:table-cell table:style-name="ce10" office:value-type="string">
            <text:p>suplI</text:p>
          </table:table-cell>
          <table:table-cell table:style-name="Default"/>
          <table:table-cell table:style-name="ce10" office:value-type="string">
            <text:p>suplI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support</text:p>
          </table:table-cell>
          <table:table-cell office:value-type="string">
            <text:p>noun_s</text:p>
          </table:table-cell>
          <table:table-cell table:style-name="Default" office:value-type="string">
            <text:p>s@pO:t</text:p>
          </table:table-cell>
          <table:table-cell table:style-name="ce10" office:value-type="string">
            <text:p>supöt</text:p>
          </table:table-cell>
          <table:table-cell table:style-name="ce10"/>
          <table:table-cell table:style-name="Default" office:value-type="string">
            <text:p>1-s@pO:rt <text:s/>2-s@po:rt</text:p>
          </table:table-cell>
          <table:table-cell table:style-name="ce10" office:value-type="string">
            <text:p>1-supQrt-&gt;1 <text:s/>2=1</text:p>
          </table:table-cell>
          <table:table-cell table:style-name="ce10"/>
          <table:table-cell table:style-name="Default" office:value-type="string">
            <text:p>s@pOt</text:p>
          </table:table-cell>
          <table:table-cell table:style-name="ce10" office:value-type="string">
            <text:p>supQÑt</text:p>
          </table:table-cell>
          <table:table-cell table:style-name="Default"/>
          <table:table-cell table:style-name="ce10" office:value-type="string">
            <text:p>supóöt</text:p>
          </table:table-cell>
          <table:table-cell table:style-name="ce10"/>
          <table:table-cell table:style-name="Default" table:number-columns-repeated="3"/>
          <table:table-cell table:style-name="Default" office:value-type="string">
            <text:p>f</text:p>
          </table:table-cell>
          <table:table-cell table:style-name="Default" table:number-columns-repeated="1007"/>
        </table:table-row>
        <table:table-row table:style-name="ro3">
          <table:table-cell table:style-name="Default" office:value-type="string">
            <text:p>surface</text:p>
          </table:table-cell>
          <table:table-cell office:value-type="string">
            <text:p>noun_s</text:p>
          </table:table-cell>
          <table:table-cell table:style-name="Default" office:value-type="string">
            <text:p>1-s3:fIs <text:s/>2-s3:f@s</text:p>
          </table:table-cell>
          <table:table-cell table:style-name="ce10" office:value-type="string">
            <text:p>1-süfis-&gt;1 <text:s/>2-süfus-&gt;1</text:p>
          </table:table-cell>
          <table:table-cell table:style-name="ce10"/>
          <table:table-cell table:style-name="Default" office:value-type="string">
            <text:p>s3`:f@s</text:p>
          </table:table-cell>
          <table:table-cell table:style-name="ce10" office:value-type="string">
            <text:p>süfus-&gt;2</text:p>
          </table:table-cell>
          <table:table-cell table:style-name="ce10"/>
          <table:table-cell table:style-name="Default" office:value-type="string">
            <text:p>s3f@s</text:p>
          </table:table-cell>
          <table:table-cell table:style-name="ce10" office:value-type="string">
            <text:p>süfus-&gt;2</text:p>
          </table:table-cell>
          <table:table-cell table:style-name="Default"/>
          <table:table-cell table:style-name="ce10" office:value-type="string">
            <text:p>süfis</text:p>
          </table:table-cell>
          <table:table-cell table:style-name="ce10" office:value-type="string">
            <text:p>süfus</text:p>
          </table:table-cell>
          <table:table-cell table:style-name="Default" table:number-columns-repeated="4"/>
          <table:table-cell office:value-type="string">
            <text:p>rule 25 rabbIt exception (rabbIt set takes precedence)</text:p>
          </table:table-cell>
          <table:table-cell table:style-name="Default" table:number-columns-repeated="1006"/>
        </table:table-row>
        <table:table-row table:style-name="ro3">
          <table:table-cell table:style-name="Default" office:value-type="string">
            <text:p>surprise</text:p>
          </table:table-cell>
          <table:table-cell office:value-type="string">
            <text:p>noun_s</text:p>
          </table:table-cell>
          <table:table-cell table:style-name="Default" office:value-type="string">
            <text:p>s@praIz</text:p>
          </table:table-cell>
          <table:table-cell table:style-name="ce10" office:value-type="string">
            <text:p>suÑprIz</text:p>
          </table:table-cell>
          <table:table-cell table:style-name="ce10"/>
          <table:table-cell table:style-name="Default" office:value-type="string">
            <text:p>1-s=rpraIz <text:s/>2-s@praIz</text:p>
          </table:table-cell>
          <table:table-cell table:style-name="ce10" office:value-type="string">
            <text:p>1-surprIz 2=1</text:p>
          </table:table-cell>
          <table:table-cell table:style-name="ce10"/>
          <table:table-cell table:style-name="Default" office:value-type="string">
            <text:p>s@praIz</text:p>
          </table:table-cell>
          <table:table-cell table:style-name="ce10" office:value-type="string">
            <text:p>suÑprIz</text:p>
          </table:table-cell>
          <table:table-cell table:style-name="Default"/>
          <table:table-cell table:style-name="ce10" office:value-type="string">
            <text:p>suÑprIz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survey</text:p>
          </table:table-cell>
          <table:table-cell office:value-type="string">
            <text:p>noun_s</text:p>
          </table:table-cell>
          <table:table-cell table:style-name="Default" office:value-type="string">
            <text:p>s3:veI <text:s/>1-s@veI</text:p>
          </table:table-cell>
          <table:table-cell table:style-name="ce10" office:value-type="string">
            <text:p>1-süvA-&gt;1 <text:s/>2-suÑvA-&gt;1</text:p>
          </table:table-cell>
          <table:table-cell table:style-name="ce10"/>
          <table:table-cell table:style-name="Default" office:value-type="string">
            <text:p>s3`:veI</text:p>
          </table:table-cell>
          <table:table-cell table:style-name="ce10" office:value-type="string">
            <text:p>süvA</text:p>
          </table:table-cell>
          <table:table-cell table:style-name="ce10"/>
          <table:table-cell table:style-name="Default" office:value-type="string">
            <text:p>s3veI</text:p>
          </table:table-cell>
          <table:table-cell table:style-name="ce10" office:value-type="string">
            <text:p>süvA</text:p>
          </table:table-cell>
          <table:table-cell table:style-name="Default"/>
          <table:table-cell table:style-name="ce10" office:value-type="string">
            <text:p>süvA</text:p>
          </table:table-cell>
          <table:table-cell table:style-name="ce10"/>
          <table:table-cell table:style-name="Default" table:number-columns-repeated="4"/>
          <table:table-cell table:style-name="Default" office:value-type="string">
            <text:p>general exception : ignoring RP-2 spelling</text:p>
          </table:table-cell>
          <table:table-cell table:style-name="Default" table:number-columns-repeated="1006"/>
        </table:table-row>
        <table:table-row table:style-name="ro3">
          <table:table-cell office:value-type="string">
            <text:p>system</text:p>
          </table:table-cell>
          <table:table-cell office:value-type="string">
            <text:p>noun_s</text:p>
          </table:table-cell>
          <table:table-cell office:value-type="string">
            <text:p>1-sIst@m <text:s/>2-sIstIm</text:p>
          </table:table-cell>
          <table:table-cell office:value-type="string">
            <text:p>1-sistum-&gt;1 <text:s/>2-sistim-&gt;2</text:p>
          </table:table-cell>
          <table:table-cell/>
          <table:table-cell office:value-type="string">
            <text:p>sIst@m</text:p>
          </table:table-cell>
          <table:table-cell office:value-type="string">
            <text:p>sistum-&gt;1</text:p>
          </table:table-cell>
          <table:table-cell/>
          <table:table-cell office:value-type="string">
            <text:p>sIst@m</text:p>
          </table:table-cell>
          <table:table-cell office:value-type="string">
            <text:p>sistum-&gt;1</text:p>
          </table:table-cell>
          <table:table-cell/>
          <table:table-cell office:value-type="string">
            <text:p>sistum</text:p>
          </table:table-cell>
          <table:table-cell office:value-type="string">
            <text:p>sistim</text:p>
          </table:table-cell>
          <table:table-cell table:number-columns-repeated="4"/>
          <table:table-cell office:value-type="string">
            <text:p>rule 25 rabbIt exception (commA set takes precedence)</text:p>
          </table:table-cell>
          <table:table-cell table:number-columns-repeated="1006"/>
        </table:table-row>
        <table:table-row table:style-name="ro3">
          <table:table-cell table:style-name="Default" office:value-type="string">
            <text:p>table</text:p>
          </table:table-cell>
          <table:table-cell office:value-type="string">
            <text:p>noun_s</text:p>
          </table:table-cell>
          <table:table-cell table:style-name="Default" office:value-type="string">
            <text:p>teIb=l</text:p>
          </table:table-cell>
          <table:table-cell table:style-name="ce10" office:value-type="string">
            <text:p>tAbl</text:p>
          </table:table-cell>
          <table:table-cell table:style-name="ce10"/>
          <table:table-cell table:style-name="Default" office:value-type="string">
            <text:p>teIb=l</text:p>
          </table:table-cell>
          <table:table-cell table:style-name="ce10" office:value-type="string">
            <text:p>tAbl</text:p>
          </table:table-cell>
          <table:table-cell table:style-name="ce10"/>
          <table:table-cell table:style-name="Default" office:value-type="string">
            <text:p>teIb@l</text:p>
          </table:table-cell>
          <table:table-cell table:style-name="ce10" office:value-type="string">
            <text:p>tAbul</text:p>
          </table:table-cell>
          <table:table-cell table:style-name="Default"/>
          <table:table-cell table:style-name="ce10" office:value-type="string">
            <text:p>tAbl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Au-1:2.O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talk</text:p>
          </table:table-cell>
          <table:table-cell office:value-type="string">
            <text:p>noun_s</text:p>
          </table:table-cell>
          <table:table-cell table:style-name="Default" office:value-type="string">
            <text:p>tO:k</text:p>
          </table:table-cell>
          <table:table-cell table:style-name="ce10" office:value-type="string">
            <text:p>tQk</text:p>
          </table:table-cell>
          <table:table-cell table:style-name="ce10"/>
          <table:table-cell table:style-name="Default" office:value-type="string">
            <text:p>1-tQ:k <text:s/>2-tA:k</text:p>
          </table:table-cell>
          <table:table-cell table:style-name="ce10" office:value-type="string">
            <text:p>1-tok-&gt;1 <text:s/>2-tRk-&gt;1</text:p>
          </table:table-cell>
          <table:table-cell table:style-name="ce10"/>
          <table:table-cell table:style-name="Default" office:value-type="string">
            <text:p>tOk</text:p>
          </table:table-cell>
          <table:table-cell table:style-name="ce10" office:value-type="string">
            <text:p>tQk</text:p>
          </table:table-cell>
          <table:table-cell table:style-name="Default"/>
          <table:table-cell table:style-name="ce10" office:value-type="string">
            <text:p>tQk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x:1.8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tank</text:p>
          </table:table-cell>
          <table:table-cell office:value-type="string">
            <text:p>noun_s</text:p>
          </table:table-cell>
          <table:table-cell table:style-name="Default" office:value-type="string">
            <text:p>t{Nk</text:p>
          </table:table-cell>
          <table:table-cell table:style-name="ce10" office:value-type="string">
            <text:p>taNk</text:p>
          </table:table-cell>
          <table:table-cell table:style-name="ce10"/>
          <table:table-cell table:style-name="Default" office:value-type="string">
            <text:p>t{Nk</text:p>
          </table:table-cell>
          <table:table-cell table:style-name="ce10" office:value-type="string">
            <text:p>taNk</text:p>
          </table:table-cell>
          <table:table-cell table:style-name="ce10"/>
          <table:table-cell table:style-name="Default" office:value-type="string">
            <text:p>t{Nk</text:p>
          </table:table-cell>
          <table:table-cell table:style-name="ce10" office:value-type="string">
            <text:p>taNk</text:p>
          </table:table-cell>
          <table:table-cell table:style-name="Default"/>
          <table:table-cell table:style-name="ce10" office:value-type="string">
            <text:p>taNk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tape</text:p>
          </table:table-cell>
          <table:table-cell office:value-type="string">
            <text:p>noun_s</text:p>
          </table:table-cell>
          <table:table-cell office:value-type="string">
            <text:p>teIp</text:p>
          </table:table-cell>
          <table:table-cell office:value-type="string">
            <text:p>tAp</text:p>
          </table:table-cell>
          <table:table-cell/>
          <table:table-cell office:value-type="string">
            <text:p>teIp</text:p>
          </table:table-cell>
          <table:table-cell office:value-type="string">
            <text:p>tAp</text:p>
          </table:table-cell>
          <table:table-cell/>
          <table:table-cell office:value-type="string">
            <text:p>teIp</text:p>
          </table:table-cell>
          <table:table-cell office:value-type="string">
            <text:p>tAp</text:p>
          </table:table-cell>
          <table:table-cell/>
          <table:table-cell office:value-type="string">
            <text:p>tAp</text:p>
          </table:table-cell>
          <table:table-cell table:number-columns-repeated="1012"/>
        </table:table-row>
        <table:table-row table:style-name="ro3">
          <table:table-cell office:value-type="string">
            <text:p>target</text:p>
          </table:table-cell>
          <table:table-cell office:value-type="string">
            <text:p>noun_s</text:p>
          </table:table-cell>
          <table:table-cell office:value-type="string">
            <text:p>tA:gIt</text:p>
          </table:table-cell>
          <table:table-cell office:value-type="string">
            <text:p>tägit</text:p>
          </table:table-cell>
          <table:table-cell/>
          <table:table-cell office:value-type="string">
            <text:p>tA:rg@t</text:p>
          </table:table-cell>
          <table:table-cell office:value-type="string">
            <text:p>tRrgut</text:p>
          </table:table-cell>
          <table:table-cell/>
          <table:table-cell office:value-type="string">
            <text:p>tAg@t</text:p>
          </table:table-cell>
          <table:table-cell office:value-type="string">
            <text:p>tägut</text:p>
          </table:table-cell>
          <table:table-cell/>
          <table:table-cell office:value-type="string">
            <text:p>tägi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task</text:p>
          </table:table-cell>
          <table:table-cell office:value-type="string">
            <text:p>noun_s</text:p>
          </table:table-cell>
          <table:table-cell table:style-name="Default" office:value-type="string">
            <text:p>tA:sk</text:p>
          </table:table-cell>
          <table:table-cell table:style-name="ce10" office:value-type="string">
            <text:p>tRsk</text:p>
          </table:table-cell>
          <table:table-cell table:style-name="ce10"/>
          <table:table-cell table:style-name="Default" office:value-type="string">
            <text:p>t{sk</text:p>
          </table:table-cell>
          <table:table-cell table:style-name="ce10" office:value-type="string">
            <text:p>task</text:p>
          </table:table-cell>
          <table:table-cell table:style-name="ce10"/>
          <table:table-cell table:style-name="Default" office:value-type="string">
            <text:p>tAsk</text:p>
          </table:table-cell>
          <table:table-cell table:style-name="ce10" office:value-type="string">
            <text:p>tRsk</text:p>
          </table:table-cell>
          <table:table-cell table:style-name="Default"/>
          <table:table-cell table:style-name="ce10" office:value-type="string">
            <text:p>task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1:1.16 <text:s/>Au-1:1.16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tax</text:p>
          </table:table-cell>
          <table:table-cell office:value-type="string">
            <text:p>noun_s</text:p>
          </table:table-cell>
          <table:table-cell table:style-name="Default" office:value-type="string">
            <text:p>t{ks</text:p>
          </table:table-cell>
          <table:table-cell table:style-name="ce10" office:value-type="string">
            <text:p>taks</text:p>
          </table:table-cell>
          <table:table-cell table:style-name="ce10"/>
          <table:table-cell table:style-name="Default" office:value-type="string">
            <text:p>t{ks</text:p>
          </table:table-cell>
          <table:table-cell table:style-name="ce10" office:value-type="string">
            <text:p>taks</text:p>
          </table:table-cell>
          <table:table-cell table:style-name="ce10"/>
          <table:table-cell table:style-name="Default" office:value-type="string">
            <text:p>t{ks</text:p>
          </table:table-cell>
          <table:table-cell table:style-name="ce10" office:value-type="string">
            <text:p>taks</text:p>
          </table:table-cell>
          <table:table-cell table:style-name="Default"/>
          <table:table-cell table:style-name="ce10" office:value-type="string">
            <text:p>taks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tea</text:p>
          </table:table-cell>
          <table:table-cell office:value-type="string">
            <text:p>noun_s</text:p>
          </table:table-cell>
          <table:table-cell office:value-type="string">
            <text:p>ti:</text:p>
          </table:table-cell>
          <table:table-cell office:value-type="string">
            <text:p>tE</text:p>
          </table:table-cell>
          <table:table-cell/>
          <table:table-cell office:value-type="string">
            <text:p>ti:</text:p>
          </table:table-cell>
          <table:table-cell office:value-type="string">
            <text:p>tE</text:p>
          </table:table-cell>
          <table:table-cell/>
          <table:table-cell office:value-type="string">
            <text:p>ti</text:p>
          </table:table-cell>
          <table:table-cell office:value-type="string">
            <text:p>tE</text:p>
          </table:table-cell>
          <table:table-cell/>
          <table:table-cell office:value-type="string">
            <text:p>tE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teacher</text:p>
          </table:table-cell>
          <table:table-cell office:value-type="string">
            <text:p>noun_s</text:p>
          </table:table-cell>
          <table:table-cell table:style-name="Default" office:value-type="string">
            <text:p>ti:tS@</text:p>
          </table:table-cell>
          <table:table-cell table:style-name="ce10" office:value-type="string">
            <text:p>tECuÑ</text:p>
          </table:table-cell>
          <table:table-cell table:style-name="ce10"/>
          <table:table-cell table:style-name="Default" office:value-type="string">
            <text:p>ti:tS=r</text:p>
          </table:table-cell>
          <table:table-cell table:style-name="ce10" office:value-type="string">
            <text:p>tECur</text:p>
          </table:table-cell>
          <table:table-cell table:style-name="ce10"/>
          <table:table-cell table:style-name="Default" office:value-type="string">
            <text:p>titS@</text:p>
          </table:table-cell>
          <table:table-cell table:style-name="ce10" office:value-type="string">
            <text:p>tECuÑ</text:p>
          </table:table-cell>
          <table:table-cell table:style-name="Default"/>
          <table:table-cell table:style-name="ce10" office:value-type="string">
            <text:p>tECuÑ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teaching</text:p>
          </table:table-cell>
          <table:table-cell office:value-type="string">
            <text:p>noun_s</text:p>
          </table:table-cell>
          <table:table-cell office:value-type="string">
            <text:p>ti:tSIN</text:p>
          </table:table-cell>
          <table:table-cell office:value-type="string">
            <text:p>tECiN</text:p>
          </table:table-cell>
          <table:table-cell/>
          <table:table-cell office:value-type="string">
            <text:p>ti:tSIN</text:p>
          </table:table-cell>
          <table:table-cell office:value-type="string">
            <text:p>tECiN</text:p>
          </table:table-cell>
          <table:table-cell/>
          <table:table-cell office:value-type="string">
            <text:p>titSIN</text:p>
          </table:table-cell>
          <table:table-cell office:value-type="string">
            <text:p>tECiN</text:p>
          </table:table-cell>
          <table:table-cell/>
          <table:table-cell office:value-type="string">
            <text:p>tECiN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team</text:p>
          </table:table-cell>
          <table:table-cell office:value-type="string">
            <text:p>noun_s</text:p>
          </table:table-cell>
          <table:table-cell table:style-name="Default" office:value-type="string">
            <text:p>ti:m</text:p>
          </table:table-cell>
          <table:table-cell table:style-name="ce10" office:value-type="string">
            <text:p>tEm</text:p>
          </table:table-cell>
          <table:table-cell table:style-name="ce10"/>
          <table:table-cell table:style-name="Default" office:value-type="string">
            <text:p>ti:m</text:p>
          </table:table-cell>
          <table:table-cell table:style-name="ce10" office:value-type="string">
            <text:p>tEm</text:p>
          </table:table-cell>
          <table:table-cell table:style-name="ce10"/>
          <table:table-cell table:style-name="Default" office:value-type="string">
            <text:p>tim</text:p>
          </table:table-cell>
          <table:table-cell table:style-name="ce10" office:value-type="string">
            <text:p>tEm</text:p>
          </table:table-cell>
          <table:table-cell table:style-name="Default"/>
          <table:table-cell table:style-name="ce10" office:value-type="string">
            <text:p>tEm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tear</text:p>
          </table:table-cell>
          <table:table-cell office:value-type="string">
            <text:p>noun_s</text:p>
          </table:table-cell>
          <table:table-cell table:style-name="Default" office:value-type="string">
            <text:p>tI@</text:p>
          </table:table-cell>
          <table:table-cell table:style-name="ce10" office:value-type="string">
            <text:p>tË</text:p>
          </table:table-cell>
          <table:table-cell table:style-name="ce10"/>
          <table:table-cell table:style-name="Default" office:value-type="string">
            <text:p>tI=r</text:p>
          </table:table-cell>
          <table:table-cell table:style-name="ce10" office:value-type="string">
            <text:p>tË</text:p>
          </table:table-cell>
          <table:table-cell table:style-name="ce10"/>
          <table:table-cell table:style-name="Default" office:value-type="string">
            <text:p>tI@</text:p>
          </table:table-cell>
          <table:table-cell table:style-name="ce10" office:value-type="string">
            <text:p>tË</text:p>
          </table:table-cell>
          <table:table-cell table:style-name="Default"/>
          <table:table-cell table:style-name="ce10" office:value-type="string">
            <text:p>tË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technique</text:p>
          </table:table-cell>
          <table:table-cell office:value-type="string">
            <text:p>noun_s</text:p>
          </table:table-cell>
          <table:table-cell table:style-name="Default" office:value-type="string">
            <text:p>tekni:k</text:p>
          </table:table-cell>
          <table:table-cell table:style-name="ce10" office:value-type="string">
            <text:p>teknEk</text:p>
          </table:table-cell>
          <table:table-cell table:style-name="ce10"/>
          <table:table-cell table:style-name="Default" office:value-type="string">
            <text:p>tekni:k</text:p>
          </table:table-cell>
          <table:table-cell table:style-name="ce10" office:value-type="string">
            <text:p>teknEk</text:p>
          </table:table-cell>
          <table:table-cell table:style-name="ce10"/>
          <table:table-cell table:style-name="Default" office:value-type="string">
            <text:p>tEknik</text:p>
          </table:table-cell>
          <table:table-cell table:style-name="ce10" office:value-type="string">
            <text:p>teknEk</text:p>
          </table:table-cell>
          <table:table-cell table:style-name="Default"/>
          <table:table-cell table:style-name="ce10" office:value-type="string">
            <text:p>teknEk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technology</text:p>
          </table:table-cell>
          <table:table-cell office:value-type="string">
            <text:p>noun_s</text:p>
          </table:table-cell>
          <table:table-cell table:style-name="Default" office:value-type="string">
            <text:p>teknQl@dZi</text:p>
          </table:table-cell>
          <table:table-cell table:style-name="ce10" office:value-type="string">
            <text:p>teknolujE</text:p>
          </table:table-cell>
          <table:table-cell table:style-name="ce10"/>
          <table:table-cell table:style-name="Default" office:value-type="string">
            <text:p>teknA:l@dZi</text:p>
          </table:table-cell>
          <table:table-cell table:style-name="ce10" office:value-type="string">
            <text:p>teknRlujE</text:p>
          </table:table-cell>
          <table:table-cell table:style-name="ce10"/>
          <table:table-cell table:style-name="Default" office:value-type="string">
            <text:p>tEknQl@dZi</text:p>
          </table:table-cell>
          <table:table-cell table:style-name="ce10" office:value-type="string">
            <text:p>teknolujE</text:p>
          </table:table-cell>
          <table:table-cell table:style-name="Default"/>
          <table:table-cell table:style-name="ce10" office:value-type="string">
            <text:p>teknolujE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1:2.9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telephone</text:p>
          </table:table-cell>
          <table:table-cell office:value-type="string">
            <text:p>noun_s</text:p>
          </table:table-cell>
          <table:table-cell office:value-type="string">
            <text:p>1-telIf@Un <text:s/>2-tel@f@Un</text:p>
          </table:table-cell>
          <table:table-cell office:value-type="string">
            <text:p>1-telifOn-&gt;1 <text:s/>2-telufOn-&gt;2</text:p>
          </table:table-cell>
          <table:table-cell/>
          <table:table-cell office:value-type="string">
            <text:p>tel@foUm</text:p>
          </table:table-cell>
          <table:table-cell office:value-type="string">
            <text:p>telufOn-&gt;2</text:p>
          </table:table-cell>
          <table:table-cell/>
          <table:table-cell office:value-type="string">
            <text:p>tEl@foUn</text:p>
          </table:table-cell>
          <table:table-cell office:value-type="string">
            <text:p>telufOn-&gt;2</text:p>
          </table:table-cell>
          <table:table-cell/>
          <table:table-cell office:value-type="string">
            <text:p>telifOn</text:p>
          </table:table-cell>
          <table:table-cell office:value-type="string">
            <text:p>telufOn</text:p>
          </table:table-cell>
          <table:table-cell table:number-columns-repeated="4"/>
          <table:table-cell office:value-type="string">
            <text:p>rule 25 rabbIt exception (rabbIt set takes precedence)</text:p>
          </table:table-cell>
          <table:table-cell table:number-columns-repeated="1006"/>
        </table:table-row>
        <table:table-row table:style-name="ro3">
          <table:table-cell table:style-name="Default" office:value-type="string">
            <text:p>television</text:p>
          </table:table-cell>
          <table:table-cell office:value-type="string">
            <text:p>noun_s</text:p>
          </table:table-cell>
          <table:table-cell table:style-name="Default" office:value-type="string">
            <text:p>1-telIvIZ=n <text:s/>2-tel@vIZ=n</text:p>
          </table:table-cell>
          <table:table-cell table:style-name="ce10" office:value-type="string">
            <text:p>1-teliviZn-&gt;1 <text:s/>2-teluviZn-&gt;1</text:p>
          </table:table-cell>
          <table:table-cell table:style-name="ce10"/>
          <table:table-cell table:style-name="Default" office:value-type="string">
            <text:p>telIvIZ=n</text:p>
          </table:table-cell>
          <table:table-cell table:style-name="ce10" office:value-type="string">
            <text:p>teliviZn</text:p>
          </table:table-cell>
          <table:table-cell table:style-name="ce10"/>
          <table:table-cell table:style-name="Default" office:value-type="string">
            <text:p>tEl@vIZ@n</text:p>
          </table:table-cell>
          <table:table-cell table:style-name="ce10" office:value-type="string">
            <text:p>teluviZun</text:p>
          </table:table-cell>
          <table:table-cell table:style-name="Default"/>
          <table:table-cell table:style-name="ce10" office:value-type="string">
            <text:p>teliviZn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RP-2:2.25 <text:s/>Au-1:2.25:4.O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temperature</text:p>
          </table:table-cell>
          <table:table-cell office:value-type="string">
            <text:p>noun_s</text:p>
          </table:table-cell>
          <table:table-cell office:value-type="string">
            <text:p>1-temp=r@tS@ <text:s/>2-temp=rItS@</text:p>
          </table:table-cell>
          <table:table-cell office:value-type="string">
            <text:p>1-tempuruCuÑ-&gt;1 <text:s/>2-tempuriCuÑ-&gt;2</text:p>
          </table:table-cell>
          <table:table-cell/>
          <table:table-cell office:value-type="string">
            <text:p>temp=r@tS=r</text:p>
          </table:table-cell>
          <table:table-cell office:value-type="string">
            <text:p>tempuruCuÑ-&gt;1</text:p>
          </table:table-cell>
          <table:table-cell/>
          <table:table-cell office:value-type="string">
            <text:p>tEmpr@tS@</text:p>
          </table:table-cell>
          <table:table-cell office:value-type="string">
            <text:p>tempruCuÑ-&gt;1</text:p>
          </table:table-cell>
          <table:table-cell/>
          <table:table-cell office:value-type="string">
            <text:p>tempuruCuÑ</text:p>
          </table:table-cell>
          <table:table-cell office:value-type="string">
            <text:p>tempuriCuÑ</text:p>
          </table:table-cell>
          <table:table-cell table:number-columns-repeated="2"/>
          <table:table-cell office:value-type="string">
            <text:p>Au-1:2.C</text:p>
          </table:table-cell>
          <table:table-cell/>
          <table:table-cell office:value-type="string">
            <text:p>rule 25 rabbIt exception (commA set takes precedence)</text:p>
          </table:table-cell>
          <table:table-cell table:number-columns-repeated="1006"/>
        </table:table-row>
        <table:table-row table:style-name="ro3">
          <table:table-cell table:style-name="Default" office:value-type="string">
            <text:p>tenant</text:p>
          </table:table-cell>
          <table:table-cell office:value-type="string">
            <text:p>noun_s</text:p>
          </table:table-cell>
          <table:table-cell table:style-name="Default" office:value-type="string">
            <text:p>ten@nt</text:p>
          </table:table-cell>
          <table:table-cell table:style-name="ce10" office:value-type="string">
            <text:p>tenunt</text:p>
          </table:table-cell>
          <table:table-cell table:style-name="ce10"/>
          <table:table-cell table:style-name="Default" office:value-type="string">
            <text:p>ten@nt</text:p>
          </table:table-cell>
          <table:table-cell table:style-name="ce10" office:value-type="string">
            <text:p>tenunt</text:p>
          </table:table-cell>
          <table:table-cell table:style-name="ce10"/>
          <table:table-cell table:style-name="Default" office:value-type="string">
            <text:p>tEn@nt</text:p>
          </table:table-cell>
          <table:table-cell table:style-name="ce10" office:value-type="string">
            <text:p>tenunt</text:p>
          </table:table-cell>
          <table:table-cell table:style-name="Default"/>
          <table:table-cell table:style-name="ce10" office:value-type="string">
            <text:p>tenun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term</text:p>
          </table:table-cell>
          <table:table-cell office:value-type="string">
            <text:p>noun_s</text:p>
          </table:table-cell>
          <table:table-cell office:value-type="string">
            <text:p>t3:m</text:p>
          </table:table-cell>
          <table:table-cell office:value-type="string">
            <text:p>tüm</text:p>
          </table:table-cell>
          <table:table-cell/>
          <table:table-cell office:value-type="string">
            <text:p>t3`:m</text:p>
          </table:table-cell>
          <table:table-cell office:value-type="string">
            <text:p>tüm</text:p>
          </table:table-cell>
          <table:table-cell/>
          <table:table-cell office:value-type="string">
            <text:p>t3m</text:p>
          </table:table-cell>
          <table:table-cell office:value-type="string">
            <text:p>tüm</text:p>
          </table:table-cell>
          <table:table-cell/>
          <table:table-cell office:value-type="string">
            <text:p>tüm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test</text:p>
          </table:table-cell>
          <table:table-cell office:value-type="string">
            <text:p>noun_s</text:p>
          </table:table-cell>
          <table:table-cell table:style-name="Default" office:value-type="string">
            <text:p>test</text:p>
          </table:table-cell>
          <table:table-cell table:style-name="ce10" office:value-type="string">
            <text:p>test</text:p>
          </table:table-cell>
          <table:table-cell table:style-name="ce10"/>
          <table:table-cell table:style-name="Default" office:value-type="string">
            <text:p>test</text:p>
          </table:table-cell>
          <table:table-cell table:style-name="ce10" office:value-type="string">
            <text:p>test</text:p>
          </table:table-cell>
          <table:table-cell table:style-name="ce10"/>
          <table:table-cell table:style-name="Default" office:value-type="string">
            <text:p>tEst</text:p>
          </table:table-cell>
          <table:table-cell table:style-name="ce10" office:value-type="string">
            <text:p>test</text:p>
          </table:table-cell>
          <table:table-cell table:style-name="Default"/>
          <table:table-cell table:style-name="ce10" office:value-type="string">
            <text:p>tes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text</text:p>
          </table:table-cell>
          <table:table-cell office:value-type="string">
            <text:p>noun_s</text:p>
          </table:table-cell>
          <table:table-cell table:style-name="Default" office:value-type="string">
            <text:p>tekst</text:p>
          </table:table-cell>
          <table:table-cell table:style-name="ce10" office:value-type="string">
            <text:p>tekst</text:p>
          </table:table-cell>
          <table:table-cell table:style-name="ce10"/>
          <table:table-cell table:style-name="Default" office:value-type="string">
            <text:p>tekst</text:p>
          </table:table-cell>
          <table:table-cell table:style-name="ce10" office:value-type="string">
            <text:p>tekst</text:p>
          </table:table-cell>
          <table:table-cell table:style-name="ce10"/>
          <table:table-cell table:style-name="Default" office:value-type="string">
            <text:p>tEkst</text:p>
          </table:table-cell>
          <table:table-cell table:style-name="ce10" office:value-type="string">
            <text:p>tekst</text:p>
          </table:table-cell>
          <table:table-cell table:style-name="Default"/>
          <table:table-cell table:style-name="ce10" office:value-type="string">
            <text:p>teks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thanks</text:p>
          </table:table-cell>
          <table:table-cell office:value-type="string">
            <text:p>noun_x</text:p>
          </table:table-cell>
          <table:table-cell office:value-type="string">
            <text:p>T{Nks</text:p>
          </table:table-cell>
          <table:table-cell office:value-type="string">
            <text:p>TaNks</text:p>
          </table:table-cell>
          <table:table-cell/>
          <table:table-cell office:value-type="string">
            <text:p>T{Nks</text:p>
          </table:table-cell>
          <table:table-cell office:value-type="string">
            <text:p>TaNks</text:p>
          </table:table-cell>
          <table:table-cell/>
          <table:table-cell office:value-type="string">
            <text:p>T{Nks</text:p>
          </table:table-cell>
          <table:table-cell office:value-type="string">
            <text:p>TaNks</text:p>
          </table:table-cell>
          <table:table-cell/>
          <table:table-cell office:value-type="string">
            <text:p>TaNks</text:p>
          </table:table-cell>
          <table:table-cell table:number-columns-repeated="1012"/>
        </table:table-row>
        <table:table-row table:style-name="ro3">
          <table:table-cell office:value-type="string">
            <text:p>theatre</text:p>
          </table:table-cell>
          <table:table-cell office:value-type="string">
            <text:p>noun_s</text:p>
          </table:table-cell>
          <table:table-cell office:value-type="string">
            <text:p>1-TI@t@ <text:s/>2-Tiet@</text:p>
          </table:table-cell>
          <table:table-cell office:value-type="string">
            <text:p>1-TiutuÑ-&gt;1 <text:s/>2-TEetuÑ-&gt;2</text:p>
          </table:table-cell>
          <table:table-cell/>
          <table:table-cell office:value-type="string">
            <text:p>Ti:@t=r</text:p>
          </table:table-cell>
          <table:table-cell office:value-type="string">
            <text:p>tEutuÑ-&gt;2</text:p>
          </table:table-cell>
          <table:table-cell/>
          <table:table-cell office:value-type="string">
            <text:p>TI@t@</text:p>
          </table:table-cell>
          <table:table-cell office:value-type="string">
            <text:p>TiutuÑ-&gt;1</text:p>
          </table:table-cell>
          <table:table-cell/>
          <table:table-cell office:value-type="string">
            <text:p>TiutuÑ</text:p>
          </table:table-cell>
          <table:table-cell office:value-type="string">
            <text:p>TEutuÑ</text:p>
          </table:table-cell>
          <table:table-cell table:number-columns-repeated="4"/>
          <table:table-cell office:value-type="string">
            <text:p>xxx: maybe reduce to one spelling?</text:p>
          </table:table-cell>
          <table:table-cell table:number-columns-repeated="1006"/>
        </table:table-row>
        <table:table-row table:style-name="ro3">
          <table:table-cell office:value-type="string">
            <text:p>theme</text:p>
          </table:table-cell>
          <table:table-cell office:value-type="string">
            <text:p>noun_s</text:p>
          </table:table-cell>
          <table:table-cell office:value-type="string">
            <text:p>Ti:m</text:p>
          </table:table-cell>
          <table:table-cell office:value-type="string">
            <text:p>TEm</text:p>
          </table:table-cell>
          <table:table-cell/>
          <table:table-cell office:value-type="string">
            <text:p>Ti:m</text:p>
          </table:table-cell>
          <table:table-cell office:value-type="string">
            <text:p>TEm</text:p>
          </table:table-cell>
          <table:table-cell/>
          <table:table-cell office:value-type="string">
            <text:p>Tim</text:p>
          </table:table-cell>
          <table:table-cell office:value-type="string">
            <text:p>TEm</text:p>
          </table:table-cell>
          <table:table-cell/>
          <table:table-cell office:value-type="string">
            <text:p>TEm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theory</text:p>
          </table:table-cell>
          <table:table-cell office:value-type="string">
            <text:p>noun_s</text:p>
          </table:table-cell>
          <table:table-cell table:style-name="Default" office:value-type="string">
            <text:p>1-TI@ri <text:s/>2-Ti:@ri</text:p>
          </table:table-cell>
          <table:table-cell table:style-name="ce10" office:value-type="string">
            <text:p>1-TËE-&gt;1 <text:s/>2=1</text:p>
          </table:table-cell>
          <table:table-cell table:style-name="ce10"/>
          <table:table-cell table:style-name="Default" office:value-type="string">
            <text:p>1-Ti:@ri <text:s/>2-TIri</text:p>
          </table:table-cell>
          <table:table-cell table:style-name="ce10" office:value-type="string">
            <text:p>1-TËE-&gt;1 <text:s/>2-TËE-&gt;1</text:p>
          </table:table-cell>
          <table:table-cell table:style-name="ce10"/>
          <table:table-cell table:style-name="Default" office:value-type="string">
            <text:p>TI@ri</text:p>
          </table:table-cell>
          <table:table-cell table:style-name="ce10" office:value-type="string">
            <text:p>TËE</text:p>
          </table:table-cell>
          <table:table-cell table:style-name="Default"/>
          <table:table-cell table:style-name="ce10" office:value-type="string">
            <text:p>TËE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thing</text:p>
          </table:table-cell>
          <table:table-cell office:value-type="string">
            <text:p>noun_s</text:p>
          </table:table-cell>
          <table:table-cell office:value-type="string">
            <text:p>TIN</text:p>
          </table:table-cell>
          <table:table-cell office:value-type="string">
            <text:p>TiN</text:p>
          </table:table-cell>
          <table:table-cell/>
          <table:table-cell office:value-type="string">
            <text:p>TIN</text:p>
          </table:table-cell>
          <table:table-cell office:value-type="string">
            <text:p>TiN</text:p>
          </table:table-cell>
          <table:table-cell/>
          <table:table-cell office:value-type="string">
            <text:p>TIN</text:p>
          </table:table-cell>
          <table:table-cell office:value-type="string">
            <text:p>TiN</text:p>
          </table:table-cell>
          <table:table-cell/>
          <table:table-cell office:value-type="string">
            <text:p>TiN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thought</text:p>
          </table:table-cell>
          <table:table-cell office:value-type="string">
            <text:p>noun_s</text:p>
          </table:table-cell>
          <table:table-cell table:style-name="Default" office:value-type="string">
            <text:p>TO:t</text:p>
          </table:table-cell>
          <table:table-cell table:style-name="ce10" office:value-type="string">
            <text:p>TQt</text:p>
          </table:table-cell>
          <table:table-cell table:style-name="ce10"/>
          <table:table-cell table:style-name="Default" office:value-type="string">
            <text:p>1-TQ:t <text:s/>2-TA:t</text:p>
          </table:table-cell>
          <table:table-cell table:style-name="ce10" office:value-type="string">
            <text:p>1-Tot-&gt;1 <text:s/>2-TRt-&gt;1</text:p>
          </table:table-cell>
          <table:table-cell table:style-name="ce10"/>
          <table:table-cell table:style-name="Default" office:value-type="string">
            <text:p>TOt</text:p>
          </table:table-cell>
          <table:table-cell table:style-name="ce10" office:value-type="string">
            <text:p>TQt</text:p>
          </table:table-cell>
          <table:table-cell table:style-name="Default"/>
          <table:table-cell table:style-name="ce10" office:value-type="string">
            <text:p>TQt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1:1.8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thousand</text:p>
          </table:table-cell>
          <table:table-cell office:value-type="string">
            <text:p>noun_s</text:p>
          </table:table-cell>
          <table:table-cell table:style-name="Default" office:value-type="string">
            <text:p>TaUz=nd</text:p>
          </table:table-cell>
          <table:table-cell table:style-name="ce10" office:value-type="string">
            <text:p>TWznd</text:p>
          </table:table-cell>
          <table:table-cell table:style-name="ce10"/>
          <table:table-cell table:style-name="Default" office:value-type="string">
            <text:p>TaUz=nd</text:p>
          </table:table-cell>
          <table:table-cell table:style-name="ce10" office:value-type="string">
            <text:p>TWznd</text:p>
          </table:table-cell>
          <table:table-cell table:style-name="ce10"/>
          <table:table-cell table:style-name="Default" office:value-type="string">
            <text:p>TaUz@nd</text:p>
          </table:table-cell>
          <table:table-cell table:style-name="ce10" office:value-type="string">
            <text:p>TWzund</text:p>
          </table:table-cell>
          <table:table-cell table:style-name="Default"/>
          <table:table-cell table:style-name="ce10" office:value-type="string">
            <text:p>TWzund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threat</text:p>
          </table:table-cell>
          <table:table-cell office:value-type="string">
            <text:p>noun_s</text:p>
          </table:table-cell>
          <table:table-cell table:number-columns-repeated="2" office:value-type="string">
            <text:p>Tret</text:p>
          </table:table-cell>
          <table:table-cell/>
          <table:table-cell table:number-columns-repeated="2" office:value-type="string">
            <text:p>Tret</text:p>
          </table:table-cell>
          <table:table-cell/>
          <table:table-cell office:value-type="string">
            <text:p>TrEt</text:p>
          </table:table-cell>
          <table:table-cell office:value-type="string">
            <text:p>Tret</text:p>
          </table:table-cell>
          <table:table-cell/>
          <table:table-cell office:value-type="string">
            <text:p>Tre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ticket</text:p>
          </table:table-cell>
          <table:table-cell office:value-type="string">
            <text:p>noun_s</text:p>
          </table:table-cell>
          <table:table-cell table:style-name="Default" office:value-type="string">
            <text:p>tIkIt</text:p>
          </table:table-cell>
          <table:table-cell table:style-name="ce10" office:value-type="string">
            <text:p>tikit</text:p>
          </table:table-cell>
          <table:table-cell table:style-name="ce10"/>
          <table:table-cell table:style-name="Default" office:value-type="string">
            <text:p>tIk@t</text:p>
          </table:table-cell>
          <table:table-cell table:style-name="ce10" office:value-type="string">
            <text:p>tikut</text:p>
          </table:table-cell>
          <table:table-cell table:style-name="ce10"/>
          <table:table-cell table:style-name="Default" office:value-type="string">
            <text:p>tIk@t</text:p>
          </table:table-cell>
          <table:table-cell table:style-name="ce10" office:value-type="string">
            <text:p>tikut</text:p>
          </table:table-cell>
          <table:table-cell table:style-name="Default"/>
          <table:table-cell table:style-name="ce10" office:value-type="string">
            <text:p>tikit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1:2.25 <text:s/>Au-1:2.25</text:p>
          </table:table-cell>
          <table:table-cell table:style-name="Default" table:number-columns-repeated="1008"/>
        </table:table-row>
        <table:table-row table:style-name="ro3">
          <table:table-cell table:style-name="ce4" office:value-type="string">
            <text:p>time</text:p>
          </table:table-cell>
          <table:table-cell office:value-type="string">
            <text:p>noun_s</text:p>
          </table:table-cell>
          <table:table-cell office:value-type="string">
            <text:p>taIm</text:p>
          </table:table-cell>
          <table:table-cell office:value-type="string">
            <text:p>tIm</text:p>
          </table:table-cell>
          <table:table-cell/>
          <table:table-cell office:value-type="string">
            <text:p>taIm</text:p>
          </table:table-cell>
          <table:table-cell office:value-type="string">
            <text:p>tIm</text:p>
          </table:table-cell>
          <table:table-cell/>
          <table:table-cell office:value-type="string">
            <text:p>taIm</text:p>
          </table:table-cell>
          <table:table-cell office:value-type="string">
            <text:p>tIm</text:p>
          </table:table-cell>
          <table:table-cell/>
          <table:table-cell office:value-type="string">
            <text:p>tIm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title</text:p>
          </table:table-cell>
          <table:table-cell office:value-type="string">
            <text:p>noun_s</text:p>
          </table:table-cell>
          <table:table-cell table:style-name="Default" office:value-type="string">
            <text:p>taIt=l</text:p>
          </table:table-cell>
          <table:table-cell table:style-name="ce10" office:value-type="string">
            <text:p>tItl</text:p>
          </table:table-cell>
          <table:table-cell table:style-name="ce10"/>
          <table:table-cell table:style-name="Default" office:value-type="string">
            <text:p>taIt=l</text:p>
          </table:table-cell>
          <table:table-cell table:style-name="ce10" office:value-type="string">
            <text:p>tItl</text:p>
          </table:table-cell>
          <table:table-cell table:style-name="ce10"/>
          <table:table-cell table:style-name="Default" office:value-type="string">
            <text:p>taItl</text:p>
          </table:table-cell>
          <table:table-cell table:style-name="ce10" office:value-type="string">
            <text:p>tItl</text:p>
          </table:table-cell>
          <table:table-cell table:style-name="Default"/>
          <table:table-cell table:style-name="ce10" office:value-type="string">
            <text:p>tItl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tone</text:p>
          </table:table-cell>
          <table:table-cell office:value-type="string">
            <text:p>noun_s</text:p>
          </table:table-cell>
          <table:table-cell table:style-name="Default" office:value-type="string">
            <text:p>t@Un</text:p>
          </table:table-cell>
          <table:table-cell table:style-name="ce10" office:value-type="string">
            <text:p>tOn</text:p>
          </table:table-cell>
          <table:table-cell table:style-name="ce10"/>
          <table:table-cell table:style-name="Default" office:value-type="string">
            <text:p>toUn</text:p>
          </table:table-cell>
          <table:table-cell table:style-name="ce10" office:value-type="string">
            <text:p>tOn</text:p>
          </table:table-cell>
          <table:table-cell table:style-name="ce10"/>
          <table:table-cell table:style-name="Default" office:value-type="string">
            <text:p>toUn</text:p>
          </table:table-cell>
          <table:table-cell table:style-name="ce10" office:value-type="string">
            <text:p>tOn</text:p>
          </table:table-cell>
          <table:table-cell table:style-name="Default"/>
          <table:table-cell table:style-name="ce10" office:value-type="string">
            <text:p>tOn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tool</text:p>
          </table:table-cell>
          <table:table-cell office:value-type="string">
            <text:p>noun_s</text:p>
          </table:table-cell>
          <table:table-cell office:value-type="string">
            <text:p>tu:l</text:p>
          </table:table-cell>
          <table:table-cell office:value-type="string">
            <text:p>tUl</text:p>
          </table:table-cell>
          <table:table-cell/>
          <table:table-cell office:value-type="string">
            <text:p>tu:l</text:p>
          </table:table-cell>
          <table:table-cell office:value-type="string">
            <text:p>tUl</text:p>
          </table:table-cell>
          <table:table-cell/>
          <table:table-cell office:value-type="string">
            <text:p>tul</text:p>
          </table:table-cell>
          <table:table-cell office:value-type="string">
            <text:p>tUl</text:p>
          </table:table-cell>
          <table:table-cell/>
          <table:table-cell office:value-type="string">
            <text:p>tUl</text:p>
          </table:table-cell>
          <table:table-cell table:number-columns-repeated="1012"/>
        </table:table-row>
        <table:table-row table:style-name="ro3">
          <table:table-cell office:value-type="string">
            <text:p>tooth</text:p>
          </table:table-cell>
          <table:table-cell office:value-type="string">
            <text:p>noun_s</text:p>
          </table:table-cell>
          <table:table-cell office:value-type="string">
            <text:p>tu:T</text:p>
          </table:table-cell>
          <table:table-cell office:value-type="string">
            <text:p>tUT</text:p>
          </table:table-cell>
          <table:table-cell/>
          <table:table-cell office:value-type="string">
            <text:p>tu:T</text:p>
          </table:table-cell>
          <table:table-cell office:value-type="string">
            <text:p>tUT</text:p>
          </table:table-cell>
          <table:table-cell/>
          <table:table-cell office:value-type="string">
            <text:p>tuT</text:p>
          </table:table-cell>
          <table:table-cell office:value-type="string">
            <text:p>tUT</text:p>
          </table:table-cell>
          <table:table-cell/>
          <table:table-cell office:value-type="string">
            <text:p>tU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top</text:p>
          </table:table-cell>
          <table:table-cell office:value-type="string">
            <text:p>noun_s</text:p>
          </table:table-cell>
          <table:table-cell table:style-name="Default" office:value-type="string">
            <text:p>tQp</text:p>
          </table:table-cell>
          <table:table-cell table:style-name="ce10" office:value-type="string">
            <text:p>top</text:p>
          </table:table-cell>
          <table:table-cell table:style-name="ce10"/>
          <table:table-cell table:style-name="Default" office:value-type="string">
            <text:p>tA:p</text:p>
          </table:table-cell>
          <table:table-cell table:style-name="ce10" office:value-type="string">
            <text:p>tRp</text:p>
          </table:table-cell>
          <table:table-cell table:style-name="ce10"/>
          <table:table-cell table:style-name="Default" office:value-type="string">
            <text:p>tQp</text:p>
          </table:table-cell>
          <table:table-cell table:style-name="ce10" office:value-type="string">
            <text:p>top</text:p>
          </table:table-cell>
          <table:table-cell table:style-name="Default"/>
          <table:table-cell table:style-name="ce10" office:value-type="string">
            <text:p>top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1:1.9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total</text:p>
          </table:table-cell>
          <table:table-cell office:value-type="string">
            <text:p>noun_s</text:p>
          </table:table-cell>
          <table:table-cell office:value-type="string">
            <text:p>t@Ut=l</text:p>
          </table:table-cell>
          <table:table-cell office:value-type="string">
            <text:p>tOtl</text:p>
          </table:table-cell>
          <table:table-cell/>
          <table:table-cell office:value-type="string">
            <text:p>toUt=l</text:p>
          </table:table-cell>
          <table:table-cell office:value-type="string">
            <text:p>tOtl</text:p>
          </table:table-cell>
          <table:table-cell/>
          <table:table-cell office:value-type="string">
            <text:p>toUtl</text:p>
          </table:table-cell>
          <table:table-cell office:value-type="string">
            <text:p>tOtl</text:p>
          </table:table-cell>
          <table:table-cell/>
          <table:table-cell office:value-type="string">
            <text:p>tOtl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touch</text:p>
          </table:table-cell>
          <table:table-cell office:value-type="string">
            <text:p>noun_s</text:p>
          </table:table-cell>
          <table:table-cell table:style-name="Default" office:value-type="string">
            <text:p>tVtS</text:p>
          </table:table-cell>
          <table:table-cell table:style-name="ce10" office:value-type="string">
            <text:p>tuC</text:p>
          </table:table-cell>
          <table:table-cell table:style-name="ce10"/>
          <table:table-cell table:style-name="Default" office:value-type="string">
            <text:p>tVtS</text:p>
          </table:table-cell>
          <table:table-cell table:style-name="ce10" office:value-type="string">
            <text:p>tuC</text:p>
          </table:table-cell>
          <table:table-cell table:style-name="ce10"/>
          <table:table-cell table:style-name="Default" office:value-type="string">
            <text:p>tVtS</text:p>
          </table:table-cell>
          <table:table-cell table:style-name="ce10" office:value-type="string">
            <text:p>tuC</text:p>
          </table:table-cell>
          <table:table-cell table:style-name="Default"/>
          <table:table-cell table:style-name="ce10" office:value-type="string">
            <text:p>tuC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tour</text:p>
          </table:table-cell>
          <table:table-cell office:value-type="string">
            <text:p>noun_s</text:p>
          </table:table-cell>
          <table:table-cell office:value-type="string">
            <text:p>1-tU@ <text:s/>2-tO:</text:p>
          </table:table-cell>
          <table:table-cell office:value-type="string">
            <text:p>1-tÜ-&gt;1 <text:s/>2-tö-&gt;1</text:p>
          </table:table-cell>
          <table:table-cell/>
          <table:table-cell office:value-type="string">
            <text:p>tU=r</text:p>
          </table:table-cell>
          <table:table-cell office:value-type="string">
            <text:p>tÜ</text:p>
          </table:table-cell>
          <table:table-cell/>
          <table:table-cell office:value-type="string">
            <text:p>1-tU@ <text:s/>2-tu@ <text:s/>3-tQ</text:p>
          </table:table-cell>
          <table:table-cell office:value-type="string">
            <text:p>1-tÜ-&gt;1 <text:s/>2=1 <text:s/>3-tö</text:p>
          </table:table-cell>
          <table:table-cell/>
          <table:table-cell office:value-type="string">
            <text:p>tÜ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town</text:p>
          </table:table-cell>
          <table:table-cell office:value-type="string">
            <text:p>noun_s</text:p>
          </table:table-cell>
          <table:table-cell table:style-name="Default" office:value-type="string">
            <text:p>taUn</text:p>
          </table:table-cell>
          <table:table-cell table:style-name="ce10" office:value-type="string">
            <text:p>tWn</text:p>
          </table:table-cell>
          <table:table-cell table:style-name="ce10"/>
          <table:table-cell table:style-name="Default" office:value-type="string">
            <text:p>taUn</text:p>
          </table:table-cell>
          <table:table-cell table:style-name="ce10" office:value-type="string">
            <text:p>tWn</text:p>
          </table:table-cell>
          <table:table-cell table:style-name="ce10"/>
          <table:table-cell table:style-name="Default" office:value-type="string">
            <text:p>taUn</text:p>
          </table:table-cell>
          <table:table-cell table:style-name="ce10" office:value-type="string">
            <text:p>tWn</text:p>
          </table:table-cell>
          <table:table-cell table:style-name="Default"/>
          <table:table-cell table:style-name="ce10" office:value-type="string">
            <text:p>tWn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track</text:p>
          </table:table-cell>
          <table:table-cell office:value-type="string">
            <text:p>noun_s</text:p>
          </table:table-cell>
          <table:table-cell office:value-type="string">
            <text:p>tr{k</text:p>
          </table:table-cell>
          <table:table-cell office:value-type="string">
            <text:p>trak</text:p>
          </table:table-cell>
          <table:table-cell/>
          <table:table-cell office:value-type="string">
            <text:p>tr{k</text:p>
          </table:table-cell>
          <table:table-cell office:value-type="string">
            <text:p>trak</text:p>
          </table:table-cell>
          <table:table-cell/>
          <table:table-cell office:value-type="string">
            <text:p>tr{k</text:p>
          </table:table-cell>
          <table:table-cell office:value-type="string">
            <text:p>trak</text:p>
          </table:table-cell>
          <table:table-cell/>
          <table:table-cell office:value-type="string">
            <text:p>trak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trade</text:p>
          </table:table-cell>
          <table:table-cell office:value-type="string">
            <text:p>noun_s</text:p>
          </table:table-cell>
          <table:table-cell table:style-name="Default" office:value-type="string">
            <text:p>treId</text:p>
          </table:table-cell>
          <table:table-cell table:style-name="ce10" office:value-type="string">
            <text:p>trAd</text:p>
          </table:table-cell>
          <table:table-cell table:style-name="ce10"/>
          <table:table-cell table:style-name="Default" office:value-type="string">
            <text:p>treId</text:p>
          </table:table-cell>
          <table:table-cell table:style-name="ce10" office:value-type="string">
            <text:p>trAd</text:p>
          </table:table-cell>
          <table:table-cell table:style-name="ce10"/>
          <table:table-cell table:style-name="Default" office:value-type="string">
            <text:p>treId</text:p>
          </table:table-cell>
          <table:table-cell table:style-name="ce10" office:value-type="string">
            <text:p>trAd</text:p>
          </table:table-cell>
          <table:table-cell table:style-name="Default"/>
          <table:table-cell table:style-name="ce10" office:value-type="string">
            <text:p>trAd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tradition</text:p>
          </table:table-cell>
          <table:table-cell office:value-type="string">
            <text:p>noun_s</text:p>
          </table:table-cell>
          <table:table-cell office:value-type="string">
            <text:p>tr@dIS=n</text:p>
          </table:table-cell>
          <table:table-cell office:value-type="string">
            <text:p>trudiSn</text:p>
          </table:table-cell>
          <table:table-cell/>
          <table:table-cell office:value-type="string">
            <text:p>tr@dIS=n</text:p>
          </table:table-cell>
          <table:table-cell office:value-type="string">
            <text:p>trudiSn</text:p>
          </table:table-cell>
          <table:table-cell/>
          <table:table-cell office:value-type="string">
            <text:p>tr@dIS@n</text:p>
          </table:table-cell>
          <table:table-cell office:value-type="string">
            <text:p>trudiSun</text:p>
          </table:table-cell>
          <table:table-cell/>
          <table:table-cell office:value-type="string">
            <text:p>trudiSn</text:p>
          </table:table-cell>
          <table:table-cell table:number-columns-repeated="3"/>
          <table:table-cell office:value-type="string">
            <text:p>Au-1:3.O</text:p>
          </table:table-cell>
          <table:table-cell table:number-columns-repeated="1008"/>
        </table:table-row>
        <table:table-row table:style-name="ro3">
          <table:table-cell office:value-type="string">
            <text:p>traffic</text:p>
          </table:table-cell>
          <table:table-cell office:value-type="string">
            <text:p>noun_s</text:p>
          </table:table-cell>
          <table:table-cell office:value-type="string">
            <text:p>tr{fIk</text:p>
          </table:table-cell>
          <table:table-cell office:value-type="string">
            <text:p>trafik</text:p>
          </table:table-cell>
          <table:table-cell/>
          <table:table-cell office:value-type="string">
            <text:p>tr{fIk</text:p>
          </table:table-cell>
          <table:table-cell office:value-type="string">
            <text:p>trafik</text:p>
          </table:table-cell>
          <table:table-cell/>
          <table:table-cell office:value-type="string">
            <text:p>tr{fIk</text:p>
          </table:table-cell>
          <table:table-cell office:value-type="string">
            <text:p>trafik</text:p>
          </table:table-cell>
          <table:table-cell/>
          <table:table-cell office:value-type="string">
            <text:p>trafik</text:p>
          </table:table-cell>
          <table:table-cell table:number-columns-repeated="1012"/>
        </table:table-row>
        <table:table-row table:style-name="ro3">
          <table:table-cell office:value-type="string">
            <text:p>train</text:p>
          </table:table-cell>
          <table:table-cell office:value-type="string">
            <text:p>noun_s</text:p>
          </table:table-cell>
          <table:table-cell office:value-type="string">
            <text:p>treIn</text:p>
          </table:table-cell>
          <table:table-cell office:value-type="string">
            <text:p>trAn</text:p>
          </table:table-cell>
          <table:table-cell/>
          <table:table-cell office:value-type="string">
            <text:p>treIn</text:p>
          </table:table-cell>
          <table:table-cell office:value-type="string">
            <text:p>trAn</text:p>
          </table:table-cell>
          <table:table-cell/>
          <table:table-cell office:value-type="string">
            <text:p>treIn</text:p>
          </table:table-cell>
          <table:table-cell office:value-type="string">
            <text:p>trAn</text:p>
          </table:table-cell>
          <table:table-cell/>
          <table:table-cell office:value-type="string">
            <text:p>trAn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training</text:p>
          </table:table-cell>
          <table:table-cell office:value-type="string">
            <text:p>noun_s</text:p>
          </table:table-cell>
          <table:table-cell table:style-name="Default" office:value-type="string">
            <text:p>treInIN</text:p>
          </table:table-cell>
          <table:table-cell table:style-name="ce10" office:value-type="string">
            <text:p>trAniN</text:p>
          </table:table-cell>
          <table:table-cell table:style-name="ce10"/>
          <table:table-cell table:style-name="Default" office:value-type="string">
            <text:p>treInIN</text:p>
          </table:table-cell>
          <table:table-cell table:style-name="ce10" office:value-type="string">
            <text:p>trAniN</text:p>
          </table:table-cell>
          <table:table-cell table:style-name="ce10"/>
          <table:table-cell table:style-name="Default" office:value-type="string">
            <text:p>treInIN</text:p>
          </table:table-cell>
          <table:table-cell table:style-name="ce10" office:value-type="string">
            <text:p>trAniN</text:p>
          </table:table-cell>
          <table:table-cell table:style-name="Default"/>
          <table:table-cell table:style-name="ce10" office:value-type="string">
            <text:p>trAniN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transfer</text:p>
          </table:table-cell>
          <table:table-cell office:value-type="string">
            <text:p>noun_s</text:p>
          </table:table-cell>
          <table:table-cell office:value-type="string">
            <text:p>1-tr{n(t)sf3: <text:s/>2-trA:n(t)sf3: <text:s/>3-tr@n(t)sf3:</text:p>
          </table:table-cell>
          <table:table-cell office:value-type="string">
            <text:p>1-transfü-&gt;1 <text:s/>2-trRnsfü-&gt;1 <text:s/>3-trunsfü-&gt;1</text:p>
          </table:table-cell>
          <table:table-cell/>
          <table:table-cell office:value-type="string">
            <text:p>tr{n(t)sf3`:</text:p>
          </table:table-cell>
          <table:table-cell office:value-type="string">
            <text:p>fransfü</text:p>
          </table:table-cell>
          <table:table-cell/>
          <table:table-cell office:value-type="string">
            <text:p>tr{nsf3</text:p>
          </table:table-cell>
          <table:table-cell office:value-type="string">
            <text:p>transfü</text:p>
          </table:table-cell>
          <table:table-cell/>
          <table:table-cell office:value-type="string">
            <text:p>transfü</text:p>
          </table:table-cell>
          <table:table-cell table:number-columns-repeated="3"/>
          <table:table-cell office:value-type="string">
            <text:p>RP-2,3:1.16</text:p>
          </table:table-cell>
          <table:table-cell table:number-columns-repeated="1008"/>
        </table:table-row>
        <table:table-row table:style-name="ro3">
          <table:table-cell office:value-type="string">
            <text:p>transport</text:p>
          </table:table-cell>
          <table:table-cell office:value-type="string">
            <text:p>noun_s</text:p>
          </table:table-cell>
          <table:table-cell office:value-type="string">
            <text:p>1-tr{n(t)spO:t <text:s/>2-trA:n(t)spO:t</text:p>
          </table:table-cell>
          <table:table-cell office:value-type="string">
            <text:p>1-transpöt-&gt;1 <text:s/>2-trRnspöt-&gt;1</text:p>
          </table:table-cell>
          <table:table-cell/>
          <table:table-cell office:value-type="string">
            <text:p>1-tr{n(t)spO:rt <text:s/>2-tr{n(t)spo:rt</text:p>
          </table:table-cell>
          <table:table-cell office:value-type="string">
            <text:p>1-transpQrt-&gt;1 <text:s/>2=1</text:p>
          </table:table-cell>
          <table:table-cell/>
          <table:table-cell office:value-type="string">
            <text:p>tr{nspOt</text:p>
          </table:table-cell>
          <table:table-cell office:value-type="string">
            <text:p>transpöt</text:p>
          </table:table-cell>
          <table:table-cell/>
          <table:table-cell office:value-type="string">
            <text:p>transpöt</text:p>
          </table:table-cell>
          <table:table-cell table:number-columns-repeated="3"/>
          <table:table-cell office:value-type="string">
            <text:p>RP-2:1.16</text:p>
          </table:table-cell>
          <table:table-cell office:value-type="string">
            <text:p>f</text:p>
          </table:table-cell>
          <table:table-cell table:number-columns-repeated="1007"/>
        </table:table-row>
        <table:table-row table:style-name="ro3">
          <table:table-cell table:style-name="Default" office:value-type="string">
            <text:p>treatment</text:p>
          </table:table-cell>
          <table:table-cell office:value-type="string">
            <text:p>noun_s</text:p>
          </table:table-cell>
          <table:table-cell table:style-name="Default" office:value-type="string">
            <text:p>tri:tm@nt</text:p>
          </table:table-cell>
          <table:table-cell table:style-name="ce10" office:value-type="string">
            <text:p>trEtmunt</text:p>
          </table:table-cell>
          <table:table-cell table:style-name="ce10"/>
          <table:table-cell table:style-name="Default" office:value-type="string">
            <text:p>tri:tm@nt</text:p>
          </table:table-cell>
          <table:table-cell table:style-name="ce10" office:value-type="string">
            <text:p>trEtmunt</text:p>
          </table:table-cell>
          <table:table-cell table:style-name="ce10"/>
          <table:table-cell table:style-name="Default" office:value-type="string">
            <text:p>tritm@nt</text:p>
          </table:table-cell>
          <table:table-cell table:style-name="ce10" office:value-type="string">
            <text:p>trEtmunt</text:p>
          </table:table-cell>
          <table:table-cell table:style-name="Default"/>
          <table:table-cell table:style-name="ce10" office:value-type="string">
            <text:p>trEtmun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treaty</text:p>
          </table:table-cell>
          <table:table-cell office:value-type="string">
            <text:p>noun_s</text:p>
          </table:table-cell>
          <table:table-cell office:value-type="string">
            <text:p>tri:ti</text:p>
          </table:table-cell>
          <table:table-cell office:value-type="string">
            <text:p>trEtE</text:p>
          </table:table-cell>
          <table:table-cell/>
          <table:table-cell office:value-type="string">
            <text:p>tri:ti</text:p>
          </table:table-cell>
          <table:table-cell office:value-type="string">
            <text:p>trEtE</text:p>
          </table:table-cell>
          <table:table-cell/>
          <table:table-cell office:value-type="string">
            <text:p>triti</text:p>
          </table:table-cell>
          <table:table-cell office:value-type="string">
            <text:p>trEtE</text:p>
          </table:table-cell>
          <table:table-cell/>
          <table:table-cell office:value-type="string">
            <text:p>trEtE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tree</text:p>
          </table:table-cell>
          <table:table-cell office:value-type="string">
            <text:p>noun_s</text:p>
          </table:table-cell>
          <table:table-cell table:style-name="Default" office:value-type="string">
            <text:p>tri:</text:p>
          </table:table-cell>
          <table:table-cell table:style-name="ce10" office:value-type="string">
            <text:p>trE</text:p>
          </table:table-cell>
          <table:table-cell table:style-name="ce10"/>
          <table:table-cell table:style-name="Default" office:value-type="string">
            <text:p>tri:</text:p>
          </table:table-cell>
          <table:table-cell table:style-name="ce10" office:value-type="string">
            <text:p>trE</text:p>
          </table:table-cell>
          <table:table-cell table:style-name="ce10"/>
          <table:table-cell table:style-name="Default" office:value-type="string">
            <text:p>tri</text:p>
          </table:table-cell>
          <table:table-cell table:style-name="ce10" office:value-type="string">
            <text:p>trE</text:p>
          </table:table-cell>
          <table:table-cell table:style-name="Default"/>
          <table:table-cell table:style-name="ce10" office:value-type="string">
            <text:p>trE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trend</text:p>
          </table:table-cell>
          <table:table-cell office:value-type="string">
            <text:p>noun_s</text:p>
          </table:table-cell>
          <table:table-cell table:style-name="Default" office:value-type="string">
            <text:p>trend</text:p>
          </table:table-cell>
          <table:table-cell table:style-name="ce10" office:value-type="string">
            <text:p>trend</text:p>
          </table:table-cell>
          <table:table-cell table:style-name="ce10"/>
          <table:table-cell table:style-name="Default" office:value-type="string">
            <text:p>trend</text:p>
          </table:table-cell>
          <table:table-cell table:style-name="ce10" office:value-type="string">
            <text:p>trend</text:p>
          </table:table-cell>
          <table:table-cell table:style-name="ce10"/>
          <table:table-cell table:style-name="Default" office:value-type="string">
            <text:p>trEnd</text:p>
          </table:table-cell>
          <table:table-cell table:style-name="ce10" office:value-type="string">
            <text:p>trend</text:p>
          </table:table-cell>
          <table:table-cell table:style-name="Default"/>
          <table:table-cell table:style-name="ce10" office:value-type="string">
            <text:p>trend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trial</text:p>
          </table:table-cell>
          <table:table-cell office:value-type="string">
            <text:p>noun_s</text:p>
          </table:table-cell>
          <table:table-cell office:value-type="string">
            <text:p>traI@l</text:p>
          </table:table-cell>
          <table:table-cell office:value-type="string">
            <text:p>trIul</text:p>
          </table:table-cell>
          <table:table-cell/>
          <table:table-cell office:value-type="string">
            <text:p>traI@l</text:p>
          </table:table-cell>
          <table:table-cell office:value-type="string">
            <text:p>trIul</text:p>
          </table:table-cell>
          <table:table-cell/>
          <table:table-cell office:value-type="string">
            <text:p>1-traI@l <text:s/>2-traIl</text:p>
          </table:table-cell>
          <table:table-cell office:value-type="string">
            <text:p>1-trIul-&gt;1 <text:s/>2-trIl-&gt;1</text:p>
          </table:table-cell>
          <table:table-cell/>
          <table:table-cell office:value-type="string">
            <text:p>trIul</text:p>
          </table:table-cell>
          <table:table-cell table:number-columns-repeated="3"/>
          <table:table-cell office:value-type="string">
            <text:p>Au-2:1.C</text:p>
          </table:table-cell>
          <table:table-cell table:number-columns-repeated="1008"/>
        </table:table-row>
        <table:table-row table:style-name="ro3">
          <table:table-cell office:value-type="string">
            <text:p>trip</text:p>
          </table:table-cell>
          <table:table-cell office:value-type="string">
            <text:p>noun_s</text:p>
          </table:table-cell>
          <table:table-cell office:value-type="string">
            <text:p>trIp</text:p>
          </table:table-cell>
          <table:table-cell office:value-type="string">
            <text:p>trip</text:p>
          </table:table-cell>
          <table:table-cell/>
          <table:table-cell office:value-type="string">
            <text:p>trIp</text:p>
          </table:table-cell>
          <table:table-cell office:value-type="string">
            <text:p>trip</text:p>
          </table:table-cell>
          <table:table-cell/>
          <table:table-cell office:value-type="string">
            <text:p>trIp</text:p>
          </table:table-cell>
          <table:table-cell office:value-type="string">
            <text:p>trip</text:p>
          </table:table-cell>
          <table:table-cell/>
          <table:table-cell office:value-type="string">
            <text:p>trip</text:p>
          </table:table-cell>
          <table:table-cell table:number-columns-repeated="1012"/>
        </table:table-row>
        <table:table-row table:style-name="ro3">
          <table:table-cell office:value-type="string">
            <text:p>troop</text:p>
          </table:table-cell>
          <table:table-cell office:value-type="string">
            <text:p>noun_s</text:p>
          </table:table-cell>
          <table:table-cell office:value-type="string">
            <text:p>tru:p</text:p>
          </table:table-cell>
          <table:table-cell office:value-type="string">
            <text:p>trUp</text:p>
          </table:table-cell>
          <table:table-cell/>
          <table:table-cell office:value-type="string">
            <text:p>tru:p</text:p>
          </table:table-cell>
          <table:table-cell office:value-type="string">
            <text:p>trUp</text:p>
          </table:table-cell>
          <table:table-cell/>
          <table:table-cell office:value-type="string">
            <text:p>trup</text:p>
          </table:table-cell>
          <table:table-cell office:value-type="string">
            <text:p>trUp</text:p>
          </table:table-cell>
          <table:table-cell/>
          <table:table-cell office:value-type="string">
            <text:p>trUp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trouble</text:p>
          </table:table-cell>
          <table:table-cell office:value-type="string">
            <text:p>noun_s</text:p>
          </table:table-cell>
          <table:table-cell table:style-name="Default" office:value-type="string">
            <text:p>trVb=l</text:p>
          </table:table-cell>
          <table:table-cell table:style-name="ce10" office:value-type="string">
            <text:p>trubl</text:p>
          </table:table-cell>
          <table:table-cell table:style-name="ce10"/>
          <table:table-cell table:style-name="Default" office:value-type="string">
            <text:p>trVb=l</text:p>
          </table:table-cell>
          <table:table-cell table:style-name="ce10" office:value-type="string">
            <text:p>trubl</text:p>
          </table:table-cell>
          <table:table-cell table:style-name="ce10"/>
          <table:table-cell table:style-name="Default" office:value-type="string">
            <text:p>trVb@l</text:p>
          </table:table-cell>
          <table:table-cell table:style-name="ce10" office:value-type="string">
            <text:p>trubul</text:p>
          </table:table-cell>
          <table:table-cell table:style-name="Default"/>
          <table:table-cell table:style-name="ce10" office:value-type="string">
            <text:p>trubl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Au-1:2.O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trust</text:p>
          </table:table-cell>
          <table:table-cell office:value-type="string">
            <text:p>noun_s</text:p>
          </table:table-cell>
          <table:table-cell office:value-type="string">
            <text:p>trVst</text:p>
          </table:table-cell>
          <table:table-cell office:value-type="string">
            <text:p>trust</text:p>
          </table:table-cell>
          <table:table-cell/>
          <table:table-cell office:value-type="string">
            <text:p>trVst</text:p>
          </table:table-cell>
          <table:table-cell office:value-type="string">
            <text:p>trust</text:p>
          </table:table-cell>
          <table:table-cell/>
          <table:table-cell office:value-type="string">
            <text:p>trVst</text:p>
          </table:table-cell>
          <table:table-cell office:value-type="string">
            <text:p>trust</text:p>
          </table:table-cell>
          <table:table-cell/>
          <table:table-cell office:value-type="string">
            <text:p>trust</text:p>
          </table:table-cell>
          <table:table-cell table:number-columns-repeated="1012"/>
        </table:table-row>
        <table:table-row table:style-name="ro3">
          <table:table-cell office:value-type="string">
            <text:p>truth</text:p>
          </table:table-cell>
          <table:table-cell office:value-type="string">
            <text:p>noun_s</text:p>
          </table:table-cell>
          <table:table-cell office:value-type="string">
            <text:p>tru:T</text:p>
          </table:table-cell>
          <table:table-cell office:value-type="string">
            <text:p>trUT</text:p>
          </table:table-cell>
          <table:table-cell/>
          <table:table-cell office:value-type="string">
            <text:p>tru:T</text:p>
          </table:table-cell>
          <table:table-cell office:value-type="string">
            <text:p>trUT</text:p>
          </table:table-cell>
          <table:table-cell/>
          <table:table-cell office:value-type="string">
            <text:p>truT</text:p>
          </table:table-cell>
          <table:table-cell office:value-type="string">
            <text:p>trUT</text:p>
          </table:table-cell>
          <table:table-cell/>
          <table:table-cell office:value-type="string">
            <text:p>trUT</text:p>
          </table:table-cell>
          <table:table-cell table:number-columns-repeated="1012"/>
        </table:table-row>
        <table:table-row table:style-name="ro3">
          <table:table-cell office:value-type="string">
            <text:p>turn</text:p>
          </table:table-cell>
          <table:table-cell office:value-type="string">
            <text:p>noun_s</text:p>
          </table:table-cell>
          <table:table-cell office:value-type="string">
            <text:p>t3n</text:p>
          </table:table-cell>
          <table:table-cell office:value-type="string">
            <text:p>tün</text:p>
          </table:table-cell>
          <table:table-cell/>
          <table:table-cell office:value-type="string">
            <text:p>t3`:n</text:p>
          </table:table-cell>
          <table:table-cell office:value-type="string">
            <text:p>tün</text:p>
          </table:table-cell>
          <table:table-cell/>
          <table:table-cell office:value-type="string">
            <text:p>t3n</text:p>
          </table:table-cell>
          <table:table-cell office:value-type="string">
            <text:p>tün</text:p>
          </table:table-cell>
          <table:table-cell/>
          <table:table-cell office:value-type="string">
            <text:p>tün</text:p>
          </table:table-cell>
          <table:table-cell table:number-columns-repeated="1012"/>
        </table:table-row>
        <table:table-row table:style-name="ro3">
          <table:table-cell office:value-type="string">
            <text:p>type</text:p>
          </table:table-cell>
          <table:table-cell office:value-type="string">
            <text:p>noun_s</text:p>
          </table:table-cell>
          <table:table-cell office:value-type="string">
            <text:p>taIp</text:p>
          </table:table-cell>
          <table:table-cell office:value-type="string">
            <text:p>tIp</text:p>
          </table:table-cell>
          <table:table-cell/>
          <table:table-cell office:value-type="string">
            <text:p>taIp</text:p>
          </table:table-cell>
          <table:table-cell office:value-type="string">
            <text:p>tIp</text:p>
          </table:table-cell>
          <table:table-cell/>
          <table:table-cell office:value-type="string">
            <text:p>taIp</text:p>
          </table:table-cell>
          <table:table-cell office:value-type="string">
            <text:p>tIp</text:p>
          </table:table-cell>
          <table:table-cell/>
          <table:table-cell office:value-type="string">
            <text:p>tIp</text:p>
          </table:table-cell>
          <table:table-cell table:number-columns-repeated="1012"/>
        </table:table-row>
        <table:table-row table:style-name="ro3">
          <table:table-cell office:value-type="string">
            <text:p>understanding</text:p>
          </table:table-cell>
          <table:table-cell office:value-type="string">
            <text:p>noun_s</text:p>
          </table:table-cell>
          <table:table-cell office:value-type="string">
            <text:p>Vnd@st{ndIN</text:p>
          </table:table-cell>
          <table:table-cell office:value-type="string">
            <text:p>unduÑstandiN</text:p>
          </table:table-cell>
          <table:table-cell/>
          <table:table-cell office:value-type="string">
            <text:p>Vnd=rst{ndIN</text:p>
          </table:table-cell>
          <table:table-cell office:value-type="string">
            <text:p>unduÑstandiN</text:p>
          </table:table-cell>
          <table:table-cell/>
          <table:table-cell office:value-type="string">
            <text:p>Vnd@st{ndIN</text:p>
          </table:table-cell>
          <table:table-cell office:value-type="string">
            <text:p>unduÑstandiN</text:p>
          </table:table-cell>
          <table:table-cell/>
          <table:table-cell office:value-type="string">
            <text:p>unduÑstandiN</text:p>
          </table:table-cell>
          <table:table-cell table:number-columns-repeated="1012"/>
        </table:table-row>
        <table:table-row table:style-name="ro3">
          <table:table-cell office:value-type="string">
            <text:p>unemployment</text:p>
          </table:table-cell>
          <table:table-cell office:value-type="string">
            <text:p>noun_x</text:p>
          </table:table-cell>
          <table:table-cell office:value-type="string">
            <text:p>1-VnImplOIm@nt <text:s/>2-VnemplOIm@nt <text:s/>3-Vn@mplOIm@nt</text:p>
          </table:table-cell>
          <table:table-cell office:value-type="string">
            <text:p>1-unimplYmunt-&gt;2 <text:s/>2-unemplYmunt-&gt;1 <text:s/>3-unumplYmunt-&gt;2</text:p>
          </table:table-cell>
          <table:table-cell/>
          <table:table-cell office:value-type="string">
            <text:p>VnImplOIm@nt</text:p>
          </table:table-cell>
          <table:table-cell office:value-type="string">
            <text:p>unimplYmunt-&gt;2</text:p>
          </table:table-cell>
          <table:table-cell/>
          <table:table-cell office:value-type="string">
            <text:p>1-Vn@mplOIm@nt <text:s/>2-VnEmplOIm@nt</text:p>
          </table:table-cell>
          <table:table-cell office:value-type="string">
            <text:p>1-unumplYmunt-&gt;2 <text:s/>2-unemplYmunt-&gt;1</text:p>
          </table:table-cell>
          <table:table-cell/>
          <table:table-cell office:value-type="string">
            <text:p>unemplYmunt</text:p>
          </table:table-cell>
          <table:table-cell office:value-type="string">
            <text:p>unimplYmunt</text:p>
          </table:table-cell>
          <table:table-cell table:number-columns-repeated="2"/>
          <table:table-cell office:value-type="string">
            <text:p>RP-3:2.25 <text:s/>Au-1:2.25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unit</text:p>
          </table:table-cell>
          <table:table-cell office:value-type="string">
            <text:p>noun_s</text:p>
          </table:table-cell>
          <table:table-cell table:style-name="Default" office:value-type="string">
            <text:p>ju:nIt</text:p>
          </table:table-cell>
          <table:table-cell table:style-name="ce10" office:value-type="string">
            <text:p>yUnit</text:p>
          </table:table-cell>
          <table:table-cell table:style-name="ce10"/>
          <table:table-cell table:style-name="Default" office:value-type="string">
            <text:p>ju:nIt</text:p>
          </table:table-cell>
          <table:table-cell table:style-name="ce10" office:value-type="string">
            <text:p>yUnit</text:p>
          </table:table-cell>
          <table:table-cell table:style-name="ce10"/>
          <table:table-cell table:style-name="Default" office:value-type="string">
            <text:p>jun@t</text:p>
          </table:table-cell>
          <table:table-cell table:style-name="ce10" office:value-type="string">
            <text:p>yUnut</text:p>
          </table:table-cell>
          <table:table-cell table:style-name="Default"/>
          <table:table-cell table:style-name="ce10" office:value-type="string">
            <text:p>yUnit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Au-1:2.25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university</text:p>
          </table:table-cell>
          <table:table-cell office:value-type="string">
            <text:p>noun_s</text:p>
          </table:table-cell>
          <table:table-cell table:style-name="Default" office:value-type="string">
            <text:p>1-ju:nIv3:s@ti <text:s/>2-ju:n@v3:s@ti <text:s/>3-ju:nIv3:sIti</text:p>
          </table:table-cell>
          <table:table-cell table:style-name="ce10" office:value-type="string">
            <text:p>1-yUnivüsutE-&gt;1 <text:s/>2-yUnuvüsutE-&gt;1 <text:s/>3-yUnivüsitE-&gt;2</text:p>
          </table:table-cell>
          <table:table-cell table:style-name="ce10"/>
          <table:table-cell table:style-name="Default" office:value-type="string">
            <text:p>ju:nIv3`:s@ti</text:p>
          </table:table-cell>
          <table:table-cell table:style-name="ce10" office:value-type="string">
            <text:p>yUnivüsutE-&gt;1</text:p>
          </table:table-cell>
          <table:table-cell table:style-name="ce10"/>
          <table:table-cell table:style-name="Default" office:value-type="string">
            <text:p>jun@v3s@ti</text:p>
          </table:table-cell>
          <table:table-cell table:style-name="ce10" office:value-type="string">
            <text:p>yUnuvüsutE</text:p>
          </table:table-cell>
          <table:table-cell table:style-name="Default"/>
          <table:table-cell table:style-name="ce10" office:value-type="string">
            <text:p>yUnivüsutE</text:p>
          </table:table-cell>
          <table:table-cell table:style-name="ce10" office:value-type="string">
            <text:p>yUnivüsitE</text:p>
          </table:table-cell>
          <table:table-cell table:style-name="Default" table:number-columns-repeated="2"/>
          <table:table-cell table:style-name="Default" office:value-type="string">
            <text:p>RP-2:2.25 <text:s/>Au-1:2.25</text:p>
          </table:table-cell>
          <table:table-cell table:style-name="Default"/>
          <table:table-cell office:value-type="string">
            <text:p>rule 25 rabbIt exception (commA set takes precedence)</text:p>
          </table:table-cell>
          <table:table-cell table:style-name="Default" table:number-columns-repeated="1006"/>
        </table:table-row>
        <table:table-row table:style-name="ro3">
          <table:table-cell office:value-type="string">
            <text:p>use</text:p>
          </table:table-cell>
          <table:table-cell office:value-type="string">
            <text:p>noun_s</text:p>
          </table:table-cell>
          <table:table-cell office:value-type="string">
            <text:p>ju:s</text:p>
          </table:table-cell>
          <table:table-cell office:value-type="string">
            <text:p>yUs</text:p>
          </table:table-cell>
          <table:table-cell/>
          <table:table-cell office:value-type="string">
            <text:p>ju:s</text:p>
          </table:table-cell>
          <table:table-cell office:value-type="string">
            <text:p>yUs</text:p>
          </table:table-cell>
          <table:table-cell/>
          <table:table-cell office:value-type="string">
            <text:p>jus</text:p>
          </table:table-cell>
          <table:table-cell office:value-type="string">
            <text:p>yUs</text:p>
          </table:table-cell>
          <table:table-cell/>
          <table:table-cell office:value-type="string">
            <text:p>yUs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user</text:p>
          </table:table-cell>
          <table:table-cell office:value-type="string">
            <text:p>noun_s</text:p>
          </table:table-cell>
          <table:table-cell table:style-name="Default" office:value-type="string">
            <text:p>ju:z@</text:p>
          </table:table-cell>
          <table:table-cell table:style-name="ce10" office:value-type="string">
            <text:p>yUzuÑ</text:p>
          </table:table-cell>
          <table:table-cell table:style-name="ce10"/>
          <table:table-cell table:style-name="Default" office:value-type="string">
            <text:p>ju:z=r</text:p>
          </table:table-cell>
          <table:table-cell table:style-name="ce10" office:value-type="string">
            <text:p>yUzur</text:p>
          </table:table-cell>
          <table:table-cell table:style-name="ce10"/>
          <table:table-cell table:style-name="Default" office:value-type="string">
            <text:p>juz@</text:p>
          </table:table-cell>
          <table:table-cell table:style-name="ce10" office:value-type="string">
            <text:p>yUzuÑ</text:p>
          </table:table-cell>
          <table:table-cell table:style-name="Default"/>
          <table:table-cell table:style-name="ce10" office:value-type="string">
            <text:p>yUzuÑ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valley</text:p>
          </table:table-cell>
          <table:table-cell office:value-type="string">
            <text:p>noun_s</text:p>
          </table:table-cell>
          <table:table-cell table:style-name="Default" office:value-type="string">
            <text:p>v{li</text:p>
          </table:table-cell>
          <table:table-cell table:style-name="ce10" office:value-type="string">
            <text:p>valE</text:p>
          </table:table-cell>
          <table:table-cell table:style-name="ce10"/>
          <table:table-cell table:style-name="Default" office:value-type="string">
            <text:p>v{li</text:p>
          </table:table-cell>
          <table:table-cell table:style-name="ce10" office:value-type="string">
            <text:p>valE</text:p>
          </table:table-cell>
          <table:table-cell table:style-name="ce10"/>
          <table:table-cell table:style-name="Default" office:value-type="string">
            <text:p>v{li</text:p>
          </table:table-cell>
          <table:table-cell table:style-name="ce10" office:value-type="string">
            <text:p>valE</text:p>
          </table:table-cell>
          <table:table-cell table:style-name="Default"/>
          <table:table-cell table:style-name="ce10" office:value-type="string">
            <text:p>valE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value</text:p>
          </table:table-cell>
          <table:table-cell office:value-type="string">
            <text:p>noun_s</text:p>
          </table:table-cell>
          <table:table-cell office:value-type="string">
            <text:p>v{lju:</text:p>
          </table:table-cell>
          <table:table-cell office:value-type="string">
            <text:p>valyU</text:p>
          </table:table-cell>
          <table:table-cell/>
          <table:table-cell office:value-type="string">
            <text:p>v{lju:</text:p>
          </table:table-cell>
          <table:table-cell office:value-type="string">
            <text:p>valyU</text:p>
          </table:table-cell>
          <table:table-cell/>
          <table:table-cell office:value-type="string">
            <text:p>v{lju</text:p>
          </table:table-cell>
          <table:table-cell office:value-type="string">
            <text:p>valyU</text:p>
          </table:table-cell>
          <table:table-cell/>
          <table:table-cell office:value-type="string">
            <text:p>valyU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variety</text:p>
          </table:table-cell>
          <table:table-cell office:value-type="string">
            <text:p>noun_s</text:p>
          </table:table-cell>
          <table:table-cell table:style-name="Default" office:value-type="string">
            <text:p>1-v@raI@ti <text:s/>2-v@raIIti</text:p>
          </table:table-cell>
          <table:table-cell table:style-name="ce10" office:value-type="string">
            <text:p>1-vurIutE-&gt;1 <text:s/>2-vurIitE-&gt;2</text:p>
          </table:table-cell>
          <table:table-cell table:style-name="ce10"/>
          <table:table-cell table:style-name="Default" office:value-type="string">
            <text:p>v@raI@ti</text:p>
          </table:table-cell>
          <table:table-cell table:style-name="ce10" office:value-type="string">
            <text:p>vurIutE</text:p>
          </table:table-cell>
          <table:table-cell table:style-name="ce10"/>
          <table:table-cell table:style-name="Default" office:value-type="string">
            <text:p>v@raI@ti</text:p>
          </table:table-cell>
          <table:table-cell table:style-name="ce10" office:value-type="string">
            <text:p>vurIutE</text:p>
          </table:table-cell>
          <table:table-cell table:style-name="Default"/>
          <table:table-cell table:style-name="ce10" office:value-type="string">
            <text:p>vurIutE</text:p>
          </table:table-cell>
          <table:table-cell table:style-name="ce10" office:value-type="string">
            <text:p>vurIitE</text:p>
          </table:table-cell>
          <table:table-cell table:style-name="Default" table:number-columns-repeated="4"/>
          <table:table-cell office:value-type="string">
            <text:p>rule 25 rabbIt exception (commA set takes precedence)</text:p>
          </table:table-cell>
          <table:table-cell table:style-name="Default" table:number-columns-repeated="1006"/>
        </table:table-row>
        <table:table-row table:style-name="ro3">
          <table:table-cell office:value-type="string">
            <text:p>vehicle</text:p>
          </table:table-cell>
          <table:table-cell office:value-type="string">
            <text:p>noun_s</text:p>
          </table:table-cell>
          <table:table-cell office:value-type="string">
            <text:p>1-vi:Ik=l <text:s/>2-vi:@k=l</text:p>
          </table:table-cell>
          <table:table-cell office:value-type="string">
            <text:p>1-vEikl-&gt;1 <text:s/>2-vEukl-&gt;1</text:p>
          </table:table-cell>
          <table:table-cell/>
          <table:table-cell office:value-type="string">
            <text:p>vi:Ik=l</text:p>
          </table:table-cell>
          <table:table-cell office:value-type="string">
            <text:p>vEikl-&gt;1</text:p>
          </table:table-cell>
          <table:table-cell/>
          <table:table-cell office:value-type="string">
            <text:p>1-viIK@l <text:s/>2-vi@k@l</text:p>
          </table:table-cell>
          <table:table-cell office:value-type="string">
            <text:p>1-vEikul-&gt;1 <text:s/>2-vEukul-&gt;2</text:p>
          </table:table-cell>
          <table:table-cell/>
          <table:table-cell office:value-type="string">
            <text:p>vEikl</text:p>
          </table:table-cell>
          <table:table-cell office:value-type="string">
            <text:p>vEukl</text:p>
          </table:table-cell>
          <table:table-cell table:number-columns-repeated="2"/>
          <table:table-cell office:value-type="string">
            <text:p>Au-x:3.O</text:p>
          </table:table-cell>
          <table:table-cell table:number-columns-repeated="1008"/>
        </table:table-row>
        <table:table-row table:style-name="ro3">
          <table:table-cell office:value-type="string">
            <text:p>victim</text:p>
          </table:table-cell>
          <table:table-cell office:value-type="string">
            <text:p>noun_s</text:p>
          </table:table-cell>
          <table:table-cell office:value-type="string">
            <text:p>vIktIm</text:p>
          </table:table-cell>
          <table:table-cell office:value-type="string">
            <text:p>viktim</text:p>
          </table:table-cell>
          <table:table-cell/>
          <table:table-cell office:value-type="string">
            <text:p>vIktIm</text:p>
          </table:table-cell>
          <table:table-cell office:value-type="string">
            <text:p>viktim</text:p>
          </table:table-cell>
          <table:table-cell/>
          <table:table-cell office:value-type="string">
            <text:p>vIk@m</text:p>
          </table:table-cell>
          <table:table-cell office:value-type="string">
            <text:p>viktum</text:p>
          </table:table-cell>
          <table:table-cell/>
          <table:table-cell office:value-type="string">
            <text:p>viktim</text:p>
          </table:table-cell>
          <table:table-cell table:number-columns-repeated="3"/>
          <table:table-cell office:value-type="string">
            <text:p>Au-1:2.25</text:p>
          </table:table-cell>
          <table:table-cell table:number-columns-repeated="1008"/>
        </table:table-row>
        <table:table-row table:style-name="ro3">
          <table:table-cell office:value-type="string">
            <text:p>victory</text:p>
          </table:table-cell>
          <table:table-cell office:value-type="string">
            <text:p>noun_s</text:p>
          </table:table-cell>
          <table:table-cell office:value-type="string">
            <text:p>1-vIkt@ri <text:s/>2-vIktri</text:p>
          </table:table-cell>
          <table:table-cell office:value-type="string">
            <text:p>1-vikturE-&gt;1 <text:s/>2-viktrE-&gt;1</text:p>
          </table:table-cell>
          <table:table-cell/>
          <table:table-cell office:value-type="string">
            <text:p>vIkt@ri</text:p>
          </table:table-cell>
          <table:table-cell office:value-type="string">
            <text:p>vikturE</text:p>
          </table:table-cell>
          <table:table-cell/>
          <table:table-cell office:value-type="string">
            <text:p>1-vIkt@ri <text:s/>2-vIktri</text:p>
          </table:table-cell>
          <table:table-cell office:value-type="string">
            <text:p>1-vikturE-&gt;1 <text:s/>2-viktrE-&gt;1</text:p>
          </table:table-cell>
          <table:table-cell/>
          <table:table-cell office:value-type="string">
            <text:p>vikturE</text:p>
          </table:table-cell>
          <table:table-cell table:number-columns-repeated="3"/>
          <table:table-cell office:value-type="string">
            <text:p>RP-1:2.V <text:s/>Au-1:2.C</text:p>
          </table:table-cell>
          <table:table-cell table:number-columns-repeated="1008"/>
        </table:table-row>
        <table:table-row table:style-name="ro3">
          <table:table-cell office:value-type="string">
            <text:p>video</text:p>
          </table:table-cell>
          <table:table-cell office:value-type="string">
            <text:p>noun_s</text:p>
          </table:table-cell>
          <table:table-cell office:value-type="string">
            <text:p>vIdi@U</text:p>
          </table:table-cell>
          <table:table-cell office:value-type="string">
            <text:p>vidEO</text:p>
          </table:table-cell>
          <table:table-cell/>
          <table:table-cell office:value-type="string">
            <text:p>vIdioU</text:p>
          </table:table-cell>
          <table:table-cell office:value-type="string">
            <text:p>vidEO</text:p>
          </table:table-cell>
          <table:table-cell/>
          <table:table-cell office:value-type="string">
            <text:p>vIdioU</text:p>
          </table:table-cell>
          <table:table-cell office:value-type="string">
            <text:p>vidEO</text:p>
          </table:table-cell>
          <table:table-cell/>
          <table:table-cell office:value-type="string">
            <text:p>vidEO</text:p>
          </table:table-cell>
          <table:table-cell table:number-columns-repeated="1012"/>
        </table:table-row>
        <table:table-row table:style-name="ro3">
          <table:table-cell office:value-type="string">
            <text:p>view</text:p>
          </table:table-cell>
          <table:table-cell office:value-type="string">
            <text:p>noun_s</text:p>
          </table:table-cell>
          <table:table-cell office:value-type="string">
            <text:p>vju:</text:p>
          </table:table-cell>
          <table:table-cell office:value-type="string">
            <text:p>vyU</text:p>
          </table:table-cell>
          <table:table-cell/>
          <table:table-cell office:value-type="string">
            <text:p>vju:</text:p>
          </table:table-cell>
          <table:table-cell office:value-type="string">
            <text:p>vyU</text:p>
          </table:table-cell>
          <table:table-cell/>
          <table:table-cell office:value-type="string">
            <text:p>vju</text:p>
          </table:table-cell>
          <table:table-cell office:value-type="string">
            <text:p>vyU</text:p>
          </table:table-cell>
          <table:table-cell/>
          <table:table-cell office:value-type="string">
            <text:p>vyU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village</text:p>
          </table:table-cell>
          <table:table-cell office:value-type="string">
            <text:p>noun_s</text:p>
          </table:table-cell>
          <table:table-cell table:style-name="Default" office:value-type="string">
            <text:p>vIlIdZ</text:p>
          </table:table-cell>
          <table:table-cell table:style-name="ce10" office:value-type="string">
            <text:p>vilij</text:p>
          </table:table-cell>
          <table:table-cell table:style-name="ce10"/>
          <table:table-cell table:style-name="Default" office:value-type="string">
            <text:p>vIlIdZ</text:p>
          </table:table-cell>
          <table:table-cell table:style-name="ce10" office:value-type="string">
            <text:p>vilij</text:p>
          </table:table-cell>
          <table:table-cell table:style-name="ce10"/>
          <table:table-cell table:style-name="Default" office:value-type="string">
            <text:p>vIlIdZ</text:p>
          </table:table-cell>
          <table:table-cell table:style-name="ce10" office:value-type="string">
            <text:p>vilij</text:p>
          </table:table-cell>
          <table:table-cell table:style-name="Default"/>
          <table:table-cell table:style-name="ce10" office:value-type="string">
            <text:p>vilij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violence</text:p>
          </table:table-cell>
          <table:table-cell office:value-type="string">
            <text:p>noun_x</text:p>
          </table:table-cell>
          <table:table-cell office:value-type="string">
            <text:p>vaI@l@n(t)s</text:p>
          </table:table-cell>
          <table:table-cell office:value-type="string">
            <text:p>vIuluns</text:p>
          </table:table-cell>
          <table:table-cell/>
          <table:table-cell office:value-type="string">
            <text:p>vaI@l@n(t)s</text:p>
          </table:table-cell>
          <table:table-cell office:value-type="string">
            <text:p>vIuluns</text:p>
          </table:table-cell>
          <table:table-cell/>
          <table:table-cell office:value-type="string">
            <text:p>vaI@l@ns</text:p>
          </table:table-cell>
          <table:table-cell office:value-type="string">
            <text:p>vIuluns</text:p>
          </table:table-cell>
          <table:table-cell/>
          <table:table-cell office:value-type="string">
            <text:p>vIuluns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vision</text:p>
          </table:table-cell>
          <table:table-cell office:value-type="string">
            <text:p>noun_s</text:p>
          </table:table-cell>
          <table:table-cell table:style-name="Default" office:value-type="string">
            <text:p>vIZ=n</text:p>
          </table:table-cell>
          <table:table-cell table:style-name="ce10" office:value-type="string">
            <text:p>viZn</text:p>
          </table:table-cell>
          <table:table-cell table:style-name="ce10"/>
          <table:table-cell table:style-name="Default" office:value-type="string">
            <text:p>vIZ=n</text:p>
          </table:table-cell>
          <table:table-cell table:style-name="ce10" office:value-type="string">
            <text:p>viZn</text:p>
          </table:table-cell>
          <table:table-cell table:style-name="ce10"/>
          <table:table-cell table:style-name="Default" office:value-type="string">
            <text:p>vIZ@n</text:p>
          </table:table-cell>
          <table:table-cell table:style-name="ce10" office:value-type="string">
            <text:p>viZun</text:p>
          </table:table-cell>
          <table:table-cell table:style-name="Default"/>
          <table:table-cell table:style-name="ce10" office:value-type="string">
            <text:p>viZn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Au-1:2.O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visit</text:p>
          </table:table-cell>
          <table:table-cell office:value-type="string">
            <text:p>noun_s</text:p>
          </table:table-cell>
          <table:table-cell table:style-name="Default" office:value-type="string">
            <text:p>vIzIt</text:p>
          </table:table-cell>
          <table:table-cell table:style-name="ce10" office:value-type="string">
            <text:p>vizit</text:p>
          </table:table-cell>
          <table:table-cell table:style-name="ce10"/>
          <table:table-cell table:style-name="Default" office:value-type="string">
            <text:p>vIz@t</text:p>
          </table:table-cell>
          <table:table-cell table:style-name="ce10" office:value-type="string">
            <text:p>vizut</text:p>
          </table:table-cell>
          <table:table-cell table:style-name="ce10"/>
          <table:table-cell table:style-name="Default" office:value-type="string">
            <text:p>vIz@t</text:p>
          </table:table-cell>
          <table:table-cell table:style-name="ce10" office:value-type="string">
            <text:p>vizut</text:p>
          </table:table-cell>
          <table:table-cell table:style-name="Default"/>
          <table:table-cell table:style-name="ce10" office:value-type="string">
            <text:p>vizut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1:2.25 <text:s/>Au-1:2.25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visitor</text:p>
          </table:table-cell>
          <table:table-cell office:value-type="string">
            <text:p>noun_s</text:p>
          </table:table-cell>
          <table:table-cell office:value-type="string">
            <text:p>vIzIt@</text:p>
          </table:table-cell>
          <table:table-cell office:value-type="string">
            <text:p>vizituÑ</text:p>
          </table:table-cell>
          <table:table-cell/>
          <table:table-cell office:value-type="string">
            <text:p>vIz@t=r</text:p>
          </table:table-cell>
          <table:table-cell office:value-type="string">
            <text:p>vizutur</text:p>
          </table:table-cell>
          <table:table-cell/>
          <table:table-cell office:value-type="string">
            <text:p>vIz@t@</text:p>
          </table:table-cell>
          <table:table-cell office:value-type="string">
            <text:p>vizutuÑ</text:p>
          </table:table-cell>
          <table:table-cell/>
          <table:table-cell office:value-type="string">
            <text:p>vizituÑ</text:p>
          </table:table-cell>
          <table:table-cell table:number-columns-repeated="3"/>
          <table:table-cell office:value-type="string">
            <text:p>GA-1:2.25 <text:s/>Au-1:2.25</text:p>
          </table:table-cell>
          <table:table-cell table:number-columns-repeated="1008"/>
        </table:table-row>
        <table:table-row table:style-name="ro3">
          <table:table-cell table:style-name="Default" office:value-type="string">
            <text:p>voice</text:p>
          </table:table-cell>
          <table:table-cell office:value-type="string">
            <text:p>noun_s</text:p>
          </table:table-cell>
          <table:table-cell table:style-name="Default" office:value-type="string">
            <text:p>vOIs</text:p>
          </table:table-cell>
          <table:table-cell table:style-name="ce10" office:value-type="string">
            <text:p>vYs</text:p>
          </table:table-cell>
          <table:table-cell table:style-name="ce10"/>
          <table:table-cell table:style-name="Default" office:value-type="string">
            <text:p>vOIs</text:p>
          </table:table-cell>
          <table:table-cell table:style-name="ce10" office:value-type="string">
            <text:p>vYs</text:p>
          </table:table-cell>
          <table:table-cell table:style-name="ce10"/>
          <table:table-cell table:style-name="Default" office:value-type="string">
            <text:p>vOIs</text:p>
          </table:table-cell>
          <table:table-cell table:style-name="ce10" office:value-type="string">
            <text:p>vYs</text:p>
          </table:table-cell>
          <table:table-cell table:style-name="Default"/>
          <table:table-cell table:style-name="ce10" office:value-type="string">
            <text:p>vYs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vote</text:p>
          </table:table-cell>
          <table:table-cell office:value-type="string">
            <text:p>noun_s</text:p>
          </table:table-cell>
          <table:table-cell office:value-type="string">
            <text:p>v@Ut</text:p>
          </table:table-cell>
          <table:table-cell office:value-type="string">
            <text:p>vOt</text:p>
          </table:table-cell>
          <table:table-cell/>
          <table:table-cell office:value-type="string">
            <text:p>voUt</text:p>
          </table:table-cell>
          <table:table-cell office:value-type="string">
            <text:p>vOt</text:p>
          </table:table-cell>
          <table:table-cell/>
          <table:table-cell office:value-type="string">
            <text:p>voUt</text:p>
          </table:table-cell>
          <table:table-cell office:value-type="string">
            <text:p>vOt</text:p>
          </table:table-cell>
          <table:table-cell/>
          <table:table-cell office:value-type="string">
            <text:p>vOt</text:p>
          </table:table-cell>
          <table:table-cell table:number-columns-repeated="1012"/>
        </table:table-row>
        <table:table-row table:style-name="ro3">
          <table:table-cell office:value-type="string">
            <text:p>wage</text:p>
          </table:table-cell>
          <table:table-cell office:value-type="string">
            <text:p>noun_s</text:p>
          </table:table-cell>
          <table:table-cell office:value-type="string">
            <text:p>weIdZ</text:p>
          </table:table-cell>
          <table:table-cell office:value-type="string">
            <text:p>wAj</text:p>
          </table:table-cell>
          <table:table-cell/>
          <table:table-cell office:value-type="string">
            <text:p>weIdZ</text:p>
          </table:table-cell>
          <table:table-cell office:value-type="string">
            <text:p>wAj</text:p>
          </table:table-cell>
          <table:table-cell/>
          <table:table-cell office:value-type="string">
            <text:p>weIdZ</text:p>
          </table:table-cell>
          <table:table-cell office:value-type="string">
            <text:p>wAj</text:p>
          </table:table-cell>
          <table:table-cell/>
          <table:table-cell office:value-type="string">
            <text:p>wAj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walk</text:p>
          </table:table-cell>
          <table:table-cell office:value-type="string">
            <text:p>noun_s</text:p>
          </table:table-cell>
          <table:table-cell table:style-name="Default" office:value-type="string">
            <text:p>wO:K</text:p>
          </table:table-cell>
          <table:table-cell table:style-name="ce10" office:value-type="string">
            <text:p>wQk</text:p>
          </table:table-cell>
          <table:table-cell table:style-name="ce10"/>
          <table:table-cell table:style-name="Default" office:value-type="string">
            <text:p>1-wQ:k <text:s/>2-wA:k</text:p>
          </table:table-cell>
          <table:table-cell table:style-name="ce10" office:value-type="string">
            <text:p>1-wok-&gt;1 <text:s/>2-wRk-&gt;1</text:p>
          </table:table-cell>
          <table:table-cell table:style-name="ce10"/>
          <table:table-cell table:style-name="Default" office:value-type="string">
            <text:p>wOk</text:p>
          </table:table-cell>
          <table:table-cell table:style-name="ce10" office:value-type="string">
            <text:p>wQk</text:p>
          </table:table-cell>
          <table:table-cell table:style-name="Default"/>
          <table:table-cell table:style-name="ce10" office:value-type="string">
            <text:p>wQk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x:1.8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wall</text:p>
          </table:table-cell>
          <table:table-cell office:value-type="string">
            <text:p>noun_s</text:p>
          </table:table-cell>
          <table:table-cell table:style-name="Default" office:value-type="string">
            <text:p>wO:l</text:p>
          </table:table-cell>
          <table:table-cell table:style-name="ce10" office:value-type="string">
            <text:p>wQl</text:p>
          </table:table-cell>
          <table:table-cell table:style-name="ce10"/>
          <table:table-cell table:style-name="Default" office:value-type="string">
            <text:p>1-wQ:l <text:s/>2-wA:l</text:p>
          </table:table-cell>
          <table:table-cell table:style-name="ce10" office:value-type="string">
            <text:p>1-wol-&gt;1 <text:s/>2-wRl-&gt;1</text:p>
          </table:table-cell>
          <table:table-cell table:style-name="ce10"/>
          <table:table-cell table:style-name="Default" office:value-type="string">
            <text:p>wOl</text:p>
          </table:table-cell>
          <table:table-cell table:style-name="ce10" office:value-type="string">
            <text:p>wQl</text:p>
          </table:table-cell>
          <table:table-cell table:style-name="Default"/>
          <table:table-cell table:style-name="ce10" office:value-type="string">
            <text:p>wQl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x:1.8</text:p>
          </table:table-cell>
          <table:table-cell table:style-name="Default" table:number-columns-repeated="1008"/>
        </table:table-row>
        <table:table-row table:style-name="ro3">
          <table:table-cell office:value-type="string">
            <text:p>war</text:p>
          </table:table-cell>
          <table:table-cell office:value-type="string">
            <text:p>noun_s</text:p>
          </table:table-cell>
          <table:table-cell office:value-type="string">
            <text:p>wO:</text:p>
          </table:table-cell>
          <table:table-cell office:value-type="string">
            <text:p>wö</text:p>
          </table:table-cell>
          <table:table-cell/>
          <table:table-cell office:value-type="string">
            <text:p>wO:r</text:p>
          </table:table-cell>
          <table:table-cell office:value-type="string">
            <text:p>wQr</text:p>
          </table:table-cell>
          <table:table-cell/>
          <table:table-cell office:value-type="string">
            <text:p>wO</text:p>
          </table:table-cell>
          <table:table-cell office:value-type="string">
            <text:p>wö</text:p>
          </table:table-cell>
          <table:table-cell/>
          <table:table-cell office:value-type="string">
            <text:p>wö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warning</text:p>
          </table:table-cell>
          <table:table-cell office:value-type="string">
            <text:p>noun_s</text:p>
          </table:table-cell>
          <table:table-cell table:style-name="Default" office:value-type="string">
            <text:p>wO:nIN</text:p>
          </table:table-cell>
          <table:table-cell table:style-name="ce10" office:value-type="string">
            <text:p>wöniN</text:p>
          </table:table-cell>
          <table:table-cell table:style-name="ce10"/>
          <table:table-cell table:style-name="Default" office:value-type="string">
            <text:p>wO:rnIN</text:p>
          </table:table-cell>
          <table:table-cell table:style-name="ce10" office:value-type="string">
            <text:p>wQrniN</text:p>
          </table:table-cell>
          <table:table-cell table:style-name="ce10"/>
          <table:table-cell table:style-name="Default" office:value-type="string">
            <text:p>wOnIN</text:p>
          </table:table-cell>
          <table:table-cell table:style-name="ce10" office:value-type="string">
            <text:p>wQÑniN</text:p>
          </table:table-cell>
          <table:table-cell table:style-name="Default"/>
          <table:table-cell table:style-name="ce10" office:value-type="string">
            <text:p>wöniN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waste</text:p>
          </table:table-cell>
          <table:table-cell office:value-type="string">
            <text:p>noun_s</text:p>
          </table:table-cell>
          <table:table-cell office:value-type="string">
            <text:p>weIst</text:p>
          </table:table-cell>
          <table:table-cell office:value-type="string">
            <text:p>wAst</text:p>
          </table:table-cell>
          <table:table-cell/>
          <table:table-cell office:value-type="string">
            <text:p>weIst</text:p>
          </table:table-cell>
          <table:table-cell office:value-type="string">
            <text:p>wAst</text:p>
          </table:table-cell>
          <table:table-cell/>
          <table:table-cell office:value-type="string">
            <text:p>weIst</text:p>
          </table:table-cell>
          <table:table-cell office:value-type="string">
            <text:p>wAst</text:p>
          </table:table-cell>
          <table:table-cell/>
          <table:table-cell office:value-type="string">
            <text:p>wAst</text:p>
          </table:table-cell>
          <table:table-cell table:number-columns-repeated="1012"/>
        </table:table-row>
        <table:table-row table:style-name="ro3">
          <table:table-cell office:value-type="string">
            <text:p>water</text:p>
          </table:table-cell>
          <table:table-cell office:value-type="string">
            <text:p>noun_x</text:p>
          </table:table-cell>
          <table:table-cell office:value-type="string">
            <text:p>wO:t@</text:p>
          </table:table-cell>
          <table:table-cell office:value-type="string">
            <text:p>wQtuÑ</text:p>
          </table:table-cell>
          <table:table-cell/>
          <table:table-cell office:value-type="string">
            <text:p>wO:t@</text:p>
          </table:table-cell>
          <table:table-cell office:value-type="string">
            <text:p>wQtuÑ</text:p>
          </table:table-cell>
          <table:table-cell/>
          <table:table-cell office:value-type="string">
            <text:p>wOt@</text:p>
          </table:table-cell>
          <table:table-cell office:value-type="string">
            <text:p>wQtuÑ</text:p>
          </table:table-cell>
          <table:table-cell/>
          <table:table-cell office:value-type="string">
            <text:p>wQtuÑ</text:p>
          </table:table-cell>
          <table:table-cell table:number-columns-repeated="1012"/>
        </table:table-row>
        <table:table-row table:style-name="ro3">
          <table:table-cell office:value-type="string">
            <text:p>wave</text:p>
          </table:table-cell>
          <table:table-cell office:value-type="string">
            <text:p>noun_s</text:p>
          </table:table-cell>
          <table:table-cell office:value-type="string">
            <text:p>weIv</text:p>
          </table:table-cell>
          <table:table-cell office:value-type="string">
            <text:p>wAv</text:p>
          </table:table-cell>
          <table:table-cell/>
          <table:table-cell office:value-type="string">
            <text:p>weIv</text:p>
          </table:table-cell>
          <table:table-cell office:value-type="string">
            <text:p>wAv</text:p>
          </table:table-cell>
          <table:table-cell/>
          <table:table-cell office:value-type="string">
            <text:p>weIv</text:p>
          </table:table-cell>
          <table:table-cell office:value-type="string">
            <text:p>wAv</text:p>
          </table:table-cell>
          <table:table-cell/>
          <table:table-cell office:value-type="string">
            <text:p>wAv</text:p>
          </table:table-cell>
          <table:table-cell table:number-columns-repeated="1012"/>
        </table:table-row>
        <table:table-row table:style-name="ro3">
          <table:table-cell office:value-type="string">
            <text:p>way</text:p>
          </table:table-cell>
          <table:table-cell office:value-type="string">
            <text:p>noun_s</text:p>
          </table:table-cell>
          <table:table-cell office:value-type="string">
            <text:p>weI</text:p>
          </table:table-cell>
          <table:table-cell office:value-type="string">
            <text:p>wA</text:p>
          </table:table-cell>
          <table:table-cell/>
          <table:table-cell office:value-type="string">
            <text:p>weI</text:p>
          </table:table-cell>
          <table:table-cell office:value-type="string">
            <text:p>wA</text:p>
          </table:table-cell>
          <table:table-cell/>
          <table:table-cell office:value-type="string">
            <text:p>weI</text:p>
          </table:table-cell>
          <table:table-cell office:value-type="string">
            <text:p>wA</text:p>
          </table:table-cell>
          <table:table-cell/>
          <table:table-cell office:value-type="string">
            <text:p>wA</text:p>
          </table:table-cell>
          <table:table-cell table:number-columns-repeated="1012"/>
        </table:table-row>
        <table:table-row table:style-name="ro3">
          <table:table-cell office:value-type="string">
            <text:p>weapon</text:p>
          </table:table-cell>
          <table:table-cell office:value-type="string">
            <text:p>noun_s</text:p>
          </table:table-cell>
          <table:table-cell office:value-type="string">
            <text:p>wep@n</text:p>
          </table:table-cell>
          <table:table-cell office:value-type="string">
            <text:p>wepun</text:p>
          </table:table-cell>
          <table:table-cell/>
          <table:table-cell office:value-type="string">
            <text:p>wep@n</text:p>
          </table:table-cell>
          <table:table-cell office:value-type="string">
            <text:p>wepun</text:p>
          </table:table-cell>
          <table:table-cell/>
          <table:table-cell office:value-type="string">
            <text:p>wEp@n</text:p>
          </table:table-cell>
          <table:table-cell office:value-type="string">
            <text:p>wepun</text:p>
          </table:table-cell>
          <table:table-cell/>
          <table:table-cell office:value-type="string">
            <text:p>wepun</text:p>
          </table:table-cell>
          <table:table-cell table:number-columns-repeated="1012"/>
        </table:table-row>
        <table:table-row table:style-name="ro3">
          <table:table-cell office:value-type="string">
            <text:p>weather</text:p>
          </table:table-cell>
          <table:table-cell office:value-type="string">
            <text:p>noun_s</text:p>
          </table:table-cell>
          <table:table-cell office:value-type="string">
            <text:p>weD@</text:p>
          </table:table-cell>
          <table:table-cell office:value-type="string">
            <text:p>weDuÑ</text:p>
          </table:table-cell>
          <table:table-cell/>
          <table:table-cell office:value-type="string">
            <text:p>weD=r</text:p>
          </table:table-cell>
          <table:table-cell office:value-type="string">
            <text:p>weDuÑ</text:p>
          </table:table-cell>
          <table:table-cell/>
          <table:table-cell office:value-type="string">
            <text:p>wED@</text:p>
          </table:table-cell>
          <table:table-cell office:value-type="string">
            <text:p>weDuÑ</text:p>
          </table:table-cell>
          <table:table-cell/>
          <table:table-cell office:value-type="string">
            <text:p>weDuÑ</text:p>
          </table:table-cell>
          <table:table-cell table:number-columns-repeated="1012"/>
        </table:table-row>
        <table:table-row table:style-name="ro3">
          <table:table-cell office:value-type="string">
            <text:p>week</text:p>
          </table:table-cell>
          <table:table-cell office:value-type="string">
            <text:p>noun_s</text:p>
          </table:table-cell>
          <table:table-cell office:value-type="string">
            <text:p>wi:k</text:p>
          </table:table-cell>
          <table:table-cell office:value-type="string">
            <text:p>wEk</text:p>
          </table:table-cell>
          <table:table-cell/>
          <table:table-cell office:value-type="string">
            <text:p>wi:k</text:p>
          </table:table-cell>
          <table:table-cell office:value-type="string">
            <text:p>wEk</text:p>
          </table:table-cell>
          <table:table-cell/>
          <table:table-cell office:value-type="string">
            <text:p>wik</text:p>
          </table:table-cell>
          <table:table-cell office:value-type="string">
            <text:p>wEk</text:p>
          </table:table-cell>
          <table:table-cell/>
          <table:table-cell office:value-type="string">
            <text:p>wEk</text:p>
          </table:table-cell>
          <table:table-cell table:number-columns-repeated="1012"/>
        </table:table-row>
        <table:table-row table:style-name="ro3">
          <table:table-cell office:value-type="string">
            <text:p>weekend</text:p>
          </table:table-cell>
          <table:table-cell office:value-type="string">
            <text:p>noun_s</text:p>
          </table:table-cell>
          <table:table-cell office:value-type="string">
            <text:p>wi:kend</text:p>
          </table:table-cell>
          <table:table-cell office:value-type="string">
            <text:p>wéEkend</text:p>
          </table:table-cell>
          <table:table-cell/>
          <table:table-cell office:value-type="string">
            <text:p>wi:end</text:p>
          </table:table-cell>
          <table:table-cell office:value-type="string">
            <text:p>wEkend</text:p>
          </table:table-cell>
          <table:table-cell/>
          <table:table-cell office:value-type="string">
            <text:p>wikEnd</text:p>
          </table:table-cell>
          <table:table-cell office:value-type="string">
            <text:p>wEkend</text:p>
          </table:table-cell>
          <table:table-cell/>
          <table:table-cell office:value-type="string">
            <text:p>wEkend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weight</text:p>
          </table:table-cell>
          <table:table-cell office:value-type="string">
            <text:p>noun_s</text:p>
          </table:table-cell>
          <table:table-cell table:style-name="Default" office:value-type="string">
            <text:p>weIt</text:p>
          </table:table-cell>
          <table:table-cell table:style-name="ce10" office:value-type="string">
            <text:p>wAt</text:p>
          </table:table-cell>
          <table:table-cell table:style-name="ce10"/>
          <table:table-cell table:style-name="Default" office:value-type="string">
            <text:p>weIt</text:p>
          </table:table-cell>
          <table:table-cell table:style-name="ce10" office:value-type="string">
            <text:p>wAt</text:p>
          </table:table-cell>
          <table:table-cell table:style-name="ce10"/>
          <table:table-cell table:style-name="Default" office:value-type="string">
            <text:p>weIt</text:p>
          </table:table-cell>
          <table:table-cell table:style-name="ce10" office:value-type="string">
            <text:p>wAt</text:p>
          </table:table-cell>
          <table:table-cell table:style-name="Default"/>
          <table:table-cell table:style-name="ce10" office:value-type="string">
            <text:p>wA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welfare</text:p>
          </table:table-cell>
          <table:table-cell office:value-type="string">
            <text:p>noun_x</text:p>
          </table:table-cell>
          <table:table-cell table:style-name="Default" office:value-type="string">
            <text:p>welfe@</text:p>
          </table:table-cell>
          <table:table-cell table:style-name="ce10" office:value-type="string">
            <text:p>welÄ</text:p>
          </table:table-cell>
          <table:table-cell table:style-name="ce10"/>
          <table:table-cell table:style-name="Default" office:value-type="string">
            <text:p>1-welfer <text:s/>2-welf{r</text:p>
          </table:table-cell>
          <table:table-cell table:style-name="ce10" office:value-type="string">
            <text:p>1-welfÄ-&gt;1 <text:s/>2-welfar-&gt;1</text:p>
          </table:table-cell>
          <table:table-cell table:style-name="ce10"/>
          <table:table-cell table:style-name="Default" office:value-type="string">
            <text:p>wElfE@</text:p>
          </table:table-cell>
          <table:table-cell table:style-name="ce10" office:value-type="string">
            <text:p>welfÄ</text:p>
          </table:table-cell>
          <table:table-cell table:style-name="Default"/>
          <table:table-cell table:style-name="ce10" office:value-type="string">
            <text:p>welfÄ</text:p>
          </table:table-cell>
          <table:table-cell table:style-name="ce10"/>
          <table:table-cell table:style-name="Default" table:number-columns-repeated="2"/>
          <table:table-cell table:style-name="Default" office:value-type="string">
            <text:p>GA-2:2.20</text:p>
          </table:table-cell>
          <table:table-cell table:style-name="Default" table:number-columns-repeated="1008"/>
        </table:table-row>
        <table:table-row table:style-name="ro3">
          <table:table-cell table:style-name="Default" office:value-type="string">
            <text:p>west</text:p>
          </table:table-cell>
          <table:table-cell office:value-type="string">
            <text:p>noun_x</text:p>
          </table:table-cell>
          <table:table-cell table:style-name="Default" office:value-type="string">
            <text:p>west</text:p>
          </table:table-cell>
          <table:table-cell table:style-name="ce10" office:value-type="string">
            <text:p>west</text:p>
          </table:table-cell>
          <table:table-cell table:style-name="ce10"/>
          <table:table-cell table:style-name="Default" office:value-type="string">
            <text:p>west</text:p>
          </table:table-cell>
          <table:table-cell table:style-name="ce10" office:value-type="string">
            <text:p>west</text:p>
          </table:table-cell>
          <table:table-cell table:style-name="ce10"/>
          <table:table-cell table:style-name="Default" office:value-type="string">
            <text:p>wEst</text:p>
          </table:table-cell>
          <table:table-cell table:style-name="ce10" office:value-type="string">
            <text:p>west</text:p>
          </table:table-cell>
          <table:table-cell table:style-name="Default"/>
          <table:table-cell table:style-name="ce10" office:value-type="string">
            <text:p>west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while</text:p>
          </table:table-cell>
          <table:table-cell office:value-type="string">
            <text:p>noun_x</text:p>
          </table:table-cell>
          <table:table-cell office:value-type="string">
            <text:p>1-waI=l <text:s/>2-hwaI=l</text:p>
          </table:table-cell>
          <table:table-cell office:value-type="string">
            <text:p>1-wIl-&gt;1 <text:s/>2-PIl-&gt;2</text:p>
          </table:table-cell>
          <table:table-cell/>
          <table:table-cell office:value-type="string">
            <text:p>hwaI=l</text:p>
          </table:table-cell>
          <table:table-cell office:value-type="string">
            <text:p>PIl-&gt;2</text:p>
          </table:table-cell>
          <table:table-cell/>
          <table:table-cell office:value-type="string">
            <text:p>waIl</text:p>
          </table:table-cell>
          <table:table-cell office:value-type="string">
            <text:p>wIl</text:p>
          </table:table-cell>
          <table:table-cell/>
          <table:table-cell office:value-type="string">
            <text:p>wIl</text:p>
          </table:table-cell>
          <table:table-cell office:value-type="string">
            <text:p>PIl</text:p>
          </table:table-cell>
          <table:table-cell table:number-columns-repeated="1011"/>
        </table:table-row>
        <table:table-row table:style-name="ro3">
          <table:table-cell table:style-name="Default" office:value-type="string">
            <text:p>whole</text:p>
          </table:table-cell>
          <table:table-cell office:value-type="string">
            <text:p>noun_s</text:p>
          </table:table-cell>
          <table:table-cell table:style-name="Default" office:value-type="string">
            <text:p>1-h@Ul <text:s/>2-hQUl</text:p>
          </table:table-cell>
          <table:table-cell table:style-name="ce10" office:value-type="string">
            <text:p>1-hOl <text:s/>2=1</text:p>
          </table:table-cell>
          <table:table-cell table:style-name="ce10"/>
          <table:table-cell table:style-name="Default" office:value-type="string">
            <text:p>hoUl</text:p>
          </table:table-cell>
          <table:table-cell table:style-name="ce10" office:value-type="string">
            <text:p>hOl</text:p>
          </table:table-cell>
          <table:table-cell table:style-name="ce10"/>
          <table:table-cell table:style-name="Default" office:value-type="string">
            <text:p>hoUl</text:p>
          </table:table-cell>
          <table:table-cell table:style-name="ce10" office:value-type="string">
            <text:p>hOl</text:p>
          </table:table-cell>
          <table:table-cell table:style-name="Default"/>
          <table:table-cell table:style-name="ce10" office:value-type="string">
            <text:p>hOl</text:p>
          </table:table-cell>
          <table:table-cell table:style-name="ce10"/>
          <table:table-cell table:style-name="Default" table:number-columns-repeated="4"/>
          <table:table-cell office:value-type="string">
            <text:p>RP-2 is a variant derived by rule</text:p>
          </table:table-cell>
          <table:table-cell table:style-name="Default" table:number-columns-repeated="1006"/>
        </table:table-row>
        <table:table-row table:style-name="ro3">
          <table:table-cell table:style-name="Default" office:value-type="string">
            <text:p>wife</text:p>
          </table:table-cell>
          <table:table-cell office:value-type="string">
            <text:p>noun_s</text:p>
          </table:table-cell>
          <table:table-cell table:style-name="Default" office:value-type="string">
            <text:p>waIf</text:p>
          </table:table-cell>
          <table:table-cell table:style-name="ce10" office:value-type="string">
            <text:p>wIf</text:p>
          </table:table-cell>
          <table:table-cell table:style-name="ce10"/>
          <table:table-cell table:style-name="Default" office:value-type="string">
            <text:p>waIf</text:p>
          </table:table-cell>
          <table:table-cell table:style-name="ce10" office:value-type="string">
            <text:p>wIf</text:p>
          </table:table-cell>
          <table:table-cell table:style-name="ce10"/>
          <table:table-cell table:style-name="Default" office:value-type="string">
            <text:p>waIf</text:p>
          </table:table-cell>
          <table:table-cell table:style-name="ce10" office:value-type="string">
            <text:p>wIf</text:p>
          </table:table-cell>
          <table:table-cell table:style-name="Default"/>
          <table:table-cell table:style-name="ce10" office:value-type="string">
            <text:p>wIf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will</text:p>
          </table:table-cell>
          <table:table-cell office:value-type="string">
            <text:p>noun_s</text:p>
          </table:table-cell>
          <table:table-cell office:value-type="string">
            <text:p>wIl</text:p>
          </table:table-cell>
          <table:table-cell office:value-type="string">
            <text:p>wil</text:p>
          </table:table-cell>
          <table:table-cell/>
          <table:table-cell office:value-type="string">
            <text:p>wIl</text:p>
          </table:table-cell>
          <table:table-cell office:value-type="string">
            <text:p>wil</text:p>
          </table:table-cell>
          <table:table-cell/>
          <table:table-cell office:value-type="string">
            <text:p>wIl</text:p>
          </table:table-cell>
          <table:table-cell office:value-type="string">
            <text:p>wil</text:p>
          </table:table-cell>
          <table:table-cell/>
          <table:table-cell office:value-type="string">
            <text:p>wil</text:p>
          </table:table-cell>
          <table:table-cell table:number-columns-repeated="1012"/>
        </table:table-row>
        <table:table-row table:style-name="ro3">
          <table:table-cell office:value-type="string">
            <text:p>wind</text:p>
          </table:table-cell>
          <table:table-cell office:value-type="string">
            <text:p>noun_s</text:p>
          </table:table-cell>
          <table:table-cell office:value-type="string">
            <text:p>wInd</text:p>
          </table:table-cell>
          <table:table-cell office:value-type="string">
            <text:p>wind</text:p>
          </table:table-cell>
          <table:table-cell/>
          <table:table-cell office:value-type="string">
            <text:p>wInd</text:p>
          </table:table-cell>
          <table:table-cell office:value-type="string">
            <text:p>wind</text:p>
          </table:table-cell>
          <table:table-cell/>
          <table:table-cell office:value-type="string">
            <text:p>wInd</text:p>
          </table:table-cell>
          <table:table-cell office:value-type="string">
            <text:p>wind</text:p>
          </table:table-cell>
          <table:table-cell/>
          <table:table-cell office:value-type="string">
            <text:p>wind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window</text:p>
          </table:table-cell>
          <table:table-cell office:value-type="string">
            <text:p>noun_s</text:p>
          </table:table-cell>
          <table:table-cell table:style-name="Default" office:value-type="string">
            <text:p>wInd@U</text:p>
          </table:table-cell>
          <table:table-cell table:style-name="ce10" office:value-type="string">
            <text:p>windO</text:p>
          </table:table-cell>
          <table:table-cell table:style-name="ce10"/>
          <table:table-cell table:style-name="Default" office:value-type="string">
            <text:p>wIndoU</text:p>
          </table:table-cell>
          <table:table-cell table:style-name="ce10" office:value-type="string">
            <text:p>windO</text:p>
          </table:table-cell>
          <table:table-cell table:style-name="ce10"/>
          <table:table-cell table:style-name="Default" office:value-type="string">
            <text:p>windoU</text:p>
          </table:table-cell>
          <table:table-cell table:style-name="ce10" office:value-type="string">
            <text:p>windO</text:p>
          </table:table-cell>
          <table:table-cell table:style-name="Default"/>
          <table:table-cell table:style-name="ce10" office:value-type="string">
            <text:p>windO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wine</text:p>
          </table:table-cell>
          <table:table-cell office:value-type="string">
            <text:p>noun_s</text:p>
          </table:table-cell>
          <table:table-cell office:value-type="string">
            <text:p>waIn</text:p>
          </table:table-cell>
          <table:table-cell office:value-type="string">
            <text:p>wIn</text:p>
          </table:table-cell>
          <table:table-cell/>
          <table:table-cell office:value-type="string">
            <text:p>waIn</text:p>
          </table:table-cell>
          <table:table-cell office:value-type="string">
            <text:p>wIn</text:p>
          </table:table-cell>
          <table:table-cell/>
          <table:table-cell office:value-type="string">
            <text:p>waIn</text:p>
          </table:table-cell>
          <table:table-cell office:value-type="string">
            <text:p>wIn</text:p>
          </table:table-cell>
          <table:table-cell/>
          <table:table-cell office:value-type="string">
            <text:p>wIn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wing</text:p>
          </table:table-cell>
          <table:table-cell office:value-type="string">
            <text:p>noun_s</text:p>
          </table:table-cell>
          <table:table-cell table:style-name="Default" office:value-type="string">
            <text:p>wIN</text:p>
          </table:table-cell>
          <table:table-cell table:style-name="ce10" office:value-type="string">
            <text:p>wiN</text:p>
          </table:table-cell>
          <table:table-cell table:style-name="ce10"/>
          <table:table-cell table:style-name="Default" office:value-type="string">
            <text:p>wIN</text:p>
          </table:table-cell>
          <table:table-cell table:style-name="ce10" office:value-type="string">
            <text:p>wiN</text:p>
          </table:table-cell>
          <table:table-cell table:style-name="ce10"/>
          <table:table-cell table:style-name="Default" office:value-type="string">
            <text:p>wIN</text:p>
          </table:table-cell>
          <table:table-cell table:style-name="ce10" office:value-type="string">
            <text:p>wiN</text:p>
          </table:table-cell>
          <table:table-cell table:style-name="Default"/>
          <table:table-cell table:style-name="ce10" office:value-type="string">
            <text:p>wiN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winner</text:p>
          </table:table-cell>
          <table:table-cell office:value-type="string">
            <text:p>noun_s</text:p>
          </table:table-cell>
          <table:table-cell table:style-name="Default" office:value-type="string">
            <text:p>wIn@</text:p>
          </table:table-cell>
          <table:table-cell table:style-name="ce10" office:value-type="string">
            <text:p>winuÑ</text:p>
          </table:table-cell>
          <table:table-cell table:style-name="ce10"/>
          <table:table-cell table:style-name="Default" office:value-type="string">
            <text:p>wIn=r</text:p>
          </table:table-cell>
          <table:table-cell table:style-name="ce10" office:value-type="string">
            <text:p>winur</text:p>
          </table:table-cell>
          <table:table-cell table:style-name="ce10"/>
          <table:table-cell table:style-name="Default" office:value-type="string">
            <text:p>wIn@</text:p>
          </table:table-cell>
          <table:table-cell table:style-name="ce10" office:value-type="string">
            <text:p>winuÑ</text:p>
          </table:table-cell>
          <table:table-cell table:style-name="Default"/>
          <table:table-cell table:style-name="ce10" office:value-type="string">
            <text:p>winur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winter</text:p>
          </table:table-cell>
          <table:table-cell office:value-type="string">
            <text:p>noun_s</text:p>
          </table:table-cell>
          <table:table-cell office:value-type="string">
            <text:p>wInt@</text:p>
          </table:table-cell>
          <table:table-cell office:value-type="string">
            <text:p>wintuÑ</text:p>
          </table:table-cell>
          <table:table-cell/>
          <table:table-cell office:value-type="string">
            <text:p>wInt=r</text:p>
          </table:table-cell>
          <table:table-cell office:value-type="string">
            <text:p>wintuÑ</text:p>
          </table:table-cell>
          <table:table-cell/>
          <table:table-cell office:value-type="string">
            <text:p>wInt@</text:p>
          </table:table-cell>
          <table:table-cell office:value-type="string">
            <text:p>wintuÑ</text:p>
          </table:table-cell>
          <table:table-cell/>
          <table:table-cell office:value-type="string">
            <text:p>wintuÑ</text:p>
          </table:table-cell>
          <table:table-cell table:number-columns-repeated="1012"/>
        </table:table-row>
        <table:table-row table:style-name="ro3">
          <table:table-cell office:value-type="string">
            <text:p>woman</text:p>
          </table:table-cell>
          <table:table-cell office:value-type="string">
            <text:p>noun_s</text:p>
          </table:table-cell>
          <table:table-cell office:value-type="string">
            <text:p>wUm@n</text:p>
          </table:table-cell>
          <table:table-cell office:value-type="string">
            <text:p>wVmun</text:p>
          </table:table-cell>
          <table:table-cell/>
          <table:table-cell office:value-type="string">
            <text:p>wUm@n</text:p>
          </table:table-cell>
          <table:table-cell office:value-type="string">
            <text:p>wVmun</text:p>
          </table:table-cell>
          <table:table-cell/>
          <table:table-cell office:value-type="string">
            <text:p>wUm@n</text:p>
          </table:table-cell>
          <table:table-cell office:value-type="string">
            <text:p>wVmun</text:p>
          </table:table-cell>
          <table:table-cell/>
          <table:table-cell office:value-type="string">
            <text:p>wVmun</text:p>
          </table:table-cell>
          <table:table-cell table:number-columns-repeated="1012"/>
        </table:table-row>
        <table:table-row table:style-name="ro3">
          <table:table-cell office:value-type="string">
            <text:p>wood</text:p>
          </table:table-cell>
          <table:table-cell office:value-type="string">
            <text:p>noun_s</text:p>
          </table:table-cell>
          <table:table-cell office:value-type="string">
            <text:p>wUd</text:p>
          </table:table-cell>
          <table:table-cell office:value-type="string">
            <text:p>wVd</text:p>
          </table:table-cell>
          <table:table-cell/>
          <table:table-cell office:value-type="string">
            <text:p>wUd</text:p>
          </table:table-cell>
          <table:table-cell office:value-type="string">
            <text:p>wVd</text:p>
          </table:table-cell>
          <table:table-cell/>
          <table:table-cell office:value-type="string">
            <text:p>wUd</text:p>
          </table:table-cell>
          <table:table-cell office:value-type="string">
            <text:p>wVd</text:p>
          </table:table-cell>
          <table:table-cell/>
          <table:table-cell office:value-type="string">
            <text:p>wVd</text:p>
          </table:table-cell>
          <table:table-cell table:number-columns-repeated="1012"/>
        </table:table-row>
        <table:table-row table:style-name="ro3">
          <table:table-cell office:value-type="string">
            <text:p>word</text:p>
          </table:table-cell>
          <table:table-cell office:value-type="string">
            <text:p>noun_s</text:p>
          </table:table-cell>
          <table:table-cell office:value-type="string">
            <text:p>w3:d</text:p>
          </table:table-cell>
          <table:table-cell office:value-type="string">
            <text:p>wüd</text:p>
          </table:table-cell>
          <table:table-cell/>
          <table:table-cell office:value-type="string">
            <text:p>w3`:d</text:p>
          </table:table-cell>
          <table:table-cell office:value-type="string">
            <text:p>wüd</text:p>
          </table:table-cell>
          <table:table-cell/>
          <table:table-cell office:value-type="string">
            <text:p>w3d</text:p>
          </table:table-cell>
          <table:table-cell office:value-type="string">
            <text:p>wüd</text:p>
          </table:table-cell>
          <table:table-cell/>
          <table:table-cell office:value-type="string">
            <text:p>wüd</text:p>
          </table:table-cell>
          <table:table-cell table:number-columns-repeated="1012"/>
        </table:table-row>
        <table:table-row table:style-name="ro3">
          <table:table-cell office:value-type="string">
            <text:p>work</text:p>
          </table:table-cell>
          <table:table-cell office:value-type="string">
            <text:p>noun_s</text:p>
          </table:table-cell>
          <table:table-cell office:value-type="string">
            <text:p>w3:k</text:p>
          </table:table-cell>
          <table:table-cell office:value-type="string">
            <text:p>wük</text:p>
          </table:table-cell>
          <table:table-cell/>
          <table:table-cell office:value-type="string">
            <text:p>w3`:k</text:p>
          </table:table-cell>
          <table:table-cell office:value-type="string">
            <text:p>wük</text:p>
          </table:table-cell>
          <table:table-cell/>
          <table:table-cell office:value-type="string">
            <text:p>w3k</text:p>
          </table:table-cell>
          <table:table-cell office:value-type="string">
            <text:p>wük</text:p>
          </table:table-cell>
          <table:table-cell/>
          <table:table-cell office:value-type="string">
            <text:p>wük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worker</text:p>
          </table:table-cell>
          <table:table-cell office:value-type="string">
            <text:p>noun_s</text:p>
          </table:table-cell>
          <table:table-cell table:style-name="Default" office:value-type="string">
            <text:p>w3:k@</text:p>
          </table:table-cell>
          <table:table-cell table:style-name="ce10" office:value-type="string">
            <text:p>wükuÑ</text:p>
          </table:table-cell>
          <table:table-cell table:style-name="ce10"/>
          <table:table-cell table:style-name="Default" office:value-type="string">
            <text:p>w3`:k=r</text:p>
          </table:table-cell>
          <table:table-cell table:style-name="ce10" office:value-type="string">
            <text:p>wÚükur</text:p>
          </table:table-cell>
          <table:table-cell table:style-name="ce10"/>
          <table:table-cell table:style-name="Default" office:value-type="string">
            <text:p>w3k@</text:p>
          </table:table-cell>
          <table:table-cell table:style-name="ce10" office:value-type="string">
            <text:p>wükuÑ</text:p>
          </table:table-cell>
          <table:table-cell table:style-name="Default"/>
          <table:table-cell table:style-name="ce10" office:value-type="string">
            <text:p>wükur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table:style-name="Default" office:value-type="string">
            <text:p>working</text:p>
          </table:table-cell>
          <table:table-cell office:value-type="string">
            <text:p>noun_s</text:p>
          </table:table-cell>
          <table:table-cell table:style-name="Default" office:value-type="string">
            <text:p>w3:kIN</text:p>
          </table:table-cell>
          <table:table-cell table:style-name="ce10" office:value-type="string">
            <text:p>wükiN</text:p>
          </table:table-cell>
          <table:table-cell table:style-name="ce10"/>
          <table:table-cell table:style-name="Default" office:value-type="string">
            <text:p>w3:kIN</text:p>
          </table:table-cell>
          <table:table-cell table:style-name="ce10" office:value-type="string">
            <text:p>wükiN</text:p>
          </table:table-cell>
          <table:table-cell table:style-name="ce10"/>
          <table:table-cell table:style-name="Default" office:value-type="string">
            <text:p>w3kIN</text:p>
          </table:table-cell>
          <table:table-cell table:style-name="ce10" office:value-type="string">
            <text:p>wükiN</text:p>
          </table:table-cell>
          <table:table-cell table:style-name="Default"/>
          <table:table-cell table:style-name="ce10" office:value-type="string">
            <text:p>wükiN</text:p>
          </table:table-cell>
          <table:table-cell table:style-name="ce10"/>
          <table:table-cell table:style-name="Default" table:number-columns-repeated="1011"/>
        </table:table-row>
        <table:table-row table:style-name="ro3">
          <table:table-cell office:value-type="string">
            <text:p>works</text:p>
          </table:table-cell>
          <table:table-cell office:value-type="string">
            <text:p>noun_x</text:p>
          </table:table-cell>
          <table:table-cell office:value-type="string">
            <text:p>w3:ks</text:p>
          </table:table-cell>
          <table:table-cell office:value-type="string">
            <text:p>wüks</text:p>
          </table:table-cell>
          <table:table-cell/>
          <table:table-cell office:value-type="string">
            <text:p>w3`ks</text:p>
          </table:table-cell>
          <table:table-cell office:value-type="string">
            <text:p>wüks</text:p>
          </table:table-cell>
          <table:table-cell/>
          <table:table-cell office:value-type="string">
            <text:p>w3ks</text:p>
          </table:table-cell>
          <table:table-cell office:value-type="string">
            <text:p>wüks</text:p>
          </table:table-cell>
          <table:table-cell/>
          <table:table-cell office:value-type="string">
            <text:p>wüks</text:p>
          </table:table-cell>
          <table:table-cell table:number-columns-repeated="1012"/>
        </table:table-row>
        <table:table-row table:style-name="ro3">
          <table:table-cell office:value-type="string">
            <text:p>world</text:p>
          </table:table-cell>
          <table:table-cell office:value-type="string">
            <text:p>noun_s</text:p>
          </table:table-cell>
          <table:table-cell office:value-type="string">
            <text:p>w3:ld</text:p>
          </table:table-cell>
          <table:table-cell office:value-type="string">
            <text:p>wüld</text:p>
          </table:table-cell>
          <table:table-cell/>
          <table:table-cell office:value-type="string">
            <text:p>w3`:ld</text:p>
          </table:table-cell>
          <table:table-cell office:value-type="string">
            <text:p>wüld</text:p>
          </table:table-cell>
          <table:table-cell/>
          <table:table-cell office:value-type="string">
            <text:p>w3ld</text:p>
          </table:table-cell>
          <table:table-cell office:value-type="string">
            <text:p>wüld</text:p>
          </table:table-cell>
          <table:table-cell/>
          <table:table-cell office:value-type="string">
            <text:p>wüld</text:p>
          </table:table-cell>
          <table:table-cell table:number-columns-repeated="1012"/>
        </table:table-row>
        <table:table-row table:style-name="ro3">
          <table:table-cell office:value-type="string">
            <text:p>writer</text:p>
          </table:table-cell>
          <table:table-cell office:value-type="string">
            <text:p>noun_s</text:p>
          </table:table-cell>
          <table:table-cell office:value-type="string">
            <text:p>raIt@</text:p>
          </table:table-cell>
          <table:table-cell office:value-type="string">
            <text:p>rItuÑ</text:p>
          </table:table-cell>
          <table:table-cell/>
          <table:table-cell office:value-type="string">
            <text:p>raIt=r</text:p>
          </table:table-cell>
          <table:table-cell office:value-type="string">
            <text:p>rItur</text:p>
          </table:table-cell>
          <table:table-cell/>
          <table:table-cell office:value-type="string">
            <text:p>raIt@</text:p>
          </table:table-cell>
          <table:table-cell office:value-type="string">
            <text:p>rItuÑ</text:p>
          </table:table-cell>
          <table:table-cell/>
          <table:table-cell office:value-type="string">
            <text:p>rItuÑ</text:p>
          </table:table-cell>
          <table:table-cell table:number-columns-repeated="1012"/>
        </table:table-row>
        <table:table-row table:style-name="ro3">
          <table:table-cell office:value-type="string">
            <text:p>writing</text:p>
          </table:table-cell>
          <table:table-cell office:value-type="string">
            <text:p>noun_s</text:p>
          </table:table-cell>
          <table:table-cell office:value-type="string">
            <text:p>raItIN</text:p>
          </table:table-cell>
          <table:table-cell office:value-type="string">
            <text:p>rItiN</text:p>
          </table:table-cell>
          <table:table-cell/>
          <table:table-cell office:value-type="string">
            <text:p>raItIN</text:p>
          </table:table-cell>
          <table:table-cell office:value-type="string">
            <text:p>rItiN</text:p>
          </table:table-cell>
          <table:table-cell/>
          <table:table-cell office:value-type="string">
            <text:p>raItIN</text:p>
          </table:table-cell>
          <table:table-cell office:value-type="string">
            <text:p>rItiN</text:p>
          </table:table-cell>
          <table:table-cell/>
          <table:table-cell office:value-type="string">
            <text:p>rItiN</text:p>
          </table:table-cell>
          <table:table-cell table:number-columns-repeated="1012"/>
        </table:table-row>
        <table:table-row table:style-name="ro3">
          <table:table-cell office:value-type="string">
            <text:p>yard</text:p>
          </table:table-cell>
          <table:table-cell office:value-type="string">
            <text:p>noun_s</text:p>
          </table:table-cell>
          <table:table-cell office:value-type="string">
            <text:p>jA:d</text:p>
          </table:table-cell>
          <table:table-cell office:value-type="string">
            <text:p>yäd</text:p>
          </table:table-cell>
          <table:table-cell/>
          <table:table-cell office:value-type="string">
            <text:p>jA:rd</text:p>
          </table:table-cell>
          <table:table-cell office:value-type="string">
            <text:p>yRrd</text:p>
          </table:table-cell>
          <table:table-cell/>
          <table:table-cell office:value-type="string">
            <text:p>jAd</text:p>
          </table:table-cell>
          <table:table-cell office:value-type="string">
            <text:p>yäd</text:p>
          </table:table-cell>
          <table:table-cell/>
          <table:table-cell office:value-type="string">
            <text:p>yäd</text:p>
          </table:table-cell>
          <table:table-cell table:number-columns-repeated="1012"/>
        </table:table-row>
        <table:table-row table:style-name="ro3">
          <table:table-cell office:value-type="string">
            <text:p>year</text:p>
          </table:table-cell>
          <table:table-cell office:value-type="string">
            <text:p>noun_s</text:p>
          </table:table-cell>
          <table:table-cell office:value-type="string">
            <text:p>1-jI@ <text:s/>2-j3:</text:p>
          </table:table-cell>
          <table:table-cell office:value-type="string">
            <text:p>1-yË-&gt;1 <text:s/>2-yü-&gt;1</text:p>
          </table:table-cell>
          <table:table-cell/>
          <table:table-cell office:value-type="string">
            <text:p>jI=r</text:p>
          </table:table-cell>
          <table:table-cell office:value-type="string">
            <text:p>yË</text:p>
          </table:table-cell>
          <table:table-cell/>
          <table:table-cell office:value-type="string">
            <text:p>jI@</text:p>
          </table:table-cell>
          <table:table-cell office:value-type="string">
            <text:p>yË</text:p>
          </table:table-cell>
          <table:table-cell/>
          <table:table-cell office:value-type="string">
            <text:p>yË</text:p>
          </table:table-cell>
          <table:table-cell table:number-columns-repeated="3"/>
          <table:table-cell office:value-type="string">
            <text:p>RP-2:1.21</text:p>
          </table:table-cell>
          <table:table-cell table:number-columns-repeated="1008"/>
        </table:table-row>
        <table:table-row table:style-name="ro3">
          <table:table-cell office:value-type="string">
            <text:p>youth</text:p>
          </table:table-cell>
          <table:table-cell office:value-type="string">
            <text:p>noun_s</text:p>
          </table:table-cell>
          <table:table-cell office:value-type="string">
            <text:p>ju:T</text:p>
          </table:table-cell>
          <table:table-cell office:value-type="string">
            <text:p>yUT</text:p>
          </table:table-cell>
          <table:table-cell/>
          <table:table-cell office:value-type="string">
            <text:p>ju:T</text:p>
          </table:table-cell>
          <table:table-cell office:value-type="string">
            <text:p>yUT</text:p>
          </table:table-cell>
          <table:table-cell/>
          <table:table-cell office:value-type="string">
            <text:p>juT</text:p>
          </table:table-cell>
          <table:table-cell office:value-type="string">
            <text:p>yUT</text:p>
          </table:table-cell>
          <table:table-cell/>
          <table:table-cell office:value-type="string">
            <text:p>yUT</text:p>
          </table:table-cell>
          <table:table-cell table:number-columns-repeated="1012"/>
        </table:table-row>
        <table:table-row table:style-name="ro3" table:number-rows-repeated="645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2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5">
          <table:table-cell/>
        </table:table-row>
      </table:table>
      <table:database-ranges>
        <table:database-range table:target-range-address="Sheet1.A4:Sheet1.AMJ653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 Serif" svg:font-family="'Sans Serif'"/>
    <style:font-face style:name="Thoth Int" svg:font-family="'Thoth Int'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Sans Serif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3">23/08/2010</text:date>, <text:time>12:3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Ross McGinnis</meta:initial-creator>
    <meta:editing-cycles>121</meta:editing-cycles>
    <meta:creation-date>2008-11-03T13:42:32</meta:creation-date>
    <dc:date>2010-08-23T12:38:47</dc:date>
    <meta:editing-duration>PT48H18M02S</meta:editing-duration>
    <meta:document-statistic meta:table-count="3" meta:cell-count="9081" meta:object-count="0"/>
    <meta:user-defined meta:name="Info 1"/>
    <meta:user-defined meta:name="Info 2"/>
    <meta:user-defined meta:name="Info 3"/>
    <meta:user-defined meta:name="Info 4"/>
  </office:meta>
</office:document-meta>
</file>